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0.7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6.986cm" svg:height="20.697cm" svg:x="0.1cm" svg:y="1.907cm">
            <draw:object draw:notify-on-update-of-ranges="Sheet1.A1:Sheet1.A1 Sheet1.B1:Sheet1.AMJ1 Sheet1.A2:Sheet1.A2 Sheet1.B2:Sheet1.AMJ2 Sheet1.A3:Sheet1.A3 Sheet1.B3:Sheet1.AMJ3 Sheet1.A4:Sheet1.A4 Sheet1.B4:Sheet1.AMJ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Germination Chance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7" office:value-type="float" office:value="42.5" calcext:value-type="float">
            <text:p>42.5</text:p>
          </table:table-cell>
          <table:table-cell table:number-columns-repeated="4" office:value-type="float" office:value="40.8" calcext:value-type="float">
            <text:p>40.8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0.1429" calcext:value-type="float">
            <text:p>40.1429</text:p>
          </table:table-cell>
          <table:table-cell office:value-type="float" office:value="39.75" calcext:value-type="float">
            <text:p>39.75</text:p>
          </table:table-cell>
          <table:table-cell office:value-type="float" office:value="40.2222" calcext:value-type="float">
            <text:p>40.2222</text:p>
          </table:table-cell>
          <table:table-cell office:value-type="float" office:value="40.3" calcext:value-type="float">
            <text:p>40.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.6154" calcext:value-type="float">
            <text:p>38.6154</text:p>
          </table:table-cell>
          <table:table-cell office:value-type="float" office:value="41" calcext:value-type="float">
            <text:p>41</text:p>
          </table:table-cell>
          <table:table-cell office:value-type="float" office:value="41.1176" calcext:value-type="float">
            <text:p>41.1176</text:p>
          </table:table-cell>
          <table:table-cell office:value-type="float" office:value="42.8125" calcext:value-type="float">
            <text:p>42.8125</text:p>
          </table:table-cell>
          <table:table-cell office:value-type="float" office:value="43.0625" calcext:value-type="float">
            <text:p>43.0625</text:p>
          </table:table-cell>
          <table:table-cell office:value-type="float" office:value="44.5263" calcext:value-type="float">
            <text:p>44.5263</text:p>
          </table:table-cell>
          <table:table-cell office:value-type="float" office:value="44.7619" calcext:value-type="float">
            <text:p>44.7619</text:p>
          </table:table-cell>
          <table:table-cell office:value-type="float" office:value="44.9583" calcext:value-type="float">
            <text:p>44.9583</text:p>
          </table:table-cell>
          <table:table-cell office:value-type="float" office:value="46.7" calcext:value-type="float">
            <text:p>46.7</text:p>
          </table:table-cell>
          <table:table-cell office:value-type="float" office:value="46.8125" calcext:value-type="float">
            <text:p>46.8125</text:p>
          </table:table-cell>
          <table:table-cell office:value-type="float" office:value="46.7778" calcext:value-type="float">
            <text:p>46.7778</text:p>
          </table:table-cell>
          <table:table-cell office:value-type="float" office:value="48.1778" calcext:value-type="float">
            <text:p>48.1778</text:p>
          </table:table-cell>
          <table:table-cell office:value-type="float" office:value="49.4821" calcext:value-type="float">
            <text:p>49.4821</text:p>
          </table:table-cell>
          <table:table-cell office:value-type="float" office:value="50.1017" calcext:value-type="float">
            <text:p>50.1017</text:p>
          </table:table-cell>
          <table:table-cell office:value-type="float" office:value="51.2031" calcext:value-type="float">
            <text:p>51.2031</text:p>
          </table:table-cell>
          <table:table-cell office:value-type="float" office:value="53.0548" calcext:value-type="float">
            <text:p>53.0548</text:p>
          </table:table-cell>
          <table:table-cell office:value-type="float" office:value="54.3976" calcext:value-type="float">
            <text:p>54.3976</text:p>
          </table:table-cell>
          <table:table-cell office:value-type="float" office:value="55.3626" calcext:value-type="float">
            <text:p>55.3626</text:p>
          </table:table-cell>
          <table:table-cell office:value-type="float" office:value="57.4" calcext:value-type="float">
            <text:p>57.4</text:p>
          </table:table-cell>
          <table:table-cell office:value-type="float" office:value="58.3095" calcext:value-type="float">
            <text:p>58.3095</text:p>
          </table:table-cell>
          <table:table-cell office:value-type="float" office:value="59.256" calcext:value-type="float">
            <text:p>59.256</text:p>
          </table:table-cell>
          <table:table-cell office:value-type="float" office:value="60.9928" calcext:value-type="float">
            <text:p>60.9928</text:p>
          </table:table-cell>
          <table:table-cell office:value-type="float" office:value="62.6214" calcext:value-type="float">
            <text:p>62.6214</text:p>
          </table:table-cell>
          <table:table-cell office:value-type="float" office:value="63.58" calcext:value-type="float">
            <text:p>63.58</text:p>
          </table:table-cell>
          <table:table-cell office:value-type="float" office:value="64.9032" calcext:value-type="float">
            <text:p>64.9032</text:p>
          </table:table-cell>
          <table:table-cell office:value-type="float" office:value="67.2933" calcext:value-type="float">
            <text:p>67.2933</text:p>
          </table:table-cell>
          <table:table-cell office:value-type="float" office:value="69.0927" calcext:value-type="float">
            <text:p>69.0927</text:p>
          </table:table-cell>
          <table:table-cell office:value-type="float" office:value="70.8889" calcext:value-type="float">
            <text:p>70.8889</text:p>
          </table:table-cell>
          <table:table-cell office:value-type="float" office:value="72.8742" calcext:value-type="float">
            <text:p>72.8742</text:p>
          </table:table-cell>
          <table:table-cell office:value-type="float" office:value="73.7025" calcext:value-type="float">
            <text:p>73.7025</text:p>
          </table:table-cell>
          <table:table-cell office:value-type="float" office:value="74.1847" calcext:value-type="float">
            <text:p>74.1847</text:p>
          </table:table-cell>
          <table:table-cell office:value-type="float" office:value="74.6387" calcext:value-type="float">
            <text:p>74.6387</text:p>
          </table:table-cell>
          <table:table-cell office:value-type="float" office:value="75.9506" calcext:value-type="float">
            <text:p>75.9506</text:p>
          </table:table-cell>
          <table:table-cell office:value-type="float" office:value="76.7452" calcext:value-type="float">
            <text:p>76.7452</text:p>
          </table:table-cell>
          <table:table-cell office:value-type="float" office:value="76.9434" calcext:value-type="float">
            <text:p>76.9434</text:p>
          </table:table-cell>
          <table:table-cell office:value-type="float" office:value="77.7438" calcext:value-type="float">
            <text:p>77.7438</text:p>
          </table:table-cell>
          <table:table-cell office:value-type="float" office:value="77.6981" calcext:value-type="float">
            <text:p>77.6981</text:p>
          </table:table-cell>
          <table:table-cell office:value-type="float" office:value="77.8354" calcext:value-type="float">
            <text:p>77.8354</text:p>
          </table:table-cell>
          <table:table-cell office:value-type="float" office:value="78.0793" calcext:value-type="float">
            <text:p>78.0793</text:p>
          </table:table-cell>
          <table:table-cell office:value-type="float" office:value="78.2134" calcext:value-type="float">
            <text:p>78.2134</text:p>
          </table:table-cell>
          <table:table-cell office:value-type="float" office:value="78.3038" calcext:value-type="float">
            <text:p>78.3038</text:p>
          </table:table-cell>
          <table:table-cell office:value-type="float" office:value="78.0692" calcext:value-type="float">
            <text:p>78.0692</text:p>
          </table:table-cell>
          <table:table-cell office:value-type="float" office:value="78.7107" calcext:value-type="float">
            <text:p>78.7107</text:p>
          </table:table-cell>
          <table:table-cell office:value-type="float" office:value="78.7593" calcext:value-type="float">
            <text:p>78.7593</text:p>
          </table:table-cell>
          <table:table-cell office:value-type="float" office:value="78.8659" calcext:value-type="float">
            <text:p>78.8659</text:p>
          </table:table-cell>
          <table:table-cell office:value-type="float" office:value="78.759" calcext:value-type="float">
            <text:p>78.759</text:p>
          </table:table-cell>
          <table:table-cell office:value-type="float" office:value="78.7764" calcext:value-type="float">
            <text:p>78.7764</text:p>
          </table:table-cell>
          <table:table-cell office:value-type="float" office:value="79.5432" calcext:value-type="float">
            <text:p>79.5432</text:p>
          </table:table-cell>
          <table:table-cell office:value-type="float" office:value="79.4611" calcext:value-type="float">
            <text:p>79.4611</text:p>
          </table:table-cell>
          <table:table-cell office:value-type="float" office:value="79.4311" calcext:value-type="float">
            <text:p>79.4311</text:p>
          </table:table-cell>
          <table:table-cell office:value-type="float" office:value="79.6463" calcext:value-type="float">
            <text:p>79.6463</text:p>
          </table:table-cell>
          <table:table-cell office:value-type="float" office:value="79.5697" calcext:value-type="float">
            <text:p>79.5697</text:p>
          </table:table-cell>
          <table:table-cell office:value-type="float" office:value="80.1037" calcext:value-type="float">
            <text:p>80.1037</text:p>
          </table:table-cell>
          <table:table-cell office:value-type="float" office:value="80.8795" calcext:value-type="float">
            <text:p>80.8795</text:p>
          </table:table-cell>
          <table:table-cell office:value-type="float" office:value="81.2407" calcext:value-type="float">
            <text:p>81.2407</text:p>
          </table:table-cell>
          <table:table-cell office:value-type="float" office:value="81.497" calcext:value-type="float">
            <text:p>81.497</text:p>
          </table:table-cell>
          <table:table-cell office:value-type="float" office:value="81.6548" calcext:value-type="float">
            <text:p>81.6548</text:p>
          </table:table-cell>
          <table:table-cell office:value-type="float" office:value="81.7423" calcext:value-type="float">
            <text:p>81.7423</text:p>
          </table:table-cell>
          <table:table-cell office:value-type="float" office:value="81.9939" calcext:value-type="float">
            <text:p>81.9939</text:p>
          </table:table-cell>
          <table:table-cell office:value-type="float" office:value="82.5783" calcext:value-type="float">
            <text:p>82.5783</text:p>
          </table:table-cell>
          <table:table-cell office:value-type="float" office:value="82.5269" calcext:value-type="float">
            <text:p>82.5269</text:p>
          </table:table-cell>
          <table:table-cell office:value-type="float" office:value="82.7333" calcext:value-type="float">
            <text:p>82.7333</text:p>
          </table:table-cell>
          <table:table-cell office:value-type="float" office:value="82.6503" calcext:value-type="float">
            <text:p>82.6503</text:p>
          </table:table-cell>
          <table:table-cell office:value-type="float" office:value="83.0183" calcext:value-type="float">
            <text:p>83.0183</text:p>
          </table:table-cell>
          <table:table-cell office:value-type="float" office:value="83.0602" calcext:value-type="float">
            <text:p>83.0602</text:p>
          </table:table-cell>
          <table:table-cell office:value-type="float" office:value="83.3554" calcext:value-type="float">
            <text:p>83.3554</text:p>
          </table:table-cell>
          <table:table-cell office:value-type="float" office:value="83.3675" calcext:value-type="float">
            <text:p>83.3675</text:p>
          </table:table-cell>
          <table:table-cell office:value-type="float" office:value="83.506" calcext:value-type="float">
            <text:p>83.506</text:p>
          </table:table-cell>
          <table:table-cell office:value-type="float" office:value="83.2156" calcext:value-type="float">
            <text:p>83.2156</text:p>
          </table:table-cell>
          <table:table-cell office:value-type="float" office:value="82.7866" calcext:value-type="float">
            <text:p>82.7866</text:p>
          </table:table-cell>
          <table:table-cell office:value-type="float" office:value="82.8155" calcext:value-type="float">
            <text:p>82.8155</text:p>
          </table:table-cell>
          <table:table-cell office:value-type="float" office:value="83.0898" calcext:value-type="float">
            <text:p>83.0898</text:p>
          </table:table-cell>
          <table:table-cell office:value-type="float" office:value="83.6606" calcext:value-type="float">
            <text:p>83.6606</text:p>
          </table:table-cell>
          <table:table-cell office:value-type="float" office:value="83.4192" calcext:value-type="float">
            <text:p>83.4192</text:p>
          </table:table-cell>
          <table:table-cell office:value-type="float" office:value="83.6607" calcext:value-type="float">
            <text:p>83.6607</text:p>
          </table:table-cell>
          <table:table-cell office:value-type="float" office:value="84.1747" calcext:value-type="float">
            <text:p>84.1747</text:p>
          </table:table-cell>
          <table:table-cell office:value-type="float" office:value="84.4251" calcext:value-type="float">
            <text:p>84.4251</text:p>
          </table:table-cell>
          <table:table-cell office:value-type="float" office:value="84.8614" calcext:value-type="float">
            <text:p>84.8614</text:p>
          </table:table-cell>
          <table:table-cell office:value-type="float" office:value="85.0119" calcext:value-type="float">
            <text:p>85.0119</text:p>
          </table:table-cell>
          <table:table-cell office:value-type="float" office:value="84.8757" calcext:value-type="float">
            <text:p>84.8757</text:p>
          </table:table-cell>
          <table:table-cell office:value-type="float" office:value="84.5904" calcext:value-type="float">
            <text:p>84.5904</text:p>
          </table:table-cell>
          <table:table-cell office:value-type="float" office:value="84.3855" calcext:value-type="float">
            <text:p>84.3855</text:p>
          </table:table-cell>
          <table:table-cell office:value-type="float" office:value="84.4512" calcext:value-type="float">
            <text:p>84.4512</text:p>
          </table:table-cell>
          <table:table-cell office:value-type="float" office:value="84.6048" calcext:value-type="float">
            <text:p>84.6048</text:p>
          </table:table-cell>
          <table:table-cell office:value-type="float" office:value="84.703" calcext:value-type="float">
            <text:p>84.703</text:p>
          </table:table-cell>
          <table:table-cell office:value-type="float" office:value="84.9036" calcext:value-type="float">
            <text:p>84.9036</text:p>
          </table:table-cell>
          <table:table-cell office:value-type="float" office:value="84.9345" calcext:value-type="float">
            <text:p>84.9345</text:p>
          </table:table-cell>
          <table:table-cell office:value-type="float" office:value="85.0595" calcext:value-type="float">
            <text:p>85.0595</text:p>
          </table:table-cell>
          <table:table-cell office:value-type="float" office:value="84.9576" calcext:value-type="float">
            <text:p>84.9576</text:p>
          </table:table-cell>
          <table:table-cell office:value-type="float" office:value="84.6084" calcext:value-type="float">
            <text:p>84.6084</text:p>
          </table:table-cell>
          <table:table-cell office:value-type="float" office:value="84.375" calcext:value-type="float">
            <text:p>84.375</text:p>
          </table:table-cell>
          <table:table-cell office:value-type="float" office:value="84.5482" calcext:value-type="float">
            <text:p>84.5482</text:p>
          </table:table-cell>
          <table:table-cell office:value-type="float" office:value="84.8788" calcext:value-type="float">
            <text:p>84.8788</text:p>
          </table:table-cell>
          <table:table-cell office:value-type="float" office:value="85.3537" calcext:value-type="float">
            <text:p>85.3537</text:p>
          </table:table-cell>
          <table:table-cell office:value-type="float" office:value="85.3976" calcext:value-type="float">
            <text:p>85.3976</text:p>
          </table:table-cell>
          <table:table-cell office:value-type="float" office:value="84.9102" calcext:value-type="float">
            <text:p>84.9102</text:p>
          </table:table-cell>
          <table:table-cell office:value-type="float" office:value="85.1726" calcext:value-type="float">
            <text:p>85.1726</text:p>
          </table:table-cell>
          <table:table-cell office:value-type="float" office:value="85.131" calcext:value-type="float">
            <text:p>85.131</text:p>
          </table:table-cell>
          <table:table-cell office:value-type="float" office:value="84.9941" calcext:value-type="float">
            <text:p>84.9941</text:p>
          </table:table-cell>
          <table:table-cell office:value-type="float" office:value="84.9464" calcext:value-type="float">
            <text:p>84.9464</text:p>
          </table:table-cell>
          <table:table-cell office:value-type="float" office:value="84.7073" calcext:value-type="float">
            <text:p>84.7073</text:p>
          </table:table-cell>
          <table:table-cell office:value-type="float" office:value="84.5269" calcext:value-type="float">
            <text:p>84.5269</text:p>
          </table:table-cell>
          <table:table-cell office:value-type="float" office:value="84.3018" calcext:value-type="float">
            <text:p>84.3018</text:p>
          </table:table-cell>
          <table:table-cell office:value-type="float" office:value="84.4615" calcext:value-type="float">
            <text:p>84.4615</text:p>
          </table:table-cell>
          <table:table-cell office:value-type="float" office:value="84.4491" calcext:value-type="float">
            <text:p>84.4491</text:p>
          </table:table-cell>
          <table:table-cell office:value-type="float" office:value="84.5988" calcext:value-type="float">
            <text:p>84.5988</text:p>
          </table:table-cell>
          <table:table-cell office:value-type="float" office:value="84.7337" calcext:value-type="float">
            <text:p>84.7337</text:p>
          </table:table-cell>
          <table:table-cell office:value-type="float" office:value="84.7305" calcext:value-type="float">
            <text:p>84.7305</text:p>
          </table:table-cell>
          <table:table-cell office:value-type="float" office:value="85.0592" calcext:value-type="float">
            <text:p>85.0592</text:p>
          </table:table-cell>
          <table:table-cell office:value-type="float" office:value="85.0833" calcext:value-type="float">
            <text:p>85.0833</text:p>
          </table:table-cell>
          <table:table-cell office:value-type="float" office:value="85" calcext:value-type="float">
            <text:p>85</text:p>
          </table:table-cell>
          <table:table-cell office:value-type="float" office:value="84.7333" calcext:value-type="float">
            <text:p>84.7333</text:p>
          </table:table-cell>
          <table:table-cell office:value-type="float" office:value="84.7784" calcext:value-type="float">
            <text:p>84.7784</text:p>
          </table:table-cell>
          <table:table-cell office:value-type="float" office:value="84.9643" calcext:value-type="float">
            <text:p>84.9643</text:p>
          </table:table-cell>
          <table:table-cell office:value-type="float" office:value="85.1775" calcext:value-type="float">
            <text:p>85.1775</text:p>
          </table:table-cell>
          <table:table-cell office:value-type="float" office:value="85.1796" calcext:value-type="float">
            <text:p>85.1796</text:p>
          </table:table-cell>
          <table:table-cell office:value-type="float" office:value="85.4201" calcext:value-type="float">
            <text:p>85.4201</text:p>
          </table:table-cell>
          <table:table-cell office:value-type="float" office:value="85.4675" calcext:value-type="float">
            <text:p>85.4675</text:p>
          </table:table-cell>
          <table:table-cell office:value-type="float" office:value="85.6826" calcext:value-type="float">
            <text:p>85.6826</text:p>
          </table:table-cell>
          <table:table-cell office:value-type="float" office:value="85.5749" calcext:value-type="float">
            <text:p>85.5749</text:p>
          </table:table-cell>
          <table:table-cell office:value-type="float" office:value="85.625" calcext:value-type="float">
            <text:p>85.625</text:p>
          </table:table-cell>
          <table:table-cell office:value-type="float" office:value="85.491" calcext:value-type="float">
            <text:p>85.491</text:p>
          </table:table-cell>
          <table:table-cell office:value-type="float" office:value="85.9405" calcext:value-type="float">
            <text:p>85.9405</text:p>
          </table:table-cell>
          <table:table-cell office:value-type="float" office:value="85.881" calcext:value-type="float">
            <text:p>85.881</text:p>
          </table:table-cell>
          <table:table-cell office:value-type="float" office:value="85.6726" calcext:value-type="float">
            <text:p>85.6726</text:p>
          </table:table-cell>
          <table:table-cell office:value-type="float" office:value="85.8817" calcext:value-type="float">
            <text:p>85.8817</text:p>
          </table:table-cell>
          <table:table-cell office:value-type="float" office:value="85.5569" calcext:value-type="float">
            <text:p>85.5569</text:p>
          </table:table-cell>
          <table:table-cell office:value-type="float" office:value="85.6168" calcext:value-type="float">
            <text:p>85.6168</text:p>
          </table:table-cell>
          <table:table-cell office:value-type="float" office:value="85.929" calcext:value-type="float">
            <text:p>85.929</text:p>
          </table:table-cell>
          <table:table-cell office:value-type="float" office:value="86.0359" calcext:value-type="float">
            <text:p>86.0359</text:p>
          </table:table-cell>
          <table:table-cell office:value-type="float" office:value="85.982" calcext:value-type="float">
            <text:p>85.982</text:p>
          </table:table-cell>
          <table:table-cell office:value-type="float" office:value="85.7545" calcext:value-type="float">
            <text:p>85.7545</text:p>
          </table:table-cell>
          <table:table-cell office:value-type="float" office:value="85.8683" calcext:value-type="float">
            <text:p>85.8683</text:p>
          </table:table-cell>
          <table:table-cell office:value-type="float" office:value="85.8982" calcext:value-type="float">
            <text:p>85.8982</text:p>
          </table:table-cell>
          <table:table-cell office:value-type="float" office:value="86.012" calcext:value-type="float">
            <text:p>86.012</text:p>
          </table:table-cell>
          <table:table-cell office:value-type="float" office:value="86.1617" calcext:value-type="float">
            <text:p>86.1617</text:p>
          </table:table-cell>
          <table:table-cell office:value-type="float" office:value="86.2994" calcext:value-type="float">
            <text:p>86.2994</text:p>
          </table:table-cell>
          <table:table-cell office:value-type="float" office:value="86.0667" calcext:value-type="float">
            <text:p>86.0667</text:p>
          </table:table-cell>
          <table:table-cell office:value-type="float" office:value="85.9329" calcext:value-type="float">
            <text:p>85.9329</text:p>
          </table:table-cell>
          <table:table-cell office:value-type="float" office:value="86.0183" calcext:value-type="float">
            <text:p>86.0183</text:p>
          </table:table-cell>
          <table:table-cell office:value-type="float" office:value="86.0301" calcext:value-type="float">
            <text:p>86.0301</text:p>
          </table:table-cell>
          <table:table-cell office:value-type="float" office:value="85.787" calcext:value-type="float">
            <text:p>85.787</text:p>
          </table:table-cell>
          <table:table-cell office:value-type="float" office:value="85.7278" calcext:value-type="float">
            <text:p>85.7278</text:p>
          </table:table-cell>
          <table:table-cell office:value-type="float" office:value="85.4405" calcext:value-type="float">
            <text:p>85.4405</text:p>
          </table:table-cell>
          <table:table-cell office:value-type="float" office:value="85.3976" calcext:value-type="float">
            <text:p>85.3976</text:p>
          </table:table-cell>
          <table:table-cell office:value-type="float" office:value="85.2883" calcext:value-type="float">
            <text:p>85.2883</text:p>
          </table:table-cell>
          <table:table-cell office:value-type="float" office:value="85.4242" calcext:value-type="float">
            <text:p>85.4242</text:p>
          </table:table-cell>
          <table:table-cell office:value-type="float" office:value="85.5" calcext:value-type="float">
            <text:p>85.5</text:p>
          </table:table-cell>
          <table:table-cell office:value-type="float" office:value="85.5509" calcext:value-type="float">
            <text:p>85.5509</text:p>
          </table:table-cell>
          <table:table-cell office:value-type="float" office:value="85.7066" calcext:value-type="float">
            <text:p>85.7066</text:p>
          </table:table-cell>
          <table:table-cell office:value-type="float" office:value="85.9583" calcext:value-type="float">
            <text:p>85.9583</text:p>
          </table:table-cell>
          <table:table-cell office:value-type="float" office:value="85.8036" calcext:value-type="float">
            <text:p>85.8036</text:p>
          </table:table-cell>
          <table:table-cell office:value-type="float" office:value="85.6265" calcext:value-type="float">
            <text:p>85.6265</text:p>
          </table:table-cell>
          <table:table-cell office:value-type="float" office:value="85.6766" calcext:value-type="float">
            <text:p>85.6766</text:p>
          </table:table-cell>
          <table:table-cell office:value-type="float" office:value="85.4759" calcext:value-type="float">
            <text:p>85.4759</text:p>
          </table:table-cell>
          <table:table-cell office:value-type="float" office:value="85.0595" calcext:value-type="float">
            <text:p>85.0595</text:p>
          </table:table-cell>
          <table:table-cell office:value-type="float" office:value="85.0299" calcext:value-type="float">
            <text:p>85.0299</text:p>
          </table:table-cell>
          <table:table-cell office:value-type="float" office:value="85.0181" calcext:value-type="float">
            <text:p>85.0181</text:p>
          </table:table-cell>
          <table:table-cell office:value-type="float" office:value="84.8155" calcext:value-type="float">
            <text:p>84.8155</text:p>
          </table:table-cell>
          <table:table-cell office:value-type="float" office:value="84.8788" calcext:value-type="float">
            <text:p>84.8788</text:p>
          </table:table-cell>
          <table:table-cell office:value-type="float" office:value="84.7784" calcext:value-type="float">
            <text:p>84.7784</text:p>
          </table:table-cell>
          <table:table-cell office:value-type="float" office:value="84.7738" calcext:value-type="float">
            <text:p>84.7738</text:p>
          </table:table-cell>
          <table:table-cell office:value-type="float" office:value="84.5301" calcext:value-type="float">
            <text:p>84.5301</text:p>
          </table:table-cell>
          <table:table-cell office:value-type="float" office:value="84.3114" calcext:value-type="float">
            <text:p>84.3114</text:p>
          </table:table-cell>
          <table:table-cell office:value-type="float" office:value="84.297" calcext:value-type="float">
            <text:p>84.297</text:p>
          </table:table-cell>
          <table:table-cell office:value-type="float" office:value="84.4142" calcext:value-type="float">
            <text:p>84.4142</text:p>
          </table:table-cell>
          <table:table-cell office:value-type="float" office:value="84.2934" calcext:value-type="float">
            <text:p>84.2934</text:p>
          </table:table-cell>
          <table:table-cell office:value-type="float" office:value="84.4226" calcext:value-type="float">
            <text:p>84.4226</text:p>
          </table:table-cell>
          <table:table-cell office:value-type="float" office:value="84.5509" calcext:value-type="float">
            <text:p>84.5509</text:p>
          </table:table-cell>
          <table:table-cell office:value-type="float" office:value="84.4192" calcext:value-type="float">
            <text:p>84.4192</text:p>
          </table:table-cell>
          <table:table-cell office:value-type="float" office:value="84.3879" calcext:value-type="float">
            <text:p>84.3879</text:p>
          </table:table-cell>
          <table:table-cell office:value-type="float" office:value="84.7456" calcext:value-type="float">
            <text:p>84.7456</text:p>
          </table:table-cell>
          <table:table-cell office:value-type="float" office:value="84.9281" calcext:value-type="float">
            <text:p>84.9281</text:p>
          </table:table-cell>
          <table:table-cell office:value-type="float" office:value="84.982" calcext:value-type="float">
            <text:p>84.982</text:p>
          </table:table-cell>
          <table:table-cell office:value-type="float" office:value="85.0473" calcext:value-type="float">
            <text:p>85.0473</text:p>
          </table:table-cell>
          <table:table-cell office:value-type="float" office:value="84.929" calcext:value-type="float">
            <text:p>84.929</text:p>
          </table:table-cell>
          <table:table-cell office:value-type="float" office:value="84.9882" calcext:value-type="float">
            <text:p>84.9882</text:p>
          </table:table-cell>
          <table:table-cell office:value-type="float" office:value="85.0828" calcext:value-type="float">
            <text:p>85.0828</text:p>
          </table:table-cell>
          <table:table-cell office:value-type="float" office:value="85.1834" calcext:value-type="float">
            <text:p>85.1834</text:p>
          </table:table-cell>
          <table:table-cell office:value-type="float" office:value="85.2024" calcext:value-type="float">
            <text:p>85.2024</text:p>
          </table:table-cell>
          <table:table-cell office:value-type="float" office:value="84.9408" calcext:value-type="float">
            <text:p>84.9408</text:p>
          </table:table-cell>
          <table:table-cell office:value-type="float" office:value="85.3214" calcext:value-type="float">
            <text:p>85.3214</text:p>
          </table:table-cell>
          <table:table-cell office:value-type="float" office:value="85.3018" calcext:value-type="float">
            <text:p>85.3018</text:p>
          </table:table-cell>
          <table:table-cell office:value-type="float" office:value="85.006" calcext:value-type="float">
            <text:p>85.006</text:p>
          </table:table-cell>
          <table:table-cell office:value-type="float" office:value="84.9586" calcext:value-type="float">
            <text:p>84.9586</text:p>
          </table:table-cell>
          <table:table-cell office:value-type="float" office:value="84.8869" calcext:value-type="float">
            <text:p>84.8869</text:p>
          </table:table-cell>
          <table:table-cell office:value-type="float" office:value="84.9518" calcext:value-type="float">
            <text:p>84.9518</text:p>
          </table:table-cell>
          <table:table-cell office:value-type="float" office:value="85.0299" calcext:value-type="float">
            <text:p>85.0299</text:p>
          </table:table-cell>
          <table:table-cell office:value-type="float" office:value="85.1726" calcext:value-type="float">
            <text:p>85.1726</text:p>
          </table:table-cell>
          <table:table-cell table:number-columns-repeated="2" office:value-type="float" office:value="85.2024" calcext:value-type="float">
            <text:p>85.2024</text:p>
          </table:table-cell>
          <table:table-cell office:value-type="float" office:value="85.3114" calcext:value-type="float">
            <text:p>85.3114</text:p>
          </table:table-cell>
          <table:table-cell office:value-type="float" office:value="85.1257" calcext:value-type="float">
            <text:p>85.1257</text:p>
          </table:table-cell>
          <table:table-cell office:value-type="float" office:value="85.1078" calcext:value-type="float">
            <text:p>85.1078</text:p>
          </table:table-cell>
          <table:table-cell office:value-type="float" office:value="85.119" calcext:value-type="float">
            <text:p>85.119</text:p>
          </table:table-cell>
          <table:table-cell office:value-type="float" office:value="85.2308" calcext:value-type="float">
            <text:p>85.2308</text:p>
          </table:table-cell>
          <table:table-cell office:value-type="float" office:value="85" calcext:value-type="float">
            <text:p>85</text:p>
          </table:table-cell>
          <table:table-cell office:value-type="float" office:value="84.5976" calcext:value-type="float">
            <text:p>84.5976</text:p>
          </table:table-cell>
          <table:table-cell office:value-type="float" office:value="84.5843" calcext:value-type="float">
            <text:p>84.5843</text:p>
          </table:table-cell>
          <table:table-cell office:value-type="float" office:value="84.521" calcext:value-type="float">
            <text:p>84.521</text:p>
          </table:table-cell>
          <table:table-cell office:value-type="float" office:value="84.4881" calcext:value-type="float">
            <text:p>84.4881</text:p>
          </table:table-cell>
          <table:table-cell office:value-type="float" office:value="84.5503" calcext:value-type="float">
            <text:p>84.5503</text:p>
          </table:table-cell>
          <table:table-cell office:value-type="float" office:value="84.7784" calcext:value-type="float">
            <text:p>84.7784</text:p>
          </table:table-cell>
          <table:table-cell office:value-type="float" office:value="85.018" calcext:value-type="float">
            <text:p>85.018</text:p>
          </table:table-cell>
          <table:table-cell office:value-type="float" office:value="85" calcext:value-type="float">
            <text:p>85</text:p>
          </table:table-cell>
          <table:table-cell office:value-type="float" office:value="85.2455" calcext:value-type="float">
            <text:p>85.2455</text:p>
          </table:table-cell>
          <table:table-cell office:value-type="float" office:value="85.3353" calcext:value-type="float">
            <text:p>85.3353</text:p>
          </table:table-cell>
          <table:table-cell office:value-type="float" office:value="85.1607" calcext:value-type="float">
            <text:p>85.1607</text:p>
          </table:table-cell>
          <table:table-cell office:value-type="float" office:value="85.1065" calcext:value-type="float">
            <text:p>85.1065</text:p>
          </table:table-cell>
          <table:table-cell office:value-type="float" office:value="85.0118" calcext:value-type="float">
            <text:p>85.0118</text:p>
          </table:table-cell>
          <table:table-cell office:value-type="float" office:value="85.0828" calcext:value-type="float">
            <text:p>85.0828</text:p>
          </table:table-cell>
          <table:table-cell office:value-type="float" office:value="84.8862" calcext:value-type="float">
            <text:p>84.8862</text:p>
          </table:table-cell>
          <table:table-cell office:value-type="float" office:value="84.9524" calcext:value-type="float">
            <text:p>84.9524</text:p>
          </table:table-cell>
          <table:table-cell office:value-type="float" office:value="84.6687" calcext:value-type="float">
            <text:p>84.6687</text:p>
          </table:table-cell>
          <table:table-cell office:value-type="float" office:value="84.8916" calcext:value-type="float">
            <text:p>84.8916</text:p>
          </table:table-cell>
          <table:table-cell office:value-type="float" office:value="84.8922" calcext:value-type="float">
            <text:p>84.8922</text:p>
          </table:table-cell>
          <table:table-cell office:value-type="float" office:value="84.7619" calcext:value-type="float">
            <text:p>84.7619</text:p>
          </table:table-cell>
          <table:table-cell office:value-type="float" office:value="84.7605" calcext:value-type="float">
            <text:p>84.7605</text:p>
          </table:table-cell>
          <table:table-cell office:value-type="float" office:value="84.6488" calcext:value-type="float">
            <text:p>84.6488</text:p>
          </table:table-cell>
          <table:table-cell office:value-type="float" office:value="84.4852" calcext:value-type="float">
            <text:p>84.4852</text:p>
          </table:table-cell>
          <table:table-cell office:value-type="float" office:value="84.5444" calcext:value-type="float">
            <text:p>84.5444</text:p>
          </table:table-cell>
          <table:table-cell office:value-type="float" office:value="84.5503" calcext:value-type="float">
            <text:p>84.5503</text:p>
          </table:table-cell>
          <table:table-cell office:value-type="float" office:value="84.1775" calcext:value-type="float">
            <text:p>84.1775</text:p>
          </table:table-cell>
          <table:table-cell office:value-type="float" office:value="84.2575" calcext:value-type="float">
            <text:p>84.2575</text:p>
          </table:table-cell>
          <table:table-cell office:value-type="float" office:value="84.2857" calcext:value-type="float">
            <text:p>84.2857</text:p>
          </table:table-cell>
          <table:table-cell office:value-type="float" office:value="84.3293" calcext:value-type="float">
            <text:p>84.3293</text:p>
          </table:table-cell>
          <table:table-cell office:value-type="float" office:value="83.9881" calcext:value-type="float">
            <text:p>83.9881</text:p>
          </table:table-cell>
          <table:table-cell office:value-type="float" office:value="83.7738" calcext:value-type="float">
            <text:p>83.7738</text:p>
          </table:table-cell>
          <table:table-cell office:value-type="float" office:value="83.6071" calcext:value-type="float">
            <text:p>83.6071</text:p>
          </table:table-cell>
          <table:table-cell office:value-type="float" office:value="83.5" calcext:value-type="float">
            <text:p>83.5</text:p>
          </table:table-cell>
          <table:table-cell office:value-type="float" office:value="83.2335" calcext:value-type="float">
            <text:p>83.2335</text:p>
          </table:table-cell>
          <table:table-cell office:value-type="float" office:value="82.9702" calcext:value-type="float">
            <text:p>82.9702</text:p>
          </table:table-cell>
          <table:table-cell office:value-type="float" office:value="82.9882" calcext:value-type="float">
            <text:p>82.9882</text:p>
          </table:table-cell>
          <table:table-cell office:value-type="float" office:value="83.3413" calcext:value-type="float">
            <text:p>83.3413</text:p>
          </table:table-cell>
          <table:table-cell office:value-type="float" office:value="83.5476" calcext:value-type="float">
            <text:p>83.5476</text:p>
          </table:table-cell>
          <table:table-cell office:value-type="float" office:value="83.6647" calcext:value-type="float">
            <text:p>83.6647</text:p>
          </table:table-cell>
          <table:table-cell office:value-type="float" office:value="83.6805" calcext:value-type="float">
            <text:p>83.6805</text:p>
          </table:table-cell>
          <table:table-cell office:value-type="float" office:value="83.2606" calcext:value-type="float">
            <text:p>83.2606</text:p>
          </table:table-cell>
          <table:table-cell office:value-type="float" office:value="83.3095" calcext:value-type="float">
            <text:p>83.3095</text:p>
          </table:table-cell>
          <table:table-cell office:value-type="float" office:value="83.2189" calcext:value-type="float">
            <text:p>83.2189</text:p>
          </table:table-cell>
          <table:table-cell office:value-type="float" office:value="83.3195" calcext:value-type="float">
            <text:p>83.3195</text:p>
          </table:table-cell>
          <table:table-cell office:value-type="float" office:value="83.2959" calcext:value-type="float">
            <text:p>83.2959</text:p>
          </table:table-cell>
          <table:table-cell office:value-type="float" office:value="83.2321" calcext:value-type="float">
            <text:p>83.2321</text:p>
          </table:table-cell>
          <table:table-cell office:value-type="float" office:value="83.4024" calcext:value-type="float">
            <text:p>83.4024</text:p>
          </table:table-cell>
          <table:table-cell office:value-type="float" office:value="83.3631" calcext:value-type="float">
            <text:p>83.3631</text:p>
          </table:table-cell>
          <table:table-cell office:value-type="float" office:value="83.6647" calcext:value-type="float">
            <text:p>83.6647</text:p>
          </table:table-cell>
          <table:table-cell office:value-type="float" office:value="83.8503" calcext:value-type="float">
            <text:p>83.8503</text:p>
          </table:table-cell>
          <table:table-cell office:value-type="float" office:value="83.7619" calcext:value-type="float">
            <text:p>83.7619</text:p>
          </table:table-cell>
          <table:table-cell office:value-type="float" office:value="83.8982" calcext:value-type="float">
            <text:p>83.8982</text:p>
          </table:table-cell>
          <table:table-cell office:value-type="float" office:value="83.8452" calcext:value-type="float">
            <text:p>83.8452</text:p>
          </table:table-cell>
          <table:table-cell office:value-type="float" office:value="84.0242" calcext:value-type="float">
            <text:p>84.0242</text:p>
          </table:table-cell>
          <table:table-cell office:value-type="float" office:value="84.006" calcext:value-type="float">
            <text:p>84.006</text:p>
          </table:table-cell>
          <table:table-cell office:value-type="float" office:value="84.2156" calcext:value-type="float">
            <text:p>84.2156</text:p>
          </table:table-cell>
          <table:table-cell office:value-type="float" office:value="84.006" calcext:value-type="float">
            <text:p>84.006</text:p>
          </table:table-cell>
          <table:table-cell office:value-type="float" office:value="84.0296" calcext:value-type="float">
            <text:p>84.0296</text:p>
          </table:table-cell>
          <table:table-cell office:value-type="float" office:value="84.131" calcext:value-type="float">
            <text:p>84.131</text:p>
          </table:table-cell>
          <table:table-cell office:value-type="float" office:value="84.2485" calcext:value-type="float">
            <text:p>84.2485</text:p>
          </table:table-cell>
          <table:table-cell office:value-type="float" office:value="84.0178" calcext:value-type="float">
            <text:p>84.0178</text:p>
          </table:table-cell>
          <table:table-cell office:value-type="float" office:value="83.9645" calcext:value-type="float">
            <text:p>83.9645</text:p>
          </table:table-cell>
          <table:table-cell office:value-type="float" office:value="83.8284" calcext:value-type="float">
            <text:p>83.8284</text:p>
          </table:table-cell>
          <table:table-cell office:value-type="float" office:value="83.8935" calcext:value-type="float">
            <text:p>83.8935</text:p>
          </table:table-cell>
          <table:table-cell office:value-type="float" office:value="84.0237" calcext:value-type="float">
            <text:p>84.0237</text:p>
          </table:table-cell>
          <table:table-cell office:value-type="float" office:value="84.2262" calcext:value-type="float">
            <text:p>84.2262</text:p>
          </table:table-cell>
          <table:table-cell office:value-type="float" office:value="84.2679" calcext:value-type="float">
            <text:p>84.2679</text:p>
          </table:table-cell>
          <table:table-cell office:value-type="float" office:value="84.1317" calcext:value-type="float">
            <text:p>84.1317</text:p>
          </table:table-cell>
          <table:table-cell office:value-type="float" office:value="84.1834" calcext:value-type="float">
            <text:p>84.1834</text:p>
          </table:table-cell>
          <table:table-cell office:value-type="float" office:value="84.3274" calcext:value-type="float">
            <text:p>84.3274</text:p>
          </table:table-cell>
          <table:table-cell office:value-type="float" office:value="84.491" calcext:value-type="float">
            <text:p>84.491</text:p>
          </table:table-cell>
          <table:table-cell office:value-type="float" office:value="84.3609" calcext:value-type="float">
            <text:p>84.3609</text:p>
          </table:table-cell>
          <table:table-cell office:value-type="float" office:value="84.5868" calcext:value-type="float">
            <text:p>84.5868</text:p>
          </table:table-cell>
          <table:table-cell office:value-type="float" office:value="84.5476" calcext:value-type="float">
            <text:p>84.5476</text:p>
          </table:table-cell>
          <table:table-cell office:value-type="float" office:value="84.7692" calcext:value-type="float">
            <text:p>84.7692</text:p>
          </table:table-cell>
          <table:table-cell office:value-type="float" office:value="84.7619" calcext:value-type="float">
            <text:p>84.7619</text:p>
          </table:table-cell>
          <table:table-cell office:value-type="float" office:value="84.5689" calcext:value-type="float">
            <text:p>84.5689</text:p>
          </table:table-cell>
          <table:table-cell office:value-type="float" office:value="84.6228" calcext:value-type="float">
            <text:p>84.6228</text:p>
          </table:table-cell>
          <table:table-cell office:value-type="float" office:value="84.5" calcext:value-type="float">
            <text:p>84.5</text:p>
          </table:table-cell>
          <table:table-cell office:value-type="float" office:value="84.4556" calcext:value-type="float">
            <text:p>84.4556</text:p>
          </table:table-cell>
          <table:table-cell office:value-type="float" office:value="84.506" calcext:value-type="float">
            <text:p>84.506</text:p>
          </table:table-cell>
          <table:table-cell office:value-type="float" office:value="84.3393" calcext:value-type="float">
            <text:p>84.3393</text:p>
          </table:table-cell>
          <table:table-cell office:value-type="float" office:value="84.1716" calcext:value-type="float">
            <text:p>84.1716</text:p>
          </table:table-cell>
          <table:table-cell office:value-type="float" office:value="84.0533" calcext:value-type="float">
            <text:p>84.0533</text:p>
          </table:table-cell>
          <table:table-cell office:value-type="float" office:value="83.7725" calcext:value-type="float">
            <text:p>83.7725</text:p>
          </table:table-cell>
          <table:table-cell office:value-type="float" office:value="83.7305" calcext:value-type="float">
            <text:p>83.7305</text:p>
          </table:table-cell>
          <table:table-cell office:value-type="float" office:value="83.5636" calcext:value-type="float">
            <text:p>83.5636</text:p>
          </table:table-cell>
          <table:table-cell office:value-type="float" office:value="83.7725" calcext:value-type="float">
            <text:p>83.7725</text:p>
          </table:table-cell>
          <table:table-cell office:value-type="float" office:value="84.497" calcext:value-type="float">
            <text:p>84.497</text:p>
          </table:table-cell>
          <table:table-cell office:value-type="float" office:value="84.2262" calcext:value-type="float">
            <text:p>84.2262</text:p>
          </table:table-cell>
          <table:table-cell office:value-type="float" office:value="84.2202" calcext:value-type="float">
            <text:p>84.2202</text:p>
          </table:table-cell>
          <table:table-cell office:value-type="float" office:value="84.0833" calcext:value-type="float">
            <text:p>84.0833</text:p>
          </table:table-cell>
          <table:table-cell table:number-columns-repeated="2" office:value-type="float" office:value="84.0414" calcext:value-type="float">
            <text:p>84.0414</text:p>
          </table:table-cell>
          <table:table-cell office:value-type="float" office:value="83.8982" calcext:value-type="float">
            <text:p>83.8982</text:p>
          </table:table-cell>
          <table:table-cell office:value-type="float" office:value="84.0476" calcext:value-type="float">
            <text:p>84.0476</text:p>
          </table:table-cell>
          <table:table-cell office:value-type="float" office:value="83.9053" calcext:value-type="float">
            <text:p>83.9053</text:p>
          </table:table-cell>
          <table:table-cell office:value-type="float" office:value="84.1369" calcext:value-type="float">
            <text:p>84.1369</text:p>
          </table:table-cell>
          <table:table-cell office:value-type="float" office:value="84.0357" calcext:value-type="float">
            <text:p>84.0357</text:p>
          </table:table-cell>
          <table:table-cell office:value-type="float" office:value="83.9699" calcext:value-type="float">
            <text:p>83.9699</text:p>
          </table:table-cell>
          <table:table-cell office:value-type="float" office:value="83.8144" calcext:value-type="float">
            <text:p>83.8144</text:p>
          </table:table-cell>
          <table:table-cell office:value-type="float" office:value="83.8683" calcext:value-type="float">
            <text:p>83.8683</text:p>
          </table:table-cell>
          <table:table-cell office:value-type="float" office:value="84.1667" calcext:value-type="float">
            <text:p>84.1667</text:p>
          </table:table-cell>
          <table:table-cell office:value-type="float" office:value="84.375" calcext:value-type="float">
            <text:p>84.375</text:p>
          </table:table-cell>
          <table:table-cell office:value-type="float" office:value="84.0359" calcext:value-type="float">
            <text:p>84.0359</text:p>
          </table:table-cell>
          <table:table-cell office:value-type="float" office:value="83.9702" calcext:value-type="float">
            <text:p>83.9702</text:p>
          </table:table-cell>
          <table:table-cell office:value-type="float" office:value="84.2143" calcext:value-type="float">
            <text:p>84.2143</text:p>
          </table:table-cell>
          <table:table-cell office:value-type="float" office:value="83.8698" calcext:value-type="float">
            <text:p>83.8698</text:p>
          </table:table-cell>
          <table:table-cell office:value-type="float" office:value="84.1265" calcext:value-type="float">
            <text:p>84.1265</text:p>
          </table:table-cell>
          <table:table-cell office:value-type="float" office:value="84.2663" calcext:value-type="float">
            <text:p>84.2663</text:p>
          </table:table-cell>
          <table:table-cell office:value-type="float" office:value="84.1065" calcext:value-type="float">
            <text:p>84.1065</text:p>
          </table:table-cell>
          <table:table-cell office:value-type="float" office:value="84.0838" calcext:value-type="float">
            <text:p>84.0838</text:p>
          </table:table-cell>
          <table:table-cell office:value-type="float" office:value="84.006" calcext:value-type="float">
            <text:p>84.006</text:p>
          </table:table-cell>
          <table:table-cell office:value-type="float" office:value="84.0769" calcext:value-type="float">
            <text:p>84.0769</text:p>
          </table:table-cell>
          <table:table-cell office:value-type="float" office:value="84.0357" calcext:value-type="float">
            <text:p>84.0357</text:p>
          </table:table-cell>
          <table:table-cell office:value-type="float" office:value="84.1538" calcext:value-type="float">
            <text:p>84.1538</text:p>
          </table:table-cell>
          <table:table-cell office:value-type="float" office:value="84.1369" calcext:value-type="float">
            <text:p>84.1369</text:p>
          </table:table-cell>
          <table:table-cell office:value-type="float" office:value="84.2083" calcext:value-type="float">
            <text:p>84.2083</text:p>
          </table:table-cell>
          <table:table-cell office:value-type="float" office:value="84.2899" calcext:value-type="float">
            <text:p>84.2899</text:p>
          </table:table-cell>
          <table:table-cell office:value-type="float" office:value="84.3214" calcext:value-type="float">
            <text:p>84.3214</text:p>
          </table:table-cell>
          <table:table-cell office:value-type="float" office:value="84.4083" calcext:value-type="float">
            <text:p>84.4083</text:p>
          </table:table-cell>
          <table:table-cell office:value-type="float" office:value="84.3787" calcext:value-type="float">
            <text:p>84.3787</text:p>
          </table:table-cell>
          <table:table-cell office:value-type="float" office:value="84.2781" calcext:value-type="float">
            <text:p>84.2781</text:p>
          </table:table-cell>
          <table:table-cell office:value-type="float" office:value="84.1657" calcext:value-type="float">
            <text:p>84.1657</text:p>
          </table:table-cell>
          <table:table-cell office:value-type="float" office:value="84.1893" calcext:value-type="float">
            <text:p>84.1893</text:p>
          </table:table-cell>
          <table:table-cell office:value-type="float" office:value="84.1302" calcext:value-type="float">
            <text:p>84.1302</text:p>
          </table:table-cell>
          <table:table-cell office:value-type="float" office:value="84.3473" calcext:value-type="float">
            <text:p>84.3473</text:p>
          </table:table-cell>
          <table:table-cell office:value-type="float" office:value="84.375" calcext:value-type="float">
            <text:p>84.375</text:p>
          </table:table-cell>
          <table:table-cell office:value-type="float" office:value="84.3905" calcext:value-type="float">
            <text:p>84.3905</text:p>
          </table:table-cell>
          <table:table-cell office:value-type="float" office:value="84.5238" calcext:value-type="float">
            <text:p>84.5238</text:p>
          </table:table-cell>
          <table:table-cell office:value-type="float" office:value="84.5858" calcext:value-type="float">
            <text:p>84.5858</text:p>
          </table:table-cell>
          <table:table-cell office:value-type="float" office:value="84.5148" calcext:value-type="float">
            <text:p>84.5148</text:p>
          </table:table-cell>
          <table:table-cell office:value-type="float" office:value="84.6213" calcext:value-type="float">
            <text:p>84.6213</text:p>
          </table:table-cell>
          <table:table-cell office:value-type="float" office:value="84.6391" calcext:value-type="float">
            <text:p>84.6391</text:p>
          </table:table-cell>
          <table:table-cell table:number-columns-repeated="2" office:value-type="float" office:value="84.5917" calcext:value-type="float">
            <text:p>84.5917</text:p>
          </table:table-cell>
          <table:table-cell office:value-type="float" office:value="84.6036" calcext:value-type="float">
            <text:p>84.6036</text:p>
          </table:table-cell>
          <table:table-cell office:value-type="float" office:value="84.5774" calcext:value-type="float">
            <text:p>84.5774</text:p>
          </table:table-cell>
          <table:table-cell office:value-type="float" office:value="84.6213" calcext:value-type="float">
            <text:p>84.6213</text:p>
          </table:table-cell>
          <table:table-cell office:value-type="float" office:value="84.3054" calcext:value-type="float">
            <text:p>84.3054</text:p>
          </table:table-cell>
          <table:table-cell office:value-type="float" office:value="84.1988" calcext:value-type="float">
            <text:p>84.1988</text:p>
          </table:table-cell>
          <table:table-cell office:value-type="float" office:value="84.3393" calcext:value-type="float">
            <text:p>84.3393</text:p>
          </table:table-cell>
          <table:table-cell office:value-type="float" office:value="84.3254" calcext:value-type="float">
            <text:p>84.3254</text:p>
          </table:table-cell>
          <table:table-cell office:value-type="float" office:value="84.3095" calcext:value-type="float">
            <text:p>84.3095</text:p>
          </table:table-cell>
          <table:table-cell office:value-type="float" office:value="84.3195" calcext:value-type="float">
            <text:p>84.3195</text:p>
          </table:table-cell>
          <table:table-cell office:value-type="float" office:value="84.6131" calcext:value-type="float">
            <text:p>84.6131</text:p>
          </table:table-cell>
          <table:table-cell office:value-type="float" office:value="84.625" calcext:value-type="float">
            <text:p>84.625</text:p>
          </table:table-cell>
          <table:table-cell office:value-type="float" office:value="84.6905" calcext:value-type="float">
            <text:p>84.6905</text:p>
          </table:table-cell>
          <table:table-cell office:value-type="float" office:value="84.479" calcext:value-type="float">
            <text:p>84.479</text:p>
          </table:table-cell>
          <table:table-cell office:value-type="float" office:value="84.506" calcext:value-type="float">
            <text:p>84.506</text:p>
          </table:table-cell>
          <table:table-cell office:value-type="float" office:value="84.5952" calcext:value-type="float">
            <text:p>84.5952</text:p>
          </table:table-cell>
          <table:table-cell office:value-type="float" office:value="84.4671" calcext:value-type="float">
            <text:p>84.4671</text:p>
          </table:table-cell>
          <table:table-cell office:value-type="float" office:value="84.3571" calcext:value-type="float">
            <text:p>84.3571</text:p>
          </table:table-cell>
          <table:table-cell office:value-type="float" office:value="84.3314" calcext:value-type="float">
            <text:p>84.3314</text:p>
          </table:table-cell>
          <table:table-cell office:value-type="float" office:value="84.4556" calcext:value-type="float">
            <text:p>84.4556</text:p>
          </table:table-cell>
          <table:table-cell office:value-type="float" office:value="84.3373" calcext:value-type="float">
            <text:p>84.3373</text:p>
          </table:table-cell>
          <table:table-cell office:value-type="float" office:value="84.3195" calcext:value-type="float">
            <text:p>84.3195</text:p>
          </table:table-cell>
          <table:table-cell office:value-type="float" office:value="84.2308" calcext:value-type="float">
            <text:p>84.2308</text:p>
          </table:table-cell>
          <table:table-cell table:number-columns-repeated="2" office:value-type="float" office:value="84.0592" calcext:value-type="float">
            <text:p>84.0592</text:p>
          </table:table-cell>
          <table:table-cell office:value-type="float" office:value="84.0119" calcext:value-type="float">
            <text:p>84.0119</text:p>
          </table:table-cell>
          <table:table-cell office:value-type="float" office:value="83.8452" calcext:value-type="float">
            <text:p>83.8452</text:p>
          </table:table-cell>
          <table:table-cell office:value-type="float" office:value="83.7751" calcext:value-type="float">
            <text:p>83.7751</text:p>
          </table:table-cell>
          <table:table-cell office:value-type="float" office:value="83.7456" calcext:value-type="float">
            <text:p>83.7456</text:p>
          </table:table-cell>
          <table:table-cell office:value-type="float" office:value="83.6369" calcext:value-type="float">
            <text:p>83.6369</text:p>
          </table:table-cell>
          <table:table-cell office:value-type="float" office:value="83.7679" calcext:value-type="float">
            <text:p>83.7679</text:p>
          </table:table-cell>
          <table:table-cell office:value-type="float" office:value="83.6686" calcext:value-type="float">
            <text:p>83.6686</text:p>
          </table:table-cell>
          <table:table-cell office:value-type="float" office:value="83.5509" calcext:value-type="float">
            <text:p>83.5509</text:p>
          </table:table-cell>
          <table:table-cell office:value-type="float" office:value="83.9639" calcext:value-type="float">
            <text:p>83.9639</text:p>
          </table:table-cell>
          <table:table-cell table:number-columns-repeated="2" office:value-type="float" office:value="83.8166" calcext:value-type="float">
            <text:p>83.8166</text:p>
          </table:table-cell>
          <table:table-cell office:value-type="float" office:value="83.9226" calcext:value-type="float">
            <text:p>83.9226</text:p>
          </table:table-cell>
          <table:table-cell office:value-type="float" office:value="84.0298" calcext:value-type="float">
            <text:p>84.0298</text:p>
          </table:table-cell>
          <table:table-cell office:value-type="float" office:value="83.9405" calcext:value-type="float">
            <text:p>83.9405</text:p>
          </table:table-cell>
          <table:table-cell office:value-type="float" office:value="84.006" calcext:value-type="float">
            <text:p>84.006</text:p>
          </table:table-cell>
          <table:table-cell office:value-type="float" office:value="83.8393" calcext:value-type="float">
            <text:p>83.8393</text:p>
          </table:table-cell>
          <table:table-cell office:value-type="float" office:value="83.6647" calcext:value-type="float">
            <text:p>83.6647</text:p>
          </table:table-cell>
          <table:table-cell office:value-type="float" office:value="83.6036" calcext:value-type="float">
            <text:p>83.6036</text:p>
          </table:table-cell>
          <table:table-cell office:value-type="float" office:value="84.0958" calcext:value-type="float">
            <text:p>84.0958</text:p>
          </table:table-cell>
          <table:table-cell office:value-type="float" office:value="83.9096" calcext:value-type="float">
            <text:p>83.9096</text:p>
          </table:table-cell>
          <table:table-cell office:value-type="float" office:value="83.9941" calcext:value-type="float">
            <text:p>83.9941</text:p>
          </table:table-cell>
          <table:table-cell office:value-type="float" office:value="83.9762" calcext:value-type="float">
            <text:p>83.9762</text:p>
          </table:table-cell>
          <table:table-cell office:value-type="float" office:value="83.869" calcext:value-type="float">
            <text:p>83.869</text:p>
          </table:table-cell>
          <table:table-cell office:value-type="float" office:value="83.982" calcext:value-type="float">
            <text:p>83.982</text:p>
          </table:table-cell>
          <table:table-cell office:value-type="float" office:value="83.5536" calcext:value-type="float">
            <text:p>83.5536</text:p>
          </table:table-cell>
          <table:table-cell office:value-type="float" office:value="83.5503" calcext:value-type="float">
            <text:p>83.5503</text:p>
          </table:table-cell>
          <table:table-cell office:value-type="float" office:value="83.503" calcext:value-type="float">
            <text:p>83.503</text:p>
          </table:table-cell>
          <table:table-cell office:value-type="float" office:value="83.5325" calcext:value-type="float">
            <text:p>83.5325</text:p>
          </table:table-cell>
          <table:table-cell office:value-type="float" office:value="83.6982" calcext:value-type="float">
            <text:p>83.6982</text:p>
          </table:table-cell>
          <table:table-cell office:value-type="float" office:value="83.7337" calcext:value-type="float">
            <text:p>83.7337</text:p>
          </table:table-cell>
          <table:table-cell office:value-type="float" office:value="83.7798" calcext:value-type="float">
            <text:p>83.7798</text:p>
          </table:table-cell>
          <table:table-cell office:value-type="float" office:value="84.0769" calcext:value-type="float">
            <text:p>84.0769</text:p>
          </table:table-cell>
          <table:table-cell office:value-type="float" office:value="83.6467" calcext:value-type="float">
            <text:p>83.6467</text:p>
          </table:table-cell>
          <table:table-cell office:value-type="float" office:value="83.5893" calcext:value-type="float">
            <text:p>83.5893</text:p>
          </table:table-cell>
          <table:table-cell office:value-type="float" office:value="83.7917" calcext:value-type="float">
            <text:p>83.7917</text:p>
          </table:table-cell>
          <table:table-cell office:value-type="float" office:value="83.7798" calcext:value-type="float">
            <text:p>83.7798</text:p>
          </table:table-cell>
          <table:table-cell office:value-type="float" office:value="83.9053" calcext:value-type="float">
            <text:p>83.9053</text:p>
          </table:table-cell>
          <table:table-cell office:value-type="float" office:value="83.8107" calcext:value-type="float">
            <text:p>83.8107</text:p>
          </table:table-cell>
          <table:table-cell office:value-type="float" office:value="83.6982" calcext:value-type="float">
            <text:p>83.6982</text:p>
          </table:table-cell>
          <table:table-cell office:value-type="float" office:value="83.869" calcext:value-type="float">
            <text:p>83.869</text:p>
          </table:table-cell>
          <table:table-cell office:value-type="float" office:value="83.8333" calcext:value-type="float">
            <text:p>83.8333</text:p>
          </table:table-cell>
          <table:table-cell office:value-type="float" office:value="83.7751" calcext:value-type="float">
            <text:p>83.7751</text:p>
          </table:table-cell>
          <table:table-cell office:value-type="float" office:value="83.7619" calcext:value-type="float">
            <text:p>83.7619</text:p>
          </table:table-cell>
          <table:table-cell office:value-type="float" office:value="83.6805" calcext:value-type="float">
            <text:p>83.6805</text:p>
          </table:table-cell>
          <table:table-cell office:value-type="float" office:value="83.8817" calcext:value-type="float">
            <text:p>83.8817</text:p>
          </table:table-cell>
          <table:table-cell office:value-type="float" office:value="83.9162" calcext:value-type="float">
            <text:p>83.9162</text:p>
          </table:table-cell>
          <table:table-cell office:value-type="float" office:value="84.2426" calcext:value-type="float">
            <text:p>84.2426</text:p>
          </table:table-cell>
          <table:table-cell office:value-type="float" office:value="84.3846" calcext:value-type="float">
            <text:p>84.3846</text:p>
          </table:table-cell>
          <table:table-cell office:value-type="float" office:value="84.2959" calcext:value-type="float">
            <text:p>84.2959</text:p>
          </table:table-cell>
          <table:table-cell office:value-type="float" office:value="84.1302" calcext:value-type="float">
            <text:p>84.1302</text:p>
          </table:table-cell>
          <table:table-cell office:value-type="float" office:value="84.1834" calcext:value-type="float">
            <text:p>84.1834</text:p>
          </table:table-cell>
          <table:table-cell office:value-type="float" office:value="84.213" calcext:value-type="float">
            <text:p>84.213</text:p>
          </table:table-cell>
          <table:table-cell office:value-type="float" office:value="84.3333" calcext:value-type="float">
            <text:p>84.3333</text:p>
          </table:table-cell>
          <table:table-cell office:value-type="float" office:value="84.494" calcext:value-type="float">
            <text:p>84.494</text:p>
          </table:table-cell>
          <table:table-cell office:value-type="float" office:value="84.5655" calcext:value-type="float">
            <text:p>84.5655</text:p>
          </table:table-cell>
          <table:table-cell office:value-type="float" office:value="84.4024" calcext:value-type="float">
            <text:p>84.4024</text:p>
          </table:table-cell>
          <table:table-cell office:value-type="float" office:value="84.3669" calcext:value-type="float">
            <text:p>84.3669</text:p>
          </table:table-cell>
          <table:table-cell office:value-type="float" office:value="84.3609" calcext:value-type="float">
            <text:p>84.3609</text:p>
          </table:table-cell>
          <table:table-cell office:value-type="float" office:value="84.3631" calcext:value-type="float">
            <text:p>84.3631</text:p>
          </table:table-cell>
          <table:table-cell office:value-type="float" office:value="84.3512" calcext:value-type="float">
            <text:p>84.3512</text:p>
          </table:table-cell>
          <table:table-cell office:value-type="float" office:value="84.3571" calcext:value-type="float">
            <text:p>84.3571</text:p>
          </table:table-cell>
          <table:table-cell office:value-type="float" office:value="84.4881" calcext:value-type="float">
            <text:p>84.4881</text:p>
          </table:table-cell>
          <table:table-cell office:value-type="float" office:value="84.4911" calcext:value-type="float">
            <text:p>84.4911</text:p>
          </table:table-cell>
          <table:table-cell office:value-type="float" office:value="84.4379" calcext:value-type="float">
            <text:p>84.4379</text:p>
          </table:table-cell>
          <table:table-cell office:value-type="float" office:value="84.5621" calcext:value-type="float">
            <text:p>84.5621</text:p>
          </table:table-cell>
          <table:table-cell office:value-type="float" office:value="84.4438" calcext:value-type="float">
            <text:p>84.4438</text:p>
          </table:table-cell>
          <table:table-cell office:value-type="float" office:value="84.244" calcext:value-type="float">
            <text:p>84.244</text:p>
          </table:table-cell>
          <table:table-cell office:value-type="float" office:value="84.5385" calcext:value-type="float">
            <text:p>84.5385</text:p>
          </table:table-cell>
          <table:table-cell office:value-type="float" office:value="84.3373" calcext:value-type="float">
            <text:p>84.3373</text:p>
          </table:table-cell>
          <table:table-cell office:value-type="float" office:value="84.3491" calcext:value-type="float">
            <text:p>84.3491</text:p>
          </table:table-cell>
          <table:table-cell office:value-type="float" office:value="84.2071" calcext:value-type="float">
            <text:p>84.2071</text:p>
          </table:table-cell>
          <table:table-cell office:value-type="float" office:value="84.4024" calcext:value-type="float">
            <text:p>84.4024</text:p>
          </table:table-cell>
          <table:table-cell office:value-type="float" office:value="84.5858" calcext:value-type="float">
            <text:p>84.5858</text:p>
          </table:table-cell>
          <table:table-cell office:value-type="float" office:value="84.2899" calcext:value-type="float">
            <text:p>84.2899</text:p>
          </table:table-cell>
          <table:table-cell office:value-type="float" office:value="84.0119" calcext:value-type="float">
            <text:p>84.0119</text:p>
          </table:table-cell>
          <table:table-cell office:value-type="float" office:value="83.9172" calcext:value-type="float">
            <text:p>83.9172</text:p>
          </table:table-cell>
          <table:table-cell office:value-type="float" office:value="83.9583" calcext:value-type="float">
            <text:p>83.9583</text:p>
          </table:table-cell>
          <table:table-cell office:value-type="float" office:value="83.858" calcext:value-type="float">
            <text:p>83.858</text:p>
          </table:table-cell>
          <table:table-cell office:value-type="float" office:value="84.0059" calcext:value-type="float">
            <text:p>84.0059</text:p>
          </table:table-cell>
          <table:table-cell office:value-type="float" office:value="83.8521" calcext:value-type="float">
            <text:p>83.8521</text:p>
          </table:table-cell>
          <table:table-cell office:value-type="float" office:value="83.9643" calcext:value-type="float">
            <text:p>83.9643</text:p>
          </table:table-cell>
          <table:table-cell office:value-type="float" office:value="83.9286" calcext:value-type="float">
            <text:p>83.9286</text:p>
          </table:table-cell>
          <table:table-cell office:value-type="float" office:value="84.4734" calcext:value-type="float">
            <text:p>84.4734</text:p>
          </table:table-cell>
          <table:table-cell office:value-type="float" office:value="84.4142" calcext:value-type="float">
            <text:p>84.4142</text:p>
          </table:table-cell>
          <table:table-cell office:value-type="float" office:value="84.3274" calcext:value-type="float">
            <text:p>84.3274</text:p>
          </table:table-cell>
          <table:table-cell office:value-type="float" office:value="84.3114" calcext:value-type="float">
            <text:p>84.3114</text:p>
          </table:table-cell>
          <table:table-cell office:value-type="float" office:value="84.4643" calcext:value-type="float">
            <text:p>84.4643</text:p>
          </table:table-cell>
          <table:table-cell office:value-type="float" office:value="84.3314" calcext:value-type="float">
            <text:p>84.3314</text:p>
          </table:table-cell>
          <table:table-cell office:value-type="float" office:value="84.2899" calcext:value-type="float">
            <text:p>84.2899</text:p>
          </table:table-cell>
          <table:table-cell office:value-type="float" office:value="84.119" calcext:value-type="float">
            <text:p>84.119</text:p>
          </table:table-cell>
          <table:table-cell office:value-type="float" office:value="84.2899" calcext:value-type="float">
            <text:p>84.2899</text:p>
          </table:table-cell>
          <table:table-cell office:value-type="float" office:value="84.5444" calcext:value-type="float">
            <text:p>84.5444</text:p>
          </table:table-cell>
          <table:table-cell office:value-type="float" office:value="84.3373" calcext:value-type="float">
            <text:p>84.3373</text:p>
          </table:table-cell>
          <table:table-cell office:value-type="float" office:value="84.0828" calcext:value-type="float">
            <text:p>84.0828</text:p>
          </table:table-cell>
          <table:table-cell office:value-type="float" office:value="84.2143" calcext:value-type="float">
            <text:p>84.2143</text:p>
          </table:table-cell>
          <table:table-cell office:value-type="float" office:value="84.3333" calcext:value-type="float">
            <text:p>84.3333</text:p>
          </table:table-cell>
          <table:table-cell office:value-type="float" office:value="84.7321" calcext:value-type="float">
            <text:p>84.7321</text:p>
          </table:table-cell>
          <table:table-cell office:value-type="float" office:value="84.8571" calcext:value-type="float">
            <text:p>84.8571</text:p>
          </table:table-cell>
          <table:table-cell office:value-type="float" office:value="85.0479" calcext:value-type="float">
            <text:p>85.0479</text:p>
          </table:table-cell>
          <table:table-cell office:value-type="float" office:value="84.869" calcext:value-type="float">
            <text:p>84.869</text:p>
          </table:table-cell>
          <table:table-cell office:value-type="float" office:value="85.1377" calcext:value-type="float">
            <text:p>85.1377</text:p>
          </table:table-cell>
          <table:table-cell office:value-type="float" office:value="85.2722" calcext:value-type="float">
            <text:p>85.2722</text:p>
          </table:table-cell>
          <table:table-cell office:value-type="float" office:value="85.3512" calcext:value-type="float">
            <text:p>85.3512</text:p>
          </table:table-cell>
          <table:table-cell office:value-type="float" office:value="85.1317" calcext:value-type="float">
            <text:p>85.1317</text:p>
          </table:table-cell>
          <table:table-cell office:value-type="float" office:value="85.3018" calcext:value-type="float">
            <text:p>85.3018</text:p>
          </table:table-cell>
          <table:table-cell office:value-type="float" office:value="85.3846" calcext:value-type="float">
            <text:p>85.3846</text:p>
          </table:table-cell>
          <table:table-cell office:value-type="float" office:value="85.4639" calcext:value-type="float">
            <text:p>85.4639</text:p>
          </table:table-cell>
          <table:table-cell office:value-type="float" office:value="85.3537" calcext:value-type="float">
            <text:p>85.3537</text:p>
          </table:table-cell>
          <table:table-cell office:value-type="float" office:value="85.25" calcext:value-type="float">
            <text:p>85.25</text:p>
          </table:table-cell>
          <table:table-cell office:value-type="float" office:value="85.2663" calcext:value-type="float">
            <text:p>85.2663</text:p>
          </table:table-cell>
          <table:table-cell office:value-type="float" office:value="85.1479" calcext:value-type="float">
            <text:p>85.1479</text:p>
          </table:table-cell>
          <table:table-cell office:value-type="float" office:value="85.1317" calcext:value-type="float">
            <text:p>85.1317</text:p>
          </table:table-cell>
          <table:table-cell office:value-type="float" office:value="85.3832" calcext:value-type="float">
            <text:p>85.3832</text:p>
          </table:table-cell>
          <table:table-cell office:value-type="float" office:value="85.2722" calcext:value-type="float">
            <text:p>85.2722</text:p>
          </table:table-cell>
          <table:table-cell office:value-type="float" office:value="85.2189" calcext:value-type="float">
            <text:p>85.2189</text:p>
          </table:table-cell>
          <table:table-cell office:value-type="float" office:value="85.426" calcext:value-type="float">
            <text:p>85.426</text:p>
          </table:table-cell>
          <table:table-cell office:value-type="float" office:value="85.5148" calcext:value-type="float">
            <text:p>85.5148</text:p>
          </table:table-cell>
          <table:table-cell office:value-type="float" office:value="85.3869" calcext:value-type="float">
            <text:p>85.3869</text:p>
          </table:table-cell>
          <table:table-cell office:value-type="float" office:value="85.3095" calcext:value-type="float">
            <text:p>85.3095</text:p>
          </table:table-cell>
          <table:table-cell office:value-type="float" office:value="85.3491" calcext:value-type="float">
            <text:p>85.3491</text:p>
          </table:table-cell>
          <table:table-cell office:value-type="float" office:value="85.3846" calcext:value-type="float">
            <text:p>85.3846</text:p>
          </table:table-cell>
          <table:table-cell office:value-type="float" office:value="85.3905" calcext:value-type="float">
            <text:p>85.3905</text:p>
          </table:table-cell>
          <table:table-cell office:value-type="float" office:value="85.3195" calcext:value-type="float">
            <text:p>85.3195</text:p>
          </table:table-cell>
          <table:table-cell office:value-type="float" office:value="85.2321" calcext:value-type="float">
            <text:p>85.2321</text:p>
          </table:table-cell>
          <table:table-cell office:value-type="float" office:value="85.0059" calcext:value-type="float">
            <text:p>85.0059</text:p>
          </table:table-cell>
          <table:table-cell office:value-type="float" office:value="85.071" calcext:value-type="float">
            <text:p>85.071</text:p>
          </table:table-cell>
          <table:table-cell office:value-type="float" office:value="85.0414" calcext:value-type="float">
            <text:p>85.0414</text:p>
          </table:table-cell>
          <table:table-cell office:value-type="float" office:value="84.7101" calcext:value-type="float">
            <text:p>84.7101</text:p>
          </table:table-cell>
          <table:table-cell office:value-type="float" office:value="84.645" calcext:value-type="float">
            <text:p>84.645</text:p>
          </table:table-cell>
          <table:table-cell office:value-type="float" office:value="84.7041" calcext:value-type="float">
            <text:p>84.7041</text:p>
          </table:table-cell>
          <table:table-cell office:value-type="float" office:value="84.7633" calcext:value-type="float">
            <text:p>84.7633</text:p>
          </table:table-cell>
          <table:table-cell office:value-type="float" office:value="84.75" calcext:value-type="float">
            <text:p>84.75</text:p>
          </table:table-cell>
          <table:table-cell office:value-type="float" office:value="85.0838" calcext:value-type="float">
            <text:p>85.0838</text:p>
          </table:table-cell>
          <table:table-cell office:value-type="float" office:value="85" calcext:value-type="float">
            <text:p>85</text:p>
          </table:table-cell>
          <table:table-cell office:value-type="float" office:value="84.9704" calcext:value-type="float">
            <text:p>84.9704</text:p>
          </table:table-cell>
          <table:table-cell office:value-type="float" office:value="85.0355" calcext:value-type="float">
            <text:p>85.0355</text:p>
          </table:table-cell>
          <table:table-cell office:value-type="float" office:value="84.9408" calcext:value-type="float">
            <text:p>84.9408</text:p>
          </table:table-cell>
          <table:table-cell office:value-type="float" office:value="84.8698" calcext:value-type="float">
            <text:p>84.8698</text:p>
          </table:table-cell>
          <table:table-cell office:value-type="float" office:value="84.5858" calcext:value-type="float">
            <text:p>84.5858</text:p>
          </table:table-cell>
          <table:table-cell office:value-type="float" office:value="84.6331" calcext:value-type="float">
            <text:p>84.6331</text:p>
          </table:table-cell>
          <table:table-cell office:value-type="float" office:value="84.3136" calcext:value-type="float">
            <text:p>84.3136</text:p>
          </table:table-cell>
          <table:table-cell office:value-type="float" office:value="84.3571" calcext:value-type="float">
            <text:p>84.3571</text:p>
          </table:table-cell>
          <table:table-cell office:value-type="float" office:value="84.2071" calcext:value-type="float">
            <text:p>84.2071</text:p>
          </table:table-cell>
          <table:table-cell office:value-type="float" office:value="84.5325" calcext:value-type="float">
            <text:p>84.5325</text:p>
          </table:table-cell>
          <table:table-cell office:value-type="float" office:value="84.6095" calcext:value-type="float">
            <text:p>84.6095</text:p>
          </table:table-cell>
          <table:table-cell office:value-type="float" office:value="84.7917" calcext:value-type="float">
            <text:p>84.7917</text:p>
          </table:table-cell>
          <table:table-cell office:value-type="float" office:value="84.9048" calcext:value-type="float">
            <text:p>84.9048</text:p>
          </table:table-cell>
          <table:table-cell office:value-type="float" office:value="84.7143" calcext:value-type="float">
            <text:p>84.7143</text:p>
          </table:table-cell>
          <table:table-cell office:value-type="float" office:value="84.7456" calcext:value-type="float">
            <text:p>84.7456</text:p>
          </table:table-cell>
          <table:table-cell office:value-type="float" office:value="84.7101" calcext:value-type="float">
            <text:p>84.7101</text:p>
          </table:table-cell>
          <table:table-cell office:value-type="float" office:value="84.6864" calcext:value-type="float">
            <text:p>84.6864</text:p>
          </table:table-cell>
          <table:table-cell office:value-type="float" office:value="84.6036" calcext:value-type="float">
            <text:p>84.6036</text:p>
          </table:table-cell>
          <table:table-cell office:value-type="float" office:value="84.7425" calcext:value-type="float">
            <text:p>84.7425</text:p>
          </table:table-cell>
          <table:table-cell office:value-type="float" office:value="84.6095" calcext:value-type="float">
            <text:p>84.6095</text:p>
          </table:table-cell>
          <table:table-cell office:value-type="float" office:value="84.6272" calcext:value-type="float">
            <text:p>84.6272</text:p>
          </table:table-cell>
          <table:table-cell office:value-type="float" office:value="84.5503" calcext:value-type="float">
            <text:p>84.5503</text:p>
          </table:table-cell>
          <table:table-cell office:value-type="float" office:value="84.645" calcext:value-type="float">
            <text:p>84.645</text:p>
          </table:table-cell>
          <table:table-cell office:value-type="float" office:value="84.7041" calcext:value-type="float">
            <text:p>84.7041</text:p>
          </table:table-cell>
          <table:table-cell office:value-type="float" office:value="84.7278" calcext:value-type="float">
            <text:p>84.7278</text:p>
          </table:table-cell>
          <table:table-cell office:value-type="float" office:value="84.5325" calcext:value-type="float">
            <text:p>84.5325</text:p>
          </table:table-cell>
          <table:table-cell office:value-type="float" office:value="84.4821" calcext:value-type="float">
            <text:p>84.4821</text:p>
          </table:table-cell>
          <table:table-cell office:value-type="float" office:value="84.568" calcext:value-type="float">
            <text:p>84.568</text:p>
          </table:table-cell>
          <table:table-cell office:value-type="float" office:value="84.7784" calcext:value-type="float">
            <text:p>84.7784</text:p>
          </table:table-cell>
          <table:table-cell office:value-type="float" office:value="84.6982" calcext:value-type="float">
            <text:p>84.6982</text:p>
          </table:table-cell>
          <table:table-cell office:value-type="float" office:value="84.5976" calcext:value-type="float">
            <text:p>84.5976</text:p>
          </table:table-cell>
          <table:table-cell office:value-type="float" office:value="84.574" calcext:value-type="float">
            <text:p>84.574</text:p>
          </table:table-cell>
          <table:table-cell office:value-type="float" office:value="84.6036" calcext:value-type="float">
            <text:p>84.6036</text:p>
          </table:table-cell>
          <table:table-cell office:value-type="float" office:value="84.7456" calcext:value-type="float">
            <text:p>84.7456</text:p>
          </table:table-cell>
          <table:table-cell office:value-type="float" office:value="84.7396" calcext:value-type="float">
            <text:p>84.7396</text:p>
          </table:table-cell>
          <table:table-cell office:value-type="float" office:value="84.6826" calcext:value-type="float">
            <text:p>84.6826</text:p>
          </table:table-cell>
          <table:table-cell office:value-type="float" office:value="84.497" calcext:value-type="float">
            <text:p>84.497</text:p>
          </table:table-cell>
          <table:table-cell office:value-type="float" office:value="84.8373" calcext:value-type="float">
            <text:p>84.8373</text:p>
          </table:table-cell>
          <table:table-cell office:value-type="float" office:value="84.7425" calcext:value-type="float">
            <text:p>84.7425</text:p>
          </table:table-cell>
          <table:table-cell office:value-type="float" office:value="84.8343" calcext:value-type="float">
            <text:p>84.8343</text:p>
          </table:table-cell>
          <table:table-cell office:value-type="float" office:value="84.8935" calcext:value-type="float">
            <text:p>84.8935</text:p>
          </table:table-cell>
          <table:table-cell office:value-type="float" office:value="84.869" calcext:value-type="float">
            <text:p>84.869</text:p>
          </table:table-cell>
          <table:table-cell office:value-type="float" office:value="84.9464" calcext:value-type="float">
            <text:p>84.9464</text:p>
          </table:table-cell>
          <table:table-cell office:value-type="float" office:value="84.7143" calcext:value-type="float">
            <text:p>84.7143</text:p>
          </table:table-cell>
          <table:table-cell office:value-type="float" office:value="84.9349" calcext:value-type="float">
            <text:p>84.9349</text:p>
          </table:table-cell>
          <table:table-cell office:value-type="float" office:value="84.8521" calcext:value-type="float">
            <text:p>84.8521</text:p>
          </table:table-cell>
          <table:table-cell office:value-type="float" office:value="84.9524" calcext:value-type="float">
            <text:p>84.9524</text:p>
          </table:table-cell>
          <table:table-cell office:value-type="float" office:value="84.9821" calcext:value-type="float">
            <text:p>84.9821</text:p>
          </table:table-cell>
          <table:table-cell office:value-type="float" office:value="85.0473" calcext:value-type="float">
            <text:p>85.0473</text:p>
          </table:table-cell>
          <table:table-cell office:value-type="float" office:value="84.9645" calcext:value-type="float">
            <text:p>84.9645</text:p>
          </table:table-cell>
          <table:table-cell office:value-type="float" office:value="84.9231" calcext:value-type="float">
            <text:p>84.9231</text:p>
          </table:table-cell>
          <table:table-cell office:value-type="float" office:value="84.9583" calcext:value-type="float">
            <text:p>84.9583</text:p>
          </table:table-cell>
          <table:table-cell office:value-type="float" office:value="85.1302" calcext:value-type="float">
            <text:p>85.1302</text:p>
          </table:table-cell>
          <table:table-cell office:value-type="float" office:value="85.3095" calcext:value-type="float">
            <text:p>85.3095</text:p>
          </table:table-cell>
          <table:table-cell office:value-type="float" office:value="85.2663" calcext:value-type="float">
            <text:p>85.2663</text:p>
          </table:table-cell>
          <table:table-cell office:value-type="float" office:value="85.0828" calcext:value-type="float">
            <text:p>85.0828</text:p>
          </table:table-cell>
          <table:table-cell office:value-type="float" office:value="85.0592" calcext:value-type="float">
            <text:p>85.0592</text:p>
          </table:table-cell>
          <table:table-cell office:value-type="float" office:value="85.1834" calcext:value-type="float">
            <text:p>85.1834</text:p>
          </table:table-cell>
          <table:table-cell table:number-columns-repeated="2" office:value-type="float" office:value="85.1124" calcext:value-type="float">
            <text:p>85.1124</text:p>
          </table:table-cell>
          <table:table-cell office:value-type="float" office:value="85.0536" calcext:value-type="float">
            <text:p>85.0536</text:p>
          </table:table-cell>
          <table:table-cell office:value-type="float" office:value="85.0119" calcext:value-type="float">
            <text:p>85.0119</text:p>
          </table:table-cell>
          <table:table-cell office:value-type="float" office:value="85.0888" calcext:value-type="float">
            <text:p>85.0888</text:p>
          </table:table-cell>
          <table:table-cell office:value-type="float" office:value="85.0059" calcext:value-type="float">
            <text:p>85.0059</text:p>
          </table:table-cell>
          <table:table-cell office:value-type="float" office:value="84.8994" calcext:value-type="float">
            <text:p>84.8994</text:p>
          </table:table-cell>
          <table:table-cell office:value-type="float" office:value="84.8166" calcext:value-type="float">
            <text:p>84.8166</text:p>
          </table:table-cell>
          <table:table-cell office:value-type="float" office:value="84.716" calcext:value-type="float">
            <text:p>84.716</text:p>
          </table:table-cell>
          <table:table-cell office:value-type="float" office:value="84.5655" calcext:value-type="float">
            <text:p>84.5655</text:p>
          </table:table-cell>
          <table:table-cell office:value-type="float" office:value="84.5774" calcext:value-type="float">
            <text:p>84.5774</text:p>
          </table:table-cell>
          <table:table-cell office:value-type="float" office:value="84.4107" calcext:value-type="float">
            <text:p>84.4107</text:p>
          </table:table-cell>
          <table:table-cell office:value-type="float" office:value="84.5476" calcext:value-type="float">
            <text:p>84.5476</text:p>
          </table:table-cell>
          <table:table-cell office:value-type="float" office:value="84.6568" calcext:value-type="float">
            <text:p>84.6568</text:p>
          </table:table-cell>
          <table:table-cell office:value-type="float" office:value="84.5444" calcext:value-type="float">
            <text:p>84.5444</text:p>
          </table:table-cell>
          <table:table-cell office:value-type="float" office:value="84.4615" calcext:value-type="float">
            <text:p>84.4615</text:p>
          </table:table-cell>
          <table:table-cell office:value-type="float" office:value="84.5444" calcext:value-type="float">
            <text:p>84.5444</text:p>
          </table:table-cell>
          <table:table-cell office:value-type="float" office:value="84.5621" calcext:value-type="float">
            <text:p>84.5621</text:p>
          </table:table-cell>
          <table:table-cell office:value-type="float" office:value="84.568" calcext:value-type="float">
            <text:p>84.568</text:p>
          </table:table-cell>
          <table:table-cell office:value-type="float" office:value="84.4438" calcext:value-type="float">
            <text:p>84.4438</text:p>
          </table:table-cell>
          <table:table-cell office:value-type="float" office:value="84.3353" calcext:value-type="float">
            <text:p>84.3353</text:p>
          </table:table-cell>
          <table:table-cell office:value-type="float" office:value="84.5917" calcext:value-type="float">
            <text:p>84.5917</text:p>
          </table:table-cell>
          <table:table-cell office:value-type="float" office:value="84.6982" calcext:value-type="float">
            <text:p>84.6982</text:p>
          </table:table-cell>
          <table:table-cell office:value-type="float" office:value="84.5266" calcext:value-type="float">
            <text:p>84.5266</text:p>
          </table:table-cell>
          <table:table-cell office:value-type="float" office:value="84.4911" calcext:value-type="float">
            <text:p>84.4911</text:p>
          </table:table-cell>
          <table:table-cell office:value-type="float" office:value="84.6095" calcext:value-type="float">
            <text:p>84.6095</text:p>
          </table:table-cell>
          <table:table-cell office:value-type="float" office:value="84.4083" calcext:value-type="float">
            <text:p>84.4083</text:p>
          </table:table-cell>
          <table:table-cell office:value-type="float" office:value="84.3491" calcext:value-type="float">
            <text:p>84.3491</text:p>
          </table:table-cell>
          <table:table-cell office:value-type="float" office:value="84.142" calcext:value-type="float">
            <text:p>84.142</text:p>
          </table:table-cell>
          <table:table-cell office:value-type="float" office:value="84.0769" calcext:value-type="float">
            <text:p>84.0769</text:p>
          </table:table-cell>
          <table:table-cell office:value-type="float" office:value="84.3728" calcext:value-type="float">
            <text:p>84.3728</text:p>
          </table:table-cell>
          <table:table-cell office:value-type="float" office:value="84.3393" calcext:value-type="float">
            <text:p>84.3393</text:p>
          </table:table-cell>
          <table:table-cell office:value-type="float" office:value="84.6607" calcext:value-type="float">
            <text:p>84.6607</text:p>
          </table:table-cell>
          <table:table-cell office:value-type="float" office:value="84.6036" calcext:value-type="float">
            <text:p>84.6036</text:p>
          </table:table-cell>
          <table:table-cell office:value-type="float" office:value="84.5089" calcext:value-type="float">
            <text:p>84.5089</text:p>
          </table:table-cell>
          <table:table-cell office:value-type="float" office:value="84.3195" calcext:value-type="float">
            <text:p>84.3195</text:p>
          </table:table-cell>
          <table:table-cell office:value-type="float" office:value="84.2485" calcext:value-type="float">
            <text:p>84.2485</text:p>
          </table:table-cell>
          <table:table-cell office:value-type="float" office:value="84.1893" calcext:value-type="float">
            <text:p>84.1893</text:p>
          </table:table-cell>
          <table:table-cell office:value-type="float" office:value="84.1065" calcext:value-type="float">
            <text:p>84.1065</text:p>
          </table:table-cell>
          <table:table-cell office:value-type="float" office:value="84.1598" calcext:value-type="float">
            <text:p>84.1598</text:p>
          </table:table-cell>
          <table:table-cell office:value-type="float" office:value="84.2308" calcext:value-type="float">
            <text:p>84.2308</text:p>
          </table:table-cell>
          <table:table-cell office:value-type="float" office:value="84.2189" calcext:value-type="float">
            <text:p>84.2189</text:p>
          </table:table-cell>
          <table:table-cell office:value-type="float" office:value="84.1006" calcext:value-type="float">
            <text:p>84.1006</text:p>
          </table:table-cell>
          <table:table-cell office:value-type="float" office:value="84.1302" calcext:value-type="float">
            <text:p>84.1302</text:p>
          </table:table-cell>
          <table:table-cell office:value-type="float" office:value="84.3314" calcext:value-type="float">
            <text:p>84.3314</text:p>
          </table:table-cell>
          <table:table-cell office:value-type="float" office:value="84.3631" calcext:value-type="float">
            <text:p>84.3631</text:p>
          </table:table-cell>
          <table:table-cell office:value-type="float" office:value="84.4793" calcext:value-type="float">
            <text:p>84.4793</text:p>
          </table:table-cell>
          <table:table-cell office:value-type="float" office:value="84.2635" calcext:value-type="float">
            <text:p>84.2635</text:p>
          </table:table-cell>
          <table:table-cell office:value-type="float" office:value="84.4286" calcext:value-type="float">
            <text:p>84.4286</text:p>
          </table:table-cell>
          <table:table-cell office:value-type="float" office:value="84.4731" calcext:value-type="float">
            <text:p>84.4731</text:p>
          </table:table-cell>
          <table:table-cell office:value-type="float" office:value="84.2485" calcext:value-type="float">
            <text:p>84.2485</text:p>
          </table:table-cell>
          <table:table-cell office:value-type="float" office:value="84.4583" calcext:value-type="float">
            <text:p>84.4583</text:p>
          </table:table-cell>
          <table:table-cell office:value-type="float" office:value="84.3393" calcext:value-type="float">
            <text:p>84.3393</text:p>
          </table:table-cell>
          <table:table-cell office:value-type="float" office:value="84.6369" calcext:value-type="float">
            <text:p>84.6369</text:p>
          </table:table-cell>
          <table:table-cell office:value-type="float" office:value="84.6509" calcext:value-type="float">
            <text:p>84.6509</text:p>
          </table:table-cell>
          <table:table-cell office:value-type="float" office:value="84.6905" calcext:value-type="float">
            <text:p>84.6905</text:p>
          </table:table-cell>
          <table:table-cell office:value-type="float" office:value="84.4615" calcext:value-type="float">
            <text:p>84.4615</text:p>
          </table:table-cell>
          <table:table-cell office:value-type="float" office:value="84.503" calcext:value-type="float">
            <text:p>84.503</text:p>
          </table:table-cell>
          <table:table-cell office:value-type="float" office:value="84.6036" calcext:value-type="float">
            <text:p>84.6036</text:p>
          </table:table-cell>
          <table:table-cell office:value-type="float" office:value="84.7337" calcext:value-type="float">
            <text:p>84.7337</text:p>
          </table:table-cell>
          <table:table-cell office:value-type="float" office:value="84.6154" calcext:value-type="float">
            <text:p>84.6154</text:p>
          </table:table-cell>
          <table:table-cell office:value-type="float" office:value="84.8393" calcext:value-type="float">
            <text:p>84.8393</text:p>
          </table:table-cell>
          <table:table-cell office:value-type="float" office:value="84.6287" calcext:value-type="float">
            <text:p>84.6287</text:p>
          </table:table-cell>
          <table:table-cell office:value-type="float" office:value="84.8402" calcext:value-type="float">
            <text:p>84.8402</text:p>
          </table:table-cell>
          <table:table-cell office:value-type="float" office:value="84.7278" calcext:value-type="float">
            <text:p>84.7278</text:p>
          </table:table-cell>
          <table:table-cell office:value-type="float" office:value="84.7857" calcext:value-type="float">
            <text:p>84.7857</text:p>
          </table:table-cell>
          <table:table-cell office:value-type="float" office:value="84.7692" calcext:value-type="float">
            <text:p>84.7692</text:p>
          </table:table-cell>
          <table:table-cell office:value-type="float" office:value="84.619" calcext:value-type="float">
            <text:p>84.619</text:p>
          </table:table-cell>
          <table:table-cell office:value-type="float" office:value="84.4615" calcext:value-type="float">
            <text:p>84.4615</text:p>
          </table:table-cell>
          <table:table-cell office:value-type="float" office:value="84.4201" calcext:value-type="float">
            <text:p>84.4201</text:p>
          </table:table-cell>
          <table:table-cell office:value-type="float" office:value="84.2738" calcext:value-type="float">
            <text:p>84.2738</text:p>
          </table:table-cell>
          <table:table-cell office:value-type="float" office:value="84.3018" calcext:value-type="float">
            <text:p>84.3018</text:p>
          </table:table-cell>
          <table:table-cell office:value-type="float" office:value="84.2249" calcext:value-type="float">
            <text:p>84.2249</text:p>
          </table:table-cell>
          <table:table-cell office:value-type="float" office:value="84.1479" calcext:value-type="float">
            <text:p>84.1479</text:p>
          </table:table-cell>
          <table:table-cell office:value-type="float" office:value="84.0888" calcext:value-type="float">
            <text:p>84.0888</text:p>
          </table:table-cell>
          <table:table-cell office:value-type="float" office:value="83.8988" calcext:value-type="float">
            <text:p>83.8988</text:p>
          </table:table-cell>
          <table:table-cell office:value-type="float" office:value="83.7101" calcext:value-type="float">
            <text:p>83.7101</text:p>
          </table:table-cell>
          <table:table-cell office:value-type="float" office:value="83.6272" calcext:value-type="float">
            <text:p>83.6272</text:p>
          </table:table-cell>
          <table:table-cell office:value-type="float" office:value="83.6213" calcext:value-type="float">
            <text:p>83.6213</text:p>
          </table:table-cell>
          <table:table-cell office:value-type="float" office:value="83.7041" calcext:value-type="float">
            <text:p>83.7041</text:p>
          </table:table-cell>
          <table:table-cell office:value-type="float" office:value="83.645" calcext:value-type="float">
            <text:p>83.645</text:p>
          </table:table-cell>
          <table:table-cell office:value-type="float" office:value="83.6213" calcext:value-type="float">
            <text:p>83.6213</text:p>
          </table:table-cell>
          <table:table-cell office:value-type="float" office:value="83.869" calcext:value-type="float">
            <text:p>83.869</text:p>
          </table:table-cell>
          <table:table-cell office:value-type="float" office:value="83.8521" calcext:value-type="float">
            <text:p>83.8521</text:p>
          </table:table-cell>
          <table:table-cell office:value-type="float" office:value="83.4793" calcext:value-type="float">
            <text:p>83.4793</text:p>
          </table:table-cell>
          <table:table-cell office:value-type="float" office:value="83.5207" calcext:value-type="float">
            <text:p>83.5207</text:p>
          </table:table-cell>
          <table:table-cell office:value-type="float" office:value="83.4615" calcext:value-type="float">
            <text:p>83.4615</text:p>
          </table:table-cell>
          <table:table-cell office:value-type="float" office:value="83.2367" calcext:value-type="float">
            <text:p>83.2367</text:p>
          </table:table-cell>
          <table:table-cell office:value-type="float" office:value="83.2249" calcext:value-type="float">
            <text:p>83.2249</text:p>
          </table:table-cell>
          <table:table-cell office:value-type="float" office:value="83.2189" calcext:value-type="float">
            <text:p>83.2189</text:p>
          </table:table-cell>
          <table:table-cell office:value-type="float" office:value="83.1657" calcext:value-type="float">
            <text:p>83.1657</text:p>
          </table:table-cell>
          <table:table-cell office:value-type="float" office:value="83.381" calcext:value-type="float">
            <text:p>83.381</text:p>
          </table:table-cell>
          <table:table-cell office:value-type="float" office:value="83.3274" calcext:value-type="float">
            <text:p>83.3274</text:p>
          </table:table-cell>
          <table:table-cell office:value-type="float" office:value="83.3077" calcext:value-type="float">
            <text:p>83.3077</text:p>
          </table:table-cell>
          <table:table-cell office:value-type="float" office:value="83.1538" calcext:value-type="float">
            <text:p>83.1538</text:p>
          </table:table-cell>
          <table:table-cell office:value-type="float" office:value="83.0118" calcext:value-type="float">
            <text:p>83.0118</text:p>
          </table:table-cell>
          <table:table-cell office:value-type="float" office:value="82.8994" calcext:value-type="float">
            <text:p>82.8994</text:p>
          </table:table-cell>
          <table:table-cell office:value-type="float" office:value="82.858" calcext:value-type="float">
            <text:p>82.858</text:p>
          </table:table-cell>
          <table:table-cell office:value-type="float" office:value="82.7929" calcext:value-type="float">
            <text:p>82.7929</text:p>
          </table:table-cell>
          <table:table-cell office:value-type="float" office:value="82.6509" calcext:value-type="float">
            <text:p>82.6509</text:p>
          </table:table-cell>
          <table:table-cell office:value-type="float" office:value="82.9053" calcext:value-type="float">
            <text:p>82.9053</text:p>
          </table:table-cell>
          <table:table-cell office:value-type="float" office:value="82.7929" calcext:value-type="float">
            <text:p>82.7929</text:p>
          </table:table-cell>
          <table:table-cell office:value-type="float" office:value="82.6923" calcext:value-type="float">
            <text:p>82.6923</text:p>
          </table:table-cell>
          <table:table-cell office:value-type="float" office:value="82.6568" calcext:value-type="float">
            <text:p>82.6568</text:p>
          </table:table-cell>
          <table:table-cell office:value-type="float" office:value="82.5976" calcext:value-type="float">
            <text:p>82.5976</text:p>
          </table:table-cell>
          <table:table-cell office:value-type="float" office:value="82.5389" calcext:value-type="float">
            <text:p>82.5389</text:p>
          </table:table-cell>
          <table:table-cell office:value-type="float" office:value="82.7976" calcext:value-type="float">
            <text:p>82.7976</text:p>
          </table:table-cell>
          <table:table-cell office:value-type="float" office:value="82.8876" calcext:value-type="float">
            <text:p>82.8876</text:p>
          </table:table-cell>
          <table:table-cell office:value-type="float" office:value="82.8988" calcext:value-type="float">
            <text:p>82.8988</text:p>
          </table:table-cell>
          <table:table-cell office:value-type="float" office:value="82.7278" calcext:value-type="float">
            <text:p>82.7278</text:p>
          </table:table-cell>
          <table:table-cell office:value-type="float" office:value="82.5562" calcext:value-type="float">
            <text:p>82.5562</text:p>
          </table:table-cell>
          <table:table-cell office:value-type="float" office:value="82.5503" calcext:value-type="float">
            <text:p>82.5503</text:p>
          </table:table-cell>
          <table:table-cell office:value-type="float" office:value="82.5119" calcext:value-type="float">
            <text:p>82.5119</text:p>
          </table:table-cell>
          <table:table-cell office:value-type="float" office:value="82.4702" calcext:value-type="float">
            <text:p>82.4702</text:p>
          </table:table-cell>
          <table:table-cell office:value-type="float" office:value="82.381" calcext:value-type="float">
            <text:p>82.381</text:p>
          </table:table-cell>
          <table:table-cell office:value-type="float" office:value="82.3373" calcext:value-type="float">
            <text:p>82.3373</text:p>
          </table:table-cell>
          <table:table-cell office:value-type="float" office:value="82.2071" calcext:value-type="float">
            <text:p>82.2071</text:p>
          </table:table-cell>
          <table:table-cell office:value-type="float" office:value="82.0417" calcext:value-type="float">
            <text:p>82.0417</text:p>
          </table:table-cell>
          <table:table-cell office:value-type="float" office:value="82.2012" calcext:value-type="float">
            <text:p>82.2012</text:p>
          </table:table-cell>
          <table:table-cell office:value-type="float" office:value="82.3393" calcext:value-type="float">
            <text:p>82.3393</text:p>
          </table:table-cell>
          <table:table-cell office:value-type="float" office:value="82.1953" calcext:value-type="float">
            <text:p>82.1953</text:p>
          </table:table-cell>
          <table:table-cell office:value-type="float" office:value="81.9704" calcext:value-type="float">
            <text:p>81.9704</text:p>
          </table:table-cell>
          <table:table-cell office:value-type="float" office:value="81.8639" calcext:value-type="float">
            <text:p>81.8639</text:p>
          </table:table-cell>
          <table:table-cell office:value-type="float" office:value="82.0237" calcext:value-type="float">
            <text:p>82.0237</text:p>
          </table:table-cell>
          <table:table-cell office:value-type="float" office:value="81.994" calcext:value-type="float">
            <text:p>81.994</text:p>
          </table:table-cell>
          <table:table-cell office:value-type="float" office:value="82.244" calcext:value-type="float">
            <text:p>82.244</text:p>
          </table:table-cell>
          <table:table-cell office:value-type="float" office:value="82.3018" calcext:value-type="float">
            <text:p>82.3018</text:p>
          </table:table-cell>
          <table:table-cell office:value-type="float" office:value="82.3314" calcext:value-type="float">
            <text:p>82.3314</text:p>
          </table:table-cell>
          <table:table-cell office:value-type="float" office:value="82.3077" calcext:value-type="float">
            <text:p>82.3077</text:p>
          </table:table-cell>
          <table:table-cell office:value-type="float" office:value="82.3609" calcext:value-type="float">
            <text:p>82.3609</text:p>
          </table:table-cell>
          <table:table-cell table:number-columns-repeated="2" office:value-type="float" office:value="82.3846" calcext:value-type="float">
            <text:p>82.3846</text:p>
          </table:table-cell>
          <table:table-cell office:value-type="float" office:value="82.3373" calcext:value-type="float">
            <text:p>82.3373</text:p>
          </table:table-cell>
          <table:table-cell office:value-type="float" office:value="82.4556" calcext:value-type="float">
            <text:p>82.4556</text:p>
          </table:table-cell>
          <table:table-cell office:value-type="float" office:value="82.3669" calcext:value-type="float">
            <text:p>82.3669</text:p>
          </table:table-cell>
          <table:table-cell office:value-type="float" office:value="82.5629" calcext:value-type="float">
            <text:p>82.5629</text:p>
          </table:table-cell>
          <table:table-cell office:value-type="float" office:value="82.5179" calcext:value-type="float">
            <text:p>82.5179</text:p>
          </table:table-cell>
          <table:table-cell office:value-type="float" office:value="82.3254" calcext:value-type="float">
            <text:p>82.3254</text:p>
          </table:table-cell>
          <table:table-cell table:number-columns-repeated="2" office:value-type="float" office:value="82.426" calcext:value-type="float">
            <text:p>82.426</text:p>
          </table:table-cell>
          <table:table-cell office:value-type="float" office:value="82.3905" calcext:value-type="float">
            <text:p>82.3905</text:p>
          </table:table-cell>
          <table:table-cell office:value-type="float" office:value="82.4142" calcext:value-type="float">
            <text:p>82.4142</text:p>
          </table:table-cell>
          <table:table-cell office:value-type="float" office:value="82.3869" calcext:value-type="float">
            <text:p>82.3869</text:p>
          </table:table-cell>
          <table:table-cell office:value-type="float" office:value="82.4852" calcext:value-type="float">
            <text:p>82.4852</text:p>
          </table:table-cell>
          <table:table-cell office:value-type="float" office:value="82.4615" calcext:value-type="float">
            <text:p>82.4615</text:p>
          </table:table-cell>
          <table:table-cell office:value-type="float" office:value="82.4201" calcext:value-type="float">
            <text:p>82.4201</text:p>
          </table:table-cell>
          <table:table-cell office:value-type="float" office:value="82.3728" calcext:value-type="float">
            <text:p>82.3728</text:p>
          </table:table-cell>
          <table:table-cell table:number-columns-repeated="2" office:value-type="float" office:value="82.6213" calcext:value-type="float">
            <text:p>82.6213</text:p>
          </table:table-cell>
          <table:table-cell office:value-type="float" office:value="82.6391" calcext:value-type="float">
            <text:p>82.6391</text:p>
          </table:table-cell>
          <table:table-cell office:value-type="float" office:value="82.5774" calcext:value-type="float">
            <text:p>82.5774</text:p>
          </table:table-cell>
          <table:table-cell office:value-type="float" office:value="82.4201" calcext:value-type="float">
            <text:p>82.4201</text:p>
          </table:table-cell>
          <table:table-cell office:value-type="float" office:value="82.5917" calcext:value-type="float">
            <text:p>82.5917</text:p>
          </table:table-cell>
          <table:table-cell office:value-type="float" office:value="82.5298" calcext:value-type="float">
            <text:p>82.5298</text:p>
          </table:table-cell>
          <table:table-cell office:value-type="float" office:value="82.5207" calcext:value-type="float">
            <text:p>82.5207</text:p>
          </table:table-cell>
          <table:table-cell office:value-type="float" office:value="82.5952" calcext:value-type="float">
            <text:p>82.5952</text:p>
          </table:table-cell>
          <table:table-cell office:value-type="float" office:value="82.7456" calcext:value-type="float">
            <text:p>82.7456</text:p>
          </table:table-cell>
          <table:table-cell office:value-type="float" office:value="82.5952" calcext:value-type="float">
            <text:p>82.5952</text:p>
          </table:table-cell>
          <table:table-cell office:value-type="float" office:value="82.9112" calcext:value-type="float">
            <text:p>82.9112</text:p>
          </table:table-cell>
          <table:table-cell office:value-type="float" office:value="82.8402" calcext:value-type="float">
            <text:p>82.8402</text:p>
          </table:table-cell>
          <table:table-cell office:value-type="float" office:value="82.8521" calcext:value-type="float">
            <text:p>82.8521</text:p>
          </table:table-cell>
          <table:table-cell office:value-type="float" office:value="82.7811" calcext:value-type="float">
            <text:p>82.7811</text:p>
          </table:table-cell>
          <table:table-cell office:value-type="float" office:value="82.6923" calcext:value-type="float">
            <text:p>82.6923</text:p>
          </table:table-cell>
          <table:table-cell office:value-type="float" office:value="82.7929" calcext:value-type="float">
            <text:p>82.7929</text:p>
          </table:table-cell>
          <table:table-cell office:value-type="float" office:value="82.8639" calcext:value-type="float">
            <text:p>82.8639</text:p>
          </table:table-cell>
          <table:table-cell office:value-type="float" office:value="82.8817" calcext:value-type="float">
            <text:p>82.8817</text:p>
          </table:table-cell>
          <table:table-cell office:value-type="float" office:value="82.8333" calcext:value-type="float">
            <text:p>82.8333</text:p>
          </table:table-cell>
          <table:table-cell office:value-type="float" office:value="82.787" calcext:value-type="float">
            <text:p>82.787</text:p>
          </table:table-cell>
          <table:table-cell office:value-type="float" office:value="82.7811" calcext:value-type="float">
            <text:p>82.7811</text:p>
          </table:table-cell>
          <table:table-cell office:value-type="float" office:value="82.8284" calcext:value-type="float">
            <text:p>82.8284</text:p>
          </table:table-cell>
          <table:table-cell office:value-type="float" office:value="82.5917" calcext:value-type="float">
            <text:p>82.5917</text:p>
          </table:table-cell>
          <table:table-cell office:value-type="float" office:value="82.787" calcext:value-type="float">
            <text:p>82.787</text:p>
          </table:table-cell>
          <table:table-cell office:value-type="float" office:value="82.7692" calcext:value-type="float">
            <text:p>82.7692</text:p>
          </table:table-cell>
          <table:table-cell office:value-type="float" office:value="83.0651" calcext:value-type="float">
            <text:p>83.0651</text:p>
          </table:table-cell>
          <table:table-cell office:value-type="float" office:value="83.0296" calcext:value-type="float">
            <text:p>83.0296</text:p>
          </table:table-cell>
          <table:table-cell office:value-type="float" office:value="82.9527" calcext:value-type="float">
            <text:p>82.9527</text:p>
          </table:table-cell>
          <table:table-cell office:value-type="float" office:value="82.9941" calcext:value-type="float">
            <text:p>82.9941</text:p>
          </table:table-cell>
          <table:table-cell office:value-type="float" office:value="82.9231" calcext:value-type="float">
            <text:p>82.9231</text:p>
          </table:table-cell>
          <table:table-cell office:value-type="float" office:value="82.9704" calcext:value-type="float">
            <text:p>82.9704</text:p>
          </table:table-cell>
          <table:table-cell office:value-type="float" office:value="82.9112" calcext:value-type="float">
            <text:p>82.9112</text:p>
          </table:table-cell>
          <table:table-cell office:value-type="float" office:value="82.9586" calcext:value-type="float">
            <text:p>82.9586</text:p>
          </table:table-cell>
          <table:table-cell office:value-type="float" office:value="82.8284" calcext:value-type="float">
            <text:p>82.8284</text:p>
          </table:table-cell>
          <table:table-cell office:value-type="float" office:value="82.9821" calcext:value-type="float">
            <text:p>82.9821</text:p>
          </table:table-cell>
          <table:table-cell office:value-type="float" office:value="82.9053" calcext:value-type="float">
            <text:p>82.9053</text:p>
          </table:table-cell>
          <table:table-cell office:value-type="float" office:value="82.8343" calcext:value-type="float">
            <text:p>82.8343</text:p>
          </table:table-cell>
          <table:table-cell office:value-type="float" office:value="82.6686" calcext:value-type="float">
            <text:p>82.6686</text:p>
          </table:table-cell>
          <table:table-cell office:value-type="float" office:value="82.4762" calcext:value-type="float">
            <text:p>82.4762</text:p>
          </table:table-cell>
          <table:table-cell office:value-type="float" office:value="82.7988" calcext:value-type="float">
            <text:p>82.7988</text:p>
          </table:table-cell>
          <table:table-cell office:value-type="float" office:value="82.8036" calcext:value-type="float">
            <text:p>82.8036</text:p>
          </table:table-cell>
          <table:table-cell office:value-type="float" office:value="82.7751" calcext:value-type="float">
            <text:p>82.7751</text:p>
          </table:table-cell>
          <table:table-cell office:value-type="float" office:value="82.716" calcext:value-type="float">
            <text:p>82.716</text:p>
          </table:table-cell>
          <table:table-cell office:value-type="float" office:value="82.5858" calcext:value-type="float">
            <text:p>82.5858</text:p>
          </table:table-cell>
          <table:table-cell office:value-type="float" office:value="82.6568" calcext:value-type="float">
            <text:p>82.6568</text:p>
          </table:table-cell>
          <table:table-cell office:value-type="float" office:value="82.4083" calcext:value-type="float">
            <text:p>82.4083</text:p>
          </table:table-cell>
          <table:table-cell office:value-type="float" office:value="82.2426" calcext:value-type="float">
            <text:p>82.2426</text:p>
          </table:table-cell>
          <table:table-cell office:value-type="float" office:value="82.0828" calcext:value-type="float">
            <text:p>82.0828</text:p>
          </table:table-cell>
          <table:table-cell office:value-type="float" office:value="82.1726" calcext:value-type="float">
            <text:p>82.1726</text:p>
          </table:table-cell>
          <table:table-cell office:value-type="float" office:value="82.1488" calcext:value-type="float">
            <text:p>82.1488</text:p>
          </table:table-cell>
          <table:table-cell office:value-type="float" office:value="82.1479" calcext:value-type="float">
            <text:p>82.1479</text:p>
          </table:table-cell>
          <table:table-cell office:value-type="float" office:value="82.0473" calcext:value-type="float">
            <text:p>82.0473</text:p>
          </table:table-cell>
          <table:table-cell office:value-type="float" office:value="82.0828" calcext:value-type="float">
            <text:p>82.0828</text:p>
          </table:table-cell>
          <table:table-cell office:value-type="float" office:value="82.0178" calcext:value-type="float">
            <text:p>82.0178</text:p>
          </table:table-cell>
          <table:table-cell office:value-type="float" office:value="82.0414" calcext:value-type="float">
            <text:p>82.0414</text:p>
          </table:table-cell>
          <table:table-cell office:value-type="float" office:value="82.0769" calcext:value-type="float">
            <text:p>82.0769</text:p>
          </table:table-cell>
          <table:table-cell office:value-type="float" office:value="82.0059" calcext:value-type="float">
            <text:p>82.0059</text:p>
          </table:table-cell>
          <table:table-cell office:value-type="float" office:value="81.6805" calcext:value-type="float">
            <text:p>81.6805</text:p>
          </table:table-cell>
          <table:table-cell office:value-type="float" office:value="81.574" calcext:value-type="float">
            <text:p>81.574</text:p>
          </table:table-cell>
          <table:table-cell office:value-type="float" office:value="81.8631" calcext:value-type="float">
            <text:p>81.8631</text:p>
          </table:table-cell>
          <table:table-cell table:number-columns-repeated="2" office:value-type="float" office:value="82.0178" calcext:value-type="float">
            <text:p>82.0178</text:p>
          </table:table-cell>
          <table:table-cell office:value-type="float" office:value="81.8521" calcext:value-type="float">
            <text:p>81.8521</text:p>
          </table:table-cell>
          <table:table-cell office:value-type="float" office:value="81.7337" calcext:value-type="float">
            <text:p>81.7337</text:p>
          </table:table-cell>
          <table:table-cell office:value-type="float" office:value="81.7219" calcext:value-type="float">
            <text:p>81.7219</text:p>
          </table:table-cell>
          <table:table-cell office:value-type="float" office:value="81.8503" calcext:value-type="float">
            <text:p>81.8503</text:p>
          </table:table-cell>
          <table:table-cell office:value-type="float" office:value="82.3373" calcext:value-type="float">
            <text:p>82.3373</text:p>
          </table:table-cell>
          <table:table-cell office:value-type="float" office:value="82.2367" calcext:value-type="float">
            <text:p>82.2367</text:p>
          </table:table-cell>
          <table:table-cell office:value-type="float" office:value="82.25" calcext:value-type="float">
            <text:p>82.25</text:p>
          </table:table-cell>
          <table:table-cell office:value-type="float" office:value="82.3333" calcext:value-type="float">
            <text:p>82.3333</text:p>
          </table:table-cell>
          <table:table-cell office:value-type="float" office:value="82.4083" calcext:value-type="float">
            <text:p>82.4083</text:p>
          </table:table-cell>
          <table:table-cell office:value-type="float" office:value="82.4438" calcext:value-type="float">
            <text:p>82.4438</text:p>
          </table:table-cell>
          <table:table-cell office:value-type="float" office:value="82.6071" calcext:value-type="float">
            <text:p>82.6071</text:p>
          </table:table-cell>
          <table:table-cell office:value-type="float" office:value="82.6746" calcext:value-type="float">
            <text:p>82.6746</text:p>
          </table:table-cell>
          <table:table-cell office:value-type="float" office:value="82.7679" calcext:value-type="float">
            <text:p>82.7679</text:p>
          </table:table-cell>
          <table:table-cell office:value-type="float" office:value="82.645" calcext:value-type="float">
            <text:p>82.645</text:p>
          </table:table-cell>
          <table:table-cell office:value-type="float" office:value="82.6627" calcext:value-type="float">
            <text:p>82.6627</text:p>
          </table:table-cell>
          <table:table-cell office:value-type="float" office:value="82.8698" calcext:value-type="float">
            <text:p>82.8698</text:p>
          </table:table-cell>
          <table:table-cell office:value-type="float" office:value="83.1071" calcext:value-type="float">
            <text:p>83.1071</text:p>
          </table:table-cell>
          <table:table-cell office:value-type="float" office:value="82.9704" calcext:value-type="float">
            <text:p>82.9704</text:p>
          </table:table-cell>
          <table:table-cell office:value-type="float" office:value="83.0414" calcext:value-type="float">
            <text:p>83.0414</text:p>
          </table:table-cell>
          <table:table-cell office:value-type="float" office:value="83.0536" calcext:value-type="float">
            <text:p>83.0536</text:p>
          </table:table-cell>
          <table:table-cell office:value-type="float" office:value="83.4083" calcext:value-type="float">
            <text:p>83.4083</text:p>
          </table:table-cell>
          <table:table-cell office:value-type="float" office:value="83.2663" calcext:value-type="float">
            <text:p>83.2663</text:p>
          </table:table-cell>
          <table:table-cell office:value-type="float" office:value="83.2619" calcext:value-type="float">
            <text:p>83.2619</text:p>
          </table:table-cell>
          <table:table-cell office:value-type="float" office:value="83.1243" calcext:value-type="float">
            <text:p>83.1243</text:p>
          </table:table-cell>
          <table:table-cell office:value-type="float" office:value="83.1538" calcext:value-type="float">
            <text:p>83.1538</text:p>
          </table:table-cell>
          <table:table-cell office:value-type="float" office:value="83.1302" calcext:value-type="float">
            <text:p>83.1302</text:p>
          </table:table-cell>
          <table:table-cell office:value-type="float" office:value="83.0769" calcext:value-type="float">
            <text:p>83.0769</text:p>
          </table:table-cell>
          <table:table-cell office:value-type="float" office:value="83.0536" calcext:value-type="float">
            <text:p>83.0536</text:p>
          </table:table-cell>
          <table:table-cell office:value-type="float" office:value="83.0952" calcext:value-type="float">
            <text:p>83.0952</text:p>
          </table:table-cell>
          <table:table-cell office:value-type="float" office:value="83.0947" calcext:value-type="float">
            <text:p>83.0947</text:p>
          </table:table-cell>
          <table:table-cell office:value-type="float" office:value="83.0059" calcext:value-type="float">
            <text:p>83.0059</text:p>
          </table:table-cell>
          <table:table-cell office:value-type="float" office:value="82.9763" calcext:value-type="float">
            <text:p>82.9763</text:p>
          </table:table-cell>
          <table:table-cell office:value-type="float" office:value="82.8817" calcext:value-type="float">
            <text:p>82.8817</text:p>
          </table:table-cell>
          <table:table-cell office:value-type="float" office:value="82.8521" calcext:value-type="float">
            <text:p>82.8521</text:p>
          </table:table-cell>
          <table:table-cell office:value-type="float" office:value="82.5444" calcext:value-type="float">
            <text:p>82.5444</text:p>
          </table:table-cell>
          <table:table-cell office:value-type="float" office:value="82.4675" calcext:value-type="float">
            <text:p>82.4675</text:p>
          </table:table-cell>
          <table:table-cell office:value-type="float" office:value="82.4167" calcext:value-type="float">
            <text:p>82.4167</text:p>
          </table:table-cell>
          <table:table-cell office:value-type="float" office:value="82.6154" calcext:value-type="float">
            <text:p>82.6154</text:p>
          </table:table-cell>
          <table:table-cell office:value-type="float" office:value="82.6786" calcext:value-type="float">
            <text:p>82.6786</text:p>
          </table:table-cell>
          <table:table-cell office:value-type="float" office:value="82.8869" calcext:value-type="float">
            <text:p>82.8869</text:p>
          </table:table-cell>
          <table:table-cell office:value-type="float" office:value="82.8817" calcext:value-type="float">
            <text:p>82.8817</text:p>
          </table:table-cell>
          <table:table-cell office:value-type="float" office:value="82.8757" calcext:value-type="float">
            <text:p>82.8757</text:p>
          </table:table-cell>
          <table:table-cell office:value-type="float" office:value="82.7278" calcext:value-type="float">
            <text:p>82.7278</text:p>
          </table:table-cell>
          <table:table-cell office:value-type="float" office:value="82.7456" calcext:value-type="float">
            <text:p>82.7456</text:p>
          </table:table-cell>
          <table:table-cell office:value-type="float" office:value="82.8698" calcext:value-type="float">
            <text:p>82.8698</text:p>
          </table:table-cell>
          <table:table-cell office:value-type="float" office:value="83.0355" calcext:value-type="float">
            <text:p>83.0355</text:p>
          </table:table-cell>
          <table:table-cell office:value-type="float" office:value="82.8698" calcext:value-type="float">
            <text:p>82.8698</text:p>
          </table:table-cell>
          <table:table-cell office:value-type="float" office:value="82.6095" calcext:value-type="float">
            <text:p>82.6095</text:p>
          </table:table-cell>
          <table:table-cell office:value-type="float" office:value="82.5858" calcext:value-type="float">
            <text:p>82.5858</text:p>
          </table:table-cell>
          <table:table-cell office:value-type="float" office:value="82.5503" calcext:value-type="float">
            <text:p>82.5503</text:p>
          </table:table-cell>
          <table:table-cell office:value-type="float" office:value="82.4379" calcext:value-type="float">
            <text:p>82.4379</text:p>
          </table:table-cell>
          <table:table-cell office:value-type="float" office:value="82.4083" calcext:value-type="float">
            <text:p>82.4083</text:p>
          </table:table-cell>
          <table:table-cell office:value-type="float" office:value="82.3609" calcext:value-type="float">
            <text:p>82.3609</text:p>
          </table:table-cell>
          <table:table-cell office:value-type="float" office:value="82.2781" calcext:value-type="float">
            <text:p>82.2781</text:p>
          </table:table-cell>
          <table:table-cell office:value-type="float" office:value="82.2071" calcext:value-type="float">
            <text:p>82.2071</text:p>
          </table:table-cell>
          <table:table-cell office:value-type="float" office:value="82.2012" calcext:value-type="float">
            <text:p>82.2012</text:p>
          </table:table-cell>
          <table:table-cell office:value-type="float" office:value="82.4497" calcext:value-type="float">
            <text:p>82.4497</text:p>
          </table:table-cell>
          <table:table-cell office:value-type="float" office:value="82.432" calcext:value-type="float">
            <text:p>82.432</text:p>
          </table:table-cell>
          <table:table-cell office:value-type="float" office:value="82.2781" calcext:value-type="float">
            <text:p>82.2781</text:p>
          </table:table-cell>
          <table:table-cell office:value-type="float" office:value="82.2722" calcext:value-type="float">
            <text:p>82.2722</text:p>
          </table:table-cell>
          <table:table-cell office:value-type="float" office:value="82.4142" calcext:value-type="float">
            <text:p>82.4142</text:p>
          </table:table-cell>
          <table:table-cell office:value-type="float" office:value="82.3669" calcext:value-type="float">
            <text:p>82.3669</text:p>
          </table:table-cell>
          <table:table-cell office:value-type="float" office:value="82.4675" calcext:value-type="float">
            <text:p>82.4675</text:p>
          </table:table-cell>
          <table:table-cell office:value-type="float" office:value="82.4734" calcext:value-type="float">
            <text:p>82.4734</text:p>
          </table:table-cell>
          <table:table-cell office:value-type="float" office:value="82.3964" calcext:value-type="float">
            <text:p>82.3964</text:p>
          </table:table-cell>
          <table:table-cell office:value-type="float" office:value="82.3491" calcext:value-type="float">
            <text:p>82.3491</text:p>
          </table:table-cell>
          <table:table-cell office:value-type="float" office:value="82.4793" calcext:value-type="float">
            <text:p>82.4793</text:p>
          </table:table-cell>
          <table:table-cell office:value-type="float" office:value="82.3846" calcext:value-type="float">
            <text:p>82.3846</text:p>
          </table:table-cell>
          <table:table-cell office:value-type="float" office:value="82.432" calcext:value-type="float">
            <text:p>82.432</text:p>
          </table:table-cell>
          <table:table-cell office:value-type="float" office:value="82.6131" calcext:value-type="float">
            <text:p>82.6131</text:p>
          </table:table-cell>
          <table:table-cell office:value-type="float" office:value="82.3869" calcext:value-type="float">
            <text:p>82.3869</text:p>
          </table:table-cell>
          <table:table-cell office:value-type="float" office:value="82.3988" calcext:value-type="float">
            <text:p>82.3988</text:p>
          </table:table-cell>
          <table:table-cell office:value-type="float" office:value="82.3136" calcext:value-type="float">
            <text:p>82.3136</text:p>
          </table:table-cell>
          <table:table-cell table:number-columns-repeated="2" office:value-type="float" office:value="82.5089" calcext:value-type="float">
            <text:p>82.5089</text:p>
          </table:table-cell>
          <table:table-cell office:value-type="float" office:value="82.355" calcext:value-type="float">
            <text:p>82.355</text:p>
          </table:table-cell>
          <table:table-cell office:value-type="float" office:value="82.3787" calcext:value-type="float">
            <text:p>82.3787</text:p>
          </table:table-cell>
          <table:table-cell office:value-type="float" office:value="82.4083" calcext:value-type="float">
            <text:p>82.4083</text:p>
          </table:table-cell>
          <table:table-cell office:value-type="float" office:value="82.3609" calcext:value-type="float">
            <text:p>82.3609</text:p>
          </table:table-cell>
          <table:table-cell office:value-type="float" office:value="82.3195" calcext:value-type="float">
            <text:p>82.3195</text:p>
          </table:table-cell>
          <table:table-cell office:value-type="float" office:value="82.3393" calcext:value-type="float">
            <text:p>82.3393</text:p>
          </table:table-cell>
          <table:table-cell office:value-type="float" office:value="82.1006" calcext:value-type="float">
            <text:p>82.1006</text:p>
          </table:table-cell>
          <table:table-cell office:value-type="float" office:value="81.994" calcext:value-type="float">
            <text:p>81.994</text:p>
          </table:table-cell>
          <table:table-cell office:value-type="float" office:value="82.0417" calcext:value-type="float">
            <text:p>82.0417</text:p>
          </table:table-cell>
          <table:table-cell office:value-type="float" office:value="82.0774" calcext:value-type="float">
            <text:p>82.0774</text:p>
          </table:table-cell>
          <table:table-cell office:value-type="float" office:value="82.0947" calcext:value-type="float">
            <text:p>82.0947</text:p>
          </table:table-cell>
          <table:table-cell office:value-type="float" office:value="82.1124" calcext:value-type="float">
            <text:p>82.1124</text:p>
          </table:table-cell>
          <table:table-cell office:value-type="float" office:value="82.1598" calcext:value-type="float">
            <text:p>82.1598</text:p>
          </table:table-cell>
          <table:table-cell office:value-type="float" office:value="82.1183" calcext:value-type="float">
            <text:p>82.1183</text:p>
          </table:table-cell>
          <table:table-cell office:value-type="float" office:value="81.8452" calcext:value-type="float">
            <text:p>81.8452</text:p>
          </table:table-cell>
          <table:table-cell office:value-type="float" office:value="81.8521" calcext:value-type="float">
            <text:p>81.8521</text:p>
          </table:table-cell>
          <table:table-cell office:value-type="float" office:value="81.756" calcext:value-type="float">
            <text:p>81.756</text:p>
          </table:table-cell>
          <table:table-cell office:value-type="float" office:value="81.7515" calcext:value-type="float">
            <text:p>81.7515</text:p>
          </table:table-cell>
          <table:table-cell office:value-type="float" office:value="81.6805" calcext:value-type="float">
            <text:p>81.6805</text:p>
          </table:table-cell>
          <table:table-cell office:value-type="float" office:value="81.5089" calcext:value-type="float">
            <text:p>81.5089</text:p>
          </table:table-cell>
          <table:table-cell office:value-type="float" office:value="81.5325" calcext:value-type="float">
            <text:p>81.5325</text:p>
          </table:table-cell>
          <table:table-cell office:value-type="float" office:value="81.5562" calcext:value-type="float">
            <text:p>81.5562</text:p>
          </table:table-cell>
          <table:table-cell office:value-type="float" office:value="81.8047" calcext:value-type="float">
            <text:p>81.8047</text:p>
          </table:table-cell>
          <table:table-cell office:value-type="float" office:value="81.625" calcext:value-type="float">
            <text:p>81.625</text:p>
          </table:table-cell>
          <table:table-cell office:value-type="float" office:value="81.7929" calcext:value-type="float">
            <text:p>81.7929</text:p>
          </table:table-cell>
          <table:table-cell office:value-type="float" office:value="81.6864" calcext:value-type="float">
            <text:p>81.6864</text:p>
          </table:table-cell>
          <table:table-cell office:value-type="float" office:value="81.6746" calcext:value-type="float">
            <text:p>81.6746</text:p>
          </table:table-cell>
          <table:table-cell office:value-type="float" office:value="81.6391" calcext:value-type="float">
            <text:p>81.6391</text:p>
          </table:table-cell>
          <table:table-cell office:value-type="float" office:value="81.5266" calcext:value-type="float">
            <text:p>81.5266</text:p>
          </table:table-cell>
          <table:table-cell office:value-type="float" office:value="81.5858" calcext:value-type="float">
            <text:p>81.5858</text:p>
          </table:table-cell>
          <table:table-cell office:value-type="float" office:value="81.716" calcext:value-type="float">
            <text:p>81.716</text:p>
          </table:table-cell>
          <table:table-cell office:value-type="float" office:value="81.4464" calcext:value-type="float">
            <text:p>81.4464</text:p>
          </table:table-cell>
          <table:table-cell office:value-type="float" office:value="81.2976" calcext:value-type="float">
            <text:p>81.2976</text:p>
          </table:table-cell>
          <table:table-cell office:value-type="float" office:value="81.1786" calcext:value-type="float">
            <text:p>81.1786</text:p>
          </table:table-cell>
          <table:table-cell office:value-type="float" office:value="81.1065" calcext:value-type="float">
            <text:p>81.1065</text:p>
          </table:table-cell>
          <table:table-cell office:value-type="float" office:value="81.0828" calcext:value-type="float">
            <text:p>81.0828</text:p>
          </table:table-cell>
          <table:table-cell office:value-type="float" office:value="80.8639" calcext:value-type="float">
            <text:p>80.8639</text:p>
          </table:table-cell>
          <table:table-cell office:value-type="float" office:value="80.7381" calcext:value-type="float">
            <text:p>80.7381</text:p>
          </table:table-cell>
          <table:table-cell office:value-type="float" office:value="80.9704" calcext:value-type="float">
            <text:p>80.9704</text:p>
          </table:table-cell>
          <table:table-cell office:value-type="float" office:value="80.9882" calcext:value-type="float">
            <text:p>80.9882</text:p>
          </table:table-cell>
          <table:table-cell office:value-type="float" office:value="81.0296" calcext:value-type="float">
            <text:p>81.0296</text:p>
          </table:table-cell>
          <table:table-cell office:value-type="float" office:value="81.2781" calcext:value-type="float">
            <text:p>81.2781</text:p>
          </table:table-cell>
          <table:table-cell office:value-type="float" office:value="81.3018" calcext:value-type="float">
            <text:p>81.3018</text:p>
          </table:table-cell>
          <table:table-cell office:value-type="float" office:value="81.4911" calcext:value-type="float">
            <text:p>81.4911</text:p>
          </table:table-cell>
          <table:table-cell office:value-type="float" office:value="81.6864" calcext:value-type="float">
            <text:p>81.6864</text:p>
          </table:table-cell>
          <table:table-cell office:value-type="float" office:value="81.6331" calcext:value-type="float">
            <text:p>81.6331</text:p>
          </table:table-cell>
          <table:table-cell office:value-type="float" office:value="81.9467" calcext:value-type="float">
            <text:p>81.9467</text:p>
          </table:table-cell>
          <table:table-cell office:value-type="float" office:value="81.8036" calcext:value-type="float">
            <text:p>81.8036</text:p>
          </table:table-cell>
          <table:table-cell office:value-type="float" office:value="81.8521" calcext:value-type="float">
            <text:p>81.8521</text:p>
          </table:table-cell>
          <table:table-cell office:value-type="float" office:value="82.006" calcext:value-type="float">
            <text:p>82.006</text:p>
          </table:table-cell>
          <table:table-cell office:value-type="float" office:value="82.0296" calcext:value-type="float">
            <text:p>82.0296</text:p>
          </table:table-cell>
          <table:table-cell office:value-type="float" office:value="82.1124" calcext:value-type="float">
            <text:p>82.1124</text:p>
          </table:table-cell>
          <table:table-cell office:value-type="float" office:value="81.9822" calcext:value-type="float">
            <text:p>81.9822</text:p>
          </table:table-cell>
          <table:table-cell office:value-type="float" office:value="81.9053" calcext:value-type="float">
            <text:p>81.9053</text:p>
          </table:table-cell>
          <table:table-cell office:value-type="float" office:value="81.9467" calcext:value-type="float">
            <text:p>81.9467</text:p>
          </table:table-cell>
          <table:table-cell office:value-type="float" office:value="81.8935" calcext:value-type="float">
            <text:p>81.8935</text:p>
          </table:table-cell>
          <table:table-cell office:value-type="float" office:value="81.6923" calcext:value-type="float">
            <text:p>81.6923</text:p>
          </table:table-cell>
          <table:table-cell office:value-type="float" office:value="81.8452" calcext:value-type="float">
            <text:p>81.8452</text:p>
          </table:table-cell>
          <table:table-cell office:value-type="float" office:value="81.8869" calcext:value-type="float">
            <text:p>81.8869</text:p>
          </table:table-cell>
          <table:table-cell office:value-type="float" office:value="81.9822" calcext:value-type="float">
            <text:p>81.9822</text:p>
          </table:table-cell>
          <table:table-cell office:value-type="float" office:value="81.9704" calcext:value-type="float">
            <text:p>81.9704</text:p>
          </table:table-cell>
          <table:table-cell office:value-type="float" office:value="81.7633" calcext:value-type="float">
            <text:p>81.7633</text:p>
          </table:table-cell>
          <table:table-cell office:value-type="float" office:value="81.7798" calcext:value-type="float">
            <text:p>81.7798</text:p>
          </table:table-cell>
          <table:table-cell office:value-type="float" office:value="82.1018" calcext:value-type="float">
            <text:p>82.1018</text:p>
          </table:table-cell>
          <table:table-cell office:value-type="float" office:value="82.0476" calcext:value-type="float">
            <text:p>82.0476</text:p>
          </table:table-cell>
          <table:table-cell office:value-type="float" office:value="81.9822" calcext:value-type="float">
            <text:p>81.9822</text:p>
          </table:table-cell>
          <table:table-cell office:value-type="float" office:value="81.9645" calcext:value-type="float">
            <text:p>81.9645</text:p>
          </table:table-cell>
          <table:table-cell office:value-type="float" office:value="82" calcext:value-type="float">
            <text:p>82</text:p>
          </table:table-cell>
          <table:table-cell office:value-type="float" office:value="81.9349" calcext:value-type="float">
            <text:p>81.9349</text:p>
          </table:table-cell>
          <table:table-cell office:value-type="float" office:value="81.8876" calcext:value-type="float">
            <text:p>81.8876</text:p>
          </table:table-cell>
          <table:table-cell office:value-type="float" office:value="82.0833" calcext:value-type="float">
            <text:p>82.0833</text:p>
          </table:table-cell>
          <table:table-cell office:value-type="float" office:value="82.1538" calcext:value-type="float">
            <text:p>82.1538</text:p>
          </table:table-cell>
          <table:table-cell table:number-columns-repeated="2" office:value-type="float" office:value="82.2959" calcext:value-type="float">
            <text:p>82.2959</text:p>
          </table:table-cell>
          <table:table-cell office:value-type="float" office:value="82.2781" calcext:value-type="float">
            <text:p>82.2781</text:p>
          </table:table-cell>
          <table:table-cell office:value-type="float" office:value="82.1834" calcext:value-type="float">
            <text:p>82.1834</text:p>
          </table:table-cell>
          <table:table-cell office:value-type="float" office:value="82.2024" calcext:value-type="float">
            <text:p>82.2024</text:p>
          </table:table-cell>
          <table:table-cell office:value-type="float" office:value="81.9763" calcext:value-type="float">
            <text:p>81.9763</text:p>
          </table:table-cell>
          <table:table-cell office:value-type="float" office:value="81.9527" calcext:value-type="float">
            <text:p>81.9527</text:p>
          </table:table-cell>
          <table:table-cell office:value-type="float" office:value="81.9586" calcext:value-type="float">
            <text:p>81.9586</text:p>
          </table:table-cell>
          <table:table-cell office:value-type="float" office:value="81.6154" calcext:value-type="float">
            <text:p>81.6154</text:p>
          </table:table-cell>
          <table:table-cell office:value-type="float" office:value="81.5976" calcext:value-type="float">
            <text:p>81.5976</text:p>
          </table:table-cell>
          <table:table-cell office:value-type="float" office:value="81.6272" calcext:value-type="float">
            <text:p>81.6272</text:p>
          </table:table-cell>
          <table:table-cell office:value-type="float" office:value="81.5089" calcext:value-type="float">
            <text:p>81.5089</text:p>
          </table:table-cell>
          <table:table-cell office:value-type="float" office:value="81.3432" calcext:value-type="float">
            <text:p>81.3432</text:p>
          </table:table-cell>
          <table:table-cell office:value-type="float" office:value="81.2395" calcext:value-type="float">
            <text:p>81.2395</text:p>
          </table:table-cell>
          <table:table-cell office:value-type="float" office:value="81.515" calcext:value-type="float">
            <text:p>81.515</text:p>
          </table:table-cell>
          <table:table-cell office:value-type="float" office:value="81.5858" calcext:value-type="float">
            <text:p>81.5858</text:p>
          </table:table-cell>
          <table:table-cell table:number-columns-repeated="2" office:value-type="float" office:value="81.503" calcext:value-type="float">
            <text:p>81.503</text:p>
          </table:table-cell>
          <table:table-cell office:value-type="float" office:value="81.929" calcext:value-type="float">
            <text:p>81.929</text:p>
          </table:table-cell>
          <table:table-cell office:value-type="float" office:value="81.9822" calcext:value-type="float">
            <text:p>81.9822</text:p>
          </table:table-cell>
          <table:table-cell office:value-type="float" office:value="81.8225" calcext:value-type="float">
            <text:p>81.8225</text:p>
          </table:table-cell>
          <table:table-cell office:value-type="float" office:value="81.6391" calcext:value-type="float">
            <text:p>81.6391</text:p>
          </table:table-cell>
          <table:table-cell office:value-type="float" office:value="81.7219" calcext:value-type="float">
            <text:p>81.7219</text:p>
          </table:table-cell>
          <table:table-cell office:value-type="float" office:value="81.7456" calcext:value-type="float">
            <text:p>81.7456</text:p>
          </table:table-cell>
          <table:table-cell office:value-type="float" office:value="81.716" calcext:value-type="float">
            <text:p>81.716</text:p>
          </table:table-cell>
          <table:table-cell office:value-type="float" office:value="81.5" calcext:value-type="float">
            <text:p>81.5</text:p>
          </table:table-cell>
          <table:table-cell office:value-type="float" office:value="81.5325" calcext:value-type="float">
            <text:p>81.5325</text:p>
          </table:table-cell>
          <table:table-cell office:value-type="float" office:value="81.5536" calcext:value-type="float">
            <text:p>81.5536</text:p>
          </table:table-cell>
          <table:table-cell office:value-type="float" office:value="81.5562" calcext:value-type="float">
            <text:p>81.5562</text:p>
          </table:table-cell>
          <table:table-cell office:value-type="float" office:value="81.497" calcext:value-type="float">
            <text:p>81.497</text:p>
          </table:table-cell>
          <table:table-cell office:value-type="float" office:value="81.3728" calcext:value-type="float">
            <text:p>81.3728</text:p>
          </table:table-cell>
          <table:table-cell office:value-type="float" office:value="81.426" calcext:value-type="float">
            <text:p>81.426</text:p>
          </table:table-cell>
          <table:table-cell office:value-type="float" office:value="81.5148" calcext:value-type="float">
            <text:p>81.5148</text:p>
          </table:table-cell>
          <table:table-cell office:value-type="float" office:value="81.1716" calcext:value-type="float">
            <text:p>81.1716</text:p>
          </table:table-cell>
          <table:table-cell office:value-type="float" office:value="81.2544" calcext:value-type="float">
            <text:p>81.2544</text:p>
          </table:table-cell>
          <table:table-cell office:value-type="float" office:value="81.142" calcext:value-type="float">
            <text:p>81.142</text:p>
          </table:table-cell>
          <table:table-cell office:value-type="float" office:value="81.1361" calcext:value-type="float">
            <text:p>81.1361</text:p>
          </table:table-cell>
          <table:table-cell office:value-type="float" office:value="81.0828" calcext:value-type="float">
            <text:p>81.0828</text:p>
          </table:table-cell>
          <table:table-cell office:value-type="float" office:value="80.9408" calcext:value-type="float">
            <text:p>80.9408</text:p>
          </table:table-cell>
          <table:table-cell office:value-type="float" office:value="80.881" calcext:value-type="float">
            <text:p>80.881</text:p>
          </table:table-cell>
          <table:table-cell office:value-type="float" office:value="80.8343" calcext:value-type="float">
            <text:p>80.8343</text:p>
          </table:table-cell>
          <table:table-cell office:value-type="float" office:value="81.2663" calcext:value-type="float">
            <text:p>81.2663</text:p>
          </table:table-cell>
          <table:table-cell office:value-type="float" office:value="81.3254" calcext:value-type="float">
            <text:p>81.3254</text:p>
          </table:table-cell>
          <table:table-cell office:value-type="float" office:value="81.2663" calcext:value-type="float">
            <text:p>81.2663</text:p>
          </table:table-cell>
          <table:table-cell office:value-type="float" office:value="81.2249" calcext:value-type="float">
            <text:p>81.2249</text:p>
          </table:table-cell>
          <table:table-cell office:value-type="float" office:value="81.2012" calcext:value-type="float">
            <text:p>81.2012</text:p>
          </table:table-cell>
          <table:table-cell office:value-type="float" office:value="81.3018" calcext:value-type="float">
            <text:p>81.3018</text:p>
          </table:table-cell>
          <table:table-cell office:value-type="float" office:value="81.6627" calcext:value-type="float">
            <text:p>81.6627</text:p>
          </table:table-cell>
          <table:table-cell office:value-type="float" office:value="81.7396" calcext:value-type="float">
            <text:p>81.7396</text:p>
          </table:table-cell>
          <table:table-cell office:value-type="float" office:value="81.7515" calcext:value-type="float">
            <text:p>81.7515</text:p>
          </table:table-cell>
          <table:table-cell office:value-type="float" office:value="81.7041" calcext:value-type="float">
            <text:p>81.7041</text:p>
          </table:table-cell>
          <table:table-cell office:value-type="float" office:value="81.6805" calcext:value-type="float">
            <text:p>81.6805</text:p>
          </table:table-cell>
          <table:table-cell office:value-type="float" office:value="81.7633" calcext:value-type="float">
            <text:p>81.7633</text:p>
          </table:table-cell>
          <table:table-cell office:value-type="float" office:value="81.6154" calcext:value-type="float">
            <text:p>81.6154</text:p>
          </table:table-cell>
          <table:table-cell office:value-type="float" office:value="81.645" calcext:value-type="float">
            <text:p>81.645</text:p>
          </table:table-cell>
          <table:table-cell office:value-type="float" office:value="81.6154" calcext:value-type="float">
            <text:p>81.6154</text:p>
          </table:table-cell>
          <table:table-cell office:value-type="float" office:value="81.6923" calcext:value-type="float">
            <text:p>81.6923</text:p>
          </table:table-cell>
          <table:table-cell office:value-type="float" office:value="81.645" calcext:value-type="float">
            <text:p>81.645</text:p>
          </table:table-cell>
          <table:table-cell office:value-type="float" office:value="81.9172" calcext:value-type="float">
            <text:p>81.9172</text:p>
          </table:table-cell>
          <table:table-cell office:value-type="float" office:value="81.7811" calcext:value-type="float">
            <text:p>81.7811</text:p>
          </table:table-cell>
          <table:table-cell office:value-type="float" office:value="81.7515" calcext:value-type="float">
            <text:p>81.7515</text:p>
          </table:table-cell>
          <table:table-cell office:value-type="float" office:value="81.4615" calcext:value-type="float">
            <text:p>81.4615</text:p>
          </table:table-cell>
          <table:table-cell office:value-type="float" office:value="81.5389" calcext:value-type="float">
            <text:p>81.5389</text:p>
          </table:table-cell>
          <table:table-cell office:value-type="float" office:value="81.6864" calcext:value-type="float">
            <text:p>81.6864</text:p>
          </table:table-cell>
          <table:table-cell office:value-type="float" office:value="81.8452" calcext:value-type="float">
            <text:p>81.8452</text:p>
          </table:table-cell>
          <table:table-cell office:value-type="float" office:value="81.8333" calcext:value-type="float">
            <text:p>81.8333</text:p>
          </table:table-cell>
          <table:table-cell office:value-type="float" office:value="81.7202" calcext:value-type="float">
            <text:p>81.7202</text:p>
          </table:table-cell>
          <table:table-cell office:value-type="float" office:value="81.6886" calcext:value-type="float">
            <text:p>81.6886</text:p>
          </table:table-cell>
          <table:table-cell office:value-type="float" office:value="81.7143" calcext:value-type="float">
            <text:p>81.7143</text:p>
          </table:table-cell>
          <table:table-cell office:value-type="float" office:value="81.8402" calcext:value-type="float">
            <text:p>81.8402</text:p>
          </table:table-cell>
          <table:table-cell office:value-type="float" office:value="81.8047" calcext:value-type="float">
            <text:p>81.8047</text:p>
          </table:table-cell>
          <table:table-cell office:value-type="float" office:value="81.8639" calcext:value-type="float">
            <text:p>81.8639</text:p>
          </table:table-cell>
          <table:table-cell office:value-type="float" office:value="82.0655" calcext:value-type="float">
            <text:p>82.0655</text:p>
          </table:table-cell>
          <table:table-cell office:value-type="float" office:value="82.0947" calcext:value-type="float">
            <text:p>82.0947</text:p>
          </table:table-cell>
          <table:table-cell office:value-type="float" office:value="81.9704" calcext:value-type="float">
            <text:p>81.9704</text:p>
          </table:table-cell>
          <table:table-cell office:value-type="float" office:value="82.1716" calcext:value-type="float">
            <text:p>82.1716</text:p>
          </table:table-cell>
          <table:table-cell office:value-type="float" office:value="82.1976" calcext:value-type="float">
            <text:p>82.1976</text:p>
          </table:table-cell>
          <table:table-cell office:value-type="float" office:value="82.2321" calcext:value-type="float">
            <text:p>82.2321</text:p>
          </table:table-cell>
          <table:table-cell office:value-type="float" office:value="82.0904" calcext:value-type="float">
            <text:p>82.0904</text:p>
          </table:table-cell>
          <table:table-cell office:value-type="float" office:value="82.1697" calcext:value-type="float">
            <text:p>82.1697</text:p>
          </table:table-cell>
          <table:table-cell office:value-type="float" office:value="82.369" calcext:value-type="float">
            <text:p>82.369</text:p>
          </table:table-cell>
          <table:table-cell office:value-type="float" office:value="82.3155" calcext:value-type="float">
            <text:p>82.3155</text:p>
          </table:table-cell>
          <table:table-cell office:value-type="float" office:value="82.3095" calcext:value-type="float">
            <text:p>82.3095</text:p>
          </table:table-cell>
          <table:table-cell office:value-type="float" office:value="82.2857" calcext:value-type="float">
            <text:p>82.2857</text:p>
          </table:table-cell>
          <table:table-cell office:value-type="float" office:value="82.0947" calcext:value-type="float">
            <text:p>82.0947</text:p>
          </table:table-cell>
          <table:table-cell office:value-type="float" office:value="81.9048" calcext:value-type="float">
            <text:p>81.9048</text:p>
          </table:table-cell>
          <table:table-cell office:value-type="float" office:value="82.0296" calcext:value-type="float">
            <text:p>82.0296</text:p>
          </table:table-cell>
          <table:table-cell office:value-type="float" office:value="81.8512" calcext:value-type="float">
            <text:p>81.8512</text:p>
          </table:table-cell>
          <table:table-cell office:value-type="float" office:value="81.8462" calcext:value-type="float">
            <text:p>81.8462</text:p>
          </table:table-cell>
          <table:table-cell office:value-type="float" office:value="81.8935" calcext:value-type="float">
            <text:p>81.8935</text:p>
          </table:table-cell>
          <table:table-cell office:value-type="float" office:value="81.7811" calcext:value-type="float">
            <text:p>81.7811</text:p>
          </table:table-cell>
          <table:table-cell office:value-type="float" office:value="81.7574" calcext:value-type="float">
            <text:p>81.7574</text:p>
          </table:table-cell>
        </table:table-row>
        <table:table-row table:style-name="ro1">
          <table:table-cell office:value-type="string" calcext:value-type="string">
            <text:p>Spread Distance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1.33333" calcext:value-type="float">
            <text:p>1.33333</text:p>
          </table:table-cell>
          <table:table-cell table:number-columns-repeated="6" office:value-type="float" office:value="1.66667" calcext:value-type="float">
            <text:p>1.66667</text:p>
          </table:table-cell>
          <table:table-cell office:value-type="float" office:value="1.85714" calcext:value-type="float">
            <text:p>1.8571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.92308" calcext:value-type="float">
            <text:p>1.92308</text:p>
          </table:table-cell>
          <table:table-cell office:value-type="float" office:value="1.78571" calcext:value-type="float">
            <text:p>1.78571</text:p>
          </table:table-cell>
          <table:table-cell office:value-type="float" office:value="2.17647" calcext:value-type="float">
            <text:p>2.17647</text:p>
          </table:table-cell>
          <table:table-cell office:value-type="float" office:value="2.25" calcext:value-type="float">
            <text:p>2.25</text:p>
          </table:table-cell>
          <table:table-cell office:value-type="float" office:value="2.35" calcext:value-type="float">
            <text:p>2.35</text:p>
          </table:table-cell>
          <table:table-cell office:value-type="float" office:value="2.09091" calcext:value-type="float">
            <text:p>2.09091</text:p>
          </table:table-cell>
          <table:table-cell office:value-type="float" office:value="2.13636" calcext:value-type="float">
            <text:p>2.13636</text:p>
          </table:table-cell>
          <table:table-cell office:value-type="float" office:value="2.04167" calcext:value-type="float">
            <text:p>2.04167</text:p>
          </table:table-cell>
          <table:table-cell office:value-type="float" office:value="2.07143" calcext:value-type="float">
            <text:p>2.07143</text:p>
          </table:table-cell>
          <table:table-cell office:value-type="float" office:value="2.13793" calcext:value-type="float">
            <text:p>2.13793</text:p>
          </table:table-cell>
          <table:table-cell office:value-type="float" office:value="2.13333" calcext:value-type="float">
            <text:p>2.13333</text:p>
          </table:table-cell>
          <table:table-cell office:value-type="float" office:value="2.24242" calcext:value-type="float">
            <text:p>2.24242</text:p>
          </table:table-cell>
          <table:table-cell office:value-type="float" office:value="2.31429" calcext:value-type="float">
            <text:p>2.31429</text:p>
          </table:table-cell>
          <table:table-cell office:value-type="float" office:value="2.575" calcext:value-type="float">
            <text:p>2.575</text:p>
          </table:table-cell>
          <table:table-cell office:value-type="float" office:value="2.69565" calcext:value-type="float">
            <text:p>2.69565</text:p>
          </table:table-cell>
          <table:table-cell office:value-type="float" office:value="2.73469" calcext:value-type="float">
            <text:p>2.73469</text:p>
          </table:table-cell>
          <table:table-cell office:value-type="float" office:value="2.7551" calcext:value-type="float">
            <text:p>2.7551</text:p>
          </table:table-cell>
          <table:table-cell office:value-type="float" office:value="2.88462" calcext:value-type="float">
            <text:p>2.88462</text:p>
          </table:table-cell>
          <table:table-cell office:value-type="float" office:value="2.87273" calcext:value-type="float">
            <text:p>2.87273</text:p>
          </table:table-cell>
          <table:table-cell office:value-type="float" office:value="2.89655" calcext:value-type="float">
            <text:p>2.89655</text:p>
          </table:table-cell>
          <table:table-cell office:value-type="float" office:value="2.98276" calcext:value-type="float">
            <text:p>2.98276</text:p>
          </table:table-cell>
          <table:table-cell office:value-type="float" office:value="3.07937" calcext:value-type="float">
            <text:p>3.07937</text:p>
          </table:table-cell>
          <table:table-cell office:value-type="float" office:value="3.16438" calcext:value-type="float">
            <text:p>3.16438</text:p>
          </table:table-cell>
          <table:table-cell office:value-type="float" office:value="3.16456" calcext:value-type="float">
            <text:p>3.16456</text:p>
          </table:table-cell>
          <table:table-cell office:value-type="float" office:value="3.175" calcext:value-type="float">
            <text:p>3.175</text:p>
          </table:table-cell>
          <table:table-cell office:value-type="float" office:value="3.2125" calcext:value-type="float">
            <text:p>3.2125</text:p>
          </table:table-cell>
          <table:table-cell office:value-type="float" office:value="3.2561" calcext:value-type="float">
            <text:p>3.2561</text:p>
          </table:table-cell>
          <table:table-cell office:value-type="float" office:value="3.27381" calcext:value-type="float">
            <text:p>3.27381</text:p>
          </table:table-cell>
          <table:table-cell office:value-type="float" office:value="3.26506" calcext:value-type="float">
            <text:p>3.26506</text:p>
          </table:table-cell>
          <table:table-cell office:value-type="float" office:value="3.30682" calcext:value-type="float">
            <text:p>3.30682</text:p>
          </table:table-cell>
          <table:table-cell office:value-type="float" office:value="3.42391" calcext:value-type="float">
            <text:p>3.42391</text:p>
          </table:table-cell>
          <table:table-cell office:value-type="float" office:value="3.38889" calcext:value-type="float">
            <text:p>3.38889</text:p>
          </table:table-cell>
          <table:table-cell office:value-type="float" office:value="3.13483" calcext:value-type="float">
            <text:p>3.13483</text:p>
          </table:table-cell>
          <table:table-cell office:value-type="float" office:value="3.17895" calcext:value-type="float">
            <text:p>3.17895</text:p>
          </table:table-cell>
          <table:table-cell office:value-type="float" office:value="3.22857" calcext:value-type="float">
            <text:p>3.22857</text:p>
          </table:table-cell>
          <table:table-cell office:value-type="float" office:value="3.29091" calcext:value-type="float">
            <text:p>3.29091</text:p>
          </table:table-cell>
          <table:table-cell office:value-type="float" office:value="3.44262" calcext:value-type="float">
            <text:p>3.44262</text:p>
          </table:table-cell>
          <table:table-cell office:value-type="float" office:value="3.552" calcext:value-type="float">
            <text:p>3.552</text:p>
          </table:table-cell>
          <table:table-cell office:value-type="float" office:value="3.53571" calcext:value-type="float">
            <text:p>3.53571</text:p>
          </table:table-cell>
          <table:table-cell office:value-type="float" office:value="3.50735" calcext:value-type="float">
            <text:p>3.50735</text:p>
          </table:table-cell>
          <table:table-cell office:value-type="float" office:value="3.5" calcext:value-type="float">
            <text:p>3.5</text:p>
          </table:table-cell>
          <table:table-cell office:value-type="float" office:value="3.47619" calcext:value-type="float">
            <text:p>3.47619</text:p>
          </table:table-cell>
          <table:table-cell office:value-type="float" office:value="3.39726" calcext:value-type="float">
            <text:p>3.39726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3.17808" calcext:value-type="float">
            <text:p>3.17808</text:p>
          </table:table-cell>
          <table:table-cell office:value-type="float" office:value="3.21088" calcext:value-type="float">
            <text:p>3.21088</text:p>
          </table:table-cell>
          <table:table-cell office:value-type="float" office:value="3.18667" calcext:value-type="float">
            <text:p>3.18667</text:p>
          </table:table-cell>
          <table:table-cell office:value-type="float" office:value="3.11806" calcext:value-type="float">
            <text:p>3.11806</text:p>
          </table:table-cell>
          <table:table-cell office:value-type="float" office:value="3.10345" calcext:value-type="float">
            <text:p>3.10345</text:p>
          </table:table-cell>
          <table:table-cell office:value-type="float" office:value="3.25" calcext:value-type="float">
            <text:p>3.25</text:p>
          </table:table-cell>
          <table:table-cell office:value-type="float" office:value="3.12245" calcext:value-type="float">
            <text:p>3.12245</text:p>
          </table:table-cell>
          <table:table-cell office:value-type="float" office:value="3.06579" calcext:value-type="float">
            <text:p>3.06579</text:p>
          </table:table-cell>
          <table:table-cell office:value-type="float" office:value="3.01987" calcext:value-type="float">
            <text:p>3.01987</text:p>
          </table:table-cell>
          <table:table-cell office:value-type="float" office:value="2.96622" calcext:value-type="float">
            <text:p>2.96622</text:p>
          </table:table-cell>
          <table:table-cell office:value-type="float" office:value="2.87248" calcext:value-type="float">
            <text:p>2.87248</text:p>
          </table:table-cell>
          <table:table-cell office:value-type="float" office:value="2.78571" calcext:value-type="float">
            <text:p>2.78571</text:p>
          </table:table-cell>
          <table:table-cell office:value-type="float" office:value="2.79167" calcext:value-type="float">
            <text:p>2.79167</text:p>
          </table:table-cell>
          <table:table-cell office:value-type="float" office:value="2.83893" calcext:value-type="float">
            <text:p>2.83893</text:p>
          </table:table-cell>
          <table:table-cell office:value-type="float" office:value="2.72258" calcext:value-type="float">
            <text:p>2.72258</text:p>
          </table:table-cell>
          <table:table-cell office:value-type="float" office:value="2.64744" calcext:value-type="float">
            <text:p>2.64744</text:p>
          </table:table-cell>
          <table:table-cell office:value-type="float" office:value="2.56129" calcext:value-type="float">
            <text:p>2.56129</text:p>
          </table:table-cell>
          <table:table-cell office:value-type="float" office:value="2.50633" calcext:value-type="float">
            <text:p>2.50633</text:p>
          </table:table-cell>
          <table:table-cell office:value-type="float" office:value="2.43038" calcext:value-type="float">
            <text:p>2.43038</text:p>
          </table:table-cell>
          <table:table-cell office:value-type="float" office:value="2.29032" calcext:value-type="float">
            <text:p>2.29032</text:p>
          </table:table-cell>
          <table:table-cell office:value-type="float" office:value="2.24841" calcext:value-type="float">
            <text:p>2.24841</text:p>
          </table:table-cell>
          <table:table-cell office:value-type="float" office:value="2.23125" calcext:value-type="float">
            <text:p>2.23125</text:p>
          </table:table-cell>
          <table:table-cell office:value-type="float" office:value="2.16667" calcext:value-type="float">
            <text:p>2.16667</text:p>
          </table:table-cell>
          <table:table-cell office:value-type="float" office:value="2.26752" calcext:value-type="float">
            <text:p>2.26752</text:p>
          </table:table-cell>
          <table:table-cell office:value-type="float" office:value="2.32704" calcext:value-type="float">
            <text:p>2.32704</text:p>
          </table:table-cell>
          <table:table-cell office:value-type="float" office:value="2.40625" calcext:value-type="float">
            <text:p>2.40625</text:p>
          </table:table-cell>
          <table:table-cell office:value-type="float" office:value="2.36875" calcext:value-type="float">
            <text:p>2.36875</text:p>
          </table:table-cell>
          <table:table-cell office:value-type="float" office:value="2.31013" calcext:value-type="float">
            <text:p>2.31013</text:p>
          </table:table-cell>
          <table:table-cell office:value-type="float" office:value="2.23718" calcext:value-type="float">
            <text:p>2.23718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2.18902" calcext:value-type="float">
            <text:p>2.18902</text:p>
          </table:table-cell>
          <table:table-cell office:value-type="float" office:value="2.18788" calcext:value-type="float">
            <text:p>2.18788</text:p>
          </table:table-cell>
          <table:table-cell office:value-type="float" office:value="2.1227" calcext:value-type="float">
            <text:p>2.1227</text:p>
          </table:table-cell>
          <table:table-cell office:value-type="float" office:value="2.19018" calcext:value-type="float">
            <text:p>2.19018</text:p>
          </table:table-cell>
          <table:table-cell office:value-type="float" office:value="2.16564" calcext:value-type="float">
            <text:p>2.16564</text:p>
          </table:table-cell>
          <table:table-cell office:value-type="float" office:value="2.08228" calcext:value-type="float">
            <text:p>2.08228</text:p>
          </table:table-cell>
          <table:table-cell office:value-type="float" office:value="2.20732" calcext:value-type="float">
            <text:p>2.20732</text:p>
          </table:table-cell>
          <table:table-cell office:value-type="float" office:value="2.23926" calcext:value-type="float">
            <text:p>2.23926</text:p>
          </table:table-cell>
          <table:table-cell office:value-type="float" office:value="2.28659" calcext:value-type="float">
            <text:p>2.28659</text:p>
          </table:table-cell>
          <table:table-cell office:value-type="float" office:value="2.36196" calcext:value-type="float">
            <text:p>2.36196</text:p>
          </table:table-cell>
          <table:table-cell office:value-type="float" office:value="2.26875" calcext:value-type="float">
            <text:p>2.26875</text:p>
          </table:table-cell>
          <table:table-cell office:value-type="float" office:value="2.32927" calcext:value-type="float">
            <text:p>2.32927</text:p>
          </table:table-cell>
          <table:table-cell office:value-type="float" office:value="2.37195" calcext:value-type="float">
            <text:p>2.37195</text:p>
          </table:table-cell>
          <table:table-cell office:value-type="float" office:value="2.35928" calcext:value-type="float">
            <text:p>2.35928</text:p>
          </table:table-cell>
          <table:table-cell office:value-type="float" office:value="2.35542" calcext:value-type="float">
            <text:p>2.35542</text:p>
          </table:table-cell>
          <table:table-cell office:value-type="float" office:value="2.36585" calcext:value-type="float">
            <text:p>2.36585</text:p>
          </table:table-cell>
          <table:table-cell office:value-type="float" office:value="2.30675" calcext:value-type="float">
            <text:p>2.30675</text:p>
          </table:table-cell>
          <table:table-cell office:value-type="float" office:value="2.36585" calcext:value-type="float">
            <text:p>2.36585</text:p>
          </table:table-cell>
          <table:table-cell office:value-type="float" office:value="2.41566" calcext:value-type="float">
            <text:p>2.41566</text:p>
          </table:table-cell>
          <table:table-cell office:value-type="float" office:value="2.4" calcext:value-type="float">
            <text:p>2.4</text:p>
          </table:table-cell>
          <table:table-cell office:value-type="float" office:value="2.41718" calcext:value-type="float">
            <text:p>2.41718</text:p>
          </table:table-cell>
          <table:table-cell office:value-type="float" office:value="2.39759" calcext:value-type="float">
            <text:p>2.39759</text:p>
          </table:table-cell>
          <table:table-cell office:value-type="float" office:value="2.42515" calcext:value-type="float">
            <text:p>2.42515</text:p>
          </table:table-cell>
          <table:table-cell office:value-type="float" office:value="2.33129" calcext:value-type="float">
            <text:p>2.33129</text:p>
          </table:table-cell>
          <table:table-cell office:value-type="float" office:value="2.41071" calcext:value-type="float">
            <text:p>2.41071</text:p>
          </table:table-cell>
          <table:table-cell office:value-type="float" office:value="2.44643" calcext:value-type="float">
            <text:p>2.44643</text:p>
          </table:table-cell>
          <table:table-cell office:value-type="float" office:value="2.37349" calcext:value-type="float">
            <text:p>2.37349</text:p>
          </table:table-cell>
          <table:table-cell office:value-type="float" office:value="2.36145" calcext:value-type="float">
            <text:p>2.36145</text:p>
          </table:table-cell>
          <table:table-cell office:value-type="float" office:value="2.375" calcext:value-type="float">
            <text:p>2.375</text:p>
          </table:table-cell>
          <table:table-cell office:value-type="float" office:value="2.38554" calcext:value-type="float">
            <text:p>2.38554</text:p>
          </table:table-cell>
          <table:table-cell office:value-type="float" office:value="2.27879" calcext:value-type="float">
            <text:p>2.27879</text:p>
          </table:table-cell>
          <table:table-cell office:value-type="float" office:value="2.34132" calcext:value-type="float">
            <text:p>2.34132</text:p>
          </table:table-cell>
          <table:table-cell office:value-type="float" office:value="2.40361" calcext:value-type="float">
            <text:p>2.40361</text:p>
          </table:table-cell>
          <table:table-cell office:value-type="float" office:value="2.33533" calcext:value-type="float">
            <text:p>2.33533</text:p>
          </table:table-cell>
          <table:table-cell office:value-type="float" office:value="2.32934" calcext:value-type="float">
            <text:p>2.32934</text:p>
          </table:table-cell>
          <table:table-cell office:value-type="float" office:value="2.33728" calcext:value-type="float">
            <text:p>2.33728</text:p>
          </table:table-cell>
          <table:table-cell office:value-type="float" office:value="2.28743" calcext:value-type="float">
            <text:p>2.28743</text:p>
          </table:table-cell>
          <table:table-cell office:value-type="float" office:value="2.30303" calcext:value-type="float">
            <text:p>2.30303</text:p>
          </table:table-cell>
          <table:table-cell office:value-type="float" office:value="2.4303" calcext:value-type="float">
            <text:p>2.4303</text:p>
          </table:table-cell>
          <table:table-cell office:value-type="float" office:value="2.4759" calcext:value-type="float">
            <text:p>2.4759</text:p>
          </table:table-cell>
          <table:table-cell office:value-type="float" office:value="2.3697" calcext:value-type="float">
            <text:p>2.3697</text:p>
          </table:table-cell>
          <table:table-cell office:value-type="float" office:value="2.3631" calcext:value-type="float">
            <text:p>2.3631</text:p>
          </table:table-cell>
          <table:table-cell office:value-type="float" office:value="2.20732" calcext:value-type="float">
            <text:p>2.20732</text:p>
          </table:table-cell>
          <table:table-cell office:value-type="float" office:value="2.36095" calcext:value-type="float">
            <text:p>2.36095</text:p>
          </table:table-cell>
          <table:table-cell office:value-type="float" office:value="2.30723" calcext:value-type="float">
            <text:p>2.30723</text:p>
          </table:table-cell>
          <table:table-cell office:value-type="float" office:value="2.31138" calcext:value-type="float">
            <text:p>2.31138</text:p>
          </table:table-cell>
          <table:table-cell office:value-type="float" office:value="2.25" calcext:value-type="float">
            <text:p>2.25</text:p>
          </table:table-cell>
          <table:table-cell office:value-type="float" office:value="2.31138" calcext:value-type="float">
            <text:p>2.31138</text:p>
          </table:table-cell>
          <table:table-cell office:value-type="float" office:value="2.31928" calcext:value-type="float">
            <text:p>2.31928</text:p>
          </table:table-cell>
          <table:table-cell office:value-type="float" office:value="2.39286" calcext:value-type="float">
            <text:p>2.39286</text:p>
          </table:table-cell>
          <table:table-cell office:value-type="float" office:value="2.31928" calcext:value-type="float">
            <text:p>2.31928</text:p>
          </table:table-cell>
          <table:table-cell office:value-type="float" office:value="2.37725" calcext:value-type="float">
            <text:p>2.37725</text:p>
          </table:table-cell>
          <table:table-cell office:value-type="float" office:value="2.38323" calcext:value-type="float">
            <text:p>2.38323</text:p>
          </table:table-cell>
          <table:table-cell office:value-type="float" office:value="2.3012" calcext:value-type="float">
            <text:p>2.3012</text:p>
          </table:table-cell>
          <table:table-cell office:value-type="float" office:value="2.25595" calcext:value-type="float">
            <text:p>2.25595</text:p>
          </table:table-cell>
          <table:table-cell office:value-type="float" office:value="2.26627" calcext:value-type="float">
            <text:p>2.26627</text:p>
          </table:table-cell>
          <table:table-cell office:value-type="float" office:value="2.28313" calcext:value-type="float">
            <text:p>2.28313</text:p>
          </table:table-cell>
          <table:table-cell office:value-type="float" office:value="2.34524" calcext:value-type="float">
            <text:p>2.34524</text:p>
          </table:table-cell>
          <table:table-cell table:number-columns-repeated="2" office:value-type="float" office:value="2.35503" calcext:value-type="float">
            <text:p>2.35503</text:p>
          </table:table-cell>
          <table:table-cell office:value-type="float" office:value="2.31737" calcext:value-type="float">
            <text:p>2.31737</text:p>
          </table:table-cell>
          <table:table-cell office:value-type="float" office:value="2.23214" calcext:value-type="float">
            <text:p>2.23214</text:p>
          </table:table-cell>
          <table:table-cell office:value-type="float" office:value="2.1976" calcext:value-type="float">
            <text:p>2.1976</text:p>
          </table:table-cell>
          <table:table-cell office:value-type="float" office:value="2.18935" calcext:value-type="float">
            <text:p>2.18935</text:p>
          </table:table-cell>
          <table:table-cell office:value-type="float" office:value="2.1716" calcext:value-type="float">
            <text:p>2.1716</text:p>
          </table:table-cell>
          <table:table-cell office:value-type="float" office:value="2.2381" calcext:value-type="float">
            <text:p>2.2381</text:p>
          </table:table-cell>
          <table:table-cell office:value-type="float" office:value="2.2515" calcext:value-type="float">
            <text:p>2.2515</text:p>
          </table:table-cell>
          <table:table-cell office:value-type="float" office:value="2.29341" calcext:value-type="float">
            <text:p>2.29341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2.32317" calcext:value-type="float">
            <text:p>2.32317</text:p>
          </table:table-cell>
          <table:table-cell office:value-type="float" office:value="2.35976" calcext:value-type="float">
            <text:p>2.35976</text:p>
          </table:table-cell>
          <table:table-cell office:value-type="float" office:value="2.36585" calcext:value-type="float">
            <text:p>2.36585</text:p>
          </table:table-cell>
          <table:table-cell office:value-type="float" office:value="2.39024" calcext:value-type="float">
            <text:p>2.39024</text:p>
          </table:table-cell>
          <table:table-cell office:value-type="float" office:value="2.44578" calcext:value-type="float">
            <text:p>2.44578</text:p>
          </table:table-cell>
          <table:table-cell office:value-type="float" office:value="2.41212" calcext:value-type="float">
            <text:p>2.41212</text:p>
          </table:table-cell>
          <table:table-cell office:value-type="float" office:value="2.34545" calcext:value-type="float">
            <text:p>2.34545</text:p>
          </table:table-cell>
          <table:table-cell office:value-type="float" office:value="2.40719" calcext:value-type="float">
            <text:p>2.40719</text:p>
          </table:table-cell>
          <table:table-cell office:value-type="float" office:value="2.39759" calcext:value-type="float">
            <text:p>2.39759</text:p>
          </table:table-cell>
          <table:table-cell office:value-type="float" office:value="2.39286" calcext:value-type="float">
            <text:p>2.39286</text:p>
          </table:table-cell>
          <table:table-cell office:value-type="float" office:value="2.35714" calcext:value-type="float">
            <text:p>2.35714</text:p>
          </table:table-cell>
          <table:table-cell office:value-type="float" office:value="2.37952" calcext:value-type="float">
            <text:p>2.37952</text:p>
          </table:table-cell>
          <table:table-cell office:value-type="float" office:value="2.4012" calcext:value-type="float">
            <text:p>2.4012</text:p>
          </table:table-cell>
          <table:table-cell office:value-type="float" office:value="2.47904" calcext:value-type="float">
            <text:p>2.47904</text:p>
          </table:table-cell>
          <table:table-cell office:value-type="float" office:value="2.43636" calcext:value-type="float">
            <text:p>2.43636</text:p>
          </table:table-cell>
          <table:table-cell office:value-type="float" office:value="2.4759" calcext:value-type="float">
            <text:p>2.4759</text:p>
          </table:table-cell>
          <table:table-cell office:value-type="float" office:value="2.47024" calcext:value-type="float">
            <text:p>2.47024</text:p>
          </table:table-cell>
          <table:table-cell office:value-type="float" office:value="2.4012" calcext:value-type="float">
            <text:p>2.4012</text:p>
          </table:table-cell>
          <table:table-cell office:value-type="float" office:value="2.46746" calcext:value-type="float">
            <text:p>2.46746</text:p>
          </table:table-cell>
          <table:table-cell office:value-type="float" office:value="2.47024" calcext:value-type="float">
            <text:p>2.47024</text:p>
          </table:table-cell>
          <table:table-cell office:value-type="float" office:value="2.51786" calcext:value-type="float">
            <text:p>2.51786</text:p>
          </table:table-cell>
          <table:table-cell office:value-type="float" office:value="2.45181" calcext:value-type="float">
            <text:p>2.45181</text:p>
          </table:table-cell>
          <table:table-cell office:value-type="float" office:value="2.43636" calcext:value-type="float">
            <text:p>2.43636</text:p>
          </table:table-cell>
          <table:table-cell office:value-type="float" office:value="2.41071" calcext:value-type="float">
            <text:p>2.41071</text:p>
          </table:table-cell>
          <table:table-cell office:value-type="float" office:value="2.32727" calcext:value-type="float">
            <text:p>2.32727</text:p>
          </table:table-cell>
          <table:table-cell table:number-columns-repeated="2" office:value-type="float" office:value="2.37576" calcext:value-type="float">
            <text:p>2.37576</text:p>
          </table:table-cell>
          <table:table-cell office:value-type="float" office:value="2.40476" calcext:value-type="float">
            <text:p>2.40476</text:p>
          </table:table-cell>
          <table:table-cell office:value-type="float" office:value="2.32934" calcext:value-type="float">
            <text:p>2.32934</text:p>
          </table:table-cell>
          <table:table-cell office:value-type="float" office:value="2.3631" calcext:value-type="float">
            <text:p>2.3631</text:p>
          </table:table-cell>
          <table:table-cell office:value-type="float" office:value="2.30909" calcext:value-type="float">
            <text:p>2.30909</text:p>
          </table:table-cell>
          <table:table-cell office:value-type="float" office:value="2.32143" calcext:value-type="float">
            <text:p>2.32143</text:p>
          </table:table-cell>
          <table:table-cell office:value-type="float" office:value="2.33728" calcext:value-type="float">
            <text:p>2.33728</text:p>
          </table:table-cell>
          <table:table-cell office:value-type="float" office:value="2.40719" calcext:value-type="float">
            <text:p>2.40719</text:p>
          </table:table-cell>
          <table:table-cell office:value-type="float" office:value="2.42262" calcext:value-type="float">
            <text:p>2.42262</text:p>
          </table:table-cell>
          <table:table-cell office:value-type="float" office:value="2.39645" calcext:value-type="float">
            <text:p>2.39645</text:p>
          </table:table-cell>
          <table:table-cell office:value-type="float" office:value="2.3631" calcext:value-type="float">
            <text:p>2.3631</text:p>
          </table:table-cell>
          <table:table-cell office:value-type="float" office:value="2.37725" calcext:value-type="float">
            <text:p>2.37725</text:p>
          </table:table-cell>
          <table:table-cell office:value-type="float" office:value="2.47929" calcext:value-type="float">
            <text:p>2.47929</text:p>
          </table:table-cell>
          <table:table-cell office:value-type="float" office:value="2.50296" calcext:value-type="float">
            <text:p>2.50296</text:p>
          </table:table-cell>
          <table:table-cell office:value-type="float" office:value="2.46429" calcext:value-type="float">
            <text:p>2.46429</text:p>
          </table:table-cell>
          <table:table-cell office:value-type="float" office:value="2.33533" calcext:value-type="float">
            <text:p>2.33533</text:p>
          </table:table-cell>
          <table:table-cell office:value-type="float" office:value="2.38323" calcext:value-type="float">
            <text:p>2.38323</text:p>
          </table:table-cell>
          <table:table-cell office:value-type="float" office:value="2.46746" calcext:value-type="float">
            <text:p>2.46746</text:p>
          </table:table-cell>
          <table:table-cell office:value-type="float" office:value="2.41071" calcext:value-type="float">
            <text:p>2.41071</text:p>
          </table:table-cell>
          <table:table-cell office:value-type="float" office:value="2.34731" calcext:value-type="float">
            <text:p>2.34731</text:p>
          </table:table-cell>
          <table:table-cell office:value-type="float" office:value="2.3012" calcext:value-type="float">
            <text:p>2.3012</text:p>
          </table:table-cell>
          <table:table-cell office:value-type="float" office:value="2.23353" calcext:value-type="float">
            <text:p>2.23353</text:p>
          </table:table-cell>
          <table:table-cell office:value-type="float" office:value="2.23669" calcext:value-type="float">
            <text:p>2.23669</text:p>
          </table:table-cell>
          <table:table-cell office:value-type="float" office:value="2.25748" calcext:value-type="float">
            <text:p>2.25748</text:p>
          </table:table-cell>
          <table:table-cell office:value-type="float" office:value="2.22024" calcext:value-type="float">
            <text:p>2.22024</text:p>
          </table:table-cell>
          <table:table-cell office:value-type="float" office:value="2.22619" calcext:value-type="float">
            <text:p>2.22619</text:p>
          </table:table-cell>
          <table:table-cell office:value-type="float" office:value="2.22485" calcext:value-type="float">
            <text:p>2.22485</text:p>
          </table:table-cell>
          <table:table-cell office:value-type="float" office:value="2.25444" calcext:value-type="float">
            <text:p>2.25444</text:p>
          </table:table-cell>
          <table:table-cell office:value-type="float" office:value="2.20958" calcext:value-type="float">
            <text:p>2.20958</text:p>
          </table:table-cell>
          <table:table-cell office:value-type="float" office:value="2.23214" calcext:value-type="float">
            <text:p>2.23214</text:p>
          </table:table-cell>
          <table:table-cell office:value-type="float" office:value="2.29167" calcext:value-type="float">
            <text:p>2.29167</text:p>
          </table:table-cell>
          <table:table-cell office:value-type="float" office:value="2.26786" calcext:value-type="float">
            <text:p>2.26786</text:p>
          </table:table-cell>
          <table:table-cell office:value-type="float" office:value="2.2515" calcext:value-type="float">
            <text:p>2.2515</text:p>
          </table:table-cell>
          <table:table-cell office:value-type="float" office:value="2.25" calcext:value-type="float">
            <text:p>2.25</text:p>
          </table:table-cell>
          <table:table-cell office:value-type="float" office:value="2.2381" calcext:value-type="float">
            <text:p>2.2381</text:p>
          </table:table-cell>
          <table:table-cell office:value-type="float" office:value="2.2619" calcext:value-type="float">
            <text:p>2.2619</text:p>
          </table:table-cell>
          <table:table-cell office:value-type="float" office:value="2.31138" calcext:value-type="float">
            <text:p>2.31138</text:p>
          </table:table-cell>
          <table:table-cell office:value-type="float" office:value="2.33533" calcext:value-type="float">
            <text:p>2.33533</text:p>
          </table:table-cell>
          <table:table-cell office:value-type="float" office:value="2.4012" calcext:value-type="float">
            <text:p>2.4012</text:p>
          </table:table-cell>
          <table:table-cell office:value-type="float" office:value="2.42515" calcext:value-type="float">
            <text:p>2.42515</text:p>
          </table:table-cell>
          <table:table-cell office:value-type="float" office:value="2.37126" calcext:value-type="float">
            <text:p>2.37126</text:p>
          </table:table-cell>
          <table:table-cell office:value-type="float" office:value="2.37725" calcext:value-type="float">
            <text:p>2.37725</text:p>
          </table:table-cell>
          <table:table-cell office:value-type="float" office:value="2.37126" calcext:value-type="float">
            <text:p>2.37126</text:p>
          </table:table-cell>
          <table:table-cell office:value-type="float" office:value="2.31138" calcext:value-type="float">
            <text:p>2.31138</text:p>
          </table:table-cell>
          <table:table-cell office:value-type="float" office:value="2.24551" calcext:value-type="float">
            <text:p>2.24551</text:p>
          </table:table-cell>
          <table:table-cell office:value-type="float" office:value="2.27879" calcext:value-type="float">
            <text:p>2.27879</text:p>
          </table:table-cell>
          <table:table-cell office:value-type="float" office:value="2.32544" calcext:value-type="float">
            <text:p>2.32544</text:p>
          </table:table-cell>
          <table:table-cell office:value-type="float" office:value="2.35928" calcext:value-type="float">
            <text:p>2.35928</text:p>
          </table:table-cell>
          <table:table-cell office:value-type="float" office:value="2.39645" calcext:value-type="float">
            <text:p>2.39645</text:p>
          </table:table-cell>
          <table:table-cell office:value-type="float" office:value="2.39286" calcext:value-type="float">
            <text:p>2.39286</text:p>
          </table:table-cell>
          <table:table-cell office:value-type="float" office:value="2.45562" calcext:value-type="float">
            <text:p>2.45562</text:p>
          </table:table-cell>
          <table:table-cell table:number-columns-repeated="2" office:value-type="float" office:value="2.44643" calcext:value-type="float">
            <text:p>2.44643</text:p>
          </table:table-cell>
          <table:table-cell office:value-type="float" office:value="2.3869" calcext:value-type="float">
            <text:p>2.3869</text:p>
          </table:table-cell>
          <table:table-cell office:value-type="float" office:value="2.33728" calcext:value-type="float">
            <text:p>2.33728</text:p>
          </table:table-cell>
          <table:table-cell office:value-type="float" office:value="2.36686" calcext:value-type="float">
            <text:p>2.36686</text:p>
          </table:table-cell>
          <table:table-cell office:value-type="float" office:value="2.37278" calcext:value-type="float">
            <text:p>2.37278</text:p>
          </table:table-cell>
          <table:table-cell office:value-type="float" office:value="2.38462" calcext:value-type="float">
            <text:p>2.38462</text:p>
          </table:table-cell>
          <table:table-cell office:value-type="float" office:value="2.35119" calcext:value-type="float">
            <text:p>2.35119</text:p>
          </table:table-cell>
          <table:table-cell office:value-type="float" office:value="2.3787" calcext:value-type="float">
            <text:p>2.3787</text:p>
          </table:table-cell>
          <table:table-cell office:value-type="float" office:value="2.28571" calcext:value-type="float">
            <text:p>2.28571</text:p>
          </table:table-cell>
          <table:table-cell office:value-type="float" office:value="2.19162" calcext:value-type="float">
            <text:p>2.19162</text:p>
          </table:table-cell>
          <table:table-cell office:value-type="float" office:value="2.27811" calcext:value-type="float">
            <text:p>2.27811</text:p>
          </table:table-cell>
          <table:table-cell office:value-type="float" office:value="2.25595" calcext:value-type="float">
            <text:p>2.25595</text:p>
          </table:table-cell>
          <table:table-cell office:value-type="float" office:value="2.24405" calcext:value-type="float">
            <text:p>2.24405</text:p>
          </table:table-cell>
          <table:table-cell office:value-type="float" office:value="2.27219" calcext:value-type="float">
            <text:p>2.27219</text:p>
          </table:table-cell>
          <table:table-cell office:value-type="float" office:value="2.27811" calcext:value-type="float">
            <text:p>2.27811</text:p>
          </table:table-cell>
          <table:table-cell office:value-type="float" office:value="2.28994" calcext:value-type="float">
            <text:p>2.28994</text:p>
          </table:table-cell>
          <table:table-cell office:value-type="float" office:value="2.29586" calcext:value-type="float">
            <text:p>2.29586</text:p>
          </table:table-cell>
          <table:table-cell office:value-type="float" office:value="2.30952" calcext:value-type="float">
            <text:p>2.30952</text:p>
          </table:table-cell>
          <table:table-cell office:value-type="float" office:value="2.31737" calcext:value-type="float">
            <text:p>2.31737</text:p>
          </table:table-cell>
          <table:table-cell office:value-type="float" office:value="2.27108" calcext:value-type="float">
            <text:p>2.27108</text:p>
          </table:table-cell>
          <table:table-cell office:value-type="float" office:value="2.30952" calcext:value-type="float">
            <text:p>2.30952</text:p>
          </table:table-cell>
          <table:table-cell office:value-type="float" office:value="2.2381" calcext:value-type="float">
            <text:p>2.2381</text:p>
          </table:table-cell>
          <table:table-cell office:value-type="float" office:value="2.25" calcext:value-type="float">
            <text:p>2.25</text:p>
          </table:table-cell>
          <table:table-cell office:value-type="float" office:value="2.19527" calcext:value-type="float">
            <text:p>2.19527</text:p>
          </table:table-cell>
          <table:table-cell office:value-type="float" office:value="2.21894" calcext:value-type="float">
            <text:p>2.21894</text:p>
          </table:table-cell>
          <table:table-cell office:value-type="float" office:value="2.24551" calcext:value-type="float">
            <text:p>2.24551</text:p>
          </table:table-cell>
          <table:table-cell office:value-type="float" office:value="2.30952" calcext:value-type="float">
            <text:p>2.30952</text:p>
          </table:table-cell>
          <table:table-cell office:value-type="float" office:value="2.32335" calcext:value-type="float">
            <text:p>2.32335</text:p>
          </table:table-cell>
          <table:table-cell office:value-type="float" office:value="2.32934" calcext:value-type="float">
            <text:p>2.32934</text:p>
          </table:table-cell>
          <table:table-cell office:value-type="float" office:value="2.36095" calcext:value-type="float">
            <text:p>2.36095</text:p>
          </table:table-cell>
          <table:table-cell office:value-type="float" office:value="2.36686" calcext:value-type="float">
            <text:p>2.36686</text:p>
          </table:table-cell>
          <table:table-cell office:value-type="float" office:value="2.34911" calcext:value-type="float">
            <text:p>2.34911</text:p>
          </table:table-cell>
          <table:table-cell office:value-type="float" office:value="2.27976" calcext:value-type="float">
            <text:p>2.27976</text:p>
          </table:table-cell>
          <table:table-cell office:value-type="float" office:value="2.24551" calcext:value-type="float">
            <text:p>2.24551</text:p>
          </table:table-cell>
          <table:table-cell office:value-type="float" office:value="2.2426" calcext:value-type="float">
            <text:p>2.2426</text:p>
          </table:table-cell>
          <table:table-cell office:value-type="float" office:value="2.20833" calcext:value-type="float">
            <text:p>2.20833</text:p>
          </table:table-cell>
          <table:table-cell office:value-type="float" office:value="2.27219" calcext:value-type="float">
            <text:p>2.27219</text:p>
          </table:table-cell>
          <table:table-cell office:value-type="float" office:value="2.31361" calcext:value-type="float">
            <text:p>2.31361</text:p>
          </table:table-cell>
          <table:table-cell office:value-type="float" office:value="2.33136" calcext:value-type="float">
            <text:p>2.33136</text:p>
          </table:table-cell>
          <table:table-cell office:value-type="float" office:value="2.36095" calcext:value-type="float">
            <text:p>2.36095</text:p>
          </table:table-cell>
          <table:table-cell office:value-type="float" office:value="2.35503" calcext:value-type="float">
            <text:p>2.35503</text:p>
          </table:table-cell>
          <table:table-cell office:value-type="float" office:value="2.27219" calcext:value-type="float">
            <text:p>2.27219</text:p>
          </table:table-cell>
          <table:table-cell office:value-type="float" office:value="2.29586" calcext:value-type="float">
            <text:p>2.29586</text:p>
          </table:table-cell>
          <table:table-cell office:value-type="float" office:value="2.36905" calcext:value-type="float">
            <text:p>2.36905</text:p>
          </table:table-cell>
          <table:table-cell table:number-columns-repeated="2" office:value-type="float" office:value="2.36686" calcext:value-type="float">
            <text:p>2.36686</text:p>
          </table:table-cell>
          <table:table-cell office:value-type="float" office:value="2.3631" calcext:value-type="float">
            <text:p>2.3631</text:p>
          </table:table-cell>
          <table:table-cell office:value-type="float" office:value="2.48521" calcext:value-type="float">
            <text:p>2.48521</text:p>
          </table:table-cell>
          <table:table-cell office:value-type="float" office:value="2.50296" calcext:value-type="float">
            <text:p>2.50296</text:p>
          </table:table-cell>
          <table:table-cell office:value-type="float" office:value="2.43787" calcext:value-type="float">
            <text:p>2.43787</text:p>
          </table:table-cell>
          <table:table-cell office:value-type="float" office:value="2.43195" calcext:value-type="float">
            <text:p>2.43195</text:p>
          </table:table-cell>
          <table:table-cell office:value-type="float" office:value="2.47337" calcext:value-type="float">
            <text:p>2.47337</text:p>
          </table:table-cell>
          <table:table-cell office:value-type="float" office:value="2.47619" calcext:value-type="float">
            <text:p>2.47619</text:p>
          </table:table-cell>
          <table:table-cell table:number-columns-repeated="2" office:value-type="float" office:value="2.49102" calcext:value-type="float">
            <text:p>2.49102</text:p>
          </table:table-cell>
          <table:table-cell office:value-type="float" office:value="2.52976" calcext:value-type="float">
            <text:p>2.52976</text:p>
          </table:table-cell>
          <table:table-cell office:value-type="float" office:value="2.52381" calcext:value-type="float">
            <text:p>2.52381</text:p>
          </table:table-cell>
          <table:table-cell office:value-type="float" office:value="2.52096" calcext:value-type="float">
            <text:p>2.52096</text:p>
          </table:table-cell>
          <table:table-cell office:value-type="float" office:value="2.57143" calcext:value-type="float">
            <text:p>2.57143</text:p>
          </table:table-cell>
          <table:table-cell office:value-type="float" office:value="2.5503" calcext:value-type="float">
            <text:p>2.5503</text:p>
          </table:table-cell>
          <table:table-cell office:value-type="float" office:value="2.47305" calcext:value-type="float">
            <text:p>2.47305</text:p>
          </table:table-cell>
          <table:table-cell office:value-type="float" office:value="2.47904" calcext:value-type="float">
            <text:p>2.47904</text:p>
          </table:table-cell>
          <table:table-cell office:value-type="float" office:value="2.46746" calcext:value-type="float">
            <text:p>2.46746</text:p>
          </table:table-cell>
          <table:table-cell office:value-type="float" office:value="2.48521" calcext:value-type="float">
            <text:p>2.48521</text:p>
          </table:table-cell>
          <table:table-cell office:value-type="float" office:value="2.46154" calcext:value-type="float">
            <text:p>2.46154</text:p>
          </table:table-cell>
          <table:table-cell office:value-type="float" office:value="2.51479" calcext:value-type="float">
            <text:p>2.51479</text:p>
          </table:table-cell>
          <table:table-cell office:value-type="float" office:value="2.52663" calcext:value-type="float">
            <text:p>2.52663</text:p>
          </table:table-cell>
          <table:table-cell office:value-type="float" office:value="2.52695" calcext:value-type="float">
            <text:p>2.52695</text:p>
          </table:table-cell>
          <table:table-cell office:value-type="float" office:value="2.51786" calcext:value-type="float">
            <text:p>2.51786</text:p>
          </table:table-cell>
          <table:table-cell office:value-type="float" office:value="2.52071" calcext:value-type="float">
            <text:p>2.52071</text:p>
          </table:table-cell>
          <table:table-cell office:value-type="float" office:value="2.48521" calcext:value-type="float">
            <text:p>2.48521</text:p>
          </table:table-cell>
          <table:table-cell office:value-type="float" office:value="2.52071" calcext:value-type="float">
            <text:p>2.52071</text:p>
          </table:table-cell>
          <table:table-cell office:value-type="float" office:value="2.4881" calcext:value-type="float">
            <text:p>2.4881</text:p>
          </table:table-cell>
          <table:table-cell office:value-type="float" office:value="2.51497" calcext:value-type="float">
            <text:p>2.51497</text:p>
          </table:table-cell>
          <table:table-cell office:value-type="float" office:value="2.57988" calcext:value-type="float">
            <text:p>2.57988</text:p>
          </table:table-cell>
          <table:table-cell office:value-type="float" office:value="2.58929" calcext:value-type="float">
            <text:p>2.58929</text:p>
          </table:table-cell>
          <table:table-cell office:value-type="float" office:value="2.57738" calcext:value-type="float">
            <text:p>2.57738</text:p>
          </table:table-cell>
          <table:table-cell office:value-type="float" office:value="2.57396" calcext:value-type="float">
            <text:p>2.57396</text:p>
          </table:table-cell>
          <table:table-cell office:value-type="float" office:value="2.55621" calcext:value-type="float">
            <text:p>2.55621</text:p>
          </table:table-cell>
          <table:table-cell office:value-type="float" office:value="2.52071" calcext:value-type="float">
            <text:p>2.52071</text:p>
          </table:table-cell>
          <table:table-cell office:value-type="float" office:value="2.52976" calcext:value-type="float">
            <text:p>2.52976</text:p>
          </table:table-cell>
          <table:table-cell office:value-type="float" office:value="2.57143" calcext:value-type="float">
            <text:p>2.57143</text:p>
          </table:table-cell>
          <table:table-cell office:value-type="float" office:value="2.55952" calcext:value-type="float">
            <text:p>2.55952</text:p>
          </table:table-cell>
          <table:table-cell office:value-type="float" office:value="2.53293" calcext:value-type="float">
            <text:p>2.53293</text:p>
          </table:table-cell>
          <table:table-cell office:value-type="float" office:value="2.57738" calcext:value-type="float">
            <text:p>2.57738</text:p>
          </table:table-cell>
          <table:table-cell office:value-type="float" office:value="2.5988" calcext:value-type="float">
            <text:p>2.5988</text:p>
          </table:table-cell>
          <table:table-cell office:value-type="float" office:value="2.6213" calcext:value-type="float">
            <text:p>2.6213</text:p>
          </table:table-cell>
          <table:table-cell office:value-type="float" office:value="2.59524" calcext:value-type="float">
            <text:p>2.59524</text:p>
          </table:table-cell>
          <table:table-cell office:value-type="float" office:value="2.60714" calcext:value-type="float">
            <text:p>2.60714</text:p>
          </table:table-cell>
          <table:table-cell office:value-type="float" office:value="2.64497" calcext:value-type="float">
            <text:p>2.64497</text:p>
          </table:table-cell>
          <table:table-cell office:value-type="float" office:value="2.66265" calcext:value-type="float">
            <text:p>2.66265</text:p>
          </table:table-cell>
          <table:table-cell office:value-type="float" office:value="2.67857" calcext:value-type="float">
            <text:p>2.67857</text:p>
          </table:table-cell>
          <table:table-cell office:value-type="float" office:value="2.74556" calcext:value-type="float">
            <text:p>2.74556</text:p>
          </table:table-cell>
          <table:table-cell office:value-type="float" office:value="2.75148" calcext:value-type="float">
            <text:p>2.75148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2.63314" calcext:value-type="float">
            <text:p>2.63314</text:p>
          </table:table-cell>
          <table:table-cell office:value-type="float" office:value="2.58929" calcext:value-type="float">
            <text:p>2.58929</text:p>
          </table:table-cell>
          <table:table-cell office:value-type="float" office:value="2.6568" calcext:value-type="float">
            <text:p>2.6568</text:p>
          </table:table-cell>
          <table:table-cell office:value-type="float" office:value="2.67066" calcext:value-type="float">
            <text:p>2.67066</text:p>
          </table:table-cell>
          <table:table-cell office:value-type="float" office:value="2.66071" calcext:value-type="float">
            <text:p>2.66071</text:p>
          </table:table-cell>
          <table:table-cell office:value-type="float" office:value="2.70414" calcext:value-type="float">
            <text:p>2.70414</text:p>
          </table:table-cell>
          <table:table-cell office:value-type="float" office:value="2.71598" calcext:value-type="float">
            <text:p>2.71598</text:p>
          </table:table-cell>
          <table:table-cell office:value-type="float" office:value="2.73965" calcext:value-type="float">
            <text:p>2.73965</text:p>
          </table:table-cell>
          <table:table-cell office:value-type="float" office:value="2.74556" calcext:value-type="float">
            <text:p>2.74556</text:p>
          </table:table-cell>
          <table:table-cell office:value-type="float" office:value="2.7929" calcext:value-type="float">
            <text:p>2.7929</text:p>
          </table:table-cell>
          <table:table-cell office:value-type="float" office:value="2.82249" calcext:value-type="float">
            <text:p>2.82249</text:p>
          </table:table-cell>
          <table:table-cell office:value-type="float" office:value="2.86905" calcext:value-type="float">
            <text:p>2.86905</text:p>
          </table:table-cell>
          <table:table-cell office:value-type="float" office:value="2.89286" calcext:value-type="float">
            <text:p>2.89286</text:p>
          </table:table-cell>
          <table:table-cell office:value-type="float" office:value="2.89941" calcext:value-type="float">
            <text:p>2.89941</text:p>
          </table:table-cell>
          <table:table-cell office:value-type="float" office:value="2.88623" calcext:value-type="float">
            <text:p>2.88623</text:p>
          </table:table-cell>
          <table:table-cell office:value-type="float" office:value="2.93452" calcext:value-type="float">
            <text:p>2.93452</text:p>
          </table:table-cell>
          <table:table-cell office:value-type="float" office:value="3.01786" calcext:value-type="float">
            <text:p>3.01786</text:p>
          </table:table-cell>
          <table:table-cell office:value-type="float" office:value="3.0355" calcext:value-type="float">
            <text:p>3.0355</text:p>
          </table:table-cell>
          <table:table-cell office:value-type="float" office:value="3.05357" calcext:value-type="float">
            <text:p>3.05357</text:p>
          </table:table-cell>
          <table:table-cell office:value-type="float" office:value="3.01786" calcext:value-type="float">
            <text:p>3.01786</text:p>
          </table:table-cell>
          <table:table-cell office:value-type="float" office:value="3.05917" calcext:value-type="float">
            <text:p>3.05917</text:p>
          </table:table-cell>
          <table:table-cell office:value-type="float" office:value="3.04734" calcext:value-type="float">
            <text:p>3.04734</text:p>
          </table:table-cell>
          <table:table-cell office:value-type="float" office:value="2.98817" calcext:value-type="float">
            <text:p>2.98817</text:p>
          </table:table-cell>
          <table:table-cell office:value-type="float" office:value="3.00592" calcext:value-type="float">
            <text:p>3.00592</text:p>
          </table:table-cell>
          <table:table-cell office:value-type="float" office:value="3.0355" calcext:value-type="float">
            <text:p>3.0355</text:p>
          </table:table-cell>
          <table:table-cell office:value-type="float" office:value="3.07738" calcext:value-type="float">
            <text:p>3.07738</text:p>
          </table:table-cell>
          <table:table-cell office:value-type="float" office:value="3.06548" calcext:value-type="float">
            <text:p>3.06548</text:p>
          </table:table-cell>
          <table:table-cell office:value-type="float" office:value="3.07101" calcext:value-type="float">
            <text:p>3.07101</text:p>
          </table:table-cell>
          <table:table-cell table:number-columns-repeated="2" office:value-type="float" office:value="3.08333" calcext:value-type="float">
            <text:p>3.08333</text:p>
          </table:table-cell>
          <table:table-cell office:value-type="float" office:value="3.11905" calcext:value-type="float">
            <text:p>3.11905</text:p>
          </table:table-cell>
          <table:table-cell office:value-type="float" office:value="3.14201" calcext:value-type="float">
            <text:p>3.14201</text:p>
          </table:table-cell>
          <table:table-cell office:value-type="float" office:value="3.10714" calcext:value-type="float">
            <text:p>3.10714</text:p>
          </table:table-cell>
          <table:table-cell office:value-type="float" office:value="3.07738" calcext:value-type="float">
            <text:p>3.07738</text:p>
          </table:table-cell>
          <table:table-cell table:number-columns-repeated="3" office:value-type="float" office:value="3.09467" calcext:value-type="float">
            <text:p>3.09467</text:p>
          </table:table-cell>
          <table:table-cell office:value-type="float" office:value="3.07692" calcext:value-type="float">
            <text:p>3.07692</text:p>
          </table:table-cell>
          <table:table-cell office:value-type="float" office:value="3.08876" calcext:value-type="float">
            <text:p>3.08876</text:p>
          </table:table-cell>
          <table:table-cell office:value-type="float" office:value="3.04217" calcext:value-type="float">
            <text:p>3.04217</text:p>
          </table:table-cell>
          <table:table-cell office:value-type="float" office:value="3.10843" calcext:value-type="float">
            <text:p>3.10843</text:p>
          </table:table-cell>
          <table:table-cell office:value-type="float" office:value="3.07831" calcext:value-type="float">
            <text:p>3.07831</text:p>
          </table:table-cell>
          <table:table-cell office:value-type="float" office:value="3.11976" calcext:value-type="float">
            <text:p>3.11976</text:p>
          </table:table-cell>
          <table:table-cell office:value-type="float" office:value="3.18452" calcext:value-type="float">
            <text:p>3.18452</text:p>
          </table:table-cell>
          <table:table-cell office:value-type="float" office:value="3.20118" calcext:value-type="float">
            <text:p>3.20118</text:p>
          </table:table-cell>
          <table:table-cell office:value-type="float" office:value="3.24852" calcext:value-type="float">
            <text:p>3.24852</text:p>
          </table:table-cell>
          <table:table-cell office:value-type="float" office:value="3.2381" calcext:value-type="float">
            <text:p>3.2381</text:p>
          </table:table-cell>
          <table:table-cell office:value-type="float" office:value="3.29586" calcext:value-type="float">
            <text:p>3.29586</text:p>
          </table:table-cell>
          <table:table-cell office:value-type="float" office:value="3.28994" calcext:value-type="float">
            <text:p>3.28994</text:p>
          </table:table-cell>
          <table:table-cell office:value-type="float" office:value="3.31953" calcext:value-type="float">
            <text:p>3.31953</text:p>
          </table:table-cell>
          <table:table-cell office:value-type="float" office:value="3.25444" calcext:value-type="float">
            <text:p>3.25444</text:p>
          </table:table-cell>
          <table:table-cell office:value-type="float" office:value="3.25" calcext:value-type="float">
            <text:p>3.25</text:p>
          </table:table-cell>
          <table:table-cell office:value-type="float" office:value="3.24405" calcext:value-type="float">
            <text:p>3.24405</text:p>
          </table:table-cell>
          <table:table-cell table:number-columns-repeated="2" office:value-type="float" office:value="3.30769" calcext:value-type="float">
            <text:p>3.30769</text:p>
          </table:table-cell>
          <table:table-cell office:value-type="float" office:value="3.27219" calcext:value-type="float">
            <text:p>3.27219</text:p>
          </table:table-cell>
          <table:table-cell office:value-type="float" office:value="3.28402" calcext:value-type="float">
            <text:p>3.28402</text:p>
          </table:table-cell>
          <table:table-cell office:value-type="float" office:value="3.24551" calcext:value-type="float">
            <text:p>3.24551</text:p>
          </table:table-cell>
          <table:table-cell office:value-type="float" office:value="3.2619" calcext:value-type="float">
            <text:p>3.2619</text:p>
          </table:table-cell>
          <table:table-cell office:value-type="float" office:value="3.21429" calcext:value-type="float">
            <text:p>3.21429</text:p>
          </table:table-cell>
          <table:table-cell office:value-type="float" office:value="3.14286" calcext:value-type="float">
            <text:p>3.14286</text:p>
          </table:table-cell>
          <table:table-cell office:value-type="float" office:value="3.09467" calcext:value-type="float">
            <text:p>3.09467</text:p>
          </table:table-cell>
          <table:table-cell office:value-type="float" office:value="3.02959" calcext:value-type="float">
            <text:p>3.02959</text:p>
          </table:table-cell>
          <table:table-cell office:value-type="float" office:value="3.05357" calcext:value-type="float">
            <text:p>3.05357</text:p>
          </table:table-cell>
          <table:table-cell office:value-type="float" office:value="3.02959" calcext:value-type="float">
            <text:p>3.02959</text:p>
          </table:table-cell>
          <table:table-cell office:value-type="float" office:value="3.02381" calcext:value-type="float">
            <text:p>3.02381</text:p>
          </table:table-cell>
          <table:table-cell office:value-type="float" office:value="3.00595" calcext:value-type="float">
            <text:p>3.00595</text:p>
          </table:table-cell>
          <table:table-cell office:value-type="float" office:value="3.04142" calcext:value-type="float">
            <text:p>3.04142</text:p>
          </table:table-cell>
          <table:table-cell office:value-type="float" office:value="3.08284" calcext:value-type="float">
            <text:p>3.08284</text:p>
          </table:table-cell>
          <table:table-cell office:value-type="float" office:value="3.14286" calcext:value-type="float">
            <text:p>3.14286</text:p>
          </table:table-cell>
          <table:table-cell office:value-type="float" office:value="3.18343" calcext:value-type="float">
            <text:p>3.18343</text:p>
          </table:table-cell>
          <table:table-cell office:value-type="float" office:value="3.23669" calcext:value-type="float">
            <text:p>3.23669</text:p>
          </table:table-cell>
          <table:table-cell office:value-type="float" office:value="3.25" calcext:value-type="float">
            <text:p>3.25</text:p>
          </table:table-cell>
          <table:table-cell office:value-type="float" office:value="3.26627" calcext:value-type="float">
            <text:p>3.26627</text:p>
          </table:table-cell>
          <table:table-cell office:value-type="float" office:value="3.25444" calcext:value-type="float">
            <text:p>3.25444</text:p>
          </table:table-cell>
          <table:table-cell office:value-type="float" office:value="3.23669" calcext:value-type="float">
            <text:p>3.23669</text:p>
          </table:table-cell>
          <table:table-cell office:value-type="float" office:value="3.27545" calcext:value-type="float">
            <text:p>3.27545</text:p>
          </table:table-cell>
          <table:table-cell office:value-type="float" office:value="3.27976" calcext:value-type="float">
            <text:p>3.27976</text:p>
          </table:table-cell>
          <table:table-cell office:value-type="float" office:value="3.25" calcext:value-type="float">
            <text:p>3.25</text:p>
          </table:table-cell>
          <table:table-cell office:value-type="float" office:value="3.24551" calcext:value-type="float">
            <text:p>3.24551</text:p>
          </table:table-cell>
          <table:table-cell office:value-type="float" office:value="3.29762" calcext:value-type="float">
            <text:p>3.29762</text:p>
          </table:table-cell>
          <table:table-cell office:value-type="float" office:value="3.27976" calcext:value-type="float">
            <text:p>3.27976</text:p>
          </table:table-cell>
          <table:table-cell office:value-type="float" office:value="3.28571" calcext:value-type="float">
            <text:p>3.28571</text:p>
          </table:table-cell>
          <table:table-cell office:value-type="float" office:value="3.33136" calcext:value-type="float">
            <text:p>3.33136</text:p>
          </table:table-cell>
          <table:table-cell office:value-type="float" office:value="3.37278" calcext:value-type="float">
            <text:p>3.37278</text:p>
          </table:table-cell>
          <table:table-cell office:value-type="float" office:value="3.40828" calcext:value-type="float">
            <text:p>3.40828</text:p>
          </table:table-cell>
          <table:table-cell office:value-type="float" office:value="3.3787" calcext:value-type="float">
            <text:p>3.3787</text:p>
          </table:table-cell>
          <table:table-cell office:value-type="float" office:value="3.3432" calcext:value-type="float">
            <text:p>3.3432</text:p>
          </table:table-cell>
          <table:table-cell office:value-type="float" office:value="3.24699" calcext:value-type="float">
            <text:p>3.24699</text:p>
          </table:table-cell>
          <table:table-cell office:value-type="float" office:value="3.32544" calcext:value-type="float">
            <text:p>3.32544</text:p>
          </table:table-cell>
          <table:table-cell office:value-type="float" office:value="3.31361" calcext:value-type="float">
            <text:p>3.31361</text:p>
          </table:table-cell>
          <table:table-cell office:value-type="float" office:value="3.29586" calcext:value-type="float">
            <text:p>3.29586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3.3432" calcext:value-type="float">
            <text:p>3.3432</text:p>
          </table:table-cell>
          <table:table-cell office:value-type="float" office:value="3.27381" calcext:value-type="float">
            <text:p>3.27381</text:p>
          </table:table-cell>
          <table:table-cell office:value-type="float" office:value="3.30178" calcext:value-type="float">
            <text:p>3.30178</text:p>
          </table:table-cell>
          <table:table-cell office:value-type="float" office:value="3.26786" calcext:value-type="float">
            <text:p>3.26786</text:p>
          </table:table-cell>
          <table:table-cell office:value-type="float" office:value="3.29586" calcext:value-type="float">
            <text:p>3.29586</text:p>
          </table:table-cell>
          <table:table-cell office:value-type="float" office:value="3.26786" calcext:value-type="float">
            <text:p>3.26786</text:p>
          </table:table-cell>
          <table:table-cell office:value-type="float" office:value="3.19162" calcext:value-type="float">
            <text:p>3.19162</text:p>
          </table:table-cell>
          <table:table-cell office:value-type="float" office:value="3.20238" calcext:value-type="float">
            <text:p>3.20238</text:p>
          </table:table-cell>
          <table:table-cell office:value-type="float" office:value="3.17262" calcext:value-type="float">
            <text:p>3.17262</text:p>
          </table:table-cell>
          <table:table-cell office:value-type="float" office:value="3.17964" calcext:value-type="float">
            <text:p>3.17964</text:p>
          </table:table-cell>
          <table:table-cell office:value-type="float" office:value="3.21429" calcext:value-type="float">
            <text:p>3.21429</text:p>
          </table:table-cell>
          <table:table-cell office:value-type="float" office:value="3.19162" calcext:value-type="float">
            <text:p>3.19162</text:p>
          </table:table-cell>
          <table:table-cell office:value-type="float" office:value="3.23077" calcext:value-type="float">
            <text:p>3.23077</text:p>
          </table:table-cell>
          <table:table-cell office:value-type="float" office:value="3.21302" calcext:value-type="float">
            <text:p>3.21302</text:p>
          </table:table-cell>
          <table:table-cell office:value-type="float" office:value="3.20238" calcext:value-type="float">
            <text:p>3.20238</text:p>
          </table:table-cell>
          <table:table-cell office:value-type="float" office:value="3.19048" calcext:value-type="float">
            <text:p>3.19048</text:p>
          </table:table-cell>
          <table:table-cell office:value-type="float" office:value="3.17857" calcext:value-type="float">
            <text:p>3.17857</text:p>
          </table:table-cell>
          <table:table-cell office:value-type="float" office:value="3.22485" calcext:value-type="float">
            <text:p>3.22485</text:p>
          </table:table-cell>
          <table:table-cell office:value-type="float" office:value="3.24852" calcext:value-type="float">
            <text:p>3.24852</text:p>
          </table:table-cell>
          <table:table-cell office:value-type="float" office:value="3.14793" calcext:value-type="float">
            <text:p>3.14793</text:p>
          </table:table-cell>
          <table:table-cell office:value-type="float" office:value="3.10059" calcext:value-type="float">
            <text:p>3.10059</text:p>
          </table:table-cell>
          <table:table-cell office:value-type="float" office:value="3.07692" calcext:value-type="float">
            <text:p>3.07692</text:p>
          </table:table-cell>
          <table:table-cell office:value-type="float" office:value="3.10059" calcext:value-type="float">
            <text:p>3.10059</text:p>
          </table:table-cell>
          <table:table-cell office:value-type="float" office:value="3.04734" calcext:value-type="float">
            <text:p>3.04734</text:p>
          </table:table-cell>
          <table:table-cell office:value-type="float" office:value="2.97024" calcext:value-type="float">
            <text:p>2.97024</text:p>
          </table:table-cell>
          <table:table-cell office:value-type="float" office:value="2.99408" calcext:value-type="float">
            <text:p>2.99408</text:p>
          </table:table-cell>
          <table:table-cell office:value-type="float" office:value="3.00592" calcext:value-type="float">
            <text:p>3.00592</text:p>
          </table:table-cell>
          <table:table-cell office:value-type="float" office:value="2.98817" calcext:value-type="float">
            <text:p>2.98817</text:p>
          </table:table-cell>
          <table:table-cell office:value-type="float" office:value="3.02959" calcext:value-type="float">
            <text:p>3.02959</text:p>
          </table:table-cell>
          <table:table-cell office:value-type="float" office:value="3.00595" calcext:value-type="float">
            <text:p>3.00595</text:p>
          </table:table-cell>
          <table:table-cell office:value-type="float" office:value="2.97605" calcext:value-type="float">
            <text:p>2.97605</text:p>
          </table:table-cell>
          <table:table-cell office:value-type="float" office:value="2.97619" calcext:value-type="float">
            <text:p>2.97619</text:p>
          </table:table-cell>
          <table:table-cell office:value-type="float" office:value="2.96407" calcext:value-type="float">
            <text:p>2.96407</text:p>
          </table:table-cell>
          <table:table-cell office:value-type="float" office:value="2.97633" calcext:value-type="float">
            <text:p>2.97633</text:p>
          </table:table-cell>
          <table:table-cell office:value-type="float" office:value="2.97619" calcext:value-type="float">
            <text:p>2.97619</text:p>
          </table:table-cell>
          <table:table-cell office:value-type="float" office:value="2.99408" calcext:value-type="float">
            <text:p>2.99408</text:p>
          </table:table-cell>
          <table:table-cell office:value-type="float" office:value="3.0119" calcext:value-type="float">
            <text:p>3.0119</text:p>
          </table:table-cell>
          <table:table-cell office:value-type="float" office:value="3.02367" calcext:value-type="float">
            <text:p>3.02367</text:p>
          </table:table-cell>
          <table:table-cell office:value-type="float" office:value="3.01183" calcext:value-type="float">
            <text:p>3.01183</text:p>
          </table:table-cell>
          <table:table-cell office:value-type="float" office:value="3" calcext:value-type="float">
            <text:p>3</text:p>
          </table:table-cell>
          <table:table-cell office:value-type="float" office:value="2.97619" calcext:value-type="float">
            <text:p>2.97619</text:p>
          </table:table-cell>
          <table:table-cell office:value-type="float" office:value="2.95858" calcext:value-type="float">
            <text:p>2.95858</text:p>
          </table:table-cell>
          <table:table-cell office:value-type="float" office:value="3" calcext:value-type="float">
            <text:p>3</text:p>
          </table:table-cell>
          <table:table-cell office:value-type="float" office:value="3.00592" calcext:value-type="float">
            <text:p>3.00592</text:p>
          </table:table-cell>
          <table:table-cell office:value-type="float" office:value="3.04142" calcext:value-type="float">
            <text:p>3.04142</text:p>
          </table:table-cell>
          <table:table-cell office:value-type="float" office:value="3.02959" calcext:value-type="float">
            <text:p>3.02959</text:p>
          </table:table-cell>
          <table:table-cell office:value-type="float" office:value="2.98214" calcext:value-type="float">
            <text:p>2.98214</text:p>
          </table:table-cell>
          <table:table-cell office:value-type="float" office:value="2.97024" calcext:value-type="float">
            <text:p>2.97024</text:p>
          </table:table-cell>
          <table:table-cell office:value-type="float" office:value="3.0119" calcext:value-type="float">
            <text:p>3.0119</text:p>
          </table:table-cell>
          <table:table-cell office:value-type="float" office:value="3.01183" calcext:value-type="float">
            <text:p>3.01183</text:p>
          </table:table-cell>
          <table:table-cell office:value-type="float" office:value="2.98214" calcext:value-type="float">
            <text:p>2.98214</text:p>
          </table:table-cell>
          <table:table-cell office:value-type="float" office:value="2.95833" calcext:value-type="float">
            <text:p>2.95833</text:p>
          </table:table-cell>
          <table:table-cell office:value-type="float" office:value="3.01183" calcext:value-type="float">
            <text:p>3.01183</text:p>
          </table:table-cell>
          <table:table-cell office:value-type="float" office:value="3.04142" calcext:value-type="float">
            <text:p>3.04142</text:p>
          </table:table-cell>
          <table:table-cell office:value-type="float" office:value="3.0355" calcext:value-type="float">
            <text:p>3.0355</text:p>
          </table:table-cell>
          <table:table-cell office:value-type="float" office:value="3.04734" calcext:value-type="float">
            <text:p>3.04734</text:p>
          </table:table-cell>
          <table:table-cell office:value-type="float" office:value="3.06509" calcext:value-type="float">
            <text:p>3.06509</text:p>
          </table:table-cell>
          <table:table-cell office:value-type="float" office:value="2.98802" calcext:value-type="float">
            <text:p>2.98802</text:p>
          </table:table-cell>
          <table:table-cell office:value-type="float" office:value="2.99405" calcext:value-type="float">
            <text:p>2.99405</text:p>
          </table:table-cell>
          <table:table-cell office:value-type="float" office:value="3.0119" calcext:value-type="float">
            <text:p>3.0119</text:p>
          </table:table-cell>
          <table:table-cell office:value-type="float" office:value="3.01775" calcext:value-type="float">
            <text:p>3.01775</text:p>
          </table:table-cell>
          <table:table-cell office:value-type="float" office:value="3.01205" calcext:value-type="float">
            <text:p>3.01205</text:p>
          </table:table-cell>
          <table:table-cell office:value-type="float" office:value="3.07692" calcext:value-type="float">
            <text:p>3.07692</text:p>
          </table:table-cell>
          <table:table-cell office:value-type="float" office:value="3.05357" calcext:value-type="float">
            <text:p>3.05357</text:p>
          </table:table-cell>
          <table:table-cell office:value-type="float" office:value="3.10059" calcext:value-type="float">
            <text:p>3.10059</text:p>
          </table:table-cell>
          <table:table-cell office:value-type="float" office:value="3.125" calcext:value-type="float">
            <text:p>3.125</text:p>
          </table:table-cell>
          <table:table-cell office:value-type="float" office:value="3.14793" calcext:value-type="float">
            <text:p>3.14793</text:p>
          </table:table-cell>
          <table:table-cell office:value-type="float" office:value="3.06548" calcext:value-type="float">
            <text:p>3.06548</text:p>
          </table:table-cell>
          <table:table-cell office:value-type="float" office:value="3.04142" calcext:value-type="float">
            <text:p>3.04142</text:p>
          </table:table-cell>
          <table:table-cell office:value-type="float" office:value="3.02381" calcext:value-type="float">
            <text:p>3.02381</text:p>
          </table:table-cell>
          <table:table-cell office:value-type="float" office:value="2.99405" calcext:value-type="float">
            <text:p>2.99405</text:p>
          </table:table-cell>
          <table:table-cell table:number-columns-repeated="2" office:value-type="float" office:value="3.0355" calcext:value-type="float">
            <text:p>3.0355</text:p>
          </table:table-cell>
          <table:table-cell office:value-type="float" office:value="3.02959" calcext:value-type="float">
            <text:p>3.02959</text:p>
          </table:table-cell>
          <table:table-cell office:value-type="float" office:value="2.97041" calcext:value-type="float">
            <text:p>2.97041</text:p>
          </table:table-cell>
          <table:table-cell office:value-type="float" office:value="2.91617" calcext:value-type="float">
            <text:p>2.91617</text:p>
          </table:table-cell>
          <table:table-cell office:value-type="float" office:value="2.94675" calcext:value-type="float">
            <text:p>2.94675</text:p>
          </table:table-cell>
          <table:table-cell office:value-type="float" office:value="2.97041" calcext:value-type="float">
            <text:p>2.97041</text:p>
          </table:table-cell>
          <table:table-cell office:value-type="float" office:value="3.02381" calcext:value-type="float">
            <text:p>3.02381</text:p>
          </table:table-cell>
          <table:table-cell office:value-type="float" office:value="3.09524" calcext:value-type="float">
            <text:p>3.09524</text:p>
          </table:table-cell>
          <table:table-cell office:value-type="float" office:value="3.10651" calcext:value-type="float">
            <text:p>3.10651</text:p>
          </table:table-cell>
          <table:table-cell office:value-type="float" office:value="3.09524" calcext:value-type="float">
            <text:p>3.09524</text:p>
          </table:table-cell>
          <table:table-cell table:number-columns-repeated="2" office:value-type="float" office:value="3.14793" calcext:value-type="float">
            <text:p>3.14793</text:p>
          </table:table-cell>
          <table:table-cell office:value-type="float" office:value="3.15976" calcext:value-type="float">
            <text:p>3.15976</text:p>
          </table:table-cell>
          <table:table-cell office:value-type="float" office:value="3.08333" calcext:value-type="float">
            <text:p>3.08333</text:p>
          </table:table-cell>
          <table:table-cell office:value-type="float" office:value="3.08929" calcext:value-type="float">
            <text:p>3.08929</text:p>
          </table:table-cell>
          <table:table-cell office:value-type="float" office:value="3.03614" calcext:value-type="float">
            <text:p>3.03614</text:p>
          </table:table-cell>
          <table:table-cell office:value-type="float" office:value="3.02381" calcext:value-type="float">
            <text:p>3.02381</text:p>
          </table:table-cell>
          <table:table-cell office:value-type="float" office:value="3.07101" calcext:value-type="float">
            <text:p>3.07101</text:p>
          </table:table-cell>
          <table:table-cell office:value-type="float" office:value="3.05952" calcext:value-type="float">
            <text:p>3.05952</text:p>
          </table:table-cell>
          <table:table-cell office:value-type="float" office:value="3.04142" calcext:value-type="float">
            <text:p>3.04142</text:p>
          </table:table-cell>
          <table:table-cell office:value-type="float" office:value="3.05325" calcext:value-type="float">
            <text:p>3.05325</text:p>
          </table:table-cell>
          <table:table-cell office:value-type="float" office:value="3.01796" calcext:value-type="float">
            <text:p>3.01796</text:p>
          </table:table-cell>
          <table:table-cell office:value-type="float" office:value="3.05952" calcext:value-type="float">
            <text:p>3.05952</text:p>
          </table:table-cell>
          <table:table-cell office:value-type="float" office:value="3.0119" calcext:value-type="float">
            <text:p>3.0119</text:p>
          </table:table-cell>
          <table:table-cell office:value-type="float" office:value="3.04142" calcext:value-type="float">
            <text:p>3.04142</text:p>
          </table:table-cell>
          <table:table-cell office:value-type="float" office:value="2.99408" calcext:value-type="float">
            <text:p>2.99408</text:p>
          </table:table-cell>
          <table:table-cell office:value-type="float" office:value="2.9521" calcext:value-type="float">
            <text:p>2.9521</text:p>
          </table:table-cell>
          <table:table-cell office:value-type="float" office:value="2.92899" calcext:value-type="float">
            <text:p>2.92899</text:p>
          </table:table-cell>
          <table:table-cell office:value-type="float" office:value="2.95266" calcext:value-type="float">
            <text:p>2.95266</text:p>
          </table:table-cell>
          <table:table-cell office:value-type="float" office:value="2.92857" calcext:value-type="float">
            <text:p>2.92857</text:p>
          </table:table-cell>
          <table:table-cell office:value-type="float" office:value="2.95266" calcext:value-type="float">
            <text:p>2.95266</text:p>
          </table:table-cell>
          <table:table-cell office:value-type="float" office:value="2.94083" calcext:value-type="float">
            <text:p>2.94083</text:p>
          </table:table-cell>
          <table:table-cell table:number-columns-repeated="2" office:value-type="float" office:value="2.91716" calcext:value-type="float">
            <text:p>2.91716</text:p>
          </table:table-cell>
          <table:table-cell office:value-type="float" office:value="2.90476" calcext:value-type="float">
            <text:p>2.90476</text:p>
          </table:table-cell>
          <table:table-cell office:value-type="float" office:value="2.91124" calcext:value-type="float">
            <text:p>2.91124</text:p>
          </table:table-cell>
          <table:table-cell office:value-type="float" office:value="2.94675" calcext:value-type="float">
            <text:p>2.94675</text:p>
          </table:table-cell>
          <table:table-cell office:value-type="float" office:value="2.92899" calcext:value-type="float">
            <text:p>2.92899</text:p>
          </table:table-cell>
          <table:table-cell office:value-type="float" office:value="2.98225" calcext:value-type="float">
            <text:p>2.98225</text:p>
          </table:table-cell>
          <table:table-cell office:value-type="float" office:value="2.97041" calcext:value-type="float">
            <text:p>2.97041</text:p>
          </table:table-cell>
          <table:table-cell office:value-type="float" office:value="2.96429" calcext:value-type="float">
            <text:p>2.96429</text:p>
          </table:table-cell>
          <table:table-cell office:value-type="float" office:value="2.95266" calcext:value-type="float">
            <text:p>2.95266</text:p>
          </table:table-cell>
          <table:table-cell office:value-type="float" office:value="2.89881" calcext:value-type="float">
            <text:p>2.89881</text:p>
          </table:table-cell>
          <table:table-cell office:value-type="float" office:value="2.91124" calcext:value-type="float">
            <text:p>2.91124</text:p>
          </table:table-cell>
          <table:table-cell office:value-type="float" office:value="2.90533" calcext:value-type="float">
            <text:p>2.90533</text:p>
          </table:table-cell>
          <table:table-cell office:value-type="float" office:value="2.89286" calcext:value-type="float">
            <text:p>2.89286</text:p>
          </table:table-cell>
          <table:table-cell table:number-columns-repeated="2" office:value-type="float" office:value="2.86391" calcext:value-type="float">
            <text:p>2.86391</text:p>
          </table:table-cell>
          <table:table-cell office:value-type="float" office:value="2.83432" calcext:value-type="float">
            <text:p>2.83432</text:p>
          </table:table-cell>
          <table:table-cell office:value-type="float" office:value="2.85207" calcext:value-type="float">
            <text:p>2.85207</text:p>
          </table:table-cell>
          <table:table-cell office:value-type="float" office:value="2.83333" calcext:value-type="float">
            <text:p>2.83333</text:p>
          </table:table-cell>
          <table:table-cell office:value-type="float" office:value="2.85207" calcext:value-type="float">
            <text:p>2.85207</text:p>
          </table:table-cell>
          <table:table-cell office:value-type="float" office:value="2.88166" calcext:value-type="float">
            <text:p>2.88166</text:p>
          </table:table-cell>
          <table:table-cell office:value-type="float" office:value="2.85799" calcext:value-type="float">
            <text:p>2.85799</text:p>
          </table:table-cell>
          <table:table-cell office:value-type="float" office:value="2.86391" calcext:value-type="float">
            <text:p>2.86391</text:p>
          </table:table-cell>
          <table:table-cell office:value-type="float" office:value="2.88757" calcext:value-type="float">
            <text:p>2.88757</text:p>
          </table:table-cell>
          <table:table-cell office:value-type="float" office:value="2.86982" calcext:value-type="float">
            <text:p>2.86982</text:p>
          </table:table-cell>
          <table:table-cell office:value-type="float" office:value="2.82249" calcext:value-type="float">
            <text:p>2.82249</text:p>
          </table:table-cell>
          <table:table-cell office:value-type="float" office:value="2.8284" calcext:value-type="float">
            <text:p>2.8284</text:p>
          </table:table-cell>
          <table:table-cell office:value-type="float" office:value="2.80473" calcext:value-type="float">
            <text:p>2.80473</text:p>
          </table:table-cell>
          <table:table-cell office:value-type="float" office:value="2.84615" calcext:value-type="float">
            <text:p>2.84615</text:p>
          </table:table-cell>
          <table:table-cell office:value-type="float" office:value="2.82249" calcext:value-type="float">
            <text:p>2.82249</text:p>
          </table:table-cell>
          <table:table-cell office:value-type="float" office:value="2.8503" calcext:value-type="float">
            <text:p>2.8503</text:p>
          </table:table-cell>
          <table:table-cell office:value-type="float" office:value="2.89941" calcext:value-type="float">
            <text:p>2.89941</text:p>
          </table:table-cell>
          <table:table-cell office:value-type="float" office:value="2.86982" calcext:value-type="float">
            <text:p>2.86982</text:p>
          </table:table-cell>
          <table:table-cell office:value-type="float" office:value="2.84615" calcext:value-type="float">
            <text:p>2.84615</text:p>
          </table:table-cell>
          <table:table-cell office:value-type="float" office:value="2.86391" calcext:value-type="float">
            <text:p>2.86391</text:p>
          </table:table-cell>
          <table:table-cell office:value-type="float" office:value="2.76331" calcext:value-type="float">
            <text:p>2.76331</text:p>
          </table:table-cell>
          <table:table-cell office:value-type="float" office:value="2.74556" calcext:value-type="float">
            <text:p>2.74556</text:p>
          </table:table-cell>
          <table:table-cell office:value-type="float" office:value="2.80473" calcext:value-type="float">
            <text:p>2.80473</text:p>
          </table:table-cell>
          <table:table-cell office:value-type="float" office:value="2.79882" calcext:value-type="float">
            <text:p>2.79882</text:p>
          </table:table-cell>
          <table:table-cell office:value-type="float" office:value="2.81065" calcext:value-type="float">
            <text:p>2.81065</text:p>
          </table:table-cell>
          <table:table-cell table:number-columns-repeated="2" office:value-type="float" office:value="2.81657" calcext:value-type="float">
            <text:p>2.81657</text:p>
          </table:table-cell>
          <table:table-cell office:value-type="float" office:value="2.82143" calcext:value-type="float">
            <text:p>2.82143</text:p>
          </table:table-cell>
          <table:table-cell office:value-type="float" office:value="2.81548" calcext:value-type="float">
            <text:p>2.81548</text:p>
          </table:table-cell>
          <table:table-cell office:value-type="float" office:value="2.77711" calcext:value-type="float">
            <text:p>2.77711</text:p>
          </table:table-cell>
          <table:table-cell office:value-type="float" office:value="2.82249" calcext:value-type="float">
            <text:p>2.82249</text:p>
          </table:table-cell>
          <table:table-cell table:number-columns-repeated="2" office:value-type="float" office:value="2.81065" calcext:value-type="float">
            <text:p>2.81065</text:p>
          </table:table-cell>
          <table:table-cell office:value-type="float" office:value="2.78571" calcext:value-type="float">
            <text:p>2.78571</text:p>
          </table:table-cell>
          <table:table-cell office:value-type="float" office:value="2.84024" calcext:value-type="float">
            <text:p>2.84024</text:p>
          </table:table-cell>
          <table:table-cell office:value-type="float" office:value="2.83432" calcext:value-type="float">
            <text:p>2.83432</text:p>
          </table:table-cell>
          <table:table-cell office:value-type="float" office:value="2.84024" calcext:value-type="float">
            <text:p>2.84024</text:p>
          </table:table-cell>
          <table:table-cell office:value-type="float" office:value="2.81065" calcext:value-type="float">
            <text:p>2.81065</text:p>
          </table:table-cell>
          <table:table-cell office:value-type="float" office:value="2.78698" calcext:value-type="float">
            <text:p>2.78698</text:p>
          </table:table-cell>
          <table:table-cell office:value-type="float" office:value="2.75148" calcext:value-type="float">
            <text:p>2.75148</text:p>
          </table:table-cell>
          <table:table-cell office:value-type="float" office:value="2.76331" calcext:value-type="float">
            <text:p>2.76331</text:p>
          </table:table-cell>
          <table:table-cell office:value-type="float" office:value="2.75595" calcext:value-type="float">
            <text:p>2.75595</text:p>
          </table:table-cell>
          <table:table-cell office:value-type="float" office:value="2.80473" calcext:value-type="float">
            <text:p>2.80473</text:p>
          </table:table-cell>
          <table:table-cell office:value-type="float" office:value="2.7929" calcext:value-type="float">
            <text:p>2.7929</text:p>
          </table:table-cell>
          <table:table-cell office:value-type="float" office:value="2.78106" calcext:value-type="float">
            <text:p>2.78106</text:p>
          </table:table-cell>
          <table:table-cell table:number-columns-repeated="2" office:value-type="float" office:value="2.82249" calcext:value-type="float">
            <text:p>2.82249</text:p>
          </table:table-cell>
          <table:table-cell office:value-type="float" office:value="2.77245" calcext:value-type="float">
            <text:p>2.77245</text:p>
          </table:table-cell>
          <table:table-cell office:value-type="float" office:value="2.7574" calcext:value-type="float">
            <text:p>2.7574</text:p>
          </table:table-cell>
          <table:table-cell office:value-type="float" office:value="2.73965" calcext:value-type="float">
            <text:p>2.73965</text:p>
          </table:table-cell>
          <table:table-cell office:value-type="float" office:value="2.73054" calcext:value-type="float">
            <text:p>2.73054</text:p>
          </table:table-cell>
          <table:table-cell office:value-type="float" office:value="2.71687" calcext:value-type="float">
            <text:p>2.71687</text:p>
          </table:table-cell>
          <table:table-cell office:value-type="float" office:value="2.76923" calcext:value-type="float">
            <text:p>2.76923</text:p>
          </table:table-cell>
          <table:table-cell office:value-type="float" office:value="2.74556" calcext:value-type="float">
            <text:p>2.74556</text:p>
          </table:table-cell>
          <table:table-cell office:value-type="float" office:value="2.69231" calcext:value-type="float">
            <text:p>2.69231</text:p>
          </table:table-cell>
          <table:table-cell office:value-type="float" office:value="2.66864" calcext:value-type="float">
            <text:p>2.66864</text:p>
          </table:table-cell>
          <table:table-cell office:value-type="float" office:value="2.71598" calcext:value-type="float">
            <text:p>2.71598</text:p>
          </table:table-cell>
          <table:table-cell office:value-type="float" office:value="2.69643" calcext:value-type="float">
            <text:p>2.69643</text:p>
          </table:table-cell>
          <table:table-cell office:value-type="float" office:value="2.74556" calcext:value-type="float">
            <text:p>2.74556</text:p>
          </table:table-cell>
          <table:table-cell office:value-type="float" office:value="2.73965" calcext:value-type="float">
            <text:p>2.73965</text:p>
          </table:table-cell>
          <table:table-cell office:value-type="float" office:value="2.71006" calcext:value-type="float">
            <text:p>2.71006</text:p>
          </table:table-cell>
          <table:table-cell office:value-type="float" office:value="2.67456" calcext:value-type="float">
            <text:p>2.67456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2.68047" calcext:value-type="float">
            <text:p>2.68047</text:p>
          </table:table-cell>
          <table:table-cell office:value-type="float" office:value="2.70414" calcext:value-type="float">
            <text:p>2.70414</text:p>
          </table:table-cell>
          <table:table-cell office:value-type="float" office:value="2.69822" calcext:value-type="float">
            <text:p>2.69822</text:p>
          </table:table-cell>
          <table:table-cell office:value-type="float" office:value="2.7574" calcext:value-type="float">
            <text:p>2.7574</text:p>
          </table:table-cell>
          <table:table-cell office:value-type="float" office:value="2.81065" calcext:value-type="float">
            <text:p>2.81065</text:p>
          </table:table-cell>
          <table:table-cell office:value-type="float" office:value="2.85207" calcext:value-type="float">
            <text:p>2.85207</text:p>
          </table:table-cell>
          <table:table-cell office:value-type="float" office:value="2.86391" calcext:value-type="float">
            <text:p>2.86391</text:p>
          </table:table-cell>
          <table:table-cell table:number-columns-repeated="2" office:value-type="float" office:value="2.84524" calcext:value-type="float">
            <text:p>2.84524</text:p>
          </table:table-cell>
          <table:table-cell office:value-type="float" office:value="2.86905" calcext:value-type="float">
            <text:p>2.86905</text:p>
          </table:table-cell>
          <table:table-cell office:value-type="float" office:value="2.88757" calcext:value-type="float">
            <text:p>2.88757</text:p>
          </table:table-cell>
          <table:table-cell table:number-columns-repeated="3" office:value-type="float" office:value="2.91124" calcext:value-type="float">
            <text:p>2.91124</text:p>
          </table:table-cell>
          <table:table-cell office:value-type="float" office:value="2.89941" calcext:value-type="float">
            <text:p>2.89941</text:p>
          </table:table-cell>
          <table:table-cell office:value-type="float" office:value="2.95266" calcext:value-type="float">
            <text:p>2.95266</text:p>
          </table:table-cell>
          <table:table-cell office:value-type="float" office:value="2.92308" calcext:value-type="float">
            <text:p>2.92308</text:p>
          </table:table-cell>
          <table:table-cell office:value-type="float" office:value="2.91124" calcext:value-type="float">
            <text:p>2.91124</text:p>
          </table:table-cell>
          <table:table-cell office:value-type="float" office:value="2.94675" calcext:value-type="float">
            <text:p>2.94675</text:p>
          </table:table-cell>
          <table:table-cell office:value-type="float" office:value="2.93491" calcext:value-type="float">
            <text:p>2.93491</text:p>
          </table:table-cell>
          <table:table-cell office:value-type="float" office:value="2.89941" calcext:value-type="float">
            <text:p>2.89941</text:p>
          </table:table-cell>
          <table:table-cell office:value-type="float" office:value="2.92899" calcext:value-type="float">
            <text:p>2.92899</text:p>
          </table:table-cell>
          <table:table-cell office:value-type="float" office:value="2.95858" calcext:value-type="float">
            <text:p>2.95858</text:p>
          </table:table-cell>
          <table:table-cell office:value-type="float" office:value="2.88095" calcext:value-type="float">
            <text:p>2.88095</text:p>
          </table:table-cell>
          <table:table-cell office:value-type="float" office:value="2.86391" calcext:value-type="float">
            <text:p>2.86391</text:p>
          </table:table-cell>
          <table:table-cell office:value-type="float" office:value="2.8631" calcext:value-type="float">
            <text:p>2.8631</text:p>
          </table:table-cell>
          <table:table-cell office:value-type="float" office:value="2.84524" calcext:value-type="float">
            <text:p>2.84524</text:p>
          </table:table-cell>
          <table:table-cell office:value-type="float" office:value="2.80838" calcext:value-type="float">
            <text:p>2.80838</text:p>
          </table:table-cell>
          <table:table-cell office:value-type="float" office:value="2.79882" calcext:value-type="float">
            <text:p>2.79882</text:p>
          </table:table-cell>
          <table:table-cell office:value-type="float" office:value="2.78106" calcext:value-type="float">
            <text:p>2.78106</text:p>
          </table:table-cell>
          <table:table-cell office:value-type="float" office:value="2.74405" calcext:value-type="float">
            <text:p>2.74405</text:p>
          </table:table-cell>
          <table:table-cell office:value-type="float" office:value="2.7574" calcext:value-type="float">
            <text:p>2.7574</text:p>
          </table:table-cell>
          <table:table-cell office:value-type="float" office:value="2.78106" calcext:value-type="float">
            <text:p>2.78106</text:p>
          </table:table-cell>
          <table:table-cell office:value-type="float" office:value="2.77976" calcext:value-type="float">
            <text:p>2.77976</text:p>
          </table:table-cell>
          <table:table-cell office:value-type="float" office:value="2.74405" calcext:value-type="float">
            <text:p>2.74405</text:p>
          </table:table-cell>
          <table:table-cell office:value-type="float" office:value="2.7619" calcext:value-type="float">
            <text:p>2.7619</text:p>
          </table:table-cell>
          <table:table-cell office:value-type="float" office:value="2.7929" calcext:value-type="float">
            <text:p>2.7929</text:p>
          </table:table-cell>
          <table:table-cell office:value-type="float" office:value="2.82249" calcext:value-type="float">
            <text:p>2.82249</text:p>
          </table:table-cell>
          <table:table-cell office:value-type="float" office:value="2.85799" calcext:value-type="float">
            <text:p>2.85799</text:p>
          </table:table-cell>
          <table:table-cell table:number-columns-repeated="2" office:value-type="float" office:value="2.84524" calcext:value-type="float">
            <text:p>2.84524</text:p>
          </table:table-cell>
          <table:table-cell office:value-type="float" office:value="2.82143" calcext:value-type="float">
            <text:p>2.82143</text:p>
          </table:table-cell>
          <table:table-cell office:value-type="float" office:value="2.84615" calcext:value-type="float">
            <text:p>2.84615</text:p>
          </table:table-cell>
          <table:table-cell office:value-type="float" office:value="2.84524" calcext:value-type="float">
            <text:p>2.84524</text:p>
          </table:table-cell>
          <table:table-cell office:value-type="float" office:value="2.83929" calcext:value-type="float">
            <text:p>2.83929</text:p>
          </table:table-cell>
          <table:table-cell office:value-type="float" office:value="2.8284" calcext:value-type="float">
            <text:p>2.8284</text:p>
          </table:table-cell>
          <table:table-cell table:number-columns-repeated="2" office:value-type="float" office:value="2.84024" calcext:value-type="float">
            <text:p>2.84024</text:p>
          </table:table-cell>
          <table:table-cell office:value-type="float" office:value="2.84615" calcext:value-type="float">
            <text:p>2.84615</text:p>
          </table:table-cell>
          <table:table-cell office:value-type="float" office:value="2.86391" calcext:value-type="float">
            <text:p>2.86391</text:p>
          </table:table-cell>
          <table:table-cell office:value-type="float" office:value="2.83432" calcext:value-type="float">
            <text:p>2.83432</text:p>
          </table:table-cell>
          <table:table-cell office:value-type="float" office:value="2.85207" calcext:value-type="float">
            <text:p>2.85207</text:p>
          </table:table-cell>
          <table:table-cell office:value-type="float" office:value="2.85799" calcext:value-type="float">
            <text:p>2.85799</text:p>
          </table:table-cell>
          <table:table-cell office:value-type="float" office:value="2.91124" calcext:value-type="float">
            <text:p>2.91124</text:p>
          </table:table-cell>
          <table:table-cell office:value-type="float" office:value="2.8869" calcext:value-type="float">
            <text:p>2.8869</text:p>
          </table:table-cell>
          <table:table-cell office:value-type="float" office:value="2.8631" calcext:value-type="float">
            <text:p>2.8631</text:p>
          </table:table-cell>
          <table:table-cell office:value-type="float" office:value="2.84524" calcext:value-type="float">
            <text:p>2.84524</text:p>
          </table:table-cell>
          <table:table-cell office:value-type="float" office:value="2.8631" calcext:value-type="float">
            <text:p>2.8631</text:p>
          </table:table-cell>
          <table:table-cell office:value-type="float" office:value="2.86391" calcext:value-type="float">
            <text:p>2.86391</text:p>
          </table:table-cell>
          <table:table-cell office:value-type="float" office:value="2.89349" calcext:value-type="float">
            <text:p>2.89349</text:p>
          </table:table-cell>
          <table:table-cell office:value-type="float" office:value="2.88166" calcext:value-type="float">
            <text:p>2.88166</text:p>
          </table:table-cell>
          <table:table-cell office:value-type="float" office:value="2.90533" calcext:value-type="float">
            <text:p>2.90533</text:p>
          </table:table-cell>
          <table:table-cell office:value-type="float" office:value="2.89222" calcext:value-type="float">
            <text:p>2.89222</text:p>
          </table:table-cell>
          <table:table-cell office:value-type="float" office:value="2.85629" calcext:value-type="float">
            <text:p>2.85629</text:p>
          </table:table-cell>
          <table:table-cell office:value-type="float" office:value="2.82249" calcext:value-type="float">
            <text:p>2.82249</text:p>
          </table:table-cell>
          <table:table-cell office:value-type="float" office:value="2.75" calcext:value-type="float">
            <text:p>2.75</text:p>
          </table:table-cell>
          <table:table-cell office:value-type="float" office:value="2.73214" calcext:value-type="float">
            <text:p>2.73214</text:p>
          </table:table-cell>
          <table:table-cell office:value-type="float" office:value="2.74556" calcext:value-type="float">
            <text:p>2.74556</text:p>
          </table:table-cell>
          <table:table-cell office:value-type="float" office:value="2.76331" calcext:value-type="float">
            <text:p>2.76331</text:p>
          </table:table-cell>
          <table:table-cell table:number-columns-repeated="2" office:value-type="float" office:value="2.74405" calcext:value-type="float">
            <text:p>2.74405</text:p>
          </table:table-cell>
          <table:table-cell office:value-type="float" office:value="2.71856" calcext:value-type="float">
            <text:p>2.71856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2.66071" calcext:value-type="float">
            <text:p>2.66071</text:p>
          </table:table-cell>
          <table:table-cell office:value-type="float" office:value="2.625" calcext:value-type="float">
            <text:p>2.625</text:p>
          </table:table-cell>
          <table:table-cell office:value-type="float" office:value="2.70238" calcext:value-type="float">
            <text:p>2.70238</text:p>
          </table:table-cell>
          <table:table-cell table:number-columns-repeated="2" office:value-type="float" office:value="2.73373" calcext:value-type="float">
            <text:p>2.73373</text:p>
          </table:table-cell>
          <table:table-cell office:value-type="float" office:value="2.69461" calcext:value-type="float">
            <text:p>2.69461</text:p>
          </table:table-cell>
          <table:table-cell office:value-type="float" office:value="2.76331" calcext:value-type="float">
            <text:p>2.76331</text:p>
          </table:table-cell>
          <table:table-cell office:value-type="float" office:value="2.80473" calcext:value-type="float">
            <text:p>2.80473</text:p>
          </table:table-cell>
          <table:table-cell office:value-type="float" office:value="2.8024" calcext:value-type="float">
            <text:p>2.8024</text:p>
          </table:table-cell>
          <table:table-cell office:value-type="float" office:value="2.78313" calcext:value-type="float">
            <text:p>2.78313</text:p>
          </table:table-cell>
          <table:table-cell office:value-type="float" office:value="2.81325" calcext:value-type="float">
            <text:p>2.81325</text:p>
          </table:table-cell>
          <table:table-cell office:value-type="float" office:value="2.84431" calcext:value-type="float">
            <text:p>2.84431</text:p>
          </table:table-cell>
          <table:table-cell office:value-type="float" office:value="2.87574" calcext:value-type="float">
            <text:p>2.87574</text:p>
          </table:table-cell>
          <table:table-cell office:value-type="float" office:value="2.92308" calcext:value-type="float">
            <text:p>2.92308</text:p>
          </table:table-cell>
          <table:table-cell office:value-type="float" office:value="2.89349" calcext:value-type="float">
            <text:p>2.89349</text:p>
          </table:table-cell>
          <table:table-cell office:value-type="float" office:value="2.8869" calcext:value-type="float">
            <text:p>2.8869</text:p>
          </table:table-cell>
          <table:table-cell office:value-type="float" office:value="2.89941" calcext:value-type="float">
            <text:p>2.89941</text:p>
          </table:table-cell>
          <table:table-cell office:value-type="float" office:value="2.88166" calcext:value-type="float">
            <text:p>2.88166</text:p>
          </table:table-cell>
          <table:table-cell office:value-type="float" office:value="2.89941" calcext:value-type="float">
            <text:p>2.89941</text:p>
          </table:table-cell>
          <table:table-cell office:value-type="float" office:value="2.89349" calcext:value-type="float">
            <text:p>2.89349</text:p>
          </table:table-cell>
          <table:table-cell office:value-type="float" office:value="2.91667" calcext:value-type="float">
            <text:p>2.91667</text:p>
          </table:table-cell>
          <table:table-cell office:value-type="float" office:value="2.93491" calcext:value-type="float">
            <text:p>2.93491</text:p>
          </table:table-cell>
          <table:table-cell office:value-type="float" office:value="2.91667" calcext:value-type="float">
            <text:p>2.91667</text:p>
          </table:table-cell>
          <table:table-cell office:value-type="float" office:value="2.85714" calcext:value-type="float">
            <text:p>2.85714</text:p>
          </table:table-cell>
          <table:table-cell office:value-type="float" office:value="2.90476" calcext:value-type="float">
            <text:p>2.90476</text:p>
          </table:table-cell>
          <table:table-cell office:value-type="float" office:value="2.88095" calcext:value-type="float">
            <text:p>2.88095</text:p>
          </table:table-cell>
          <table:table-cell office:value-type="float" office:value="2.88757" calcext:value-type="float">
            <text:p>2.88757</text:p>
          </table:table-cell>
          <table:table-cell office:value-type="float" office:value="2.91124" calcext:value-type="float">
            <text:p>2.91124</text:p>
          </table:table-cell>
          <table:table-cell office:value-type="float" office:value="2.94083" calcext:value-type="float">
            <text:p>2.94083</text:p>
          </table:table-cell>
          <table:table-cell office:value-type="float" office:value="2.95266" calcext:value-type="float">
            <text:p>2.95266</text:p>
          </table:table-cell>
          <table:table-cell office:value-type="float" office:value="2.9645" calcext:value-type="float">
            <text:p>2.9645</text:p>
          </table:table-cell>
          <table:table-cell table:number-columns-repeated="2" office:value-type="float" office:value="2.9881" calcext:value-type="float">
            <text:p>2.9881</text:p>
          </table:table-cell>
          <table:table-cell office:value-type="float" office:value="2.98214" calcext:value-type="float">
            <text:p>2.98214</text:p>
          </table:table-cell>
          <table:table-cell office:value-type="float" office:value="3" calcext:value-type="float">
            <text:p>3</text:p>
          </table:table-cell>
          <table:table-cell office:value-type="float" office:value="3.03571" calcext:value-type="float">
            <text:p>3.03571</text:p>
          </table:table-cell>
          <table:table-cell office:value-type="float" office:value="3.08284" calcext:value-type="float">
            <text:p>3.08284</text:p>
          </table:table-cell>
          <table:table-cell office:value-type="float" office:value="3.01775" calcext:value-type="float">
            <text:p>3.01775</text:p>
          </table:table-cell>
          <table:table-cell office:value-type="float" office:value="3.0355" calcext:value-type="float">
            <text:p>3.0355</text:p>
          </table:table-cell>
          <table:table-cell office:value-type="float" office:value="3.05917" calcext:value-type="float">
            <text:p>3.05917</text:p>
          </table:table-cell>
          <table:table-cell office:value-type="float" office:value="3.01183" calcext:value-type="float">
            <text:p>3.01183</text:p>
          </table:table-cell>
          <table:table-cell office:value-type="float" office:value="2.97633" calcext:value-type="float">
            <text:p>2.97633</text:p>
          </table:table-cell>
          <table:table-cell office:value-type="float" office:value="2.99408" calcext:value-type="float">
            <text:p>2.99408</text:p>
          </table:table-cell>
          <table:table-cell office:value-type="float" office:value="3.00592" calcext:value-type="float">
            <text:p>3.00592</text:p>
          </table:table-cell>
          <table:table-cell office:value-type="float" office:value="2.96429" calcext:value-type="float">
            <text:p>2.96429</text:p>
          </table:table-cell>
          <table:table-cell office:value-type="float" office:value="2.97041" calcext:value-type="float">
            <text:p>2.97041</text:p>
          </table:table-cell>
          <table:table-cell office:value-type="float" office:value="2.94675" calcext:value-type="float">
            <text:p>2.94675</text:p>
          </table:table-cell>
          <table:table-cell office:value-type="float" office:value="2.9645" calcext:value-type="float">
            <text:p>2.9645</text:p>
          </table:table-cell>
          <table:table-cell office:value-type="float" office:value="2.95833" calcext:value-type="float">
            <text:p>2.95833</text:p>
          </table:table-cell>
          <table:table-cell office:value-type="float" office:value="2.94083" calcext:value-type="float">
            <text:p>2.94083</text:p>
          </table:table-cell>
          <table:table-cell office:value-type="float" office:value="2.94675" calcext:value-type="float">
            <text:p>2.94675</text:p>
          </table:table-cell>
          <table:table-cell office:value-type="float" office:value="2.94643" calcext:value-type="float">
            <text:p>2.94643</text:p>
          </table:table-cell>
          <table:table-cell office:value-type="float" office:value="2.95858" calcext:value-type="float">
            <text:p>2.95858</text:p>
          </table:table-cell>
          <table:table-cell office:value-type="float" office:value="2.94083" calcext:value-type="float">
            <text:p>2.94083</text:p>
          </table:table-cell>
          <table:table-cell table:number-columns-repeated="2" office:value-type="float" office:value="2.93491" calcext:value-type="float">
            <text:p>2.93491</text:p>
          </table:table-cell>
          <table:table-cell office:value-type="float" office:value="2.8869" calcext:value-type="float">
            <text:p>2.8869</text:p>
          </table:table-cell>
          <table:table-cell office:value-type="float" office:value="2.86982" calcext:value-type="float">
            <text:p>2.86982</text:p>
          </table:table-cell>
          <table:table-cell office:value-type="float" office:value="2.85799" calcext:value-type="float">
            <text:p>2.85799</text:p>
          </table:table-cell>
          <table:table-cell office:value-type="float" office:value="2.88166" calcext:value-type="float">
            <text:p>2.88166</text:p>
          </table:table-cell>
          <table:table-cell office:value-type="float" office:value="2.92308" calcext:value-type="float">
            <text:p>2.92308</text:p>
          </table:table-cell>
          <table:table-cell office:value-type="float" office:value="2.86905" calcext:value-type="float">
            <text:p>2.86905</text:p>
          </table:table-cell>
          <table:table-cell office:value-type="float" office:value="2.91124" calcext:value-type="float">
            <text:p>2.91124</text:p>
          </table:table-cell>
          <table:table-cell office:value-type="float" office:value="2.90476" calcext:value-type="float">
            <text:p>2.90476</text:p>
          </table:table-cell>
          <table:table-cell office:value-type="float" office:value="2.88166" calcext:value-type="float">
            <text:p>2.88166</text:p>
          </table:table-cell>
          <table:table-cell office:value-type="float" office:value="2.86982" calcext:value-type="float">
            <text:p>2.86982</text:p>
          </table:table-cell>
          <table:table-cell office:value-type="float" office:value="2.90533" calcext:value-type="float">
            <text:p>2.90533</text:p>
          </table:table-cell>
          <table:table-cell office:value-type="float" office:value="2.87574" calcext:value-type="float">
            <text:p>2.87574</text:p>
          </table:table-cell>
          <table:table-cell office:value-type="float" office:value="2.91124" calcext:value-type="float">
            <text:p>2.91124</text:p>
          </table:table-cell>
          <table:table-cell office:value-type="float" office:value="2.94675" calcext:value-type="float">
            <text:p>2.94675</text:p>
          </table:table-cell>
          <table:table-cell office:value-type="float" office:value="2.95858" calcext:value-type="float">
            <text:p>2.95858</text:p>
          </table:table-cell>
          <table:table-cell office:value-type="float" office:value="3.0119" calcext:value-type="float">
            <text:p>3.0119</text:p>
          </table:table-cell>
          <table:table-cell office:value-type="float" office:value="3.04167" calcext:value-type="float">
            <text:p>3.04167</text:p>
          </table:table-cell>
          <table:table-cell office:value-type="float" office:value="3.05325" calcext:value-type="float">
            <text:p>3.05325</text:p>
          </table:table-cell>
          <table:table-cell office:value-type="float" office:value="3.00595" calcext:value-type="float">
            <text:p>3.00595</text:p>
          </table:table-cell>
          <table:table-cell table:number-columns-repeated="2" office:value-type="float" office:value="3.0355" calcext:value-type="float">
            <text:p>3.0355</text:p>
          </table:table-cell>
          <table:table-cell office:value-type="float" office:value="3.04734" calcext:value-type="float">
            <text:p>3.04734</text:p>
          </table:table-cell>
          <table:table-cell office:value-type="float" office:value="3.01775" calcext:value-type="float">
            <text:p>3.01775</text:p>
          </table:table-cell>
          <table:table-cell office:value-type="float" office:value="2.98225" calcext:value-type="float">
            <text:p>2.98225</text:p>
          </table:table-cell>
          <table:table-cell office:value-type="float" office:value="3.00592" calcext:value-type="float">
            <text:p>3.00592</text:p>
          </table:table-cell>
          <table:table-cell office:value-type="float" office:value="2.99405" calcext:value-type="float">
            <text:p>2.99405</text:p>
          </table:table-cell>
          <table:table-cell office:value-type="float" office:value="3.05917" calcext:value-type="float">
            <text:p>3.05917</text:p>
          </table:table-cell>
          <table:table-cell office:value-type="float" office:value="3.05325" calcext:value-type="float">
            <text:p>3.05325</text:p>
          </table:table-cell>
          <table:table-cell office:value-type="float" office:value="3.04142" calcext:value-type="float">
            <text:p>3.04142</text:p>
          </table:table-cell>
          <table:table-cell office:value-type="float" office:value="3.02367" calcext:value-type="float">
            <text:p>3.02367</text:p>
          </table:table-cell>
          <table:table-cell office:value-type="float" office:value="2.97024" calcext:value-type="float">
            <text:p>2.97024</text:p>
          </table:table-cell>
          <table:table-cell table:number-columns-repeated="2" office:value-type="float" office:value="2.97041" calcext:value-type="float">
            <text:p>2.97041</text:p>
          </table:table-cell>
          <table:table-cell office:value-type="float" office:value="2.98817" calcext:value-type="float">
            <text:p>2.98817</text:p>
          </table:table-cell>
          <table:table-cell office:value-type="float" office:value="3.00592" calcext:value-type="float">
            <text:p>3.00592</text:p>
          </table:table-cell>
          <table:table-cell office:value-type="float" office:value="2.98214" calcext:value-type="float">
            <text:p>2.98214</text:p>
          </table:table-cell>
          <table:table-cell office:value-type="float" office:value="3.01775" calcext:value-type="float">
            <text:p>3.01775</text:p>
          </table:table-cell>
          <table:table-cell office:value-type="float" office:value="2.98817" calcext:value-type="float">
            <text:p>2.98817</text:p>
          </table:table-cell>
          <table:table-cell office:value-type="float" office:value="3.05917" calcext:value-type="float">
            <text:p>3.05917</text:p>
          </table:table-cell>
          <table:table-cell office:value-type="float" office:value="3.07692" calcext:value-type="float">
            <text:p>3.07692</text:p>
          </table:table-cell>
          <table:table-cell office:value-type="float" office:value="3.08876" calcext:value-type="float">
            <text:p>3.08876</text:p>
          </table:table-cell>
          <table:table-cell office:value-type="float" office:value="3.07101" calcext:value-type="float">
            <text:p>3.07101</text:p>
          </table:table-cell>
          <table:table-cell table:number-columns-repeated="2" office:value-type="float" office:value="3.08284" calcext:value-type="float">
            <text:p>3.08284</text:p>
          </table:table-cell>
          <table:table-cell office:value-type="float" office:value="3.11834" calcext:value-type="float">
            <text:p>3.11834</text:p>
          </table:table-cell>
          <table:table-cell office:value-type="float" office:value="3.08929" calcext:value-type="float">
            <text:p>3.08929</text:p>
          </table:table-cell>
          <table:table-cell office:value-type="float" office:value="3.1131" calcext:value-type="float">
            <text:p>3.1131</text:p>
          </table:table-cell>
          <table:table-cell office:value-type="float" office:value="3.10778" calcext:value-type="float">
            <text:p>3.10778</text:p>
          </table:table-cell>
          <table:table-cell office:value-type="float" office:value="3.125" calcext:value-type="float">
            <text:p>3.125</text:p>
          </table:table-cell>
          <table:table-cell office:value-type="float" office:value="3.10059" calcext:value-type="float">
            <text:p>3.10059</text:p>
          </table:table-cell>
          <table:table-cell office:value-type="float" office:value="3.08333" calcext:value-type="float">
            <text:p>3.08333</text:p>
          </table:table-cell>
          <table:table-cell office:value-type="float" office:value="3.10119" calcext:value-type="float">
            <text:p>3.10119</text:p>
          </table:table-cell>
          <table:table-cell table:number-columns-repeated="2" office:value-type="float" office:value="3.11243" calcext:value-type="float">
            <text:p>3.11243</text:p>
          </table:table-cell>
          <table:table-cell office:value-type="float" office:value="3.08333" calcext:value-type="float">
            <text:p>3.08333</text:p>
          </table:table-cell>
          <table:table-cell office:value-type="float" office:value="3.08929" calcext:value-type="float">
            <text:p>3.08929</text:p>
          </table:table-cell>
          <table:table-cell office:value-type="float" office:value="3.07186" calcext:value-type="float">
            <text:p>3.07186</text:p>
          </table:table-cell>
          <table:table-cell office:value-type="float" office:value="3.04762" calcext:value-type="float">
            <text:p>3.04762</text:p>
          </table:table-cell>
          <table:table-cell office:value-type="float" office:value="3.04167" calcext:value-type="float">
            <text:p>3.04167</text:p>
          </table:table-cell>
          <table:table-cell office:value-type="float" office:value="3.05325" calcext:value-type="float">
            <text:p>3.05325</text:p>
          </table:table-cell>
          <table:table-cell office:value-type="float" office:value="3.04734" calcext:value-type="float">
            <text:p>3.04734</text:p>
          </table:table-cell>
          <table:table-cell office:value-type="float" office:value="2.9881" calcext:value-type="float">
            <text:p>2.9881</text:p>
          </table:table-cell>
          <table:table-cell office:value-type="float" office:value="3.01775" calcext:value-type="float">
            <text:p>3.01775</text:p>
          </table:table-cell>
          <table:table-cell office:value-type="float" office:value="3.02367" calcext:value-type="float">
            <text:p>3.02367</text:p>
          </table:table-cell>
          <table:table-cell table:number-columns-repeated="2" office:value-type="float" office:value="2.98225" calcext:value-type="float">
            <text:p>2.98225</text:p>
          </table:table-cell>
          <table:table-cell office:value-type="float" office:value="3.00592" calcext:value-type="float">
            <text:p>3.00592</text:p>
          </table:table-cell>
          <table:table-cell office:value-type="float" office:value="2.97041" calcext:value-type="float">
            <text:p>2.97041</text:p>
          </table:table-cell>
          <table:table-cell office:value-type="float" office:value="2.98817" calcext:value-type="float">
            <text:p>2.98817</text:p>
          </table:table-cell>
          <table:table-cell office:value-type="float" office:value="2.98214" calcext:value-type="float">
            <text:p>2.98214</text:p>
          </table:table-cell>
          <table:table-cell office:value-type="float" office:value="2.97041" calcext:value-type="float">
            <text:p>2.97041</text:p>
          </table:table-cell>
          <table:table-cell office:value-type="float" office:value="2.97619" calcext:value-type="float">
            <text:p>2.97619</text:p>
          </table:table-cell>
          <table:table-cell office:value-type="float" office:value="2.94675" calcext:value-type="float">
            <text:p>2.94675</text:p>
          </table:table-cell>
          <table:table-cell office:value-type="float" office:value="2.95266" calcext:value-type="float">
            <text:p>2.95266</text:p>
          </table:table-cell>
          <table:table-cell table:number-columns-repeated="2" office:value-type="float" office:value="2.94675" calcext:value-type="float">
            <text:p>2.94675</text:p>
          </table:table-cell>
          <table:table-cell office:value-type="float" office:value="2.90476" calcext:value-type="float">
            <text:p>2.90476</text:p>
          </table:table-cell>
          <table:table-cell office:value-type="float" office:value="2.95858" calcext:value-type="float">
            <text:p>2.95858</text:p>
          </table:table-cell>
          <table:table-cell office:value-type="float" office:value="2.91071" calcext:value-type="float">
            <text:p>2.91071</text:p>
          </table:table-cell>
          <table:table-cell office:value-type="float" office:value="2.89349" calcext:value-type="float">
            <text:p>2.89349</text:p>
          </table:table-cell>
          <table:table-cell office:value-type="float" office:value="2.8869" calcext:value-type="float">
            <text:p>2.8869</text:p>
          </table:table-cell>
          <table:table-cell office:value-type="float" office:value="2.89941" calcext:value-type="float">
            <text:p>2.89941</text:p>
          </table:table-cell>
          <table:table-cell office:value-type="float" office:value="2.91124" calcext:value-type="float">
            <text:p>2.91124</text:p>
          </table:table-cell>
          <table:table-cell office:value-type="float" office:value="2.88095" calcext:value-type="float">
            <text:p>2.88095</text:p>
          </table:table-cell>
          <table:table-cell office:value-type="float" office:value="2.88166" calcext:value-type="float">
            <text:p>2.88166</text:p>
          </table:table-cell>
          <table:table-cell office:value-type="float" office:value="2.86391" calcext:value-type="float">
            <text:p>2.86391</text:p>
          </table:table-cell>
          <table:table-cell office:value-type="float" office:value="2.86982" calcext:value-type="float">
            <text:p>2.86982</text:p>
          </table:table-cell>
          <table:table-cell office:value-type="float" office:value="2.88095" calcext:value-type="float">
            <text:p>2.88095</text:p>
          </table:table-cell>
          <table:table-cell office:value-type="float" office:value="2.89349" calcext:value-type="float">
            <text:p>2.89349</text:p>
          </table:table-cell>
          <table:table-cell office:value-type="float" office:value="2.86982" calcext:value-type="float">
            <text:p>2.86982</text:p>
          </table:table-cell>
          <table:table-cell office:value-type="float" office:value="2.8869" calcext:value-type="float">
            <text:p>2.8869</text:p>
          </table:table-cell>
          <table:table-cell office:value-type="float" office:value="2.86905" calcext:value-type="float">
            <text:p>2.86905</text:p>
          </table:table-cell>
          <table:table-cell office:value-type="float" office:value="2.94675" calcext:value-type="float">
            <text:p>2.94675</text:p>
          </table:table-cell>
          <table:table-cell office:value-type="float" office:value="2.92899" calcext:value-type="float">
            <text:p>2.92899</text:p>
          </table:table-cell>
          <table:table-cell office:value-type="float" office:value="2.88623" calcext:value-type="float">
            <text:p>2.88623</text:p>
          </table:table-cell>
          <table:table-cell office:value-type="float" office:value="2.82036" calcext:value-type="float">
            <text:p>2.82036</text:p>
          </table:table-cell>
          <table:table-cell office:value-type="float" office:value="2.86391" calcext:value-type="float">
            <text:p>2.86391</text:p>
          </table:table-cell>
          <table:table-cell office:value-type="float" office:value="2.86982" calcext:value-type="float">
            <text:p>2.86982</text:p>
          </table:table-cell>
          <table:table-cell office:value-type="float" office:value="2.84024" calcext:value-type="float">
            <text:p>2.84024</text:p>
          </table:table-cell>
          <table:table-cell office:value-type="float" office:value="2.81657" calcext:value-type="float">
            <text:p>2.81657</text:p>
          </table:table-cell>
          <table:table-cell office:value-type="float" office:value="2.81065" calcext:value-type="float">
            <text:p>2.81065</text:p>
          </table:table-cell>
          <table:table-cell office:value-type="float" office:value="2.79882" calcext:value-type="float">
            <text:p>2.79882</text:p>
          </table:table-cell>
          <table:table-cell table:number-columns-repeated="2" office:value-type="float" office:value="2.80473" calcext:value-type="float">
            <text:p>2.80473</text:p>
          </table:table-cell>
          <table:table-cell table:number-columns-repeated="2" office:value-type="float" office:value="2.78698" calcext:value-type="float">
            <text:p>2.78698</text:p>
          </table:table-cell>
          <table:table-cell office:value-type="float" office:value="2.81548" calcext:value-type="float">
            <text:p>2.81548</text:p>
          </table:table-cell>
          <table:table-cell office:value-type="float" office:value="2.82036" calcext:value-type="float">
            <text:p>2.82036</text:p>
          </table:table-cell>
          <table:table-cell office:value-type="float" office:value="2.82143" calcext:value-type="float">
            <text:p>2.82143</text:p>
          </table:table-cell>
          <table:table-cell office:value-type="float" office:value="2.86982" calcext:value-type="float">
            <text:p>2.86982</text:p>
          </table:table-cell>
          <table:table-cell office:value-type="float" office:value="2.88757" calcext:value-type="float">
            <text:p>2.88757</text:p>
          </table:table-cell>
          <table:table-cell office:value-type="float" office:value="2.94675" calcext:value-type="float">
            <text:p>2.94675</text:p>
          </table:table-cell>
          <table:table-cell office:value-type="float" office:value="2.95858" calcext:value-type="float">
            <text:p>2.95858</text:p>
          </table:table-cell>
          <table:table-cell office:value-type="float" office:value="2.94083" calcext:value-type="float">
            <text:p>2.94083</text:p>
          </table:table-cell>
          <table:table-cell office:value-type="float" office:value="2.95266" calcext:value-type="float">
            <text:p>2.95266</text:p>
          </table:table-cell>
          <table:table-cell office:value-type="float" office:value="2.99408" calcext:value-type="float">
            <text:p>2.99408</text:p>
          </table:table-cell>
          <table:table-cell office:value-type="float" office:value="3" calcext:value-type="float">
            <text:p>3</text:p>
          </table:table-cell>
          <table:table-cell office:value-type="float" office:value="2.98817" calcext:value-type="float">
            <text:p>2.98817</text:p>
          </table:table-cell>
          <table:table-cell office:value-type="float" office:value="2.99408" calcext:value-type="float">
            <text:p>2.99408</text:p>
          </table:table-cell>
          <table:table-cell office:value-type="float" office:value="2.98817" calcext:value-type="float">
            <text:p>2.98817</text:p>
          </table:table-cell>
          <table:table-cell office:value-type="float" office:value="2.98214" calcext:value-type="float">
            <text:p>2.98214</text:p>
          </table:table-cell>
          <table:table-cell table:number-columns-repeated="3" office:value-type="float" office:value="3.01775" calcext:value-type="float">
            <text:p>3.01775</text:p>
          </table:table-cell>
          <table:table-cell office:value-type="float" office:value="3.02959" calcext:value-type="float">
            <text:p>3.02959</text:p>
          </table:table-cell>
          <table:table-cell office:value-type="float" office:value="2.98225" calcext:value-type="float">
            <text:p>2.98225</text:p>
          </table:table-cell>
          <table:table-cell table:number-columns-repeated="2" office:value-type="float" office:value="3.0119" calcext:value-type="float">
            <text:p>3.0119</text:p>
          </table:table-cell>
          <table:table-cell office:value-type="float" office:value="3.00592" calcext:value-type="float">
            <text:p>3.00592</text:p>
          </table:table-cell>
          <table:table-cell office:value-type="float" office:value="2.96407" calcext:value-type="float">
            <text:p>2.96407</text:p>
          </table:table-cell>
          <table:table-cell office:value-type="float" office:value="2.96429" calcext:value-type="float">
            <text:p>2.96429</text:p>
          </table:table-cell>
          <table:table-cell office:value-type="float" office:value="2.94083" calcext:value-type="float">
            <text:p>2.94083</text:p>
          </table:table-cell>
          <table:table-cell office:value-type="float" office:value="2.94643" calcext:value-type="float">
            <text:p>2.94643</text:p>
          </table:table-cell>
          <table:table-cell office:value-type="float" office:value="2.9645" calcext:value-type="float">
            <text:p>2.9645</text:p>
          </table:table-cell>
          <table:table-cell office:value-type="float" office:value="2.97633" calcext:value-type="float">
            <text:p>2.97633</text:p>
          </table:table-cell>
          <table:table-cell office:value-type="float" office:value="2.93491" calcext:value-type="float">
            <text:p>2.93491</text:p>
          </table:table-cell>
          <table:table-cell office:value-type="float" office:value="2.95266" calcext:value-type="float">
            <text:p>2.95266</text:p>
          </table:table-cell>
          <table:table-cell office:value-type="float" office:value="3" calcext:value-type="float">
            <text:p>3</text:p>
          </table:table-cell>
          <table:table-cell office:value-type="float" office:value="3.00592" calcext:value-type="float">
            <text:p>3.00592</text:p>
          </table:table-cell>
          <table:table-cell office:value-type="float" office:value="3.02367" calcext:value-type="float">
            <text:p>3.02367</text:p>
          </table:table-cell>
          <table:table-cell office:value-type="float" office:value="3.04734" calcext:value-type="float">
            <text:p>3.04734</text:p>
          </table:table-cell>
          <table:table-cell office:value-type="float" office:value="2.9881" calcext:value-type="float">
            <text:p>2.9881</text:p>
          </table:table-cell>
          <table:table-cell office:value-type="float" office:value="3.00599" calcext:value-type="float">
            <text:p>3.00599</text:p>
          </table:table-cell>
          <table:table-cell office:value-type="float" office:value="3.04142" calcext:value-type="float">
            <text:p>3.04142</text:p>
          </table:table-cell>
          <table:table-cell office:value-type="float" office:value="2.98214" calcext:value-type="float">
            <text:p>2.98214</text:p>
          </table:table-cell>
          <table:table-cell table:number-columns-repeated="2" office:value-type="float" office:value="2.97041" calcext:value-type="float">
            <text:p>2.97041</text:p>
          </table:table-cell>
          <table:table-cell office:value-type="float" office:value="2.98225" calcext:value-type="float">
            <text:p>2.98225</text:p>
          </table:table-cell>
          <table:table-cell office:value-type="float" office:value="3.01183" calcext:value-type="float">
            <text:p>3.01183</text:p>
          </table:table-cell>
          <table:table-cell office:value-type="float" office:value="2.98817" calcext:value-type="float">
            <text:p>2.98817</text:p>
          </table:table-cell>
          <table:table-cell office:value-type="float" office:value="2.98225" calcext:value-type="float">
            <text:p>2.98225</text:p>
          </table:table-cell>
          <table:table-cell office:value-type="float" office:value="3.02976" calcext:value-type="float">
            <text:p>3.02976</text:p>
          </table:table-cell>
          <table:table-cell office:value-type="float" office:value="3.01775" calcext:value-type="float">
            <text:p>3.01775</text:p>
          </table:table-cell>
          <table:table-cell office:value-type="float" office:value="3.00595" calcext:value-type="float">
            <text:p>3.00595</text:p>
          </table:table-cell>
          <table:table-cell office:value-type="float" office:value="2.97633" calcext:value-type="float">
            <text:p>2.97633</text:p>
          </table:table-cell>
          <table:table-cell office:value-type="float" office:value="3.00595" calcext:value-type="float">
            <text:p>3.00595</text:p>
          </table:table-cell>
          <table:table-cell office:value-type="float" office:value="3.02959" calcext:value-type="float">
            <text:p>3.02959</text:p>
          </table:table-cell>
          <table:table-cell office:value-type="float" office:value="2.93452" calcext:value-type="float">
            <text:p>2.93452</text:p>
          </table:table-cell>
          <table:table-cell office:value-type="float" office:value="2.92857" calcext:value-type="float">
            <text:p>2.92857</text:p>
          </table:table-cell>
          <table:table-cell office:value-type="float" office:value="2.94643" calcext:value-type="float">
            <text:p>2.94643</text:p>
          </table:table-cell>
          <table:table-cell office:value-type="float" office:value="2.92899" calcext:value-type="float">
            <text:p>2.92899</text:p>
          </table:table-cell>
          <table:table-cell office:value-type="float" office:value="2.94643" calcext:value-type="float">
            <text:p>2.94643</text:p>
          </table:table-cell>
          <table:table-cell office:value-type="float" office:value="2.92899" calcext:value-type="float">
            <text:p>2.92899</text:p>
          </table:table-cell>
          <table:table-cell office:value-type="float" office:value="2.95858" calcext:value-type="float">
            <text:p>2.95858</text:p>
          </table:table-cell>
          <table:table-cell office:value-type="float" office:value="2.93491" calcext:value-type="float">
            <text:p>2.93491</text:p>
          </table:table-cell>
          <table:table-cell office:value-type="float" office:value="2.95858" calcext:value-type="float">
            <text:p>2.95858</text:p>
          </table:table-cell>
          <table:table-cell office:value-type="float" office:value="2.97041" calcext:value-type="float">
            <text:p>2.97041</text:p>
          </table:table-cell>
          <table:table-cell office:value-type="float" office:value="3.01183" calcext:value-type="float">
            <text:p>3.01183</text:p>
          </table:table-cell>
          <table:table-cell table:number-columns-repeated="2" office:value-type="float" office:value="3.06509" calcext:value-type="float">
            <text:p>3.06509</text:p>
          </table:table-cell>
          <table:table-cell office:value-type="float" office:value="3.04142" calcext:value-type="float">
            <text:p>3.04142</text:p>
          </table:table-cell>
          <table:table-cell office:value-type="float" office:value="3.02381" calcext:value-type="float">
            <text:p>3.02381</text:p>
          </table:table-cell>
          <table:table-cell office:value-type="float" office:value="3.01183" calcext:value-type="float">
            <text:p>3.01183</text:p>
          </table:table-cell>
          <table:table-cell office:value-type="float" office:value="3.04167" calcext:value-type="float">
            <text:p>3.04167</text:p>
          </table:table-cell>
          <table:table-cell office:value-type="float" office:value="3.05917" calcext:value-type="float">
            <text:p>3.05917</text:p>
          </table:table-cell>
          <table:table-cell office:value-type="float" office:value="3.08876" calcext:value-type="float">
            <text:p>3.08876</text:p>
          </table:table-cell>
          <table:table-cell office:value-type="float" office:value="3.06509" calcext:value-type="float">
            <text:p>3.06509</text:p>
          </table:table-cell>
          <table:table-cell office:value-type="float" office:value="3.07101" calcext:value-type="float">
            <text:p>3.07101</text:p>
          </table:table-cell>
          <table:table-cell table:number-columns-repeated="2" office:value-type="float" office:value="3.08876" calcext:value-type="float">
            <text:p>3.08876</text:p>
          </table:table-cell>
          <table:table-cell office:value-type="float" office:value="3.10119" calcext:value-type="float">
            <text:p>3.10119</text:p>
          </table:table-cell>
          <table:table-cell office:value-type="float" office:value="3.12426" calcext:value-type="float">
            <text:p>3.12426</text:p>
          </table:table-cell>
          <table:table-cell office:value-type="float" office:value="3.08929" calcext:value-type="float">
            <text:p>3.08929</text:p>
          </table:table-cell>
          <table:table-cell office:value-type="float" office:value="3.09581" calcext:value-type="float">
            <text:p>3.09581</text:p>
          </table:table-cell>
          <table:table-cell office:value-type="float" office:value="3.16568" calcext:value-type="float">
            <text:p>3.16568</text:p>
          </table:table-cell>
          <table:table-cell office:value-type="float" office:value="3.18343" calcext:value-type="float">
            <text:p>3.18343</text:p>
          </table:table-cell>
          <table:table-cell office:value-type="float" office:value="3.16071" calcext:value-type="float">
            <text:p>3.16071</text:p>
          </table:table-cell>
          <table:table-cell office:value-type="float" office:value="3.17751" calcext:value-type="float">
            <text:p>3.17751</text:p>
          </table:table-cell>
          <table:table-cell office:value-type="float" office:value="3.1369" calcext:value-type="float">
            <text:p>3.1369</text:p>
          </table:table-cell>
          <table:table-cell office:value-type="float" office:value="3.13609" calcext:value-type="float">
            <text:p>3.13609</text:p>
          </table:table-cell>
          <table:table-cell office:value-type="float" office:value="3.14201" calcext:value-type="float">
            <text:p>3.14201</text:p>
          </table:table-cell>
          <table:table-cell office:value-type="float" office:value="3.13609" calcext:value-type="float">
            <text:p>3.13609</text:p>
          </table:table-cell>
          <table:table-cell office:value-type="float" office:value="3.08284" calcext:value-type="float">
            <text:p>3.08284</text:p>
          </table:table-cell>
          <table:table-cell office:value-type="float" office:value="3.11834" calcext:value-type="float">
            <text:p>3.11834</text:p>
          </table:table-cell>
          <table:table-cell office:value-type="float" office:value="3.11243" calcext:value-type="float">
            <text:p>3.11243</text:p>
          </table:table-cell>
          <table:table-cell table:number-columns-repeated="2" office:value-type="float" office:value="3.08284" calcext:value-type="float">
            <text:p>3.08284</text:p>
          </table:table-cell>
          <table:table-cell office:value-type="float" office:value="3.09467" calcext:value-type="float">
            <text:p>3.09467</text:p>
          </table:table-cell>
          <table:table-cell office:value-type="float" office:value="3.02381" calcext:value-type="float">
            <text:p>3.02381</text:p>
          </table:table-cell>
          <table:table-cell office:value-type="float" office:value="3.11243" calcext:value-type="float">
            <text:p>3.11243</text:p>
          </table:table-cell>
          <table:table-cell office:value-type="float" office:value="3.10651" calcext:value-type="float">
            <text:p>3.10651</text:p>
          </table:table-cell>
          <table:table-cell office:value-type="float" office:value="3.10778" calcext:value-type="float">
            <text:p>3.10778</text:p>
          </table:table-cell>
          <table:table-cell office:value-type="float" office:value="3.14793" calcext:value-type="float">
            <text:p>3.14793</text:p>
          </table:table-cell>
          <table:table-cell office:value-type="float" office:value="3.11243" calcext:value-type="float">
            <text:p>3.11243</text:p>
          </table:table-cell>
          <table:table-cell office:value-type="float" office:value="3.15385" calcext:value-type="float">
            <text:p>3.15385</text:p>
          </table:table-cell>
          <table:table-cell office:value-type="float" office:value="3.15976" calcext:value-type="float">
            <text:p>3.15976</text:p>
          </table:table-cell>
          <table:table-cell office:value-type="float" office:value="3.12426" calcext:value-type="float">
            <text:p>3.12426</text:p>
          </table:table-cell>
          <table:table-cell office:value-type="float" office:value="3.11834" calcext:value-type="float">
            <text:p>3.11834</text:p>
          </table:table-cell>
          <table:table-cell office:value-type="float" office:value="3.13609" calcext:value-type="float">
            <text:p>3.13609</text:p>
          </table:table-cell>
          <table:table-cell office:value-type="float" office:value="3.15385" calcext:value-type="float">
            <text:p>3.15385</text:p>
          </table:table-cell>
          <table:table-cell office:value-type="float" office:value="3.14881" calcext:value-type="float">
            <text:p>3.14881</text:p>
          </table:table-cell>
          <table:table-cell office:value-type="float" office:value="3.1716" calcext:value-type="float">
            <text:p>3.1716</text:p>
          </table:table-cell>
          <table:table-cell office:value-type="float" office:value="3.15476" calcext:value-type="float">
            <text:p>3.15476</text:p>
          </table:table-cell>
          <table:table-cell office:value-type="float" office:value="3.16071" calcext:value-type="float">
            <text:p>3.16071</text:p>
          </table:table-cell>
          <table:table-cell office:value-type="float" office:value="3.14881" calcext:value-type="float">
            <text:p>3.14881</text:p>
          </table:table-cell>
          <table:table-cell table:number-columns-repeated="2" office:value-type="float" office:value="3.2071" calcext:value-type="float">
            <text:p>3.2071</text:p>
          </table:table-cell>
          <table:table-cell office:value-type="float" office:value="3.23077" calcext:value-type="float">
            <text:p>3.23077</text:p>
          </table:table-cell>
          <table:table-cell office:value-type="float" office:value="3.17751" calcext:value-type="float">
            <text:p>3.17751</text:p>
          </table:table-cell>
          <table:table-cell office:value-type="float" office:value="3.1716" calcext:value-type="float">
            <text:p>3.1716</text:p>
          </table:table-cell>
          <table:table-cell office:value-type="float" office:value="3.18343" calcext:value-type="float">
            <text:p>3.18343</text:p>
          </table:table-cell>
          <table:table-cell office:value-type="float" office:value="3.14371" calcext:value-type="float">
            <text:p>3.14371</text:p>
          </table:table-cell>
          <table:table-cell office:value-type="float" office:value="3.19527" calcext:value-type="float">
            <text:p>3.19527</text:p>
          </table:table-cell>
          <table:table-cell office:value-type="float" office:value="3.22485" calcext:value-type="float">
            <text:p>3.22485</text:p>
          </table:table-cell>
          <table:table-cell office:value-type="float" office:value="3.25444" calcext:value-type="float">
            <text:p>3.25444</text:p>
          </table:table-cell>
          <table:table-cell office:value-type="float" office:value="3.28402" calcext:value-type="float">
            <text:p>3.28402</text:p>
          </table:table-cell>
          <table:table-cell office:value-type="float" office:value="3.26627" calcext:value-type="float">
            <text:p>3.26627</text:p>
          </table:table-cell>
          <table:table-cell office:value-type="float" office:value="3.31361" calcext:value-type="float">
            <text:p>3.31361</text:p>
          </table:table-cell>
          <table:table-cell office:value-type="float" office:value="3.30952" calcext:value-type="float">
            <text:p>3.30952</text:p>
          </table:table-cell>
          <table:table-cell office:value-type="float" office:value="3.31548" calcext:value-type="float">
            <text:p>3.31548</text:p>
          </table:table-cell>
          <table:table-cell office:value-type="float" office:value="3.37278" calcext:value-type="float">
            <text:p>3.37278</text:p>
          </table:table-cell>
          <table:table-cell office:value-type="float" office:value="3.4142" calcext:value-type="float">
            <text:p>3.4142</text:p>
          </table:table-cell>
          <table:table-cell office:value-type="float" office:value="3.38323" calcext:value-type="float">
            <text:p>3.38323</text:p>
          </table:table-cell>
          <table:table-cell office:value-type="float" office:value="3.3787" calcext:value-type="float">
            <text:p>3.3787</text:p>
          </table:table-cell>
          <table:table-cell office:value-type="float" office:value="3.36095" calcext:value-type="float">
            <text:p>3.36095</text:p>
          </table:table-cell>
          <table:table-cell office:value-type="float" office:value="3.29167" calcext:value-type="float">
            <text:p>3.29167</text:p>
          </table:table-cell>
          <table:table-cell office:value-type="float" office:value="3.27545" calcext:value-type="float">
            <text:p>3.27545</text:p>
          </table:table-cell>
          <table:table-cell office:value-type="float" office:value="3.26786" calcext:value-type="float">
            <text:p>3.26786</text:p>
          </table:table-cell>
          <table:table-cell office:value-type="float" office:value="3.30769" calcext:value-type="float">
            <text:p>3.30769</text:p>
          </table:table-cell>
          <table:table-cell office:value-type="float" office:value="3.33136" calcext:value-type="float">
            <text:p>3.33136</text:p>
          </table:table-cell>
          <table:table-cell office:value-type="float" office:value="3.35119" calcext:value-type="float">
            <text:p>3.35119</text:p>
          </table:table-cell>
          <table:table-cell office:value-type="float" office:value="3.35503" calcext:value-type="float">
            <text:p>3.35503</text:p>
          </table:table-cell>
          <table:table-cell office:value-type="float" office:value="3.39053" calcext:value-type="float">
            <text:p>3.39053</text:p>
          </table:table-cell>
          <table:table-cell office:value-type="float" office:value="3.36686" calcext:value-type="float">
            <text:p>3.36686</text:p>
          </table:table-cell>
          <table:table-cell office:value-type="float" office:value="3.40828" calcext:value-type="float">
            <text:p>3.40828</text:p>
          </table:table-cell>
          <table:table-cell office:value-type="float" office:value="3.39881" calcext:value-type="float">
            <text:p>3.39881</text:p>
          </table:table-cell>
          <table:table-cell table:number-columns-repeated="2" office:value-type="float" office:value="3.40237" calcext:value-type="float">
            <text:p>3.40237</text:p>
          </table:table-cell>
          <table:table-cell office:value-type="float" office:value="3.39053" calcext:value-type="float">
            <text:p>3.39053</text:p>
          </table:table-cell>
          <table:table-cell office:value-type="float" office:value="3.45562" calcext:value-type="float">
            <text:p>3.45562</text:p>
          </table:table-cell>
          <table:table-cell office:value-type="float" office:value="3.46154" calcext:value-type="float">
            <text:p>3.46154</text:p>
          </table:table-cell>
          <table:table-cell office:value-type="float" office:value="3.44379" calcext:value-type="float">
            <text:p>3.44379</text:p>
          </table:table-cell>
          <table:table-cell table:number-columns-repeated="2" office:value-type="float" office:value="3.46154" calcext:value-type="float">
            <text:p>3.46154</text:p>
          </table:table-cell>
          <table:table-cell office:value-type="float" office:value="3.41667" calcext:value-type="float">
            <text:p>3.41667</text:p>
          </table:table-cell>
          <table:table-cell office:value-type="float" office:value="3.3869" calcext:value-type="float">
            <text:p>3.3869</text:p>
          </table:table-cell>
          <table:table-cell office:value-type="float" office:value="3.40828" calcext:value-type="float">
            <text:p>3.40828</text:p>
          </table:table-cell>
          <table:table-cell table:number-columns-repeated="2" office:value-type="float" office:value="3.38462" calcext:value-type="float">
            <text:p>3.38462</text:p>
          </table:table-cell>
          <table:table-cell office:value-type="float" office:value="3.36686" calcext:value-type="float">
            <text:p>3.36686</text:p>
          </table:table-cell>
          <table:table-cell office:value-type="float" office:value="3.30952" calcext:value-type="float">
            <text:p>3.30952</text:p>
          </table:table-cell>
          <table:table-cell office:value-type="float" office:value="3.28994" calcext:value-type="float">
            <text:p>3.28994</text:p>
          </table:table-cell>
          <table:table-cell office:value-type="float" office:value="3.31361" calcext:value-type="float">
            <text:p>3.31361</text:p>
          </table:table-cell>
          <table:table-cell office:value-type="float" office:value="3.34911" calcext:value-type="float">
            <text:p>3.34911</text:p>
          </table:table-cell>
          <table:table-cell office:value-type="float" office:value="3.30769" calcext:value-type="float">
            <text:p>3.30769</text:p>
          </table:table-cell>
          <table:table-cell office:value-type="float" office:value="3.29586" calcext:value-type="float">
            <text:p>3.29586</text:p>
          </table:table-cell>
          <table:table-cell table:number-columns-repeated="2" office:value-type="float" office:value="3.32544" calcext:value-type="float">
            <text:p>3.32544</text:p>
          </table:table-cell>
          <table:table-cell office:value-type="float" office:value="3.33728" calcext:value-type="float">
            <text:p>3.33728</text:p>
          </table:table-cell>
          <table:table-cell office:value-type="float" office:value="3.32544" calcext:value-type="float">
            <text:p>3.32544</text:p>
          </table:table-cell>
          <table:table-cell office:value-type="float" office:value="3.36095" calcext:value-type="float">
            <text:p>3.36095</text:p>
          </table:table-cell>
          <table:table-cell office:value-type="float" office:value="3.3787" calcext:value-type="float">
            <text:p>3.3787</text:p>
          </table:table-cell>
        </table:table-row>
        <table:table-row table:style-name="ro1">
          <table:table-cell office:value-type="string" calcext:value-type="string">
            <text:p>Seeds Produced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.5" calcext:value-type="float">
            <text:p>2.5</text:p>
          </table:table-cell>
          <table:table-cell table:number-columns-repeated="4" office:value-type="float" office:value="3.2" calcext:value-type="float">
            <text:p>3.2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 office:value-type="float" office:value="3.6" calcext:value-type="float">
            <text:p>3.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.28571" calcext:value-type="float">
            <text:p>3.28571</text:p>
          </table:table-cell>
          <table:table-cell table:number-columns-repeated="2" office:value-type="float" office:value="3.16667" calcext:value-type="float">
            <text:p>3.1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  <table:table-cell office:value-type="float" office:value="3.45455" calcext:value-type="float">
            <text:p>3.45455</text:p>
          </table:table-cell>
          <table:table-cell office:value-type="float" office:value="3.88889" calcext:value-type="float">
            <text:p>3.88889</text:p>
          </table:table-cell>
          <table:table-cell office:value-type="float" office:value="3.8" calcext:value-type="float">
            <text:p>3.8</text:p>
          </table:table-cell>
          <table:table-cell office:value-type="float" office:value="3.90909" calcext:value-type="float">
            <text:p>3.90909</text:p>
          </table:table-cell>
          <table:table-cell table:number-columns-repeated="2" office:value-type="float" office:value="4.07143" calcext:value-type="float">
            <text:p>4.07143</text:p>
          </table:table-cell>
          <table:table-cell office:value-type="float" office:value="4.1875" calcext:value-type="float">
            <text:p>4.1875</text:p>
          </table:table-cell>
          <table:table-cell office:value-type="float" office:value="4" calcext:value-type="float">
            <text:p>4</text:p>
          </table:table-cell>
          <table:table-cell office:value-type="float" office:value="4.03704" calcext:value-type="float">
            <text:p>4.03704</text:p>
          </table:table-cell>
          <table:table-cell office:value-type="float" office:value="4.29412" calcext:value-type="float">
            <text:p>4.29412</text:p>
          </table:table-cell>
          <table:table-cell office:value-type="float" office:value="4.31579" calcext:value-type="float">
            <text:p>4.31579</text:p>
          </table:table-cell>
          <table:table-cell office:value-type="float" office:value="4.72917" calcext:value-type="float">
            <text:p>4.72917</text:p>
          </table:table-cell>
          <table:table-cell office:value-type="float" office:value="4.93333" calcext:value-type="float">
            <text:p>4.93333</text:p>
          </table:table-cell>
          <table:table-cell office:value-type="float" office:value="5.23684" calcext:value-type="float">
            <text:p>5.23684</text:p>
          </table:table-cell>
          <table:table-cell office:value-type="float" office:value="5.7033" calcext:value-type="float">
            <text:p>5.7033</text:p>
          </table:table-cell>
          <table:table-cell office:value-type="float" office:value="6.40187" calcext:value-type="float">
            <text:p>6.40187</text:p>
          </table:table-cell>
          <table:table-cell office:value-type="float" office:value="7.096" calcext:value-type="float">
            <text:p>7.096</text:p>
          </table:table-cell>
          <table:table-cell office:value-type="float" office:value="7.43972" calcext:value-type="float">
            <text:p>7.43972</text:p>
          </table:table-cell>
          <table:table-cell office:value-type="float" office:value="7.94702" calcext:value-type="float">
            <text:p>7.94702</text:p>
          </table:table-cell>
          <table:table-cell office:value-type="float" office:value="8.15484" calcext:value-type="float">
            <text:p>8.15484</text:p>
          </table:table-cell>
          <table:table-cell office:value-type="float" office:value="8.41875" calcext:value-type="float">
            <text:p>8.41875</text:p>
          </table:table-cell>
          <table:table-cell office:value-type="float" office:value="8.62745" calcext:value-type="float">
            <text:p>8.62745</text:p>
          </table:table-cell>
          <table:table-cell office:value-type="float" office:value="8.98693" calcext:value-type="float">
            <text:p>8.98693</text:p>
          </table:table-cell>
          <table:table-cell office:value-type="float" office:value="9.00654" calcext:value-type="float">
            <text:p>9.00654</text:p>
          </table:table-cell>
          <table:table-cell office:value-type="float" office:value="9.18471" calcext:value-type="float">
            <text:p>9.18471</text:p>
          </table:table-cell>
          <table:table-cell office:value-type="float" office:value="9.3481" calcext:value-type="float">
            <text:p>9.3481</text:p>
          </table:table-cell>
          <table:table-cell office:value-type="float" office:value="9.55625" calcext:value-type="float">
            <text:p>9.55625</text:p>
          </table:table-cell>
          <table:table-cell office:value-type="float" office:value="9.64968" calcext:value-type="float">
            <text:p>9.64968</text:p>
          </table:table-cell>
          <table:table-cell office:value-type="float" office:value="9.87342" calcext:value-type="float">
            <text:p>9.87342</text:p>
          </table:table-cell>
          <table:table-cell office:value-type="float" office:value="9.82609" calcext:value-type="float">
            <text:p>9.82609</text:p>
          </table:table-cell>
          <table:table-cell office:value-type="float" office:value="10.0375" calcext:value-type="float">
            <text:p>10.0375</text:p>
          </table:table-cell>
          <table:table-cell office:value-type="float" office:value="10.2229" calcext:value-type="float">
            <text:p>10.2229</text:p>
          </table:table-cell>
          <table:table-cell office:value-type="float" office:value="10.2215" calcext:value-type="float">
            <text:p>10.2215</text:p>
          </table:table-cell>
          <table:table-cell office:value-type="float" office:value="10.3077" calcext:value-type="float">
            <text:p>10.3077</text:p>
          </table:table-cell>
          <table:table-cell table:number-columns-repeated="2" office:value-type="float" office:value="10.5409" calcext:value-type="float">
            <text:p>10.5409</text:p>
          </table:table-cell>
          <table:table-cell office:value-type="float" office:value="10.6625" calcext:value-type="float">
            <text:p>10.6625</text:p>
          </table:table-cell>
          <table:table-cell office:value-type="float" office:value="10.9157" calcext:value-type="float">
            <text:p>10.9157</text:p>
          </table:table-cell>
          <table:table-cell office:value-type="float" office:value="11.1146" calcext:value-type="float">
            <text:p>11.1146</text:p>
          </table:table-cell>
          <table:table-cell office:value-type="float" office:value="11.3376" calcext:value-type="float">
            <text:p>11.3376</text:p>
          </table:table-cell>
          <table:table-cell office:value-type="float" office:value="11.5399" calcext:value-type="float">
            <text:p>11.5399</text:p>
          </table:table-cell>
          <table:table-cell office:value-type="float" office:value="11.8282" calcext:value-type="float">
            <text:p>11.8282</text:p>
          </table:table-cell>
          <table:table-cell office:value-type="float" office:value="11.8938" calcext:value-type="float">
            <text:p>11.8938</text:p>
          </table:table-cell>
          <table:table-cell office:value-type="float" office:value="11.85" calcext:value-type="float">
            <text:p>11.85</text:p>
          </table:table-cell>
          <table:table-cell office:value-type="float" office:value="12.1111" calcext:value-type="float">
            <text:p>12.1111</text:p>
          </table:table-cell>
          <table:table-cell office:value-type="float" office:value="12.1534" calcext:value-type="float">
            <text:p>12.1534</text:p>
          </table:table-cell>
          <table:table-cell office:value-type="float" office:value="12.1456" calcext:value-type="float">
            <text:p>12.1456</text:p>
          </table:table-cell>
          <table:table-cell office:value-type="float" office:value="12.175" calcext:value-type="float">
            <text:p>12.175</text:p>
          </table:table-cell>
          <table:table-cell office:value-type="float" office:value="12.3697" calcext:value-type="float">
            <text:p>12.3697</text:p>
          </table:table-cell>
          <table:table-cell office:value-type="float" office:value="12.4727" calcext:value-type="float">
            <text:p>12.4727</text:p>
          </table:table-cell>
          <table:table-cell office:value-type="float" office:value="12.6296" calcext:value-type="float">
            <text:p>12.6296</text:p>
          </table:table-cell>
          <table:table-cell office:value-type="float" office:value="12.7469" calcext:value-type="float">
            <text:p>12.7469</text:p>
          </table:table-cell>
          <table:table-cell office:value-type="float" office:value="12.8931" calcext:value-type="float">
            <text:p>12.8931</text:p>
          </table:table-cell>
          <table:table-cell office:value-type="float" office:value="13.0552" calcext:value-type="float">
            <text:p>13.0552</text:p>
          </table:table-cell>
          <table:table-cell office:value-type="float" office:value="13.3012" calcext:value-type="float">
            <text:p>13.3012</text:p>
          </table:table-cell>
          <table:table-cell office:value-type="float" office:value="13.3818" calcext:value-type="float">
            <text:p>13.3818</text:p>
          </table:table-cell>
          <table:table-cell office:value-type="float" office:value="13.4364" calcext:value-type="float">
            <text:p>13.4364</text:p>
          </table:table-cell>
          <table:table-cell office:value-type="float" office:value="13.4024" calcext:value-type="float">
            <text:p>13.4024</text:p>
          </table:table-cell>
          <table:table-cell office:value-type="float" office:value="13.5576" calcext:value-type="float">
            <text:p>13.5576</text:p>
          </table:table-cell>
          <table:table-cell office:value-type="float" office:value="13.7063" calcext:value-type="float">
            <text:p>13.7063</text:p>
          </table:table-cell>
          <table:table-cell office:value-type="float" office:value="13.8354" calcext:value-type="float">
            <text:p>13.8354</text:p>
          </table:table-cell>
          <table:table-cell office:value-type="float" office:value="13.7636" calcext:value-type="float">
            <text:p>13.7636</text:p>
          </table:table-cell>
          <table:table-cell office:value-type="float" office:value="13.9337" calcext:value-type="float">
            <text:p>13.9337</text:p>
          </table:table-cell>
          <table:table-cell office:value-type="float" office:value="14.0361" calcext:value-type="float">
            <text:p>14.0361</text:p>
          </table:table-cell>
          <table:table-cell office:value-type="float" office:value="14.1928" calcext:value-type="float">
            <text:p>14.1928</text:p>
          </table:table-cell>
          <table:table-cell office:value-type="float" office:value="14.358" calcext:value-type="float">
            <text:p>14.358</text:p>
          </table:table-cell>
          <table:table-cell office:value-type="float" office:value="14.4383" calcext:value-type="float">
            <text:p>14.4383</text:p>
          </table:table-cell>
          <table:table-cell office:value-type="float" office:value="14.4268" calcext:value-type="float">
            <text:p>14.4268</text:p>
          </table:table-cell>
          <table:table-cell office:value-type="float" office:value="14.6" calcext:value-type="float">
            <text:p>14.6</text:p>
          </table:table-cell>
          <table:table-cell office:value-type="float" office:value="14.5549" calcext:value-type="float">
            <text:p>14.5549</text:p>
          </table:table-cell>
          <table:table-cell office:value-type="float" office:value="14.4939" calcext:value-type="float">
            <text:p>14.4939</text:p>
          </table:table-cell>
          <table:table-cell office:value-type="float" office:value="14.4578" calcext:value-type="float">
            <text:p>14.4578</text:p>
          </table:table-cell>
          <table:table-cell office:value-type="float" office:value="14.5361" calcext:value-type="float">
            <text:p>14.5361</text:p>
          </table:table-cell>
          <table:table-cell office:value-type="float" office:value="14.6037" calcext:value-type="float">
            <text:p>14.6037</text:p>
          </table:table-cell>
          <table:table-cell office:value-type="float" office:value="14.7152" calcext:value-type="float">
            <text:p>14.7152</text:p>
          </table:table-cell>
          <table:table-cell office:value-type="float" office:value="14.7791" calcext:value-type="float">
            <text:p>14.7791</text:p>
          </table:table-cell>
          <table:table-cell office:value-type="float" office:value="15" calcext:value-type="float">
            <text:p>15</text:p>
          </table:table-cell>
          <table:table-cell office:value-type="float" office:value="15.0479" calcext:value-type="float">
            <text:p>15.0479</text:p>
          </table:table-cell>
          <table:table-cell office:value-type="float" office:value="15.0602" calcext:value-type="float">
            <text:p>15.0602</text:p>
          </table:table-cell>
          <table:table-cell office:value-type="float" office:value="15.1273" calcext:value-type="float">
            <text:p>15.1273</text:p>
          </table:table-cell>
          <table:table-cell office:value-type="float" office:value="15.2182" calcext:value-type="float">
            <text:p>15.2182</text:p>
          </table:table-cell>
          <table:table-cell office:value-type="float" office:value="15.3675" calcext:value-type="float">
            <text:p>15.3675</text:p>
          </table:table-cell>
          <table:table-cell office:value-type="float" office:value="15.3916" calcext:value-type="float">
            <text:p>15.3916</text:p>
          </table:table-cell>
          <table:table-cell office:value-type="float" office:value="15.5569" calcext:value-type="float">
            <text:p>15.5569</text:p>
          </table:table-cell>
          <table:table-cell office:value-type="float" office:value="15.6442" calcext:value-type="float">
            <text:p>15.6442</text:p>
          </table:table-cell>
          <table:table-cell office:value-type="float" office:value="15.5276" calcext:value-type="float">
            <text:p>15.5276</text:p>
          </table:table-cell>
          <table:table-cell office:value-type="float" office:value="15.6587" calcext:value-type="float">
            <text:p>15.6587</text:p>
          </table:table-cell>
          <table:table-cell office:value-type="float" office:value="15.7006" calcext:value-type="float">
            <text:p>15.7006</text:p>
          </table:table-cell>
          <table:table-cell office:value-type="float" office:value="15.8922" calcext:value-type="float">
            <text:p>15.8922</text:p>
          </table:table-cell>
          <table:table-cell office:value-type="float" office:value="15.8795" calcext:value-type="float">
            <text:p>15.8795</text:p>
          </table:table-cell>
          <table:table-cell office:value-type="float" office:value="15.8982" calcext:value-type="float">
            <text:p>15.8982</text:p>
          </table:table-cell>
          <table:table-cell office:value-type="float" office:value="15.8144" calcext:value-type="float">
            <text:p>15.8144</text:p>
          </table:table-cell>
          <table:table-cell office:value-type="float" office:value="16.0118" calcext:value-type="float">
            <text:p>16.0118</text:p>
          </table:table-cell>
          <table:table-cell office:value-type="float" office:value="16.0838" calcext:value-type="float">
            <text:p>16.0838</text:p>
          </table:table-cell>
          <table:table-cell office:value-type="float" office:value="16.0606" calcext:value-type="float">
            <text:p>16.0606</text:p>
          </table:table-cell>
          <table:table-cell office:value-type="float" office:value="16" calcext:value-type="float">
            <text:p>16</text:p>
          </table:table-cell>
          <table:table-cell office:value-type="float" office:value="16.2012" calcext:value-type="float">
            <text:p>16.2012</text:p>
          </table:table-cell>
          <table:table-cell office:value-type="float" office:value="16.2892" calcext:value-type="float">
            <text:p>16.2892</text:p>
          </table:table-cell>
          <table:table-cell office:value-type="float" office:value="16.1976" calcext:value-type="float">
            <text:p>16.1976</text:p>
          </table:table-cell>
          <table:table-cell office:value-type="float" office:value="16.1446" calcext:value-type="float">
            <text:p>16.1446</text:p>
          </table:table-cell>
          <table:table-cell office:value-type="float" office:value="16.1078" calcext:value-type="float">
            <text:p>16.1078</text:p>
          </table:table-cell>
          <table:table-cell office:value-type="float" office:value="16.303" calcext:value-type="float">
            <text:p>16.303</text:p>
          </table:table-cell>
          <table:table-cell office:value-type="float" office:value="16.4226" calcext:value-type="float">
            <text:p>16.4226</text:p>
          </table:table-cell>
          <table:table-cell office:value-type="float" office:value="16.4731" calcext:value-type="float">
            <text:p>16.4731</text:p>
          </table:table-cell>
          <table:table-cell office:value-type="float" office:value="16.4518" calcext:value-type="float">
            <text:p>16.4518</text:p>
          </table:table-cell>
          <table:table-cell office:value-type="float" office:value="16.5212" calcext:value-type="float">
            <text:p>16.5212</text:p>
          </table:table-cell>
          <table:table-cell office:value-type="float" office:value="16.7256" calcext:value-type="float">
            <text:p>16.7256</text:p>
          </table:table-cell>
          <table:table-cell office:value-type="float" office:value="16.7545" calcext:value-type="float">
            <text:p>16.7545</text:p>
          </table:table-cell>
          <table:table-cell office:value-type="float" office:value="16.8563" calcext:value-type="float">
            <text:p>16.8563</text:p>
          </table:table-cell>
          <table:table-cell office:value-type="float" office:value="16.8631" calcext:value-type="float">
            <text:p>16.8631</text:p>
          </table:table-cell>
          <table:table-cell office:value-type="float" office:value="16.8084" calcext:value-type="float">
            <text:p>16.8084</text:p>
          </table:table-cell>
          <table:table-cell office:value-type="float" office:value="16.8323" calcext:value-type="float">
            <text:p>16.8323</text:p>
          </table:table-cell>
          <table:table-cell office:value-type="float" office:value="16.7904" calcext:value-type="float">
            <text:p>16.7904</text:p>
          </table:table-cell>
          <table:table-cell office:value-type="float" office:value="16.9521" calcext:value-type="float">
            <text:p>16.9521</text:p>
          </table:table-cell>
          <table:table-cell office:value-type="float" office:value="16.994" calcext:value-type="float">
            <text:p>16.994</text:p>
          </table:table-cell>
          <table:table-cell office:value-type="float" office:value="17.1071" calcext:value-type="float">
            <text:p>17.1071</text:p>
          </table:table-cell>
          <table:table-cell office:value-type="float" office:value="17.1131" calcext:value-type="float">
            <text:p>17.1131</text:p>
          </table:table-cell>
          <table:table-cell office:value-type="float" office:value="17.1726" calcext:value-type="float">
            <text:p>17.1726</text:p>
          </table:table-cell>
          <table:table-cell office:value-type="float" office:value="17.2182" calcext:value-type="float">
            <text:p>17.2182</text:p>
          </table:table-cell>
          <table:table-cell office:value-type="float" office:value="17.297" calcext:value-type="float">
            <text:p>17.297</text:p>
          </table:table-cell>
          <table:table-cell office:value-type="float" office:value="17.4881" calcext:value-type="float">
            <text:p>17.4881</text:p>
          </table:table-cell>
          <table:table-cell table:number-columns-repeated="2" office:value-type="float" office:value="17.4524" calcext:value-type="float">
            <text:p>17.4524</text:p>
          </table:table-cell>
          <table:table-cell office:value-type="float" office:value="17.4405" calcext:value-type="float">
            <text:p>17.4405</text:p>
          </table:table-cell>
          <table:table-cell office:value-type="float" office:value="17.4311" calcext:value-type="float">
            <text:p>17.4311</text:p>
          </table:table-cell>
          <table:table-cell table:number-columns-repeated="2" office:value-type="float" office:value="17.4643" calcext:value-type="float">
            <text:p>17.4643</text:p>
          </table:table-cell>
          <table:table-cell office:value-type="float" office:value="17.2381" calcext:value-type="float">
            <text:p>17.2381</text:p>
          </table:table-cell>
          <table:table-cell office:value-type="float" office:value="17.3234" calcext:value-type="float">
            <text:p>17.3234</text:p>
          </table:table-cell>
          <table:table-cell office:value-type="float" office:value="17.3965" calcext:value-type="float">
            <text:p>17.3965</text:p>
          </table:table-cell>
          <table:table-cell office:value-type="float" office:value="17.5" calcext:value-type="float">
            <text:p>17.5</text:p>
          </table:table-cell>
          <table:table-cell office:value-type="float" office:value="17.506" calcext:value-type="float">
            <text:p>17.506</text:p>
          </table:table-cell>
          <table:table-cell office:value-type="float" office:value="17.6786" calcext:value-type="float">
            <text:p>17.6786</text:p>
          </table:table-cell>
          <table:table-cell office:value-type="float" office:value="17.7711" calcext:value-type="float">
            <text:p>17.7711</text:p>
          </table:table-cell>
          <table:table-cell office:value-type="float" office:value="17.7108" calcext:value-type="float">
            <text:p>17.7108</text:p>
          </table:table-cell>
          <table:table-cell office:value-type="float" office:value="17.9042" calcext:value-type="float">
            <text:p>17.9042</text:p>
          </table:table-cell>
          <table:table-cell table:number-columns-repeated="2" office:value-type="float" office:value="17.9401" calcext:value-type="float">
            <text:p>17.9401</text:p>
          </table:table-cell>
          <table:table-cell office:value-type="float" office:value="17.9762" calcext:value-type="float">
            <text:p>17.9762</text:p>
          </table:table-cell>
          <table:table-cell office:value-type="float" office:value="18.1905" calcext:value-type="float">
            <text:p>18.1905</text:p>
          </table:table-cell>
          <table:table-cell office:value-type="float" office:value="18.2426" calcext:value-type="float">
            <text:p>18.2426</text:p>
          </table:table-cell>
          <table:table-cell office:value-type="float" office:value="18.256" calcext:value-type="float">
            <text:p>18.256</text:p>
          </table:table-cell>
          <table:table-cell office:value-type="float" office:value="18.2899" calcext:value-type="float">
            <text:p>18.2899</text:p>
          </table:table-cell>
          <table:table-cell office:value-type="float" office:value="18.5119" calcext:value-type="float">
            <text:p>18.5119</text:p>
          </table:table-cell>
          <table:table-cell office:value-type="float" office:value="18.515" calcext:value-type="float">
            <text:p>18.515</text:p>
          </table:table-cell>
          <table:table-cell office:value-type="float" office:value="18.6429" calcext:value-type="float">
            <text:p>18.6429</text:p>
          </table:table-cell>
          <table:table-cell office:value-type="float" office:value="18.744" calcext:value-type="float">
            <text:p>18.744</text:p>
          </table:table-cell>
          <table:table-cell office:value-type="float" office:value="18.6667" calcext:value-type="float">
            <text:p>18.6667</text:p>
          </table:table-cell>
          <table:table-cell office:value-type="float" office:value="18.7485" calcext:value-type="float">
            <text:p>18.7485</text:p>
          </table:table-cell>
          <table:table-cell office:value-type="float" office:value="18.8214" calcext:value-type="float">
            <text:p>18.8214</text:p>
          </table:table-cell>
          <table:table-cell office:value-type="float" office:value="18.8095" calcext:value-type="float">
            <text:p>18.8095</text:p>
          </table:table-cell>
          <table:table-cell office:value-type="float" office:value="18.8214" calcext:value-type="float">
            <text:p>18.8214</text:p>
          </table:table-cell>
          <table:table-cell office:value-type="float" office:value="18.9524" calcext:value-type="float">
            <text:p>18.9524</text:p>
          </table:table-cell>
          <table:table-cell office:value-type="float" office:value="19.0296" calcext:value-type="float">
            <text:p>19.0296</text:p>
          </table:table-cell>
          <table:table-cell office:value-type="float" office:value="19.0414" calcext:value-type="float">
            <text:p>19.0414</text:p>
          </table:table-cell>
          <table:table-cell office:value-type="float" office:value="18.9762" calcext:value-type="float">
            <text:p>18.9762</text:p>
          </table:table-cell>
          <table:table-cell office:value-type="float" office:value="19.0536" calcext:value-type="float">
            <text:p>19.0536</text:p>
          </table:table-cell>
          <table:table-cell office:value-type="float" office:value="19.0904" calcext:value-type="float">
            <text:p>19.0904</text:p>
          </table:table-cell>
          <table:table-cell office:value-type="float" office:value="19.0539" calcext:value-type="float">
            <text:p>19.0539</text:p>
          </table:table-cell>
          <table:table-cell office:value-type="float" office:value="19.1538" calcext:value-type="float">
            <text:p>19.1538</text:p>
          </table:table-cell>
          <table:table-cell office:value-type="float" office:value="19.1302" calcext:value-type="float">
            <text:p>19.1302</text:p>
          </table:table-cell>
          <table:table-cell office:value-type="float" office:value="19.1377" calcext:value-type="float">
            <text:p>19.1377</text:p>
          </table:table-cell>
          <table:table-cell office:value-type="float" office:value="19.2108" calcext:value-type="float">
            <text:p>19.2108</text:p>
          </table:table-cell>
          <table:table-cell office:value-type="float" office:value="19.2249" calcext:value-type="float">
            <text:p>19.2249</text:p>
          </table:table-cell>
          <table:table-cell office:value-type="float" office:value="19.3095" calcext:value-type="float">
            <text:p>19.3095</text:p>
          </table:table-cell>
          <table:table-cell office:value-type="float" office:value="19.3413" calcext:value-type="float">
            <text:p>19.3413</text:p>
          </table:table-cell>
          <table:table-cell office:value-type="float" office:value="19.4524" calcext:value-type="float">
            <text:p>19.4524</text:p>
          </table:table-cell>
          <table:table-cell office:value-type="float" office:value="19.4048" calcext:value-type="float">
            <text:p>19.4048</text:p>
          </table:table-cell>
          <table:table-cell office:value-type="float" office:value="19.381" calcext:value-type="float">
            <text:p>19.381</text:p>
          </table:table-cell>
          <table:table-cell office:value-type="float" office:value="19.3832" calcext:value-type="float">
            <text:p>19.3832</text:p>
          </table:table-cell>
          <table:table-cell office:value-type="float" office:value="19.369" calcext:value-type="float">
            <text:p>19.369</text:p>
          </table:table-cell>
          <table:table-cell office:value-type="float" office:value="19.4734" calcext:value-type="float">
            <text:p>19.4734</text:p>
          </table:table-cell>
          <table:table-cell office:value-type="float" office:value="19.5385" calcext:value-type="float">
            <text:p>19.5385</text:p>
          </table:table-cell>
          <table:table-cell office:value-type="float" office:value="19.5503" calcext:value-type="float">
            <text:p>19.5503</text:p>
          </table:table-cell>
          <table:table-cell office:value-type="float" office:value="19.5298" calcext:value-type="float">
            <text:p>19.5298</text:p>
          </table:table-cell>
          <table:table-cell office:value-type="float" office:value="19.5385" calcext:value-type="float">
            <text:p>19.5385</text:p>
          </table:table-cell>
          <table:table-cell office:value-type="float" office:value="19.4881" calcext:value-type="float">
            <text:p>19.4881</text:p>
          </table:table-cell>
          <table:table-cell office:value-type="float" office:value="19.4821" calcext:value-type="float">
            <text:p>19.4821</text:p>
          </table:table-cell>
          <table:table-cell office:value-type="float" office:value="19.5" calcext:value-type="float">
            <text:p>19.5</text:p>
          </table:table-cell>
          <table:table-cell office:value-type="float" office:value="19.521" calcext:value-type="float">
            <text:p>19.521</text:p>
          </table:table-cell>
          <table:table-cell office:value-type="float" office:value="19.4793" calcext:value-type="float">
            <text:p>19.4793</text:p>
          </table:table-cell>
          <table:table-cell office:value-type="float" office:value="19.4371" calcext:value-type="float">
            <text:p>19.4371</text:p>
          </table:table-cell>
          <table:table-cell office:value-type="float" office:value="19.3846" calcext:value-type="float">
            <text:p>19.3846</text:p>
          </table:table-cell>
          <table:table-cell office:value-type="float" office:value="19.2874" calcext:value-type="float">
            <text:p>19.2874</text:p>
          </table:table-cell>
          <table:table-cell office:value-type="float" office:value="19.2857" calcext:value-type="float">
            <text:p>19.2857</text:p>
          </table:table-cell>
          <table:table-cell office:value-type="float" office:value="19.4731" calcext:value-type="float">
            <text:p>19.4731</text:p>
          </table:table-cell>
          <table:table-cell office:value-type="float" office:value="19.4491" calcext:value-type="float">
            <text:p>19.4491</text:p>
          </table:table-cell>
          <table:table-cell office:value-type="float" office:value="19.512" calcext:value-type="float">
            <text:p>19.512</text:p>
          </table:table-cell>
          <table:table-cell office:value-type="float" office:value="19.6527" calcext:value-type="float">
            <text:p>19.6527</text:p>
          </table:table-cell>
          <table:table-cell office:value-type="float" office:value="19.6886" calcext:value-type="float">
            <text:p>19.6886</text:p>
          </table:table-cell>
          <table:table-cell office:value-type="float" office:value="19.7633" calcext:value-type="float">
            <text:p>19.7633</text:p>
          </table:table-cell>
          <table:table-cell office:value-type="float" office:value="19.8274" calcext:value-type="float">
            <text:p>19.8274</text:p>
          </table:table-cell>
          <table:table-cell office:value-type="float" office:value="19.988" calcext:value-type="float">
            <text:p>19.988</text:p>
          </table:table-cell>
          <table:table-cell office:value-type="float" office:value="20.0964" calcext:value-type="float">
            <text:p>20.0964</text:p>
          </table:table-cell>
          <table:table-cell office:value-type="float" office:value="20.2738" calcext:value-type="float">
            <text:p>20.2738</text:p>
          </table:table-cell>
          <table:table-cell office:value-type="float" office:value="20.2321" calcext:value-type="float">
            <text:p>20.2321</text:p>
          </table:table-cell>
          <table:table-cell office:value-type="float" office:value="20.2249" calcext:value-type="float">
            <text:p>20.2249</text:p>
          </table:table-cell>
          <table:table-cell office:value-type="float" office:value="20.3234" calcext:value-type="float">
            <text:p>20.3234</text:p>
          </table:table-cell>
          <table:table-cell office:value-type="float" office:value="20.3095" calcext:value-type="float">
            <text:p>20.3095</text:p>
          </table:table-cell>
          <table:table-cell office:value-type="float" office:value="20.2083" calcext:value-type="float">
            <text:p>20.2083</text:p>
          </table:table-cell>
          <table:table-cell office:value-type="float" office:value="20.1905" calcext:value-type="float">
            <text:p>20.1905</text:p>
          </table:table-cell>
          <table:table-cell office:value-type="float" office:value="20.2036" calcext:value-type="float">
            <text:p>20.2036</text:p>
          </table:table-cell>
          <table:table-cell office:value-type="float" office:value="20.3253" calcext:value-type="float">
            <text:p>20.3253</text:p>
          </table:table-cell>
          <table:table-cell office:value-type="float" office:value="20.2952" calcext:value-type="float">
            <text:p>20.2952</text:p>
          </table:table-cell>
          <table:table-cell office:value-type="float" office:value="20.2771" calcext:value-type="float">
            <text:p>20.2771</text:p>
          </table:table-cell>
          <table:table-cell office:value-type="float" office:value="20.2994" calcext:value-type="float">
            <text:p>20.2994</text:p>
          </table:table-cell>
          <table:table-cell office:value-type="float" office:value="20.2711" calcext:value-type="float">
            <text:p>20.2711</text:p>
          </table:table-cell>
          <table:table-cell office:value-type="float" office:value="20.2959" calcext:value-type="float">
            <text:p>20.2959</text:p>
          </table:table-cell>
          <table:table-cell table:number-columns-repeated="2" office:value-type="float" office:value="20.2663" calcext:value-type="float">
            <text:p>20.2663</text:p>
          </table:table-cell>
          <table:table-cell office:value-type="float" office:value="20.3333" calcext:value-type="float">
            <text:p>20.3333</text:p>
          </table:table-cell>
          <table:table-cell office:value-type="float" office:value="20.4702" calcext:value-type="float">
            <text:p>20.4702</text:p>
          </table:table-cell>
          <table:table-cell office:value-type="float" office:value="20.5476" calcext:value-type="float">
            <text:p>20.5476</text:p>
          </table:table-cell>
          <table:table-cell office:value-type="float" office:value="20.6213" calcext:value-type="float">
            <text:p>20.6213</text:p>
          </table:table-cell>
          <table:table-cell office:value-type="float" office:value="20.7229" calcext:value-type="float">
            <text:p>20.7229</text:p>
          </table:table-cell>
          <table:table-cell office:value-type="float" office:value="20.8563" calcext:value-type="float">
            <text:p>20.8563</text:p>
          </table:table-cell>
          <table:table-cell office:value-type="float" office:value="20.8107" calcext:value-type="float">
            <text:p>20.8107</text:p>
          </table:table-cell>
          <table:table-cell office:value-type="float" office:value="20.7976" calcext:value-type="float">
            <text:p>20.7976</text:p>
          </table:table-cell>
          <table:table-cell office:value-type="float" office:value="21.006" calcext:value-type="float">
            <text:p>21.006</text:p>
          </table:table-cell>
          <table:table-cell office:value-type="float" office:value="21.0536" calcext:value-type="float">
            <text:p>21.0536</text:p>
          </table:table-cell>
          <table:table-cell office:value-type="float" office:value="21.0298" calcext:value-type="float">
            <text:p>21.0298</text:p>
          </table:table-cell>
          <table:table-cell office:value-type="float" office:value="21.0414" calcext:value-type="float">
            <text:p>21.0414</text:p>
          </table:table-cell>
          <table:table-cell office:value-type="float" office:value="21.0299" calcext:value-type="float">
            <text:p>21.0299</text:p>
          </table:table-cell>
          <table:table-cell office:value-type="float" office:value="21.0602" calcext:value-type="float">
            <text:p>21.0602</text:p>
          </table:table-cell>
          <table:table-cell office:value-type="float" office:value="21.213" calcext:value-type="float">
            <text:p>21.213</text:p>
          </table:table-cell>
          <table:table-cell office:value-type="float" office:value="21.2367" calcext:value-type="float">
            <text:p>21.2367</text:p>
          </table:table-cell>
          <table:table-cell office:value-type="float" office:value="21.2143" calcext:value-type="float">
            <text:p>21.2143</text:p>
          </table:table-cell>
          <table:table-cell office:value-type="float" office:value="21.3631" calcext:value-type="float">
            <text:p>21.3631</text:p>
          </table:table-cell>
          <table:table-cell office:value-type="float" office:value="21.3787" calcext:value-type="float">
            <text:p>21.3787</text:p>
          </table:table-cell>
          <table:table-cell office:value-type="float" office:value="21.3609" calcext:value-type="float">
            <text:p>21.3609</text:p>
          </table:table-cell>
          <table:table-cell office:value-type="float" office:value="21.3669" calcext:value-type="float">
            <text:p>21.3669</text:p>
          </table:table-cell>
          <table:table-cell office:value-type="float" office:value="21.2262" calcext:value-type="float">
            <text:p>21.2262</text:p>
          </table:table-cell>
          <table:table-cell office:value-type="float" office:value="21.2738" calcext:value-type="float">
            <text:p>21.2738</text:p>
          </table:table-cell>
          <table:table-cell office:value-type="float" office:value="21.494" calcext:value-type="float">
            <text:p>21.494</text:p>
          </table:table-cell>
          <table:table-cell office:value-type="float" office:value="21.5595" calcext:value-type="float">
            <text:p>21.5595</text:p>
          </table:table-cell>
          <table:table-cell office:value-type="float" office:value="21.6228" calcext:value-type="float">
            <text:p>21.6228</text:p>
          </table:table-cell>
          <table:table-cell office:value-type="float" office:value="21.5298" calcext:value-type="float">
            <text:p>21.5298</text:p>
          </table:table-cell>
          <table:table-cell office:value-type="float" office:value="21.5148" calcext:value-type="float">
            <text:p>21.5148</text:p>
          </table:table-cell>
          <table:table-cell office:value-type="float" office:value="21.6864" calcext:value-type="float">
            <text:p>21.6864</text:p>
          </table:table-cell>
          <table:table-cell office:value-type="float" office:value="21.7988" calcext:value-type="float">
            <text:p>21.7988</text:p>
          </table:table-cell>
          <table:table-cell office:value-type="float" office:value="21.7929" calcext:value-type="float">
            <text:p>21.7929</text:p>
          </table:table-cell>
          <table:table-cell office:value-type="float" office:value="21.7024" calcext:value-type="float">
            <text:p>21.7024</text:p>
          </table:table-cell>
          <table:table-cell office:value-type="float" office:value="22.018" calcext:value-type="float">
            <text:p>22.018</text:p>
          </table:table-cell>
          <table:table-cell office:value-type="float" office:value="22.1065" calcext:value-type="float">
            <text:p>22.1065</text:p>
          </table:table-cell>
          <table:table-cell office:value-type="float" office:value="22.1856" calcext:value-type="float">
            <text:p>22.1856</text:p>
          </table:table-cell>
          <table:table-cell office:value-type="float" office:value="22.2635" calcext:value-type="float">
            <text:p>22.2635</text:p>
          </table:table-cell>
          <table:table-cell office:value-type="float" office:value="22.2202" calcext:value-type="float">
            <text:p>22.2202</text:p>
          </table:table-cell>
          <table:table-cell office:value-type="float" office:value="22.2575" calcext:value-type="float">
            <text:p>22.2575</text:p>
          </table:table-cell>
          <table:table-cell office:value-type="float" office:value="22.3473" calcext:value-type="float">
            <text:p>22.3473</text:p>
          </table:table-cell>
          <table:table-cell office:value-type="float" office:value="22.3254" calcext:value-type="float">
            <text:p>22.3254</text:p>
          </table:table-cell>
          <table:table-cell office:value-type="float" office:value="22.4734" calcext:value-type="float">
            <text:p>22.4734</text:p>
          </table:table-cell>
          <table:table-cell office:value-type="float" office:value="22.4881" calcext:value-type="float">
            <text:p>22.4881</text:p>
          </table:table-cell>
          <table:table-cell office:value-type="float" office:value="22.6568" calcext:value-type="float">
            <text:p>22.6568</text:p>
          </table:table-cell>
          <table:table-cell office:value-type="float" office:value="22.6826" calcext:value-type="float">
            <text:p>22.6826</text:p>
          </table:table-cell>
          <table:table-cell office:value-type="float" office:value="22.8274" calcext:value-type="float">
            <text:p>22.8274</text:p>
          </table:table-cell>
          <table:table-cell office:value-type="float" office:value="22.858" calcext:value-type="float">
            <text:p>22.858</text:p>
          </table:table-cell>
          <table:table-cell office:value-type="float" office:value="22.8935" calcext:value-type="float">
            <text:p>22.8935</text:p>
          </table:table-cell>
          <table:table-cell office:value-type="float" office:value="22.8402" calcext:value-type="float">
            <text:p>22.8402</text:p>
          </table:table-cell>
          <table:table-cell office:value-type="float" office:value="22.8047" calcext:value-type="float">
            <text:p>22.8047</text:p>
          </table:table-cell>
          <table:table-cell office:value-type="float" office:value="22.8095" calcext:value-type="float">
            <text:p>22.8095</text:p>
          </table:table-cell>
          <table:table-cell office:value-type="float" office:value="22.9349" calcext:value-type="float">
            <text:p>22.9349</text:p>
          </table:table-cell>
          <table:table-cell office:value-type="float" office:value="22.8935" calcext:value-type="float">
            <text:p>22.8935</text:p>
          </table:table-cell>
          <table:table-cell office:value-type="float" office:value="22.8817" calcext:value-type="float">
            <text:p>22.8817</text:p>
          </table:table-cell>
          <table:table-cell office:value-type="float" office:value="22.9053" calcext:value-type="float">
            <text:p>22.9053</text:p>
          </table:table-cell>
          <table:table-cell office:value-type="float" office:value="22.8225" calcext:value-type="float">
            <text:p>22.8225</text:p>
          </table:table-cell>
          <table:table-cell office:value-type="float" office:value="22.9641" calcext:value-type="float">
            <text:p>22.9641</text:p>
          </table:table-cell>
          <table:table-cell office:value-type="float" office:value="22.9345" calcext:value-type="float">
            <text:p>22.9345</text:p>
          </table:table-cell>
          <table:table-cell office:value-type="float" office:value="22.9759" calcext:value-type="float">
            <text:p>22.9759</text:p>
          </table:table-cell>
          <table:table-cell office:value-type="float" office:value="23.1796" calcext:value-type="float">
            <text:p>23.1796</text:p>
          </table:table-cell>
          <table:table-cell office:value-type="float" office:value="23.1386" calcext:value-type="float">
            <text:p>23.1386</text:p>
          </table:table-cell>
          <table:table-cell office:value-type="float" office:value="23.1786" calcext:value-type="float">
            <text:p>23.1786</text:p>
          </table:table-cell>
          <table:table-cell office:value-type="float" office:value="23.1667" calcext:value-type="float">
            <text:p>23.1667</text:p>
          </table:table-cell>
          <table:table-cell office:value-type="float" office:value="23.1243" calcext:value-type="float">
            <text:p>23.1243</text:p>
          </table:table-cell>
          <table:table-cell office:value-type="float" office:value="23.1183" calcext:value-type="float">
            <text:p>23.1183</text:p>
          </table:table-cell>
          <table:table-cell office:value-type="float" office:value="23.2071" calcext:value-type="float">
            <text:p>23.2071</text:p>
          </table:table-cell>
          <table:table-cell office:value-type="float" office:value="23.1538" calcext:value-type="float">
            <text:p>23.1538</text:p>
          </table:table-cell>
          <table:table-cell office:value-type="float" office:value="23.2485" calcext:value-type="float">
            <text:p>23.2485</text:p>
          </table:table-cell>
          <table:table-cell office:value-type="float" office:value="23.1775" calcext:value-type="float">
            <text:p>23.1775</text:p>
          </table:table-cell>
          <table:table-cell office:value-type="float" office:value="23.2899" calcext:value-type="float">
            <text:p>23.2899</text:p>
          </table:table-cell>
          <table:table-cell office:value-type="float" office:value="23.2814" calcext:value-type="float">
            <text:p>23.2814</text:p>
          </table:table-cell>
          <table:table-cell office:value-type="float" office:value="23.4345" calcext:value-type="float">
            <text:p>23.4345</text:p>
          </table:table-cell>
          <table:table-cell office:value-type="float" office:value="23.5207" calcext:value-type="float">
            <text:p>23.5207</text:p>
          </table:table-cell>
          <table:table-cell office:value-type="float" office:value="23.5569" calcext:value-type="float">
            <text:p>23.5569</text:p>
          </table:table-cell>
          <table:table-cell office:value-type="float" office:value="23.568" calcext:value-type="float">
            <text:p>23.568</text:p>
          </table:table-cell>
          <table:table-cell office:value-type="float" office:value="23.6035" calcext:value-type="float">
            <text:p>23.6035</text:p>
          </table:table-cell>
          <table:table-cell office:value-type="float" office:value="23.5952" calcext:value-type="float">
            <text:p>23.5952</text:p>
          </table:table-cell>
          <table:table-cell office:value-type="float" office:value="23.6707" calcext:value-type="float">
            <text:p>23.6707</text:p>
          </table:table-cell>
          <table:table-cell office:value-type="float" office:value="23.7024" calcext:value-type="float">
            <text:p>23.7024</text:p>
          </table:table-cell>
          <table:table-cell office:value-type="float" office:value="23.6746" calcext:value-type="float">
            <text:p>23.6746</text:p>
          </table:table-cell>
          <table:table-cell office:value-type="float" office:value="23.6805" calcext:value-type="float">
            <text:p>23.6805</text:p>
          </table:table-cell>
          <table:table-cell office:value-type="float" office:value="23.8284" calcext:value-type="float">
            <text:p>23.8284</text:p>
          </table:table-cell>
          <table:table-cell office:value-type="float" office:value="23.8166" calcext:value-type="float">
            <text:p>23.8166</text:p>
          </table:table-cell>
          <table:table-cell office:value-type="float" office:value="23.8225" calcext:value-type="float">
            <text:p>23.8225</text:p>
          </table:table-cell>
          <table:table-cell office:value-type="float" office:value="24.0355" calcext:value-type="float">
            <text:p>24.0355</text:p>
          </table:table-cell>
          <table:table-cell office:value-type="float" office:value="24.1437" calcext:value-type="float">
            <text:p>24.1437</text:p>
          </table:table-cell>
          <table:table-cell office:value-type="float" office:value="24.1845" calcext:value-type="float">
            <text:p>24.1845</text:p>
          </table:table-cell>
          <table:table-cell office:value-type="float" office:value="24.1065" calcext:value-type="float">
            <text:p>24.1065</text:p>
          </table:table-cell>
          <table:table-cell office:value-type="float" office:value="24.1243" calcext:value-type="float">
            <text:p>24.1243</text:p>
          </table:table-cell>
          <table:table-cell office:value-type="float" office:value="24.1183" calcext:value-type="float">
            <text:p>24.1183</text:p>
          </table:table-cell>
          <table:table-cell office:value-type="float" office:value="24.1953" calcext:value-type="float">
            <text:p>24.1953</text:p>
          </table:table-cell>
          <table:table-cell office:value-type="float" office:value="24.256" calcext:value-type="float">
            <text:p>24.256</text:p>
          </table:table-cell>
          <table:table-cell office:value-type="float" office:value="24.2874" calcext:value-type="float">
            <text:p>24.2874</text:p>
          </table:table-cell>
          <table:table-cell office:value-type="float" office:value="24.3136" calcext:value-type="float">
            <text:p>24.3136</text:p>
          </table:table-cell>
          <table:table-cell office:value-type="float" office:value="24.3373" calcext:value-type="float">
            <text:p>24.3373</text:p>
          </table:table-cell>
          <table:table-cell office:value-type="float" office:value="24.2952" calcext:value-type="float">
            <text:p>24.2952</text:p>
          </table:table-cell>
          <table:table-cell office:value-type="float" office:value="24.3988" calcext:value-type="float">
            <text:p>24.3988</text:p>
          </table:table-cell>
          <table:table-cell office:value-type="float" office:value="24.4734" calcext:value-type="float">
            <text:p>24.4734</text:p>
          </table:table-cell>
          <table:table-cell office:value-type="float" office:value="24.494" calcext:value-type="float">
            <text:p>24.494</text:p>
          </table:table-cell>
          <table:table-cell office:value-type="float" office:value="24.4881" calcext:value-type="float">
            <text:p>24.4881</text:p>
          </table:table-cell>
          <table:table-cell office:value-type="float" office:value="24.5562" calcext:value-type="float">
            <text:p>24.5562</text:p>
          </table:table-cell>
          <table:table-cell office:value-type="float" office:value="24.6467" calcext:value-type="float">
            <text:p>24.6467</text:p>
          </table:table-cell>
          <table:table-cell office:value-type="float" office:value="24.5301" calcext:value-type="float">
            <text:p>24.5301</text:p>
          </table:table-cell>
          <table:table-cell office:value-type="float" office:value="24.6386" calcext:value-type="float">
            <text:p>24.6386</text:p>
          </table:table-cell>
          <table:table-cell office:value-type="float" office:value="24.6726" calcext:value-type="float">
            <text:p>24.6726</text:p>
          </table:table-cell>
          <table:table-cell office:value-type="float" office:value="24.6331" calcext:value-type="float">
            <text:p>24.6331</text:p>
          </table:table-cell>
          <table:table-cell office:value-type="float" office:value="24.6786" calcext:value-type="float">
            <text:p>24.6786</text:p>
          </table:table-cell>
          <table:table-cell office:value-type="float" office:value="24.6726" calcext:value-type="float">
            <text:p>24.6726</text:p>
          </table:table-cell>
          <table:table-cell table:number-columns-repeated="2" office:value-type="float" office:value="24.7811" calcext:value-type="float">
            <text:p>24.7811</text:p>
          </table:table-cell>
          <table:table-cell office:value-type="float" office:value="24.7917" calcext:value-type="float">
            <text:p>24.7917</text:p>
          </table:table-cell>
          <table:table-cell office:value-type="float" office:value="24.7365" calcext:value-type="float">
            <text:p>24.7365</text:p>
          </table:table-cell>
          <table:table-cell office:value-type="float" office:value="24.7143" calcext:value-type="float">
            <text:p>24.7143</text:p>
          </table:table-cell>
          <table:table-cell office:value-type="float" office:value="24.7396" calcext:value-type="float">
            <text:p>24.7396</text:p>
          </table:table-cell>
          <table:table-cell office:value-type="float" office:value="24.6786" calcext:value-type="float">
            <text:p>24.6786</text:p>
          </table:table-cell>
          <table:table-cell office:value-type="float" office:value="24.6095" calcext:value-type="float">
            <text:p>24.6095</text:p>
          </table:table-cell>
          <table:table-cell office:value-type="float" office:value="24.6686" calcext:value-type="float">
            <text:p>24.6686</text:p>
          </table:table-cell>
          <table:table-cell office:value-type="float" office:value="24.6864" calcext:value-type="float">
            <text:p>24.6864</text:p>
          </table:table-cell>
          <table:table-cell office:value-type="float" office:value="24.6627" calcext:value-type="float">
            <text:p>24.6627</text:p>
          </table:table-cell>
          <table:table-cell office:value-type="float" office:value="24.716" calcext:value-type="float">
            <text:p>24.716</text:p>
          </table:table-cell>
          <table:table-cell office:value-type="float" office:value="24.6982" calcext:value-type="float">
            <text:p>24.6982</text:p>
          </table:table-cell>
          <table:table-cell office:value-type="float" office:value="24.7202" calcext:value-type="float">
            <text:p>24.7202</text:p>
          </table:table-cell>
          <table:table-cell office:value-type="float" office:value="24.6686" calcext:value-type="float">
            <text:p>24.6686</text:p>
          </table:table-cell>
          <table:table-cell office:value-type="float" office:value="24.6548" calcext:value-type="float">
            <text:p>24.6548</text:p>
          </table:table-cell>
          <table:table-cell office:value-type="float" office:value="24.7126" calcext:value-type="float">
            <text:p>24.7126</text:p>
          </table:table-cell>
          <table:table-cell office:value-type="float" office:value="24.8155" calcext:value-type="float">
            <text:p>24.8155</text:p>
          </table:table-cell>
          <table:table-cell office:value-type="float" office:value="24.8284" calcext:value-type="float">
            <text:p>24.8284</text:p>
          </table:table-cell>
          <table:table-cell office:value-type="float" office:value="24.858" calcext:value-type="float">
            <text:p>24.858</text:p>
          </table:table-cell>
          <table:table-cell office:value-type="float" office:value="24.9281" calcext:value-type="float">
            <text:p>24.9281</text:p>
          </table:table-cell>
          <table:table-cell office:value-type="float" office:value="24.9464" calcext:value-type="float">
            <text:p>24.9464</text:p>
          </table:table-cell>
          <table:table-cell office:value-type="float" office:value="24.988" calcext:value-type="float">
            <text:p>24.988</text:p>
          </table:table-cell>
          <table:table-cell office:value-type="float" office:value="24.9704" calcext:value-type="float">
            <text:p>24.9704</text:p>
          </table:table-cell>
          <table:table-cell office:value-type="float" office:value="24.9762" calcext:value-type="float">
            <text:p>24.9762</text:p>
          </table:table-cell>
          <table:table-cell office:value-type="float" office:value="24.994" calcext:value-type="float">
            <text:p>24.994</text:p>
          </table:table-cell>
          <table:table-cell office:value-type="float" office:value="24.9172" calcext:value-type="float">
            <text:p>24.9172</text:p>
          </table:table-cell>
          <table:table-cell office:value-type="float" office:value="24.9645" calcext:value-type="float">
            <text:p>24.9645</text:p>
          </table:table-cell>
          <table:table-cell office:value-type="float" office:value="24.9763" calcext:value-type="float">
            <text:p>24.9763</text:p>
          </table:table-cell>
          <table:table-cell office:value-type="float" office:value="24.9349" calcext:value-type="float">
            <text:p>24.9349</text:p>
          </table:table-cell>
          <table:table-cell office:value-type="float" office:value="24.9231" calcext:value-type="float">
            <text:p>24.9231</text:p>
          </table:table-cell>
          <table:table-cell office:value-type="float" office:value="25.0298" calcext:value-type="float">
            <text:p>25.0298</text:p>
          </table:table-cell>
          <table:table-cell office:value-type="float" office:value="24.9645" calcext:value-type="float">
            <text:p>24.9645</text:p>
          </table:table-cell>
          <table:table-cell office:value-type="float" office:value="24.9586" calcext:value-type="float">
            <text:p>24.9586</text:p>
          </table:table-cell>
          <table:table-cell office:value-type="float" office:value="24.9645" calcext:value-type="float">
            <text:p>24.9645</text:p>
          </table:table-cell>
          <table:table-cell office:value-type="float" office:value="25.0714" calcext:value-type="float">
            <text:p>25.0714</text:p>
          </table:table-cell>
          <table:table-cell office:value-type="float" office:value="25.0769" calcext:value-type="float">
            <text:p>25.0769</text:p>
          </table:table-cell>
          <table:table-cell office:value-type="float" office:value="25.1488" calcext:value-type="float">
            <text:p>25.1488</text:p>
          </table:table-cell>
          <table:table-cell office:value-type="float" office:value="25.1716" calcext:value-type="float">
            <text:p>25.1716</text:p>
          </table:table-cell>
          <table:table-cell office:value-type="float" office:value="25.1667" calcext:value-type="float">
            <text:p>25.1667</text:p>
          </table:table-cell>
          <table:table-cell office:value-type="float" office:value="25.1845" calcext:value-type="float">
            <text:p>25.1845</text:p>
          </table:table-cell>
          <table:table-cell office:value-type="float" office:value="25.0592" calcext:value-type="float">
            <text:p>25.0592</text:p>
          </table:table-cell>
          <table:table-cell office:value-type="float" office:value="25.0893" calcext:value-type="float">
            <text:p>25.0893</text:p>
          </table:table-cell>
          <table:table-cell office:value-type="float" office:value="25.2455" calcext:value-type="float">
            <text:p>25.2455</text:p>
          </table:table-cell>
          <table:table-cell office:value-type="float" office:value="25.2202" calcext:value-type="float">
            <text:p>25.2202</text:p>
          </table:table-cell>
          <table:table-cell office:value-type="float" office:value="25.2071" calcext:value-type="float">
            <text:p>25.2071</text:p>
          </table:table-cell>
          <table:table-cell office:value-type="float" office:value="25.3195" calcext:value-type="float">
            <text:p>25.3195</text:p>
          </table:table-cell>
          <table:table-cell office:value-type="float" office:value="25.3491" calcext:value-type="float">
            <text:p>25.3491</text:p>
          </table:table-cell>
          <table:table-cell office:value-type="float" office:value="25.3609" calcext:value-type="float">
            <text:p>25.3609</text:p>
          </table:table-cell>
          <table:table-cell office:value-type="float" office:value="25.355" calcext:value-type="float">
            <text:p>25.355</text:p>
          </table:table-cell>
          <table:table-cell office:value-type="float" office:value="25.3787" calcext:value-type="float">
            <text:p>25.3787</text:p>
          </table:table-cell>
          <table:table-cell office:value-type="float" office:value="25.4734" calcext:value-type="float">
            <text:p>25.4734</text:p>
          </table:table-cell>
          <table:table-cell table:number-columns-repeated="2" office:value-type="float" office:value="25.4911" calcext:value-type="float">
            <text:p>25.4911</text:p>
          </table:table-cell>
          <table:table-cell office:value-type="float" office:value="25.4464" calcext:value-type="float">
            <text:p>25.4464</text:p>
          </table:table-cell>
          <table:table-cell office:value-type="float" office:value="25.4524" calcext:value-type="float">
            <text:p>25.4524</text:p>
          </table:table-cell>
          <table:table-cell office:value-type="float" office:value="25.4192" calcext:value-type="float">
            <text:p>25.4192</text:p>
          </table:table-cell>
          <table:table-cell office:value-type="float" office:value="25.3432" calcext:value-type="float">
            <text:p>25.3432</text:p>
          </table:table-cell>
          <table:table-cell office:value-type="float" office:value="25.3988" calcext:value-type="float">
            <text:p>25.3988</text:p>
          </table:table-cell>
          <table:table-cell office:value-type="float" office:value="25.3787" calcext:value-type="float">
            <text:p>25.3787</text:p>
          </table:table-cell>
          <table:table-cell office:value-type="float" office:value="25.4132" calcext:value-type="float">
            <text:p>25.4132</text:p>
          </table:table-cell>
          <table:table-cell office:value-type="float" office:value="25.375" calcext:value-type="float">
            <text:p>25.375</text:p>
          </table:table-cell>
          <table:table-cell office:value-type="float" office:value="25.4611" calcext:value-type="float">
            <text:p>25.4611</text:p>
          </table:table-cell>
          <table:table-cell office:value-type="float" office:value="25.5621" calcext:value-type="float">
            <text:p>25.5621</text:p>
          </table:table-cell>
          <table:table-cell office:value-type="float" office:value="25.5298" calcext:value-type="float">
            <text:p>25.5298</text:p>
          </table:table-cell>
          <table:table-cell office:value-type="float" office:value="25.5207" calcext:value-type="float">
            <text:p>25.5207</text:p>
          </table:table-cell>
          <table:table-cell office:value-type="float" office:value="25.568" calcext:value-type="float">
            <text:p>25.568</text:p>
          </table:table-cell>
          <table:table-cell office:value-type="float" office:value="25.5976" calcext:value-type="float">
            <text:p>25.5976</text:p>
          </table:table-cell>
          <table:table-cell office:value-type="float" office:value="25.5774" calcext:value-type="float">
            <text:p>25.5774</text:p>
          </table:table-cell>
          <table:table-cell office:value-type="float" office:value="25.6272" calcext:value-type="float">
            <text:p>25.6272</text:p>
          </table:table-cell>
          <table:table-cell office:value-type="float" office:value="25.574" calcext:value-type="float">
            <text:p>25.574</text:p>
          </table:table-cell>
          <table:table-cell office:value-type="float" office:value="25.6035" calcext:value-type="float">
            <text:p>25.6035</text:p>
          </table:table-cell>
          <table:table-cell office:value-type="float" office:value="25.645" calcext:value-type="float">
            <text:p>25.645</text:p>
          </table:table-cell>
          <table:table-cell office:value-type="float" office:value="25.75" calcext:value-type="float">
            <text:p>25.75</text:p>
          </table:table-cell>
          <table:table-cell office:value-type="float" office:value="25.7751" calcext:value-type="float">
            <text:p>25.7751</text:p>
          </table:table-cell>
          <table:table-cell office:value-type="float" office:value="25.7262" calcext:value-type="float">
            <text:p>25.7262</text:p>
          </table:table-cell>
          <table:table-cell office:value-type="float" office:value="25.8795" calcext:value-type="float">
            <text:p>25.8795</text:p>
          </table:table-cell>
          <table:table-cell office:value-type="float" office:value="25.8876" calcext:value-type="float">
            <text:p>25.8876</text:p>
          </table:table-cell>
          <table:table-cell office:value-type="float" office:value="25.9464" calcext:value-type="float">
            <text:p>25.9464</text:p>
          </table:table-cell>
          <table:table-cell office:value-type="float" office:value="25.9345" calcext:value-type="float">
            <text:p>25.9345</text:p>
          </table:table-cell>
          <table:table-cell office:value-type="float" office:value="25.8036" calcext:value-type="float">
            <text:p>25.8036</text:p>
          </table:table-cell>
          <table:table-cell office:value-type="float" office:value="25.8107" calcext:value-type="float">
            <text:p>25.8107</text:p>
          </table:table-cell>
          <table:table-cell office:value-type="float" office:value="25.9286" calcext:value-type="float">
            <text:p>25.9286</text:p>
          </table:table-cell>
          <table:table-cell office:value-type="float" office:value="25.8631" calcext:value-type="float">
            <text:p>25.8631</text:p>
          </table:table-cell>
          <table:table-cell office:value-type="float" office:value="26.0355" calcext:value-type="float">
            <text:p>26.0355</text:p>
          </table:table-cell>
          <table:table-cell office:value-type="float" office:value="25.9408" calcext:value-type="float">
            <text:p>25.9408</text:p>
          </table:table-cell>
          <table:table-cell office:value-type="float" office:value="25.9226" calcext:value-type="float">
            <text:p>25.9226</text:p>
          </table:table-cell>
          <table:table-cell office:value-type="float" office:value="25.9461" calcext:value-type="float">
            <text:p>25.9461</text:p>
          </table:table-cell>
          <table:table-cell office:value-type="float" office:value="25.9586" calcext:value-type="float">
            <text:p>25.9586</text:p>
          </table:table-cell>
          <table:table-cell office:value-type="float" office:value="25.9337" calcext:value-type="float">
            <text:p>25.9337</text:p>
          </table:table-cell>
          <table:table-cell office:value-type="float" office:value="26.0659" calcext:value-type="float">
            <text:p>26.0659</text:p>
          </table:table-cell>
          <table:table-cell office:value-type="float" office:value="26.2275" calcext:value-type="float">
            <text:p>26.2275</text:p>
          </table:table-cell>
          <table:table-cell office:value-type="float" office:value="26.3413" calcext:value-type="float">
            <text:p>26.3413</text:p>
          </table:table-cell>
          <table:table-cell office:value-type="float" office:value="26.497" calcext:value-type="float">
            <text:p>26.497</text:p>
          </table:table-cell>
          <table:table-cell office:value-type="float" office:value="26.5749" calcext:value-type="float">
            <text:p>26.5749</text:p>
          </table:table-cell>
          <table:table-cell office:value-type="float" office:value="26.5444" calcext:value-type="float">
            <text:p>26.5444</text:p>
          </table:table-cell>
          <table:table-cell office:value-type="float" office:value="26.6012" calcext:value-type="float">
            <text:p>26.6012</text:p>
          </table:table-cell>
          <table:table-cell office:value-type="float" office:value="26.4671" calcext:value-type="float">
            <text:p>26.4671</text:p>
          </table:table-cell>
          <table:table-cell office:value-type="float" office:value="26.4762" calcext:value-type="float">
            <text:p>26.4762</text:p>
          </table:table-cell>
          <table:table-cell office:value-type="float" office:value="26.5714" calcext:value-type="float">
            <text:p>26.5714</text:p>
          </table:table-cell>
          <table:table-cell office:value-type="float" office:value="26.5357" calcext:value-type="float">
            <text:p>26.5357</text:p>
          </table:table-cell>
          <table:table-cell office:value-type="float" office:value="26.5266" calcext:value-type="float">
            <text:p>26.5266</text:p>
          </table:table-cell>
          <table:table-cell office:value-type="float" office:value="26.4911" calcext:value-type="float">
            <text:p>26.4911</text:p>
          </table:table-cell>
          <table:table-cell office:value-type="float" office:value="26.4345" calcext:value-type="float">
            <text:p>26.4345</text:p>
          </table:table-cell>
          <table:table-cell office:value-type="float" office:value="26.5449" calcext:value-type="float">
            <text:p>26.5449</text:p>
          </table:table-cell>
          <table:table-cell office:value-type="float" office:value="26.5952" calcext:value-type="float">
            <text:p>26.5952</text:p>
          </table:table-cell>
          <table:table-cell office:value-type="float" office:value="26.5476" calcext:value-type="float">
            <text:p>26.5476</text:p>
          </table:table-cell>
          <table:table-cell office:value-type="float" office:value="26.6095" calcext:value-type="float">
            <text:p>26.6095</text:p>
          </table:table-cell>
          <table:table-cell office:value-type="float" office:value="26.5952" calcext:value-type="float">
            <text:p>26.5952</text:p>
          </table:table-cell>
          <table:table-cell office:value-type="float" office:value="26.6686" calcext:value-type="float">
            <text:p>26.6686</text:p>
          </table:table-cell>
          <table:table-cell office:value-type="float" office:value="26.6548" calcext:value-type="float">
            <text:p>26.6548</text:p>
          </table:table-cell>
          <table:table-cell office:value-type="float" office:value="26.716" calcext:value-type="float">
            <text:p>26.716</text:p>
          </table:table-cell>
          <table:table-cell office:value-type="float" office:value="26.6108" calcext:value-type="float">
            <text:p>26.6108</text:p>
          </table:table-cell>
          <table:table-cell office:value-type="float" office:value="26.5976" calcext:value-type="float">
            <text:p>26.5976</text:p>
          </table:table-cell>
          <table:table-cell office:value-type="float" office:value="26.5148" calcext:value-type="float">
            <text:p>26.5148</text:p>
          </table:table-cell>
          <table:table-cell table:number-columns-repeated="2" office:value-type="float" office:value="26.4734" calcext:value-type="float">
            <text:p>26.4734</text:p>
          </table:table-cell>
          <table:table-cell office:value-type="float" office:value="26.4702" calcext:value-type="float">
            <text:p>26.4702</text:p>
          </table:table-cell>
          <table:table-cell office:value-type="float" office:value="26.5266" calcext:value-type="float">
            <text:p>26.5266</text:p>
          </table:table-cell>
          <table:table-cell office:value-type="float" office:value="26.5325" calcext:value-type="float">
            <text:p>26.5325</text:p>
          </table:table-cell>
          <table:table-cell office:value-type="float" office:value="26.426" calcext:value-type="float">
            <text:p>26.426</text:p>
          </table:table-cell>
          <table:table-cell office:value-type="float" office:value="26.3571" calcext:value-type="float">
            <text:p>26.3571</text:p>
          </table:table-cell>
          <table:table-cell office:value-type="float" office:value="26.3952" calcext:value-type="float">
            <text:p>26.3952</text:p>
          </table:table-cell>
          <table:table-cell office:value-type="float" office:value="26.4226" calcext:value-type="float">
            <text:p>26.4226</text:p>
          </table:table-cell>
          <table:table-cell office:value-type="float" office:value="26.426" calcext:value-type="float">
            <text:p>26.426</text:p>
          </table:table-cell>
          <table:table-cell office:value-type="float" office:value="26.4048" calcext:value-type="float">
            <text:p>26.4048</text:p>
          </table:table-cell>
          <table:table-cell office:value-type="float" office:value="26.4438" calcext:value-type="float">
            <text:p>26.4438</text:p>
          </table:table-cell>
          <table:table-cell office:value-type="float" office:value="26.5325" calcext:value-type="float">
            <text:p>26.5325</text:p>
          </table:table-cell>
          <table:table-cell office:value-type="float" office:value="26.497" calcext:value-type="float">
            <text:p>26.497</text:p>
          </table:table-cell>
          <table:table-cell office:value-type="float" office:value="26.5858" calcext:value-type="float">
            <text:p>26.5858</text:p>
          </table:table-cell>
          <table:table-cell office:value-type="float" office:value="26.6213" calcext:value-type="float">
            <text:p>26.6213</text:p>
          </table:table-cell>
          <table:table-cell office:value-type="float" office:value="26.5389" calcext:value-type="float">
            <text:p>26.5389</text:p>
          </table:table-cell>
          <table:table-cell office:value-type="float" office:value="26.6228" calcext:value-type="float">
            <text:p>26.6228</text:p>
          </table:table-cell>
          <table:table-cell office:value-type="float" office:value="26.6805" calcext:value-type="float">
            <text:p>26.6805</text:p>
          </table:table-cell>
          <table:table-cell office:value-type="float" office:value="26.6131" calcext:value-type="float">
            <text:p>26.6131</text:p>
          </table:table-cell>
          <table:table-cell office:value-type="float" office:value="26.631" calcext:value-type="float">
            <text:p>26.631</text:p>
          </table:table-cell>
          <table:table-cell office:value-type="float" office:value="26.7857" calcext:value-type="float">
            <text:p>26.7857</text:p>
          </table:table-cell>
          <table:table-cell office:value-type="float" office:value="26.8284" calcext:value-type="float">
            <text:p>26.8284</text:p>
          </table:table-cell>
          <table:table-cell office:value-type="float" office:value="26.8452" calcext:value-type="float">
            <text:p>26.8452</text:p>
          </table:table-cell>
          <table:table-cell office:value-type="float" office:value="26.8521" calcext:value-type="float">
            <text:p>26.8521</text:p>
          </table:table-cell>
          <table:table-cell office:value-type="float" office:value="26.8639" calcext:value-type="float">
            <text:p>26.8639</text:p>
          </table:table-cell>
          <table:table-cell office:value-type="float" office:value="26.9172" calcext:value-type="float">
            <text:p>26.9172</text:p>
          </table:table-cell>
          <table:table-cell office:value-type="float" office:value="26.8817" calcext:value-type="float">
            <text:p>26.8817</text:p>
          </table:table-cell>
          <table:table-cell office:value-type="float" office:value="26.9586" calcext:value-type="float">
            <text:p>26.9586</text:p>
          </table:table-cell>
          <table:table-cell office:value-type="float" office:value="26.9408" calcext:value-type="float">
            <text:p>26.9408</text:p>
          </table:table-cell>
          <table:table-cell office:value-type="float" office:value="27.006" calcext:value-type="float">
            <text:p>27.006</text:p>
          </table:table-cell>
          <table:table-cell office:value-type="float" office:value="27.0179" calcext:value-type="float">
            <text:p>27.0179</text:p>
          </table:table-cell>
          <table:table-cell office:value-type="float" office:value="27.0651" calcext:value-type="float">
            <text:p>27.0651</text:p>
          </table:table-cell>
          <table:table-cell office:value-type="float" office:value="27.0355" calcext:value-type="float">
            <text:p>27.0355</text:p>
          </table:table-cell>
          <table:table-cell office:value-type="float" office:value="27.0828" calcext:value-type="float">
            <text:p>27.0828</text:p>
          </table:table-cell>
          <table:table-cell office:value-type="float" office:value="27.0833" calcext:value-type="float">
            <text:p>27.0833</text:p>
          </table:table-cell>
          <table:table-cell office:value-type="float" office:value="27.1183" calcext:value-type="float">
            <text:p>27.1183</text:p>
          </table:table-cell>
          <table:table-cell office:value-type="float" office:value="27.1538" calcext:value-type="float">
            <text:p>27.1538</text:p>
          </table:table-cell>
          <table:table-cell office:value-type="float" office:value="27.2202" calcext:value-type="float">
            <text:p>27.2202</text:p>
          </table:table-cell>
          <table:table-cell office:value-type="float" office:value="27.2367" calcext:value-type="float">
            <text:p>27.2367</text:p>
          </table:table-cell>
          <table:table-cell office:value-type="float" office:value="27.2544" calcext:value-type="float">
            <text:p>27.2544</text:p>
          </table:table-cell>
          <table:table-cell office:value-type="float" office:value="27.2485" calcext:value-type="float">
            <text:p>27.2485</text:p>
          </table:table-cell>
          <table:table-cell office:value-type="float" office:value="27.1598" calcext:value-type="float">
            <text:p>27.1598</text:p>
          </table:table-cell>
          <table:table-cell office:value-type="float" office:value="27.1775" calcext:value-type="float">
            <text:p>27.1775</text:p>
          </table:table-cell>
          <table:table-cell office:value-type="float" office:value="27.1834" calcext:value-type="float">
            <text:p>27.1834</text:p>
          </table:table-cell>
          <table:table-cell office:value-type="float" office:value="27.2143" calcext:value-type="float">
            <text:p>27.2143</text:p>
          </table:table-cell>
          <table:table-cell office:value-type="float" office:value="27.213" calcext:value-type="float">
            <text:p>27.213</text:p>
          </table:table-cell>
          <table:table-cell office:value-type="float" office:value="27.1953" calcext:value-type="float">
            <text:p>27.1953</text:p>
          </table:table-cell>
          <table:table-cell office:value-type="float" office:value="27.2367" calcext:value-type="float">
            <text:p>27.2367</text:p>
          </table:table-cell>
          <table:table-cell office:value-type="float" office:value="27.244" calcext:value-type="float">
            <text:p>27.244</text:p>
          </table:table-cell>
          <table:table-cell office:value-type="float" office:value="27.2367" calcext:value-type="float">
            <text:p>27.2367</text:p>
          </table:table-cell>
          <table:table-cell office:value-type="float" office:value="27.2381" calcext:value-type="float">
            <text:p>27.2381</text:p>
          </table:table-cell>
          <table:table-cell office:value-type="float" office:value="27.3114" calcext:value-type="float">
            <text:p>27.3114</text:p>
          </table:table-cell>
          <table:table-cell office:value-type="float" office:value="27.3393" calcext:value-type="float">
            <text:p>27.3393</text:p>
          </table:table-cell>
          <table:table-cell office:value-type="float" office:value="27.3314" calcext:value-type="float">
            <text:p>27.3314</text:p>
          </table:table-cell>
          <table:table-cell office:value-type="float" office:value="27.2959" calcext:value-type="float">
            <text:p>27.2959</text:p>
          </table:table-cell>
          <table:table-cell office:value-type="float" office:value="27.2367" calcext:value-type="float">
            <text:p>27.2367</text:p>
          </table:table-cell>
          <table:table-cell office:value-type="float" office:value="27.2308" calcext:value-type="float">
            <text:p>27.2308</text:p>
          </table:table-cell>
          <table:table-cell office:value-type="float" office:value="27.2604" calcext:value-type="float">
            <text:p>27.2604</text:p>
          </table:table-cell>
          <table:table-cell office:value-type="float" office:value="27.256" calcext:value-type="float">
            <text:p>27.256</text:p>
          </table:table-cell>
          <table:table-cell office:value-type="float" office:value="27.2308" calcext:value-type="float">
            <text:p>27.2308</text:p>
          </table:table-cell>
          <table:table-cell office:value-type="float" office:value="27.2189" calcext:value-type="float">
            <text:p>27.2189</text:p>
          </table:table-cell>
          <table:table-cell office:value-type="float" office:value="27.1834" calcext:value-type="float">
            <text:p>27.1834</text:p>
          </table:table-cell>
          <table:table-cell office:value-type="float" office:value="27.2012" calcext:value-type="float">
            <text:p>27.2012</text:p>
          </table:table-cell>
          <table:table-cell office:value-type="float" office:value="27.1538" calcext:value-type="float">
            <text:p>27.1538</text:p>
          </table:table-cell>
          <table:table-cell office:value-type="float" office:value="27.1548" calcext:value-type="float">
            <text:p>27.1548</text:p>
          </table:table-cell>
          <table:table-cell office:value-type="float" office:value="27.2367" calcext:value-type="float">
            <text:p>27.2367</text:p>
          </table:table-cell>
          <table:table-cell office:value-type="float" office:value="27.2321" calcext:value-type="float">
            <text:p>27.2321</text:p>
          </table:table-cell>
          <table:table-cell office:value-type="float" office:value="27.3195" calcext:value-type="float">
            <text:p>27.3195</text:p>
          </table:table-cell>
          <table:table-cell office:value-type="float" office:value="27.3787" calcext:value-type="float">
            <text:p>27.3787</text:p>
          </table:table-cell>
          <table:table-cell office:value-type="float" office:value="27.381" calcext:value-type="float">
            <text:p>27.381</text:p>
          </table:table-cell>
          <table:table-cell office:value-type="float" office:value="27.3846" calcext:value-type="float">
            <text:p>27.3846</text:p>
          </table:table-cell>
          <table:table-cell office:value-type="float" office:value="27.3929" calcext:value-type="float">
            <text:p>27.3929</text:p>
          </table:table-cell>
          <table:table-cell office:value-type="float" office:value="27.568" calcext:value-type="float">
            <text:p>27.568</text:p>
          </table:table-cell>
          <table:table-cell office:value-type="float" office:value="27.5325" calcext:value-type="float">
            <text:p>27.5325</text:p>
          </table:table-cell>
          <table:table-cell office:value-type="float" office:value="27.5562" calcext:value-type="float">
            <text:p>27.5562</text:p>
          </table:table-cell>
          <table:table-cell office:value-type="float" office:value="27.574" calcext:value-type="float">
            <text:p>27.574</text:p>
          </table:table-cell>
          <table:table-cell table:number-columns-repeated="2" office:value-type="float" office:value="27.5621" calcext:value-type="float">
            <text:p>27.5621</text:p>
          </table:table-cell>
          <table:table-cell office:value-type="float" office:value="27.645" calcext:value-type="float">
            <text:p>27.645</text:p>
          </table:table-cell>
          <table:table-cell office:value-type="float" office:value="27.6786" calcext:value-type="float">
            <text:p>27.6786</text:p>
          </table:table-cell>
          <table:table-cell office:value-type="float" office:value="27.6667" calcext:value-type="float">
            <text:p>27.6667</text:p>
          </table:table-cell>
          <table:table-cell office:value-type="float" office:value="27.5893" calcext:value-type="float">
            <text:p>27.5893</text:p>
          </table:table-cell>
          <table:table-cell office:value-type="float" office:value="27.6213" calcext:value-type="float">
            <text:p>27.6213</text:p>
          </table:table-cell>
          <table:table-cell office:value-type="float" office:value="27.6982" calcext:value-type="float">
            <text:p>27.6982</text:p>
          </table:table-cell>
          <table:table-cell office:value-type="float" office:value="27.6568" calcext:value-type="float">
            <text:p>27.6568</text:p>
          </table:table-cell>
          <table:table-cell office:value-type="float" office:value="27.6131" calcext:value-type="float">
            <text:p>27.6131</text:p>
          </table:table-cell>
          <table:table-cell office:value-type="float" office:value="27.6627" calcext:value-type="float">
            <text:p>27.6627</text:p>
          </table:table-cell>
          <table:table-cell office:value-type="float" office:value="27.716" calcext:value-type="float">
            <text:p>27.716</text:p>
          </table:table-cell>
          <table:table-cell office:value-type="float" office:value="27.7396" calcext:value-type="float">
            <text:p>27.7396</text:p>
          </table:table-cell>
          <table:table-cell office:value-type="float" office:value="27.7692" calcext:value-type="float">
            <text:p>27.7692</text:p>
          </table:table-cell>
          <table:table-cell office:value-type="float" office:value="27.8263" calcext:value-type="float">
            <text:p>27.8263</text:p>
          </table:table-cell>
          <table:table-cell office:value-type="float" office:value="27.8512" calcext:value-type="float">
            <text:p>27.8512</text:p>
          </table:table-cell>
          <table:table-cell office:value-type="float" office:value="28.0237" calcext:value-type="float">
            <text:p>28.0237</text:p>
          </table:table-cell>
          <table:table-cell office:value-type="float" office:value="28.071" calcext:value-type="float">
            <text:p>28.071</text:p>
          </table:table-cell>
          <table:table-cell office:value-type="float" office:value="28.0888" calcext:value-type="float">
            <text:p>28.0888</text:p>
          </table:table-cell>
          <table:table-cell office:value-type="float" office:value="28.1183" calcext:value-type="float">
            <text:p>28.1183</text:p>
          </table:table-cell>
          <table:table-cell office:value-type="float" office:value="28.1479" calcext:value-type="float">
            <text:p>28.1479</text:p>
          </table:table-cell>
          <table:table-cell office:value-type="float" office:value="28.125" calcext:value-type="float">
            <text:p>28.125</text:p>
          </table:table-cell>
          <table:table-cell office:value-type="float" office:value="28.2798" calcext:value-type="float">
            <text:p>28.2798</text:p>
          </table:table-cell>
          <table:table-cell office:value-type="float" office:value="28.2959" calcext:value-type="float">
            <text:p>28.2959</text:p>
          </table:table-cell>
          <table:table-cell office:value-type="float" office:value="28.2899" calcext:value-type="float">
            <text:p>28.2899</text:p>
          </table:table-cell>
          <table:table-cell office:value-type="float" office:value="28.284" calcext:value-type="float">
            <text:p>28.284</text:p>
          </table:table-cell>
          <table:table-cell office:value-type="float" office:value="28.4702" calcext:value-type="float">
            <text:p>28.4702</text:p>
          </table:table-cell>
          <table:table-cell office:value-type="float" office:value="28.4556" calcext:value-type="float">
            <text:p>28.4556</text:p>
          </table:table-cell>
          <table:table-cell office:value-type="float" office:value="28.4379" calcext:value-type="float">
            <text:p>28.4379</text:p>
          </table:table-cell>
          <table:table-cell office:value-type="float" office:value="28.4142" calcext:value-type="float">
            <text:p>28.4142</text:p>
          </table:table-cell>
          <table:table-cell table:number-columns-repeated="2" office:value-type="float" office:value="28.3965" calcext:value-type="float">
            <text:p>28.3965</text:p>
          </table:table-cell>
          <table:table-cell office:value-type="float" office:value="28.4497" calcext:value-type="float">
            <text:p>28.4497</text:p>
          </table:table-cell>
          <table:table-cell office:value-type="float" office:value="28.568" calcext:value-type="float">
            <text:p>28.568</text:p>
          </table:table-cell>
          <table:table-cell office:value-type="float" office:value="28.6446" calcext:value-type="float">
            <text:p>28.6446</text:p>
          </table:table-cell>
          <table:table-cell office:value-type="float" office:value="28.6527" calcext:value-type="float">
            <text:p>28.6527</text:p>
          </table:table-cell>
          <table:table-cell table:number-columns-repeated="2" office:value-type="float" office:value="28.7246" calcext:value-type="float">
            <text:p>28.7246</text:p>
          </table:table-cell>
          <table:table-cell office:value-type="float" office:value="28.6786" calcext:value-type="float">
            <text:p>28.6786</text:p>
          </table:table-cell>
          <table:table-cell office:value-type="float" office:value="28.716" calcext:value-type="float">
            <text:p>28.716</text:p>
          </table:table-cell>
          <table:table-cell office:value-type="float" office:value="28.7101" calcext:value-type="float">
            <text:p>28.7101</text:p>
          </table:table-cell>
          <table:table-cell office:value-type="float" office:value="28.787" calcext:value-type="float">
            <text:p>28.787</text:p>
          </table:table-cell>
          <table:table-cell office:value-type="float" office:value="28.7811" calcext:value-type="float">
            <text:p>28.7811</text:p>
          </table:table-cell>
          <table:table-cell office:value-type="float" office:value="28.6964" calcext:value-type="float">
            <text:p>28.6964</text:p>
          </table:table-cell>
          <table:table-cell office:value-type="float" office:value="28.6568" calcext:value-type="float">
            <text:p>28.6568</text:p>
          </table:table-cell>
          <table:table-cell office:value-type="float" office:value="28.568" calcext:value-type="float">
            <text:p>28.568</text:p>
          </table:table-cell>
          <table:table-cell office:value-type="float" office:value="28.5417" calcext:value-type="float">
            <text:p>28.5417</text:p>
          </table:table-cell>
          <table:table-cell office:value-type="float" office:value="28.5357" calcext:value-type="float">
            <text:p>28.5357</text:p>
          </table:table-cell>
          <table:table-cell office:value-type="float" office:value="28.6012" calcext:value-type="float">
            <text:p>28.6012</text:p>
          </table:table-cell>
          <table:table-cell office:value-type="float" office:value="28.6369" calcext:value-type="float">
            <text:p>28.6369</text:p>
          </table:table-cell>
          <table:table-cell office:value-type="float" office:value="28.6071" calcext:value-type="float">
            <text:p>28.6071</text:p>
          </table:table-cell>
          <table:table-cell office:value-type="float" office:value="28.619" calcext:value-type="float">
            <text:p>28.619</text:p>
          </table:table-cell>
          <table:table-cell office:value-type="float" office:value="28.6331" calcext:value-type="float">
            <text:p>28.6331</text:p>
          </table:table-cell>
          <table:table-cell office:value-type="float" office:value="28.631" calcext:value-type="float">
            <text:p>28.631</text:p>
          </table:table-cell>
          <table:table-cell office:value-type="float" office:value="28.6488" calcext:value-type="float">
            <text:p>28.6488</text:p>
          </table:table-cell>
          <table:table-cell office:value-type="float" office:value="28.7143" calcext:value-type="float">
            <text:p>28.7143</text:p>
          </table:table-cell>
          <table:table-cell office:value-type="float" office:value="28.7024" calcext:value-type="float">
            <text:p>28.7024</text:p>
          </table:table-cell>
          <table:table-cell office:value-type="float" office:value="28.7857" calcext:value-type="float">
            <text:p>28.7857</text:p>
          </table:table-cell>
          <table:table-cell office:value-type="float" office:value="28.7605" calcext:value-type="float">
            <text:p>28.7605</text:p>
          </table:table-cell>
          <table:table-cell office:value-type="float" office:value="28.7545" calcext:value-type="float">
            <text:p>28.7545</text:p>
          </table:table-cell>
          <table:table-cell office:value-type="float" office:value="28.7126" calcext:value-type="float">
            <text:p>28.7126</text:p>
          </table:table-cell>
          <table:table-cell office:value-type="float" office:value="28.7633" calcext:value-type="float">
            <text:p>28.7633</text:p>
          </table:table-cell>
          <table:table-cell office:value-type="float" office:value="28.7456" calcext:value-type="float">
            <text:p>28.7456</text:p>
          </table:table-cell>
          <table:table-cell office:value-type="float" office:value="28.8155" calcext:value-type="float">
            <text:p>28.8155</text:p>
          </table:table-cell>
          <table:table-cell office:value-type="float" office:value="28.8869" calcext:value-type="float">
            <text:p>28.8869</text:p>
          </table:table-cell>
          <table:table-cell office:value-type="float" office:value="28.9172" calcext:value-type="float">
            <text:p>28.9172</text:p>
          </table:table-cell>
          <table:table-cell office:value-type="float" office:value="28.9112" calcext:value-type="float">
            <text:p>28.9112</text:p>
          </table:table-cell>
          <table:table-cell office:value-type="float" office:value="28.8876" calcext:value-type="float">
            <text:p>28.8876</text:p>
          </table:table-cell>
          <table:table-cell office:value-type="float" office:value="28.9882" calcext:value-type="float">
            <text:p>28.9882</text:p>
          </table:table-cell>
          <table:table-cell office:value-type="float" office:value="28.9941" calcext:value-type="float">
            <text:p>28.9941</text:p>
          </table:table-cell>
          <table:table-cell office:value-type="float" office:value="29.0178" calcext:value-type="float">
            <text:p>29.0178</text:p>
          </table:table-cell>
          <table:table-cell office:value-type="float" office:value="29.1657" calcext:value-type="float">
            <text:p>29.1657</text:p>
          </table:table-cell>
          <table:table-cell office:value-type="float" office:value="29.1429" calcext:value-type="float">
            <text:p>29.1429</text:p>
          </table:table-cell>
          <table:table-cell office:value-type="float" office:value="29.1667" calcext:value-type="float">
            <text:p>29.1667</text:p>
          </table:table-cell>
          <table:table-cell office:value-type="float" office:value="29.2189" calcext:value-type="float">
            <text:p>29.2189</text:p>
          </table:table-cell>
          <table:table-cell table:number-columns-repeated="2" office:value-type="float" office:value="29.2426" calcext:value-type="float">
            <text:p>29.2426</text:p>
          </table:table-cell>
          <table:table-cell office:value-type="float" office:value="29.2976" calcext:value-type="float">
            <text:p>29.2976</text:p>
          </table:table-cell>
          <table:table-cell office:value-type="float" office:value="29.3432" calcext:value-type="float">
            <text:p>29.3432</text:p>
          </table:table-cell>
          <table:table-cell office:value-type="float" office:value="29.3669" calcext:value-type="float">
            <text:p>29.3669</text:p>
          </table:table-cell>
          <table:table-cell office:value-type="float" office:value="29.3373" calcext:value-type="float">
            <text:p>29.3373</text:p>
          </table:table-cell>
          <table:table-cell office:value-type="float" office:value="29.4464" calcext:value-type="float">
            <text:p>29.4464</text:p>
          </table:table-cell>
          <table:table-cell office:value-type="float" office:value="29.4643" calcext:value-type="float">
            <text:p>29.4643</text:p>
          </table:table-cell>
          <table:table-cell table:number-columns-repeated="2" office:value-type="float" office:value="29.5325" calcext:value-type="float">
            <text:p>29.5325</text:p>
          </table:table-cell>
          <table:table-cell office:value-type="float" office:value="29.5089" calcext:value-type="float">
            <text:p>29.5089</text:p>
          </table:table-cell>
          <table:table-cell office:value-type="float" office:value="29.5357" calcext:value-type="float">
            <text:p>29.5357</text:p>
          </table:table-cell>
          <table:table-cell office:value-type="float" office:value="29.497" calcext:value-type="float">
            <text:p>29.497</text:p>
          </table:table-cell>
          <table:table-cell office:value-type="float" office:value="29.5325" calcext:value-type="float">
            <text:p>29.5325</text:p>
          </table:table-cell>
          <table:table-cell office:value-type="float" office:value="29.5266" calcext:value-type="float">
            <text:p>29.5266</text:p>
          </table:table-cell>
          <table:table-cell office:value-type="float" office:value="29.5444" calcext:value-type="float">
            <text:p>29.5444</text:p>
          </table:table-cell>
          <table:table-cell office:value-type="float" office:value="29.4793" calcext:value-type="float">
            <text:p>29.4793</text:p>
          </table:table-cell>
          <table:table-cell office:value-type="float" office:value="29.4734" calcext:value-type="float">
            <text:p>29.4734</text:p>
          </table:table-cell>
          <table:table-cell office:value-type="float" office:value="29.4615" calcext:value-type="float">
            <text:p>29.4615</text:p>
          </table:table-cell>
          <table:table-cell office:value-type="float" office:value="29.4497" calcext:value-type="float">
            <text:p>29.4497</text:p>
          </table:table-cell>
          <table:table-cell office:value-type="float" office:value="29.4226" calcext:value-type="float">
            <text:p>29.4226</text:p>
          </table:table-cell>
          <table:table-cell office:value-type="float" office:value="29.4083" calcext:value-type="float">
            <text:p>29.4083</text:p>
          </table:table-cell>
          <table:table-cell office:value-type="float" office:value="29.4464" calcext:value-type="float">
            <text:p>29.4464</text:p>
          </table:table-cell>
          <table:table-cell office:value-type="float" office:value="29.4762" calcext:value-type="float">
            <text:p>29.4762</text:p>
          </table:table-cell>
          <table:table-cell table:number-columns-repeated="2" office:value-type="float" office:value="29.4911" calcext:value-type="float">
            <text:p>29.4911</text:p>
          </table:table-cell>
          <table:table-cell office:value-type="float" office:value="29.4438" calcext:value-type="float">
            <text:p>29.4438</text:p>
          </table:table-cell>
          <table:table-cell office:value-type="float" office:value="29.4379" calcext:value-type="float">
            <text:p>29.4379</text:p>
          </table:table-cell>
          <table:table-cell office:value-type="float" office:value="29.4464" calcext:value-type="float">
            <text:p>29.4464</text:p>
          </table:table-cell>
          <table:table-cell office:value-type="float" office:value="29.4793" calcext:value-type="float">
            <text:p>29.4793</text:p>
          </table:table-cell>
          <table:table-cell office:value-type="float" office:value="29.4286" calcext:value-type="float">
            <text:p>29.4286</text:p>
          </table:table-cell>
          <table:table-cell office:value-type="float" office:value="29.4379" calcext:value-type="float">
            <text:p>29.4379</text:p>
          </table:table-cell>
          <table:table-cell office:value-type="float" office:value="29.4107" calcext:value-type="float">
            <text:p>29.4107</text:p>
          </table:table-cell>
          <table:table-cell office:value-type="float" office:value="29.3929" calcext:value-type="float">
            <text:p>29.3929</text:p>
          </table:table-cell>
          <table:table-cell office:value-type="float" office:value="29.5562" calcext:value-type="float">
            <text:p>29.5562</text:p>
          </table:table-cell>
          <table:table-cell office:value-type="float" office:value="29.625" calcext:value-type="float">
            <text:p>29.625</text:p>
          </table:table-cell>
          <table:table-cell table:number-columns-repeated="2" office:value-type="float" office:value="29.6272" calcext:value-type="float">
            <text:p>29.6272</text:p>
          </table:table-cell>
          <table:table-cell office:value-type="float" office:value="29.631" calcext:value-type="float">
            <text:p>29.631</text:p>
          </table:table-cell>
          <table:table-cell office:value-type="float" office:value="29.6746" calcext:value-type="float">
            <text:p>29.6746</text:p>
          </table:table-cell>
          <table:table-cell office:value-type="float" office:value="29.625" calcext:value-type="float">
            <text:p>29.625</text:p>
          </table:table-cell>
          <table:table-cell office:value-type="float" office:value="29.7041" calcext:value-type="float">
            <text:p>29.7041</text:p>
          </table:table-cell>
          <table:table-cell office:value-type="float" office:value="29.7396" calcext:value-type="float">
            <text:p>29.7396</text:p>
          </table:table-cell>
          <table:table-cell office:value-type="float" office:value="29.6488" calcext:value-type="float">
            <text:p>29.6488</text:p>
          </table:table-cell>
          <table:table-cell office:value-type="float" office:value="29.6095" calcext:value-type="float">
            <text:p>29.6095</text:p>
          </table:table-cell>
          <table:table-cell office:value-type="float" office:value="29.5799" calcext:value-type="float">
            <text:p>29.5799</text:p>
          </table:table-cell>
          <table:table-cell office:value-type="float" office:value="29.568" calcext:value-type="float">
            <text:p>29.568</text:p>
          </table:table-cell>
          <table:table-cell office:value-type="float" office:value="29.5621" calcext:value-type="float">
            <text:p>29.5621</text:p>
          </table:table-cell>
          <table:table-cell office:value-type="float" office:value="29.6213" calcext:value-type="float">
            <text:p>29.6213</text:p>
          </table:table-cell>
          <table:table-cell office:value-type="float" office:value="29.6331" calcext:value-type="float">
            <text:p>29.6331</text:p>
          </table:table-cell>
          <table:table-cell office:value-type="float" office:value="29.625" calcext:value-type="float">
            <text:p>29.625</text:p>
          </table:table-cell>
          <table:table-cell office:value-type="float" office:value="29.6369" calcext:value-type="float">
            <text:p>29.6369</text:p>
          </table:table-cell>
          <table:table-cell office:value-type="float" office:value="29.6548" calcext:value-type="float">
            <text:p>29.6548</text:p>
          </table:table-cell>
          <table:table-cell office:value-type="float" office:value="29.5329" calcext:value-type="float">
            <text:p>29.5329</text:p>
          </table:table-cell>
          <table:table-cell office:value-type="float" office:value="29.5238" calcext:value-type="float">
            <text:p>29.5238</text:p>
          </table:table-cell>
          <table:table-cell office:value-type="float" office:value="29.5325" calcext:value-type="float">
            <text:p>29.5325</text:p>
          </table:table-cell>
          <table:table-cell office:value-type="float" office:value="29.5089" calcext:value-type="float">
            <text:p>29.5089</text:p>
          </table:table-cell>
          <table:table-cell office:value-type="float" office:value="29.497" calcext:value-type="float">
            <text:p>29.497</text:p>
          </table:table-cell>
          <table:table-cell office:value-type="float" office:value="29.5207" calcext:value-type="float">
            <text:p>29.5207</text:p>
          </table:table-cell>
          <table:table-cell office:value-type="float" office:value="29.5595" calcext:value-type="float">
            <text:p>29.5595</text:p>
          </table:table-cell>
          <table:table-cell office:value-type="float" office:value="29.716" calcext:value-type="float">
            <text:p>29.716</text:p>
          </table:table-cell>
          <table:table-cell office:value-type="float" office:value="29.7337" calcext:value-type="float">
            <text:p>29.7337</text:p>
          </table:table-cell>
          <table:table-cell table:number-columns-repeated="2" office:value-type="float" office:value="29.7751" calcext:value-type="float">
            <text:p>29.7751</text:p>
          </table:table-cell>
          <table:table-cell office:value-type="float" office:value="29.8284" calcext:value-type="float">
            <text:p>29.8284</text:p>
          </table:table-cell>
          <table:table-cell office:value-type="float" office:value="29.8214" calcext:value-type="float">
            <text:p>29.8214</text:p>
          </table:table-cell>
          <table:table-cell table:number-columns-repeated="2" office:value-type="float" office:value="29.8107" calcext:value-type="float">
            <text:p>29.8107</text:p>
          </table:table-cell>
          <table:table-cell office:value-type="float" office:value="29.8225" calcext:value-type="float">
            <text:p>29.8225</text:p>
          </table:table-cell>
          <table:table-cell office:value-type="float" office:value="29.8683" calcext:value-type="float">
            <text:p>29.8683</text:p>
          </table:table-cell>
          <table:table-cell office:value-type="float" office:value="29.8462" calcext:value-type="float">
            <text:p>29.8462</text:p>
          </table:table-cell>
          <table:table-cell office:value-type="float" office:value="29.8512" calcext:value-type="float">
            <text:p>29.8512</text:p>
          </table:table-cell>
          <table:table-cell office:value-type="float" office:value="29.8743" calcext:value-type="float">
            <text:p>29.8743</text:p>
          </table:table-cell>
          <table:table-cell office:value-type="float" office:value="30" calcext:value-type="float">
            <text:p>30</text:p>
          </table:table-cell>
          <table:table-cell office:value-type="float" office:value="30.0473" calcext:value-type="float">
            <text:p>30.0473</text:p>
          </table:table-cell>
          <table:table-cell office:value-type="float" office:value="30.0888" calcext:value-type="float">
            <text:p>30.0888</text:p>
          </table:table-cell>
          <table:table-cell office:value-type="float" office:value="30.2781" calcext:value-type="float">
            <text:p>30.2781</text:p>
          </table:table-cell>
          <table:table-cell office:value-type="float" office:value="30.3136" calcext:value-type="float">
            <text:p>30.3136</text:p>
          </table:table-cell>
          <table:table-cell office:value-type="float" office:value="30.3669" calcext:value-type="float">
            <text:p>30.3669</text:p>
          </table:table-cell>
          <table:table-cell office:value-type="float" office:value="30.355" calcext:value-type="float">
            <text:p>30.355</text:p>
          </table:table-cell>
          <table:table-cell office:value-type="float" office:value="30.426" calcext:value-type="float">
            <text:p>30.426</text:p>
          </table:table-cell>
          <table:table-cell office:value-type="float" office:value="30.506" calcext:value-type="float">
            <text:p>30.506</text:p>
          </table:table-cell>
          <table:table-cell office:value-type="float" office:value="30.5266" calcext:value-type="float">
            <text:p>30.5266</text:p>
          </table:table-cell>
          <table:table-cell office:value-type="float" office:value="30.574" calcext:value-type="float">
            <text:p>30.574</text:p>
          </table:table-cell>
          <table:table-cell office:value-type="float" office:value="30.568" calcext:value-type="float">
            <text:p>30.568</text:p>
          </table:table-cell>
          <table:table-cell office:value-type="float" office:value="30.6864" calcext:value-type="float">
            <text:p>30.6864</text:p>
          </table:table-cell>
          <table:table-cell office:value-type="float" office:value="30.7083" calcext:value-type="float">
            <text:p>30.7083</text:p>
          </table:table-cell>
          <table:table-cell office:value-type="float" office:value="30.7515" calcext:value-type="float">
            <text:p>30.7515</text:p>
          </table:table-cell>
          <table:table-cell table:number-columns-repeated="2" office:value-type="float" office:value="30.8571" calcext:value-type="float">
            <text:p>30.8571</text:p>
          </table:table-cell>
          <table:table-cell office:value-type="float" office:value="31.0357" calcext:value-type="float">
            <text:p>31.0357</text:p>
          </table:table-cell>
          <table:table-cell office:value-type="float" office:value="31.0947" calcext:value-type="float">
            <text:p>31.0947</text:p>
          </table:table-cell>
          <table:table-cell office:value-type="float" office:value="31.1124" calcext:value-type="float">
            <text:p>31.1124</text:p>
          </table:table-cell>
          <table:table-cell office:value-type="float" office:value="31.1716" calcext:value-type="float">
            <text:p>31.1716</text:p>
          </table:table-cell>
          <table:table-cell office:value-type="float" office:value="31.1598" calcext:value-type="float">
            <text:p>31.1598</text:p>
          </table:table-cell>
          <table:table-cell office:value-type="float" office:value="31.1243" calcext:value-type="float">
            <text:p>31.1243</text:p>
          </table:table-cell>
          <table:table-cell office:value-type="float" office:value="31.1667" calcext:value-type="float">
            <text:p>31.1667</text:p>
          </table:table-cell>
          <table:table-cell office:value-type="float" office:value="31.1488" calcext:value-type="float">
            <text:p>31.1488</text:p>
          </table:table-cell>
          <table:table-cell office:value-type="float" office:value="31.2426" calcext:value-type="float">
            <text:p>31.2426</text:p>
          </table:table-cell>
          <table:table-cell office:value-type="float" office:value="31.2544" calcext:value-type="float">
            <text:p>31.2544</text:p>
          </table:table-cell>
          <table:table-cell office:value-type="float" office:value="31.2679" calcext:value-type="float">
            <text:p>31.2679</text:p>
          </table:table-cell>
          <table:table-cell office:value-type="float" office:value="31.213" calcext:value-type="float">
            <text:p>31.213</text:p>
          </table:table-cell>
          <table:table-cell office:value-type="float" office:value="31.2012" calcext:value-type="float">
            <text:p>31.2012</text:p>
          </table:table-cell>
          <table:table-cell office:value-type="float" office:value="31.1893" calcext:value-type="float">
            <text:p>31.1893</text:p>
          </table:table-cell>
          <table:table-cell office:value-type="float" office:value="31.2722" calcext:value-type="float">
            <text:p>31.2722</text:p>
          </table:table-cell>
          <table:table-cell office:value-type="float" office:value="31.2485" calcext:value-type="float">
            <text:p>31.2485</text:p>
          </table:table-cell>
          <table:table-cell office:value-type="float" office:value="31.2367" calcext:value-type="float">
            <text:p>31.2367</text:p>
          </table:table-cell>
          <table:table-cell office:value-type="float" office:value="31.2249" calcext:value-type="float">
            <text:p>31.2249</text:p>
          </table:table-cell>
          <table:table-cell office:value-type="float" office:value="31.2216" calcext:value-type="float">
            <text:p>31.2216</text:p>
          </table:table-cell>
          <table:table-cell office:value-type="float" office:value="31.1607" calcext:value-type="float">
            <text:p>31.1607</text:p>
          </table:table-cell>
          <table:table-cell office:value-type="float" office:value="31.2012" calcext:value-type="float">
            <text:p>31.2012</text:p>
          </table:table-cell>
          <table:table-cell office:value-type="float" office:value="31.1775" calcext:value-type="float">
            <text:p>31.1775</text:p>
          </table:table-cell>
          <table:table-cell office:value-type="float" office:value="31.2249" calcext:value-type="float">
            <text:p>31.2249</text:p>
          </table:table-cell>
          <table:table-cell table:number-columns-repeated="2" office:value-type="float" office:value="31.3018" calcext:value-type="float">
            <text:p>31.3018</text:p>
          </table:table-cell>
          <table:table-cell office:value-type="float" office:value="31.3905" calcext:value-type="float">
            <text:p>31.3905</text:p>
          </table:table-cell>
          <table:table-cell office:value-type="float" office:value="31.3846" calcext:value-type="float">
            <text:p>31.3846</text:p>
          </table:table-cell>
          <table:table-cell office:value-type="float" office:value="31.6012" calcext:value-type="float">
            <text:p>31.6012</text:p>
          </table:table-cell>
          <table:table-cell office:value-type="float" office:value="31.5503" calcext:value-type="float">
            <text:p>31.5503</text:p>
          </table:table-cell>
          <table:table-cell office:value-type="float" office:value="31.568" calcext:value-type="float">
            <text:p>31.568</text:p>
          </table:table-cell>
          <table:table-cell office:value-type="float" office:value="31.4821" calcext:value-type="float">
            <text:p>31.4821</text:p>
          </table:table-cell>
          <table:table-cell office:value-type="float" office:value="31.5325" calcext:value-type="float">
            <text:p>31.5325</text:p>
          </table:table-cell>
          <table:table-cell office:value-type="float" office:value="31.5562" calcext:value-type="float">
            <text:p>31.5562</text:p>
          </table:table-cell>
          <table:table-cell office:value-type="float" office:value="31.5858" calcext:value-type="float">
            <text:p>31.5858</text:p>
          </table:table-cell>
          <table:table-cell office:value-type="float" office:value="31.5621" calcext:value-type="float">
            <text:p>31.5621</text:p>
          </table:table-cell>
          <table:table-cell office:value-type="float" office:value="31.574" calcext:value-type="float">
            <text:p>31.574</text:p>
          </table:table-cell>
          <table:table-cell office:value-type="float" office:value="31.8166" calcext:value-type="float">
            <text:p>31.8166</text:p>
          </table:table-cell>
          <table:table-cell office:value-type="float" office:value="31.869" calcext:value-type="float">
            <text:p>31.869</text:p>
          </table:table-cell>
          <table:table-cell office:value-type="float" office:value="31.9048" calcext:value-type="float">
            <text:p>31.9048</text:p>
          </table:table-cell>
          <table:table-cell office:value-type="float" office:value="31.9882" calcext:value-type="float">
            <text:p>31.9882</text:p>
          </table:table-cell>
          <table:table-cell office:value-type="float" office:value="32.0237" calcext:value-type="float">
            <text:p>32.0237</text:p>
          </table:table-cell>
          <table:table-cell office:value-type="float" office:value="32.0296" calcext:value-type="float">
            <text:p>32.0296</text:p>
          </table:table-cell>
          <table:table-cell office:value-type="float" office:value="32.071" calcext:value-type="float">
            <text:p>32.071</text:p>
          </table:table-cell>
          <table:table-cell table:number-columns-repeated="2" office:value-type="float" office:value="32.0898" calcext:value-type="float">
            <text:p>32.0898</text:p>
          </table:table-cell>
          <table:table-cell office:value-type="float" office:value="32.2321" calcext:value-type="float">
            <text:p>32.2321</text:p>
          </table:table-cell>
          <table:table-cell office:value-type="float" office:value="32.2249" calcext:value-type="float">
            <text:p>32.2249</text:p>
          </table:table-cell>
          <table:table-cell office:value-type="float" office:value="32.2426" calcext:value-type="float">
            <text:p>32.2426</text:p>
          </table:table-cell>
          <table:table-cell office:value-type="float" office:value="32.213" calcext:value-type="float">
            <text:p>32.213</text:p>
          </table:table-cell>
          <table:table-cell office:value-type="float" office:value="32.1716" calcext:value-type="float">
            <text:p>32.1716</text:p>
          </table:table-cell>
          <table:table-cell office:value-type="float" office:value="32.1894" calcext:value-type="float">
            <text:p>32.1894</text:p>
          </table:table-cell>
          <table:table-cell office:value-type="float" office:value="32.119" calcext:value-type="float">
            <text:p>32.119</text:p>
          </table:table-cell>
          <table:table-cell office:value-type="float" office:value="32.1786" calcext:value-type="float">
            <text:p>32.1786</text:p>
          </table:table-cell>
          <table:table-cell office:value-type="float" office:value="32.25" calcext:value-type="float">
            <text:p>32.25</text:p>
          </table:table-cell>
          <table:table-cell office:value-type="float" office:value="32.2663" calcext:value-type="float">
            <text:p>32.2663</text:p>
          </table:table-cell>
          <table:table-cell office:value-type="float" office:value="32.3728" calcext:value-type="float">
            <text:p>32.3728</text:p>
          </table:table-cell>
          <table:table-cell office:value-type="float" office:value="32.3787" calcext:value-type="float">
            <text:p>32.3787</text:p>
          </table:table-cell>
          <table:table-cell office:value-type="float" office:value="32.3254" calcext:value-type="float">
            <text:p>32.3254</text:p>
          </table:table-cell>
          <table:table-cell office:value-type="float" office:value="32.3314" calcext:value-type="float">
            <text:p>32.3314</text:p>
          </table:table-cell>
          <table:table-cell office:value-type="float" office:value="32.2857" calcext:value-type="float">
            <text:p>32.2857</text:p>
          </table:table-cell>
          <table:table-cell office:value-type="float" office:value="32.3373" calcext:value-type="float">
            <text:p>32.3373</text:p>
          </table:table-cell>
          <table:table-cell office:value-type="float" office:value="32.4142" calcext:value-type="float">
            <text:p>32.4142</text:p>
          </table:table-cell>
          <table:table-cell office:value-type="float" office:value="32.4464" calcext:value-type="float">
            <text:p>32.4464</text:p>
          </table:table-cell>
          <table:table-cell office:value-type="float" office:value="32.4675" calcext:value-type="float">
            <text:p>32.4675</text:p>
          </table:table-cell>
          <table:table-cell office:value-type="float" office:value="32.4379" calcext:value-type="float">
            <text:p>32.4379</text:p>
          </table:table-cell>
          <table:table-cell office:value-type="float" office:value="32.4556" calcext:value-type="float">
            <text:p>32.4556</text:p>
          </table:table-cell>
          <table:table-cell office:value-type="float" office:value="32.4048" calcext:value-type="float">
            <text:p>32.4048</text:p>
          </table:table-cell>
          <table:table-cell office:value-type="float" office:value="32.6095" calcext:value-type="float">
            <text:p>32.6095</text:p>
          </table:table-cell>
          <table:table-cell office:value-type="float" office:value="32.5917" calcext:value-type="float">
            <text:p>32.5917</text:p>
          </table:table-cell>
          <table:table-cell office:value-type="float" office:value="32.645" calcext:value-type="float">
            <text:p>32.645</text:p>
          </table:table-cell>
          <table:table-cell office:value-type="float" office:value="32.6568" calcext:value-type="float">
            <text:p>32.6568</text:p>
          </table:table-cell>
          <table:table-cell office:value-type="float" office:value="32.6864" calcext:value-type="float">
            <text:p>32.6864</text:p>
          </table:table-cell>
          <table:table-cell office:value-type="float" office:value="32.6923" calcext:value-type="float">
            <text:p>32.6923</text:p>
          </table:table-cell>
          <table:table-cell office:value-type="float" office:value="32.7262" calcext:value-type="float">
            <text:p>32.7262</text:p>
          </table:table-cell>
          <table:table-cell office:value-type="float" office:value="32.8402" calcext:value-type="float">
            <text:p>32.8402</text:p>
          </table:table-cell>
          <table:table-cell office:value-type="float" office:value="32.8047" calcext:value-type="float">
            <text:p>32.8047</text:p>
          </table:table-cell>
          <table:table-cell office:value-type="float" office:value="32.7751" calcext:value-type="float">
            <text:p>32.7751</text:p>
          </table:table-cell>
          <table:table-cell office:value-type="float" office:value="32.9226" calcext:value-type="float">
            <text:p>32.9226</text:p>
          </table:table-cell>
          <table:table-cell office:value-type="float" office:value="32.9464" calcext:value-type="float">
            <text:p>32.9464</text:p>
          </table:table-cell>
          <table:table-cell office:value-type="float" office:value="32.9053" calcext:value-type="float">
            <text:p>32.9053</text:p>
          </table:table-cell>
          <table:table-cell office:value-type="float" office:value="32.9172" calcext:value-type="float">
            <text:p>32.9172</text:p>
          </table:table-cell>
          <table:table-cell office:value-type="float" office:value="32.9527" calcext:value-type="float">
            <text:p>32.9527</text:p>
          </table:table-cell>
          <table:table-cell office:value-type="float" office:value="32.9882" calcext:value-type="float">
            <text:p>32.9882</text:p>
          </table:table-cell>
          <table:table-cell office:value-type="float" office:value="32.929" calcext:value-type="float">
            <text:p>32.929</text:p>
          </table:table-cell>
          <table:table-cell office:value-type="float" office:value="32.9464" calcext:value-type="float">
            <text:p>32.9464</text:p>
          </table:table-cell>
          <table:table-cell office:value-type="float" office:value="32.9823" calcext:value-type="float">
            <text:p>32.9823</text:p>
          </table:table-cell>
          <table:table-cell office:value-type="float" office:value="33.0177" calcext:value-type="float">
            <text:p>33.0177</text:p>
          </table:table-cell>
          <table:table-cell office:value-type="float" office:value="33" calcext:value-type="float">
            <text:p>33</text:p>
          </table:table-cell>
          <table:table-cell office:value-type="float" office:value="32.9524" calcext:value-type="float">
            <text:p>32.9524</text:p>
          </table:table-cell>
          <table:table-cell office:value-type="float" office:value="33.0177" calcext:value-type="float">
            <text:p>33.0177</text:p>
          </table:table-cell>
          <table:table-cell office:value-type="float" office:value="33.0118" calcext:value-type="float">
            <text:p>33.0118</text:p>
          </table:table-cell>
          <table:table-cell office:value-type="float" office:value="33.0417" calcext:value-type="float">
            <text:p>33.0417</text:p>
          </table:table-cell>
          <table:table-cell office:value-type="float" office:value="33.1598" calcext:value-type="float">
            <text:p>33.1598</text:p>
          </table:table-cell>
          <table:table-cell office:value-type="float" office:value="33.2202" calcext:value-type="float">
            <text:p>33.2202</text:p>
          </table:table-cell>
          <table:table-cell office:value-type="float" office:value="33.3432" calcext:value-type="float">
            <text:p>33.3432</text:p>
          </table:table-cell>
          <table:table-cell office:value-type="float" office:value="33.3036" calcext:value-type="float">
            <text:p>33.3036</text:p>
          </table:table-cell>
          <table:table-cell office:value-type="float" office:value="33.2738" calcext:value-type="float">
            <text:p>33.2738</text:p>
          </table:table-cell>
          <table:table-cell office:value-type="float" office:value="33.3609" calcext:value-type="float">
            <text:p>33.3609</text:p>
          </table:table-cell>
          <table:table-cell office:value-type="float" office:value="33.3869" calcext:value-type="float">
            <text:p>33.3869</text:p>
          </table:table-cell>
          <table:table-cell office:value-type="float" office:value="33.3728" calcext:value-type="float">
            <text:p>33.3728</text:p>
          </table:table-cell>
          <table:table-cell office:value-type="float" office:value="33.3373" calcext:value-type="float">
            <text:p>33.3373</text:p>
          </table:table-cell>
          <table:table-cell office:value-type="float" office:value="33.3077" calcext:value-type="float">
            <text:p>33.3077</text:p>
          </table:table-cell>
          <table:table-cell office:value-type="float" office:value="33.3571" calcext:value-type="float">
            <text:p>33.3571</text:p>
          </table:table-cell>
          <table:table-cell office:value-type="float" office:value="33.2635" calcext:value-type="float">
            <text:p>33.2635</text:p>
          </table:table-cell>
          <table:table-cell office:value-type="float" office:value="33.2814" calcext:value-type="float">
            <text:p>33.2814</text:p>
          </table:table-cell>
          <table:table-cell office:value-type="float" office:value="33.2798" calcext:value-type="float">
            <text:p>33.2798</text:p>
          </table:table-cell>
          <table:table-cell office:value-type="float" office:value="33.4464" calcext:value-type="float">
            <text:p>33.4464</text:p>
          </table:table-cell>
          <table:table-cell office:value-type="float" office:value="33.4438" calcext:value-type="float">
            <text:p>33.4438</text:p>
          </table:table-cell>
          <table:table-cell office:value-type="float" office:value="33.4201" calcext:value-type="float">
            <text:p>33.4201</text:p>
          </table:table-cell>
          <table:table-cell office:value-type="float" office:value="33.5266" calcext:value-type="float">
            <text:p>33.5266</text:p>
          </table:table-cell>
          <table:table-cell office:value-type="float" office:value="33.5385" calcext:value-type="float">
            <text:p>33.5385</text:p>
          </table:table-cell>
          <table:table-cell office:value-type="float" office:value="33.5325" calcext:value-type="float">
            <text:p>33.5325</text:p>
          </table:table-cell>
          <table:table-cell office:value-type="float" office:value="33.497" calcext:value-type="float">
            <text:p>33.497</text:p>
          </table:table-cell>
          <table:table-cell office:value-type="float" office:value="33.5148" calcext:value-type="float">
            <text:p>33.5148</text:p>
          </table:table-cell>
          <table:table-cell office:value-type="float" office:value="33.5503" calcext:value-type="float">
            <text:p>33.5503</text:p>
          </table:table-cell>
          <table:table-cell office:value-type="float" office:value="33.5089" calcext:value-type="float">
            <text:p>33.5089</text:p>
          </table:table-cell>
          <table:table-cell office:value-type="float" office:value="33.5536" calcext:value-type="float">
            <text:p>33.5536</text:p>
          </table:table-cell>
          <table:table-cell office:value-type="float" office:value="33.5385" calcext:value-type="float">
            <text:p>33.5385</text:p>
          </table:table-cell>
          <table:table-cell office:value-type="float" office:value="33.5207" calcext:value-type="float">
            <text:p>33.5207</text:p>
          </table:table-cell>
          <table:table-cell office:value-type="float" office:value="33.5089" calcext:value-type="float">
            <text:p>33.5089</text:p>
          </table:table-cell>
          <table:table-cell office:value-type="float" office:value="33.5148" calcext:value-type="float">
            <text:p>33.5148</text:p>
          </table:table-cell>
          <table:table-cell office:value-type="float" office:value="33.5089" calcext:value-type="float">
            <text:p>33.5089</text:p>
          </table:table-cell>
          <table:table-cell table:number-columns-repeated="2" office:value-type="float" office:value="33.6923" calcext:value-type="float">
            <text:p>33.6923</text:p>
          </table:table-cell>
          <table:table-cell office:value-type="float" office:value="33.6845" calcext:value-type="float">
            <text:p>33.6845</text:p>
          </table:table-cell>
          <table:table-cell office:value-type="float" office:value="33.6726" calcext:value-type="float">
            <text:p>33.6726</text:p>
          </table:table-cell>
          <table:table-cell office:value-type="float" office:value="33.4852" calcext:value-type="float">
            <text:p>33.4852</text:p>
          </table:table-cell>
          <table:table-cell office:value-type="float" office:value="33.6035" calcext:value-type="float">
            <text:p>33.6035</text:p>
          </table:table-cell>
          <table:table-cell office:value-type="float" office:value="33.6488" calcext:value-type="float">
            <text:p>33.6488</text:p>
          </table:table-cell>
          <table:table-cell office:value-type="float" office:value="33.6272" calcext:value-type="float">
            <text:p>33.6272</text:p>
          </table:table-cell>
          <table:table-cell office:value-type="float" office:value="33.7101" calcext:value-type="float">
            <text:p>33.7101</text:p>
          </table:table-cell>
          <table:table-cell office:value-type="float" office:value="33.645" calcext:value-type="float">
            <text:p>33.645</text:p>
          </table:table-cell>
          <table:table-cell office:value-type="float" office:value="33.756" calcext:value-type="float">
            <text:p>33.756</text:p>
          </table:table-cell>
          <table:table-cell office:value-type="float" office:value="33.7278" calcext:value-type="float">
            <text:p>33.7278</text:p>
          </table:table-cell>
          <table:table-cell office:value-type="float" office:value="33.6864" calcext:value-type="float">
            <text:p>33.6864</text:p>
          </table:table-cell>
          <table:table-cell office:value-type="float" office:value="33.6982" calcext:value-type="float">
            <text:p>33.6982</text:p>
          </table:table-cell>
          <table:table-cell office:value-type="float" office:value="33.6805" calcext:value-type="float">
            <text:p>33.6805</text:p>
          </table:table-cell>
          <table:table-cell office:value-type="float" office:value="33.7574" calcext:value-type="float">
            <text:p>33.7574</text:p>
          </table:table-cell>
          <table:table-cell office:value-type="float" office:value="33.75" calcext:value-type="float">
            <text:p>33.75</text:p>
          </table:table-cell>
          <table:table-cell office:value-type="float" office:value="33.9172" calcext:value-type="float">
            <text:p>33.9172</text:p>
          </table:table-cell>
          <table:table-cell office:value-type="float" office:value="33.9821" calcext:value-type="float">
            <text:p>33.9821</text:p>
          </table:table-cell>
          <table:table-cell office:value-type="float" office:value="33.994" calcext:value-type="float">
            <text:p>33.994</text:p>
          </table:table-cell>
          <table:table-cell office:value-type="float" office:value="34.0947" calcext:value-type="float">
            <text:p>34.0947</text:p>
          </table:table-cell>
          <table:table-cell office:value-type="float" office:value="34.0533" calcext:value-type="float">
            <text:p>34.0533</text:p>
          </table:table-cell>
          <table:table-cell office:value-type="float" office:value="34.1538" calcext:value-type="float">
            <text:p>34.1538</text:p>
          </table:table-cell>
          <table:table-cell office:value-type="float" office:value="34.1361" calcext:value-type="float">
            <text:p>34.1361</text:p>
          </table:table-cell>
          <table:table-cell office:value-type="float" office:value="34.1065" calcext:value-type="float">
            <text:p>34.1065</text:p>
          </table:table-cell>
          <table:table-cell office:value-type="float" office:value="34.0595" calcext:value-type="float">
            <text:p>34.0595</text:p>
          </table:table-cell>
          <table:table-cell office:value-type="float" office:value="34.1065" calcext:value-type="float">
            <text:p>34.1065</text:p>
          </table:table-cell>
          <table:table-cell office:value-type="float" office:value="34.1006" calcext:value-type="float">
            <text:p>34.1006</text:p>
          </table:table-cell>
          <table:table-cell office:value-type="float" office:value="33.994" calcext:value-type="float">
            <text:p>33.994</text:p>
          </table:table-cell>
          <table:table-cell office:value-type="float" office:value="34.0119" calcext:value-type="float">
            <text:p>34.0119</text:p>
          </table:table-cell>
          <table:table-cell office:value-type="float" office:value="34.0651" calcext:value-type="float">
            <text:p>34.0651</text:p>
          </table:table-cell>
          <table:table-cell office:value-type="float" office:value="34.1302" calcext:value-type="float">
            <text:p>34.1302</text:p>
          </table:table-cell>
          <table:table-cell office:value-type="float" office:value="34.1548" calcext:value-type="float">
            <text:p>34.1548</text:p>
          </table:table-cell>
          <table:table-cell office:value-type="float" office:value="34.2959" calcext:value-type="float">
            <text:p>34.2959</text:p>
          </table:table-cell>
          <table:table-cell office:value-type="float" office:value="34.2604" calcext:value-type="float">
            <text:p>34.2604</text:p>
          </table:table-cell>
          <table:table-cell office:value-type="float" office:value="34.2485" calcext:value-type="float">
            <text:p>34.2485</text:p>
          </table:table-cell>
          <table:table-cell office:value-type="float" office:value="34.2663" calcext:value-type="float">
            <text:p>34.2663</text:p>
          </table:table-cell>
          <table:table-cell office:value-type="float" office:value="34.3669" calcext:value-type="float">
            <text:p>34.3669</text:p>
          </table:table-cell>
          <table:table-cell office:value-type="float" office:value="34.3846" calcext:value-type="float">
            <text:p>34.3846</text:p>
          </table:table-cell>
          <table:table-cell office:value-type="float" office:value="34.4497" calcext:value-type="float">
            <text:p>34.4497</text:p>
          </table:table-cell>
          <table:table-cell office:value-type="float" office:value="34.4734" calcext:value-type="float">
            <text:p>34.4734</text:p>
          </table:table-cell>
          <table:table-cell office:value-type="float" office:value="34.4881" calcext:value-type="float">
            <text:p>34.4881</text:p>
          </table:table-cell>
          <table:table-cell office:value-type="float" office:value="34.5417" calcext:value-type="float">
            <text:p>34.5417</text:p>
          </table:table-cell>
          <table:table-cell office:value-type="float" office:value="34.5476" calcext:value-type="float">
            <text:p>34.5476</text:p>
          </table:table-cell>
          <table:table-cell office:value-type="float" office:value="34.6667" calcext:value-type="float">
            <text:p>34.6667</text:p>
          </table:table-cell>
          <table:table-cell office:value-type="float" office:value="34.7574" calcext:value-type="float">
            <text:p>34.7574</text:p>
          </table:table-cell>
          <table:table-cell office:value-type="float" office:value="34.7738" calcext:value-type="float">
            <text:p>34.7738</text:p>
          </table:table-cell>
          <table:table-cell office:value-type="float" office:value="34.8393" calcext:value-type="float">
            <text:p>34.8393</text:p>
          </table:table-cell>
          <table:table-cell office:value-type="float" office:value="34.8225" calcext:value-type="float">
            <text:p>34.8225</text:p>
          </table:table-cell>
          <table:table-cell office:value-type="float" office:value="34.8571" calcext:value-type="float">
            <text:p>34.8571</text:p>
          </table:table-cell>
          <table:table-cell office:value-type="float" office:value="34.9053" calcext:value-type="float">
            <text:p>34.9053</text:p>
          </table:table-cell>
          <table:table-cell office:value-type="float" office:value="34.994" calcext:value-type="float">
            <text:p>34.994</text:p>
          </table:table-cell>
          <table:table-cell office:value-type="float" office:value="35.0533" calcext:value-type="float">
            <text:p>35.0533</text:p>
          </table:table-cell>
          <table:table-cell office:value-type="float" office:value="35.1006" calcext:value-type="float">
            <text:p>35.1006</text:p>
          </table:table-cell>
          <table:table-cell office:value-type="float" office:value="35.131" calcext:value-type="float">
            <text:p>35.131</text:p>
          </table:table-cell>
          <table:table-cell office:value-type="float" office:value="35.1657" calcext:value-type="float">
            <text:p>35.1657</text:p>
          </table:table-cell>
          <table:table-cell office:value-type="float" office:value="35.1964" calcext:value-type="float">
            <text:p>35.1964</text:p>
          </table:table-cell>
          <table:table-cell table:number-columns-repeated="2" office:value-type="float" office:value="35.1716" calcext:value-type="float">
            <text:p>35.1716</text:p>
          </table:table-cell>
          <table:table-cell office:value-type="float" office:value="35.1834" calcext:value-type="float">
            <text:p>35.1834</text:p>
          </table:table-cell>
          <table:table-cell office:value-type="float" office:value="35.1012" calcext:value-type="float">
            <text:p>35.1012</text:p>
          </table:table-cell>
          <table:table-cell office:value-type="float" office:value="35.142" calcext:value-type="float">
            <text:p>35.142</text:p>
          </table:table-cell>
          <table:table-cell office:value-type="float" office:value="35.1538" calcext:value-type="float">
            <text:p>35.1538</text:p>
          </table:table-cell>
          <table:table-cell office:value-type="float" office:value="35.1488" calcext:value-type="float">
            <text:p>35.1488</text:p>
          </table:table-cell>
          <table:table-cell office:value-type="float" office:value="35.244" calcext:value-type="float">
            <text:p>35.244</text:p>
          </table:table-cell>
          <table:table-cell office:value-type="float" office:value="35.2663" calcext:value-type="float">
            <text:p>35.2663</text:p>
          </table:table-cell>
          <table:table-cell office:value-type="float" office:value="35.2308" calcext:value-type="float">
            <text:p>35.2308</text:p>
          </table:table-cell>
          <table:table-cell office:value-type="float" office:value="35.3077" calcext:value-type="float">
            <text:p>35.3077</text:p>
          </table:table-cell>
          <table:table-cell office:value-type="float" office:value="35.2959" calcext:value-type="float">
            <text:p>35.2959</text:p>
          </table:table-cell>
          <table:table-cell office:value-type="float" office:value="35.3018" calcext:value-type="float">
            <text:p>35.3018</text:p>
          </table:table-cell>
          <table:table-cell office:value-type="float" office:value="35.3373" calcext:value-type="float">
            <text:p>35.3373</text:p>
          </table:table-cell>
          <table:table-cell office:value-type="float" office:value="35.3609" calcext:value-type="float">
            <text:p>35.3609</text:p>
          </table:table-cell>
          <table:table-cell office:value-type="float" office:value="35.3333" calcext:value-type="float">
            <text:p>35.3333</text:p>
          </table:table-cell>
          <table:table-cell office:value-type="float" office:value="35.355" calcext:value-type="float">
            <text:p>35.355</text:p>
          </table:table-cell>
          <table:table-cell office:value-type="float" office:value="35.2917" calcext:value-type="float">
            <text:p>35.2917</text:p>
          </table:table-cell>
          <table:table-cell office:value-type="float" office:value="35.3533" calcext:value-type="float">
            <text:p>35.3533</text:p>
          </table:table-cell>
          <table:table-cell office:value-type="float" office:value="35.3473" calcext:value-type="float">
            <text:p>35.3473</text:p>
          </table:table-cell>
          <table:table-cell office:value-type="float" office:value="35.3036" calcext:value-type="float">
            <text:p>35.3036</text:p>
          </table:table-cell>
          <table:table-cell office:value-type="float" office:value="35.3314" calcext:value-type="float">
            <text:p>35.3314</text:p>
          </table:table-cell>
          <table:table-cell office:value-type="float" office:value="35.2544" calcext:value-type="float">
            <text:p>35.2544</text:p>
          </table:table-cell>
          <table:table-cell office:value-type="float" office:value="35.2426" calcext:value-type="float">
            <text:p>35.2426</text:p>
          </table:table-cell>
          <table:table-cell office:value-type="float" office:value="35.0473" calcext:value-type="float">
            <text:p>35.0473</text:p>
          </table:table-cell>
          <table:table-cell office:value-type="float" office:value="35.0296" calcext:value-type="float">
            <text:p>35.0296</text:p>
          </table:table-cell>
          <table:table-cell office:value-type="float" office:value="35.0237" calcext:value-type="float">
            <text:p>35.0237</text:p>
          </table:table-cell>
          <table:table-cell office:value-type="float" office:value="34.9882" calcext:value-type="float">
            <text:p>34.9882</text:p>
          </table:table-cell>
          <table:table-cell office:value-type="float" office:value="35.0237" calcext:value-type="float">
            <text:p>35.0237</text:p>
          </table:table-cell>
          <table:table-cell office:value-type="float" office:value="35.0177" calcext:value-type="float">
            <text:p>35.0177</text:p>
          </table:table-cell>
          <table:table-cell office:value-type="float" office:value="35.2395" calcext:value-type="float">
            <text:p>35.2395</text:p>
          </table:table-cell>
          <table:table-cell office:value-type="float" office:value="35.355" calcext:value-type="float">
            <text:p>35.355</text:p>
          </table:table-cell>
          <table:table-cell office:value-type="float" office:value="35.3491" calcext:value-type="float">
            <text:p>35.3491</text:p>
          </table:table-cell>
          <table:table-cell office:value-type="float" office:value="35.3452" calcext:value-type="float">
            <text:p>35.3452</text:p>
          </table:table-cell>
          <table:table-cell office:value-type="float" office:value="35.4734" calcext:value-type="float">
            <text:p>35.4734</text:p>
          </table:table-cell>
          <table:table-cell office:value-type="float" office:value="35.5325" calcext:value-type="float">
            <text:p>35.5325</text:p>
          </table:table-cell>
          <table:table-cell office:value-type="float" office:value="35.5503" calcext:value-type="float">
            <text:p>35.5503</text:p>
          </table:table-cell>
          <table:table-cell office:value-type="float" office:value="35.625" calcext:value-type="float">
            <text:p>35.625</text:p>
          </table:table-cell>
          <table:table-cell office:value-type="float" office:value="35.6548" calcext:value-type="float">
            <text:p>35.6548</text:p>
          </table:table-cell>
          <table:table-cell office:value-type="float" office:value="35.6726" calcext:value-type="float">
            <text:p>35.6726</text:p>
          </table:table-cell>
          <table:table-cell office:value-type="float" office:value="35.5774" calcext:value-type="float">
            <text:p>35.5774</text:p>
          </table:table-cell>
          <table:table-cell office:value-type="float" office:value="35.5119" calcext:value-type="float">
            <text:p>35.5119</text:p>
          </table:table-cell>
          <table:table-cell office:value-type="float" office:value="35.5385" calcext:value-type="float">
            <text:p>35.5385</text:p>
          </table:table-cell>
          <table:table-cell office:value-type="float" office:value="35.7337" calcext:value-type="float">
            <text:p>35.7337</text:p>
          </table:table-cell>
          <table:table-cell office:value-type="float" office:value="35.7396" calcext:value-type="float">
            <text:p>35.7396</text:p>
          </table:table-cell>
          <table:table-cell office:value-type="float" office:value="35.8095" calcext:value-type="float">
            <text:p>35.8095</text:p>
          </table:table-cell>
          <table:table-cell office:value-type="float" office:value="35.8343" calcext:value-type="float">
            <text:p>35.8343</text:p>
          </table:table-cell>
          <table:table-cell table:number-columns-repeated="2" office:value-type="float" office:value="35.8994" calcext:value-type="float">
            <text:p>35.8994</text:p>
          </table:table-cell>
          <table:table-cell office:value-type="float" office:value="35.8393" calcext:value-type="float">
            <text:p>35.8393</text:p>
          </table:table-cell>
          <table:table-cell table:number-columns-repeated="2" office:value-type="float" office:value="35.7692" calcext:value-type="float">
            <text:p>35.7692</text:p>
          </table:table-cell>
          <table:table-cell table:number-columns-repeated="2" office:value-type="float" office:value="35.7633" calcext:value-type="float">
            <text:p>35.7633</text:p>
          </table:table-cell>
          <table:table-cell office:value-type="float" office:value="35.7692" calcext:value-type="float">
            <text:p>35.7692</text:p>
          </table:table-cell>
          <table:table-cell office:value-type="float" office:value="35.7738" calcext:value-type="float">
            <text:p>35.7738</text:p>
          </table:table-cell>
          <table:table-cell office:value-type="float" office:value="35.8817" calcext:value-type="float">
            <text:p>35.8817</text:p>
          </table:table-cell>
          <table:table-cell office:value-type="float" office:value="35.8876" calcext:value-type="float">
            <text:p>35.8876</text:p>
          </table:table-cell>
          <table:table-cell office:value-type="float" office:value="35.9172" calcext:value-type="float">
            <text:p>35.9172</text:p>
          </table:table-cell>
          <table:table-cell office:value-type="float" office:value="35.9527" calcext:value-type="float">
            <text:p>35.9527</text:p>
          </table:table-cell>
          <table:table-cell office:value-type="float" office:value="35.9704" calcext:value-type="float">
            <text:p>35.9704</text:p>
          </table:table-cell>
          <table:table-cell office:value-type="float" office:value="35.9524" calcext:value-type="float">
            <text:p>35.9524</text:p>
          </table:table-cell>
          <table:table-cell table:number-columns-repeated="2" office:value-type="float" office:value="35.9882" calcext:value-type="float">
            <text:p>35.9882</text:p>
          </table:table-cell>
          <table:table-cell office:value-type="float" office:value="35.9821" calcext:value-type="float">
            <text:p>35.9821</text:p>
          </table:table-cell>
          <table:table-cell office:value-type="float" office:value="35.9823" calcext:value-type="float">
            <text:p>35.9823</text:p>
          </table:table-cell>
          <table:table-cell office:value-type="float" office:value="35.9586" calcext:value-type="float">
            <text:p>35.9586</text:p>
          </table:table-cell>
          <table:table-cell office:value-type="float" office:value="36.0357" calcext:value-type="float">
            <text:p>36.0357</text:p>
          </table:table-cell>
          <table:table-cell office:value-type="float" office:value="36.0417" calcext:value-type="float">
            <text:p>36.0417</text:p>
          </table:table-cell>
          <table:table-cell office:value-type="float" office:value="36.0296" calcext:value-type="float">
            <text:p>36.0296</text:p>
          </table:table-cell>
          <table:table-cell office:value-type="float" office:value="36.1065" calcext:value-type="float">
            <text:p>36.1065</text:p>
          </table:table-cell>
          <table:table-cell office:value-type="float" office:value="36.1894" calcext:value-type="float">
            <text:p>36.1894</text:p>
          </table:table-cell>
          <table:table-cell office:value-type="float" office:value="36.256" calcext:value-type="float">
            <text:p>36.256</text:p>
          </table:table-cell>
          <table:table-cell office:value-type="float" office:value="36.3018" calcext:value-type="float">
            <text:p>36.3018</text:p>
          </table:table-cell>
          <table:table-cell office:value-type="float" office:value="36.284" calcext:value-type="float">
            <text:p>36.284</text:p>
          </table:table-cell>
          <table:table-cell office:value-type="float" office:value="36.2798" calcext:value-type="float">
            <text:p>36.2798</text:p>
          </table:table-cell>
          <table:table-cell office:value-type="float" office:value="36.2857" calcext:value-type="float">
            <text:p>36.2857</text:p>
          </table:table-cell>
          <table:table-cell office:value-type="float" office:value="36.3669" calcext:value-type="float">
            <text:p>36.3669</text:p>
          </table:table-cell>
          <table:table-cell office:value-type="float" office:value="36.3787" calcext:value-type="float">
            <text:p>36.3787</text:p>
          </table:table-cell>
          <table:table-cell office:value-type="float" office:value="36.426" calcext:value-type="float">
            <text:p>36.426</text:p>
          </table:table-cell>
          <table:table-cell office:value-type="float" office:value="36.515" calcext:value-type="float">
            <text:p>36.515</text:p>
          </table:table-cell>
          <table:table-cell office:value-type="float" office:value="36.5917" calcext:value-type="float">
            <text:p>36.5917</text:p>
          </table:table-cell>
          <table:table-cell office:value-type="float" office:value="36.6012" calcext:value-type="float">
            <text:p>36.6012</text:p>
          </table:table-cell>
          <table:table-cell office:value-type="float" office:value="36.6627" calcext:value-type="float">
            <text:p>36.6627</text:p>
          </table:table-cell>
          <table:table-cell office:value-type="float" office:value="36.6331" calcext:value-type="float">
            <text:p>36.6331</text:p>
          </table:table-cell>
          <table:table-cell office:value-type="float" office:value="36.6213" calcext:value-type="float">
            <text:p>36.6213</text:p>
          </table:table-cell>
          <table:table-cell office:value-type="float" office:value="36.6923" calcext:value-type="float">
            <text:p>36.6923</text:p>
          </table:table-cell>
          <table:table-cell office:value-type="float" office:value="36.8284" calcext:value-type="float">
            <text:p>36.8284</text:p>
          </table:table-cell>
          <table:table-cell office:value-type="float" office:value="36.858" calcext:value-type="float">
            <text:p>36.858</text:p>
          </table:table-cell>
          <table:table-cell office:value-type="float" office:value="36.756" calcext:value-type="float">
            <text:p>36.756</text:p>
          </table:table-cell>
          <table:table-cell office:value-type="float" office:value="36.8047" calcext:value-type="float">
            <text:p>36.8047</text:p>
          </table:table-cell>
          <table:table-cell office:value-type="float" office:value="36.8166" calcext:value-type="float">
            <text:p>36.8166</text:p>
          </table:table-cell>
          <table:table-cell office:value-type="float" office:value="36.8639" calcext:value-type="float">
            <text:p>36.8639</text:p>
          </table:table-cell>
          <table:table-cell office:value-type="float" office:value="36.858" calcext:value-type="float">
            <text:p>36.858</text:p>
          </table:table-cell>
          <table:table-cell office:value-type="float" office:value="36.8095" calcext:value-type="float">
            <text:p>36.8095</text:p>
          </table:table-cell>
          <table:table-cell office:value-type="float" office:value="36.9464" calcext:value-type="float">
            <text:p>36.9464</text:p>
          </table:table-cell>
          <table:table-cell office:value-type="float" office:value="36.9643" calcext:value-type="float">
            <text:p>36.9643</text:p>
          </table:table-cell>
          <table:table-cell office:value-type="float" office:value="36.8876" calcext:value-type="float">
            <text:p>36.8876</text:p>
          </table:table-cell>
          <table:table-cell office:value-type="float" office:value="36.9172" calcext:value-type="float">
            <text:p>36.9172</text:p>
          </table:table-cell>
          <table:table-cell office:value-type="float" office:value="36.8817" calcext:value-type="float">
            <text:p>36.8817</text:p>
          </table:table-cell>
          <table:table-cell table:number-columns-repeated="2" office:value-type="float" office:value="36.929" calcext:value-type="float">
            <text:p>36.929</text:p>
          </table:table-cell>
          <table:table-cell office:value-type="float" office:value="36.9408" calcext:value-type="float">
            <text:p>36.9408</text:p>
          </table:table-cell>
          <table:table-cell office:value-type="float" office:value="36.8757" calcext:value-type="float">
            <text:p>36.8757</text:p>
          </table:table-cell>
          <table:table-cell office:value-type="float" office:value="36.9231" calcext:value-type="float">
            <text:p>36.9231</text:p>
          </table:table-cell>
          <table:table-cell office:value-type="float" office:value="36.7574" calcext:value-type="float">
            <text:p>36.7574</text:p>
          </table:table-cell>
          <table:table-cell office:value-type="float" office:value="36.7321" calcext:value-type="float">
            <text:p>36.7321</text:p>
          </table:table-cell>
          <table:table-cell office:value-type="float" office:value="36.7262" calcext:value-type="float">
            <text:p>36.7262</text:p>
          </table:table-cell>
          <table:table-cell table:number-columns-repeated="2" office:value-type="float" office:value="36.8521" calcext:value-type="float">
            <text:p>36.8521</text:p>
          </table:table-cell>
          <table:table-cell office:value-type="float" office:value="36.8757" calcext:value-type="float">
            <text:p>36.8757</text:p>
          </table:table-cell>
          <table:table-cell table:number-columns-repeated="2" office:value-type="float" office:value="37.0296" calcext:value-type="float">
            <text:p>37.0296</text:p>
          </table:table-cell>
          <table:table-cell office:value-type="float" office:value="36.9941" calcext:value-type="float">
            <text:p>36.9941</text:p>
          </table:table-cell>
          <table:table-cell office:value-type="float" office:value="36.9586" calcext:value-type="float">
            <text:p>36.9586</text:p>
          </table:table-cell>
          <table:table-cell office:value-type="float" office:value="36.9112" calcext:value-type="float">
            <text:p>36.9112</text:p>
          </table:table-cell>
          <table:table-cell table:number-columns-repeated="2" office:value-type="float" office:value="36.8994" calcext:value-type="float">
            <text:p>36.8994</text:p>
          </table:table-cell>
          <table:table-cell office:value-type="float" office:value="36.9112" calcext:value-type="float">
            <text:p>36.9112</text:p>
          </table:table-cell>
          <table:table-cell office:value-type="float" office:value="36.8757" calcext:value-type="float">
            <text:p>36.8757</text:p>
          </table:table-cell>
          <table:table-cell office:value-type="float" office:value="36.869" calcext:value-type="float">
            <text:p>36.869</text:p>
          </table:table-cell>
          <table:table-cell office:value-type="float" office:value="36.7844" calcext:value-type="float">
            <text:p>36.7844</text:p>
          </table:table-cell>
          <table:table-cell office:value-type="float" office:value="36.8929" calcext:value-type="float">
            <text:p>36.8929</text:p>
          </table:table-cell>
          <table:table-cell office:value-type="float" office:value="36.9645" calcext:value-type="float">
            <text:p>36.9645</text:p>
          </table:table-cell>
          <table:table-cell office:value-type="float" office:value="36.9823" calcext:value-type="float">
            <text:p>36.9823</text:p>
          </table:table-cell>
          <table:table-cell office:value-type="float" office:value="37.0533" calcext:value-type="float">
            <text:p>37.0533</text:p>
          </table:table-cell>
          <table:table-cell office:value-type="float" office:value="37.0774" calcext:value-type="float">
            <text:p>37.0774</text:p>
          </table:table-cell>
          <table:table-cell office:value-type="float" office:value="37.1361" calcext:value-type="float">
            <text:p>37.1361</text:p>
          </table:table-cell>
          <table:table-cell office:value-type="float" office:value="37.1302" calcext:value-type="float">
            <text:p>37.1302</text:p>
          </table:table-cell>
          <table:table-cell office:value-type="float" office:value="37.0179" calcext:value-type="float">
            <text:p>37.0179</text:p>
          </table:table-cell>
          <table:table-cell office:value-type="float" office:value="37.1369" calcext:value-type="float">
            <text:p>37.1369</text:p>
          </table:table-cell>
          <table:table-cell office:value-type="float" office:value="37.1775" calcext:value-type="float">
            <text:p>37.1775</text:p>
          </table:table-cell>
          <table:table-cell office:value-type="float" office:value="37.1834" calcext:value-type="float">
            <text:p>37.1834</text:p>
          </table:table-cell>
          <table:table-cell office:value-type="float" office:value="37.2012" calcext:value-type="float">
            <text:p>37.2012</text:p>
          </table:table-cell>
          <table:table-cell office:value-type="float" office:value="37.1369" calcext:value-type="float">
            <text:p>37.1369</text:p>
          </table:table-cell>
          <table:table-cell office:value-type="float" office:value="37.2189" calcext:value-type="float">
            <text:p>37.2189</text:p>
          </table:table-cell>
        </table:table-row>
        <table:table-row table:style-name="ro1">
          <table:table-cell office:value-type="string" calcext:value-type="string">
            <text:p>Life Duratio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.5" calcext:value-type="float">
            <text:p>3.5</text:p>
          </table:table-cell>
          <table:table-cell office:value-type="float" office:value="3.33333" calcext:value-type="float">
            <text:p>3.3333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.81818" calcext:value-type="float">
            <text:p>3.81818</text:p>
          </table:table-cell>
          <table:table-cell office:value-type="float" office:value="3.85714" calcext:value-type="float">
            <text:p>3.85714</text:p>
          </table:table-cell>
          <table:table-cell office:value-type="float" office:value="3.27778" calcext:value-type="float">
            <text:p>3.27778</text:p>
          </table:table-cell>
          <table:table-cell office:value-type="float" office:value="3.1" calcext:value-type="float">
            <text:p>3.1</text:p>
          </table:table-cell>
          <table:table-cell office:value-type="float" office:value="3.19355" calcext:value-type="float">
            <text:p>3.19355</text:p>
          </table:table-cell>
          <table:table-cell office:value-type="float" office:value="3.27778" calcext:value-type="float">
            <text:p>3.27778</text:p>
          </table:table-cell>
          <table:table-cell office:value-type="float" office:value="3.25" calcext:value-type="float">
            <text:p>3.25</text:p>
          </table:table-cell>
          <table:table-cell office:value-type="float" office:value="3.16071" calcext:value-type="float">
            <text:p>3.16071</text:p>
          </table:table-cell>
          <table:table-cell office:value-type="float" office:value="2.82895" calcext:value-type="float">
            <text:p>2.82895</text:p>
          </table:table-cell>
          <table:table-cell office:value-type="float" office:value="2.7234" calcext:value-type="float">
            <text:p>2.7234</text:p>
          </table:table-cell>
          <table:table-cell office:value-type="float" office:value="2.76596" calcext:value-type="float">
            <text:p>2.76596</text:p>
          </table:table-cell>
          <table:table-cell office:value-type="float" office:value="2.77358" calcext:value-type="float">
            <text:p>2.77358</text:p>
          </table:table-cell>
          <table:table-cell office:value-type="float" office:value="2.72881" calcext:value-type="float">
            <text:p>2.72881</text:p>
          </table:table-cell>
          <table:table-cell office:value-type="float" office:value="2.73228" calcext:value-type="float">
            <text:p>2.73228</text:p>
          </table:table-cell>
          <table:table-cell office:value-type="float" office:value="2.66923" calcext:value-type="float">
            <text:p>2.66923</text:p>
          </table:table-cell>
          <table:table-cell office:value-type="float" office:value="2.744" calcext:value-type="float">
            <text:p>2.744</text:p>
          </table:table-cell>
          <table:table-cell office:value-type="float" office:value="2.76692" calcext:value-type="float">
            <text:p>2.76692</text:p>
          </table:table-cell>
          <table:table-cell office:value-type="float" office:value="2.73529" calcext:value-type="float">
            <text:p>2.73529</text:p>
          </table:table-cell>
          <table:table-cell office:value-type="float" office:value="2.5931" calcext:value-type="float">
            <text:p>2.5931</text:p>
          </table:table-cell>
          <table:table-cell office:value-type="float" office:value="2.65957" calcext:value-type="float">
            <text:p>2.65957</text:p>
          </table:table-cell>
          <table:table-cell office:value-type="float" office:value="2.57931" calcext:value-type="float">
            <text:p>2.57931</text:p>
          </table:table-cell>
          <table:table-cell office:value-type="float" office:value="2.56" calcext:value-type="float">
            <text:p>2.56</text:p>
          </table:table-cell>
          <table:table-cell office:value-type="float" office:value="2.57534" calcext:value-type="float">
            <text:p>2.57534</text:p>
          </table:table-cell>
          <table:table-cell office:value-type="float" office:value="2.51974" calcext:value-type="float">
            <text:p>2.51974</text:p>
          </table:table-cell>
          <table:table-cell office:value-type="float" office:value="2.50318" calcext:value-type="float">
            <text:p>2.50318</text:p>
          </table:table-cell>
          <table:table-cell office:value-type="float" office:value="2.52866" calcext:value-type="float">
            <text:p>2.52866</text:p>
          </table:table-cell>
          <table:table-cell office:value-type="float" office:value="2.60377" calcext:value-type="float">
            <text:p>2.60377</text:p>
          </table:table-cell>
          <table:table-cell office:value-type="float" office:value="2.64557" calcext:value-type="float">
            <text:p>2.64557</text:p>
          </table:table-cell>
          <table:table-cell office:value-type="float" office:value="2.58599" calcext:value-type="float">
            <text:p>2.58599</text:p>
          </table:table-cell>
          <table:table-cell office:value-type="float" office:value="2.6875" calcext:value-type="float">
            <text:p>2.6875</text:p>
          </table:table-cell>
          <table:table-cell office:value-type="float" office:value="2.6879" calcext:value-type="float">
            <text:p>2.6879</text:p>
          </table:table-cell>
          <table:table-cell office:value-type="float" office:value="2.70552" calcext:value-type="float">
            <text:p>2.70552</text:p>
          </table:table-cell>
          <table:table-cell office:value-type="float" office:value="2.75949" calcext:value-type="float">
            <text:p>2.75949</text:p>
          </table:table-cell>
          <table:table-cell office:value-type="float" office:value="2.76074" calcext:value-type="float">
            <text:p>2.76074</text:p>
          </table:table-cell>
          <table:table-cell office:value-type="float" office:value="2.78049" calcext:value-type="float">
            <text:p>2.78049</text:p>
          </table:table-cell>
          <table:table-cell office:value-type="float" office:value="2.75904" calcext:value-type="float">
            <text:p>2.75904</text:p>
          </table:table-cell>
          <table:table-cell table:number-columns-repeated="2" office:value-type="float" office:value="2.8982" calcext:value-type="float">
            <text:p>2.8982</text:p>
          </table:table-cell>
          <table:table-cell office:value-type="float" office:value="2.87349" calcext:value-type="float">
            <text:p>2.87349</text:p>
          </table:table-cell>
          <table:table-cell office:value-type="float" office:value="2.8503" calcext:value-type="float">
            <text:p>2.8503</text:p>
          </table:table-cell>
          <table:table-cell office:value-type="float" office:value="2.91018" calcext:value-type="float">
            <text:p>2.91018</text:p>
          </table:table-cell>
          <table:table-cell office:value-type="float" office:value="2.89157" calcext:value-type="float">
            <text:p>2.89157</text:p>
          </table:table-cell>
          <table:table-cell office:value-type="float" office:value="3.06587" calcext:value-type="float">
            <text:p>3.06587</text:p>
          </table:table-cell>
          <table:table-cell office:value-type="float" office:value="3.05422" calcext:value-type="float">
            <text:p>3.05422</text:p>
          </table:table-cell>
          <table:table-cell office:value-type="float" office:value="3.02994" calcext:value-type="float">
            <text:p>3.02994</text:p>
          </table:table-cell>
          <table:table-cell office:value-type="float" office:value="3.11515" calcext:value-type="float">
            <text:p>3.11515</text:p>
          </table:table-cell>
          <table:table-cell office:value-type="float" office:value="3.12575" calcext:value-type="float">
            <text:p>3.12575</text:p>
          </table:table-cell>
          <table:table-cell office:value-type="float" office:value="3.10909" calcext:value-type="float">
            <text:p>3.10909</text:p>
          </table:table-cell>
          <table:table-cell office:value-type="float" office:value="3.12048" calcext:value-type="float">
            <text:p>3.12048</text:p>
          </table:table-cell>
          <table:table-cell office:value-type="float" office:value="3.17964" calcext:value-type="float">
            <text:p>3.17964</text:p>
          </table:table-cell>
          <table:table-cell office:value-type="float" office:value="3.22755" calcext:value-type="float">
            <text:p>3.22755</text:p>
          </table:table-cell>
          <table:table-cell office:value-type="float" office:value="3.32738" calcext:value-type="float">
            <text:p>3.32738</text:p>
          </table:table-cell>
          <table:table-cell office:value-type="float" office:value="3.35329" calcext:value-type="float">
            <text:p>3.35329</text:p>
          </table:table-cell>
          <table:table-cell office:value-type="float" office:value="3.3494" calcext:value-type="float">
            <text:p>3.3494</text:p>
          </table:table-cell>
          <table:table-cell office:value-type="float" office:value="3.36905" calcext:value-type="float">
            <text:p>3.36905</text:p>
          </table:table-cell>
          <table:table-cell office:value-type="float" office:value="3.44048" calcext:value-type="float">
            <text:p>3.44048</text:p>
          </table:table-cell>
          <table:table-cell office:value-type="float" office:value="3.47853" calcext:value-type="float">
            <text:p>3.47853</text:p>
          </table:table-cell>
          <table:table-cell office:value-type="float" office:value="3.47904" calcext:value-type="float">
            <text:p>3.47904</text:p>
          </table:table-cell>
          <table:table-cell office:value-type="float" office:value="3.54819" calcext:value-type="float">
            <text:p>3.54819</text:p>
          </table:table-cell>
          <table:table-cell office:value-type="float" office:value="3.57738" calcext:value-type="float">
            <text:p>3.57738</text:p>
          </table:table-cell>
          <table:table-cell office:value-type="float" office:value="3.61078" calcext:value-type="float">
            <text:p>3.61078</text:p>
          </table:table-cell>
          <table:table-cell office:value-type="float" office:value="3.64671" calcext:value-type="float">
            <text:p>3.64671</text:p>
          </table:table-cell>
          <table:table-cell office:value-type="float" office:value="3.62722" calcext:value-type="float">
            <text:p>3.62722</text:p>
          </table:table-cell>
          <table:table-cell office:value-type="float" office:value="3.71429" calcext:value-type="float">
            <text:p>3.71429</text:p>
          </table:table-cell>
          <table:table-cell office:value-type="float" office:value="3.77844" calcext:value-type="float">
            <text:p>3.77844</text:p>
          </table:table-cell>
          <table:table-cell office:value-type="float" office:value="3.76331" calcext:value-type="float">
            <text:p>3.76331</text:p>
          </table:table-cell>
          <table:table-cell office:value-type="float" office:value="3.84615" calcext:value-type="float">
            <text:p>3.84615</text:p>
          </table:table-cell>
          <table:table-cell office:value-type="float" office:value="3.90476" calcext:value-type="float">
            <text:p>3.90476</text:p>
          </table:table-cell>
          <table:table-cell office:value-type="float" office:value="3.98204" calcext:value-type="float">
            <text:p>3.98204</text:p>
          </table:table-cell>
          <table:table-cell office:value-type="float" office:value="3.94675" calcext:value-type="float">
            <text:p>3.94675</text:p>
          </table:table-cell>
          <table:table-cell office:value-type="float" office:value="3.91071" calcext:value-type="float">
            <text:p>3.91071</text:p>
          </table:table-cell>
          <table:table-cell office:value-type="float" office:value="3.92216" calcext:value-type="float">
            <text:p>3.92216</text:p>
          </table:table-cell>
          <table:table-cell office:value-type="float" office:value="3.99398" calcext:value-type="float">
            <text:p>3.99398</text:p>
          </table:table-cell>
          <table:table-cell office:value-type="float" office:value="4" calcext:value-type="float">
            <text:p>4</text:p>
          </table:table-cell>
          <table:table-cell office:value-type="float" office:value="3.93293" calcext:value-type="float">
            <text:p>3.93293</text:p>
          </table:table-cell>
          <table:table-cell office:value-type="float" office:value="3.97576" calcext:value-type="float">
            <text:p>3.97576</text:p>
          </table:table-cell>
          <table:table-cell office:value-type="float" office:value="4" calcext:value-type="float">
            <text:p>4</text:p>
          </table:table-cell>
          <table:table-cell office:value-type="float" office:value="4.01198" calcext:value-type="float">
            <text:p>4.01198</text:p>
          </table:table-cell>
          <table:table-cell office:value-type="float" office:value="4.06024" calcext:value-type="float">
            <text:p>4.06024</text:p>
          </table:table-cell>
          <table:table-cell office:value-type="float" office:value="4.08876" calcext:value-type="float">
            <text:p>4.08876</text:p>
          </table:table-cell>
          <table:table-cell office:value-type="float" office:value="4.16071" calcext:value-type="float">
            <text:p>4.16071</text:p>
          </table:table-cell>
          <table:table-cell office:value-type="float" office:value="4.16168" calcext:value-type="float">
            <text:p>4.16168</text:p>
          </table:table-cell>
          <table:table-cell office:value-type="float" office:value="4.21818" calcext:value-type="float">
            <text:p>4.21818</text:p>
          </table:table-cell>
          <table:table-cell table:number-columns-repeated="2" office:value-type="float" office:value="4.18675" calcext:value-type="float">
            <text:p>4.18675</text:p>
          </table:table-cell>
          <table:table-cell office:value-type="float" office:value="4.14881" calcext:value-type="float">
            <text:p>4.14881</text:p>
          </table:table-cell>
          <table:table-cell office:value-type="float" office:value="4.19048" calcext:value-type="float">
            <text:p>4.19048</text:p>
          </table:table-cell>
          <table:table-cell office:value-type="float" office:value="4.17857" calcext:value-type="float">
            <text:p>4.17857</text:p>
          </table:table-cell>
          <table:table-cell office:value-type="float" office:value="4.22485" calcext:value-type="float">
            <text:p>4.22485</text:p>
          </table:table-cell>
          <table:table-cell office:value-type="float" office:value="4.27711" calcext:value-type="float">
            <text:p>4.27711</text:p>
          </table:table-cell>
          <table:table-cell office:value-type="float" office:value="4.28313" calcext:value-type="float">
            <text:p>4.28313</text:p>
          </table:table-cell>
          <table:table-cell office:value-type="float" office:value="4.29167" calcext:value-type="float">
            <text:p>4.29167</text:p>
          </table:table-cell>
          <table:table-cell office:value-type="float" office:value="4.32927" calcext:value-type="float">
            <text:p>4.32927</text:p>
          </table:table-cell>
          <table:table-cell office:value-type="float" office:value="4.2381" calcext:value-type="float">
            <text:p>4.2381</text:p>
          </table:table-cell>
          <table:table-cell office:value-type="float" office:value="4.19527" calcext:value-type="float">
            <text:p>4.19527</text:p>
          </table:table-cell>
          <table:table-cell office:value-type="float" office:value="4.23669" calcext:value-type="float">
            <text:p>4.23669</text:p>
          </table:table-cell>
          <table:table-cell office:value-type="float" office:value="4.30357" calcext:value-type="float">
            <text:p>4.30357</text:p>
          </table:table-cell>
          <table:table-cell office:value-type="float" office:value="4.37126" calcext:value-type="float">
            <text:p>4.37126</text:p>
          </table:table-cell>
          <table:table-cell office:value-type="float" office:value="4.36145" calcext:value-type="float">
            <text:p>4.36145</text:p>
          </table:table-cell>
          <table:table-cell office:value-type="float" office:value="4.30769" calcext:value-type="float">
            <text:p>4.30769</text:p>
          </table:table-cell>
          <table:table-cell office:value-type="float" office:value="4.30357" calcext:value-type="float">
            <text:p>4.30357</text:p>
          </table:table-cell>
          <table:table-cell office:value-type="float" office:value="4.37278" calcext:value-type="float">
            <text:p>4.37278</text:p>
          </table:table-cell>
          <table:table-cell office:value-type="float" office:value="4.43114" calcext:value-type="float">
            <text:p>4.43114</text:p>
          </table:table-cell>
          <table:table-cell office:value-type="float" office:value="4.4491" calcext:value-type="float">
            <text:p>4.4491</text:p>
          </table:table-cell>
          <table:table-cell office:value-type="float" office:value="4.40964" calcext:value-type="float">
            <text:p>4.40964</text:p>
          </table:table-cell>
          <table:table-cell office:value-type="float" office:value="4.46386" calcext:value-type="float">
            <text:p>4.46386</text:p>
          </table:table-cell>
          <table:table-cell office:value-type="float" office:value="4.52096" calcext:value-type="float">
            <text:p>4.52096</text:p>
          </table:table-cell>
          <table:table-cell office:value-type="float" office:value="4.56024" calcext:value-type="float">
            <text:p>4.56024</text:p>
          </table:table-cell>
          <table:table-cell office:value-type="float" office:value="4.60479" calcext:value-type="float">
            <text:p>4.60479</text:p>
          </table:table-cell>
          <table:table-cell office:value-type="float" office:value="4.6131" calcext:value-type="float">
            <text:p>4.6131</text:p>
          </table:table-cell>
          <table:table-cell office:value-type="float" office:value="4.64881" calcext:value-type="float">
            <text:p>4.64881</text:p>
          </table:table-cell>
          <table:table-cell office:value-type="float" office:value="4.69461" calcext:value-type="float">
            <text:p>4.69461</text:p>
          </table:table-cell>
          <table:table-cell office:value-type="float" office:value="4.68047" calcext:value-type="float">
            <text:p>4.68047</text:p>
          </table:table-cell>
          <table:table-cell office:value-type="float" office:value="4.68862" calcext:value-type="float">
            <text:p>4.68862</text:p>
          </table:table-cell>
          <table:table-cell office:value-type="float" office:value="4.67066" calcext:value-type="float">
            <text:p>4.67066</text:p>
          </table:table-cell>
          <table:table-cell office:value-type="float" office:value="4.63314" calcext:value-type="float">
            <text:p>4.63314</text:p>
          </table:table-cell>
          <table:table-cell office:value-type="float" office:value="4.68862" calcext:value-type="float">
            <text:p>4.68862</text:p>
          </table:table-cell>
          <table:table-cell office:value-type="float" office:value="4.80952" calcext:value-type="float">
            <text:p>4.80952</text:p>
          </table:table-cell>
          <table:table-cell office:value-type="float" office:value="4.86391" calcext:value-type="float">
            <text:p>4.86391</text:p>
          </table:table-cell>
          <table:table-cell office:value-type="float" office:value="4.875" calcext:value-type="float">
            <text:p>4.875</text:p>
          </table:table-cell>
          <table:table-cell office:value-type="float" office:value="4.86391" calcext:value-type="float">
            <text:p>4.86391</text:p>
          </table:table-cell>
          <table:table-cell office:value-type="float" office:value="4.91617" calcext:value-type="float">
            <text:p>4.91617</text:p>
          </table:table-cell>
          <table:table-cell office:value-type="float" office:value="4.95783" calcext:value-type="float">
            <text:p>4.95783</text:p>
          </table:table-cell>
          <table:table-cell office:value-type="float" office:value="4.91667" calcext:value-type="float">
            <text:p>4.91667</text:p>
          </table:table-cell>
          <table:table-cell office:value-type="float" office:value="4.90533" calcext:value-type="float">
            <text:p>4.90533</text:p>
          </table:table-cell>
          <table:table-cell office:value-type="float" office:value="4.89349" calcext:value-type="float">
            <text:p>4.89349</text:p>
          </table:table-cell>
          <table:table-cell office:value-type="float" office:value="4.9645" calcext:value-type="float">
            <text:p>4.9645</text:p>
          </table:table-cell>
          <table:table-cell office:value-type="float" office:value="4.99408" calcext:value-type="float">
            <text:p>4.99408</text:p>
          </table:table-cell>
          <table:table-cell office:value-type="float" office:value="4.9881" calcext:value-type="float">
            <text:p>4.9881</text:p>
          </table:table-cell>
          <table:table-cell table:number-columns-repeated="2" office:value-type="float" office:value="5.06548" calcext:value-type="float">
            <text:p>5.06548</text:p>
          </table:table-cell>
          <table:table-cell office:value-type="float" office:value="5.09524" calcext:value-type="float">
            <text:p>5.09524</text:p>
          </table:table-cell>
          <table:table-cell office:value-type="float" office:value="5.05357" calcext:value-type="float">
            <text:p>5.05357</text:p>
          </table:table-cell>
          <table:table-cell office:value-type="float" office:value="5.01198" calcext:value-type="float">
            <text:p>5.01198</text:p>
          </table:table-cell>
          <table:table-cell office:value-type="float" office:value="4.95858" calcext:value-type="float">
            <text:p>4.95858</text:p>
          </table:table-cell>
          <table:table-cell office:value-type="float" office:value="4.97619" calcext:value-type="float">
            <text:p>4.97619</text:p>
          </table:table-cell>
          <table:table-cell office:value-type="float" office:value="5.00592" calcext:value-type="float">
            <text:p>5.00592</text:p>
          </table:table-cell>
          <table:table-cell office:value-type="float" office:value="5.05325" calcext:value-type="float">
            <text:p>5.05325</text:p>
          </table:table-cell>
          <table:table-cell office:value-type="float" office:value="5.07143" calcext:value-type="float">
            <text:p>5.07143</text:p>
          </table:table-cell>
          <table:table-cell office:value-type="float" office:value="5.17964" calcext:value-type="float">
            <text:p>5.17964</text:p>
          </table:table-cell>
          <table:table-cell office:value-type="float" office:value="5.22024" calcext:value-type="float">
            <text:p>5.22024</text:p>
          </table:table-cell>
          <table:table-cell table:number-columns-repeated="2" office:value-type="float" office:value="5.24405" calcext:value-type="float">
            <text:p>5.24405</text:p>
          </table:table-cell>
          <table:table-cell office:value-type="float" office:value="5.28313" calcext:value-type="float">
            <text:p>5.28313</text:p>
          </table:table-cell>
          <table:table-cell office:value-type="float" office:value="5.24405" calcext:value-type="float">
            <text:p>5.24405</text:p>
          </table:table-cell>
          <table:table-cell office:value-type="float" office:value="5.21302" calcext:value-type="float">
            <text:p>5.21302</text:p>
          </table:table-cell>
          <table:table-cell table:number-columns-repeated="2" office:value-type="float" office:value="5.24852" calcext:value-type="float">
            <text:p>5.24852</text:p>
          </table:table-cell>
          <table:table-cell office:value-type="float" office:value="5.25595" calcext:value-type="float">
            <text:p>5.25595</text:p>
          </table:table-cell>
          <table:table-cell office:value-type="float" office:value="5.26627" calcext:value-type="float">
            <text:p>5.26627</text:p>
          </table:table-cell>
          <table:table-cell office:value-type="float" office:value="5.29762" calcext:value-type="float">
            <text:p>5.29762</text:p>
          </table:table-cell>
          <table:table-cell office:value-type="float" office:value="5.33728" calcext:value-type="float">
            <text:p>5.33728</text:p>
          </table:table-cell>
          <table:table-cell office:value-type="float" office:value="5.3787" calcext:value-type="float">
            <text:p>5.3787</text:p>
          </table:table-cell>
          <table:table-cell office:value-type="float" office:value="5.3869" calcext:value-type="float">
            <text:p>5.3869</text:p>
          </table:table-cell>
          <table:table-cell office:value-type="float" office:value="5.37278" calcext:value-type="float">
            <text:p>5.37278</text:p>
          </table:table-cell>
          <table:table-cell office:value-type="float" office:value="5.40237" calcext:value-type="float">
            <text:p>5.40237</text:p>
          </table:table-cell>
          <table:table-cell office:value-type="float" office:value="5.45562" calcext:value-type="float">
            <text:p>5.45562</text:p>
          </table:table-cell>
          <table:table-cell office:value-type="float" office:value="5.49112" calcext:value-type="float">
            <text:p>5.49112</text:p>
          </table:table-cell>
          <table:table-cell office:value-type="float" office:value="5.47024" calcext:value-type="float">
            <text:p>5.47024</text:p>
          </table:table-cell>
          <table:table-cell office:value-type="float" office:value="5.53571" calcext:value-type="float">
            <text:p>5.53571</text:p>
          </table:table-cell>
          <table:table-cell office:value-type="float" office:value="5.52976" calcext:value-type="float">
            <text:p>5.52976</text:p>
          </table:table-cell>
          <table:table-cell office:value-type="float" office:value="5.43787" calcext:value-type="float">
            <text:p>5.43787</text:p>
          </table:table-cell>
          <table:table-cell office:value-type="float" office:value="5.42604" calcext:value-type="float">
            <text:p>5.42604</text:p>
          </table:table-cell>
          <table:table-cell office:value-type="float" office:value="5.49112" calcext:value-type="float">
            <text:p>5.49112</text:p>
          </table:table-cell>
          <table:table-cell office:value-type="float" office:value="5.52071" calcext:value-type="float">
            <text:p>5.52071</text:p>
          </table:table-cell>
          <table:table-cell table:number-columns-repeated="2" office:value-type="float" office:value="5.5988" calcext:value-type="float">
            <text:p>5.5988</text:p>
          </table:table-cell>
          <table:table-cell office:value-type="float" office:value="5.58929" calcext:value-type="float">
            <text:p>5.58929</text:p>
          </table:table-cell>
          <table:table-cell office:value-type="float" office:value="5.57988" calcext:value-type="float">
            <text:p>5.57988</text:p>
          </table:table-cell>
          <table:table-cell office:value-type="float" office:value="5.56886" calcext:value-type="float">
            <text:p>5.56886</text:p>
          </table:table-cell>
          <table:table-cell office:value-type="float" office:value="5.62048" calcext:value-type="float">
            <text:p>5.62048</text:p>
          </table:table-cell>
          <table:table-cell office:value-type="float" office:value="5.61212" calcext:value-type="float">
            <text:p>5.61212</text:p>
          </table:table-cell>
          <table:table-cell office:value-type="float" office:value="5.61078" calcext:value-type="float">
            <text:p>5.61078</text:p>
          </table:table-cell>
          <table:table-cell office:value-type="float" office:value="5.70833" calcext:value-type="float">
            <text:p>5.70833</text:p>
          </table:table-cell>
          <table:table-cell office:value-type="float" office:value="5.72189" calcext:value-type="float">
            <text:p>5.72189</text:p>
          </table:table-cell>
          <table:table-cell office:value-type="float" office:value="5.71006" calcext:value-type="float">
            <text:p>5.71006</text:p>
          </table:table-cell>
          <table:table-cell office:value-type="float" office:value="5.68639" calcext:value-type="float">
            <text:p>5.68639</text:p>
          </table:table-cell>
          <table:table-cell office:value-type="float" office:value="5.66272" calcext:value-type="float">
            <text:p>5.66272</text:p>
          </table:table-cell>
          <table:table-cell office:value-type="float" office:value="5.71429" calcext:value-type="float">
            <text:p>5.71429</text:p>
          </table:table-cell>
          <table:table-cell office:value-type="float" office:value="5.7485" calcext:value-type="float">
            <text:p>5.7485</text:p>
          </table:table-cell>
          <table:table-cell office:value-type="float" office:value="5.73653" calcext:value-type="float">
            <text:p>5.73653</text:p>
          </table:table-cell>
          <table:table-cell office:value-type="float" office:value="5.71257" calcext:value-type="float">
            <text:p>5.71257</text:p>
          </table:table-cell>
          <table:table-cell office:value-type="float" office:value="5.72455" calcext:value-type="float">
            <text:p>5.72455</text:p>
          </table:table-cell>
          <table:table-cell office:value-type="float" office:value="5.73373" calcext:value-type="float">
            <text:p>5.73373</text:p>
          </table:table-cell>
          <table:table-cell office:value-type="float" office:value="5.72189" calcext:value-type="float">
            <text:p>5.72189</text:p>
          </table:table-cell>
          <table:table-cell office:value-type="float" office:value="5.75595" calcext:value-type="float">
            <text:p>5.75595</text:p>
          </table:table-cell>
          <table:table-cell office:value-type="float" office:value="5.82248" calcext:value-type="float">
            <text:p>5.82248</text:p>
          </table:table-cell>
          <table:table-cell office:value-type="float" office:value="5.81657" calcext:value-type="float">
            <text:p>5.81657</text:p>
          </table:table-cell>
          <table:table-cell office:value-type="float" office:value="5.76923" calcext:value-type="float">
            <text:p>5.76923</text:p>
          </table:table-cell>
          <table:table-cell office:value-type="float" office:value="5.82248" calcext:value-type="float">
            <text:p>5.82248</text:p>
          </table:table-cell>
          <table:table-cell office:value-type="float" office:value="5.81548" calcext:value-type="float">
            <text:p>5.81548</text:p>
          </table:table-cell>
          <table:table-cell office:value-type="float" office:value="5.73373" calcext:value-type="float">
            <text:p>5.73373</text:p>
          </table:table-cell>
          <table:table-cell office:value-type="float" office:value="5.84615" calcext:value-type="float">
            <text:p>5.84615</text:p>
          </table:table-cell>
          <table:table-cell office:value-type="float" office:value="5.90419" calcext:value-type="float">
            <text:p>5.90419</text:p>
          </table:table-cell>
          <table:table-cell office:value-type="float" office:value="5.91124" calcext:value-type="float">
            <text:p>5.91124</text:p>
          </table:table-cell>
          <table:table-cell office:value-type="float" office:value="5.86391" calcext:value-type="float">
            <text:p>5.86391</text:p>
          </table:table-cell>
          <table:table-cell office:value-type="float" office:value="5.86905" calcext:value-type="float">
            <text:p>5.86905</text:p>
          </table:table-cell>
          <table:table-cell office:value-type="float" office:value="5.79882" calcext:value-type="float">
            <text:p>5.79882</text:p>
          </table:table-cell>
          <table:table-cell office:value-type="float" office:value="5.83432" calcext:value-type="float">
            <text:p>5.83432</text:p>
          </table:table-cell>
          <table:table-cell office:value-type="float" office:value="5.78698" calcext:value-type="float">
            <text:p>5.78698</text:p>
          </table:table-cell>
          <table:table-cell office:value-type="float" office:value="5.79167" calcext:value-type="float">
            <text:p>5.79167</text:p>
          </table:table-cell>
          <table:table-cell office:value-type="float" office:value="5.71429" calcext:value-type="float">
            <text:p>5.71429</text:p>
          </table:table-cell>
          <table:table-cell office:value-type="float" office:value="5.61538" calcext:value-type="float">
            <text:p>5.61538</text:p>
          </table:table-cell>
          <table:table-cell office:value-type="float" office:value="5.59172" calcext:value-type="float">
            <text:p>5.59172</text:p>
          </table:table-cell>
          <table:table-cell office:value-type="float" office:value="5.59639" calcext:value-type="float">
            <text:p>5.59639</text:p>
          </table:table-cell>
          <table:table-cell office:value-type="float" office:value="5.61677" calcext:value-type="float">
            <text:p>5.61677</text:p>
          </table:table-cell>
          <table:table-cell office:value-type="float" office:value="5.61905" calcext:value-type="float">
            <text:p>5.61905</text:p>
          </table:table-cell>
          <table:table-cell office:value-type="float" office:value="5.60714" calcext:value-type="float">
            <text:p>5.60714</text:p>
          </table:table-cell>
          <table:table-cell office:value-type="float" office:value="5.6213" calcext:value-type="float">
            <text:p>5.6213</text:p>
          </table:table-cell>
          <table:table-cell office:value-type="float" office:value="5.66071" calcext:value-type="float">
            <text:p>5.66071</text:p>
          </table:table-cell>
          <table:table-cell office:value-type="float" office:value="5.67262" calcext:value-type="float">
            <text:p>5.67262</text:p>
          </table:table-cell>
          <table:table-cell office:value-type="float" office:value="5.64671" calcext:value-type="float">
            <text:p>5.64671</text:p>
          </table:table-cell>
          <table:table-cell office:value-type="float" office:value="5.68263" calcext:value-type="float">
            <text:p>5.68263</text:p>
          </table:table-cell>
          <table:table-cell office:value-type="float" office:value="5.65089" calcext:value-type="float">
            <text:p>5.65089</text:p>
          </table:table-cell>
          <table:table-cell office:value-type="float" office:value="5.70482" calcext:value-type="float">
            <text:p>5.70482</text:p>
          </table:table-cell>
          <table:table-cell office:value-type="float" office:value="5.69643" calcext:value-type="float">
            <text:p>5.69643</text:p>
          </table:table-cell>
          <table:table-cell office:value-type="float" office:value="5.74556" calcext:value-type="float">
            <text:p>5.74556</text:p>
          </table:table-cell>
          <table:table-cell office:value-type="float" office:value="5.75" calcext:value-type="float">
            <text:p>5.75</text:p>
          </table:table-cell>
          <table:table-cell office:value-type="float" office:value="5.73373" calcext:value-type="float">
            <text:p>5.73373</text:p>
          </table:table-cell>
          <table:table-cell office:value-type="float" office:value="5.7485" calcext:value-type="float">
            <text:p>5.7485</text:p>
          </table:table-cell>
          <table:table-cell office:value-type="float" office:value="5.64497" calcext:value-type="float">
            <text:p>5.64497</text:p>
          </table:table-cell>
          <table:table-cell office:value-type="float" office:value="5.62874" calcext:value-type="float">
            <text:p>5.62874</text:p>
          </table:table-cell>
          <table:table-cell office:value-type="float" office:value="5.68639" calcext:value-type="float">
            <text:p>5.68639</text:p>
          </table:table-cell>
          <table:table-cell office:value-type="float" office:value="5.7381" calcext:value-type="float">
            <text:p>5.7381</text:p>
          </table:table-cell>
          <table:table-cell office:value-type="float" office:value="5.72189" calcext:value-type="float">
            <text:p>5.72189</text:p>
          </table:table-cell>
          <table:table-cell office:value-type="float" office:value="5.7619" calcext:value-type="float">
            <text:p>5.7619</text:p>
          </table:table-cell>
          <table:table-cell office:value-type="float" office:value="5.75148" calcext:value-type="float">
            <text:p>5.75148</text:p>
          </table:table-cell>
          <table:table-cell office:value-type="float" office:value="5.77844" calcext:value-type="float">
            <text:p>5.77844</text:p>
          </table:table-cell>
          <table:table-cell office:value-type="float" office:value="5.67857" calcext:value-type="float">
            <text:p>5.67857</text:p>
          </table:table-cell>
          <table:table-cell office:value-type="float" office:value="5.70238" calcext:value-type="float">
            <text:p>5.70238</text:p>
          </table:table-cell>
          <table:table-cell office:value-type="float" office:value="5.71006" calcext:value-type="float">
            <text:p>5.71006</text:p>
          </table:table-cell>
          <table:table-cell office:value-type="float" office:value="5.71598" calcext:value-type="float">
            <text:p>5.71598</text:p>
          </table:table-cell>
          <table:table-cell office:value-type="float" office:value="5.74556" calcext:value-type="float">
            <text:p>5.74556</text:p>
          </table:table-cell>
          <table:table-cell office:value-type="float" office:value="5.72189" calcext:value-type="float">
            <text:p>5.72189</text:p>
          </table:table-cell>
          <table:table-cell office:value-type="float" office:value="5.7619" calcext:value-type="float">
            <text:p>5.7619</text:p>
          </table:table-cell>
          <table:table-cell office:value-type="float" office:value="5.73965" calcext:value-type="float">
            <text:p>5.73965</text:p>
          </table:table-cell>
          <table:table-cell office:value-type="float" office:value="5.78106" calcext:value-type="float">
            <text:p>5.78106</text:p>
          </table:table-cell>
          <table:table-cell office:value-type="float" office:value="5.83333" calcext:value-type="float">
            <text:p>5.83333</text:p>
          </table:table-cell>
          <table:table-cell office:value-type="float" office:value="5.91667" calcext:value-type="float">
            <text:p>5.91667</text:p>
          </table:table-cell>
          <table:table-cell office:value-type="float" office:value="6.0119" calcext:value-type="float">
            <text:p>6.0119</text:p>
          </table:table-cell>
          <table:table-cell office:value-type="float" office:value="6.02976" calcext:value-type="float">
            <text:p>6.02976</text:p>
          </table:table-cell>
          <table:table-cell office:value-type="float" office:value="6.04762" calcext:value-type="float">
            <text:p>6.04762</text:p>
          </table:table-cell>
          <table:table-cell office:value-type="float" office:value="6.01183" calcext:value-type="float">
            <text:p>6.01183</text:p>
          </table:table-cell>
          <table:table-cell office:value-type="float" office:value="5.99408" calcext:value-type="float">
            <text:p>5.99408</text:p>
          </table:table-cell>
          <table:table-cell office:value-type="float" office:value="5.98817" calcext:value-type="float">
            <text:p>5.98817</text:p>
          </table:table-cell>
          <table:table-cell office:value-type="float" office:value="5.93491" calcext:value-type="float">
            <text:p>5.93491</text:p>
          </table:table-cell>
          <table:table-cell office:value-type="float" office:value="5.98204" calcext:value-type="float">
            <text:p>5.98204</text:p>
          </table:table-cell>
          <table:table-cell office:value-type="float" office:value="6.06587" calcext:value-type="float">
            <text:p>6.06587</text:p>
          </table:table-cell>
          <table:table-cell office:value-type="float" office:value="6.02976" calcext:value-type="float">
            <text:p>6.02976</text:p>
          </table:table-cell>
          <table:table-cell office:value-type="float" office:value="6.08929" calcext:value-type="float">
            <text:p>6.08929</text:p>
          </table:table-cell>
          <table:table-cell office:value-type="float" office:value="6.09467" calcext:value-type="float">
            <text:p>6.09467</text:p>
          </table:table-cell>
          <table:table-cell office:value-type="float" office:value="6.13095" calcext:value-type="float">
            <text:p>6.13095</text:p>
          </table:table-cell>
          <table:table-cell office:value-type="float" office:value="6.08333" calcext:value-type="float">
            <text:p>6.08333</text:p>
          </table:table-cell>
          <table:table-cell office:value-type="float" office:value="6.05952" calcext:value-type="float">
            <text:p>6.05952</text:p>
          </table:table-cell>
          <table:table-cell office:value-type="float" office:value="6.0355" calcext:value-type="float">
            <text:p>6.0355</text:p>
          </table:table-cell>
          <table:table-cell office:value-type="float" office:value="5.99408" calcext:value-type="float">
            <text:p>5.99408</text:p>
          </table:table-cell>
          <table:table-cell office:value-type="float" office:value="6.0119" calcext:value-type="float">
            <text:p>6.0119</text:p>
          </table:table-cell>
          <table:table-cell office:value-type="float" office:value="6.08929" calcext:value-type="float">
            <text:p>6.08929</text:p>
          </table:table-cell>
          <table:table-cell office:value-type="float" office:value="6.08284" calcext:value-type="float">
            <text:p>6.08284</text:p>
          </table:table-cell>
          <table:table-cell office:value-type="float" office:value="6.07692" calcext:value-type="float">
            <text:p>6.07692</text:p>
          </table:table-cell>
          <table:table-cell office:value-type="float" office:value="6.17365" calcext:value-type="float">
            <text:p>6.17365</text:p>
          </table:table-cell>
          <table:table-cell office:value-type="float" office:value="6.21302" calcext:value-type="float">
            <text:p>6.21302</text:p>
          </table:table-cell>
          <table:table-cell office:value-type="float" office:value="6.27381" calcext:value-type="float">
            <text:p>6.27381</text:p>
          </table:table-cell>
          <table:table-cell office:value-type="float" office:value="6.28743" calcext:value-type="float">
            <text:p>6.28743</text:p>
          </table:table-cell>
          <table:table-cell office:value-type="float" office:value="6.25595" calcext:value-type="float">
            <text:p>6.25595</text:p>
          </table:table-cell>
          <table:table-cell office:value-type="float" office:value="6.31928" calcext:value-type="float">
            <text:p>6.31928</text:p>
          </table:table-cell>
          <table:table-cell office:value-type="float" office:value="6.28144" calcext:value-type="float">
            <text:p>6.28144</text:p>
          </table:table-cell>
          <table:table-cell office:value-type="float" office:value="6.21302" calcext:value-type="float">
            <text:p>6.21302</text:p>
          </table:table-cell>
          <table:table-cell office:value-type="float" office:value="6.24096" calcext:value-type="float">
            <text:p>6.24096</text:p>
          </table:table-cell>
          <table:table-cell office:value-type="float" office:value="6.19643" calcext:value-type="float">
            <text:p>6.19643</text:p>
          </table:table-cell>
          <table:table-cell office:value-type="float" office:value="6.16766" calcext:value-type="float">
            <text:p>6.16766</text:p>
          </table:table-cell>
          <table:table-cell office:value-type="float" office:value="6.16667" calcext:value-type="float">
            <text:p>6.16667</text:p>
          </table:table-cell>
          <table:table-cell office:value-type="float" office:value="6.14793" calcext:value-type="float">
            <text:p>6.14793</text:p>
          </table:table-cell>
          <table:table-cell office:value-type="float" office:value="6.17262" calcext:value-type="float">
            <text:p>6.17262</text:p>
          </table:table-cell>
          <table:table-cell office:value-type="float" office:value="6.20118" calcext:value-type="float">
            <text:p>6.20118</text:p>
          </table:table-cell>
          <table:table-cell office:value-type="float" office:value="6.20238" calcext:value-type="float">
            <text:p>6.20238</text:p>
          </table:table-cell>
          <table:table-cell office:value-type="float" office:value="6.16568" calcext:value-type="float">
            <text:p>6.16568</text:p>
          </table:table-cell>
          <table:table-cell office:value-type="float" office:value="6.18343" calcext:value-type="float">
            <text:p>6.18343</text:p>
          </table:table-cell>
          <table:table-cell office:value-type="float" office:value="6.19643" calcext:value-type="float">
            <text:p>6.19643</text:p>
          </table:table-cell>
          <table:table-cell office:value-type="float" office:value="6.2071" calcext:value-type="float">
            <text:p>6.2071</text:p>
          </table:table-cell>
          <table:table-cell office:value-type="float" office:value="6.22024" calcext:value-type="float">
            <text:p>6.22024</text:p>
          </table:table-cell>
          <table:table-cell office:value-type="float" office:value="6.25" calcext:value-type="float">
            <text:p>6.25</text:p>
          </table:table-cell>
          <table:table-cell office:value-type="float" office:value="6.2426" calcext:value-type="float">
            <text:p>6.2426</text:p>
          </table:table-cell>
          <table:table-cell office:value-type="float" office:value="6.29586" calcext:value-type="float">
            <text:p>6.29586</text:p>
          </table:table-cell>
          <table:table-cell office:value-type="float" office:value="6.34132" calcext:value-type="float">
            <text:p>6.34132</text:p>
          </table:table-cell>
          <table:table-cell office:value-type="float" office:value="6.33929" calcext:value-type="float">
            <text:p>6.33929</text:p>
          </table:table-cell>
          <table:table-cell office:value-type="float" office:value="6.34524" calcext:value-type="float">
            <text:p>6.34524</text:p>
          </table:table-cell>
          <table:table-cell office:value-type="float" office:value="6.40476" calcext:value-type="float">
            <text:p>6.40476</text:p>
          </table:table-cell>
          <table:table-cell office:value-type="float" office:value="6.35503" calcext:value-type="float">
            <text:p>6.35503</text:p>
          </table:table-cell>
          <table:table-cell office:value-type="float" office:value="6.39645" calcext:value-type="float">
            <text:p>6.39645</text:p>
          </table:table-cell>
          <table:table-cell office:value-type="float" office:value="6.42604" calcext:value-type="float">
            <text:p>6.42604</text:p>
          </table:table-cell>
          <table:table-cell office:value-type="float" office:value="6.39286" calcext:value-type="float">
            <text:p>6.39286</text:p>
          </table:table-cell>
          <table:table-cell office:value-type="float" office:value="6.3432" calcext:value-type="float">
            <text:p>6.3432</text:p>
          </table:table-cell>
          <table:table-cell office:value-type="float" office:value="6.32738" calcext:value-type="float">
            <text:p>6.32738</text:p>
          </table:table-cell>
          <table:table-cell office:value-type="float" office:value="6.33133" calcext:value-type="float">
            <text:p>6.33133</text:p>
          </table:table-cell>
          <table:table-cell office:value-type="float" office:value="6.2515" calcext:value-type="float">
            <text:p>6.2515</text:p>
          </table:table-cell>
          <table:table-cell office:value-type="float" office:value="6.22485" calcext:value-type="float">
            <text:p>6.22485</text:p>
          </table:table-cell>
          <table:table-cell office:value-type="float" office:value="6.26347" calcext:value-type="float">
            <text:p>6.26347</text:p>
          </table:table-cell>
          <table:table-cell office:value-type="float" office:value="6.23494" calcext:value-type="float">
            <text:p>6.23494</text:p>
          </table:table-cell>
          <table:table-cell office:value-type="float" office:value="6.2619" calcext:value-type="float">
            <text:p>6.2619</text:p>
          </table:table-cell>
          <table:table-cell office:value-type="float" office:value="6.27976" calcext:value-type="float">
            <text:p>6.27976</text:p>
          </table:table-cell>
          <table:table-cell office:value-type="float" office:value="6.28571" calcext:value-type="float">
            <text:p>6.28571</text:p>
          </table:table-cell>
          <table:table-cell office:value-type="float" office:value="6.31361" calcext:value-type="float">
            <text:p>6.31361</text:p>
          </table:table-cell>
          <table:table-cell office:value-type="float" office:value="6.35928" calcext:value-type="float">
            <text:p>6.35928</text:p>
          </table:table-cell>
          <table:table-cell office:value-type="float" office:value="6.4491" calcext:value-type="float">
            <text:p>6.4491</text:p>
          </table:table-cell>
          <table:table-cell office:value-type="float" office:value="6.41916" calcext:value-type="float">
            <text:p>6.41916</text:p>
          </table:table-cell>
          <table:table-cell table:number-columns-repeated="2" office:value-type="float" office:value="6.39881" calcext:value-type="float">
            <text:p>6.39881</text:p>
          </table:table-cell>
          <table:table-cell office:value-type="float" office:value="6.30952" calcext:value-type="float">
            <text:p>6.30952</text:p>
          </table:table-cell>
          <table:table-cell office:value-type="float" office:value="6.31361" calcext:value-type="float">
            <text:p>6.31361</text:p>
          </table:table-cell>
          <table:table-cell office:value-type="float" office:value="6.3869" calcext:value-type="float">
            <text:p>6.3869</text:p>
          </table:table-cell>
          <table:table-cell office:value-type="float" office:value="6.38922" calcext:value-type="float">
            <text:p>6.38922</text:p>
          </table:table-cell>
          <table:table-cell office:value-type="float" office:value="6.43636" calcext:value-type="float">
            <text:p>6.43636</text:p>
          </table:table-cell>
          <table:table-cell office:value-type="float" office:value="6.41667" calcext:value-type="float">
            <text:p>6.41667</text:p>
          </table:table-cell>
          <table:table-cell office:value-type="float" office:value="6.46707" calcext:value-type="float">
            <text:p>6.46707</text:p>
          </table:table-cell>
          <table:table-cell office:value-type="float" office:value="6.46429" calcext:value-type="float">
            <text:p>6.46429</text:p>
          </table:table-cell>
          <table:table-cell office:value-type="float" office:value="6.46154" calcext:value-type="float">
            <text:p>6.46154</text:p>
          </table:table-cell>
          <table:table-cell office:value-type="float" office:value="6.44379" calcext:value-type="float">
            <text:p>6.44379</text:p>
          </table:table-cell>
          <table:table-cell office:value-type="float" office:value="6.4142" calcext:value-type="float">
            <text:p>6.4142</text:p>
          </table:table-cell>
          <table:table-cell office:value-type="float" office:value="6.40828" calcext:value-type="float">
            <text:p>6.40828</text:p>
          </table:table-cell>
          <table:table-cell office:value-type="float" office:value="6.40964" calcext:value-type="float">
            <text:p>6.40964</text:p>
          </table:table-cell>
          <table:table-cell office:value-type="float" office:value="6.39053" calcext:value-type="float">
            <text:p>6.39053</text:p>
          </table:table-cell>
          <table:table-cell office:value-type="float" office:value="6.40828" calcext:value-type="float">
            <text:p>6.40828</text:p>
          </table:table-cell>
          <table:table-cell office:value-type="float" office:value="6.42604" calcext:value-type="float">
            <text:p>6.42604</text:p>
          </table:table-cell>
          <table:table-cell office:value-type="float" office:value="6.4497" calcext:value-type="float">
            <text:p>6.4497</text:p>
          </table:table-cell>
          <table:table-cell office:value-type="float" office:value="6.49697" calcext:value-type="float">
            <text:p>6.49697</text:p>
          </table:table-cell>
          <table:table-cell office:value-type="float" office:value="6.5509" calcext:value-type="float">
            <text:p>6.5509</text:p>
          </table:table-cell>
          <table:table-cell office:value-type="float" office:value="6.42262" calcext:value-type="float">
            <text:p>6.42262</text:p>
          </table:table-cell>
          <table:table-cell office:value-type="float" office:value="6.41667" calcext:value-type="float">
            <text:p>6.41667</text:p>
          </table:table-cell>
          <table:table-cell office:value-type="float" office:value="6.41071" calcext:value-type="float">
            <text:p>6.41071</text:p>
          </table:table-cell>
          <table:table-cell office:value-type="float" office:value="6.40828" calcext:value-type="float">
            <text:p>6.40828</text:p>
          </table:table-cell>
          <table:table-cell office:value-type="float" office:value="6.38462" calcext:value-type="float">
            <text:p>6.38462</text:p>
          </table:table-cell>
          <table:table-cell office:value-type="float" office:value="6.45833" calcext:value-type="float">
            <text:p>6.45833</text:p>
          </table:table-cell>
          <table:table-cell office:value-type="float" office:value="6.42604" calcext:value-type="float">
            <text:p>6.42604</text:p>
          </table:table-cell>
          <table:table-cell office:value-type="float" office:value="6.48521" calcext:value-type="float">
            <text:p>6.48521</text:p>
          </table:table-cell>
          <table:table-cell office:value-type="float" office:value="6.55952" calcext:value-type="float">
            <text:p>6.55952</text:p>
          </table:table-cell>
          <table:table-cell office:value-type="float" office:value="6.56805" calcext:value-type="float">
            <text:p>6.56805</text:p>
          </table:table-cell>
          <table:table-cell office:value-type="float" office:value="6.57738" calcext:value-type="float">
            <text:p>6.57738</text:p>
          </table:table-cell>
          <table:table-cell office:value-type="float" office:value="6.59763" calcext:value-type="float">
            <text:p>6.59763</text:p>
          </table:table-cell>
          <table:table-cell office:value-type="float" office:value="6.65269" calcext:value-type="float">
            <text:p>6.65269</text:p>
          </table:table-cell>
          <table:table-cell office:value-type="float" office:value="6.72455" calcext:value-type="float">
            <text:p>6.72455</text:p>
          </table:table-cell>
          <table:table-cell office:value-type="float" office:value="6.68639" calcext:value-type="float">
            <text:p>6.68639</text:p>
          </table:table-cell>
          <table:table-cell table:number-columns-repeated="2" office:value-type="float" office:value="6.68452" calcext:value-type="float">
            <text:p>6.68452</text:p>
          </table:table-cell>
          <table:table-cell office:value-type="float" office:value="6.76331" calcext:value-type="float">
            <text:p>6.76331</text:p>
          </table:table-cell>
          <table:table-cell office:value-type="float" office:value="6.76923" calcext:value-type="float">
            <text:p>6.76923</text:p>
          </table:table-cell>
          <table:table-cell office:value-type="float" office:value="6.82143" calcext:value-type="float">
            <text:p>6.82143</text:p>
          </table:table-cell>
          <table:table-cell office:value-type="float" office:value="6.85207" calcext:value-type="float">
            <text:p>6.85207</text:p>
          </table:table-cell>
          <table:table-cell office:value-type="float" office:value="6.89286" calcext:value-type="float">
            <text:p>6.89286</text:p>
          </table:table-cell>
          <table:table-cell office:value-type="float" office:value="6.85207" calcext:value-type="float">
            <text:p>6.85207</text:p>
          </table:table-cell>
          <table:table-cell office:value-type="float" office:value="6.90476" calcext:value-type="float">
            <text:p>6.90476</text:p>
          </table:table-cell>
          <table:table-cell table:number-columns-repeated="2" office:value-type="float" office:value="6.93491" calcext:value-type="float">
            <text:p>6.93491</text:p>
          </table:table-cell>
          <table:table-cell office:value-type="float" office:value="6.89881" calcext:value-type="float">
            <text:p>6.89881</text:p>
          </table:table-cell>
          <table:table-cell office:value-type="float" office:value="6.88166" calcext:value-type="float">
            <text:p>6.88166</text:p>
          </table:table-cell>
          <table:table-cell office:value-type="float" office:value="6.83432" calcext:value-type="float">
            <text:p>6.83432</text:p>
          </table:table-cell>
          <table:table-cell office:value-type="float" office:value="6.86982" calcext:value-type="float">
            <text:p>6.86982</text:p>
          </table:table-cell>
          <table:table-cell office:value-type="float" office:value="6.92857" calcext:value-type="float">
            <text:p>6.92857</text:p>
          </table:table-cell>
          <table:table-cell office:value-type="float" office:value="6.94675" calcext:value-type="float">
            <text:p>6.94675</text:p>
          </table:table-cell>
          <table:table-cell office:value-type="float" office:value="6.97633" calcext:value-type="float">
            <text:p>6.97633</text:p>
          </table:table-cell>
          <table:table-cell table:number-columns-repeated="2" office:value-type="float" office:value="6.98817" calcext:value-type="float">
            <text:p>6.98817</text:p>
          </table:table-cell>
          <table:table-cell office:value-type="float" office:value="6.94083" calcext:value-type="float">
            <text:p>6.94083</text:p>
          </table:table-cell>
          <table:table-cell office:value-type="float" office:value="6.95858" calcext:value-type="float">
            <text:p>6.95858</text:p>
          </table:table-cell>
          <table:table-cell office:value-type="float" office:value="7.02976" calcext:value-type="float">
            <text:p>7.02976</text:p>
          </table:table-cell>
          <table:table-cell office:value-type="float" office:value="7.09467" calcext:value-type="float">
            <text:p>7.09467</text:p>
          </table:table-cell>
          <table:table-cell office:value-type="float" office:value="7.11243" calcext:value-type="float">
            <text:p>7.11243</text:p>
          </table:table-cell>
          <table:table-cell table:number-columns-repeated="2" office:value-type="float" office:value="7.13095" calcext:value-type="float">
            <text:p>7.13095</text:p>
          </table:table-cell>
          <table:table-cell office:value-type="float" office:value="7.13609" calcext:value-type="float">
            <text:p>7.13609</text:p>
          </table:table-cell>
          <table:table-cell office:value-type="float" office:value="7.13095" calcext:value-type="float">
            <text:p>7.13095</text:p>
          </table:table-cell>
          <table:table-cell office:value-type="float" office:value="7.15976" calcext:value-type="float">
            <text:p>7.15976</text:p>
          </table:table-cell>
          <table:table-cell office:value-type="float" office:value="7.20118" calcext:value-type="float">
            <text:p>7.20118</text:p>
          </table:table-cell>
          <table:table-cell office:value-type="float" office:value="7.19527" calcext:value-type="float">
            <text:p>7.19527</text:p>
          </table:table-cell>
          <table:table-cell office:value-type="float" office:value="7.14881" calcext:value-type="float">
            <text:p>7.14881</text:p>
          </table:table-cell>
          <table:table-cell office:value-type="float" office:value="7.21894" calcext:value-type="float">
            <text:p>7.21894</text:p>
          </table:table-cell>
          <table:table-cell office:value-type="float" office:value="7.2381" calcext:value-type="float">
            <text:p>7.2381</text:p>
          </table:table-cell>
          <table:table-cell office:value-type="float" office:value="7.2515" calcext:value-type="float">
            <text:p>7.2515</text:p>
          </table:table-cell>
          <table:table-cell office:value-type="float" office:value="7.27976" calcext:value-type="float">
            <text:p>7.27976</text:p>
          </table:table-cell>
          <table:table-cell office:value-type="float" office:value="7.24852" calcext:value-type="float">
            <text:p>7.24852</text:p>
          </table:table-cell>
          <table:table-cell office:value-type="float" office:value="7.19643" calcext:value-type="float">
            <text:p>7.19643</text:p>
          </table:table-cell>
          <table:table-cell office:value-type="float" office:value="7.15476" calcext:value-type="float">
            <text:p>7.15476</text:p>
          </table:table-cell>
          <table:table-cell office:value-type="float" office:value="7.14371" calcext:value-type="float">
            <text:p>7.14371</text:p>
          </table:table-cell>
          <table:table-cell office:value-type="float" office:value="7.10714" calcext:value-type="float">
            <text:p>7.10714</text:p>
          </table:table-cell>
          <table:table-cell office:value-type="float" office:value="7.15385" calcext:value-type="float">
            <text:p>7.15385</text:p>
          </table:table-cell>
          <table:table-cell office:value-type="float" office:value="7.20833" calcext:value-type="float">
            <text:p>7.20833</text:p>
          </table:table-cell>
          <table:table-cell office:value-type="float" office:value="7.16667" calcext:value-type="float">
            <text:p>7.16667</text:p>
          </table:table-cell>
          <table:table-cell office:value-type="float" office:value="7.19643" calcext:value-type="float">
            <text:p>7.19643</text:p>
          </table:table-cell>
          <table:table-cell office:value-type="float" office:value="7.17752" calcext:value-type="float">
            <text:p>7.17752</text:p>
          </table:table-cell>
          <table:table-cell office:value-type="float" office:value="7.2071" calcext:value-type="float">
            <text:p>7.2071</text:p>
          </table:table-cell>
          <table:table-cell office:value-type="float" office:value="7.2381" calcext:value-type="float">
            <text:p>7.2381</text:p>
          </table:table-cell>
          <table:table-cell office:value-type="float" office:value="7.31361" calcext:value-type="float">
            <text:p>7.31361</text:p>
          </table:table-cell>
          <table:table-cell table:number-columns-repeated="2" office:value-type="float" office:value="7.30769" calcext:value-type="float">
            <text:p>7.30769</text:p>
          </table:table-cell>
          <table:table-cell office:value-type="float" office:value="7.31361" calcext:value-type="float">
            <text:p>7.31361</text:p>
          </table:table-cell>
          <table:table-cell office:value-type="float" office:value="7.28994" calcext:value-type="float">
            <text:p>7.28994</text:p>
          </table:table-cell>
          <table:table-cell office:value-type="float" office:value="7.33728" calcext:value-type="float">
            <text:p>7.33728</text:p>
          </table:table-cell>
          <table:table-cell office:value-type="float" office:value="7.30769" calcext:value-type="float">
            <text:p>7.30769</text:p>
          </table:table-cell>
          <table:table-cell office:value-type="float" office:value="7.29762" calcext:value-type="float">
            <text:p>7.29762</text:p>
          </table:table-cell>
          <table:table-cell office:value-type="float" office:value="7.32544" calcext:value-type="float">
            <text:p>7.32544</text:p>
          </table:table-cell>
          <table:table-cell office:value-type="float" office:value="7.33333" calcext:value-type="float">
            <text:p>7.33333</text:p>
          </table:table-cell>
          <table:table-cell office:value-type="float" office:value="7.31953" calcext:value-type="float">
            <text:p>7.31953</text:p>
          </table:table-cell>
          <table:table-cell office:value-type="float" office:value="7.33728" calcext:value-type="float">
            <text:p>7.33728</text:p>
          </table:table-cell>
          <table:table-cell office:value-type="float" office:value="7.31953" calcext:value-type="float">
            <text:p>7.31953</text:p>
          </table:table-cell>
          <table:table-cell office:value-type="float" office:value="7.35714" calcext:value-type="float">
            <text:p>7.35714</text:p>
          </table:table-cell>
          <table:table-cell office:value-type="float" office:value="7.34911" calcext:value-type="float">
            <text:p>7.34911</text:p>
          </table:table-cell>
          <table:table-cell office:value-type="float" office:value="7.43195" calcext:value-type="float">
            <text:p>7.43195</text:p>
          </table:table-cell>
          <table:table-cell office:value-type="float" office:value="7.39881" calcext:value-type="float">
            <text:p>7.39881</text:p>
          </table:table-cell>
          <table:table-cell office:value-type="float" office:value="7.43452" calcext:value-type="float">
            <text:p>7.43452</text:p>
          </table:table-cell>
          <table:table-cell office:value-type="float" office:value="7.45509" calcext:value-type="float">
            <text:p>7.45509</text:p>
          </table:table-cell>
          <table:table-cell table:number-columns-repeated="2" office:value-type="float" office:value="7.42604" calcext:value-type="float">
            <text:p>7.42604</text:p>
          </table:table-cell>
          <table:table-cell office:value-type="float" office:value="7.4142" calcext:value-type="float">
            <text:p>7.4142</text:p>
          </table:table-cell>
          <table:table-cell office:value-type="float" office:value="7.43713" calcext:value-type="float">
            <text:p>7.43713</text:p>
          </table:table-cell>
          <table:table-cell office:value-type="float" office:value="7.4881" calcext:value-type="float">
            <text:p>7.4881</text:p>
          </table:table-cell>
          <table:table-cell office:value-type="float" office:value="7.47904" calcext:value-type="float">
            <text:p>7.47904</text:p>
          </table:table-cell>
          <table:table-cell office:value-type="float" office:value="7.47024" calcext:value-type="float">
            <text:p>7.47024</text:p>
          </table:table-cell>
          <table:table-cell office:value-type="float" office:value="7.44643" calcext:value-type="float">
            <text:p>7.44643</text:p>
          </table:table-cell>
          <table:table-cell office:value-type="float" office:value="7.38462" calcext:value-type="float">
            <text:p>7.38462</text:p>
          </table:table-cell>
          <table:table-cell office:value-type="float" office:value="7.40237" calcext:value-type="float">
            <text:p>7.40237</text:p>
          </table:table-cell>
          <table:table-cell office:value-type="float" office:value="7.46154" calcext:value-type="float">
            <text:p>7.46154</text:p>
          </table:table-cell>
          <table:table-cell office:value-type="float" office:value="7.44311" calcext:value-type="float">
            <text:p>7.44311</text:p>
          </table:table-cell>
          <table:table-cell office:value-type="float" office:value="7.45238" calcext:value-type="float">
            <text:p>7.45238</text:p>
          </table:table-cell>
          <table:table-cell office:value-type="float" office:value="7.51786" calcext:value-type="float">
            <text:p>7.51786</text:p>
          </table:table-cell>
          <table:table-cell office:value-type="float" office:value="7.52381" calcext:value-type="float">
            <text:p>7.52381</text:p>
          </table:table-cell>
          <table:table-cell office:value-type="float" office:value="7.60714" calcext:value-type="float">
            <text:p>7.60714</text:p>
          </table:table-cell>
          <table:table-cell office:value-type="float" office:value="7.61538" calcext:value-type="float">
            <text:p>7.61538</text:p>
          </table:table-cell>
          <table:table-cell office:value-type="float" office:value="7.58929" calcext:value-type="float">
            <text:p>7.58929</text:p>
          </table:table-cell>
          <table:table-cell office:value-type="float" office:value="7.56805" calcext:value-type="float">
            <text:p>7.56805</text:p>
          </table:table-cell>
          <table:table-cell table:number-columns-repeated="2" office:value-type="float" office:value="7.54438" calcext:value-type="float">
            <text:p>7.54438</text:p>
          </table:table-cell>
          <table:table-cell office:value-type="float" office:value="7.56805" calcext:value-type="float">
            <text:p>7.56805</text:p>
          </table:table-cell>
          <table:table-cell office:value-type="float" office:value="7.60714" calcext:value-type="float">
            <text:p>7.60714</text:p>
          </table:table-cell>
          <table:table-cell table:number-columns-repeated="2" office:value-type="float" office:value="7.60119" calcext:value-type="float">
            <text:p>7.60119</text:p>
          </table:table-cell>
          <table:table-cell office:value-type="float" office:value="7.62722" calcext:value-type="float">
            <text:p>7.62722</text:p>
          </table:table-cell>
          <table:table-cell office:value-type="float" office:value="7.60355" calcext:value-type="float">
            <text:p>7.60355</text:p>
          </table:table-cell>
          <table:table-cell office:value-type="float" office:value="7.62722" calcext:value-type="float">
            <text:p>7.62722</text:p>
          </table:table-cell>
          <table:table-cell office:value-type="float" office:value="7.64497" calcext:value-type="float">
            <text:p>7.64497</text:p>
          </table:table-cell>
          <table:table-cell office:value-type="float" office:value="7.71856" calcext:value-type="float">
            <text:p>7.71856</text:p>
          </table:table-cell>
          <table:table-cell office:value-type="float" office:value="7.68047" calcext:value-type="float">
            <text:p>7.68047</text:p>
          </table:table-cell>
          <table:table-cell office:value-type="float" office:value="7.67456" calcext:value-type="float">
            <text:p>7.67456</text:p>
          </table:table-cell>
          <table:table-cell office:value-type="float" office:value="7.71006" calcext:value-type="float">
            <text:p>7.71006</text:p>
          </table:table-cell>
          <table:table-cell office:value-type="float" office:value="7.7619" calcext:value-type="float">
            <text:p>7.7619</text:p>
          </table:table-cell>
          <table:table-cell office:value-type="float" office:value="7.73214" calcext:value-type="float">
            <text:p>7.73214</text:p>
          </table:table-cell>
          <table:table-cell office:value-type="float" office:value="7.7006" calcext:value-type="float">
            <text:p>7.7006</text:p>
          </table:table-cell>
          <table:table-cell office:value-type="float" office:value="7.71856" calcext:value-type="float">
            <text:p>7.71856</text:p>
          </table:table-cell>
          <table:table-cell office:value-type="float" office:value="7.73373" calcext:value-type="float">
            <text:p>7.73373</text:p>
          </table:table-cell>
          <table:table-cell office:value-type="float" office:value="7.7574" calcext:value-type="float">
            <text:p>7.7574</text:p>
          </table:table-cell>
          <table:table-cell office:value-type="float" office:value="7.82036" calcext:value-type="float">
            <text:p>7.82036</text:p>
          </table:table-cell>
          <table:table-cell office:value-type="float" office:value="7.82635" calcext:value-type="float">
            <text:p>7.82635</text:p>
          </table:table-cell>
          <table:table-cell office:value-type="float" office:value="7.85119" calcext:value-type="float">
            <text:p>7.85119</text:p>
          </table:table-cell>
          <table:table-cell office:value-type="float" office:value="7.88757" calcext:value-type="float">
            <text:p>7.88757</text:p>
          </table:table-cell>
          <table:table-cell office:value-type="float" office:value="7.89941" calcext:value-type="float">
            <text:p>7.89941</text:p>
          </table:table-cell>
          <table:table-cell office:value-type="float" office:value="7.91716" calcext:value-type="float">
            <text:p>7.91716</text:p>
          </table:table-cell>
          <table:table-cell office:value-type="float" office:value="7.93491" calcext:value-type="float">
            <text:p>7.93491</text:p>
          </table:table-cell>
          <table:table-cell office:value-type="float" office:value="7.95833" calcext:value-type="float">
            <text:p>7.95833</text:p>
          </table:table-cell>
          <table:table-cell office:value-type="float" office:value="7.92899" calcext:value-type="float">
            <text:p>7.92899</text:p>
          </table:table-cell>
          <table:table-cell office:value-type="float" office:value="7.90476" calcext:value-type="float">
            <text:p>7.90476</text:p>
          </table:table-cell>
          <table:table-cell office:value-type="float" office:value="7.88166" calcext:value-type="float">
            <text:p>7.88166</text:p>
          </table:table-cell>
          <table:table-cell office:value-type="float" office:value="7.90533" calcext:value-type="float">
            <text:p>7.90533</text:p>
          </table:table-cell>
          <table:table-cell office:value-type="float" office:value="7.92899" calcext:value-type="float">
            <text:p>7.92899</text:p>
          </table:table-cell>
          <table:table-cell office:value-type="float" office:value="7.93491" calcext:value-type="float">
            <text:p>7.93491</text:p>
          </table:table-cell>
          <table:table-cell office:value-type="float" office:value="7.97024" calcext:value-type="float">
            <text:p>7.97024</text:p>
          </table:table-cell>
          <table:table-cell office:value-type="float" office:value="7.9645" calcext:value-type="float">
            <text:p>7.9645</text:p>
          </table:table-cell>
          <table:table-cell office:value-type="float" office:value="7.97633" calcext:value-type="float">
            <text:p>7.97633</text:p>
          </table:table-cell>
          <table:table-cell office:value-type="float" office:value="7.9645" calcext:value-type="float">
            <text:p>7.9645</text:p>
          </table:table-cell>
          <table:table-cell office:value-type="float" office:value="7.97633" calcext:value-type="float">
            <text:p>7.97633</text:p>
          </table:table-cell>
          <table:table-cell office:value-type="float" office:value="8.0119" calcext:value-type="float">
            <text:p>8.0119</text:p>
          </table:table-cell>
          <table:table-cell office:value-type="float" office:value="8.03571" calcext:value-type="float">
            <text:p>8.03571</text:p>
          </table:table-cell>
          <table:table-cell office:value-type="float" office:value="8.08876" calcext:value-type="float">
            <text:p>8.08876</text:p>
          </table:table-cell>
          <table:table-cell table:number-columns-repeated="2" office:value-type="float" office:value="8.09467" calcext:value-type="float">
            <text:p>8.09467</text:p>
          </table:table-cell>
          <table:table-cell office:value-type="float" office:value="8.11243" calcext:value-type="float">
            <text:p>8.11243</text:p>
          </table:table-cell>
          <table:table-cell office:value-type="float" office:value="8.11834" calcext:value-type="float">
            <text:p>8.11834</text:p>
          </table:table-cell>
          <table:table-cell office:value-type="float" office:value="8.14201" calcext:value-type="float">
            <text:p>8.14201</text:p>
          </table:table-cell>
          <table:table-cell office:value-type="float" office:value="8.15976" calcext:value-type="float">
            <text:p>8.15976</text:p>
          </table:table-cell>
          <table:table-cell office:value-type="float" office:value="8.17752" calcext:value-type="float">
            <text:p>8.17752</text:p>
          </table:table-cell>
          <table:table-cell office:value-type="float" office:value="8.18935" calcext:value-type="float">
            <text:p>8.18935</text:p>
          </table:table-cell>
          <table:table-cell office:value-type="float" office:value="8.03571" calcext:value-type="float">
            <text:p>8.03571</text:p>
          </table:table-cell>
          <table:table-cell office:value-type="float" office:value="8.03012" calcext:value-type="float">
            <text:p>8.03012</text:p>
          </table:table-cell>
          <table:table-cell office:value-type="float" office:value="8.00602" calcext:value-type="float">
            <text:p>8.00602</text:p>
          </table:table-cell>
          <table:table-cell office:value-type="float" office:value="7.98182" calcext:value-type="float">
            <text:p>7.98182</text:p>
          </table:table-cell>
          <table:table-cell office:value-type="float" office:value="7.98214" calcext:value-type="float">
            <text:p>7.98214</text:p>
          </table:table-cell>
          <table:table-cell office:value-type="float" office:value="8.01183" calcext:value-type="float">
            <text:p>8.01183</text:p>
          </table:table-cell>
          <table:table-cell office:value-type="float" office:value="8.02959" calcext:value-type="float">
            <text:p>8.02959</text:p>
          </table:table-cell>
          <table:table-cell table:number-columns-repeated="2" office:value-type="float" office:value="8.05325" calcext:value-type="float">
            <text:p>8.05325</text:p>
          </table:table-cell>
          <table:table-cell office:value-type="float" office:value="8.11243" calcext:value-type="float">
            <text:p>8.11243</text:p>
          </table:table-cell>
          <table:table-cell office:value-type="float" office:value="8.11834" calcext:value-type="float">
            <text:p>8.11834</text:p>
          </table:table-cell>
          <table:table-cell office:value-type="float" office:value="8.13018" calcext:value-type="float">
            <text:p>8.13018</text:p>
          </table:table-cell>
          <table:table-cell office:value-type="float" office:value="8.15385" calcext:value-type="float">
            <text:p>8.15385</text:p>
          </table:table-cell>
          <table:table-cell office:value-type="float" office:value="8.1369" calcext:value-type="float">
            <text:p>8.1369</text:p>
          </table:table-cell>
          <table:table-cell office:value-type="float" office:value="8.19277" calcext:value-type="float">
            <text:p>8.19277</text:p>
          </table:table-cell>
          <table:table-cell office:value-type="float" office:value="8.17857" calcext:value-type="float">
            <text:p>8.17857</text:p>
          </table:table-cell>
          <table:table-cell office:value-type="float" office:value="8.1018" calcext:value-type="float">
            <text:p>8.1018</text:p>
          </table:table-cell>
          <table:table-cell office:value-type="float" office:value="8.10119" calcext:value-type="float">
            <text:p>8.10119</text:p>
          </table:table-cell>
          <table:table-cell office:value-type="float" office:value="8.06509" calcext:value-type="float">
            <text:p>8.06509</text:p>
          </table:table-cell>
          <table:table-cell office:value-type="float" office:value="8.07692" calcext:value-type="float">
            <text:p>8.07692</text:p>
          </table:table-cell>
          <table:table-cell office:value-type="float" office:value="8.02959" calcext:value-type="float">
            <text:p>8.02959</text:p>
          </table:table-cell>
          <table:table-cell office:value-type="float" office:value="7.9881" calcext:value-type="float">
            <text:p>7.9881</text:p>
          </table:table-cell>
          <table:table-cell office:value-type="float" office:value="8" calcext:value-type="float">
            <text:p>8</text:p>
          </table:table-cell>
          <table:table-cell office:value-type="float" office:value="8.13939" calcext:value-type="float">
            <text:p>8.13939</text:p>
          </table:table-cell>
          <table:table-cell office:value-type="float" office:value="8.09581" calcext:value-type="float">
            <text:p>8.09581</text:p>
          </table:table-cell>
          <table:table-cell office:value-type="float" office:value="8.02367" calcext:value-type="float">
            <text:p>8.02367</text:p>
          </table:table-cell>
          <table:table-cell office:value-type="float" office:value="8.07101" calcext:value-type="float">
            <text:p>8.07101</text:p>
          </table:table-cell>
          <table:table-cell office:value-type="float" office:value="8.10119" calcext:value-type="float">
            <text:p>8.10119</text:p>
          </table:table-cell>
          <table:table-cell office:value-type="float" office:value="8.08876" calcext:value-type="float">
            <text:p>8.08876</text:p>
          </table:table-cell>
          <table:table-cell office:value-type="float" office:value="8.14881" calcext:value-type="float">
            <text:p>8.14881</text:p>
          </table:table-cell>
          <table:table-cell office:value-type="float" office:value="8.13095" calcext:value-type="float">
            <text:p>8.13095</text:p>
          </table:table-cell>
          <table:table-cell office:value-type="float" office:value="8.17262" calcext:value-type="float">
            <text:p>8.17262</text:p>
          </table:table-cell>
          <table:table-cell office:value-type="float" office:value="8.17752" calcext:value-type="float">
            <text:p>8.17752</text:p>
          </table:table-cell>
          <table:table-cell office:value-type="float" office:value="8.16071" calcext:value-type="float">
            <text:p>8.16071</text:p>
          </table:table-cell>
          <table:table-cell office:value-type="float" office:value="8.1716" calcext:value-type="float">
            <text:p>8.1716</text:p>
          </table:table-cell>
          <table:table-cell office:value-type="float" office:value="8.14793" calcext:value-type="float">
            <text:p>8.14793</text:p>
          </table:table-cell>
          <table:table-cell office:value-type="float" office:value="8.15385" calcext:value-type="float">
            <text:p>8.15385</text:p>
          </table:table-cell>
          <table:table-cell office:value-type="float" office:value="8.1716" calcext:value-type="float">
            <text:p>8.1716</text:p>
          </table:table-cell>
          <table:table-cell office:value-type="float" office:value="8.24852" calcext:value-type="float">
            <text:p>8.24852</text:p>
          </table:table-cell>
          <table:table-cell office:value-type="float" office:value="8.2619" calcext:value-type="float">
            <text:p>8.2619</text:p>
          </table:table-cell>
          <table:table-cell office:value-type="float" office:value="8.25301" calcext:value-type="float">
            <text:p>8.25301</text:p>
          </table:table-cell>
          <table:table-cell office:value-type="float" office:value="8.24405" calcext:value-type="float">
            <text:p>8.24405</text:p>
          </table:table-cell>
          <table:table-cell office:value-type="float" office:value="8.29762" calcext:value-type="float">
            <text:p>8.29762</text:p>
          </table:table-cell>
          <table:table-cell office:value-type="float" office:value="8.33929" calcext:value-type="float">
            <text:p>8.33929</text:p>
          </table:table-cell>
          <table:table-cell table:number-columns-repeated="2" office:value-type="float" office:value="8.31361" calcext:value-type="float">
            <text:p>8.31361</text:p>
          </table:table-cell>
          <table:table-cell office:value-type="float" office:value="8.34524" calcext:value-type="float">
            <text:p>8.34524</text:p>
          </table:table-cell>
          <table:table-cell office:value-type="float" office:value="8.34911" calcext:value-type="float">
            <text:p>8.34911</text:p>
          </table:table-cell>
          <table:table-cell office:value-type="float" office:value="8.3787" calcext:value-type="float">
            <text:p>8.3787</text:p>
          </table:table-cell>
          <table:table-cell office:value-type="float" office:value="8.39053" calcext:value-type="float">
            <text:p>8.39053</text:p>
          </table:table-cell>
          <table:table-cell table:number-columns-repeated="2" office:value-type="float" office:value="8.35503" calcext:value-type="float">
            <text:p>8.35503</text:p>
          </table:table-cell>
          <table:table-cell office:value-type="float" office:value="8.34911" calcext:value-type="float">
            <text:p>8.34911</text:p>
          </table:table-cell>
          <table:table-cell office:value-type="float" office:value="8.42857" calcext:value-type="float">
            <text:p>8.42857</text:p>
          </table:table-cell>
          <table:table-cell office:value-type="float" office:value="8.44311" calcext:value-type="float">
            <text:p>8.44311</text:p>
          </table:table-cell>
          <table:table-cell office:value-type="float" office:value="8.42012" calcext:value-type="float">
            <text:p>8.42012</text:p>
          </table:table-cell>
          <table:table-cell office:value-type="float" office:value="8.35503" calcext:value-type="float">
            <text:p>8.35503</text:p>
          </table:table-cell>
          <table:table-cell office:value-type="float" office:value="8.36095" calcext:value-type="float">
            <text:p>8.36095</text:p>
          </table:table-cell>
          <table:table-cell office:value-type="float" office:value="8.42857" calcext:value-type="float">
            <text:p>8.42857</text:p>
          </table:table-cell>
          <table:table-cell office:value-type="float" office:value="8.40828" calcext:value-type="float">
            <text:p>8.40828</text:p>
          </table:table-cell>
          <table:table-cell office:value-type="float" office:value="8.39053" calcext:value-type="float">
            <text:p>8.39053</text:p>
          </table:table-cell>
          <table:table-cell office:value-type="float" office:value="8.34524" calcext:value-type="float">
            <text:p>8.34524</text:p>
          </table:table-cell>
          <table:table-cell office:value-type="float" office:value="8.40237" calcext:value-type="float">
            <text:p>8.40237</text:p>
          </table:table-cell>
          <table:table-cell office:value-type="float" office:value="8.40719" calcext:value-type="float">
            <text:p>8.40719</text:p>
          </table:table-cell>
          <table:table-cell office:value-type="float" office:value="8.30769" calcext:value-type="float">
            <text:p>8.30769</text:p>
          </table:table-cell>
          <table:table-cell office:value-type="float" office:value="8.31953" calcext:value-type="float">
            <text:p>8.31953</text:p>
          </table:table-cell>
          <table:table-cell office:value-type="float" office:value="8.38095" calcext:value-type="float">
            <text:p>8.38095</text:p>
          </table:table-cell>
          <table:table-cell office:value-type="float" office:value="8.31361" calcext:value-type="float">
            <text:p>8.31361</text:p>
          </table:table-cell>
          <table:table-cell office:value-type="float" office:value="8.27381" calcext:value-type="float">
            <text:p>8.27381</text:p>
          </table:table-cell>
          <table:table-cell office:value-type="float" office:value="8.24405" calcext:value-type="float">
            <text:p>8.24405</text:p>
          </table:table-cell>
          <table:table-cell office:value-type="float" office:value="8.27381" calcext:value-type="float">
            <text:p>8.27381</text:p>
          </table:table-cell>
          <table:table-cell office:value-type="float" office:value="8.23077" calcext:value-type="float">
            <text:p>8.23077</text:p>
          </table:table-cell>
          <table:table-cell office:value-type="float" office:value="8.19643" calcext:value-type="float">
            <text:p>8.19643</text:p>
          </table:table-cell>
          <table:table-cell office:value-type="float" office:value="8.18935" calcext:value-type="float">
            <text:p>8.18935</text:p>
          </table:table-cell>
          <table:table-cell office:value-type="float" office:value="8.2071" calcext:value-type="float">
            <text:p>8.2071</text:p>
          </table:table-cell>
          <table:table-cell office:value-type="float" office:value="8.22485" calcext:value-type="float">
            <text:p>8.22485</text:p>
          </table:table-cell>
          <table:table-cell office:value-type="float" office:value="8.21894" calcext:value-type="float">
            <text:p>8.21894</text:p>
          </table:table-cell>
          <table:table-cell office:value-type="float" office:value="8.27219" calcext:value-type="float">
            <text:p>8.27219</text:p>
          </table:table-cell>
          <table:table-cell office:value-type="float" office:value="8.28994" calcext:value-type="float">
            <text:p>8.28994</text:p>
          </table:table-cell>
          <table:table-cell office:value-type="float" office:value="8.27219" calcext:value-type="float">
            <text:p>8.27219</text:p>
          </table:table-cell>
          <table:table-cell office:value-type="float" office:value="8.33136" calcext:value-type="float">
            <text:p>8.33136</text:p>
          </table:table-cell>
          <table:table-cell office:value-type="float" office:value="8.33728" calcext:value-type="float">
            <text:p>8.33728</text:p>
          </table:table-cell>
          <table:table-cell office:value-type="float" office:value="8.33136" calcext:value-type="float">
            <text:p>8.33136</text:p>
          </table:table-cell>
          <table:table-cell office:value-type="float" office:value="8.3869" calcext:value-type="float">
            <text:p>8.3869</text:p>
          </table:table-cell>
          <table:table-cell office:value-type="float" office:value="8.375" calcext:value-type="float">
            <text:p>8.375</text:p>
          </table:table-cell>
          <table:table-cell office:value-type="float" office:value="8.44048" calcext:value-type="float">
            <text:p>8.44048</text:p>
          </table:table-cell>
          <table:table-cell office:value-type="float" office:value="8.39881" calcext:value-type="float">
            <text:p>8.39881</text:p>
          </table:table-cell>
          <table:table-cell table:number-columns-repeated="2" office:value-type="float" office:value="8.44379" calcext:value-type="float">
            <text:p>8.44379</text:p>
          </table:table-cell>
          <table:table-cell office:value-type="float" office:value="8.49112" calcext:value-type="float">
            <text:p>8.49112</text:p>
          </table:table-cell>
          <table:table-cell office:value-type="float" office:value="8.51497" calcext:value-type="float">
            <text:p>8.51497</text:p>
          </table:table-cell>
          <table:table-cell office:value-type="float" office:value="8.47619" calcext:value-type="float">
            <text:p>8.47619</text:p>
          </table:table-cell>
          <table:table-cell office:value-type="float" office:value="8.4881" calcext:value-type="float">
            <text:p>8.4881</text:p>
          </table:table-cell>
          <table:table-cell office:value-type="float" office:value="8.45833" calcext:value-type="float">
            <text:p>8.45833</text:p>
          </table:table-cell>
          <table:table-cell office:value-type="float" office:value="8.47024" calcext:value-type="float">
            <text:p>8.47024</text:p>
          </table:table-cell>
          <table:table-cell office:value-type="float" office:value="8.41667" calcext:value-type="float">
            <text:p>8.41667</text:p>
          </table:table-cell>
          <table:table-cell office:value-type="float" office:value="8.41071" calcext:value-type="float">
            <text:p>8.41071</text:p>
          </table:table-cell>
          <table:table-cell office:value-type="float" office:value="8.31138" calcext:value-type="float">
            <text:p>8.31138</text:p>
          </table:table-cell>
          <table:table-cell office:value-type="float" office:value="8.26627" calcext:value-type="float">
            <text:p>8.26627</text:p>
          </table:table-cell>
          <table:table-cell office:value-type="float" office:value="8.32738" calcext:value-type="float">
            <text:p>8.32738</text:p>
          </table:table-cell>
          <table:table-cell office:value-type="float" office:value="8.30177" calcext:value-type="float">
            <text:p>8.30177</text:p>
          </table:table-cell>
          <table:table-cell office:value-type="float" office:value="8.41566" calcext:value-type="float">
            <text:p>8.41566</text:p>
          </table:table-cell>
          <table:table-cell office:value-type="float" office:value="8.40237" calcext:value-type="float">
            <text:p>8.40237</text:p>
          </table:table-cell>
          <table:table-cell office:value-type="float" office:value="8.45562" calcext:value-type="float">
            <text:p>8.45562</text:p>
          </table:table-cell>
          <table:table-cell office:value-type="float" office:value="8.53012" calcext:value-type="float">
            <text:p>8.53012</text:p>
          </table:table-cell>
          <table:table-cell office:value-type="float" office:value="8.52381" calcext:value-type="float">
            <text:p>8.52381</text:p>
          </table:table-cell>
          <table:table-cell office:value-type="float" office:value="8.55952" calcext:value-type="float">
            <text:p>8.55952</text:p>
          </table:table-cell>
          <table:table-cell office:value-type="float" office:value="8.5" calcext:value-type="float">
            <text:p>8.5</text:p>
          </table:table-cell>
          <table:table-cell office:value-type="float" office:value="8.48521" calcext:value-type="float">
            <text:p>8.48521</text:p>
          </table:table-cell>
          <table:table-cell office:value-type="float" office:value="8.45562" calcext:value-type="float">
            <text:p>8.45562</text:p>
          </table:table-cell>
          <table:table-cell office:value-type="float" office:value="8.45833" calcext:value-type="float">
            <text:p>8.45833</text:p>
          </table:table-cell>
          <table:table-cell office:value-type="float" office:value="8.40828" calcext:value-type="float">
            <text:p>8.40828</text:p>
          </table:table-cell>
          <table:table-cell office:value-type="float" office:value="8.4142" calcext:value-type="float">
            <text:p>8.4142</text:p>
          </table:table-cell>
          <table:table-cell office:value-type="float" office:value="8.44643" calcext:value-type="float">
            <text:p>8.44643</text:p>
          </table:table-cell>
          <table:table-cell office:value-type="float" office:value="8.45833" calcext:value-type="float">
            <text:p>8.45833</text:p>
          </table:table-cell>
          <table:table-cell office:value-type="float" office:value="8.44379" calcext:value-type="float">
            <text:p>8.44379</text:p>
          </table:table-cell>
          <table:table-cell office:value-type="float" office:value="8.4142" calcext:value-type="float">
            <text:p>8.4142</text:p>
          </table:table-cell>
          <table:table-cell office:value-type="float" office:value="8.42604" calcext:value-type="float">
            <text:p>8.42604</text:p>
          </table:table-cell>
          <table:table-cell office:value-type="float" office:value="8.40237" calcext:value-type="float">
            <text:p>8.40237</text:p>
          </table:table-cell>
          <table:table-cell office:value-type="float" office:value="8.44379" calcext:value-type="float">
            <text:p>8.44379</text:p>
          </table:table-cell>
          <table:table-cell office:value-type="float" office:value="8.43787" calcext:value-type="float">
            <text:p>8.43787</text:p>
          </table:table-cell>
          <table:table-cell office:value-type="float" office:value="8.42012" calcext:value-type="float">
            <text:p>8.42012</text:p>
          </table:table-cell>
          <table:table-cell office:value-type="float" office:value="8.51786" calcext:value-type="float">
            <text:p>8.51786</text:p>
          </table:table-cell>
          <table:table-cell office:value-type="float" office:value="8.53254" calcext:value-type="float">
            <text:p>8.53254</text:p>
          </table:table-cell>
          <table:table-cell office:value-type="float" office:value="8.49704" calcext:value-type="float">
            <text:p>8.49704</text:p>
          </table:table-cell>
          <table:table-cell office:value-type="float" office:value="8.51479" calcext:value-type="float">
            <text:p>8.51479</text:p>
          </table:table-cell>
          <table:table-cell office:value-type="float" office:value="8.50595" calcext:value-type="float">
            <text:p>8.50595</text:p>
          </table:table-cell>
          <table:table-cell office:value-type="float" office:value="8.57988" calcext:value-type="float">
            <text:p>8.57988</text:p>
          </table:table-cell>
          <table:table-cell office:value-type="float" office:value="8.6213" calcext:value-type="float">
            <text:p>8.6213</text:p>
          </table:table-cell>
          <table:table-cell office:value-type="float" office:value="8.60947" calcext:value-type="float">
            <text:p>8.60947</text:p>
          </table:table-cell>
          <table:table-cell office:value-type="float" office:value="8.63314" calcext:value-type="float">
            <text:p>8.63314</text:p>
          </table:table-cell>
          <table:table-cell office:value-type="float" office:value="8.65476" calcext:value-type="float">
            <text:p>8.65476</text:p>
          </table:table-cell>
          <table:table-cell office:value-type="float" office:value="8.6131" calcext:value-type="float">
            <text:p>8.6131</text:p>
          </table:table-cell>
          <table:table-cell office:value-type="float" office:value="8.53846" calcext:value-type="float">
            <text:p>8.53846</text:p>
          </table:table-cell>
          <table:table-cell office:value-type="float" office:value="8.51479" calcext:value-type="float">
            <text:p>8.51479</text:p>
          </table:table-cell>
          <table:table-cell office:value-type="float" office:value="8.54491" calcext:value-type="float">
            <text:p>8.54491</text:p>
          </table:table-cell>
          <table:table-cell office:value-type="float" office:value="8.50888" calcext:value-type="float">
            <text:p>8.50888</text:p>
          </table:table-cell>
          <table:table-cell office:value-type="float" office:value="8.47929" calcext:value-type="float">
            <text:p>8.47929</text:p>
          </table:table-cell>
          <table:table-cell office:value-type="float" office:value="8.45833" calcext:value-type="float">
            <text:p>8.45833</text:p>
          </table:table-cell>
          <table:table-cell office:value-type="float" office:value="8.4497" calcext:value-type="float">
            <text:p>8.4497</text:p>
          </table:table-cell>
          <table:table-cell office:value-type="float" office:value="8.48214" calcext:value-type="float">
            <text:p>8.48214</text:p>
          </table:table-cell>
          <table:table-cell office:value-type="float" office:value="8.5" calcext:value-type="float">
            <text:p>8.5</text:p>
          </table:table-cell>
          <table:table-cell office:value-type="float" office:value="8.48521" calcext:value-type="float">
            <text:p>8.48521</text:p>
          </table:table-cell>
          <table:table-cell office:value-type="float" office:value="8.47024" calcext:value-type="float">
            <text:p>8.47024</text:p>
          </table:table-cell>
          <table:table-cell office:value-type="float" office:value="8.46429" calcext:value-type="float">
            <text:p>8.46429</text:p>
          </table:table-cell>
          <table:table-cell office:value-type="float" office:value="8.45509" calcext:value-type="float">
            <text:p>8.45509</text:p>
          </table:table-cell>
          <table:table-cell office:value-type="float" office:value="8.4881" calcext:value-type="float">
            <text:p>8.4881</text:p>
          </table:table-cell>
          <table:table-cell office:value-type="float" office:value="8.53846" calcext:value-type="float">
            <text:p>8.53846</text:p>
          </table:table-cell>
          <table:table-cell office:value-type="float" office:value="8.56213" calcext:value-type="float">
            <text:p>8.56213</text:p>
          </table:table-cell>
          <table:table-cell office:value-type="float" office:value="8.52663" calcext:value-type="float">
            <text:p>8.52663</text:p>
          </table:table-cell>
          <table:table-cell office:value-type="float" office:value="8.57396" calcext:value-type="float">
            <text:p>8.57396</text:p>
          </table:table-cell>
          <table:table-cell office:value-type="float" office:value="8.59763" calcext:value-type="float">
            <text:p>8.59763</text:p>
          </table:table-cell>
          <table:table-cell office:value-type="float" office:value="8.60947" calcext:value-type="float">
            <text:p>8.60947</text:p>
          </table:table-cell>
          <table:table-cell office:value-type="float" office:value="8.59524" calcext:value-type="float">
            <text:p>8.59524</text:p>
          </table:table-cell>
          <table:table-cell office:value-type="float" office:value="8.57143" calcext:value-type="float">
            <text:p>8.57143</text:p>
          </table:table-cell>
          <table:table-cell office:value-type="float" office:value="8.64458" calcext:value-type="float">
            <text:p>8.64458</text:p>
          </table:table-cell>
          <table:table-cell office:value-type="float" office:value="8.63855" calcext:value-type="float">
            <text:p>8.63855</text:p>
          </table:table-cell>
          <table:table-cell office:value-type="float" office:value="8.70833" calcext:value-type="float">
            <text:p>8.70833</text:p>
          </table:table-cell>
          <table:table-cell office:value-type="float" office:value="8.68452" calcext:value-type="float">
            <text:p>8.68452</text:p>
          </table:table-cell>
          <table:table-cell office:value-type="float" office:value="8.64671" calcext:value-type="float">
            <text:p>8.64671</text:p>
          </table:table-cell>
          <table:table-cell office:value-type="float" office:value="8.64881" calcext:value-type="float">
            <text:p>8.64881</text:p>
          </table:table-cell>
          <table:table-cell office:value-type="float" office:value="8.72189" calcext:value-type="float">
            <text:p>8.72189</text:p>
          </table:table-cell>
          <table:table-cell office:value-type="float" office:value="8.72619" calcext:value-type="float">
            <text:p>8.72619</text:p>
          </table:table-cell>
          <table:table-cell office:value-type="float" office:value="8.6369" calcext:value-type="float">
            <text:p>8.6369</text:p>
          </table:table-cell>
          <table:table-cell office:value-type="float" office:value="8.47929" calcext:value-type="float">
            <text:p>8.47929</text:p>
          </table:table-cell>
          <table:table-cell office:value-type="float" office:value="8.46746" calcext:value-type="float">
            <text:p>8.46746</text:p>
          </table:table-cell>
          <table:table-cell office:value-type="float" office:value="8.42604" calcext:value-type="float">
            <text:p>8.42604</text:p>
          </table:table-cell>
          <table:table-cell office:value-type="float" office:value="8.43195" calcext:value-type="float">
            <text:p>8.43195</text:p>
          </table:table-cell>
          <table:table-cell office:value-type="float" office:value="8.3787" calcext:value-type="float">
            <text:p>8.3787</text:p>
          </table:table-cell>
          <table:table-cell office:value-type="float" office:value="8.43452" calcext:value-type="float">
            <text:p>8.43452</text:p>
          </table:table-cell>
          <table:table-cell office:value-type="float" office:value="8.5" calcext:value-type="float">
            <text:p>8.5</text:p>
          </table:table-cell>
          <table:table-cell office:value-type="float" office:value="8.52071" calcext:value-type="float">
            <text:p>8.52071</text:p>
          </table:table-cell>
          <table:table-cell office:value-type="float" office:value="8.48214" calcext:value-type="float">
            <text:p>8.48214</text:p>
          </table:table-cell>
          <table:table-cell office:value-type="float" office:value="8.48521" calcext:value-type="float">
            <text:p>8.48521</text:p>
          </table:table-cell>
          <table:table-cell office:value-type="float" office:value="8.50888" calcext:value-type="float">
            <text:p>8.50888</text:p>
          </table:table-cell>
          <table:table-cell office:value-type="float" office:value="8.54762" calcext:value-type="float">
            <text:p>8.54762</text:p>
          </table:table-cell>
          <table:table-cell office:value-type="float" office:value="8.54167" calcext:value-type="float">
            <text:p>8.54167</text:p>
          </table:table-cell>
          <table:table-cell office:value-type="float" office:value="8.52663" calcext:value-type="float">
            <text:p>8.52663</text:p>
          </table:table-cell>
          <table:table-cell office:value-type="float" office:value="8.55621" calcext:value-type="float">
            <text:p>8.55621</text:p>
          </table:table-cell>
          <table:table-cell office:value-type="float" office:value="8.59172" calcext:value-type="float">
            <text:p>8.59172</text:p>
          </table:table-cell>
          <table:table-cell office:value-type="float" office:value="8.6369" calcext:value-type="float">
            <text:p>8.6369</text:p>
          </table:table-cell>
          <table:table-cell office:value-type="float" office:value="8.65089" calcext:value-type="float">
            <text:p>8.65089</text:p>
          </table:table-cell>
          <table:table-cell office:value-type="float" office:value="8.63905" calcext:value-type="float">
            <text:p>8.63905</text:p>
          </table:table-cell>
          <table:table-cell office:value-type="float" office:value="8.65681" calcext:value-type="float">
            <text:p>8.65681</text:p>
          </table:table-cell>
          <table:table-cell office:value-type="float" office:value="8.70238" calcext:value-type="float">
            <text:p>8.70238</text:p>
          </table:table-cell>
          <table:table-cell office:value-type="float" office:value="8.79641" calcext:value-type="float">
            <text:p>8.79641</text:p>
          </table:table-cell>
          <table:table-cell office:value-type="float" office:value="8.73054" calcext:value-type="float">
            <text:p>8.73054</text:p>
          </table:table-cell>
          <table:table-cell office:value-type="float" office:value="8.7006" calcext:value-type="float">
            <text:p>8.7006</text:p>
          </table:table-cell>
          <table:table-cell office:value-type="float" office:value="8.68047" calcext:value-type="float">
            <text:p>8.68047</text:p>
          </table:table-cell>
          <table:table-cell office:value-type="float" office:value="8.74556" calcext:value-type="float">
            <text:p>8.74556</text:p>
          </table:table-cell>
          <table:table-cell office:value-type="float" office:value="8.75148" calcext:value-type="float">
            <text:p>8.75148</text:p>
          </table:table-cell>
          <table:table-cell office:value-type="float" office:value="8.7574" calcext:value-type="float">
            <text:p>8.7574</text:p>
          </table:table-cell>
          <table:table-cell office:value-type="float" office:value="8.72781" calcext:value-type="float">
            <text:p>8.72781</text:p>
          </table:table-cell>
          <table:table-cell office:value-type="float" office:value="8.7574" calcext:value-type="float">
            <text:p>8.7574</text:p>
          </table:table-cell>
          <table:table-cell office:value-type="float" office:value="8.78698" calcext:value-type="float">
            <text:p>8.78698</text:p>
          </table:table-cell>
          <table:table-cell office:value-type="float" office:value="8.82248" calcext:value-type="float">
            <text:p>8.82248</text:p>
          </table:table-cell>
          <table:table-cell office:value-type="float" office:value="8.81065" calcext:value-type="float">
            <text:p>8.81065</text:p>
          </table:table-cell>
          <table:table-cell office:value-type="float" office:value="8.83929" calcext:value-type="float">
            <text:p>8.83929</text:p>
          </table:table-cell>
          <table:table-cell office:value-type="float" office:value="8.85714" calcext:value-type="float">
            <text:p>8.85714</text:p>
          </table:table-cell>
          <table:table-cell office:value-type="float" office:value="8.88623" calcext:value-type="float">
            <text:p>8.88623</text:p>
          </table:table-cell>
          <table:table-cell office:value-type="float" office:value="8.87574" calcext:value-type="float">
            <text:p>8.87574</text:p>
          </table:table-cell>
          <table:table-cell office:value-type="float" office:value="8.82738" calcext:value-type="float">
            <text:p>8.82738</text:p>
          </table:table-cell>
          <table:table-cell office:value-type="float" office:value="8.79882" calcext:value-type="float">
            <text:p>8.79882</text:p>
          </table:table-cell>
          <table:table-cell office:value-type="float" office:value="8.79167" calcext:value-type="float">
            <text:p>8.79167</text:p>
          </table:table-cell>
          <table:table-cell office:value-type="float" office:value="8.77515" calcext:value-type="float">
            <text:p>8.77515</text:p>
          </table:table-cell>
          <table:table-cell office:value-type="float" office:value="8.7574" calcext:value-type="float">
            <text:p>8.7574</text:p>
          </table:table-cell>
          <table:table-cell office:value-type="float" office:value="8.7381" calcext:value-type="float">
            <text:p>8.7381</text:p>
          </table:table-cell>
          <table:table-cell office:value-type="float" office:value="8.80239" calcext:value-type="float">
            <text:p>8.80239</text:p>
          </table:table-cell>
          <table:table-cell office:value-type="float" office:value="8.8503" calcext:value-type="float">
            <text:p>8.8503</text:p>
          </table:table-cell>
          <table:table-cell office:value-type="float" office:value="8.83735" calcext:value-type="float">
            <text:p>8.83735</text:p>
          </table:table-cell>
          <table:table-cell office:value-type="float" office:value="8.92262" calcext:value-type="float">
            <text:p>8.92262</text:p>
          </table:table-cell>
          <table:table-cell office:value-type="float" office:value="8.90533" calcext:value-type="float">
            <text:p>8.90533</text:p>
          </table:table-cell>
          <table:table-cell office:value-type="float" office:value="9.00599" calcext:value-type="float">
            <text:p>9.00599</text:p>
          </table:table-cell>
          <table:table-cell office:value-type="float" office:value="9.07229" calcext:value-type="float">
            <text:p>9.07229</text:p>
          </table:table-cell>
          <table:table-cell office:value-type="float" office:value="8.94643" calcext:value-type="float">
            <text:p>8.94643</text:p>
          </table:table-cell>
          <table:table-cell office:value-type="float" office:value="8.95266" calcext:value-type="float">
            <text:p>8.95266</text:p>
          </table:table-cell>
          <table:table-cell table:number-columns-repeated="2" office:value-type="float" office:value="8.92308" calcext:value-type="float">
            <text:p>8.92308</text:p>
          </table:table-cell>
          <table:table-cell office:value-type="float" office:value="8.94083" calcext:value-type="float">
            <text:p>8.94083</text:p>
          </table:table-cell>
          <table:table-cell office:value-type="float" office:value="8.97024" calcext:value-type="float">
            <text:p>8.97024</text:p>
          </table:table-cell>
          <table:table-cell office:value-type="float" office:value="8.98214" calcext:value-type="float">
            <text:p>8.98214</text:p>
          </table:table-cell>
          <table:table-cell office:value-type="float" office:value="9.05952" calcext:value-type="float">
            <text:p>9.05952</text:p>
          </table:table-cell>
          <table:table-cell office:value-type="float" office:value="9.07692" calcext:value-type="float">
            <text:p>9.07692</text:p>
          </table:table-cell>
          <table:table-cell office:value-type="float" office:value="9.08929" calcext:value-type="float">
            <text:p>9.08929</text:p>
          </table:table-cell>
          <table:table-cell office:value-type="float" office:value="9.07692" calcext:value-type="float">
            <text:p>9.07692</text:p>
          </table:table-cell>
          <table:table-cell office:value-type="float" office:value="9.10119" calcext:value-type="float">
            <text:p>9.10119</text:p>
          </table:table-cell>
          <table:table-cell office:value-type="float" office:value="9.1131" calcext:value-type="float">
            <text:p>9.1131</text:p>
          </table:table-cell>
          <table:table-cell office:value-type="float" office:value="9.08929" calcext:value-type="float">
            <text:p>9.08929</text:p>
          </table:table-cell>
          <table:table-cell office:value-type="float" office:value="9.10778" calcext:value-type="float">
            <text:p>9.10778</text:p>
          </table:table-cell>
          <table:table-cell office:value-type="float" office:value="9.05952" calcext:value-type="float">
            <text:p>9.05952</text:p>
          </table:table-cell>
          <table:table-cell office:value-type="float" office:value="9.13095" calcext:value-type="float">
            <text:p>9.13095</text:p>
          </table:table-cell>
          <table:table-cell office:value-type="float" office:value="9.1361" calcext:value-type="float">
            <text:p>9.1361</text:p>
          </table:table-cell>
          <table:table-cell office:value-type="float" office:value="9.13095" calcext:value-type="float">
            <text:p>9.13095</text:p>
          </table:table-cell>
          <table:table-cell office:value-type="float" office:value="9.22024" calcext:value-type="float">
            <text:p>9.22024</text:p>
          </table:table-cell>
          <table:table-cell office:value-type="float" office:value="9.20238" calcext:value-type="float">
            <text:p>9.20238</text:p>
          </table:table-cell>
          <table:table-cell office:value-type="float" office:value="9.19527" calcext:value-type="float">
            <text:p>9.19527</text:p>
          </table:table-cell>
          <table:table-cell office:value-type="float" office:value="9.20238" calcext:value-type="float">
            <text:p>9.20238</text:p>
          </table:table-cell>
          <table:table-cell office:value-type="float" office:value="9.16071" calcext:value-type="float">
            <text:p>9.16071</text:p>
          </table:table-cell>
          <table:table-cell table:number-columns-repeated="2" office:value-type="float" office:value="9.15976" calcext:value-type="float">
            <text:p>9.15976</text:p>
          </table:table-cell>
          <table:table-cell office:value-type="float" office:value="9.1361" calcext:value-type="float">
            <text:p>9.1361</text:p>
          </table:table-cell>
          <table:table-cell office:value-type="float" office:value="9.10778" calcext:value-type="float">
            <text:p>9.10778</text:p>
          </table:table-cell>
          <table:table-cell table:number-columns-repeated="2" office:value-type="float" office:value="9.07101" calcext:value-type="float">
            <text:p>9.07101</text:p>
          </table:table-cell>
          <table:table-cell office:value-type="float" office:value="9.04762" calcext:value-type="float">
            <text:p>9.04762</text:p>
          </table:table-cell>
          <table:table-cell office:value-type="float" office:value="9.04167" calcext:value-type="float">
            <text:p>9.04167</text:p>
          </table:table-cell>
          <table:table-cell office:value-type="float" office:value="8.98817" calcext:value-type="float">
            <text:p>8.98817</text:p>
          </table:table-cell>
          <table:table-cell office:value-type="float" office:value="8.98225" calcext:value-type="float">
            <text:p>8.98225</text:p>
          </table:table-cell>
          <table:table-cell office:value-type="float" office:value="9.03571" calcext:value-type="float">
            <text:p>9.03571</text:p>
          </table:table-cell>
          <table:table-cell office:value-type="float" office:value="9.01775" calcext:value-type="float">
            <text:p>9.01775</text:p>
          </table:table-cell>
          <table:table-cell office:value-type="float" office:value="9" calcext:value-type="float">
            <text:p>9</text:p>
          </table:table-cell>
          <table:table-cell office:value-type="float" office:value="8.99408" calcext:value-type="float">
            <text:p>8.99408</text:p>
          </table:table-cell>
          <table:table-cell office:value-type="float" office:value="8.98225" calcext:value-type="float">
            <text:p>8.98225</text:p>
          </table:table-cell>
          <table:table-cell office:value-type="float" office:value="8.90361" calcext:value-type="float">
            <text:p>8.90361</text:p>
          </table:table-cell>
          <table:table-cell office:value-type="float" office:value="8.82248" calcext:value-type="float">
            <text:p>8.82248</text:p>
          </table:table-cell>
          <table:table-cell office:value-type="float" office:value="8.89881" calcext:value-type="float">
            <text:p>8.89881</text:p>
          </table:table-cell>
          <table:table-cell office:value-type="float" office:value="9" calcext:value-type="float">
            <text:p>9</text:p>
          </table:table-cell>
          <table:table-cell office:value-type="float" office:value="8.9881" calcext:value-type="float">
            <text:p>8.9881</text:p>
          </table:table-cell>
          <table:table-cell office:value-type="float" office:value="8.97041" calcext:value-type="float">
            <text:p>8.97041</text:p>
          </table:table-cell>
          <table:table-cell office:value-type="float" office:value="8.97619" calcext:value-type="float">
            <text:p>8.97619</text:p>
          </table:table-cell>
          <table:table-cell office:value-type="float" office:value="8.97633" calcext:value-type="float">
            <text:p>8.97633</text:p>
          </table:table-cell>
          <table:table-cell office:value-type="float" office:value="8.98817" calcext:value-type="float">
            <text:p>8.98817</text:p>
          </table:table-cell>
          <table:table-cell office:value-type="float" office:value="8.98225" calcext:value-type="float">
            <text:p>8.98225</text:p>
          </table:table-cell>
          <table:table-cell office:value-type="float" office:value="9.05917" calcext:value-type="float">
            <text:p>9.05917</text:p>
          </table:table-cell>
          <table:table-cell office:value-type="float" office:value="9.10059" calcext:value-type="float">
            <text:p>9.10059</text:p>
          </table:table-cell>
          <table:table-cell office:value-type="float" office:value="9.06587" calcext:value-type="float">
            <text:p>9.06587</text:p>
          </table:table-cell>
          <table:table-cell office:value-type="float" office:value="9.00595" calcext:value-type="float">
            <text:p>9.00595</text:p>
          </table:table-cell>
          <table:table-cell office:value-type="float" office:value="8.98214" calcext:value-type="float">
            <text:p>8.98214</text:p>
          </table:table-cell>
          <table:table-cell office:value-type="float" office:value="8.97041" calcext:value-type="float">
            <text:p>8.97041</text:p>
          </table:table-cell>
          <table:table-cell office:value-type="float" office:value="8.96429" calcext:value-type="float">
            <text:p>8.96429</text:p>
          </table:table-cell>
          <table:table-cell office:value-type="float" office:value="8.90476" calcext:value-type="float">
            <text:p>8.90476</text:p>
          </table:table-cell>
          <table:table-cell office:value-type="float" office:value="8.87574" calcext:value-type="float">
            <text:p>8.87574</text:p>
          </table:table-cell>
          <table:table-cell office:value-type="float" office:value="8.95238" calcext:value-type="float">
            <text:p>8.95238</text:p>
          </table:table-cell>
          <table:table-cell office:value-type="float" office:value="9.01786" calcext:value-type="float">
            <text:p>9.01786</text:p>
          </table:table-cell>
          <table:table-cell office:value-type="float" office:value="8.9881" calcext:value-type="float">
            <text:p>8.9881</text:p>
          </table:table-cell>
          <table:table-cell office:value-type="float" office:value="8.97024" calcext:value-type="float">
            <text:p>8.97024</text:p>
          </table:table-cell>
          <table:table-cell office:value-type="float" office:value="9" calcext:value-type="float">
            <text:p>9</text:p>
          </table:table-cell>
          <table:table-cell office:value-type="float" office:value="9.01183" calcext:value-type="float">
            <text:p>9.01183</text:p>
          </table:table-cell>
          <table:table-cell office:value-type="float" office:value="9.02959" calcext:value-type="float">
            <text:p>9.02959</text:p>
          </table:table-cell>
          <table:table-cell office:value-type="float" office:value="9.04734" calcext:value-type="float">
            <text:p>9.04734</text:p>
          </table:table-cell>
          <table:table-cell office:value-type="float" office:value="9.08876" calcext:value-type="float">
            <text:p>9.08876</text:p>
          </table:table-cell>
          <table:table-cell office:value-type="float" office:value="9.16568" calcext:value-type="float">
            <text:p>9.16568</text:p>
          </table:table-cell>
          <table:table-cell office:value-type="float" office:value="9.12426" calcext:value-type="float">
            <text:p>9.12426</text:p>
          </table:table-cell>
          <table:table-cell office:value-type="float" office:value="9.14793" calcext:value-type="float">
            <text:p>9.14793</text:p>
          </table:table-cell>
          <table:table-cell office:value-type="float" office:value="9.13018" calcext:value-type="float">
            <text:p>9.13018</text:p>
          </table:table-cell>
          <table:table-cell office:value-type="float" office:value="9.125" calcext:value-type="float">
            <text:p>9.125</text:p>
          </table:table-cell>
          <table:table-cell office:value-type="float" office:value="9.1361" calcext:value-type="float">
            <text:p>9.1361</text:p>
          </table:table-cell>
          <table:table-cell office:value-type="float" office:value="9.17262" calcext:value-type="float">
            <text:p>9.17262</text:p>
          </table:table-cell>
          <table:table-cell office:value-type="float" office:value="9.16071" calcext:value-type="float">
            <text:p>9.16071</text:p>
          </table:table-cell>
          <table:table-cell office:value-type="float" office:value="9.17752" calcext:value-type="float">
            <text:p>9.17752</text:p>
          </table:table-cell>
          <table:table-cell office:value-type="float" office:value="9.17262" calcext:value-type="float">
            <text:p>9.17262</text:p>
          </table:table-cell>
          <table:table-cell office:value-type="float" office:value="9.1716" calcext:value-type="float">
            <text:p>9.1716</text:p>
          </table:table-cell>
          <table:table-cell office:value-type="float" office:value="9.15976" calcext:value-type="float">
            <text:p>9.15976</text:p>
          </table:table-cell>
          <table:table-cell office:value-type="float" office:value="9.15385" calcext:value-type="float">
            <text:p>9.15385</text:p>
          </table:table-cell>
          <table:table-cell office:value-type="float" office:value="9.1716" calcext:value-type="float">
            <text:p>9.1716</text:p>
          </table:table-cell>
          <table:table-cell office:value-type="float" office:value="9.19643" calcext:value-type="float">
            <text:p>9.19643</text:p>
          </table:table-cell>
          <table:table-cell office:value-type="float" office:value="9.22619" calcext:value-type="float">
            <text:p>9.22619</text:p>
          </table:table-cell>
          <table:table-cell table:number-columns-repeated="2" office:value-type="float" office:value="9.2071" calcext:value-type="float">
            <text:p>9.2071</text:p>
          </table:table-cell>
          <table:table-cell office:value-type="float" office:value="9.21302" calcext:value-type="float">
            <text:p>9.21302</text:p>
          </table:table-cell>
          <table:table-cell office:value-type="float" office:value="9.18935" calcext:value-type="float">
            <text:p>9.18935</text:p>
          </table:table-cell>
          <table:table-cell table:number-columns-repeated="2" office:value-type="float" office:value="9.19527" calcext:value-type="float">
            <text:p>9.19527</text:p>
          </table:table-cell>
          <table:table-cell office:value-type="float" office:value="9.23077" calcext:value-type="float">
            <text:p>9.23077</text:p>
          </table:table-cell>
          <table:table-cell office:value-type="float" office:value="9.18343" calcext:value-type="float">
            <text:p>9.18343</text:p>
          </table:table-cell>
          <table:table-cell office:value-type="float" office:value="9.16568" calcext:value-type="float">
            <text:p>9.16568</text:p>
          </table:table-cell>
          <table:table-cell office:value-type="float" office:value="9.15976" calcext:value-type="float">
            <text:p>9.15976</text:p>
          </table:table-cell>
          <table:table-cell office:value-type="float" office:value="9.21894" calcext:value-type="float">
            <text:p>9.21894</text:p>
          </table:table-cell>
          <table:table-cell table:number-columns-repeated="2" office:value-type="float" office:value="9.18935" calcext:value-type="float">
            <text:p>9.18935</text:p>
          </table:table-cell>
          <table:table-cell office:value-type="float" office:value="9.21894" calcext:value-type="float">
            <text:p>9.21894</text:p>
          </table:table-cell>
          <table:table-cell office:value-type="float" office:value="9.23669" calcext:value-type="float">
            <text:p>9.23669</text:p>
          </table:table-cell>
          <table:table-cell office:value-type="float" office:value="9.20118" calcext:value-type="float">
            <text:p>9.20118</text:p>
          </table:table-cell>
          <table:table-cell office:value-type="float" office:value="9.23669" calcext:value-type="float">
            <text:p>9.23669</text:p>
          </table:table-cell>
          <table:table-cell office:value-type="float" office:value="9.28994" calcext:value-type="float">
            <text:p>9.28994</text:p>
          </table:table-cell>
          <table:table-cell office:value-type="float" office:value="9.26035" calcext:value-type="float">
            <text:p>9.26035</text:p>
          </table:table-cell>
          <table:table-cell office:value-type="float" office:value="9.30769" calcext:value-type="float">
            <text:p>9.30769</text:p>
          </table:table-cell>
          <table:table-cell office:value-type="float" office:value="9.32544" calcext:value-type="float">
            <text:p>9.32544</text:p>
          </table:table-cell>
          <table:table-cell office:value-type="float" office:value="9.34911" calcext:value-type="float">
            <text:p>9.34911</text:p>
          </table:table-cell>
          <table:table-cell office:value-type="float" office:value="9.31361" calcext:value-type="float">
            <text:p>9.31361</text:p>
          </table:table-cell>
          <table:table-cell office:value-type="float" office:value="9.30769" calcext:value-type="float">
            <text:p>9.30769</text:p>
          </table:table-cell>
          <table:table-cell office:value-type="float" office:value="9.33728" calcext:value-type="float">
            <text:p>9.33728</text:p>
          </table:table-cell>
          <table:table-cell office:value-type="float" office:value="9.31361" calcext:value-type="float">
            <text:p>9.31361</text:p>
          </table:table-cell>
          <table:table-cell office:value-type="float" office:value="9.29167" calcext:value-type="float">
            <text:p>9.29167</text:p>
          </table:table-cell>
          <table:table-cell office:value-type="float" office:value="9.28571" calcext:value-type="float">
            <text:p>9.28571</text:p>
          </table:table-cell>
          <table:table-cell office:value-type="float" office:value="9.28402" calcext:value-type="float">
            <text:p>9.28402</text:p>
          </table:table-cell>
          <table:table-cell office:value-type="float" office:value="9.27219" calcext:value-type="float">
            <text:p>9.27219</text:p>
          </table:table-cell>
          <table:table-cell office:value-type="float" office:value="9.21894" calcext:value-type="float">
            <text:p>9.21894</text:p>
          </table:table-cell>
          <table:table-cell office:value-type="float" office:value="9.32738" calcext:value-type="float">
            <text:p>9.32738</text:p>
          </table:table-cell>
          <table:table-cell office:value-type="float" office:value="9.33136" calcext:value-type="float">
            <text:p>9.33136</text:p>
          </table:table-cell>
          <table:table-cell office:value-type="float" office:value="9.32544" calcext:value-type="float">
            <text:p>9.32544</text:p>
          </table:table-cell>
          <table:table-cell office:value-type="float" office:value="9.29586" calcext:value-type="float">
            <text:p>9.29586</text:p>
          </table:table-cell>
          <table:table-cell office:value-type="float" office:value="9.30769" calcext:value-type="float">
            <text:p>9.30769</text:p>
          </table:table-cell>
          <table:table-cell office:value-type="float" office:value="9.31361" calcext:value-type="float">
            <text:p>9.31361</text:p>
          </table:table-cell>
          <table:table-cell office:value-type="float" office:value="9.31953" calcext:value-type="float">
            <text:p>9.31953</text:p>
          </table:table-cell>
          <table:table-cell office:value-type="float" office:value="9.29586" calcext:value-type="float">
            <text:p>9.29586</text:p>
          </table:table-cell>
          <table:table-cell office:value-type="float" office:value="9.31361" calcext:value-type="float">
            <text:p>9.31361</text:p>
          </table:table-cell>
          <table:table-cell office:value-type="float" office:value="9.32738" calcext:value-type="float">
            <text:p>9.32738</text:p>
          </table:table-cell>
          <table:table-cell office:value-type="float" office:value="9.31953" calcext:value-type="float">
            <text:p>9.31953</text:p>
          </table:table-cell>
          <table:table-cell office:value-type="float" office:value="9.33728" calcext:value-type="float">
            <text:p>9.33728</text:p>
          </table:table-cell>
          <table:table-cell office:value-type="float" office:value="9.30357" calcext:value-type="float">
            <text:p>9.30357</text:p>
          </table:table-cell>
          <table:table-cell office:value-type="float" office:value="9.33728" calcext:value-type="float">
            <text:p>9.33728</text:p>
          </table:table-cell>
          <table:table-cell table:number-columns-repeated="2" office:value-type="float" office:value="9.31953" calcext:value-type="float">
            <text:p>9.31953</text:p>
          </table:table-cell>
          <table:table-cell office:value-type="float" office:value="9.30769" calcext:value-type="float">
            <text:p>9.30769</text:p>
          </table:table-cell>
          <table:table-cell office:value-type="float" office:value="9.33333" calcext:value-type="float">
            <text:p>9.33333</text:p>
          </table:table-cell>
          <table:table-cell office:value-type="float" office:value="9.28402" calcext:value-type="float">
            <text:p>9.28402</text:p>
          </table:table-cell>
          <table:table-cell office:value-type="float" office:value="9.27811" calcext:value-type="float">
            <text:p>9.27811</text:p>
          </table:table-cell>
          <table:table-cell office:value-type="float" office:value="9.30769" calcext:value-type="float">
            <text:p>9.30769</text:p>
          </table:table-cell>
          <table:table-cell office:value-type="float" office:value="9.35119" calcext:value-type="float">
            <text:p>9.35119</text:p>
          </table:table-cell>
          <table:table-cell office:value-type="float" office:value="9.33728" calcext:value-type="float">
            <text:p>9.33728</text:p>
          </table:table-cell>
          <table:table-cell office:value-type="float" office:value="9.32544" calcext:value-type="float">
            <text:p>9.32544</text:p>
          </table:table-cell>
          <table:table-cell office:value-type="float" office:value="9.36095" calcext:value-type="float">
            <text:p>9.36095</text:p>
          </table:table-cell>
          <table:table-cell office:value-type="float" office:value="9.33136" calcext:value-type="float">
            <text:p>9.33136</text:p>
          </table:table-cell>
          <table:table-cell office:value-type="float" office:value="9.32544" calcext:value-type="float">
            <text:p>9.32544</text:p>
          </table:table-cell>
          <table:table-cell office:value-type="float" office:value="9.38461" calcext:value-type="float">
            <text:p>9.38461</text:p>
          </table:table-cell>
          <table:table-cell office:value-type="float" office:value="9.39053" calcext:value-type="float">
            <text:p>9.39053</text:p>
          </table:table-cell>
          <table:table-cell office:value-type="float" office:value="9.4142" calcext:value-type="float">
            <text:p>9.4142</text:p>
          </table:table-cell>
          <table:table-cell office:value-type="float" office:value="9.38461" calcext:value-type="float">
            <text:p>9.38461</text:p>
          </table:table-cell>
          <table:table-cell office:value-type="float" office:value="9.39053" calcext:value-type="float">
            <text:p>9.39053</text:p>
          </table:table-cell>
          <table:table-cell office:value-type="float" office:value="9.42262" calcext:value-type="float">
            <text:p>9.42262</text:p>
          </table:table-cell>
          <table:table-cell office:value-type="float" office:value="9.41667" calcext:value-type="float">
            <text:p>9.41667</text:p>
          </table:table-cell>
          <table:table-cell office:value-type="float" office:value="9.42857" calcext:value-type="float">
            <text:p>9.42857</text:p>
          </table:table-cell>
          <table:table-cell office:value-type="float" office:value="9.43787" calcext:value-type="float">
            <text:p>9.43787</text:p>
          </table:table-cell>
          <table:table-cell office:value-type="float" office:value="9.52381" calcext:value-type="float">
            <text:p>9.52381</text:p>
          </table:table-cell>
          <table:table-cell office:value-type="float" office:value="9.46154" calcext:value-type="float">
            <text:p>9.46154</text:p>
          </table:table-cell>
          <table:table-cell office:value-type="float" office:value="9.45562" calcext:value-type="float">
            <text:p>9.45562</text:p>
          </table:table-cell>
          <table:table-cell office:value-type="float" office:value="9.47929" calcext:value-type="float">
            <text:p>9.47929</text:p>
          </table:table-cell>
          <table:table-cell office:value-type="float" office:value="9.53846" calcext:value-type="float">
            <text:p>9.53846</text:p>
          </table:table-cell>
          <table:table-cell office:value-type="float" office:value="9.59172" calcext:value-type="float">
            <text:p>9.59172</text:p>
          </table:table-cell>
          <table:table-cell office:value-type="float" office:value="9.63314" calcext:value-type="float">
            <text:p>9.63314</text:p>
          </table:table-cell>
          <table:table-cell office:value-type="float" office:value="9.60714" calcext:value-type="float">
            <text:p>9.60714</text:p>
          </table:table-cell>
          <table:table-cell office:value-type="float" office:value="9.5503" calcext:value-type="float">
            <text:p>9.5503</text:p>
          </table:table-cell>
          <table:table-cell office:value-type="float" office:value="9.58333" calcext:value-type="float">
            <text:p>9.58333</text:p>
          </table:table-cell>
          <table:table-cell office:value-type="float" office:value="9.66467" calcext:value-type="float">
            <text:p>9.66467</text:p>
          </table:table-cell>
          <table:table-cell office:value-type="float" office:value="9.64286" calcext:value-type="float">
            <text:p>9.64286</text:p>
          </table:table-cell>
          <table:table-cell office:value-type="float" office:value="9.62722" calcext:value-type="float">
            <text:p>9.62722</text:p>
          </table:table-cell>
          <table:table-cell office:value-type="float" office:value="9.65681" calcext:value-type="float">
            <text:p>9.65681</text:p>
          </table:table-cell>
          <table:table-cell office:value-type="float" office:value="9.67456" calcext:value-type="float">
            <text:p>9.67456</text:p>
          </table:table-cell>
          <table:table-cell office:value-type="float" office:value="9.69231" calcext:value-type="float">
            <text:p>9.69231</text:p>
          </table:table-cell>
          <table:table-cell office:value-type="float" office:value="9.72781" calcext:value-type="float">
            <text:p>9.72781</text:p>
          </table:table-cell>
          <table:table-cell office:value-type="float" office:value="9.7381" calcext:value-type="float">
            <text:p>9.7381</text:p>
          </table:table-cell>
          <table:table-cell office:value-type="float" office:value="9.76331" calcext:value-type="float">
            <text:p>9.76331</text:p>
          </table:table-cell>
          <table:table-cell office:value-type="float" office:value="9.77515" calcext:value-type="float">
            <text:p>9.77515</text:p>
          </table:table-cell>
          <table:table-cell office:value-type="float" office:value="9.79167" calcext:value-type="float">
            <text:p>9.79167</text:p>
          </table:table-cell>
          <table:table-cell office:value-type="float" office:value="9.7619" calcext:value-type="float">
            <text:p>9.7619</text:p>
          </table:table-cell>
          <table:table-cell table:number-columns-repeated="2" office:value-type="float" office:value="9.77976" calcext:value-type="float">
            <text:p>9.77976</text:p>
          </table:table-cell>
          <table:table-cell office:value-type="float" office:value="9.7574" calcext:value-type="float">
            <text:p>9.7574</text:p>
          </table:table-cell>
          <table:table-cell office:value-type="float" office:value="9.81548" calcext:value-type="float">
            <text:p>9.81548</text:p>
          </table:table-cell>
          <table:table-cell office:value-type="float" office:value="9.84431" calcext:value-type="float">
            <text:p>9.84431</text:p>
          </table:table-cell>
          <table:table-cell table:number-columns-repeated="2" office:value-type="float" office:value="9.91716" calcext:value-type="float">
            <text:p>9.91716</text:p>
          </table:table-cell>
          <table:table-cell office:value-type="float" office:value="9.87574" calcext:value-type="float">
            <text:p>9.87574</text:p>
          </table:table-cell>
          <table:table-cell office:value-type="float" office:value="9.88166" calcext:value-type="float">
            <text:p>9.88166</text:p>
          </table:table-cell>
          <table:table-cell office:value-type="float" office:value="9.85799" calcext:value-type="float">
            <text:p>9.85799</text:p>
          </table:table-cell>
          <table:table-cell office:value-type="float" office:value="9.88095" calcext:value-type="float">
            <text:p>9.88095</text:p>
          </table:table-cell>
          <table:table-cell office:value-type="float" office:value="9.8631" calcext:value-type="float">
            <text:p>9.8631</text:p>
          </table:table-cell>
          <table:table-cell office:value-type="float" office:value="9.79762" calcext:value-type="float">
            <text:p>9.79762</text:p>
          </table:table-cell>
          <table:table-cell office:value-type="float" office:value="9.82738" calcext:value-type="float">
            <text:p>9.82738</text:p>
          </table:table-cell>
          <table:table-cell office:value-type="float" office:value="9.84524" calcext:value-type="float">
            <text:p>9.84524</text:p>
          </table:table-cell>
          <table:table-cell office:value-type="float" office:value="9.80952" calcext:value-type="float">
            <text:p>9.80952</text:p>
          </table:table-cell>
          <table:table-cell office:value-type="float" office:value="9.7619" calcext:value-type="float">
            <text:p>9.7619</text:p>
          </table:table-cell>
          <table:table-cell office:value-type="float" office:value="9.70833" calcext:value-type="float">
            <text:p>9.70833</text:p>
          </table:table-cell>
          <table:table-cell office:value-type="float" office:value="9.75148" calcext:value-type="float">
            <text:p>9.75148</text:p>
          </table:table-cell>
          <table:table-cell office:value-type="float" office:value="9.76331" calcext:value-type="float">
            <text:p>9.76331</text:p>
          </table:table-cell>
          <table:table-cell office:value-type="float" office:value="9.7574" calcext:value-type="float">
            <text:p>9.7574</text:p>
          </table:table-cell>
          <table:table-cell office:value-type="float" office:value="9.77976" calcext:value-type="float">
            <text:p>9.77976</text:p>
          </table:table-cell>
          <table:table-cell office:value-type="float" office:value="9.64497" calcext:value-type="float">
            <text:p>9.64497</text:p>
          </table:table-cell>
          <table:table-cell office:value-type="float" office:value="9.64881" calcext:value-type="float">
            <text:p>9.64881</text:p>
          </table:table-cell>
          <table:table-cell office:value-type="float" office:value="9.6213" calcext:value-type="float">
            <text:p>9.6213</text:p>
          </table:table-cell>
          <table:table-cell office:value-type="float" office:value="9.61905" calcext:value-type="float">
            <text:p>9.61905</text:p>
          </table:table-cell>
          <table:table-cell office:value-type="float" office:value="9.60119" calcext:value-type="float">
            <text:p>9.60119</text:p>
          </table:table-cell>
          <table:table-cell office:value-type="float" office:value="9.58929" calcext:value-type="float">
            <text:p>9.58929</text:p>
          </table:table-cell>
          <table:table-cell office:value-type="float" office:value="9.60355" calcext:value-type="float">
            <text:p>9.60355</text:p>
          </table:table-cell>
          <table:table-cell office:value-type="float" office:value="9.60947" calcext:value-type="float">
            <text:p>9.60947</text:p>
          </table:table-cell>
          <table:table-cell office:value-type="float" office:value="9.63905" calcext:value-type="float">
            <text:p>9.63905</text:p>
          </table:table-cell>
          <table:table-cell office:value-type="float" office:value="9.57988" calcext:value-type="float">
            <text:p>9.57988</text:p>
          </table:table-cell>
          <table:table-cell office:value-type="float" office:value="9.56213" calcext:value-type="float">
            <text:p>9.56213</text:p>
          </table:table-cell>
          <table:table-cell office:value-type="float" office:value="9.49405" calcext:value-type="float">
            <text:p>9.49405</text:p>
          </table:table-cell>
          <table:table-cell office:value-type="float" office:value="9.43787" calcext:value-type="float">
            <text:p>9.43787</text:p>
          </table:table-cell>
          <table:table-cell office:value-type="float" office:value="9.43195" calcext:value-type="float">
            <text:p>9.43195</text:p>
          </table:table-cell>
          <table:table-cell office:value-type="float" office:value="9.45833" calcext:value-type="float">
            <text:p>9.45833</text:p>
          </table:table-cell>
          <table:table-cell office:value-type="float" office:value="9.39286" calcext:value-type="float">
            <text:p>9.39286</text:p>
          </table:table-cell>
          <table:table-cell office:value-type="float" office:value="9.31361" calcext:value-type="float">
            <text:p>9.31361</text:p>
          </table:table-cell>
          <table:table-cell office:value-type="float" office:value="9.33136" calcext:value-type="float">
            <text:p>9.33136</text:p>
          </table:table-cell>
          <table:table-cell office:value-type="float" office:value="9.34319" calcext:value-type="float">
            <text:p>9.34319</text:p>
          </table:table-cell>
          <table:table-cell office:value-type="float" office:value="9.31953" calcext:value-type="float">
            <text:p>9.31953</text:p>
          </table:table-cell>
          <table:table-cell office:value-type="float" office:value="9.29762" calcext:value-type="float">
            <text:p>9.29762</text:p>
          </table:table-cell>
          <table:table-cell office:value-type="float" office:value="9.15976" calcext:value-type="float">
            <text:p>9.15976</text:p>
          </table:table-cell>
          <table:table-cell office:value-type="float" office:value="9.18343" calcext:value-type="float">
            <text:p>9.18343</text:p>
          </table:table-cell>
          <table:table-cell office:value-type="float" office:value="9.25" calcext:value-type="float">
            <text:p>9.25</text:p>
          </table:table-cell>
          <table:table-cell office:value-type="float" office:value="9.19527" calcext:value-type="float">
            <text:p>9.19527</text:p>
          </table:table-cell>
          <table:table-cell office:value-type="float" office:value="9.25" calcext:value-type="float">
            <text:p>9.25</text:p>
          </table:table-cell>
          <table:table-cell office:value-type="float" office:value="9.15976" calcext:value-type="float">
            <text:p>9.15976</text:p>
          </table:table-cell>
          <table:table-cell office:value-type="float" office:value="9.15385" calcext:value-type="float">
            <text:p>9.15385</text:p>
          </table:table-cell>
          <table:table-cell office:value-type="float" office:value="9.16568" calcext:value-type="float">
            <text:p>9.16568</text:p>
          </table:table-cell>
          <table:table-cell office:value-type="float" office:value="9.14793" calcext:value-type="float">
            <text:p>9.14793</text:p>
          </table:table-cell>
          <table:table-cell office:value-type="float" office:value="9.10651" calcext:value-type="float">
            <text:p>9.10651</text:p>
          </table:table-cell>
          <table:table-cell office:value-type="float" office:value="9.15476" calcext:value-type="float">
            <text:p>9.15476</text:p>
          </table:table-cell>
          <table:table-cell office:value-type="float" office:value="9.19527" calcext:value-type="float">
            <text:p>9.19527</text:p>
          </table:table-cell>
          <table:table-cell office:value-type="float" office:value="9.21302" calcext:value-type="float">
            <text:p>9.21302</text:p>
          </table:table-cell>
          <table:table-cell office:value-type="float" office:value="9.24852" calcext:value-type="float">
            <text:p>9.24852</text:p>
          </table:table-cell>
          <table:table-cell office:value-type="float" office:value="9.25444" calcext:value-type="float">
            <text:p>9.25444</text:p>
          </table:table-cell>
          <table:table-cell office:value-type="float" office:value="9.26035" calcext:value-type="float">
            <text:p>9.26035</text:p>
          </table:table-cell>
          <table:table-cell office:value-type="float" office:value="9.2426" calcext:value-type="float">
            <text:p>9.2426</text:p>
          </table:table-cell>
          <table:table-cell office:value-type="float" office:value="9.26035" calcext:value-type="float">
            <text:p>9.26035</text:p>
          </table:table-cell>
          <table:table-cell office:value-type="float" office:value="9.28402" calcext:value-type="float">
            <text:p>9.28402</text:p>
          </table:table-cell>
          <table:table-cell office:value-type="float" office:value="9.30769" calcext:value-type="float">
            <text:p>9.30769</text:p>
          </table:table-cell>
          <table:table-cell office:value-type="float" office:value="9.33136" calcext:value-type="float">
            <text:p>9.33136</text:p>
          </table:table-cell>
          <table:table-cell office:value-type="float" office:value="9.35503" calcext:value-type="float">
            <text:p>9.35503</text:p>
          </table:table-cell>
          <table:table-cell office:value-type="float" office:value="9.39645" calcext:value-type="float">
            <text:p>9.39645</text:p>
          </table:table-cell>
          <table:table-cell office:value-type="float" office:value="9.38461" calcext:value-type="float">
            <text:p>9.38461</text:p>
          </table:table-cell>
          <table:table-cell office:value-type="float" office:value="9.42012" calcext:value-type="float">
            <text:p>9.42012</text:p>
          </table:table-cell>
          <table:table-cell office:value-type="float" office:value="9.40828" calcext:value-type="float">
            <text:p>9.40828</text:p>
          </table:table-cell>
          <table:table-cell office:value-type="float" office:value="9.39881" calcext:value-type="float">
            <text:p>9.39881</text:p>
          </table:table-cell>
          <table:table-cell office:value-type="float" office:value="9.36686" calcext:value-type="float">
            <text:p>9.36686</text:p>
          </table:table-cell>
          <table:table-cell office:value-type="float" office:value="9.34319" calcext:value-type="float">
            <text:p>9.34319</text:p>
          </table:table-cell>
          <table:table-cell office:value-type="float" office:value="9.38461" calcext:value-type="float">
            <text:p>9.38461</text:p>
          </table:table-cell>
          <table:table-cell office:value-type="float" office:value="9.45833" calcext:value-type="float">
            <text:p>9.45833</text:p>
          </table:table-cell>
          <table:table-cell table:number-columns-repeated="2" office:value-type="float" office:value="9.46154" calcext:value-type="float">
            <text:p>9.46154</text:p>
          </table:table-cell>
          <table:table-cell office:value-type="float" office:value="9.4497" calcext:value-type="float">
            <text:p>9.4497</text:p>
          </table:table-cell>
          <table:table-cell office:value-type="float" office:value="9.49112" calcext:value-type="float">
            <text:p>9.49112</text:p>
          </table:table-cell>
          <table:table-cell office:value-type="float" office:value="9.52071" calcext:value-type="float">
            <text:p>9.52071</text:p>
          </table:table-cell>
          <table:table-cell office:value-type="float" office:value="9.52663" calcext:value-type="float">
            <text:p>9.52663</text:p>
          </table:table-cell>
          <table:table-cell office:value-type="float" office:value="9.49704" calcext:value-type="float">
            <text:p>9.49704</text:p>
          </table:table-cell>
          <table:table-cell office:value-type="float" office:value="9.46746" calcext:value-type="float">
            <text:p>9.46746</text:p>
          </table:table-cell>
          <table:table-cell office:value-type="float" office:value="9.4497" calcext:value-type="float">
            <text:p>9.4497</text:p>
          </table:table-cell>
          <table:table-cell office:value-type="float" office:value="9.40828" calcext:value-type="float">
            <text:p>9.40828</text:p>
          </table:table-cell>
          <table:table-cell office:value-type="float" office:value="9.35714" calcext:value-type="float">
            <text:p>9.35714</text:p>
          </table:table-cell>
          <table:table-cell office:value-type="float" office:value="9.35503" calcext:value-type="float">
            <text:p>9.35503</text:p>
          </table:table-cell>
          <table:table-cell office:value-type="float" office:value="9.40476" calcext:value-type="float">
            <text:p>9.40476</text:p>
          </table:table-cell>
          <table:table-cell office:value-type="float" office:value="9.45238" calcext:value-type="float">
            <text:p>9.45238</text:p>
          </table:table-cell>
          <table:table-cell office:value-type="float" office:value="9.39645" calcext:value-type="float">
            <text:p>9.39645</text:p>
          </table:table-cell>
          <table:table-cell office:value-type="float" office:value="9.43787" calcext:value-type="float">
            <text:p>9.43787</text:p>
          </table:table-cell>
          <table:table-cell office:value-type="float" office:value="9.38095" calcext:value-type="float">
            <text:p>9.38095</text:p>
          </table:table-cell>
          <table:table-cell office:value-type="float" office:value="9.28402" calcext:value-type="float">
            <text:p>9.28402</text:p>
          </table:table-cell>
          <table:table-cell office:value-type="float" office:value="9.27219" calcext:value-type="float">
            <text:p>9.27219</text:p>
          </table:table-cell>
          <table:table-cell office:value-type="float" office:value="9.41916" calcext:value-type="float">
            <text:p>9.41916</text:p>
          </table:table-cell>
          <table:table-cell office:value-type="float" office:value="9.41667" calcext:value-type="float">
            <text:p>9.41667</text:p>
          </table:table-cell>
          <table:table-cell table:number-columns-repeated="2" office:value-type="float" office:value="9.3787" calcext:value-type="float">
            <text:p>9.3787</text:p>
          </table:table-cell>
          <table:table-cell office:value-type="float" office:value="9.40828" calcext:value-type="float">
            <text:p>9.40828</text:p>
          </table:table-cell>
          <table:table-cell office:value-type="float" office:value="9.39053" calcext:value-type="float">
            <text:p>9.39053</text:p>
          </table:table-cell>
          <table:table-cell office:value-type="float" office:value="9.47619" calcext:value-type="float">
            <text:p>9.47619</text:p>
          </table:table-cell>
          <table:table-cell office:value-type="float" office:value="9.44048" calcext:value-type="float">
            <text:p>9.44048</text:p>
          </table:table-cell>
          <table:table-cell office:value-type="float" office:value="9.43787" calcext:value-type="float">
            <text:p>9.43787</text:p>
          </table:table-cell>
          <table:table-cell office:value-type="float" office:value="9.49405" calcext:value-type="float">
            <text:p>9.49405</text:p>
          </table:table-cell>
          <table:table-cell office:value-type="float" office:value="9.54762" calcext:value-type="float">
            <text:p>9.54762</text:p>
          </table:table-cell>
          <table:table-cell office:value-type="float" office:value="9.44048" calcext:value-type="float">
            <text:p>9.44048</text:p>
          </table:table-cell>
          <table:table-cell office:value-type="float" office:value="9.45238" calcext:value-type="float">
            <text:p>9.45238</text:p>
          </table:table-cell>
          <table:table-cell office:value-type="float" office:value="9.48214" calcext:value-type="float">
            <text:p>9.48214</text:p>
          </table:table-cell>
          <table:table-cell office:value-type="float" office:value="9.54438" calcext:value-type="float">
            <text:p>9.54438</text:p>
          </table:table-cell>
          <table:table-cell office:value-type="float" office:value="9.56213" calcext:value-type="float">
            <text:p>9.56213</text:p>
          </table:table-cell>
          <table:table-cell table:number-columns-repeated="2" office:value-type="float" office:value="9.55621" calcext:value-type="float">
            <text:p>9.55621</text:p>
          </table:table-cell>
          <table:table-cell office:value-type="float" office:value="9.54438" calcext:value-type="float">
            <text:p>9.54438</text:p>
          </table:table-cell>
          <table:table-cell office:value-type="float" office:value="9.56805" calcext:value-type="float">
            <text:p>9.56805</text:p>
          </table:table-cell>
          <table:table-cell office:value-type="float" office:value="9.49704" calcext:value-type="float">
            <text:p>9.49704</text:p>
          </table:table-cell>
          <table:table-cell office:value-type="float" office:value="9.51479" calcext:value-type="float">
            <text:p>9.51479</text:p>
          </table:table-cell>
          <table:table-cell office:value-type="float" office:value="9.59763" calcext:value-type="float">
            <text:p>9.59763</text:p>
          </table:table-cell>
          <table:table-cell office:value-type="float" office:value="9.55621" calcext:value-type="float">
            <text:p>9.55621</text:p>
          </table:table-cell>
          <table:table-cell office:value-type="float" office:value="9.56805" calcext:value-type="float">
            <text:p>9.56805</text:p>
          </table:table-cell>
          <table:table-cell office:value-type="float" office:value="9.54438" calcext:value-type="float">
            <text:p>9.54438</text:p>
          </table:table-cell>
          <table:table-cell office:value-type="float" office:value="9.55621" calcext:value-type="float">
            <text:p>9.55621</text:p>
          </table:table-cell>
          <table:table-cell office:value-type="float" office:value="9.59172" calcext:value-type="float">
            <text:p>9.59172</text:p>
          </table:table-cell>
          <table:table-cell office:value-type="float" office:value="9.59763" calcext:value-type="float">
            <text:p>9.59763</text:p>
          </table:table-cell>
          <table:table-cell office:value-type="float" office:value="9.60355" calcext:value-type="float">
            <text:p>9.60355</text:p>
          </table:table-cell>
          <table:table-cell office:value-type="float" office:value="9.60947" calcext:value-type="float">
            <text:p>9.60947</text:p>
          </table:table-cell>
          <table:table-cell office:value-type="float" office:value="9.61539" calcext:value-type="float">
            <text:p>9.61539</text:p>
          </table:table-cell>
          <table:table-cell office:value-type="float" office:value="9.6213" calcext:value-type="float">
            <text:p>9.6213</text:p>
          </table:table-cell>
          <table:table-cell office:value-type="float" office:value="9.57988" calcext:value-type="float">
            <text:p>9.57988</text:p>
          </table:table-cell>
          <table:table-cell office:value-type="float" office:value="9.57738" calcext:value-type="float">
            <text:p>9.57738</text:p>
          </table:table-cell>
          <table:table-cell office:value-type="float" office:value="9.57143" calcext:value-type="float">
            <text:p>9.57143</text:p>
          </table:table-cell>
          <table:table-cell office:value-type="float" office:value="9.5503" calcext:value-type="float">
            <text:p>9.5503</text:p>
          </table:table-cell>
          <table:table-cell office:value-type="float" office:value="9.55621" calcext:value-type="float">
            <text:p>9.55621</text:p>
          </table:table-cell>
          <table:table-cell office:value-type="float" office:value="9.52071" calcext:value-type="float">
            <text:p>9.52071</text:p>
          </table:table-cell>
          <table:table-cell office:value-type="float" office:value="9.49112" calcext:value-type="float">
            <text:p>9.49112</text:p>
          </table:table-cell>
          <table:table-cell office:value-type="float" office:value="9.47337" calcext:value-type="float">
            <text:p>9.47337</text:p>
          </table:table-cell>
          <table:table-cell office:value-type="float" office:value="9.49704" calcext:value-type="float">
            <text:p>9.49704</text:p>
          </table:table-cell>
          <table:table-cell office:value-type="float" office:value="9.54762" calcext:value-type="float">
            <text:p>9.54762</text:p>
          </table:table-cell>
          <table:table-cell office:value-type="float" office:value="9.51786" calcext:value-type="float">
            <text:p>9.51786</text:p>
          </table:table-cell>
          <table:table-cell office:value-type="float" office:value="9.48521" calcext:value-type="float">
            <text:p>9.48521</text:p>
          </table:table-cell>
          <table:table-cell office:value-type="float" office:value="9.5" calcext:value-type="float">
            <text:p>9.5</text:p>
          </table:table-cell>
          <table:table-cell office:value-type="float" office:value="9.55621" calcext:value-type="float">
            <text:p>9.55621</text:p>
          </table:table-cell>
          <table:table-cell office:value-type="float" office:value="9.52663" calcext:value-type="float">
            <text:p>9.52663</text:p>
          </table:table-cell>
          <table:table-cell office:value-type="float" office:value="9.54438" calcext:value-type="float">
            <text:p>9.54438</text:p>
          </table:table-cell>
          <table:table-cell office:value-type="float" office:value="9.53846" calcext:value-type="float">
            <text:p>9.53846</text:p>
          </table:table-cell>
          <table:table-cell office:value-type="float" office:value="9.60355" calcext:value-type="float">
            <text:p>9.60355</text:p>
          </table:table-cell>
          <table:table-cell office:value-type="float" office:value="9.59763" calcext:value-type="float">
            <text:p>9.59763</text:p>
          </table:table-cell>
          <table:table-cell office:value-type="float" office:value="9.55621" calcext:value-type="float">
            <text:p>9.556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03:51:42.168727828</dc:date>
    <meta:document-statistic meta:table-count="1" meta:cell-count="4096" meta:object-count="1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6.987cm" svg:height="20.698cm" xlink:href=".." xlink:type="simple" chart:class="chart:line" chart:style-name="ch1">
        <chart:title svg:x="22.51cm" svg:y="0.549cm" chart:style-name="ch2">
          <text:p>plant shit</text:p>
        </chart:title>
        <chart:subtitle svg:x="22.748cm" svg:y="1.767cm" chart:style-name="ch3">
          <text:p>Mendell</text:p>
        </chart:subtitle>
        <chart:legend chart:legend-position="end" svg:x="42.521cm" svg:y="9.303cm" style:legend-expansion="high" chart:style-name="ch4"/>
        <chart:plot-area chart:style-name="ch5" table:cell-range-address="Sheet1.A1:Sheet1.AMJ4" chart:data-source-has-labels="column" svg:x="1.95cm" svg:y="3.302cm" svg:width="38.693cm" svg:height="16.002cm">
          <chartooo:coordinate-region svg:x="2.757cm" svg:y="3.501cm" svg:width="37.886cm" svg:height="14.748cm"/>
          <chart:axis chart:dimension="x" chart:name="primary-x" chart:style-name="ch6">
            <chart:title svg:x="20.657cm" svg:y="19.717cm" chart:style-name="ch7">
              <text:p>iteration</text:p>
            </chart:title>
          </chart:axis>
          <chart:axis chart:dimension="y" chart:name="primary-y" chart:style-name="ch6">
            <chart:title svg:x="0.451cm" svg:y="11.757cm" chart:style-name="ch8">
              <text:p>value</text:p>
            </chart:title>
            <chart:grid chart:style-name="ch9" chart:class="major"/>
          </chart:axis>
          <chart:series chart:style-name="ch10" chart:values-cell-range-address="Sheet1.B1:Sheet1.AMJ1" chart:label-cell-address="Sheet1.A1:Sheet1.A1" chart:class="chart:line">
            <chart:data-point chart:repeated="1023"/>
          </chart:series>
          <chart:series chart:style-name="ch11" chart:values-cell-range-address="Sheet1.B2:Sheet1.AMJ2" chart:label-cell-address="Sheet1.A2:Sheet1.A2" chart:class="chart:line">
            <chart:data-point chart:repeated="1023"/>
          </chart:series>
          <chart:series chart:style-name="ch12" chart:values-cell-range-address="Sheet1.B3:Sheet1.AMJ3" chart:label-cell-address="Sheet1.A3:Sheet1.A3" chart:class="chart:line">
            <chart:data-point chart:repeated="1023"/>
          </chart:series>
          <chart:series chart:style-name="ch13" chart:values-cell-range-address="Sheet1.B4:Sheet1.AMJ4" chart:label-cell-address="Sheet1.A4:Sheet1.A4" chart:class="chart:line">
            <chart:data-point chart:repeated="10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</table:table-row>
          </table:table-header-rows>
          <table:table-rows>
            <table:table-row>
              <table:table-cell office:value-type="string">
                <text:p>Germination Chance</text:p>
                <draw:g>
                  <svg:desc>Sheet1.A1:Sheet1.A1</svg:desc>
                </draw:g>
              </table:table-cell>
              <table:table-cell office:value-type="float" office:value="46">
                <text:p>46</text:p>
                <draw:g>
                  <svg:desc>Sheet1.B1:Sheet1.AMJ1</svg:desc>
                </draw:g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2.5">
                <text:p>42.5</text:p>
              </table:table-cell>
              <table:table-cell office:value-type="float" office:value="42.5">
                <text:p>42.5</text:p>
              </table:table-cell>
              <table:table-cell office:value-type="float" office:value="42.5">
                <text:p>42.5</text:p>
              </table:table-cell>
              <table:table-cell office:value-type="float" office:value="42.5">
                <text:p>42.5</text:p>
              </table:table-cell>
              <table:table-cell office:value-type="float" office:value="42.5">
                <text:p>42.5</text:p>
              </table:table-cell>
              <table:table-cell office:value-type="float" office:value="42.5">
                <text:p>42.5</text:p>
              </table:table-cell>
              <table:table-cell office:value-type="float" office:value="42.5">
                <text:p>42.5</text:p>
              </table:table-cell>
              <table:table-cell office:value-type="float" office:value="40.8">
                <text:p>40.8</text:p>
              </table:table-cell>
              <table:table-cell office:value-type="float" office:value="40.8">
                <text:p>40.8</text:p>
              </table:table-cell>
              <table:table-cell office:value-type="float" office:value="40.8">
                <text:p>40.8</text:p>
              </table:table-cell>
              <table:table-cell office:value-type="float" office:value="40.8">
                <text:p>40.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.1429">
                <text:p>40.1429</text:p>
              </table:table-cell>
              <table:table-cell office:value-type="float" office:value="39.75">
                <text:p>39.75</text:p>
              </table:table-cell>
              <table:table-cell office:value-type="float" office:value="40.2222">
                <text:p>40.2222</text:p>
              </table:table-cell>
              <table:table-cell office:value-type="float" office:value="40.3">
                <text:p>40.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8.6154">
                <text:p>38.6154</text:p>
              </table:table-cell>
              <table:table-cell office:value-type="float" office:value="41">
                <text:p>41</text:p>
              </table:table-cell>
              <table:table-cell office:value-type="float" office:value="41.1176">
                <text:p>41.1176</text:p>
              </table:table-cell>
              <table:table-cell office:value-type="float" office:value="42.8125">
                <text:p>42.8125</text:p>
              </table:table-cell>
              <table:table-cell office:value-type="float" office:value="43.0625">
                <text:p>43.0625</text:p>
              </table:table-cell>
              <table:table-cell office:value-type="float" office:value="44.5263">
                <text:p>44.5263</text:p>
              </table:table-cell>
              <table:table-cell office:value-type="float" office:value="44.7619">
                <text:p>44.7619</text:p>
              </table:table-cell>
              <table:table-cell office:value-type="float" office:value="44.9583">
                <text:p>44.9583</text:p>
              </table:table-cell>
              <table:table-cell office:value-type="float" office:value="46.7">
                <text:p>46.7</text:p>
              </table:table-cell>
              <table:table-cell office:value-type="float" office:value="46.8125">
                <text:p>46.8125</text:p>
              </table:table-cell>
              <table:table-cell office:value-type="float" office:value="46.7778">
                <text:p>46.7778</text:p>
              </table:table-cell>
              <table:table-cell office:value-type="float" office:value="48.1778">
                <text:p>48.1778</text:p>
              </table:table-cell>
              <table:table-cell office:value-type="float" office:value="49.4821">
                <text:p>49.4821</text:p>
              </table:table-cell>
              <table:table-cell office:value-type="float" office:value="50.1017">
                <text:p>50.1017</text:p>
              </table:table-cell>
              <table:table-cell office:value-type="float" office:value="51.2031">
                <text:p>51.2031</text:p>
              </table:table-cell>
              <table:table-cell office:value-type="float" office:value="53.0548">
                <text:p>53.0548</text:p>
              </table:table-cell>
              <table:table-cell office:value-type="float" office:value="54.3976">
                <text:p>54.3976</text:p>
              </table:table-cell>
              <table:table-cell office:value-type="float" office:value="55.3626">
                <text:p>55.3626</text:p>
              </table:table-cell>
              <table:table-cell office:value-type="float" office:value="57.4">
                <text:p>57.4</text:p>
              </table:table-cell>
              <table:table-cell office:value-type="float" office:value="58.3095">
                <text:p>58.3095</text:p>
              </table:table-cell>
              <table:table-cell office:value-type="float" office:value="59.256">
                <text:p>59.256</text:p>
              </table:table-cell>
              <table:table-cell office:value-type="float" office:value="60.9928">
                <text:p>60.9928</text:p>
              </table:table-cell>
              <table:table-cell office:value-type="float" office:value="62.6214">
                <text:p>62.6214</text:p>
              </table:table-cell>
              <table:table-cell office:value-type="float" office:value="63.58">
                <text:p>63.58</text:p>
              </table:table-cell>
              <table:table-cell office:value-type="float" office:value="64.9032">
                <text:p>64.9032</text:p>
              </table:table-cell>
              <table:table-cell office:value-type="float" office:value="67.2933">
                <text:p>67.2933</text:p>
              </table:table-cell>
              <table:table-cell office:value-type="float" office:value="69.0927">
                <text:p>69.0927</text:p>
              </table:table-cell>
              <table:table-cell office:value-type="float" office:value="70.8889">
                <text:p>70.8889</text:p>
              </table:table-cell>
              <table:table-cell office:value-type="float" office:value="72.8742">
                <text:p>72.8742</text:p>
              </table:table-cell>
              <table:table-cell office:value-type="float" office:value="73.7025">
                <text:p>73.7025</text:p>
              </table:table-cell>
              <table:table-cell office:value-type="float" office:value="74.1847">
                <text:p>74.1847</text:p>
              </table:table-cell>
              <table:table-cell office:value-type="float" office:value="74.6387">
                <text:p>74.6387</text:p>
              </table:table-cell>
              <table:table-cell office:value-type="float" office:value="75.9506">
                <text:p>75.9506</text:p>
              </table:table-cell>
              <table:table-cell office:value-type="float" office:value="76.7452">
                <text:p>76.7452</text:p>
              </table:table-cell>
              <table:table-cell office:value-type="float" office:value="76.9434">
                <text:p>76.9434</text:p>
              </table:table-cell>
              <table:table-cell office:value-type="float" office:value="77.7438">
                <text:p>77.7438</text:p>
              </table:table-cell>
              <table:table-cell office:value-type="float" office:value="77.6981">
                <text:p>77.6981</text:p>
              </table:table-cell>
              <table:table-cell office:value-type="float" office:value="77.8354">
                <text:p>77.8354</text:p>
              </table:table-cell>
              <table:table-cell office:value-type="float" office:value="78.0793">
                <text:p>78.0793</text:p>
              </table:table-cell>
              <table:table-cell office:value-type="float" office:value="78.2134">
                <text:p>78.2134</text:p>
              </table:table-cell>
              <table:table-cell office:value-type="float" office:value="78.3038">
                <text:p>78.3038</text:p>
              </table:table-cell>
              <table:table-cell office:value-type="float" office:value="78.0692">
                <text:p>78.0692</text:p>
              </table:table-cell>
              <table:table-cell office:value-type="float" office:value="78.7107">
                <text:p>78.7107</text:p>
              </table:table-cell>
              <table:table-cell office:value-type="float" office:value="78.7593">
                <text:p>78.7593</text:p>
              </table:table-cell>
              <table:table-cell office:value-type="float" office:value="78.8659">
                <text:p>78.8659</text:p>
              </table:table-cell>
              <table:table-cell office:value-type="float" office:value="78.759">
                <text:p>78.759</text:p>
              </table:table-cell>
              <table:table-cell office:value-type="float" office:value="78.7764">
                <text:p>78.7764</text:p>
              </table:table-cell>
              <table:table-cell office:value-type="float" office:value="79.5432">
                <text:p>79.5432</text:p>
              </table:table-cell>
              <table:table-cell office:value-type="float" office:value="79.4611">
                <text:p>79.4611</text:p>
              </table:table-cell>
              <table:table-cell office:value-type="float" office:value="79.4311">
                <text:p>79.4311</text:p>
              </table:table-cell>
              <table:table-cell office:value-type="float" office:value="79.6463">
                <text:p>79.6463</text:p>
              </table:table-cell>
              <table:table-cell office:value-type="float" office:value="79.5697">
                <text:p>79.5697</text:p>
              </table:table-cell>
              <table:table-cell office:value-type="float" office:value="80.1037">
                <text:p>80.1037</text:p>
              </table:table-cell>
              <table:table-cell office:value-type="float" office:value="80.8795">
                <text:p>80.8795</text:p>
              </table:table-cell>
              <table:table-cell office:value-type="float" office:value="81.2407">
                <text:p>81.2407</text:p>
              </table:table-cell>
              <table:table-cell office:value-type="float" office:value="81.497">
                <text:p>81.497</text:p>
              </table:table-cell>
              <table:table-cell office:value-type="float" office:value="81.6548">
                <text:p>81.6548</text:p>
              </table:table-cell>
              <table:table-cell office:value-type="float" office:value="81.7423">
                <text:p>81.7423</text:p>
              </table:table-cell>
              <table:table-cell office:value-type="float" office:value="81.9939">
                <text:p>81.9939</text:p>
              </table:table-cell>
              <table:table-cell office:value-type="float" office:value="82.5783">
                <text:p>82.5783</text:p>
              </table:table-cell>
              <table:table-cell office:value-type="float" office:value="82.5269">
                <text:p>82.5269</text:p>
              </table:table-cell>
              <table:table-cell office:value-type="float" office:value="82.7333">
                <text:p>82.7333</text:p>
              </table:table-cell>
              <table:table-cell office:value-type="float" office:value="82.6503">
                <text:p>82.6503</text:p>
              </table:table-cell>
              <table:table-cell office:value-type="float" office:value="83.0183">
                <text:p>83.0183</text:p>
              </table:table-cell>
              <table:table-cell office:value-type="float" office:value="83.0602">
                <text:p>83.0602</text:p>
              </table:table-cell>
              <table:table-cell office:value-type="float" office:value="83.3554">
                <text:p>83.3554</text:p>
              </table:table-cell>
              <table:table-cell office:value-type="float" office:value="83.3675">
                <text:p>83.3675</text:p>
              </table:table-cell>
              <table:table-cell office:value-type="float" office:value="83.506">
                <text:p>83.506</text:p>
              </table:table-cell>
              <table:table-cell office:value-type="float" office:value="83.2156">
                <text:p>83.2156</text:p>
              </table:table-cell>
              <table:table-cell office:value-type="float" office:value="82.7866">
                <text:p>82.7866</text:p>
              </table:table-cell>
              <table:table-cell office:value-type="float" office:value="82.8155">
                <text:p>82.8155</text:p>
              </table:table-cell>
              <table:table-cell office:value-type="float" office:value="83.0898">
                <text:p>83.0898</text:p>
              </table:table-cell>
              <table:table-cell office:value-type="float" office:value="83.6606">
                <text:p>83.6606</text:p>
              </table:table-cell>
              <table:table-cell office:value-type="float" office:value="83.4192">
                <text:p>83.4192</text:p>
              </table:table-cell>
              <table:table-cell office:value-type="float" office:value="83.6607">
                <text:p>83.6607</text:p>
              </table:table-cell>
              <table:table-cell office:value-type="float" office:value="84.1747">
                <text:p>84.1747</text:p>
              </table:table-cell>
              <table:table-cell office:value-type="float" office:value="84.4251">
                <text:p>84.4251</text:p>
              </table:table-cell>
              <table:table-cell office:value-type="float" office:value="84.8614">
                <text:p>84.8614</text:p>
              </table:table-cell>
              <table:table-cell office:value-type="float" office:value="85.0119">
                <text:p>85.0119</text:p>
              </table:table-cell>
              <table:table-cell office:value-type="float" office:value="84.8757">
                <text:p>84.8757</text:p>
              </table:table-cell>
              <table:table-cell office:value-type="float" office:value="84.5904">
                <text:p>84.5904</text:p>
              </table:table-cell>
              <table:table-cell office:value-type="float" office:value="84.3855">
                <text:p>84.3855</text:p>
              </table:table-cell>
              <table:table-cell office:value-type="float" office:value="84.4512">
                <text:p>84.4512</text:p>
              </table:table-cell>
              <table:table-cell office:value-type="float" office:value="84.6048">
                <text:p>84.6048</text:p>
              </table:table-cell>
              <table:table-cell office:value-type="float" office:value="84.703">
                <text:p>84.703</text:p>
              </table:table-cell>
              <table:table-cell office:value-type="float" office:value="84.9036">
                <text:p>84.9036</text:p>
              </table:table-cell>
              <table:table-cell office:value-type="float" office:value="84.9345">
                <text:p>84.9345</text:p>
              </table:table-cell>
              <table:table-cell office:value-type="float" office:value="85.0595">
                <text:p>85.0595</text:p>
              </table:table-cell>
              <table:table-cell office:value-type="float" office:value="84.9576">
                <text:p>84.9576</text:p>
              </table:table-cell>
              <table:table-cell office:value-type="float" office:value="84.6084">
                <text:p>84.6084</text:p>
              </table:table-cell>
              <table:table-cell office:value-type="float" office:value="84.375">
                <text:p>84.375</text:p>
              </table:table-cell>
              <table:table-cell office:value-type="float" office:value="84.5482">
                <text:p>84.5482</text:p>
              </table:table-cell>
              <table:table-cell office:value-type="float" office:value="84.8788">
                <text:p>84.8788</text:p>
              </table:table-cell>
              <table:table-cell office:value-type="float" office:value="85.3537">
                <text:p>85.3537</text:p>
              </table:table-cell>
              <table:table-cell office:value-type="float" office:value="85.3976">
                <text:p>85.3976</text:p>
              </table:table-cell>
              <table:table-cell office:value-type="float" office:value="84.9102">
                <text:p>84.9102</text:p>
              </table:table-cell>
              <table:table-cell office:value-type="float" office:value="85.1726">
                <text:p>85.1726</text:p>
              </table:table-cell>
              <table:table-cell office:value-type="float" office:value="85.131">
                <text:p>85.131</text:p>
              </table:table-cell>
              <table:table-cell office:value-type="float" office:value="84.9941">
                <text:p>84.9941</text:p>
              </table:table-cell>
              <table:table-cell office:value-type="float" office:value="84.9464">
                <text:p>84.9464</text:p>
              </table:table-cell>
              <table:table-cell office:value-type="float" office:value="84.7073">
                <text:p>84.7073</text:p>
              </table:table-cell>
              <table:table-cell office:value-type="float" office:value="84.5269">
                <text:p>84.5269</text:p>
              </table:table-cell>
              <table:table-cell office:value-type="float" office:value="84.3018">
                <text:p>84.3018</text:p>
              </table:table-cell>
              <table:table-cell office:value-type="float" office:value="84.4615">
                <text:p>84.4615</text:p>
              </table:table-cell>
              <table:table-cell office:value-type="float" office:value="84.4491">
                <text:p>84.4491</text:p>
              </table:table-cell>
              <table:table-cell office:value-type="float" office:value="84.5988">
                <text:p>84.5988</text:p>
              </table:table-cell>
              <table:table-cell office:value-type="float" office:value="84.7337">
                <text:p>84.7337</text:p>
              </table:table-cell>
              <table:table-cell office:value-type="float" office:value="84.7305">
                <text:p>84.7305</text:p>
              </table:table-cell>
              <table:table-cell office:value-type="float" office:value="85.0592">
                <text:p>85.0592</text:p>
              </table:table-cell>
              <table:table-cell office:value-type="float" office:value="85.0833">
                <text:p>85.0833</text:p>
              </table:table-cell>
              <table:table-cell office:value-type="float" office:value="85">
                <text:p>85</text:p>
              </table:table-cell>
              <table:table-cell office:value-type="float" office:value="84.7333">
                <text:p>84.7333</text:p>
              </table:table-cell>
              <table:table-cell office:value-type="float" office:value="84.7784">
                <text:p>84.7784</text:p>
              </table:table-cell>
              <table:table-cell office:value-type="float" office:value="84.9643">
                <text:p>84.9643</text:p>
              </table:table-cell>
              <table:table-cell office:value-type="float" office:value="85.1775">
                <text:p>85.1775</text:p>
              </table:table-cell>
              <table:table-cell office:value-type="float" office:value="85.1796">
                <text:p>85.1796</text:p>
              </table:table-cell>
              <table:table-cell office:value-type="float" office:value="85.4201">
                <text:p>85.4201</text:p>
              </table:table-cell>
              <table:table-cell office:value-type="float" office:value="85.4675">
                <text:p>85.4675</text:p>
              </table:table-cell>
              <table:table-cell office:value-type="float" office:value="85.6826">
                <text:p>85.6826</text:p>
              </table:table-cell>
              <table:table-cell office:value-type="float" office:value="85.5749">
                <text:p>85.5749</text:p>
              </table:table-cell>
              <table:table-cell office:value-type="float" office:value="85.625">
                <text:p>85.625</text:p>
              </table:table-cell>
              <table:table-cell office:value-type="float" office:value="85.491">
                <text:p>85.491</text:p>
              </table:table-cell>
              <table:table-cell office:value-type="float" office:value="85.9405">
                <text:p>85.9405</text:p>
              </table:table-cell>
              <table:table-cell office:value-type="float" office:value="85.881">
                <text:p>85.881</text:p>
              </table:table-cell>
              <table:table-cell office:value-type="float" office:value="85.6726">
                <text:p>85.6726</text:p>
              </table:table-cell>
              <table:table-cell office:value-type="float" office:value="85.8817">
                <text:p>85.8817</text:p>
              </table:table-cell>
              <table:table-cell office:value-type="float" office:value="85.5569">
                <text:p>85.5569</text:p>
              </table:table-cell>
              <table:table-cell office:value-type="float" office:value="85.6168">
                <text:p>85.6168</text:p>
              </table:table-cell>
              <table:table-cell office:value-type="float" office:value="85.929">
                <text:p>85.929</text:p>
              </table:table-cell>
              <table:table-cell office:value-type="float" office:value="86.0359">
                <text:p>86.0359</text:p>
              </table:table-cell>
              <table:table-cell office:value-type="float" office:value="85.982">
                <text:p>85.982</text:p>
              </table:table-cell>
              <table:table-cell office:value-type="float" office:value="85.7545">
                <text:p>85.7545</text:p>
              </table:table-cell>
              <table:table-cell office:value-type="float" office:value="85.8683">
                <text:p>85.8683</text:p>
              </table:table-cell>
              <table:table-cell office:value-type="float" office:value="85.8982">
                <text:p>85.8982</text:p>
              </table:table-cell>
              <table:table-cell office:value-type="float" office:value="86.012">
                <text:p>86.012</text:p>
              </table:table-cell>
              <table:table-cell office:value-type="float" office:value="86.1617">
                <text:p>86.1617</text:p>
              </table:table-cell>
              <table:table-cell office:value-type="float" office:value="86.2994">
                <text:p>86.2994</text:p>
              </table:table-cell>
              <table:table-cell office:value-type="float" office:value="86.0667">
                <text:p>86.0667</text:p>
              </table:table-cell>
              <table:table-cell office:value-type="float" office:value="85.9329">
                <text:p>85.9329</text:p>
              </table:table-cell>
              <table:table-cell office:value-type="float" office:value="86.0183">
                <text:p>86.0183</text:p>
              </table:table-cell>
              <table:table-cell office:value-type="float" office:value="86.0301">
                <text:p>86.0301</text:p>
              </table:table-cell>
              <table:table-cell office:value-type="float" office:value="85.787">
                <text:p>85.787</text:p>
              </table:table-cell>
              <table:table-cell office:value-type="float" office:value="85.7278">
                <text:p>85.7278</text:p>
              </table:table-cell>
              <table:table-cell office:value-type="float" office:value="85.4405">
                <text:p>85.4405</text:p>
              </table:table-cell>
              <table:table-cell office:value-type="float" office:value="85.3976">
                <text:p>85.3976</text:p>
              </table:table-cell>
              <table:table-cell office:value-type="float" office:value="85.2883">
                <text:p>85.2883</text:p>
              </table:table-cell>
              <table:table-cell office:value-type="float" office:value="85.4242">
                <text:p>85.4242</text:p>
              </table:table-cell>
              <table:table-cell office:value-type="float" office:value="85.5">
                <text:p>85.5</text:p>
              </table:table-cell>
              <table:table-cell office:value-type="float" office:value="85.5509">
                <text:p>85.5509</text:p>
              </table:table-cell>
              <table:table-cell office:value-type="float" office:value="85.7066">
                <text:p>85.7066</text:p>
              </table:table-cell>
              <table:table-cell office:value-type="float" office:value="85.9583">
                <text:p>85.9583</text:p>
              </table:table-cell>
              <table:table-cell office:value-type="float" office:value="85.8036">
                <text:p>85.8036</text:p>
              </table:table-cell>
              <table:table-cell office:value-type="float" office:value="85.6265">
                <text:p>85.6265</text:p>
              </table:table-cell>
              <table:table-cell office:value-type="float" office:value="85.6766">
                <text:p>85.6766</text:p>
              </table:table-cell>
              <table:table-cell office:value-type="float" office:value="85.4759">
                <text:p>85.4759</text:p>
              </table:table-cell>
              <table:table-cell office:value-type="float" office:value="85.0595">
                <text:p>85.0595</text:p>
              </table:table-cell>
              <table:table-cell office:value-type="float" office:value="85.0299">
                <text:p>85.0299</text:p>
              </table:table-cell>
              <table:table-cell office:value-type="float" office:value="85.0181">
                <text:p>85.0181</text:p>
              </table:table-cell>
              <table:table-cell office:value-type="float" office:value="84.8155">
                <text:p>84.8155</text:p>
              </table:table-cell>
              <table:table-cell office:value-type="float" office:value="84.8788">
                <text:p>84.8788</text:p>
              </table:table-cell>
              <table:table-cell office:value-type="float" office:value="84.7784">
                <text:p>84.7784</text:p>
              </table:table-cell>
              <table:table-cell office:value-type="float" office:value="84.7738">
                <text:p>84.7738</text:p>
              </table:table-cell>
              <table:table-cell office:value-type="float" office:value="84.5301">
                <text:p>84.5301</text:p>
              </table:table-cell>
              <table:table-cell office:value-type="float" office:value="84.3114">
                <text:p>84.3114</text:p>
              </table:table-cell>
              <table:table-cell office:value-type="float" office:value="84.297">
                <text:p>84.297</text:p>
              </table:table-cell>
              <table:table-cell office:value-type="float" office:value="84.4142">
                <text:p>84.4142</text:p>
              </table:table-cell>
              <table:table-cell office:value-type="float" office:value="84.2934">
                <text:p>84.2934</text:p>
              </table:table-cell>
              <table:table-cell office:value-type="float" office:value="84.4226">
                <text:p>84.4226</text:p>
              </table:table-cell>
              <table:table-cell office:value-type="float" office:value="84.5509">
                <text:p>84.5509</text:p>
              </table:table-cell>
              <table:table-cell office:value-type="float" office:value="84.4192">
                <text:p>84.4192</text:p>
              </table:table-cell>
              <table:table-cell office:value-type="float" office:value="84.3879">
                <text:p>84.3879</text:p>
              </table:table-cell>
              <table:table-cell office:value-type="float" office:value="84.7456">
                <text:p>84.7456</text:p>
              </table:table-cell>
              <table:table-cell office:value-type="float" office:value="84.9281">
                <text:p>84.9281</text:p>
              </table:table-cell>
              <table:table-cell office:value-type="float" office:value="84.982">
                <text:p>84.982</text:p>
              </table:table-cell>
              <table:table-cell office:value-type="float" office:value="85.0473">
                <text:p>85.0473</text:p>
              </table:table-cell>
              <table:table-cell office:value-type="float" office:value="84.929">
                <text:p>84.929</text:p>
              </table:table-cell>
              <table:table-cell office:value-type="float" office:value="84.9882">
                <text:p>84.9882</text:p>
              </table:table-cell>
              <table:table-cell office:value-type="float" office:value="85.0828">
                <text:p>85.0828</text:p>
              </table:table-cell>
              <table:table-cell office:value-type="float" office:value="85.1834">
                <text:p>85.1834</text:p>
              </table:table-cell>
              <table:table-cell office:value-type="float" office:value="85.2024">
                <text:p>85.2024</text:p>
              </table:table-cell>
              <table:table-cell office:value-type="float" office:value="84.9408">
                <text:p>84.9408</text:p>
              </table:table-cell>
              <table:table-cell office:value-type="float" office:value="85.3214">
                <text:p>85.3214</text:p>
              </table:table-cell>
              <table:table-cell office:value-type="float" office:value="85.3018">
                <text:p>85.3018</text:p>
              </table:table-cell>
              <table:table-cell office:value-type="float" office:value="85.006">
                <text:p>85.006</text:p>
              </table:table-cell>
              <table:table-cell office:value-type="float" office:value="84.9586">
                <text:p>84.9586</text:p>
              </table:table-cell>
              <table:table-cell office:value-type="float" office:value="84.8869">
                <text:p>84.8869</text:p>
              </table:table-cell>
              <table:table-cell office:value-type="float" office:value="84.9518">
                <text:p>84.9518</text:p>
              </table:table-cell>
              <table:table-cell office:value-type="float" office:value="85.0299">
                <text:p>85.0299</text:p>
              </table:table-cell>
              <table:table-cell office:value-type="float" office:value="85.1726">
                <text:p>85.1726</text:p>
              </table:table-cell>
              <table:table-cell office:value-type="float" office:value="85.2024">
                <text:p>85.2024</text:p>
              </table:table-cell>
              <table:table-cell office:value-type="float" office:value="85.2024">
                <text:p>85.2024</text:p>
              </table:table-cell>
              <table:table-cell office:value-type="float" office:value="85.3114">
                <text:p>85.3114</text:p>
              </table:table-cell>
              <table:table-cell office:value-type="float" office:value="85.1257">
                <text:p>85.1257</text:p>
              </table:table-cell>
              <table:table-cell office:value-type="float" office:value="85.1078">
                <text:p>85.1078</text:p>
              </table:table-cell>
              <table:table-cell office:value-type="float" office:value="85.119">
                <text:p>85.119</text:p>
              </table:table-cell>
              <table:table-cell office:value-type="float" office:value="85.2308">
                <text:p>85.2308</text:p>
              </table:table-cell>
              <table:table-cell office:value-type="float" office:value="85">
                <text:p>85</text:p>
              </table:table-cell>
              <table:table-cell office:value-type="float" office:value="84.5976">
                <text:p>84.5976</text:p>
              </table:table-cell>
              <table:table-cell office:value-type="float" office:value="84.5843">
                <text:p>84.5843</text:p>
              </table:table-cell>
              <table:table-cell office:value-type="float" office:value="84.521">
                <text:p>84.521</text:p>
              </table:table-cell>
              <table:table-cell office:value-type="float" office:value="84.4881">
                <text:p>84.4881</text:p>
              </table:table-cell>
              <table:table-cell office:value-type="float" office:value="84.5503">
                <text:p>84.5503</text:p>
              </table:table-cell>
              <table:table-cell office:value-type="float" office:value="84.7784">
                <text:p>84.7784</text:p>
              </table:table-cell>
              <table:table-cell office:value-type="float" office:value="85.018">
                <text:p>85.018</text:p>
              </table:table-cell>
              <table:table-cell office:value-type="float" office:value="85">
                <text:p>85</text:p>
              </table:table-cell>
              <table:table-cell office:value-type="float" office:value="85.2455">
                <text:p>85.2455</text:p>
              </table:table-cell>
              <table:table-cell office:value-type="float" office:value="85.3353">
                <text:p>85.3353</text:p>
              </table:table-cell>
              <table:table-cell office:value-type="float" office:value="85.1607">
                <text:p>85.1607</text:p>
              </table:table-cell>
              <table:table-cell office:value-type="float" office:value="85.1065">
                <text:p>85.1065</text:p>
              </table:table-cell>
              <table:table-cell office:value-type="float" office:value="85.0118">
                <text:p>85.0118</text:p>
              </table:table-cell>
              <table:table-cell office:value-type="float" office:value="85.0828">
                <text:p>85.0828</text:p>
              </table:table-cell>
              <table:table-cell office:value-type="float" office:value="84.8862">
                <text:p>84.8862</text:p>
              </table:table-cell>
              <table:table-cell office:value-type="float" office:value="84.9524">
                <text:p>84.9524</text:p>
              </table:table-cell>
              <table:table-cell office:value-type="float" office:value="84.6687">
                <text:p>84.6687</text:p>
              </table:table-cell>
              <table:table-cell office:value-type="float" office:value="84.8916">
                <text:p>84.8916</text:p>
              </table:table-cell>
              <table:table-cell office:value-type="float" office:value="84.8922">
                <text:p>84.8922</text:p>
              </table:table-cell>
              <table:table-cell office:value-type="float" office:value="84.7619">
                <text:p>84.7619</text:p>
              </table:table-cell>
              <table:table-cell office:value-type="float" office:value="84.7605">
                <text:p>84.7605</text:p>
              </table:table-cell>
              <table:table-cell office:value-type="float" office:value="84.6488">
                <text:p>84.6488</text:p>
              </table:table-cell>
              <table:table-cell office:value-type="float" office:value="84.4852">
                <text:p>84.4852</text:p>
              </table:table-cell>
              <table:table-cell office:value-type="float" office:value="84.5444">
                <text:p>84.5444</text:p>
              </table:table-cell>
              <table:table-cell office:value-type="float" office:value="84.5503">
                <text:p>84.5503</text:p>
              </table:table-cell>
              <table:table-cell office:value-type="float" office:value="84.1775">
                <text:p>84.1775</text:p>
              </table:table-cell>
              <table:table-cell office:value-type="float" office:value="84.2575">
                <text:p>84.2575</text:p>
              </table:table-cell>
              <table:table-cell office:value-type="float" office:value="84.2857">
                <text:p>84.2857</text:p>
              </table:table-cell>
              <table:table-cell office:value-type="float" office:value="84.3293">
                <text:p>84.3293</text:p>
              </table:table-cell>
              <table:table-cell office:value-type="float" office:value="83.9881">
                <text:p>83.9881</text:p>
              </table:table-cell>
              <table:table-cell office:value-type="float" office:value="83.7738">
                <text:p>83.7738</text:p>
              </table:table-cell>
              <table:table-cell office:value-type="float" office:value="83.6071">
                <text:p>83.6071</text:p>
              </table:table-cell>
              <table:table-cell office:value-type="float" office:value="83.5">
                <text:p>83.5</text:p>
              </table:table-cell>
              <table:table-cell office:value-type="float" office:value="83.2335">
                <text:p>83.2335</text:p>
              </table:table-cell>
              <table:table-cell office:value-type="float" office:value="82.9702">
                <text:p>82.9702</text:p>
              </table:table-cell>
              <table:table-cell office:value-type="float" office:value="82.9882">
                <text:p>82.9882</text:p>
              </table:table-cell>
              <table:table-cell office:value-type="float" office:value="83.3413">
                <text:p>83.3413</text:p>
              </table:table-cell>
              <table:table-cell office:value-type="float" office:value="83.5476">
                <text:p>83.5476</text:p>
              </table:table-cell>
              <table:table-cell office:value-type="float" office:value="83.6647">
                <text:p>83.6647</text:p>
              </table:table-cell>
              <table:table-cell office:value-type="float" office:value="83.6805">
                <text:p>83.6805</text:p>
              </table:table-cell>
              <table:table-cell office:value-type="float" office:value="83.2606">
                <text:p>83.2606</text:p>
              </table:table-cell>
              <table:table-cell office:value-type="float" office:value="83.3095">
                <text:p>83.3095</text:p>
              </table:table-cell>
              <table:table-cell office:value-type="float" office:value="83.2189">
                <text:p>83.2189</text:p>
              </table:table-cell>
              <table:table-cell office:value-type="float" office:value="83.3195">
                <text:p>83.3195</text:p>
              </table:table-cell>
              <table:table-cell office:value-type="float" office:value="83.2959">
                <text:p>83.2959</text:p>
              </table:table-cell>
              <table:table-cell office:value-type="float" office:value="83.2321">
                <text:p>83.2321</text:p>
              </table:table-cell>
              <table:table-cell office:value-type="float" office:value="83.4024">
                <text:p>83.4024</text:p>
              </table:table-cell>
              <table:table-cell office:value-type="float" office:value="83.3631">
                <text:p>83.3631</text:p>
              </table:table-cell>
              <table:table-cell office:value-type="float" office:value="83.6647">
                <text:p>83.6647</text:p>
              </table:table-cell>
              <table:table-cell office:value-type="float" office:value="83.8503">
                <text:p>83.8503</text:p>
              </table:table-cell>
              <table:table-cell office:value-type="float" office:value="83.7619">
                <text:p>83.7619</text:p>
              </table:table-cell>
              <table:table-cell office:value-type="float" office:value="83.8982">
                <text:p>83.8982</text:p>
              </table:table-cell>
              <table:table-cell office:value-type="float" office:value="83.8452">
                <text:p>83.8452</text:p>
              </table:table-cell>
              <table:table-cell office:value-type="float" office:value="84.0242">
                <text:p>84.0242</text:p>
              </table:table-cell>
              <table:table-cell office:value-type="float" office:value="84.006">
                <text:p>84.006</text:p>
              </table:table-cell>
              <table:table-cell office:value-type="float" office:value="84.2156">
                <text:p>84.2156</text:p>
              </table:table-cell>
              <table:table-cell office:value-type="float" office:value="84.006">
                <text:p>84.006</text:p>
              </table:table-cell>
              <table:table-cell office:value-type="float" office:value="84.0296">
                <text:p>84.0296</text:p>
              </table:table-cell>
              <table:table-cell office:value-type="float" office:value="84.131">
                <text:p>84.131</text:p>
              </table:table-cell>
              <table:table-cell office:value-type="float" office:value="84.2485">
                <text:p>84.2485</text:p>
              </table:table-cell>
              <table:table-cell office:value-type="float" office:value="84.0178">
                <text:p>84.0178</text:p>
              </table:table-cell>
              <table:table-cell office:value-type="float" office:value="83.9645">
                <text:p>83.9645</text:p>
              </table:table-cell>
              <table:table-cell office:value-type="float" office:value="83.8284">
                <text:p>83.8284</text:p>
              </table:table-cell>
              <table:table-cell office:value-type="float" office:value="83.8935">
                <text:p>83.8935</text:p>
              </table:table-cell>
              <table:table-cell office:value-type="float" office:value="84.0237">
                <text:p>84.0237</text:p>
              </table:table-cell>
              <table:table-cell office:value-type="float" office:value="84.2262">
                <text:p>84.2262</text:p>
              </table:table-cell>
              <table:table-cell office:value-type="float" office:value="84.2679">
                <text:p>84.2679</text:p>
              </table:table-cell>
              <table:table-cell office:value-type="float" office:value="84.1317">
                <text:p>84.1317</text:p>
              </table:table-cell>
              <table:table-cell office:value-type="float" office:value="84.1834">
                <text:p>84.1834</text:p>
              </table:table-cell>
              <table:table-cell office:value-type="float" office:value="84.3274">
                <text:p>84.3274</text:p>
              </table:table-cell>
              <table:table-cell office:value-type="float" office:value="84.491">
                <text:p>84.491</text:p>
              </table:table-cell>
              <table:table-cell office:value-type="float" office:value="84.3609">
                <text:p>84.3609</text:p>
              </table:table-cell>
              <table:table-cell office:value-type="float" office:value="84.5868">
                <text:p>84.5868</text:p>
              </table:table-cell>
              <table:table-cell office:value-type="float" office:value="84.5476">
                <text:p>84.5476</text:p>
              </table:table-cell>
              <table:table-cell office:value-type="float" office:value="84.7692">
                <text:p>84.7692</text:p>
              </table:table-cell>
              <table:table-cell office:value-type="float" office:value="84.7619">
                <text:p>84.7619</text:p>
              </table:table-cell>
              <table:table-cell office:value-type="float" office:value="84.5689">
                <text:p>84.5689</text:p>
              </table:table-cell>
              <table:table-cell office:value-type="float" office:value="84.6228">
                <text:p>84.6228</text:p>
              </table:table-cell>
              <table:table-cell office:value-type="float" office:value="84.5">
                <text:p>84.5</text:p>
              </table:table-cell>
              <table:table-cell office:value-type="float" office:value="84.4556">
                <text:p>84.4556</text:p>
              </table:table-cell>
              <table:table-cell office:value-type="float" office:value="84.506">
                <text:p>84.506</text:p>
              </table:table-cell>
              <table:table-cell office:value-type="float" office:value="84.3393">
                <text:p>84.3393</text:p>
              </table:table-cell>
              <table:table-cell office:value-type="float" office:value="84.1716">
                <text:p>84.1716</text:p>
              </table:table-cell>
              <table:table-cell office:value-type="float" office:value="84.0533">
                <text:p>84.0533</text:p>
              </table:table-cell>
              <table:table-cell office:value-type="float" office:value="83.7725">
                <text:p>83.7725</text:p>
              </table:table-cell>
              <table:table-cell office:value-type="float" office:value="83.7305">
                <text:p>83.7305</text:p>
              </table:table-cell>
              <table:table-cell office:value-type="float" office:value="83.5636">
                <text:p>83.5636</text:p>
              </table:table-cell>
              <table:table-cell office:value-type="float" office:value="83.7725">
                <text:p>83.7725</text:p>
              </table:table-cell>
              <table:table-cell office:value-type="float" office:value="84.497">
                <text:p>84.497</text:p>
              </table:table-cell>
              <table:table-cell office:value-type="float" office:value="84.2262">
                <text:p>84.2262</text:p>
              </table:table-cell>
              <table:table-cell office:value-type="float" office:value="84.2202">
                <text:p>84.2202</text:p>
              </table:table-cell>
              <table:table-cell office:value-type="float" office:value="84.0833">
                <text:p>84.0833</text:p>
              </table:table-cell>
              <table:table-cell office:value-type="float" office:value="84.0414">
                <text:p>84.0414</text:p>
              </table:table-cell>
              <table:table-cell office:value-type="float" office:value="84.0414">
                <text:p>84.0414</text:p>
              </table:table-cell>
              <table:table-cell office:value-type="float" office:value="83.8982">
                <text:p>83.8982</text:p>
              </table:table-cell>
              <table:table-cell office:value-type="float" office:value="84.0476">
                <text:p>84.0476</text:p>
              </table:table-cell>
              <table:table-cell office:value-type="float" office:value="83.9053">
                <text:p>83.9053</text:p>
              </table:table-cell>
              <table:table-cell office:value-type="float" office:value="84.1369">
                <text:p>84.1369</text:p>
              </table:table-cell>
              <table:table-cell office:value-type="float" office:value="84.0357">
                <text:p>84.0357</text:p>
              </table:table-cell>
              <table:table-cell office:value-type="float" office:value="83.9699">
                <text:p>83.9699</text:p>
              </table:table-cell>
              <table:table-cell office:value-type="float" office:value="83.8144">
                <text:p>83.8144</text:p>
              </table:table-cell>
              <table:table-cell office:value-type="float" office:value="83.8683">
                <text:p>83.8683</text:p>
              </table:table-cell>
              <table:table-cell office:value-type="float" office:value="84.1667">
                <text:p>84.1667</text:p>
              </table:table-cell>
              <table:table-cell office:value-type="float" office:value="84.375">
                <text:p>84.375</text:p>
              </table:table-cell>
              <table:table-cell office:value-type="float" office:value="84.0359">
                <text:p>84.0359</text:p>
              </table:table-cell>
              <table:table-cell office:value-type="float" office:value="83.9702">
                <text:p>83.9702</text:p>
              </table:table-cell>
              <table:table-cell office:value-type="float" office:value="84.2143">
                <text:p>84.2143</text:p>
              </table:table-cell>
              <table:table-cell office:value-type="float" office:value="83.8698">
                <text:p>83.8698</text:p>
              </table:table-cell>
              <table:table-cell office:value-type="float" office:value="84.1265">
                <text:p>84.1265</text:p>
              </table:table-cell>
              <table:table-cell office:value-type="float" office:value="84.2663">
                <text:p>84.2663</text:p>
              </table:table-cell>
              <table:table-cell office:value-type="float" office:value="84.1065">
                <text:p>84.1065</text:p>
              </table:table-cell>
              <table:table-cell office:value-type="float" office:value="84.0838">
                <text:p>84.0838</text:p>
              </table:table-cell>
              <table:table-cell office:value-type="float" office:value="84.006">
                <text:p>84.006</text:p>
              </table:table-cell>
              <table:table-cell office:value-type="float" office:value="84.0769">
                <text:p>84.0769</text:p>
              </table:table-cell>
              <table:table-cell office:value-type="float" office:value="84.0357">
                <text:p>84.0357</text:p>
              </table:table-cell>
              <table:table-cell office:value-type="float" office:value="84.1538">
                <text:p>84.1538</text:p>
              </table:table-cell>
              <table:table-cell office:value-type="float" office:value="84.1369">
                <text:p>84.1369</text:p>
              </table:table-cell>
              <table:table-cell office:value-type="float" office:value="84.2083">
                <text:p>84.2083</text:p>
              </table:table-cell>
              <table:table-cell office:value-type="float" office:value="84.2899">
                <text:p>84.2899</text:p>
              </table:table-cell>
              <table:table-cell office:value-type="float" office:value="84.3214">
                <text:p>84.3214</text:p>
              </table:table-cell>
              <table:table-cell office:value-type="float" office:value="84.4083">
                <text:p>84.4083</text:p>
              </table:table-cell>
              <table:table-cell office:value-type="float" office:value="84.3787">
                <text:p>84.3787</text:p>
              </table:table-cell>
              <table:table-cell office:value-type="float" office:value="84.2781">
                <text:p>84.2781</text:p>
              </table:table-cell>
              <table:table-cell office:value-type="float" office:value="84.1657">
                <text:p>84.1657</text:p>
              </table:table-cell>
              <table:table-cell office:value-type="float" office:value="84.1893">
                <text:p>84.1893</text:p>
              </table:table-cell>
              <table:table-cell office:value-type="float" office:value="84.1302">
                <text:p>84.1302</text:p>
              </table:table-cell>
              <table:table-cell office:value-type="float" office:value="84.3473">
                <text:p>84.3473</text:p>
              </table:table-cell>
              <table:table-cell office:value-type="float" office:value="84.375">
                <text:p>84.375</text:p>
              </table:table-cell>
              <table:table-cell office:value-type="float" office:value="84.3905">
                <text:p>84.3905</text:p>
              </table:table-cell>
              <table:table-cell office:value-type="float" office:value="84.5238">
                <text:p>84.5238</text:p>
              </table:table-cell>
              <table:table-cell office:value-type="float" office:value="84.5858">
                <text:p>84.5858</text:p>
              </table:table-cell>
              <table:table-cell office:value-type="float" office:value="84.5148">
                <text:p>84.5148</text:p>
              </table:table-cell>
              <table:table-cell office:value-type="float" office:value="84.6213">
                <text:p>84.6213</text:p>
              </table:table-cell>
              <table:table-cell office:value-type="float" office:value="84.6391">
                <text:p>84.6391</text:p>
              </table:table-cell>
              <table:table-cell office:value-type="float" office:value="84.5917">
                <text:p>84.5917</text:p>
              </table:table-cell>
              <table:table-cell office:value-type="float" office:value="84.5917">
                <text:p>84.5917</text:p>
              </table:table-cell>
              <table:table-cell office:value-type="float" office:value="84.6036">
                <text:p>84.6036</text:p>
              </table:table-cell>
              <table:table-cell office:value-type="float" office:value="84.5774">
                <text:p>84.5774</text:p>
              </table:table-cell>
              <table:table-cell office:value-type="float" office:value="84.6213">
                <text:p>84.6213</text:p>
              </table:table-cell>
              <table:table-cell office:value-type="float" office:value="84.3054">
                <text:p>84.3054</text:p>
              </table:table-cell>
              <table:table-cell office:value-type="float" office:value="84.1988">
                <text:p>84.1988</text:p>
              </table:table-cell>
              <table:table-cell office:value-type="float" office:value="84.3393">
                <text:p>84.3393</text:p>
              </table:table-cell>
              <table:table-cell office:value-type="float" office:value="84.3254">
                <text:p>84.3254</text:p>
              </table:table-cell>
              <table:table-cell office:value-type="float" office:value="84.3095">
                <text:p>84.3095</text:p>
              </table:table-cell>
              <table:table-cell office:value-type="float" office:value="84.3195">
                <text:p>84.3195</text:p>
              </table:table-cell>
              <table:table-cell office:value-type="float" office:value="84.6131">
                <text:p>84.6131</text:p>
              </table:table-cell>
              <table:table-cell office:value-type="float" office:value="84.625">
                <text:p>84.625</text:p>
              </table:table-cell>
              <table:table-cell office:value-type="float" office:value="84.6905">
                <text:p>84.6905</text:p>
              </table:table-cell>
              <table:table-cell office:value-type="float" office:value="84.479">
                <text:p>84.479</text:p>
              </table:table-cell>
              <table:table-cell office:value-type="float" office:value="84.506">
                <text:p>84.506</text:p>
              </table:table-cell>
              <table:table-cell office:value-type="float" office:value="84.5952">
                <text:p>84.5952</text:p>
              </table:table-cell>
              <table:table-cell office:value-type="float" office:value="84.4671">
                <text:p>84.4671</text:p>
              </table:table-cell>
              <table:table-cell office:value-type="float" office:value="84.3571">
                <text:p>84.3571</text:p>
              </table:table-cell>
              <table:table-cell office:value-type="float" office:value="84.3314">
                <text:p>84.3314</text:p>
              </table:table-cell>
              <table:table-cell office:value-type="float" office:value="84.4556">
                <text:p>84.4556</text:p>
              </table:table-cell>
              <table:table-cell office:value-type="float" office:value="84.3373">
                <text:p>84.3373</text:p>
              </table:table-cell>
              <table:table-cell office:value-type="float" office:value="84.3195">
                <text:p>84.3195</text:p>
              </table:table-cell>
              <table:table-cell office:value-type="float" office:value="84.2308">
                <text:p>84.2308</text:p>
              </table:table-cell>
              <table:table-cell office:value-type="float" office:value="84.0592">
                <text:p>84.0592</text:p>
              </table:table-cell>
              <table:table-cell office:value-type="float" office:value="84.0592">
                <text:p>84.0592</text:p>
              </table:table-cell>
              <table:table-cell office:value-type="float" office:value="84.0119">
                <text:p>84.0119</text:p>
              </table:table-cell>
              <table:table-cell office:value-type="float" office:value="83.8452">
                <text:p>83.8452</text:p>
              </table:table-cell>
              <table:table-cell office:value-type="float" office:value="83.7751">
                <text:p>83.7751</text:p>
              </table:table-cell>
              <table:table-cell office:value-type="float" office:value="83.7456">
                <text:p>83.7456</text:p>
              </table:table-cell>
              <table:table-cell office:value-type="float" office:value="83.6369">
                <text:p>83.6369</text:p>
              </table:table-cell>
              <table:table-cell office:value-type="float" office:value="83.7679">
                <text:p>83.7679</text:p>
              </table:table-cell>
              <table:table-cell office:value-type="float" office:value="83.6686">
                <text:p>83.6686</text:p>
              </table:table-cell>
              <table:table-cell office:value-type="float" office:value="83.5509">
                <text:p>83.5509</text:p>
              </table:table-cell>
              <table:table-cell office:value-type="float" office:value="83.9639">
                <text:p>83.9639</text:p>
              </table:table-cell>
              <table:table-cell office:value-type="float" office:value="83.8166">
                <text:p>83.8166</text:p>
              </table:table-cell>
              <table:table-cell office:value-type="float" office:value="83.8166">
                <text:p>83.8166</text:p>
              </table:table-cell>
              <table:table-cell office:value-type="float" office:value="83.9226">
                <text:p>83.9226</text:p>
              </table:table-cell>
              <table:table-cell office:value-type="float" office:value="84.0298">
                <text:p>84.0298</text:p>
              </table:table-cell>
              <table:table-cell office:value-type="float" office:value="83.9405">
                <text:p>83.9405</text:p>
              </table:table-cell>
              <table:table-cell office:value-type="float" office:value="84.006">
                <text:p>84.006</text:p>
              </table:table-cell>
              <table:table-cell office:value-type="float" office:value="83.8393">
                <text:p>83.8393</text:p>
              </table:table-cell>
              <table:table-cell office:value-type="float" office:value="83.6647">
                <text:p>83.6647</text:p>
              </table:table-cell>
              <table:table-cell office:value-type="float" office:value="83.6036">
                <text:p>83.6036</text:p>
              </table:table-cell>
              <table:table-cell office:value-type="float" office:value="84.0958">
                <text:p>84.0958</text:p>
              </table:table-cell>
              <table:table-cell office:value-type="float" office:value="83.9096">
                <text:p>83.9096</text:p>
              </table:table-cell>
              <table:table-cell office:value-type="float" office:value="83.9941">
                <text:p>83.9941</text:p>
              </table:table-cell>
              <table:table-cell office:value-type="float" office:value="83.9762">
                <text:p>83.9762</text:p>
              </table:table-cell>
              <table:table-cell office:value-type="float" office:value="83.869">
                <text:p>83.869</text:p>
              </table:table-cell>
              <table:table-cell office:value-type="float" office:value="83.982">
                <text:p>83.982</text:p>
              </table:table-cell>
              <table:table-cell office:value-type="float" office:value="83.5536">
                <text:p>83.5536</text:p>
              </table:table-cell>
              <table:table-cell office:value-type="float" office:value="83.5503">
                <text:p>83.5503</text:p>
              </table:table-cell>
              <table:table-cell office:value-type="float" office:value="83.503">
                <text:p>83.503</text:p>
              </table:table-cell>
              <table:table-cell office:value-type="float" office:value="83.5325">
                <text:p>83.5325</text:p>
              </table:table-cell>
              <table:table-cell office:value-type="float" office:value="83.6982">
                <text:p>83.6982</text:p>
              </table:table-cell>
              <table:table-cell office:value-type="float" office:value="83.7337">
                <text:p>83.7337</text:p>
              </table:table-cell>
              <table:table-cell office:value-type="float" office:value="83.7798">
                <text:p>83.7798</text:p>
              </table:table-cell>
              <table:table-cell office:value-type="float" office:value="84.0769">
                <text:p>84.0769</text:p>
              </table:table-cell>
              <table:table-cell office:value-type="float" office:value="83.6467">
                <text:p>83.6467</text:p>
              </table:table-cell>
              <table:table-cell office:value-type="float" office:value="83.5893">
                <text:p>83.5893</text:p>
              </table:table-cell>
              <table:table-cell office:value-type="float" office:value="83.7917">
                <text:p>83.7917</text:p>
              </table:table-cell>
              <table:table-cell office:value-type="float" office:value="83.7798">
                <text:p>83.7798</text:p>
              </table:table-cell>
              <table:table-cell office:value-type="float" office:value="83.9053">
                <text:p>83.9053</text:p>
              </table:table-cell>
              <table:table-cell office:value-type="float" office:value="83.8107">
                <text:p>83.8107</text:p>
              </table:table-cell>
              <table:table-cell office:value-type="float" office:value="83.6982">
                <text:p>83.6982</text:p>
              </table:table-cell>
              <table:table-cell office:value-type="float" office:value="83.869">
                <text:p>83.869</text:p>
              </table:table-cell>
              <table:table-cell office:value-type="float" office:value="83.8333">
                <text:p>83.8333</text:p>
              </table:table-cell>
              <table:table-cell office:value-type="float" office:value="83.7751">
                <text:p>83.7751</text:p>
              </table:table-cell>
              <table:table-cell office:value-type="float" office:value="83.7619">
                <text:p>83.7619</text:p>
              </table:table-cell>
              <table:table-cell office:value-type="float" office:value="83.6805">
                <text:p>83.6805</text:p>
              </table:table-cell>
              <table:table-cell office:value-type="float" office:value="83.8817">
                <text:p>83.8817</text:p>
              </table:table-cell>
              <table:table-cell office:value-type="float" office:value="83.9162">
                <text:p>83.9162</text:p>
              </table:table-cell>
              <table:table-cell office:value-type="float" office:value="84.2426">
                <text:p>84.2426</text:p>
              </table:table-cell>
              <table:table-cell office:value-type="float" office:value="84.3846">
                <text:p>84.3846</text:p>
              </table:table-cell>
              <table:table-cell office:value-type="float" office:value="84.2959">
                <text:p>84.2959</text:p>
              </table:table-cell>
              <table:table-cell office:value-type="float" office:value="84.1302">
                <text:p>84.1302</text:p>
              </table:table-cell>
              <table:table-cell office:value-type="float" office:value="84.1834">
                <text:p>84.1834</text:p>
              </table:table-cell>
              <table:table-cell office:value-type="float" office:value="84.213">
                <text:p>84.213</text:p>
              </table:table-cell>
              <table:table-cell office:value-type="float" office:value="84.3333">
                <text:p>84.3333</text:p>
              </table:table-cell>
              <table:table-cell office:value-type="float" office:value="84.494">
                <text:p>84.494</text:p>
              </table:table-cell>
              <table:table-cell office:value-type="float" office:value="84.5655">
                <text:p>84.5655</text:p>
              </table:table-cell>
              <table:table-cell office:value-type="float" office:value="84.4024">
                <text:p>84.4024</text:p>
              </table:table-cell>
              <table:table-cell office:value-type="float" office:value="84.3669">
                <text:p>84.3669</text:p>
              </table:table-cell>
              <table:table-cell office:value-type="float" office:value="84.3609">
                <text:p>84.3609</text:p>
              </table:table-cell>
              <table:table-cell office:value-type="float" office:value="84.3631">
                <text:p>84.3631</text:p>
              </table:table-cell>
              <table:table-cell office:value-type="float" office:value="84.3512">
                <text:p>84.3512</text:p>
              </table:table-cell>
              <table:table-cell office:value-type="float" office:value="84.3571">
                <text:p>84.3571</text:p>
              </table:table-cell>
              <table:table-cell office:value-type="float" office:value="84.4881">
                <text:p>84.4881</text:p>
              </table:table-cell>
              <table:table-cell office:value-type="float" office:value="84.4911">
                <text:p>84.4911</text:p>
              </table:table-cell>
              <table:table-cell office:value-type="float" office:value="84.4379">
                <text:p>84.4379</text:p>
              </table:table-cell>
              <table:table-cell office:value-type="float" office:value="84.5621">
                <text:p>84.5621</text:p>
              </table:table-cell>
              <table:table-cell office:value-type="float" office:value="84.4438">
                <text:p>84.4438</text:p>
              </table:table-cell>
              <table:table-cell office:value-type="float" office:value="84.244">
                <text:p>84.244</text:p>
              </table:table-cell>
              <table:table-cell office:value-type="float" office:value="84.5385">
                <text:p>84.5385</text:p>
              </table:table-cell>
              <table:table-cell office:value-type="float" office:value="84.3373">
                <text:p>84.3373</text:p>
              </table:table-cell>
              <table:table-cell office:value-type="float" office:value="84.3491">
                <text:p>84.3491</text:p>
              </table:table-cell>
              <table:table-cell office:value-type="float" office:value="84.2071">
                <text:p>84.2071</text:p>
              </table:table-cell>
              <table:table-cell office:value-type="float" office:value="84.4024">
                <text:p>84.4024</text:p>
              </table:table-cell>
              <table:table-cell office:value-type="float" office:value="84.5858">
                <text:p>84.5858</text:p>
              </table:table-cell>
              <table:table-cell office:value-type="float" office:value="84.2899">
                <text:p>84.2899</text:p>
              </table:table-cell>
              <table:table-cell office:value-type="float" office:value="84.0119">
                <text:p>84.0119</text:p>
              </table:table-cell>
              <table:table-cell office:value-type="float" office:value="83.9172">
                <text:p>83.9172</text:p>
              </table:table-cell>
              <table:table-cell office:value-type="float" office:value="83.9583">
                <text:p>83.9583</text:p>
              </table:table-cell>
              <table:table-cell office:value-type="float" office:value="83.858">
                <text:p>83.858</text:p>
              </table:table-cell>
              <table:table-cell office:value-type="float" office:value="84.0059">
                <text:p>84.0059</text:p>
              </table:table-cell>
              <table:table-cell office:value-type="float" office:value="83.8521">
                <text:p>83.8521</text:p>
              </table:table-cell>
              <table:table-cell office:value-type="float" office:value="83.9643">
                <text:p>83.9643</text:p>
              </table:table-cell>
              <table:table-cell office:value-type="float" office:value="83.9286">
                <text:p>83.9286</text:p>
              </table:table-cell>
              <table:table-cell office:value-type="float" office:value="84.4734">
                <text:p>84.4734</text:p>
              </table:table-cell>
              <table:table-cell office:value-type="float" office:value="84.4142">
                <text:p>84.4142</text:p>
              </table:table-cell>
              <table:table-cell office:value-type="float" office:value="84.3274">
                <text:p>84.3274</text:p>
              </table:table-cell>
              <table:table-cell office:value-type="float" office:value="84.3114">
                <text:p>84.3114</text:p>
              </table:table-cell>
              <table:table-cell office:value-type="float" office:value="84.4643">
                <text:p>84.4643</text:p>
              </table:table-cell>
              <table:table-cell office:value-type="float" office:value="84.3314">
                <text:p>84.3314</text:p>
              </table:table-cell>
              <table:table-cell office:value-type="float" office:value="84.2899">
                <text:p>84.2899</text:p>
              </table:table-cell>
              <table:table-cell office:value-type="float" office:value="84.119">
                <text:p>84.119</text:p>
              </table:table-cell>
              <table:table-cell office:value-type="float" office:value="84.2899">
                <text:p>84.2899</text:p>
              </table:table-cell>
              <table:table-cell office:value-type="float" office:value="84.5444">
                <text:p>84.5444</text:p>
              </table:table-cell>
              <table:table-cell office:value-type="float" office:value="84.3373">
                <text:p>84.3373</text:p>
              </table:table-cell>
              <table:table-cell office:value-type="float" office:value="84.0828">
                <text:p>84.0828</text:p>
              </table:table-cell>
              <table:table-cell office:value-type="float" office:value="84.2143">
                <text:p>84.2143</text:p>
              </table:table-cell>
              <table:table-cell office:value-type="float" office:value="84.3333">
                <text:p>84.3333</text:p>
              </table:table-cell>
              <table:table-cell office:value-type="float" office:value="84.7321">
                <text:p>84.7321</text:p>
              </table:table-cell>
              <table:table-cell office:value-type="float" office:value="84.8571">
                <text:p>84.8571</text:p>
              </table:table-cell>
              <table:table-cell office:value-type="float" office:value="85.0479">
                <text:p>85.0479</text:p>
              </table:table-cell>
              <table:table-cell office:value-type="float" office:value="84.869">
                <text:p>84.869</text:p>
              </table:table-cell>
              <table:table-cell office:value-type="float" office:value="85.1377">
                <text:p>85.1377</text:p>
              </table:table-cell>
              <table:table-cell office:value-type="float" office:value="85.2722">
                <text:p>85.2722</text:p>
              </table:table-cell>
              <table:table-cell office:value-type="float" office:value="85.3512">
                <text:p>85.3512</text:p>
              </table:table-cell>
              <table:table-cell office:value-type="float" office:value="85.1317">
                <text:p>85.1317</text:p>
              </table:table-cell>
              <table:table-cell office:value-type="float" office:value="85.3018">
                <text:p>85.3018</text:p>
              </table:table-cell>
              <table:table-cell office:value-type="float" office:value="85.3846">
                <text:p>85.3846</text:p>
              </table:table-cell>
              <table:table-cell office:value-type="float" office:value="85.4639">
                <text:p>85.4639</text:p>
              </table:table-cell>
              <table:table-cell office:value-type="float" office:value="85.3537">
                <text:p>85.3537</text:p>
              </table:table-cell>
              <table:table-cell office:value-type="float" office:value="85.25">
                <text:p>85.25</text:p>
              </table:table-cell>
              <table:table-cell office:value-type="float" office:value="85.2663">
                <text:p>85.2663</text:p>
              </table:table-cell>
              <table:table-cell office:value-type="float" office:value="85.1479">
                <text:p>85.1479</text:p>
              </table:table-cell>
              <table:table-cell office:value-type="float" office:value="85.1317">
                <text:p>85.1317</text:p>
              </table:table-cell>
              <table:table-cell office:value-type="float" office:value="85.3832">
                <text:p>85.3832</text:p>
              </table:table-cell>
              <table:table-cell office:value-type="float" office:value="85.2722">
                <text:p>85.2722</text:p>
              </table:table-cell>
              <table:table-cell office:value-type="float" office:value="85.2189">
                <text:p>85.2189</text:p>
              </table:table-cell>
              <table:table-cell office:value-type="float" office:value="85.426">
                <text:p>85.426</text:p>
              </table:table-cell>
              <table:table-cell office:value-type="float" office:value="85.5148">
                <text:p>85.5148</text:p>
              </table:table-cell>
              <table:table-cell office:value-type="float" office:value="85.3869">
                <text:p>85.3869</text:p>
              </table:table-cell>
              <table:table-cell office:value-type="float" office:value="85.3095">
                <text:p>85.3095</text:p>
              </table:table-cell>
              <table:table-cell office:value-type="float" office:value="85.3491">
                <text:p>85.3491</text:p>
              </table:table-cell>
              <table:table-cell office:value-type="float" office:value="85.3846">
                <text:p>85.3846</text:p>
              </table:table-cell>
              <table:table-cell office:value-type="float" office:value="85.3905">
                <text:p>85.3905</text:p>
              </table:table-cell>
              <table:table-cell office:value-type="float" office:value="85.3195">
                <text:p>85.3195</text:p>
              </table:table-cell>
              <table:table-cell office:value-type="float" office:value="85.2321">
                <text:p>85.2321</text:p>
              </table:table-cell>
              <table:table-cell office:value-type="float" office:value="85.0059">
                <text:p>85.0059</text:p>
              </table:table-cell>
              <table:table-cell office:value-type="float" office:value="85.071">
                <text:p>85.071</text:p>
              </table:table-cell>
              <table:table-cell office:value-type="float" office:value="85.0414">
                <text:p>85.0414</text:p>
              </table:table-cell>
              <table:table-cell office:value-type="float" office:value="84.7101">
                <text:p>84.7101</text:p>
              </table:table-cell>
              <table:table-cell office:value-type="float" office:value="84.645">
                <text:p>84.645</text:p>
              </table:table-cell>
              <table:table-cell office:value-type="float" office:value="84.7041">
                <text:p>84.7041</text:p>
              </table:table-cell>
              <table:table-cell office:value-type="float" office:value="84.7633">
                <text:p>84.7633</text:p>
              </table:table-cell>
              <table:table-cell office:value-type="float" office:value="84.75">
                <text:p>84.75</text:p>
              </table:table-cell>
              <table:table-cell office:value-type="float" office:value="85.0838">
                <text:p>85.0838</text:p>
              </table:table-cell>
              <table:table-cell office:value-type="float" office:value="85">
                <text:p>85</text:p>
              </table:table-cell>
              <table:table-cell office:value-type="float" office:value="84.9704">
                <text:p>84.9704</text:p>
              </table:table-cell>
              <table:table-cell office:value-type="float" office:value="85.0355">
                <text:p>85.0355</text:p>
              </table:table-cell>
              <table:table-cell office:value-type="float" office:value="84.9408">
                <text:p>84.9408</text:p>
              </table:table-cell>
              <table:table-cell office:value-type="float" office:value="84.8698">
                <text:p>84.8698</text:p>
              </table:table-cell>
              <table:table-cell office:value-type="float" office:value="84.5858">
                <text:p>84.5858</text:p>
              </table:table-cell>
              <table:table-cell office:value-type="float" office:value="84.6331">
                <text:p>84.6331</text:p>
              </table:table-cell>
              <table:table-cell office:value-type="float" office:value="84.3136">
                <text:p>84.3136</text:p>
              </table:table-cell>
              <table:table-cell office:value-type="float" office:value="84.3571">
                <text:p>84.3571</text:p>
              </table:table-cell>
              <table:table-cell office:value-type="float" office:value="84.2071">
                <text:p>84.2071</text:p>
              </table:table-cell>
              <table:table-cell office:value-type="float" office:value="84.5325">
                <text:p>84.5325</text:p>
              </table:table-cell>
              <table:table-cell office:value-type="float" office:value="84.6095">
                <text:p>84.6095</text:p>
              </table:table-cell>
              <table:table-cell office:value-type="float" office:value="84.7917">
                <text:p>84.7917</text:p>
              </table:table-cell>
              <table:table-cell office:value-type="float" office:value="84.9048">
                <text:p>84.9048</text:p>
              </table:table-cell>
              <table:table-cell office:value-type="float" office:value="84.7143">
                <text:p>84.7143</text:p>
              </table:table-cell>
              <table:table-cell office:value-type="float" office:value="84.7456">
                <text:p>84.7456</text:p>
              </table:table-cell>
              <table:table-cell office:value-type="float" office:value="84.7101">
                <text:p>84.7101</text:p>
              </table:table-cell>
              <table:table-cell office:value-type="float" office:value="84.6864">
                <text:p>84.6864</text:p>
              </table:table-cell>
              <table:table-cell office:value-type="float" office:value="84.6036">
                <text:p>84.6036</text:p>
              </table:table-cell>
              <table:table-cell office:value-type="float" office:value="84.7425">
                <text:p>84.7425</text:p>
              </table:table-cell>
              <table:table-cell office:value-type="float" office:value="84.6095">
                <text:p>84.6095</text:p>
              </table:table-cell>
              <table:table-cell office:value-type="float" office:value="84.6272">
                <text:p>84.6272</text:p>
              </table:table-cell>
              <table:table-cell office:value-type="float" office:value="84.5503">
                <text:p>84.5503</text:p>
              </table:table-cell>
              <table:table-cell office:value-type="float" office:value="84.645">
                <text:p>84.645</text:p>
              </table:table-cell>
              <table:table-cell office:value-type="float" office:value="84.7041">
                <text:p>84.7041</text:p>
              </table:table-cell>
              <table:table-cell office:value-type="float" office:value="84.7278">
                <text:p>84.7278</text:p>
              </table:table-cell>
              <table:table-cell office:value-type="float" office:value="84.5325">
                <text:p>84.5325</text:p>
              </table:table-cell>
              <table:table-cell office:value-type="float" office:value="84.4821">
                <text:p>84.4821</text:p>
              </table:table-cell>
              <table:table-cell office:value-type="float" office:value="84.568">
                <text:p>84.568</text:p>
              </table:table-cell>
              <table:table-cell office:value-type="float" office:value="84.7784">
                <text:p>84.7784</text:p>
              </table:table-cell>
              <table:table-cell office:value-type="float" office:value="84.6982">
                <text:p>84.6982</text:p>
              </table:table-cell>
              <table:table-cell office:value-type="float" office:value="84.5976">
                <text:p>84.5976</text:p>
              </table:table-cell>
              <table:table-cell office:value-type="float" office:value="84.574">
                <text:p>84.574</text:p>
              </table:table-cell>
              <table:table-cell office:value-type="float" office:value="84.6036">
                <text:p>84.6036</text:p>
              </table:table-cell>
              <table:table-cell office:value-type="float" office:value="84.7456">
                <text:p>84.7456</text:p>
              </table:table-cell>
              <table:table-cell office:value-type="float" office:value="84.7396">
                <text:p>84.7396</text:p>
              </table:table-cell>
              <table:table-cell office:value-type="float" office:value="84.6826">
                <text:p>84.6826</text:p>
              </table:table-cell>
              <table:table-cell office:value-type="float" office:value="84.497">
                <text:p>84.497</text:p>
              </table:table-cell>
              <table:table-cell office:value-type="float" office:value="84.8373">
                <text:p>84.8373</text:p>
              </table:table-cell>
              <table:table-cell office:value-type="float" office:value="84.7425">
                <text:p>84.7425</text:p>
              </table:table-cell>
              <table:table-cell office:value-type="float" office:value="84.8343">
                <text:p>84.8343</text:p>
              </table:table-cell>
              <table:table-cell office:value-type="float" office:value="84.8935">
                <text:p>84.8935</text:p>
              </table:table-cell>
              <table:table-cell office:value-type="float" office:value="84.869">
                <text:p>84.869</text:p>
              </table:table-cell>
              <table:table-cell office:value-type="float" office:value="84.9464">
                <text:p>84.9464</text:p>
              </table:table-cell>
              <table:table-cell office:value-type="float" office:value="84.7143">
                <text:p>84.7143</text:p>
              </table:table-cell>
              <table:table-cell office:value-type="float" office:value="84.9349">
                <text:p>84.9349</text:p>
              </table:table-cell>
              <table:table-cell office:value-type="float" office:value="84.8521">
                <text:p>84.8521</text:p>
              </table:table-cell>
              <table:table-cell office:value-type="float" office:value="84.9524">
                <text:p>84.9524</text:p>
              </table:table-cell>
              <table:table-cell office:value-type="float" office:value="84.9821">
                <text:p>84.9821</text:p>
              </table:table-cell>
              <table:table-cell office:value-type="float" office:value="85.0473">
                <text:p>85.0473</text:p>
              </table:table-cell>
              <table:table-cell office:value-type="float" office:value="84.9645">
                <text:p>84.9645</text:p>
              </table:table-cell>
              <table:table-cell office:value-type="float" office:value="84.9231">
                <text:p>84.9231</text:p>
              </table:table-cell>
              <table:table-cell office:value-type="float" office:value="84.9583">
                <text:p>84.9583</text:p>
              </table:table-cell>
              <table:table-cell office:value-type="float" office:value="85.1302">
                <text:p>85.1302</text:p>
              </table:table-cell>
              <table:table-cell office:value-type="float" office:value="85.3095">
                <text:p>85.3095</text:p>
              </table:table-cell>
              <table:table-cell office:value-type="float" office:value="85.2663">
                <text:p>85.2663</text:p>
              </table:table-cell>
              <table:table-cell office:value-type="float" office:value="85.0828">
                <text:p>85.0828</text:p>
              </table:table-cell>
              <table:table-cell office:value-type="float" office:value="85.0592">
                <text:p>85.0592</text:p>
              </table:table-cell>
              <table:table-cell office:value-type="float" office:value="85.1834">
                <text:p>85.1834</text:p>
              </table:table-cell>
              <table:table-cell office:value-type="float" office:value="85.1124">
                <text:p>85.1124</text:p>
              </table:table-cell>
              <table:table-cell office:value-type="float" office:value="85.1124">
                <text:p>85.1124</text:p>
              </table:table-cell>
              <table:table-cell office:value-type="float" office:value="85.0536">
                <text:p>85.0536</text:p>
              </table:table-cell>
              <table:table-cell office:value-type="float" office:value="85.0119">
                <text:p>85.0119</text:p>
              </table:table-cell>
              <table:table-cell office:value-type="float" office:value="85.0888">
                <text:p>85.0888</text:p>
              </table:table-cell>
              <table:table-cell office:value-type="float" office:value="85.0059">
                <text:p>85.0059</text:p>
              </table:table-cell>
              <table:table-cell office:value-type="float" office:value="84.8994">
                <text:p>84.8994</text:p>
              </table:table-cell>
              <table:table-cell office:value-type="float" office:value="84.8166">
                <text:p>84.8166</text:p>
              </table:table-cell>
              <table:table-cell office:value-type="float" office:value="84.716">
                <text:p>84.716</text:p>
              </table:table-cell>
              <table:table-cell office:value-type="float" office:value="84.5655">
                <text:p>84.5655</text:p>
              </table:table-cell>
              <table:table-cell office:value-type="float" office:value="84.5774">
                <text:p>84.5774</text:p>
              </table:table-cell>
              <table:table-cell office:value-type="float" office:value="84.4107">
                <text:p>84.4107</text:p>
              </table:table-cell>
              <table:table-cell office:value-type="float" office:value="84.5476">
                <text:p>84.5476</text:p>
              </table:table-cell>
              <table:table-cell office:value-type="float" office:value="84.6568">
                <text:p>84.6568</text:p>
              </table:table-cell>
              <table:table-cell office:value-type="float" office:value="84.5444">
                <text:p>84.5444</text:p>
              </table:table-cell>
              <table:table-cell office:value-type="float" office:value="84.4615">
                <text:p>84.4615</text:p>
              </table:table-cell>
              <table:table-cell office:value-type="float" office:value="84.5444">
                <text:p>84.5444</text:p>
              </table:table-cell>
              <table:table-cell office:value-type="float" office:value="84.5621">
                <text:p>84.5621</text:p>
              </table:table-cell>
              <table:table-cell office:value-type="float" office:value="84.568">
                <text:p>84.568</text:p>
              </table:table-cell>
              <table:table-cell office:value-type="float" office:value="84.4438">
                <text:p>84.4438</text:p>
              </table:table-cell>
              <table:table-cell office:value-type="float" office:value="84.3353">
                <text:p>84.3353</text:p>
              </table:table-cell>
              <table:table-cell office:value-type="float" office:value="84.5917">
                <text:p>84.5917</text:p>
              </table:table-cell>
              <table:table-cell office:value-type="float" office:value="84.6982">
                <text:p>84.6982</text:p>
              </table:table-cell>
              <table:table-cell office:value-type="float" office:value="84.5266">
                <text:p>84.5266</text:p>
              </table:table-cell>
              <table:table-cell office:value-type="float" office:value="84.4911">
                <text:p>84.4911</text:p>
              </table:table-cell>
              <table:table-cell office:value-type="float" office:value="84.6095">
                <text:p>84.6095</text:p>
              </table:table-cell>
              <table:table-cell office:value-type="float" office:value="84.4083">
                <text:p>84.4083</text:p>
              </table:table-cell>
              <table:table-cell office:value-type="float" office:value="84.3491">
                <text:p>84.3491</text:p>
              </table:table-cell>
              <table:table-cell office:value-type="float" office:value="84.142">
                <text:p>84.142</text:p>
              </table:table-cell>
              <table:table-cell office:value-type="float" office:value="84.0769">
                <text:p>84.0769</text:p>
              </table:table-cell>
              <table:table-cell office:value-type="float" office:value="84.3728">
                <text:p>84.3728</text:p>
              </table:table-cell>
              <table:table-cell office:value-type="float" office:value="84.3393">
                <text:p>84.3393</text:p>
              </table:table-cell>
              <table:table-cell office:value-type="float" office:value="84.6607">
                <text:p>84.6607</text:p>
              </table:table-cell>
              <table:table-cell office:value-type="float" office:value="84.6036">
                <text:p>84.6036</text:p>
              </table:table-cell>
              <table:table-cell office:value-type="float" office:value="84.5089">
                <text:p>84.5089</text:p>
              </table:table-cell>
              <table:table-cell office:value-type="float" office:value="84.3195">
                <text:p>84.3195</text:p>
              </table:table-cell>
              <table:table-cell office:value-type="float" office:value="84.2485">
                <text:p>84.2485</text:p>
              </table:table-cell>
              <table:table-cell office:value-type="float" office:value="84.1893">
                <text:p>84.1893</text:p>
              </table:table-cell>
              <table:table-cell office:value-type="float" office:value="84.1065">
                <text:p>84.1065</text:p>
              </table:table-cell>
              <table:table-cell office:value-type="float" office:value="84.1598">
                <text:p>84.1598</text:p>
              </table:table-cell>
              <table:table-cell office:value-type="float" office:value="84.2308">
                <text:p>84.2308</text:p>
              </table:table-cell>
              <table:table-cell office:value-type="float" office:value="84.2189">
                <text:p>84.2189</text:p>
              </table:table-cell>
              <table:table-cell office:value-type="float" office:value="84.1006">
                <text:p>84.1006</text:p>
              </table:table-cell>
              <table:table-cell office:value-type="float" office:value="84.1302">
                <text:p>84.1302</text:p>
              </table:table-cell>
              <table:table-cell office:value-type="float" office:value="84.3314">
                <text:p>84.3314</text:p>
              </table:table-cell>
              <table:table-cell office:value-type="float" office:value="84.3631">
                <text:p>84.3631</text:p>
              </table:table-cell>
              <table:table-cell office:value-type="float" office:value="84.4793">
                <text:p>84.4793</text:p>
              </table:table-cell>
              <table:table-cell office:value-type="float" office:value="84.2635">
                <text:p>84.2635</text:p>
              </table:table-cell>
              <table:table-cell office:value-type="float" office:value="84.4286">
                <text:p>84.4286</text:p>
              </table:table-cell>
              <table:table-cell office:value-type="float" office:value="84.4731">
                <text:p>84.4731</text:p>
              </table:table-cell>
              <table:table-cell office:value-type="float" office:value="84.2485">
                <text:p>84.2485</text:p>
              </table:table-cell>
              <table:table-cell office:value-type="float" office:value="84.4583">
                <text:p>84.4583</text:p>
              </table:table-cell>
              <table:table-cell office:value-type="float" office:value="84.3393">
                <text:p>84.3393</text:p>
              </table:table-cell>
              <table:table-cell office:value-type="float" office:value="84.6369">
                <text:p>84.6369</text:p>
              </table:table-cell>
              <table:table-cell office:value-type="float" office:value="84.6509">
                <text:p>84.6509</text:p>
              </table:table-cell>
              <table:table-cell office:value-type="float" office:value="84.6905">
                <text:p>84.6905</text:p>
              </table:table-cell>
              <table:table-cell office:value-type="float" office:value="84.4615">
                <text:p>84.4615</text:p>
              </table:table-cell>
              <table:table-cell office:value-type="float" office:value="84.503">
                <text:p>84.503</text:p>
              </table:table-cell>
              <table:table-cell office:value-type="float" office:value="84.6036">
                <text:p>84.6036</text:p>
              </table:table-cell>
              <table:table-cell office:value-type="float" office:value="84.7337">
                <text:p>84.7337</text:p>
              </table:table-cell>
              <table:table-cell office:value-type="float" office:value="84.6154">
                <text:p>84.6154</text:p>
              </table:table-cell>
              <table:table-cell office:value-type="float" office:value="84.8393">
                <text:p>84.8393</text:p>
              </table:table-cell>
              <table:table-cell office:value-type="float" office:value="84.6287">
                <text:p>84.6287</text:p>
              </table:table-cell>
              <table:table-cell office:value-type="float" office:value="84.8402">
                <text:p>84.8402</text:p>
              </table:table-cell>
              <table:table-cell office:value-type="float" office:value="84.7278">
                <text:p>84.7278</text:p>
              </table:table-cell>
              <table:table-cell office:value-type="float" office:value="84.7857">
                <text:p>84.7857</text:p>
              </table:table-cell>
              <table:table-cell office:value-type="float" office:value="84.7692">
                <text:p>84.7692</text:p>
              </table:table-cell>
              <table:table-cell office:value-type="float" office:value="84.619">
                <text:p>84.619</text:p>
              </table:table-cell>
              <table:table-cell office:value-type="float" office:value="84.4615">
                <text:p>84.4615</text:p>
              </table:table-cell>
              <table:table-cell office:value-type="float" office:value="84.4201">
                <text:p>84.4201</text:p>
              </table:table-cell>
              <table:table-cell office:value-type="float" office:value="84.2738">
                <text:p>84.2738</text:p>
              </table:table-cell>
              <table:table-cell office:value-type="float" office:value="84.3018">
                <text:p>84.3018</text:p>
              </table:table-cell>
              <table:table-cell office:value-type="float" office:value="84.2249">
                <text:p>84.2249</text:p>
              </table:table-cell>
              <table:table-cell office:value-type="float" office:value="84.1479">
                <text:p>84.1479</text:p>
              </table:table-cell>
              <table:table-cell office:value-type="float" office:value="84.0888">
                <text:p>84.0888</text:p>
              </table:table-cell>
              <table:table-cell office:value-type="float" office:value="83.8988">
                <text:p>83.8988</text:p>
              </table:table-cell>
              <table:table-cell office:value-type="float" office:value="83.7101">
                <text:p>83.7101</text:p>
              </table:table-cell>
              <table:table-cell office:value-type="float" office:value="83.6272">
                <text:p>83.6272</text:p>
              </table:table-cell>
              <table:table-cell office:value-type="float" office:value="83.6213">
                <text:p>83.6213</text:p>
              </table:table-cell>
              <table:table-cell office:value-type="float" office:value="83.7041">
                <text:p>83.7041</text:p>
              </table:table-cell>
              <table:table-cell office:value-type="float" office:value="83.645">
                <text:p>83.645</text:p>
              </table:table-cell>
              <table:table-cell office:value-type="float" office:value="83.6213">
                <text:p>83.6213</text:p>
              </table:table-cell>
              <table:table-cell office:value-type="float" office:value="83.869">
                <text:p>83.869</text:p>
              </table:table-cell>
              <table:table-cell office:value-type="float" office:value="83.8521">
                <text:p>83.8521</text:p>
              </table:table-cell>
              <table:table-cell office:value-type="float" office:value="83.4793">
                <text:p>83.4793</text:p>
              </table:table-cell>
              <table:table-cell office:value-type="float" office:value="83.5207">
                <text:p>83.5207</text:p>
              </table:table-cell>
              <table:table-cell office:value-type="float" office:value="83.4615">
                <text:p>83.4615</text:p>
              </table:table-cell>
              <table:table-cell office:value-type="float" office:value="83.2367">
                <text:p>83.2367</text:p>
              </table:table-cell>
              <table:table-cell office:value-type="float" office:value="83.2249">
                <text:p>83.2249</text:p>
              </table:table-cell>
              <table:table-cell office:value-type="float" office:value="83.2189">
                <text:p>83.2189</text:p>
              </table:table-cell>
              <table:table-cell office:value-type="float" office:value="83.1657">
                <text:p>83.1657</text:p>
              </table:table-cell>
              <table:table-cell office:value-type="float" office:value="83.381">
                <text:p>83.381</text:p>
              </table:table-cell>
              <table:table-cell office:value-type="float" office:value="83.3274">
                <text:p>83.3274</text:p>
              </table:table-cell>
              <table:table-cell office:value-type="float" office:value="83.3077">
                <text:p>83.3077</text:p>
              </table:table-cell>
              <table:table-cell office:value-type="float" office:value="83.1538">
                <text:p>83.1538</text:p>
              </table:table-cell>
              <table:table-cell office:value-type="float" office:value="83.0118">
                <text:p>83.0118</text:p>
              </table:table-cell>
              <table:table-cell office:value-type="float" office:value="82.8994">
                <text:p>82.8994</text:p>
              </table:table-cell>
              <table:table-cell office:value-type="float" office:value="82.858">
                <text:p>82.858</text:p>
              </table:table-cell>
              <table:table-cell office:value-type="float" office:value="82.7929">
                <text:p>82.7929</text:p>
              </table:table-cell>
              <table:table-cell office:value-type="float" office:value="82.6509">
                <text:p>82.6509</text:p>
              </table:table-cell>
              <table:table-cell office:value-type="float" office:value="82.9053">
                <text:p>82.9053</text:p>
              </table:table-cell>
              <table:table-cell office:value-type="float" office:value="82.7929">
                <text:p>82.7929</text:p>
              </table:table-cell>
              <table:table-cell office:value-type="float" office:value="82.6923">
                <text:p>82.6923</text:p>
              </table:table-cell>
              <table:table-cell office:value-type="float" office:value="82.6568">
                <text:p>82.6568</text:p>
              </table:table-cell>
              <table:table-cell office:value-type="float" office:value="82.5976">
                <text:p>82.5976</text:p>
              </table:table-cell>
              <table:table-cell office:value-type="float" office:value="82.5389">
                <text:p>82.5389</text:p>
              </table:table-cell>
              <table:table-cell office:value-type="float" office:value="82.7976">
                <text:p>82.7976</text:p>
              </table:table-cell>
              <table:table-cell office:value-type="float" office:value="82.8876">
                <text:p>82.8876</text:p>
              </table:table-cell>
              <table:table-cell office:value-type="float" office:value="82.8988">
                <text:p>82.8988</text:p>
              </table:table-cell>
              <table:table-cell office:value-type="float" office:value="82.7278">
                <text:p>82.7278</text:p>
              </table:table-cell>
              <table:table-cell office:value-type="float" office:value="82.5562">
                <text:p>82.5562</text:p>
              </table:table-cell>
              <table:table-cell office:value-type="float" office:value="82.5503">
                <text:p>82.5503</text:p>
              </table:table-cell>
              <table:table-cell office:value-type="float" office:value="82.5119">
                <text:p>82.5119</text:p>
              </table:table-cell>
              <table:table-cell office:value-type="float" office:value="82.4702">
                <text:p>82.4702</text:p>
              </table:table-cell>
              <table:table-cell office:value-type="float" office:value="82.381">
                <text:p>82.381</text:p>
              </table:table-cell>
              <table:table-cell office:value-type="float" office:value="82.3373">
                <text:p>82.3373</text:p>
              </table:table-cell>
              <table:table-cell office:value-type="float" office:value="82.2071">
                <text:p>82.2071</text:p>
              </table:table-cell>
              <table:table-cell office:value-type="float" office:value="82.0417">
                <text:p>82.0417</text:p>
              </table:table-cell>
              <table:table-cell office:value-type="float" office:value="82.2012">
                <text:p>82.2012</text:p>
              </table:table-cell>
              <table:table-cell office:value-type="float" office:value="82.3393">
                <text:p>82.3393</text:p>
              </table:table-cell>
              <table:table-cell office:value-type="float" office:value="82.1953">
                <text:p>82.1953</text:p>
              </table:table-cell>
              <table:table-cell office:value-type="float" office:value="81.9704">
                <text:p>81.9704</text:p>
              </table:table-cell>
              <table:table-cell office:value-type="float" office:value="81.8639">
                <text:p>81.8639</text:p>
              </table:table-cell>
              <table:table-cell office:value-type="float" office:value="82.0237">
                <text:p>82.0237</text:p>
              </table:table-cell>
              <table:table-cell office:value-type="float" office:value="81.994">
                <text:p>81.994</text:p>
              </table:table-cell>
              <table:table-cell office:value-type="float" office:value="82.244">
                <text:p>82.244</text:p>
              </table:table-cell>
              <table:table-cell office:value-type="float" office:value="82.3018">
                <text:p>82.3018</text:p>
              </table:table-cell>
              <table:table-cell office:value-type="float" office:value="82.3314">
                <text:p>82.3314</text:p>
              </table:table-cell>
              <table:table-cell office:value-type="float" office:value="82.3077">
                <text:p>82.3077</text:p>
              </table:table-cell>
              <table:table-cell office:value-type="float" office:value="82.3609">
                <text:p>82.3609</text:p>
              </table:table-cell>
              <table:table-cell office:value-type="float" office:value="82.3846">
                <text:p>82.3846</text:p>
              </table:table-cell>
              <table:table-cell office:value-type="float" office:value="82.3846">
                <text:p>82.3846</text:p>
              </table:table-cell>
              <table:table-cell office:value-type="float" office:value="82.3373">
                <text:p>82.3373</text:p>
              </table:table-cell>
              <table:table-cell office:value-type="float" office:value="82.4556">
                <text:p>82.4556</text:p>
              </table:table-cell>
              <table:table-cell office:value-type="float" office:value="82.3669">
                <text:p>82.3669</text:p>
              </table:table-cell>
              <table:table-cell office:value-type="float" office:value="82.5629">
                <text:p>82.5629</text:p>
              </table:table-cell>
              <table:table-cell office:value-type="float" office:value="82.5179">
                <text:p>82.5179</text:p>
              </table:table-cell>
              <table:table-cell office:value-type="float" office:value="82.3254">
                <text:p>82.3254</text:p>
              </table:table-cell>
              <table:table-cell office:value-type="float" office:value="82.426">
                <text:p>82.426</text:p>
              </table:table-cell>
              <table:table-cell office:value-type="float" office:value="82.426">
                <text:p>82.426</text:p>
              </table:table-cell>
              <table:table-cell office:value-type="float" office:value="82.3905">
                <text:p>82.3905</text:p>
              </table:table-cell>
              <table:table-cell office:value-type="float" office:value="82.4142">
                <text:p>82.4142</text:p>
              </table:table-cell>
              <table:table-cell office:value-type="float" office:value="82.3869">
                <text:p>82.3869</text:p>
              </table:table-cell>
              <table:table-cell office:value-type="float" office:value="82.4852">
                <text:p>82.4852</text:p>
              </table:table-cell>
              <table:table-cell office:value-type="float" office:value="82.4615">
                <text:p>82.4615</text:p>
              </table:table-cell>
              <table:table-cell office:value-type="float" office:value="82.4201">
                <text:p>82.4201</text:p>
              </table:table-cell>
              <table:table-cell office:value-type="float" office:value="82.3728">
                <text:p>82.3728</text:p>
              </table:table-cell>
              <table:table-cell office:value-type="float" office:value="82.6213">
                <text:p>82.6213</text:p>
              </table:table-cell>
              <table:table-cell office:value-type="float" office:value="82.6213">
                <text:p>82.6213</text:p>
              </table:table-cell>
              <table:table-cell office:value-type="float" office:value="82.6391">
                <text:p>82.6391</text:p>
              </table:table-cell>
              <table:table-cell office:value-type="float" office:value="82.5774">
                <text:p>82.5774</text:p>
              </table:table-cell>
              <table:table-cell office:value-type="float" office:value="82.4201">
                <text:p>82.4201</text:p>
              </table:table-cell>
              <table:table-cell office:value-type="float" office:value="82.5917">
                <text:p>82.5917</text:p>
              </table:table-cell>
              <table:table-cell office:value-type="float" office:value="82.5298">
                <text:p>82.5298</text:p>
              </table:table-cell>
              <table:table-cell office:value-type="float" office:value="82.5207">
                <text:p>82.5207</text:p>
              </table:table-cell>
              <table:table-cell office:value-type="float" office:value="82.5952">
                <text:p>82.5952</text:p>
              </table:table-cell>
              <table:table-cell office:value-type="float" office:value="82.7456">
                <text:p>82.7456</text:p>
              </table:table-cell>
              <table:table-cell office:value-type="float" office:value="82.5952">
                <text:p>82.5952</text:p>
              </table:table-cell>
              <table:table-cell office:value-type="float" office:value="82.9112">
                <text:p>82.9112</text:p>
              </table:table-cell>
              <table:table-cell office:value-type="float" office:value="82.8402">
                <text:p>82.8402</text:p>
              </table:table-cell>
              <table:table-cell office:value-type="float" office:value="82.8521">
                <text:p>82.8521</text:p>
              </table:table-cell>
              <table:table-cell office:value-type="float" office:value="82.7811">
                <text:p>82.7811</text:p>
              </table:table-cell>
              <table:table-cell office:value-type="float" office:value="82.6923">
                <text:p>82.6923</text:p>
              </table:table-cell>
              <table:table-cell office:value-type="float" office:value="82.7929">
                <text:p>82.7929</text:p>
              </table:table-cell>
              <table:table-cell office:value-type="float" office:value="82.8639">
                <text:p>82.8639</text:p>
              </table:table-cell>
              <table:table-cell office:value-type="float" office:value="82.8817">
                <text:p>82.8817</text:p>
              </table:table-cell>
              <table:table-cell office:value-type="float" office:value="82.8333">
                <text:p>82.8333</text:p>
              </table:table-cell>
              <table:table-cell office:value-type="float" office:value="82.787">
                <text:p>82.787</text:p>
              </table:table-cell>
              <table:table-cell office:value-type="float" office:value="82.7811">
                <text:p>82.7811</text:p>
              </table:table-cell>
              <table:table-cell office:value-type="float" office:value="82.8284">
                <text:p>82.8284</text:p>
              </table:table-cell>
              <table:table-cell office:value-type="float" office:value="82.5917">
                <text:p>82.5917</text:p>
              </table:table-cell>
              <table:table-cell office:value-type="float" office:value="82.787">
                <text:p>82.787</text:p>
              </table:table-cell>
              <table:table-cell office:value-type="float" office:value="82.7692">
                <text:p>82.7692</text:p>
              </table:table-cell>
              <table:table-cell office:value-type="float" office:value="83.0651">
                <text:p>83.0651</text:p>
              </table:table-cell>
              <table:table-cell office:value-type="float" office:value="83.0296">
                <text:p>83.0296</text:p>
              </table:table-cell>
              <table:table-cell office:value-type="float" office:value="82.9527">
                <text:p>82.9527</text:p>
              </table:table-cell>
              <table:table-cell office:value-type="float" office:value="82.9941">
                <text:p>82.9941</text:p>
              </table:table-cell>
              <table:table-cell office:value-type="float" office:value="82.9231">
                <text:p>82.9231</text:p>
              </table:table-cell>
              <table:table-cell office:value-type="float" office:value="82.9704">
                <text:p>82.9704</text:p>
              </table:table-cell>
              <table:table-cell office:value-type="float" office:value="82.9112">
                <text:p>82.9112</text:p>
              </table:table-cell>
              <table:table-cell office:value-type="float" office:value="82.9586">
                <text:p>82.9586</text:p>
              </table:table-cell>
              <table:table-cell office:value-type="float" office:value="82.8284">
                <text:p>82.8284</text:p>
              </table:table-cell>
              <table:table-cell office:value-type="float" office:value="82.9821">
                <text:p>82.9821</text:p>
              </table:table-cell>
              <table:table-cell office:value-type="float" office:value="82.9053">
                <text:p>82.9053</text:p>
              </table:table-cell>
              <table:table-cell office:value-type="float" office:value="82.8343">
                <text:p>82.8343</text:p>
              </table:table-cell>
              <table:table-cell office:value-type="float" office:value="82.6686">
                <text:p>82.6686</text:p>
              </table:table-cell>
              <table:table-cell office:value-type="float" office:value="82.4762">
                <text:p>82.4762</text:p>
              </table:table-cell>
              <table:table-cell office:value-type="float" office:value="82.7988">
                <text:p>82.7988</text:p>
              </table:table-cell>
              <table:table-cell office:value-type="float" office:value="82.8036">
                <text:p>82.8036</text:p>
              </table:table-cell>
              <table:table-cell office:value-type="float" office:value="82.7751">
                <text:p>82.7751</text:p>
              </table:table-cell>
              <table:table-cell office:value-type="float" office:value="82.716">
                <text:p>82.716</text:p>
              </table:table-cell>
              <table:table-cell office:value-type="float" office:value="82.5858">
                <text:p>82.5858</text:p>
              </table:table-cell>
              <table:table-cell office:value-type="float" office:value="82.6568">
                <text:p>82.6568</text:p>
              </table:table-cell>
              <table:table-cell office:value-type="float" office:value="82.4083">
                <text:p>82.4083</text:p>
              </table:table-cell>
              <table:table-cell office:value-type="float" office:value="82.2426">
                <text:p>82.2426</text:p>
              </table:table-cell>
              <table:table-cell office:value-type="float" office:value="82.0828">
                <text:p>82.0828</text:p>
              </table:table-cell>
              <table:table-cell office:value-type="float" office:value="82.1726">
                <text:p>82.1726</text:p>
              </table:table-cell>
              <table:table-cell office:value-type="float" office:value="82.1488">
                <text:p>82.1488</text:p>
              </table:table-cell>
              <table:table-cell office:value-type="float" office:value="82.1479">
                <text:p>82.1479</text:p>
              </table:table-cell>
              <table:table-cell office:value-type="float" office:value="82.0473">
                <text:p>82.0473</text:p>
              </table:table-cell>
              <table:table-cell office:value-type="float" office:value="82.0828">
                <text:p>82.0828</text:p>
              </table:table-cell>
              <table:table-cell office:value-type="float" office:value="82.0178">
                <text:p>82.0178</text:p>
              </table:table-cell>
              <table:table-cell office:value-type="float" office:value="82.0414">
                <text:p>82.0414</text:p>
              </table:table-cell>
              <table:table-cell office:value-type="float" office:value="82.0769">
                <text:p>82.0769</text:p>
              </table:table-cell>
              <table:table-cell office:value-type="float" office:value="82.0059">
                <text:p>82.0059</text:p>
              </table:table-cell>
              <table:table-cell office:value-type="float" office:value="81.6805">
                <text:p>81.6805</text:p>
              </table:table-cell>
              <table:table-cell office:value-type="float" office:value="81.574">
                <text:p>81.574</text:p>
              </table:table-cell>
              <table:table-cell office:value-type="float" office:value="81.8631">
                <text:p>81.8631</text:p>
              </table:table-cell>
              <table:table-cell office:value-type="float" office:value="82.0178">
                <text:p>82.0178</text:p>
              </table:table-cell>
              <table:table-cell office:value-type="float" office:value="82.0178">
                <text:p>82.0178</text:p>
              </table:table-cell>
              <table:table-cell office:value-type="float" office:value="81.8521">
                <text:p>81.8521</text:p>
              </table:table-cell>
              <table:table-cell office:value-type="float" office:value="81.7337">
                <text:p>81.7337</text:p>
              </table:table-cell>
              <table:table-cell office:value-type="float" office:value="81.7219">
                <text:p>81.7219</text:p>
              </table:table-cell>
              <table:table-cell office:value-type="float" office:value="81.8503">
                <text:p>81.8503</text:p>
              </table:table-cell>
              <table:table-cell office:value-type="float" office:value="82.3373">
                <text:p>82.3373</text:p>
              </table:table-cell>
              <table:table-cell office:value-type="float" office:value="82.2367">
                <text:p>82.2367</text:p>
              </table:table-cell>
              <table:table-cell office:value-type="float" office:value="82.25">
                <text:p>82.25</text:p>
              </table:table-cell>
              <table:table-cell office:value-type="float" office:value="82.3333">
                <text:p>82.3333</text:p>
              </table:table-cell>
              <table:table-cell office:value-type="float" office:value="82.4083">
                <text:p>82.4083</text:p>
              </table:table-cell>
              <table:table-cell office:value-type="float" office:value="82.4438">
                <text:p>82.4438</text:p>
              </table:table-cell>
              <table:table-cell office:value-type="float" office:value="82.6071">
                <text:p>82.6071</text:p>
              </table:table-cell>
              <table:table-cell office:value-type="float" office:value="82.6746">
                <text:p>82.6746</text:p>
              </table:table-cell>
              <table:table-cell office:value-type="float" office:value="82.7679">
                <text:p>82.7679</text:p>
              </table:table-cell>
              <table:table-cell office:value-type="float" office:value="82.645">
                <text:p>82.645</text:p>
              </table:table-cell>
              <table:table-cell office:value-type="float" office:value="82.6627">
                <text:p>82.6627</text:p>
              </table:table-cell>
              <table:table-cell office:value-type="float" office:value="82.8698">
                <text:p>82.8698</text:p>
              </table:table-cell>
              <table:table-cell office:value-type="float" office:value="83.1071">
                <text:p>83.1071</text:p>
              </table:table-cell>
              <table:table-cell office:value-type="float" office:value="82.9704">
                <text:p>82.9704</text:p>
              </table:table-cell>
              <table:table-cell office:value-type="float" office:value="83.0414">
                <text:p>83.0414</text:p>
              </table:table-cell>
              <table:table-cell office:value-type="float" office:value="83.0536">
                <text:p>83.0536</text:p>
              </table:table-cell>
              <table:table-cell office:value-type="float" office:value="83.4083">
                <text:p>83.4083</text:p>
              </table:table-cell>
              <table:table-cell office:value-type="float" office:value="83.2663">
                <text:p>83.2663</text:p>
              </table:table-cell>
              <table:table-cell office:value-type="float" office:value="83.2619">
                <text:p>83.2619</text:p>
              </table:table-cell>
              <table:table-cell office:value-type="float" office:value="83.1243">
                <text:p>83.1243</text:p>
              </table:table-cell>
              <table:table-cell office:value-type="float" office:value="83.1538">
                <text:p>83.1538</text:p>
              </table:table-cell>
              <table:table-cell office:value-type="float" office:value="83.1302">
                <text:p>83.1302</text:p>
              </table:table-cell>
              <table:table-cell office:value-type="float" office:value="83.0769">
                <text:p>83.0769</text:p>
              </table:table-cell>
              <table:table-cell office:value-type="float" office:value="83.0536">
                <text:p>83.0536</text:p>
              </table:table-cell>
              <table:table-cell office:value-type="float" office:value="83.0952">
                <text:p>83.0952</text:p>
              </table:table-cell>
              <table:table-cell office:value-type="float" office:value="83.0947">
                <text:p>83.0947</text:p>
              </table:table-cell>
              <table:table-cell office:value-type="float" office:value="83.0059">
                <text:p>83.0059</text:p>
              </table:table-cell>
              <table:table-cell office:value-type="float" office:value="82.9763">
                <text:p>82.9763</text:p>
              </table:table-cell>
              <table:table-cell office:value-type="float" office:value="82.8817">
                <text:p>82.8817</text:p>
              </table:table-cell>
              <table:table-cell office:value-type="float" office:value="82.8521">
                <text:p>82.8521</text:p>
              </table:table-cell>
              <table:table-cell office:value-type="float" office:value="82.5444">
                <text:p>82.5444</text:p>
              </table:table-cell>
              <table:table-cell office:value-type="float" office:value="82.4675">
                <text:p>82.4675</text:p>
              </table:table-cell>
              <table:table-cell office:value-type="float" office:value="82.4167">
                <text:p>82.4167</text:p>
              </table:table-cell>
              <table:table-cell office:value-type="float" office:value="82.6154">
                <text:p>82.6154</text:p>
              </table:table-cell>
              <table:table-cell office:value-type="float" office:value="82.6786">
                <text:p>82.6786</text:p>
              </table:table-cell>
              <table:table-cell office:value-type="float" office:value="82.8869">
                <text:p>82.8869</text:p>
              </table:table-cell>
              <table:table-cell office:value-type="float" office:value="82.8817">
                <text:p>82.8817</text:p>
              </table:table-cell>
              <table:table-cell office:value-type="float" office:value="82.8757">
                <text:p>82.8757</text:p>
              </table:table-cell>
              <table:table-cell office:value-type="float" office:value="82.7278">
                <text:p>82.7278</text:p>
              </table:table-cell>
              <table:table-cell office:value-type="float" office:value="82.7456">
                <text:p>82.7456</text:p>
              </table:table-cell>
              <table:table-cell office:value-type="float" office:value="82.8698">
                <text:p>82.8698</text:p>
              </table:table-cell>
              <table:table-cell office:value-type="float" office:value="83.0355">
                <text:p>83.0355</text:p>
              </table:table-cell>
              <table:table-cell office:value-type="float" office:value="82.8698">
                <text:p>82.8698</text:p>
              </table:table-cell>
              <table:table-cell office:value-type="float" office:value="82.6095">
                <text:p>82.6095</text:p>
              </table:table-cell>
              <table:table-cell office:value-type="float" office:value="82.5858">
                <text:p>82.5858</text:p>
              </table:table-cell>
              <table:table-cell office:value-type="float" office:value="82.5503">
                <text:p>82.5503</text:p>
              </table:table-cell>
              <table:table-cell office:value-type="float" office:value="82.4379">
                <text:p>82.4379</text:p>
              </table:table-cell>
              <table:table-cell office:value-type="float" office:value="82.4083">
                <text:p>82.4083</text:p>
              </table:table-cell>
              <table:table-cell office:value-type="float" office:value="82.3609">
                <text:p>82.3609</text:p>
              </table:table-cell>
              <table:table-cell office:value-type="float" office:value="82.2781">
                <text:p>82.2781</text:p>
              </table:table-cell>
              <table:table-cell office:value-type="float" office:value="82.2071">
                <text:p>82.2071</text:p>
              </table:table-cell>
              <table:table-cell office:value-type="float" office:value="82.2012">
                <text:p>82.2012</text:p>
              </table:table-cell>
              <table:table-cell office:value-type="float" office:value="82.4497">
                <text:p>82.4497</text:p>
              </table:table-cell>
              <table:table-cell office:value-type="float" office:value="82.432">
                <text:p>82.432</text:p>
              </table:table-cell>
              <table:table-cell office:value-type="float" office:value="82.2781">
                <text:p>82.2781</text:p>
              </table:table-cell>
              <table:table-cell office:value-type="float" office:value="82.2722">
                <text:p>82.2722</text:p>
              </table:table-cell>
              <table:table-cell office:value-type="float" office:value="82.4142">
                <text:p>82.4142</text:p>
              </table:table-cell>
              <table:table-cell office:value-type="float" office:value="82.3669">
                <text:p>82.3669</text:p>
              </table:table-cell>
              <table:table-cell office:value-type="float" office:value="82.4675">
                <text:p>82.4675</text:p>
              </table:table-cell>
              <table:table-cell office:value-type="float" office:value="82.4734">
                <text:p>82.4734</text:p>
              </table:table-cell>
              <table:table-cell office:value-type="float" office:value="82.3964">
                <text:p>82.3964</text:p>
              </table:table-cell>
              <table:table-cell office:value-type="float" office:value="82.3491">
                <text:p>82.3491</text:p>
              </table:table-cell>
              <table:table-cell office:value-type="float" office:value="82.4793">
                <text:p>82.4793</text:p>
              </table:table-cell>
              <table:table-cell office:value-type="float" office:value="82.3846">
                <text:p>82.3846</text:p>
              </table:table-cell>
              <table:table-cell office:value-type="float" office:value="82.432">
                <text:p>82.432</text:p>
              </table:table-cell>
              <table:table-cell office:value-type="float" office:value="82.6131">
                <text:p>82.6131</text:p>
              </table:table-cell>
              <table:table-cell office:value-type="float" office:value="82.3869">
                <text:p>82.3869</text:p>
              </table:table-cell>
              <table:table-cell office:value-type="float" office:value="82.3988">
                <text:p>82.3988</text:p>
              </table:table-cell>
              <table:table-cell office:value-type="float" office:value="82.3136">
                <text:p>82.3136</text:p>
              </table:table-cell>
              <table:table-cell office:value-type="float" office:value="82.5089">
                <text:p>82.5089</text:p>
              </table:table-cell>
              <table:table-cell office:value-type="float" office:value="82.5089">
                <text:p>82.5089</text:p>
              </table:table-cell>
              <table:table-cell office:value-type="float" office:value="82.355">
                <text:p>82.355</text:p>
              </table:table-cell>
              <table:table-cell office:value-type="float" office:value="82.3787">
                <text:p>82.3787</text:p>
              </table:table-cell>
              <table:table-cell office:value-type="float" office:value="82.4083">
                <text:p>82.4083</text:p>
              </table:table-cell>
              <table:table-cell office:value-type="float" office:value="82.3609">
                <text:p>82.3609</text:p>
              </table:table-cell>
              <table:table-cell office:value-type="float" office:value="82.3195">
                <text:p>82.3195</text:p>
              </table:table-cell>
              <table:table-cell office:value-type="float" office:value="82.3393">
                <text:p>82.3393</text:p>
              </table:table-cell>
              <table:table-cell office:value-type="float" office:value="82.1006">
                <text:p>82.1006</text:p>
              </table:table-cell>
              <table:table-cell office:value-type="float" office:value="81.994">
                <text:p>81.994</text:p>
              </table:table-cell>
              <table:table-cell office:value-type="float" office:value="82.0417">
                <text:p>82.0417</text:p>
              </table:table-cell>
              <table:table-cell office:value-type="float" office:value="82.0774">
                <text:p>82.0774</text:p>
              </table:table-cell>
              <table:table-cell office:value-type="float" office:value="82.0947">
                <text:p>82.0947</text:p>
              </table:table-cell>
              <table:table-cell office:value-type="float" office:value="82.1124">
                <text:p>82.1124</text:p>
              </table:table-cell>
              <table:table-cell office:value-type="float" office:value="82.1598">
                <text:p>82.1598</text:p>
              </table:table-cell>
              <table:table-cell office:value-type="float" office:value="82.1183">
                <text:p>82.1183</text:p>
              </table:table-cell>
              <table:table-cell office:value-type="float" office:value="81.8452">
                <text:p>81.8452</text:p>
              </table:table-cell>
              <table:table-cell office:value-type="float" office:value="81.8521">
                <text:p>81.8521</text:p>
              </table:table-cell>
              <table:table-cell office:value-type="float" office:value="81.756">
                <text:p>81.756</text:p>
              </table:table-cell>
              <table:table-cell office:value-type="float" office:value="81.7515">
                <text:p>81.7515</text:p>
              </table:table-cell>
              <table:table-cell office:value-type="float" office:value="81.6805">
                <text:p>81.6805</text:p>
              </table:table-cell>
              <table:table-cell office:value-type="float" office:value="81.5089">
                <text:p>81.5089</text:p>
              </table:table-cell>
              <table:table-cell office:value-type="float" office:value="81.5325">
                <text:p>81.5325</text:p>
              </table:table-cell>
              <table:table-cell office:value-type="float" office:value="81.5562">
                <text:p>81.5562</text:p>
              </table:table-cell>
              <table:table-cell office:value-type="float" office:value="81.8047">
                <text:p>81.8047</text:p>
              </table:table-cell>
              <table:table-cell office:value-type="float" office:value="81.625">
                <text:p>81.625</text:p>
              </table:table-cell>
              <table:table-cell office:value-type="float" office:value="81.7929">
                <text:p>81.7929</text:p>
              </table:table-cell>
              <table:table-cell office:value-type="float" office:value="81.6864">
                <text:p>81.6864</text:p>
              </table:table-cell>
              <table:table-cell office:value-type="float" office:value="81.6746">
                <text:p>81.6746</text:p>
              </table:table-cell>
              <table:table-cell office:value-type="float" office:value="81.6391">
                <text:p>81.6391</text:p>
              </table:table-cell>
              <table:table-cell office:value-type="float" office:value="81.5266">
                <text:p>81.5266</text:p>
              </table:table-cell>
              <table:table-cell office:value-type="float" office:value="81.5858">
                <text:p>81.5858</text:p>
              </table:table-cell>
              <table:table-cell office:value-type="float" office:value="81.716">
                <text:p>81.716</text:p>
              </table:table-cell>
              <table:table-cell office:value-type="float" office:value="81.4464">
                <text:p>81.4464</text:p>
              </table:table-cell>
              <table:table-cell office:value-type="float" office:value="81.2976">
                <text:p>81.2976</text:p>
              </table:table-cell>
              <table:table-cell office:value-type="float" office:value="81.1786">
                <text:p>81.1786</text:p>
              </table:table-cell>
              <table:table-cell office:value-type="float" office:value="81.1065">
                <text:p>81.1065</text:p>
              </table:table-cell>
              <table:table-cell office:value-type="float" office:value="81.0828">
                <text:p>81.0828</text:p>
              </table:table-cell>
              <table:table-cell office:value-type="float" office:value="80.8639">
                <text:p>80.8639</text:p>
              </table:table-cell>
              <table:table-cell office:value-type="float" office:value="80.7381">
                <text:p>80.7381</text:p>
              </table:table-cell>
              <table:table-cell office:value-type="float" office:value="80.9704">
                <text:p>80.9704</text:p>
              </table:table-cell>
              <table:table-cell office:value-type="float" office:value="80.9882">
                <text:p>80.9882</text:p>
              </table:table-cell>
              <table:table-cell office:value-type="float" office:value="81.0296">
                <text:p>81.0296</text:p>
              </table:table-cell>
              <table:table-cell office:value-type="float" office:value="81.2781">
                <text:p>81.2781</text:p>
              </table:table-cell>
              <table:table-cell office:value-type="float" office:value="81.3018">
                <text:p>81.3018</text:p>
              </table:table-cell>
              <table:table-cell office:value-type="float" office:value="81.4911">
                <text:p>81.4911</text:p>
              </table:table-cell>
              <table:table-cell office:value-type="float" office:value="81.6864">
                <text:p>81.6864</text:p>
              </table:table-cell>
              <table:table-cell office:value-type="float" office:value="81.6331">
                <text:p>81.6331</text:p>
              </table:table-cell>
              <table:table-cell office:value-type="float" office:value="81.9467">
                <text:p>81.9467</text:p>
              </table:table-cell>
              <table:table-cell office:value-type="float" office:value="81.8036">
                <text:p>81.8036</text:p>
              </table:table-cell>
              <table:table-cell office:value-type="float" office:value="81.8521">
                <text:p>81.8521</text:p>
              </table:table-cell>
              <table:table-cell office:value-type="float" office:value="82.006">
                <text:p>82.006</text:p>
              </table:table-cell>
              <table:table-cell office:value-type="float" office:value="82.0296">
                <text:p>82.0296</text:p>
              </table:table-cell>
              <table:table-cell office:value-type="float" office:value="82.1124">
                <text:p>82.1124</text:p>
              </table:table-cell>
              <table:table-cell office:value-type="float" office:value="81.9822">
                <text:p>81.9822</text:p>
              </table:table-cell>
              <table:table-cell office:value-type="float" office:value="81.9053">
                <text:p>81.9053</text:p>
              </table:table-cell>
              <table:table-cell office:value-type="float" office:value="81.9467">
                <text:p>81.9467</text:p>
              </table:table-cell>
              <table:table-cell office:value-type="float" office:value="81.8935">
                <text:p>81.8935</text:p>
              </table:table-cell>
              <table:table-cell office:value-type="float" office:value="81.6923">
                <text:p>81.6923</text:p>
              </table:table-cell>
              <table:table-cell office:value-type="float" office:value="81.8452">
                <text:p>81.8452</text:p>
              </table:table-cell>
              <table:table-cell office:value-type="float" office:value="81.8869">
                <text:p>81.8869</text:p>
              </table:table-cell>
              <table:table-cell office:value-type="float" office:value="81.9822">
                <text:p>81.9822</text:p>
              </table:table-cell>
              <table:table-cell office:value-type="float" office:value="81.9704">
                <text:p>81.9704</text:p>
              </table:table-cell>
              <table:table-cell office:value-type="float" office:value="81.7633">
                <text:p>81.7633</text:p>
              </table:table-cell>
              <table:table-cell office:value-type="float" office:value="81.7798">
                <text:p>81.7798</text:p>
              </table:table-cell>
              <table:table-cell office:value-type="float" office:value="82.1018">
                <text:p>82.1018</text:p>
              </table:table-cell>
              <table:table-cell office:value-type="float" office:value="82.0476">
                <text:p>82.0476</text:p>
              </table:table-cell>
              <table:table-cell office:value-type="float" office:value="81.9822">
                <text:p>81.9822</text:p>
              </table:table-cell>
              <table:table-cell office:value-type="float" office:value="81.9645">
                <text:p>81.9645</text:p>
              </table:table-cell>
              <table:table-cell office:value-type="float" office:value="82">
                <text:p>82</text:p>
              </table:table-cell>
              <table:table-cell office:value-type="float" office:value="81.9349">
                <text:p>81.9349</text:p>
              </table:table-cell>
              <table:table-cell office:value-type="float" office:value="81.8876">
                <text:p>81.8876</text:p>
              </table:table-cell>
              <table:table-cell office:value-type="float" office:value="82.0833">
                <text:p>82.0833</text:p>
              </table:table-cell>
              <table:table-cell office:value-type="float" office:value="82.1538">
                <text:p>82.1538</text:p>
              </table:table-cell>
              <table:table-cell office:value-type="float" office:value="82.2959">
                <text:p>82.2959</text:p>
              </table:table-cell>
              <table:table-cell office:value-type="float" office:value="82.2959">
                <text:p>82.2959</text:p>
              </table:table-cell>
              <table:table-cell office:value-type="float" office:value="82.2781">
                <text:p>82.2781</text:p>
              </table:table-cell>
              <table:table-cell office:value-type="float" office:value="82.1834">
                <text:p>82.1834</text:p>
              </table:table-cell>
              <table:table-cell office:value-type="float" office:value="82.2024">
                <text:p>82.2024</text:p>
              </table:table-cell>
              <table:table-cell office:value-type="float" office:value="81.9763">
                <text:p>81.9763</text:p>
              </table:table-cell>
              <table:table-cell office:value-type="float" office:value="81.9527">
                <text:p>81.9527</text:p>
              </table:table-cell>
              <table:table-cell office:value-type="float" office:value="81.9586">
                <text:p>81.9586</text:p>
              </table:table-cell>
              <table:table-cell office:value-type="float" office:value="81.6154">
                <text:p>81.6154</text:p>
              </table:table-cell>
              <table:table-cell office:value-type="float" office:value="81.5976">
                <text:p>81.5976</text:p>
              </table:table-cell>
              <table:table-cell office:value-type="float" office:value="81.6272">
                <text:p>81.6272</text:p>
              </table:table-cell>
              <table:table-cell office:value-type="float" office:value="81.5089">
                <text:p>81.5089</text:p>
              </table:table-cell>
              <table:table-cell office:value-type="float" office:value="81.3432">
                <text:p>81.3432</text:p>
              </table:table-cell>
              <table:table-cell office:value-type="float" office:value="81.2395">
                <text:p>81.2395</text:p>
              </table:table-cell>
              <table:table-cell office:value-type="float" office:value="81.515">
                <text:p>81.515</text:p>
              </table:table-cell>
              <table:table-cell office:value-type="float" office:value="81.5858">
                <text:p>81.5858</text:p>
              </table:table-cell>
              <table:table-cell office:value-type="float" office:value="81.503">
                <text:p>81.503</text:p>
              </table:table-cell>
              <table:table-cell office:value-type="float" office:value="81.503">
                <text:p>81.503</text:p>
              </table:table-cell>
              <table:table-cell office:value-type="float" office:value="81.929">
                <text:p>81.929</text:p>
              </table:table-cell>
              <table:table-cell office:value-type="float" office:value="81.9822">
                <text:p>81.9822</text:p>
              </table:table-cell>
              <table:table-cell office:value-type="float" office:value="81.8225">
                <text:p>81.8225</text:p>
              </table:table-cell>
              <table:table-cell office:value-type="float" office:value="81.6391">
                <text:p>81.6391</text:p>
              </table:table-cell>
              <table:table-cell office:value-type="float" office:value="81.7219">
                <text:p>81.7219</text:p>
              </table:table-cell>
              <table:table-cell office:value-type="float" office:value="81.7456">
                <text:p>81.7456</text:p>
              </table:table-cell>
              <table:table-cell office:value-type="float" office:value="81.716">
                <text:p>81.716</text:p>
              </table:table-cell>
              <table:table-cell office:value-type="float" office:value="81.5">
                <text:p>81.5</text:p>
              </table:table-cell>
              <table:table-cell office:value-type="float" office:value="81.5325">
                <text:p>81.5325</text:p>
              </table:table-cell>
              <table:table-cell office:value-type="float" office:value="81.5536">
                <text:p>81.5536</text:p>
              </table:table-cell>
              <table:table-cell office:value-type="float" office:value="81.5562">
                <text:p>81.5562</text:p>
              </table:table-cell>
              <table:table-cell office:value-type="float" office:value="81.497">
                <text:p>81.497</text:p>
              </table:table-cell>
              <table:table-cell office:value-type="float" office:value="81.3728">
                <text:p>81.3728</text:p>
              </table:table-cell>
              <table:table-cell office:value-type="float" office:value="81.426">
                <text:p>81.426</text:p>
              </table:table-cell>
              <table:table-cell office:value-type="float" office:value="81.5148">
                <text:p>81.5148</text:p>
              </table:table-cell>
              <table:table-cell office:value-type="float" office:value="81.1716">
                <text:p>81.1716</text:p>
              </table:table-cell>
              <table:table-cell office:value-type="float" office:value="81.2544">
                <text:p>81.2544</text:p>
              </table:table-cell>
              <table:table-cell office:value-type="float" office:value="81.142">
                <text:p>81.142</text:p>
              </table:table-cell>
              <table:table-cell office:value-type="float" office:value="81.1361">
                <text:p>81.1361</text:p>
              </table:table-cell>
              <table:table-cell office:value-type="float" office:value="81.0828">
                <text:p>81.0828</text:p>
              </table:table-cell>
              <table:table-cell office:value-type="float" office:value="80.9408">
                <text:p>80.9408</text:p>
              </table:table-cell>
              <table:table-cell office:value-type="float" office:value="80.881">
                <text:p>80.881</text:p>
              </table:table-cell>
              <table:table-cell office:value-type="float" office:value="80.8343">
                <text:p>80.8343</text:p>
              </table:table-cell>
              <table:table-cell office:value-type="float" office:value="81.2663">
                <text:p>81.2663</text:p>
              </table:table-cell>
              <table:table-cell office:value-type="float" office:value="81.3254">
                <text:p>81.3254</text:p>
              </table:table-cell>
              <table:table-cell office:value-type="float" office:value="81.2663">
                <text:p>81.2663</text:p>
              </table:table-cell>
              <table:table-cell office:value-type="float" office:value="81.2249">
                <text:p>81.2249</text:p>
              </table:table-cell>
              <table:table-cell office:value-type="float" office:value="81.2012">
                <text:p>81.2012</text:p>
              </table:table-cell>
              <table:table-cell office:value-type="float" office:value="81.3018">
                <text:p>81.3018</text:p>
              </table:table-cell>
              <table:table-cell office:value-type="float" office:value="81.6627">
                <text:p>81.6627</text:p>
              </table:table-cell>
              <table:table-cell office:value-type="float" office:value="81.7396">
                <text:p>81.7396</text:p>
              </table:table-cell>
              <table:table-cell office:value-type="float" office:value="81.7515">
                <text:p>81.7515</text:p>
              </table:table-cell>
              <table:table-cell office:value-type="float" office:value="81.7041">
                <text:p>81.7041</text:p>
              </table:table-cell>
              <table:table-cell office:value-type="float" office:value="81.6805">
                <text:p>81.6805</text:p>
              </table:table-cell>
              <table:table-cell office:value-type="float" office:value="81.7633">
                <text:p>81.7633</text:p>
              </table:table-cell>
              <table:table-cell office:value-type="float" office:value="81.6154">
                <text:p>81.6154</text:p>
              </table:table-cell>
              <table:table-cell office:value-type="float" office:value="81.645">
                <text:p>81.645</text:p>
              </table:table-cell>
              <table:table-cell office:value-type="float" office:value="81.6154">
                <text:p>81.6154</text:p>
              </table:table-cell>
              <table:table-cell office:value-type="float" office:value="81.6923">
                <text:p>81.6923</text:p>
              </table:table-cell>
              <table:table-cell office:value-type="float" office:value="81.645">
                <text:p>81.645</text:p>
              </table:table-cell>
              <table:table-cell office:value-type="float" office:value="81.9172">
                <text:p>81.9172</text:p>
              </table:table-cell>
              <table:table-cell office:value-type="float" office:value="81.7811">
                <text:p>81.7811</text:p>
              </table:table-cell>
              <table:table-cell office:value-type="float" office:value="81.7515">
                <text:p>81.7515</text:p>
              </table:table-cell>
              <table:table-cell office:value-type="float" office:value="81.4615">
                <text:p>81.4615</text:p>
              </table:table-cell>
              <table:table-cell office:value-type="float" office:value="81.5389">
                <text:p>81.5389</text:p>
              </table:table-cell>
              <table:table-cell office:value-type="float" office:value="81.6864">
                <text:p>81.6864</text:p>
              </table:table-cell>
              <table:table-cell office:value-type="float" office:value="81.8452">
                <text:p>81.8452</text:p>
              </table:table-cell>
              <table:table-cell office:value-type="float" office:value="81.8333">
                <text:p>81.8333</text:p>
              </table:table-cell>
              <table:table-cell office:value-type="float" office:value="81.7202">
                <text:p>81.7202</text:p>
              </table:table-cell>
              <table:table-cell office:value-type="float" office:value="81.6886">
                <text:p>81.6886</text:p>
              </table:table-cell>
              <table:table-cell office:value-type="float" office:value="81.7143">
                <text:p>81.7143</text:p>
              </table:table-cell>
              <table:table-cell office:value-type="float" office:value="81.8402">
                <text:p>81.8402</text:p>
              </table:table-cell>
              <table:table-cell office:value-type="float" office:value="81.8047">
                <text:p>81.8047</text:p>
              </table:table-cell>
              <table:table-cell office:value-type="float" office:value="81.8639">
                <text:p>81.8639</text:p>
              </table:table-cell>
              <table:table-cell office:value-type="float" office:value="82.0655">
                <text:p>82.0655</text:p>
              </table:table-cell>
              <table:table-cell office:value-type="float" office:value="82.0947">
                <text:p>82.0947</text:p>
              </table:table-cell>
              <table:table-cell office:value-type="float" office:value="81.9704">
                <text:p>81.9704</text:p>
              </table:table-cell>
              <table:table-cell office:value-type="float" office:value="82.1716">
                <text:p>82.1716</text:p>
              </table:table-cell>
              <table:table-cell office:value-type="float" office:value="82.1976">
                <text:p>82.1976</text:p>
              </table:table-cell>
              <table:table-cell office:value-type="float" office:value="82.2321">
                <text:p>82.2321</text:p>
              </table:table-cell>
              <table:table-cell office:value-type="float" office:value="82.0904">
                <text:p>82.0904</text:p>
              </table:table-cell>
              <table:table-cell office:value-type="float" office:value="82.1697">
                <text:p>82.1697</text:p>
              </table:table-cell>
              <table:table-cell office:value-type="float" office:value="82.369">
                <text:p>82.369</text:p>
              </table:table-cell>
              <table:table-cell office:value-type="float" office:value="82.3155">
                <text:p>82.3155</text:p>
              </table:table-cell>
              <table:table-cell office:value-type="float" office:value="82.3095">
                <text:p>82.3095</text:p>
              </table:table-cell>
              <table:table-cell office:value-type="float" office:value="82.2857">
                <text:p>82.2857</text:p>
              </table:table-cell>
              <table:table-cell office:value-type="float" office:value="82.0947">
                <text:p>82.0947</text:p>
              </table:table-cell>
              <table:table-cell office:value-type="float" office:value="81.9048">
                <text:p>81.9048</text:p>
              </table:table-cell>
              <table:table-cell office:value-type="float" office:value="82.0296">
                <text:p>82.0296</text:p>
              </table:table-cell>
              <table:table-cell office:value-type="float" office:value="81.8512">
                <text:p>81.8512</text:p>
              </table:table-cell>
              <table:table-cell office:value-type="float" office:value="81.8462">
                <text:p>81.8462</text:p>
              </table:table-cell>
              <table:table-cell office:value-type="float" office:value="81.8935">
                <text:p>81.8935</text:p>
              </table:table-cell>
              <table:table-cell office:value-type="float" office:value="81.7811">
                <text:p>81.7811</text:p>
              </table:table-cell>
              <table:table-cell office:value-type="float" office:value="81.7574">
                <text:p>81.7574</text:p>
              </table:table-cell>
            </table:table-row>
            <table:table-row>
              <table:table-cell office:value-type="string">
                <text:p>Spread Distance</text:p>
                <draw:g>
                  <svg:desc>Sheet1.A2:Sheet1.A2</svg:desc>
                </draw:g>
              </table:table-cell>
              <table:table-cell office:value-type="float" office:value="3">
                <text:p>3</text:p>
                <draw:g>
                  <svg:desc>Sheet1.B2:Sheet1.AMJ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3333">
                <text:p>1.33333</text:p>
              </table:table-cell>
              <table:table-cell office:value-type="float" office:value="1.33333">
                <text:p>1.33333</text:p>
              </table:table-cell>
              <table:table-cell office:value-type="float" office:value="1.33333">
                <text:p>1.33333</text:p>
              </table:table-cell>
              <table:table-cell office:value-type="float" office:value="1.33333">
                <text:p>1.33333</text:p>
              </table:table-cell>
              <table:table-cell office:value-type="float" office:value="1.33333">
                <text:p>1.33333</text:p>
              </table:table-cell>
              <table:table-cell office:value-type="float" office:value="1.33333">
                <text:p>1.33333</text:p>
              </table:table-cell>
              <table:table-cell office:value-type="float" office:value="1.33333">
                <text:p>1.33333</text:p>
              </table:table-cell>
              <table:table-cell office:value-type="float" office:value="1.66667">
                <text:p>1.66667</text:p>
              </table:table-cell>
              <table:table-cell office:value-type="float" office:value="1.66667">
                <text:p>1.66667</text:p>
              </table:table-cell>
              <table:table-cell office:value-type="float" office:value="1.66667">
                <text:p>1.66667</text:p>
              </table:table-cell>
              <table:table-cell office:value-type="float" office:value="1.66667">
                <text:p>1.66667</text:p>
              </table:table-cell>
              <table:table-cell office:value-type="float" office:value="1.66667">
                <text:p>1.66667</text:p>
              </table:table-cell>
              <table:table-cell office:value-type="float" office:value="1.66667">
                <text:p>1.66667</text:p>
              </table:table-cell>
              <table:table-cell office:value-type="float" office:value="1.85714">
                <text:p>1.857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2308">
                <text:p>1.92308</text:p>
              </table:table-cell>
              <table:table-cell office:value-type="float" office:value="1.78571">
                <text:p>1.78571</text:p>
              </table:table-cell>
              <table:table-cell office:value-type="float" office:value="2.17647">
                <text:p>2.17647</text:p>
              </table:table-cell>
              <table:table-cell office:value-type="float" office:value="2.25">
                <text:p>2.25</text:p>
              </table:table-cell>
              <table:table-cell office:value-type="float" office:value="2.35">
                <text:p>2.35</text:p>
              </table:table-cell>
              <table:table-cell office:value-type="float" office:value="2.09091">
                <text:p>2.09091</text:p>
              </table:table-cell>
              <table:table-cell office:value-type="float" office:value="2.13636">
                <text:p>2.13636</text:p>
              </table:table-cell>
              <table:table-cell office:value-type="float" office:value="2.04167">
                <text:p>2.04167</text:p>
              </table:table-cell>
              <table:table-cell office:value-type="float" office:value="2.07143">
                <text:p>2.07143</text:p>
              </table:table-cell>
              <table:table-cell office:value-type="float" office:value="2.13793">
                <text:p>2.13793</text:p>
              </table:table-cell>
              <table:table-cell office:value-type="float" office:value="2.13333">
                <text:p>2.13333</text:p>
              </table:table-cell>
              <table:table-cell office:value-type="float" office:value="2.24242">
                <text:p>2.24242</text:p>
              </table:table-cell>
              <table:table-cell office:value-type="float" office:value="2.31429">
                <text:p>2.31429</text:p>
              </table:table-cell>
              <table:table-cell office:value-type="float" office:value="2.575">
                <text:p>2.575</text:p>
              </table:table-cell>
              <table:table-cell office:value-type="float" office:value="2.69565">
                <text:p>2.69565</text:p>
              </table:table-cell>
              <table:table-cell office:value-type="float" office:value="2.73469">
                <text:p>2.73469</text:p>
              </table:table-cell>
              <table:table-cell office:value-type="float" office:value="2.7551">
                <text:p>2.7551</text:p>
              </table:table-cell>
              <table:table-cell office:value-type="float" office:value="2.88462">
                <text:p>2.88462</text:p>
              </table:table-cell>
              <table:table-cell office:value-type="float" office:value="2.87273">
                <text:p>2.87273</text:p>
              </table:table-cell>
              <table:table-cell office:value-type="float" office:value="2.89655">
                <text:p>2.89655</text:p>
              </table:table-cell>
              <table:table-cell office:value-type="float" office:value="2.98276">
                <text:p>2.98276</text:p>
              </table:table-cell>
              <table:table-cell office:value-type="float" office:value="3.07937">
                <text:p>3.07937</text:p>
              </table:table-cell>
              <table:table-cell office:value-type="float" office:value="3.16438">
                <text:p>3.16438</text:p>
              </table:table-cell>
              <table:table-cell office:value-type="float" office:value="3.16456">
                <text:p>3.16456</text:p>
              </table:table-cell>
              <table:table-cell office:value-type="float" office:value="3.175">
                <text:p>3.175</text:p>
              </table:table-cell>
              <table:table-cell office:value-type="float" office:value="3.2125">
                <text:p>3.2125</text:p>
              </table:table-cell>
              <table:table-cell office:value-type="float" office:value="3.2561">
                <text:p>3.2561</text:p>
              </table:table-cell>
              <table:table-cell office:value-type="float" office:value="3.27381">
                <text:p>3.27381</text:p>
              </table:table-cell>
              <table:table-cell office:value-type="float" office:value="3.26506">
                <text:p>3.26506</text:p>
              </table:table-cell>
              <table:table-cell office:value-type="float" office:value="3.30682">
                <text:p>3.30682</text:p>
              </table:table-cell>
              <table:table-cell office:value-type="float" office:value="3.42391">
                <text:p>3.42391</text:p>
              </table:table-cell>
              <table:table-cell office:value-type="float" office:value="3.38889">
                <text:p>3.38889</text:p>
              </table:table-cell>
              <table:table-cell office:value-type="float" office:value="3.13483">
                <text:p>3.13483</text:p>
              </table:table-cell>
              <table:table-cell office:value-type="float" office:value="3.17895">
                <text:p>3.17895</text:p>
              </table:table-cell>
              <table:table-cell office:value-type="float" office:value="3.22857">
                <text:p>3.22857</text:p>
              </table:table-cell>
              <table:table-cell office:value-type="float" office:value="3.29091">
                <text:p>3.29091</text:p>
              </table:table-cell>
              <table:table-cell office:value-type="float" office:value="3.44262">
                <text:p>3.44262</text:p>
              </table:table-cell>
              <table:table-cell office:value-type="float" office:value="3.552">
                <text:p>3.552</text:p>
              </table:table-cell>
              <table:table-cell office:value-type="float" office:value="3.53571">
                <text:p>3.53571</text:p>
              </table:table-cell>
              <table:table-cell office:value-type="float" office:value="3.50735">
                <text:p>3.50735</text:p>
              </table:table-cell>
              <table:table-cell office:value-type="float" office:value="3.5">
                <text:p>3.5</text:p>
              </table:table-cell>
              <table:table-cell office:value-type="float" office:value="3.47619">
                <text:p>3.47619</text:p>
              </table:table-cell>
              <table:table-cell office:value-type="float" office:value="3.39726">
                <text:p>3.39726</text:p>
              </table:table-cell>
              <table:table-cell office:value-type="float" office:value="3.33333">
                <text:p>3.33333</text:p>
              </table:table-cell>
              <table:table-cell office:value-type="float" office:value="3.17808">
                <text:p>3.17808</text:p>
              </table:table-cell>
              <table:table-cell office:value-type="float" office:value="3.21088">
                <text:p>3.21088</text:p>
              </table:table-cell>
              <table:table-cell office:value-type="float" office:value="3.18667">
                <text:p>3.18667</text:p>
              </table:table-cell>
              <table:table-cell office:value-type="float" office:value="3.11806">
                <text:p>3.11806</text:p>
              </table:table-cell>
              <table:table-cell office:value-type="float" office:value="3.10345">
                <text:p>3.10345</text:p>
              </table:table-cell>
              <table:table-cell office:value-type="float" office:value="3.25">
                <text:p>3.25</text:p>
              </table:table-cell>
              <table:table-cell office:value-type="float" office:value="3.12245">
                <text:p>3.12245</text:p>
              </table:table-cell>
              <table:table-cell office:value-type="float" office:value="3.06579">
                <text:p>3.06579</text:p>
              </table:table-cell>
              <table:table-cell office:value-type="float" office:value="3.01987">
                <text:p>3.01987</text:p>
              </table:table-cell>
              <table:table-cell office:value-type="float" office:value="2.96622">
                <text:p>2.96622</text:p>
              </table:table-cell>
              <table:table-cell office:value-type="float" office:value="2.87248">
                <text:p>2.87248</text:p>
              </table:table-cell>
              <table:table-cell office:value-type="float" office:value="2.78571">
                <text:p>2.78571</text:p>
              </table:table-cell>
              <table:table-cell office:value-type="float" office:value="2.79167">
                <text:p>2.79167</text:p>
              </table:table-cell>
              <table:table-cell office:value-type="float" office:value="2.83893">
                <text:p>2.83893</text:p>
              </table:table-cell>
              <table:table-cell office:value-type="float" office:value="2.72258">
                <text:p>2.72258</text:p>
              </table:table-cell>
              <table:table-cell office:value-type="float" office:value="2.64744">
                <text:p>2.64744</text:p>
              </table:table-cell>
              <table:table-cell office:value-type="float" office:value="2.56129">
                <text:p>2.56129</text:p>
              </table:table-cell>
              <table:table-cell office:value-type="float" office:value="2.50633">
                <text:p>2.50633</text:p>
              </table:table-cell>
              <table:table-cell office:value-type="float" office:value="2.43038">
                <text:p>2.43038</text:p>
              </table:table-cell>
              <table:table-cell office:value-type="float" office:value="2.29032">
                <text:p>2.29032</text:p>
              </table:table-cell>
              <table:table-cell office:value-type="float" office:value="2.24841">
                <text:p>2.24841</text:p>
              </table:table-cell>
              <table:table-cell office:value-type="float" office:value="2.23125">
                <text:p>2.23125</text:p>
              </table:table-cell>
              <table:table-cell office:value-type="float" office:value="2.16667">
                <text:p>2.16667</text:p>
              </table:table-cell>
              <table:table-cell office:value-type="float" office:value="2.26752">
                <text:p>2.26752</text:p>
              </table:table-cell>
              <table:table-cell office:value-type="float" office:value="2.32704">
                <text:p>2.32704</text:p>
              </table:table-cell>
              <table:table-cell office:value-type="float" office:value="2.40625">
                <text:p>2.40625</text:p>
              </table:table-cell>
              <table:table-cell office:value-type="float" office:value="2.36875">
                <text:p>2.36875</text:p>
              </table:table-cell>
              <table:table-cell office:value-type="float" office:value="2.31013">
                <text:p>2.31013</text:p>
              </table:table-cell>
              <table:table-cell office:value-type="float" office:value="2.23718">
                <text:p>2.23718</text:p>
              </table:table-cell>
              <table:table-cell office:value-type="float" office:value="2.15">
                <text:p>2.15</text:p>
              </table:table-cell>
              <table:table-cell office:value-type="float" office:value="2.18902">
                <text:p>2.18902</text:p>
              </table:table-cell>
              <table:table-cell office:value-type="float" office:value="2.18902">
                <text:p>2.18902</text:p>
              </table:table-cell>
              <table:table-cell office:value-type="float" office:value="2.18788">
                <text:p>2.18788</text:p>
              </table:table-cell>
              <table:table-cell office:value-type="float" office:value="2.1227">
                <text:p>2.1227</text:p>
              </table:table-cell>
              <table:table-cell office:value-type="float" office:value="2.19018">
                <text:p>2.19018</text:p>
              </table:table-cell>
              <table:table-cell office:value-type="float" office:value="2.16564">
                <text:p>2.16564</text:p>
              </table:table-cell>
              <table:table-cell office:value-type="float" office:value="2.08228">
                <text:p>2.08228</text:p>
              </table:table-cell>
              <table:table-cell office:value-type="float" office:value="2.20732">
                <text:p>2.20732</text:p>
              </table:table-cell>
              <table:table-cell office:value-type="float" office:value="2.23926">
                <text:p>2.23926</text:p>
              </table:table-cell>
              <table:table-cell office:value-type="float" office:value="2.28659">
                <text:p>2.28659</text:p>
              </table:table-cell>
              <table:table-cell office:value-type="float" office:value="2.36196">
                <text:p>2.36196</text:p>
              </table:table-cell>
              <table:table-cell office:value-type="float" office:value="2.26875">
                <text:p>2.26875</text:p>
              </table:table-cell>
              <table:table-cell office:value-type="float" office:value="2.32927">
                <text:p>2.32927</text:p>
              </table:table-cell>
              <table:table-cell office:value-type="float" office:value="2.37195">
                <text:p>2.37195</text:p>
              </table:table-cell>
              <table:table-cell office:value-type="float" office:value="2.35928">
                <text:p>2.35928</text:p>
              </table:table-cell>
              <table:table-cell office:value-type="float" office:value="2.35542">
                <text:p>2.35542</text:p>
              </table:table-cell>
              <table:table-cell office:value-type="float" office:value="2.36585">
                <text:p>2.36585</text:p>
              </table:table-cell>
              <table:table-cell office:value-type="float" office:value="2.30675">
                <text:p>2.30675</text:p>
              </table:table-cell>
              <table:table-cell office:value-type="float" office:value="2.36585">
                <text:p>2.36585</text:p>
              </table:table-cell>
              <table:table-cell office:value-type="float" office:value="2.41566">
                <text:p>2.41566</text:p>
              </table:table-cell>
              <table:table-cell office:value-type="float" office:value="2.4">
                <text:p>2.4</text:p>
              </table:table-cell>
              <table:table-cell office:value-type="float" office:value="2.41718">
                <text:p>2.41718</text:p>
              </table:table-cell>
              <table:table-cell office:value-type="float" office:value="2.39759">
                <text:p>2.39759</text:p>
              </table:table-cell>
              <table:table-cell office:value-type="float" office:value="2.42515">
                <text:p>2.42515</text:p>
              </table:table-cell>
              <table:table-cell office:value-type="float" office:value="2.33129">
                <text:p>2.33129</text:p>
              </table:table-cell>
              <table:table-cell office:value-type="float" office:value="2.41071">
                <text:p>2.41071</text:p>
              </table:table-cell>
              <table:table-cell office:value-type="float" office:value="2.44643">
                <text:p>2.44643</text:p>
              </table:table-cell>
              <table:table-cell office:value-type="float" office:value="2.37349">
                <text:p>2.37349</text:p>
              </table:table-cell>
              <table:table-cell office:value-type="float" office:value="2.36145">
                <text:p>2.36145</text:p>
              </table:table-cell>
              <table:table-cell office:value-type="float" office:value="2.375">
                <text:p>2.375</text:p>
              </table:table-cell>
              <table:table-cell office:value-type="float" office:value="2.38554">
                <text:p>2.38554</text:p>
              </table:table-cell>
              <table:table-cell office:value-type="float" office:value="2.27879">
                <text:p>2.27879</text:p>
              </table:table-cell>
              <table:table-cell office:value-type="float" office:value="2.34132">
                <text:p>2.34132</text:p>
              </table:table-cell>
              <table:table-cell office:value-type="float" office:value="2.40361">
                <text:p>2.40361</text:p>
              </table:table-cell>
              <table:table-cell office:value-type="float" office:value="2.33533">
                <text:p>2.33533</text:p>
              </table:table-cell>
              <table:table-cell office:value-type="float" office:value="2.32934">
                <text:p>2.32934</text:p>
              </table:table-cell>
              <table:table-cell office:value-type="float" office:value="2.33728">
                <text:p>2.33728</text:p>
              </table:table-cell>
              <table:table-cell office:value-type="float" office:value="2.28743">
                <text:p>2.28743</text:p>
              </table:table-cell>
              <table:table-cell office:value-type="float" office:value="2.30303">
                <text:p>2.30303</text:p>
              </table:table-cell>
              <table:table-cell office:value-type="float" office:value="2.4303">
                <text:p>2.4303</text:p>
              </table:table-cell>
              <table:table-cell office:value-type="float" office:value="2.4759">
                <text:p>2.4759</text:p>
              </table:table-cell>
              <table:table-cell office:value-type="float" office:value="2.3697">
                <text:p>2.3697</text:p>
              </table:table-cell>
              <table:table-cell office:value-type="float" office:value="2.3631">
                <text:p>2.3631</text:p>
              </table:table-cell>
              <table:table-cell office:value-type="float" office:value="2.20732">
                <text:p>2.20732</text:p>
              </table:table-cell>
              <table:table-cell office:value-type="float" office:value="2.36095">
                <text:p>2.36095</text:p>
              </table:table-cell>
              <table:table-cell office:value-type="float" office:value="2.30723">
                <text:p>2.30723</text:p>
              </table:table-cell>
              <table:table-cell office:value-type="float" office:value="2.31138">
                <text:p>2.31138</text:p>
              </table:table-cell>
              <table:table-cell office:value-type="float" office:value="2.25">
                <text:p>2.25</text:p>
              </table:table-cell>
              <table:table-cell office:value-type="float" office:value="2.31138">
                <text:p>2.31138</text:p>
              </table:table-cell>
              <table:table-cell office:value-type="float" office:value="2.31928">
                <text:p>2.31928</text:p>
              </table:table-cell>
              <table:table-cell office:value-type="float" office:value="2.39286">
                <text:p>2.39286</text:p>
              </table:table-cell>
              <table:table-cell office:value-type="float" office:value="2.31928">
                <text:p>2.31928</text:p>
              </table:table-cell>
              <table:table-cell office:value-type="float" office:value="2.37725">
                <text:p>2.37725</text:p>
              </table:table-cell>
              <table:table-cell office:value-type="float" office:value="2.38323">
                <text:p>2.38323</text:p>
              </table:table-cell>
              <table:table-cell office:value-type="float" office:value="2.3012">
                <text:p>2.3012</text:p>
              </table:table-cell>
              <table:table-cell office:value-type="float" office:value="2.25595">
                <text:p>2.25595</text:p>
              </table:table-cell>
              <table:table-cell office:value-type="float" office:value="2.26627">
                <text:p>2.26627</text:p>
              </table:table-cell>
              <table:table-cell office:value-type="float" office:value="2.28313">
                <text:p>2.28313</text:p>
              </table:table-cell>
              <table:table-cell office:value-type="float" office:value="2.34524">
                <text:p>2.34524</text:p>
              </table:table-cell>
              <table:table-cell office:value-type="float" office:value="2.35503">
                <text:p>2.35503</text:p>
              </table:table-cell>
              <table:table-cell office:value-type="float" office:value="2.35503">
                <text:p>2.35503</text:p>
              </table:table-cell>
              <table:table-cell office:value-type="float" office:value="2.31737">
                <text:p>2.31737</text:p>
              </table:table-cell>
              <table:table-cell office:value-type="float" office:value="2.23214">
                <text:p>2.23214</text:p>
              </table:table-cell>
              <table:table-cell office:value-type="float" office:value="2.1976">
                <text:p>2.1976</text:p>
              </table:table-cell>
              <table:table-cell office:value-type="float" office:value="2.18935">
                <text:p>2.18935</text:p>
              </table:table-cell>
              <table:table-cell office:value-type="float" office:value="2.1716">
                <text:p>2.1716</text:p>
              </table:table-cell>
              <table:table-cell office:value-type="float" office:value="2.2381">
                <text:p>2.2381</text:p>
              </table:table-cell>
              <table:table-cell office:value-type="float" office:value="2.2515">
                <text:p>2.2515</text:p>
              </table:table-cell>
              <table:table-cell office:value-type="float" office:value="2.29341">
                <text:p>2.29341</text:p>
              </table:table-cell>
              <table:table-cell office:value-type="float" office:value="2.28571">
                <text:p>2.28571</text:p>
              </table:table-cell>
              <table:table-cell office:value-type="float" office:value="2.32317">
                <text:p>2.32317</text:p>
              </table:table-cell>
              <table:table-cell office:value-type="float" office:value="2.35976">
                <text:p>2.35976</text:p>
              </table:table-cell>
              <table:table-cell office:value-type="float" office:value="2.36585">
                <text:p>2.36585</text:p>
              </table:table-cell>
              <table:table-cell office:value-type="float" office:value="2.39024">
                <text:p>2.39024</text:p>
              </table:table-cell>
              <table:table-cell office:value-type="float" office:value="2.44578">
                <text:p>2.44578</text:p>
              </table:table-cell>
              <table:table-cell office:value-type="float" office:value="2.41212">
                <text:p>2.41212</text:p>
              </table:table-cell>
              <table:table-cell office:value-type="float" office:value="2.34545">
                <text:p>2.34545</text:p>
              </table:table-cell>
              <table:table-cell office:value-type="float" office:value="2.40719">
                <text:p>2.40719</text:p>
              </table:table-cell>
              <table:table-cell office:value-type="float" office:value="2.39759">
                <text:p>2.39759</text:p>
              </table:table-cell>
              <table:table-cell office:value-type="float" office:value="2.39286">
                <text:p>2.39286</text:p>
              </table:table-cell>
              <table:table-cell office:value-type="float" office:value="2.35714">
                <text:p>2.35714</text:p>
              </table:table-cell>
              <table:table-cell office:value-type="float" office:value="2.37952">
                <text:p>2.37952</text:p>
              </table:table-cell>
              <table:table-cell office:value-type="float" office:value="2.4012">
                <text:p>2.4012</text:p>
              </table:table-cell>
              <table:table-cell office:value-type="float" office:value="2.47904">
                <text:p>2.47904</text:p>
              </table:table-cell>
              <table:table-cell office:value-type="float" office:value="2.43636">
                <text:p>2.43636</text:p>
              </table:table-cell>
              <table:table-cell office:value-type="float" office:value="2.4759">
                <text:p>2.4759</text:p>
              </table:table-cell>
              <table:table-cell office:value-type="float" office:value="2.47024">
                <text:p>2.47024</text:p>
              </table:table-cell>
              <table:table-cell office:value-type="float" office:value="2.4012">
                <text:p>2.4012</text:p>
              </table:table-cell>
              <table:table-cell office:value-type="float" office:value="2.46746">
                <text:p>2.46746</text:p>
              </table:table-cell>
              <table:table-cell office:value-type="float" office:value="2.47024">
                <text:p>2.47024</text:p>
              </table:table-cell>
              <table:table-cell office:value-type="float" office:value="2.51786">
                <text:p>2.51786</text:p>
              </table:table-cell>
              <table:table-cell office:value-type="float" office:value="2.45181">
                <text:p>2.45181</text:p>
              </table:table-cell>
              <table:table-cell office:value-type="float" office:value="2.43636">
                <text:p>2.43636</text:p>
              </table:table-cell>
              <table:table-cell office:value-type="float" office:value="2.41071">
                <text:p>2.41071</text:p>
              </table:table-cell>
              <table:table-cell office:value-type="float" office:value="2.32727">
                <text:p>2.32727</text:p>
              </table:table-cell>
              <table:table-cell office:value-type="float" office:value="2.37576">
                <text:p>2.37576</text:p>
              </table:table-cell>
              <table:table-cell office:value-type="float" office:value="2.37576">
                <text:p>2.37576</text:p>
              </table:table-cell>
              <table:table-cell office:value-type="float" office:value="2.40476">
                <text:p>2.40476</text:p>
              </table:table-cell>
              <table:table-cell office:value-type="float" office:value="2.32934">
                <text:p>2.32934</text:p>
              </table:table-cell>
              <table:table-cell office:value-type="float" office:value="2.3631">
                <text:p>2.3631</text:p>
              </table:table-cell>
              <table:table-cell office:value-type="float" office:value="2.30909">
                <text:p>2.30909</text:p>
              </table:table-cell>
              <table:table-cell office:value-type="float" office:value="2.32143">
                <text:p>2.32143</text:p>
              </table:table-cell>
              <table:table-cell office:value-type="float" office:value="2.33728">
                <text:p>2.33728</text:p>
              </table:table-cell>
              <table:table-cell office:value-type="float" office:value="2.40719">
                <text:p>2.40719</text:p>
              </table:table-cell>
              <table:table-cell office:value-type="float" office:value="2.42262">
                <text:p>2.42262</text:p>
              </table:table-cell>
              <table:table-cell office:value-type="float" office:value="2.39645">
                <text:p>2.39645</text:p>
              </table:table-cell>
              <table:table-cell office:value-type="float" office:value="2.3631">
                <text:p>2.3631</text:p>
              </table:table-cell>
              <table:table-cell office:value-type="float" office:value="2.37725">
                <text:p>2.37725</text:p>
              </table:table-cell>
              <table:table-cell office:value-type="float" office:value="2.47929">
                <text:p>2.47929</text:p>
              </table:table-cell>
              <table:table-cell office:value-type="float" office:value="2.50296">
                <text:p>2.50296</text:p>
              </table:table-cell>
              <table:table-cell office:value-type="float" office:value="2.46429">
                <text:p>2.46429</text:p>
              </table:table-cell>
              <table:table-cell office:value-type="float" office:value="2.33533">
                <text:p>2.33533</text:p>
              </table:table-cell>
              <table:table-cell office:value-type="float" office:value="2.38323">
                <text:p>2.38323</text:p>
              </table:table-cell>
              <table:table-cell office:value-type="float" office:value="2.46746">
                <text:p>2.46746</text:p>
              </table:table-cell>
              <table:table-cell office:value-type="float" office:value="2.41071">
                <text:p>2.41071</text:p>
              </table:table-cell>
              <table:table-cell office:value-type="float" office:value="2.34731">
                <text:p>2.34731</text:p>
              </table:table-cell>
              <table:table-cell office:value-type="float" office:value="2.3012">
                <text:p>2.3012</text:p>
              </table:table-cell>
              <table:table-cell office:value-type="float" office:value="2.23353">
                <text:p>2.23353</text:p>
              </table:table-cell>
              <table:table-cell office:value-type="float" office:value="2.23669">
                <text:p>2.23669</text:p>
              </table:table-cell>
              <table:table-cell office:value-type="float" office:value="2.25748">
                <text:p>2.25748</text:p>
              </table:table-cell>
              <table:table-cell office:value-type="float" office:value="2.22024">
                <text:p>2.22024</text:p>
              </table:table-cell>
              <table:table-cell office:value-type="float" office:value="2.22619">
                <text:p>2.22619</text:p>
              </table:table-cell>
              <table:table-cell office:value-type="float" office:value="2.22485">
                <text:p>2.22485</text:p>
              </table:table-cell>
              <table:table-cell office:value-type="float" office:value="2.25444">
                <text:p>2.25444</text:p>
              </table:table-cell>
              <table:table-cell office:value-type="float" office:value="2.20958">
                <text:p>2.20958</text:p>
              </table:table-cell>
              <table:table-cell office:value-type="float" office:value="2.23214">
                <text:p>2.23214</text:p>
              </table:table-cell>
              <table:table-cell office:value-type="float" office:value="2.29167">
                <text:p>2.29167</text:p>
              </table:table-cell>
              <table:table-cell office:value-type="float" office:value="2.26786">
                <text:p>2.26786</text:p>
              </table:table-cell>
              <table:table-cell office:value-type="float" office:value="2.2515">
                <text:p>2.2515</text:p>
              </table:table-cell>
              <table:table-cell office:value-type="float" office:value="2.25">
                <text:p>2.25</text:p>
              </table:table-cell>
              <table:table-cell office:value-type="float" office:value="2.2381">
                <text:p>2.2381</text:p>
              </table:table-cell>
              <table:table-cell office:value-type="float" office:value="2.2619">
                <text:p>2.2619</text:p>
              </table:table-cell>
              <table:table-cell office:value-type="float" office:value="2.31138">
                <text:p>2.31138</text:p>
              </table:table-cell>
              <table:table-cell office:value-type="float" office:value="2.33533">
                <text:p>2.33533</text:p>
              </table:table-cell>
              <table:table-cell office:value-type="float" office:value="2.4012">
                <text:p>2.4012</text:p>
              </table:table-cell>
              <table:table-cell office:value-type="float" office:value="2.42515">
                <text:p>2.42515</text:p>
              </table:table-cell>
              <table:table-cell office:value-type="float" office:value="2.37126">
                <text:p>2.37126</text:p>
              </table:table-cell>
              <table:table-cell office:value-type="float" office:value="2.37725">
                <text:p>2.37725</text:p>
              </table:table-cell>
              <table:table-cell office:value-type="float" office:value="2.37126">
                <text:p>2.37126</text:p>
              </table:table-cell>
              <table:table-cell office:value-type="float" office:value="2.31138">
                <text:p>2.31138</text:p>
              </table:table-cell>
              <table:table-cell office:value-type="float" office:value="2.24551">
                <text:p>2.24551</text:p>
              </table:table-cell>
              <table:table-cell office:value-type="float" office:value="2.27879">
                <text:p>2.27879</text:p>
              </table:table-cell>
              <table:table-cell office:value-type="float" office:value="2.32544">
                <text:p>2.32544</text:p>
              </table:table-cell>
              <table:table-cell office:value-type="float" office:value="2.35928">
                <text:p>2.35928</text:p>
              </table:table-cell>
              <table:table-cell office:value-type="float" office:value="2.39645">
                <text:p>2.39645</text:p>
              </table:table-cell>
              <table:table-cell office:value-type="float" office:value="2.39286">
                <text:p>2.39286</text:p>
              </table:table-cell>
              <table:table-cell office:value-type="float" office:value="2.45562">
                <text:p>2.45562</text:p>
              </table:table-cell>
              <table:table-cell office:value-type="float" office:value="2.44643">
                <text:p>2.44643</text:p>
              </table:table-cell>
              <table:table-cell office:value-type="float" office:value="2.44643">
                <text:p>2.44643</text:p>
              </table:table-cell>
              <table:table-cell office:value-type="float" office:value="2.3869">
                <text:p>2.3869</text:p>
              </table:table-cell>
              <table:table-cell office:value-type="float" office:value="2.33728">
                <text:p>2.33728</text:p>
              </table:table-cell>
              <table:table-cell office:value-type="float" office:value="2.36686">
                <text:p>2.36686</text:p>
              </table:table-cell>
              <table:table-cell office:value-type="float" office:value="2.37278">
                <text:p>2.37278</text:p>
              </table:table-cell>
              <table:table-cell office:value-type="float" office:value="2.38462">
                <text:p>2.38462</text:p>
              </table:table-cell>
              <table:table-cell office:value-type="float" office:value="2.35119">
                <text:p>2.35119</text:p>
              </table:table-cell>
              <table:table-cell office:value-type="float" office:value="2.3787">
                <text:p>2.3787</text:p>
              </table:table-cell>
              <table:table-cell office:value-type="float" office:value="2.28571">
                <text:p>2.28571</text:p>
              </table:table-cell>
              <table:table-cell office:value-type="float" office:value="2.19162">
                <text:p>2.19162</text:p>
              </table:table-cell>
              <table:table-cell office:value-type="float" office:value="2.27811">
                <text:p>2.27811</text:p>
              </table:table-cell>
              <table:table-cell office:value-type="float" office:value="2.25595">
                <text:p>2.25595</text:p>
              </table:table-cell>
              <table:table-cell office:value-type="float" office:value="2.24405">
                <text:p>2.24405</text:p>
              </table:table-cell>
              <table:table-cell office:value-type="float" office:value="2.27219">
                <text:p>2.27219</text:p>
              </table:table-cell>
              <table:table-cell office:value-type="float" office:value="2.27811">
                <text:p>2.27811</text:p>
              </table:table-cell>
              <table:table-cell office:value-type="float" office:value="2.28994">
                <text:p>2.28994</text:p>
              </table:table-cell>
              <table:table-cell office:value-type="float" office:value="2.29586">
                <text:p>2.29586</text:p>
              </table:table-cell>
              <table:table-cell office:value-type="float" office:value="2.30952">
                <text:p>2.30952</text:p>
              </table:table-cell>
              <table:table-cell office:value-type="float" office:value="2.31737">
                <text:p>2.31737</text:p>
              </table:table-cell>
              <table:table-cell office:value-type="float" office:value="2.27108">
                <text:p>2.27108</text:p>
              </table:table-cell>
              <table:table-cell office:value-type="float" office:value="2.30952">
                <text:p>2.30952</text:p>
              </table:table-cell>
              <table:table-cell office:value-type="float" office:value="2.2381">
                <text:p>2.2381</text:p>
              </table:table-cell>
              <table:table-cell office:value-type="float" office:value="2.25">
                <text:p>2.25</text:p>
              </table:table-cell>
              <table:table-cell office:value-type="float" office:value="2.19527">
                <text:p>2.19527</text:p>
              </table:table-cell>
              <table:table-cell office:value-type="float" office:value="2.21894">
                <text:p>2.21894</text:p>
              </table:table-cell>
              <table:table-cell office:value-type="float" office:value="2.24551">
                <text:p>2.24551</text:p>
              </table:table-cell>
              <table:table-cell office:value-type="float" office:value="2.30952">
                <text:p>2.30952</text:p>
              </table:table-cell>
              <table:table-cell office:value-type="float" office:value="2.32335">
                <text:p>2.32335</text:p>
              </table:table-cell>
              <table:table-cell office:value-type="float" office:value="2.32934">
                <text:p>2.32934</text:p>
              </table:table-cell>
              <table:table-cell office:value-type="float" office:value="2.36095">
                <text:p>2.36095</text:p>
              </table:table-cell>
              <table:table-cell office:value-type="float" office:value="2.36686">
                <text:p>2.36686</text:p>
              </table:table-cell>
              <table:table-cell office:value-type="float" office:value="2.34911">
                <text:p>2.34911</text:p>
              </table:table-cell>
              <table:table-cell office:value-type="float" office:value="2.27976">
                <text:p>2.27976</text:p>
              </table:table-cell>
              <table:table-cell office:value-type="float" office:value="2.24551">
                <text:p>2.24551</text:p>
              </table:table-cell>
              <table:table-cell office:value-type="float" office:value="2.2426">
                <text:p>2.2426</text:p>
              </table:table-cell>
              <table:table-cell office:value-type="float" office:value="2.20833">
                <text:p>2.20833</text:p>
              </table:table-cell>
              <table:table-cell office:value-type="float" office:value="2.27219">
                <text:p>2.27219</text:p>
              </table:table-cell>
              <table:table-cell office:value-type="float" office:value="2.31361">
                <text:p>2.31361</text:p>
              </table:table-cell>
              <table:table-cell office:value-type="float" office:value="2.33136">
                <text:p>2.33136</text:p>
              </table:table-cell>
              <table:table-cell office:value-type="float" office:value="2.36095">
                <text:p>2.36095</text:p>
              </table:table-cell>
              <table:table-cell office:value-type="float" office:value="2.35503">
                <text:p>2.35503</text:p>
              </table:table-cell>
              <table:table-cell office:value-type="float" office:value="2.27219">
                <text:p>2.27219</text:p>
              </table:table-cell>
              <table:table-cell office:value-type="float" office:value="2.29586">
                <text:p>2.29586</text:p>
              </table:table-cell>
              <table:table-cell office:value-type="float" office:value="2.36905">
                <text:p>2.36905</text:p>
              </table:table-cell>
              <table:table-cell office:value-type="float" office:value="2.36686">
                <text:p>2.36686</text:p>
              </table:table-cell>
              <table:table-cell office:value-type="float" office:value="2.36686">
                <text:p>2.36686</text:p>
              </table:table-cell>
              <table:table-cell office:value-type="float" office:value="2.3631">
                <text:p>2.3631</text:p>
              </table:table-cell>
              <table:table-cell office:value-type="float" office:value="2.48521">
                <text:p>2.48521</text:p>
              </table:table-cell>
              <table:table-cell office:value-type="float" office:value="2.50296">
                <text:p>2.50296</text:p>
              </table:table-cell>
              <table:table-cell office:value-type="float" office:value="2.43787">
                <text:p>2.43787</text:p>
              </table:table-cell>
              <table:table-cell office:value-type="float" office:value="2.43195">
                <text:p>2.43195</text:p>
              </table:table-cell>
              <table:table-cell office:value-type="float" office:value="2.47337">
                <text:p>2.47337</text:p>
              </table:table-cell>
              <table:table-cell office:value-type="float" office:value="2.47619">
                <text:p>2.47619</text:p>
              </table:table-cell>
              <table:table-cell office:value-type="float" office:value="2.49102">
                <text:p>2.49102</text:p>
              </table:table-cell>
              <table:table-cell office:value-type="float" office:value="2.49102">
                <text:p>2.49102</text:p>
              </table:table-cell>
              <table:table-cell office:value-type="float" office:value="2.52976">
                <text:p>2.52976</text:p>
              </table:table-cell>
              <table:table-cell office:value-type="float" office:value="2.52381">
                <text:p>2.52381</text:p>
              </table:table-cell>
              <table:table-cell office:value-type="float" office:value="2.52096">
                <text:p>2.52096</text:p>
              </table:table-cell>
              <table:table-cell office:value-type="float" office:value="2.57143">
                <text:p>2.57143</text:p>
              </table:table-cell>
              <table:table-cell office:value-type="float" office:value="2.5503">
                <text:p>2.5503</text:p>
              </table:table-cell>
              <table:table-cell office:value-type="float" office:value="2.47305">
                <text:p>2.47305</text:p>
              </table:table-cell>
              <table:table-cell office:value-type="float" office:value="2.47904">
                <text:p>2.47904</text:p>
              </table:table-cell>
              <table:table-cell office:value-type="float" office:value="2.46746">
                <text:p>2.46746</text:p>
              </table:table-cell>
              <table:table-cell office:value-type="float" office:value="2.48521">
                <text:p>2.48521</text:p>
              </table:table-cell>
              <table:table-cell office:value-type="float" office:value="2.46154">
                <text:p>2.46154</text:p>
              </table:table-cell>
              <table:table-cell office:value-type="float" office:value="2.51479">
                <text:p>2.51479</text:p>
              </table:table-cell>
              <table:table-cell office:value-type="float" office:value="2.52663">
                <text:p>2.52663</text:p>
              </table:table-cell>
              <table:table-cell office:value-type="float" office:value="2.52695">
                <text:p>2.52695</text:p>
              </table:table-cell>
              <table:table-cell office:value-type="float" office:value="2.51786">
                <text:p>2.51786</text:p>
              </table:table-cell>
              <table:table-cell office:value-type="float" office:value="2.52071">
                <text:p>2.52071</text:p>
              </table:table-cell>
              <table:table-cell office:value-type="float" office:value="2.48521">
                <text:p>2.48521</text:p>
              </table:table-cell>
              <table:table-cell office:value-type="float" office:value="2.52071">
                <text:p>2.52071</text:p>
              </table:table-cell>
              <table:table-cell office:value-type="float" office:value="2.4881">
                <text:p>2.4881</text:p>
              </table:table-cell>
              <table:table-cell office:value-type="float" office:value="2.51497">
                <text:p>2.51497</text:p>
              </table:table-cell>
              <table:table-cell office:value-type="float" office:value="2.57988">
                <text:p>2.57988</text:p>
              </table:table-cell>
              <table:table-cell office:value-type="float" office:value="2.58929">
                <text:p>2.58929</text:p>
              </table:table-cell>
              <table:table-cell office:value-type="float" office:value="2.57738">
                <text:p>2.57738</text:p>
              </table:table-cell>
              <table:table-cell office:value-type="float" office:value="2.57396">
                <text:p>2.57396</text:p>
              </table:table-cell>
              <table:table-cell office:value-type="float" office:value="2.55621">
                <text:p>2.55621</text:p>
              </table:table-cell>
              <table:table-cell office:value-type="float" office:value="2.52071">
                <text:p>2.52071</text:p>
              </table:table-cell>
              <table:table-cell office:value-type="float" office:value="2.52976">
                <text:p>2.52976</text:p>
              </table:table-cell>
              <table:table-cell office:value-type="float" office:value="2.57143">
                <text:p>2.57143</text:p>
              </table:table-cell>
              <table:table-cell office:value-type="float" office:value="2.55952">
                <text:p>2.55952</text:p>
              </table:table-cell>
              <table:table-cell office:value-type="float" office:value="2.53293">
                <text:p>2.53293</text:p>
              </table:table-cell>
              <table:table-cell office:value-type="float" office:value="2.57738">
                <text:p>2.57738</text:p>
              </table:table-cell>
              <table:table-cell office:value-type="float" office:value="2.5988">
                <text:p>2.5988</text:p>
              </table:table-cell>
              <table:table-cell office:value-type="float" office:value="2.6213">
                <text:p>2.6213</text:p>
              </table:table-cell>
              <table:table-cell office:value-type="float" office:value="2.59524">
                <text:p>2.59524</text:p>
              </table:table-cell>
              <table:table-cell office:value-type="float" office:value="2.60714">
                <text:p>2.60714</text:p>
              </table:table-cell>
              <table:table-cell office:value-type="float" office:value="2.64497">
                <text:p>2.64497</text:p>
              </table:table-cell>
              <table:table-cell office:value-type="float" office:value="2.66265">
                <text:p>2.66265</text:p>
              </table:table-cell>
              <table:table-cell office:value-type="float" office:value="2.67857">
                <text:p>2.67857</text:p>
              </table:table-cell>
              <table:table-cell office:value-type="float" office:value="2.74556">
                <text:p>2.74556</text:p>
              </table:table-cell>
              <table:table-cell office:value-type="float" office:value="2.75148">
                <text:p>2.75148</text:p>
              </table:table-cell>
              <table:table-cell office:value-type="float" office:value="2.66667">
                <text:p>2.66667</text:p>
              </table:table-cell>
              <table:table-cell office:value-type="float" office:value="2.63314">
                <text:p>2.63314</text:p>
              </table:table-cell>
              <table:table-cell office:value-type="float" office:value="2.58929">
                <text:p>2.58929</text:p>
              </table:table-cell>
              <table:table-cell office:value-type="float" office:value="2.6568">
                <text:p>2.6568</text:p>
              </table:table-cell>
              <table:table-cell office:value-type="float" office:value="2.67066">
                <text:p>2.67066</text:p>
              </table:table-cell>
              <table:table-cell office:value-type="float" office:value="2.66071">
                <text:p>2.66071</text:p>
              </table:table-cell>
              <table:table-cell office:value-type="float" office:value="2.70414">
                <text:p>2.70414</text:p>
              </table:table-cell>
              <table:table-cell office:value-type="float" office:value="2.71598">
                <text:p>2.71598</text:p>
              </table:table-cell>
              <table:table-cell office:value-type="float" office:value="2.73965">
                <text:p>2.73965</text:p>
              </table:table-cell>
              <table:table-cell office:value-type="float" office:value="2.74556">
                <text:p>2.74556</text:p>
              </table:table-cell>
              <table:table-cell office:value-type="float" office:value="2.7929">
                <text:p>2.7929</text:p>
              </table:table-cell>
              <table:table-cell office:value-type="float" office:value="2.82249">
                <text:p>2.82249</text:p>
              </table:table-cell>
              <table:table-cell office:value-type="float" office:value="2.86905">
                <text:p>2.86905</text:p>
              </table:table-cell>
              <table:table-cell office:value-type="float" office:value="2.89286">
                <text:p>2.89286</text:p>
              </table:table-cell>
              <table:table-cell office:value-type="float" office:value="2.89941">
                <text:p>2.89941</text:p>
              </table:table-cell>
              <table:table-cell office:value-type="float" office:value="2.88623">
                <text:p>2.88623</text:p>
              </table:table-cell>
              <table:table-cell office:value-type="float" office:value="2.93452">
                <text:p>2.93452</text:p>
              </table:table-cell>
              <table:table-cell office:value-type="float" office:value="3.01786">
                <text:p>3.01786</text:p>
              </table:table-cell>
              <table:table-cell office:value-type="float" office:value="3.0355">
                <text:p>3.0355</text:p>
              </table:table-cell>
              <table:table-cell office:value-type="float" office:value="3.05357">
                <text:p>3.05357</text:p>
              </table:table-cell>
              <table:table-cell office:value-type="float" office:value="3.01786">
                <text:p>3.01786</text:p>
              </table:table-cell>
              <table:table-cell office:value-type="float" office:value="3.05917">
                <text:p>3.05917</text:p>
              </table:table-cell>
              <table:table-cell office:value-type="float" office:value="3.04734">
                <text:p>3.04734</text:p>
              </table:table-cell>
              <table:table-cell office:value-type="float" office:value="2.98817">
                <text:p>2.98817</text:p>
              </table:table-cell>
              <table:table-cell office:value-type="float" office:value="3.00592">
                <text:p>3.00592</text:p>
              </table:table-cell>
              <table:table-cell office:value-type="float" office:value="3.0355">
                <text:p>3.0355</text:p>
              </table:table-cell>
              <table:table-cell office:value-type="float" office:value="3.07738">
                <text:p>3.07738</text:p>
              </table:table-cell>
              <table:table-cell office:value-type="float" office:value="3.06548">
                <text:p>3.06548</text:p>
              </table:table-cell>
              <table:table-cell office:value-type="float" office:value="3.07101">
                <text:p>3.07101</text:p>
              </table:table-cell>
              <table:table-cell office:value-type="float" office:value="3.08333">
                <text:p>3.08333</text:p>
              </table:table-cell>
              <table:table-cell office:value-type="float" office:value="3.08333">
                <text:p>3.08333</text:p>
              </table:table-cell>
              <table:table-cell office:value-type="float" office:value="3.11905">
                <text:p>3.11905</text:p>
              </table:table-cell>
              <table:table-cell office:value-type="float" office:value="3.14201">
                <text:p>3.14201</text:p>
              </table:table-cell>
              <table:table-cell office:value-type="float" office:value="3.10714">
                <text:p>3.10714</text:p>
              </table:table-cell>
              <table:table-cell office:value-type="float" office:value="3.07738">
                <text:p>3.07738</text:p>
              </table:table-cell>
              <table:table-cell office:value-type="float" office:value="3.09467">
                <text:p>3.09467</text:p>
              </table:table-cell>
              <table:table-cell office:value-type="float" office:value="3.09467">
                <text:p>3.09467</text:p>
              </table:table-cell>
              <table:table-cell office:value-type="float" office:value="3.09467">
                <text:p>3.09467</text:p>
              </table:table-cell>
              <table:table-cell office:value-type="float" office:value="3.07692">
                <text:p>3.07692</text:p>
              </table:table-cell>
              <table:table-cell office:value-type="float" office:value="3.08876">
                <text:p>3.08876</text:p>
              </table:table-cell>
              <table:table-cell office:value-type="float" office:value="3.04217">
                <text:p>3.04217</text:p>
              </table:table-cell>
              <table:table-cell office:value-type="float" office:value="3.10843">
                <text:p>3.10843</text:p>
              </table:table-cell>
              <table:table-cell office:value-type="float" office:value="3.07831">
                <text:p>3.07831</text:p>
              </table:table-cell>
              <table:table-cell office:value-type="float" office:value="3.11976">
                <text:p>3.11976</text:p>
              </table:table-cell>
              <table:table-cell office:value-type="float" office:value="3.18452">
                <text:p>3.18452</text:p>
              </table:table-cell>
              <table:table-cell office:value-type="float" office:value="3.20118">
                <text:p>3.20118</text:p>
              </table:table-cell>
              <table:table-cell office:value-type="float" office:value="3.24852">
                <text:p>3.24852</text:p>
              </table:table-cell>
              <table:table-cell office:value-type="float" office:value="3.2381">
                <text:p>3.2381</text:p>
              </table:table-cell>
              <table:table-cell office:value-type="float" office:value="3.29586">
                <text:p>3.29586</text:p>
              </table:table-cell>
              <table:table-cell office:value-type="float" office:value="3.28994">
                <text:p>3.28994</text:p>
              </table:table-cell>
              <table:table-cell office:value-type="float" office:value="3.31953">
                <text:p>3.31953</text:p>
              </table:table-cell>
              <table:table-cell office:value-type="float" office:value="3.25444">
                <text:p>3.25444</text:p>
              </table:table-cell>
              <table:table-cell office:value-type="float" office:value="3.25">
                <text:p>3.25</text:p>
              </table:table-cell>
              <table:table-cell office:value-type="float" office:value="3.24405">
                <text:p>3.24405</text:p>
              </table:table-cell>
              <table:table-cell office:value-type="float" office:value="3.30769">
                <text:p>3.30769</text:p>
              </table:table-cell>
              <table:table-cell office:value-type="float" office:value="3.30769">
                <text:p>3.30769</text:p>
              </table:table-cell>
              <table:table-cell office:value-type="float" office:value="3.27219">
                <text:p>3.27219</text:p>
              </table:table-cell>
              <table:table-cell office:value-type="float" office:value="3.28402">
                <text:p>3.28402</text:p>
              </table:table-cell>
              <table:table-cell office:value-type="float" office:value="3.24551">
                <text:p>3.24551</text:p>
              </table:table-cell>
              <table:table-cell office:value-type="float" office:value="3.2619">
                <text:p>3.2619</text:p>
              </table:table-cell>
              <table:table-cell office:value-type="float" office:value="3.21429">
                <text:p>3.21429</text:p>
              </table:table-cell>
              <table:table-cell office:value-type="float" office:value="3.14286">
                <text:p>3.14286</text:p>
              </table:table-cell>
              <table:table-cell office:value-type="float" office:value="3.09467">
                <text:p>3.09467</text:p>
              </table:table-cell>
              <table:table-cell office:value-type="float" office:value="3.02959">
                <text:p>3.02959</text:p>
              </table:table-cell>
              <table:table-cell office:value-type="float" office:value="3.05357">
                <text:p>3.05357</text:p>
              </table:table-cell>
              <table:table-cell office:value-type="float" office:value="3.02959">
                <text:p>3.02959</text:p>
              </table:table-cell>
              <table:table-cell office:value-type="float" office:value="3.02381">
                <text:p>3.02381</text:p>
              </table:table-cell>
              <table:table-cell office:value-type="float" office:value="3.00595">
                <text:p>3.00595</text:p>
              </table:table-cell>
              <table:table-cell office:value-type="float" office:value="3.04142">
                <text:p>3.04142</text:p>
              </table:table-cell>
              <table:table-cell office:value-type="float" office:value="3.08284">
                <text:p>3.08284</text:p>
              </table:table-cell>
              <table:table-cell office:value-type="float" office:value="3.14286">
                <text:p>3.14286</text:p>
              </table:table-cell>
              <table:table-cell office:value-type="float" office:value="3.18343">
                <text:p>3.18343</text:p>
              </table:table-cell>
              <table:table-cell office:value-type="float" office:value="3.23669">
                <text:p>3.23669</text:p>
              </table:table-cell>
              <table:table-cell office:value-type="float" office:value="3.25">
                <text:p>3.25</text:p>
              </table:table-cell>
              <table:table-cell office:value-type="float" office:value="3.26627">
                <text:p>3.26627</text:p>
              </table:table-cell>
              <table:table-cell office:value-type="float" office:value="3.25444">
                <text:p>3.25444</text:p>
              </table:table-cell>
              <table:table-cell office:value-type="float" office:value="3.23669">
                <text:p>3.23669</text:p>
              </table:table-cell>
              <table:table-cell office:value-type="float" office:value="3.27545">
                <text:p>3.27545</text:p>
              </table:table-cell>
              <table:table-cell office:value-type="float" office:value="3.27976">
                <text:p>3.27976</text:p>
              </table:table-cell>
              <table:table-cell office:value-type="float" office:value="3.25">
                <text:p>3.25</text:p>
              </table:table-cell>
              <table:table-cell office:value-type="float" office:value="3.24551">
                <text:p>3.24551</text:p>
              </table:table-cell>
              <table:table-cell office:value-type="float" office:value="3.29762">
                <text:p>3.29762</text:p>
              </table:table-cell>
              <table:table-cell office:value-type="float" office:value="3.27976">
                <text:p>3.27976</text:p>
              </table:table-cell>
              <table:table-cell office:value-type="float" office:value="3.28571">
                <text:p>3.28571</text:p>
              </table:table-cell>
              <table:table-cell office:value-type="float" office:value="3.33136">
                <text:p>3.33136</text:p>
              </table:table-cell>
              <table:table-cell office:value-type="float" office:value="3.37278">
                <text:p>3.37278</text:p>
              </table:table-cell>
              <table:table-cell office:value-type="float" office:value="3.40828">
                <text:p>3.40828</text:p>
              </table:table-cell>
              <table:table-cell office:value-type="float" office:value="3.3787">
                <text:p>3.3787</text:p>
              </table:table-cell>
              <table:table-cell office:value-type="float" office:value="3.3432">
                <text:p>3.3432</text:p>
              </table:table-cell>
              <table:table-cell office:value-type="float" office:value="3.24699">
                <text:p>3.24699</text:p>
              </table:table-cell>
              <table:table-cell office:value-type="float" office:value="3.32544">
                <text:p>3.32544</text:p>
              </table:table-cell>
              <table:table-cell office:value-type="float" office:value="3.31361">
                <text:p>3.31361</text:p>
              </table:table-cell>
              <table:table-cell office:value-type="float" office:value="3.29586">
                <text:p>3.29586</text:p>
              </table:table-cell>
              <table:table-cell office:value-type="float" office:value="3.33333">
                <text:p>3.33333</text:p>
              </table:table-cell>
              <table:table-cell office:value-type="float" office:value="3.3432">
                <text:p>3.3432</text:p>
              </table:table-cell>
              <table:table-cell office:value-type="float" office:value="3.27381">
                <text:p>3.27381</text:p>
              </table:table-cell>
              <table:table-cell office:value-type="float" office:value="3.30178">
                <text:p>3.30178</text:p>
              </table:table-cell>
              <table:table-cell office:value-type="float" office:value="3.26786">
                <text:p>3.26786</text:p>
              </table:table-cell>
              <table:table-cell office:value-type="float" office:value="3.29586">
                <text:p>3.29586</text:p>
              </table:table-cell>
              <table:table-cell office:value-type="float" office:value="3.26786">
                <text:p>3.26786</text:p>
              </table:table-cell>
              <table:table-cell office:value-type="float" office:value="3.19162">
                <text:p>3.19162</text:p>
              </table:table-cell>
              <table:table-cell office:value-type="float" office:value="3.20238">
                <text:p>3.20238</text:p>
              </table:table-cell>
              <table:table-cell office:value-type="float" office:value="3.17262">
                <text:p>3.17262</text:p>
              </table:table-cell>
              <table:table-cell office:value-type="float" office:value="3.17964">
                <text:p>3.17964</text:p>
              </table:table-cell>
              <table:table-cell office:value-type="float" office:value="3.21429">
                <text:p>3.21429</text:p>
              </table:table-cell>
              <table:table-cell office:value-type="float" office:value="3.19162">
                <text:p>3.19162</text:p>
              </table:table-cell>
              <table:table-cell office:value-type="float" office:value="3.23077">
                <text:p>3.23077</text:p>
              </table:table-cell>
              <table:table-cell office:value-type="float" office:value="3.21302">
                <text:p>3.21302</text:p>
              </table:table-cell>
              <table:table-cell office:value-type="float" office:value="3.20238">
                <text:p>3.20238</text:p>
              </table:table-cell>
              <table:table-cell office:value-type="float" office:value="3.19048">
                <text:p>3.19048</text:p>
              </table:table-cell>
              <table:table-cell office:value-type="float" office:value="3.17857">
                <text:p>3.17857</text:p>
              </table:table-cell>
              <table:table-cell office:value-type="float" office:value="3.22485">
                <text:p>3.22485</text:p>
              </table:table-cell>
              <table:table-cell office:value-type="float" office:value="3.24852">
                <text:p>3.24852</text:p>
              </table:table-cell>
              <table:table-cell office:value-type="float" office:value="3.14793">
                <text:p>3.14793</text:p>
              </table:table-cell>
              <table:table-cell office:value-type="float" office:value="3.10059">
                <text:p>3.10059</text:p>
              </table:table-cell>
              <table:table-cell office:value-type="float" office:value="3.07692">
                <text:p>3.07692</text:p>
              </table:table-cell>
              <table:table-cell office:value-type="float" office:value="3.10059">
                <text:p>3.10059</text:p>
              </table:table-cell>
              <table:table-cell office:value-type="float" office:value="3.04734">
                <text:p>3.04734</text:p>
              </table:table-cell>
              <table:table-cell office:value-type="float" office:value="2.97024">
                <text:p>2.97024</text:p>
              </table:table-cell>
              <table:table-cell office:value-type="float" office:value="2.99408">
                <text:p>2.99408</text:p>
              </table:table-cell>
              <table:table-cell office:value-type="float" office:value="3.00592">
                <text:p>3.00592</text:p>
              </table:table-cell>
              <table:table-cell office:value-type="float" office:value="2.98817">
                <text:p>2.98817</text:p>
              </table:table-cell>
              <table:table-cell office:value-type="float" office:value="3.02959">
                <text:p>3.02959</text:p>
              </table:table-cell>
              <table:table-cell office:value-type="float" office:value="3.00595">
                <text:p>3.00595</text:p>
              </table:table-cell>
              <table:table-cell office:value-type="float" office:value="2.97605">
                <text:p>2.97605</text:p>
              </table:table-cell>
              <table:table-cell office:value-type="float" office:value="2.97619">
                <text:p>2.97619</text:p>
              </table:table-cell>
              <table:table-cell office:value-type="float" office:value="2.96407">
                <text:p>2.96407</text:p>
              </table:table-cell>
              <table:table-cell office:value-type="float" office:value="2.97633">
                <text:p>2.97633</text:p>
              </table:table-cell>
              <table:table-cell office:value-type="float" office:value="2.97619">
                <text:p>2.97619</text:p>
              </table:table-cell>
              <table:table-cell office:value-type="float" office:value="2.99408">
                <text:p>2.99408</text:p>
              </table:table-cell>
              <table:table-cell office:value-type="float" office:value="3.0119">
                <text:p>3.0119</text:p>
              </table:table-cell>
              <table:table-cell office:value-type="float" office:value="3.02367">
                <text:p>3.02367</text:p>
              </table:table-cell>
              <table:table-cell office:value-type="float" office:value="3.01183">
                <text:p>3.01183</text:p>
              </table:table-cell>
              <table:table-cell office:value-type="float" office:value="3">
                <text:p>3</text:p>
              </table:table-cell>
              <table:table-cell office:value-type="float" office:value="2.97619">
                <text:p>2.97619</text:p>
              </table:table-cell>
              <table:table-cell office:value-type="float" office:value="2.95858">
                <text:p>2.95858</text:p>
              </table:table-cell>
              <table:table-cell office:value-type="float" office:value="3">
                <text:p>3</text:p>
              </table:table-cell>
              <table:table-cell office:value-type="float" office:value="3.00592">
                <text:p>3.00592</text:p>
              </table:table-cell>
              <table:table-cell office:value-type="float" office:value="3.04142">
                <text:p>3.04142</text:p>
              </table:table-cell>
              <table:table-cell office:value-type="float" office:value="3.02959">
                <text:p>3.02959</text:p>
              </table:table-cell>
              <table:table-cell office:value-type="float" office:value="2.98214">
                <text:p>2.98214</text:p>
              </table:table-cell>
              <table:table-cell office:value-type="float" office:value="2.97024">
                <text:p>2.97024</text:p>
              </table:table-cell>
              <table:table-cell office:value-type="float" office:value="3.0119">
                <text:p>3.0119</text:p>
              </table:table-cell>
              <table:table-cell office:value-type="float" office:value="3.01183">
                <text:p>3.01183</text:p>
              </table:table-cell>
              <table:table-cell office:value-type="float" office:value="2.98214">
                <text:p>2.98214</text:p>
              </table:table-cell>
              <table:table-cell office:value-type="float" office:value="2.95833">
                <text:p>2.95833</text:p>
              </table:table-cell>
              <table:table-cell office:value-type="float" office:value="3.01183">
                <text:p>3.01183</text:p>
              </table:table-cell>
              <table:table-cell office:value-type="float" office:value="3.04142">
                <text:p>3.04142</text:p>
              </table:table-cell>
              <table:table-cell office:value-type="float" office:value="3.0355">
                <text:p>3.0355</text:p>
              </table:table-cell>
              <table:table-cell office:value-type="float" office:value="3.04734">
                <text:p>3.04734</text:p>
              </table:table-cell>
              <table:table-cell office:value-type="float" office:value="3.06509">
                <text:p>3.06509</text:p>
              </table:table-cell>
              <table:table-cell office:value-type="float" office:value="2.98802">
                <text:p>2.98802</text:p>
              </table:table-cell>
              <table:table-cell office:value-type="float" office:value="2.99405">
                <text:p>2.99405</text:p>
              </table:table-cell>
              <table:table-cell office:value-type="float" office:value="3.0119">
                <text:p>3.0119</text:p>
              </table:table-cell>
              <table:table-cell office:value-type="float" office:value="3.01775">
                <text:p>3.01775</text:p>
              </table:table-cell>
              <table:table-cell office:value-type="float" office:value="3.01205">
                <text:p>3.01205</text:p>
              </table:table-cell>
              <table:table-cell office:value-type="float" office:value="3.07692">
                <text:p>3.07692</text:p>
              </table:table-cell>
              <table:table-cell office:value-type="float" office:value="3.05357">
                <text:p>3.05357</text:p>
              </table:table-cell>
              <table:table-cell office:value-type="float" office:value="3.10059">
                <text:p>3.10059</text:p>
              </table:table-cell>
              <table:table-cell office:value-type="float" office:value="3.125">
                <text:p>3.125</text:p>
              </table:table-cell>
              <table:table-cell office:value-type="float" office:value="3.14793">
                <text:p>3.14793</text:p>
              </table:table-cell>
              <table:table-cell office:value-type="float" office:value="3.06548">
                <text:p>3.06548</text:p>
              </table:table-cell>
              <table:table-cell office:value-type="float" office:value="3.04142">
                <text:p>3.04142</text:p>
              </table:table-cell>
              <table:table-cell office:value-type="float" office:value="3.02381">
                <text:p>3.02381</text:p>
              </table:table-cell>
              <table:table-cell office:value-type="float" office:value="2.99405">
                <text:p>2.99405</text:p>
              </table:table-cell>
              <table:table-cell office:value-type="float" office:value="3.0355">
                <text:p>3.0355</text:p>
              </table:table-cell>
              <table:table-cell office:value-type="float" office:value="3.0355">
                <text:p>3.0355</text:p>
              </table:table-cell>
              <table:table-cell office:value-type="float" office:value="3.02959">
                <text:p>3.02959</text:p>
              </table:table-cell>
              <table:table-cell office:value-type="float" office:value="2.97041">
                <text:p>2.97041</text:p>
              </table:table-cell>
              <table:table-cell office:value-type="float" office:value="2.91617">
                <text:p>2.91617</text:p>
              </table:table-cell>
              <table:table-cell office:value-type="float" office:value="2.94675">
                <text:p>2.94675</text:p>
              </table:table-cell>
              <table:table-cell office:value-type="float" office:value="2.97041">
                <text:p>2.97041</text:p>
              </table:table-cell>
              <table:table-cell office:value-type="float" office:value="3.02381">
                <text:p>3.02381</text:p>
              </table:table-cell>
              <table:table-cell office:value-type="float" office:value="3.09524">
                <text:p>3.09524</text:p>
              </table:table-cell>
              <table:table-cell office:value-type="float" office:value="3.10651">
                <text:p>3.10651</text:p>
              </table:table-cell>
              <table:table-cell office:value-type="float" office:value="3.09524">
                <text:p>3.09524</text:p>
              </table:table-cell>
              <table:table-cell office:value-type="float" office:value="3.14793">
                <text:p>3.14793</text:p>
              </table:table-cell>
              <table:table-cell office:value-type="float" office:value="3.14793">
                <text:p>3.14793</text:p>
              </table:table-cell>
              <table:table-cell office:value-type="float" office:value="3.15976">
                <text:p>3.15976</text:p>
              </table:table-cell>
              <table:table-cell office:value-type="float" office:value="3.08333">
                <text:p>3.08333</text:p>
              </table:table-cell>
              <table:table-cell office:value-type="float" office:value="3.08929">
                <text:p>3.08929</text:p>
              </table:table-cell>
              <table:table-cell office:value-type="float" office:value="3.03614">
                <text:p>3.03614</text:p>
              </table:table-cell>
              <table:table-cell office:value-type="float" office:value="3.02381">
                <text:p>3.02381</text:p>
              </table:table-cell>
              <table:table-cell office:value-type="float" office:value="3.07101">
                <text:p>3.07101</text:p>
              </table:table-cell>
              <table:table-cell office:value-type="float" office:value="3.05952">
                <text:p>3.05952</text:p>
              </table:table-cell>
              <table:table-cell office:value-type="float" office:value="3.04142">
                <text:p>3.04142</text:p>
              </table:table-cell>
              <table:table-cell office:value-type="float" office:value="3.05325">
                <text:p>3.05325</text:p>
              </table:table-cell>
              <table:table-cell office:value-type="float" office:value="3.01796">
                <text:p>3.01796</text:p>
              </table:table-cell>
              <table:table-cell office:value-type="float" office:value="3.05952">
                <text:p>3.05952</text:p>
              </table:table-cell>
              <table:table-cell office:value-type="float" office:value="3.0119">
                <text:p>3.0119</text:p>
              </table:table-cell>
              <table:table-cell office:value-type="float" office:value="3.04142">
                <text:p>3.04142</text:p>
              </table:table-cell>
              <table:table-cell office:value-type="float" office:value="2.99408">
                <text:p>2.99408</text:p>
              </table:table-cell>
              <table:table-cell office:value-type="float" office:value="2.9521">
                <text:p>2.9521</text:p>
              </table:table-cell>
              <table:table-cell office:value-type="float" office:value="2.92899">
                <text:p>2.92899</text:p>
              </table:table-cell>
              <table:table-cell office:value-type="float" office:value="2.95266">
                <text:p>2.95266</text:p>
              </table:table-cell>
              <table:table-cell office:value-type="float" office:value="2.92857">
                <text:p>2.92857</text:p>
              </table:table-cell>
              <table:table-cell office:value-type="float" office:value="2.95266">
                <text:p>2.95266</text:p>
              </table:table-cell>
              <table:table-cell office:value-type="float" office:value="2.94083">
                <text:p>2.94083</text:p>
              </table:table-cell>
              <table:table-cell office:value-type="float" office:value="2.91716">
                <text:p>2.91716</text:p>
              </table:table-cell>
              <table:table-cell office:value-type="float" office:value="2.91716">
                <text:p>2.91716</text:p>
              </table:table-cell>
              <table:table-cell office:value-type="float" office:value="2.90476">
                <text:p>2.90476</text:p>
              </table:table-cell>
              <table:table-cell office:value-type="float" office:value="2.91124">
                <text:p>2.91124</text:p>
              </table:table-cell>
              <table:table-cell office:value-type="float" office:value="2.94675">
                <text:p>2.94675</text:p>
              </table:table-cell>
              <table:table-cell office:value-type="float" office:value="2.92899">
                <text:p>2.92899</text:p>
              </table:table-cell>
              <table:table-cell office:value-type="float" office:value="2.98225">
                <text:p>2.98225</text:p>
              </table:table-cell>
              <table:table-cell office:value-type="float" office:value="2.97041">
                <text:p>2.97041</text:p>
              </table:table-cell>
              <table:table-cell office:value-type="float" office:value="2.96429">
                <text:p>2.96429</text:p>
              </table:table-cell>
              <table:table-cell office:value-type="float" office:value="2.95266">
                <text:p>2.95266</text:p>
              </table:table-cell>
              <table:table-cell office:value-type="float" office:value="2.89881">
                <text:p>2.89881</text:p>
              </table:table-cell>
              <table:table-cell office:value-type="float" office:value="2.91124">
                <text:p>2.91124</text:p>
              </table:table-cell>
              <table:table-cell office:value-type="float" office:value="2.90533">
                <text:p>2.90533</text:p>
              </table:table-cell>
              <table:table-cell office:value-type="float" office:value="2.89286">
                <text:p>2.89286</text:p>
              </table:table-cell>
              <table:table-cell office:value-type="float" office:value="2.86391">
                <text:p>2.86391</text:p>
              </table:table-cell>
              <table:table-cell office:value-type="float" office:value="2.86391">
                <text:p>2.86391</text:p>
              </table:table-cell>
              <table:table-cell office:value-type="float" office:value="2.83432">
                <text:p>2.83432</text:p>
              </table:table-cell>
              <table:table-cell office:value-type="float" office:value="2.85207">
                <text:p>2.85207</text:p>
              </table:table-cell>
              <table:table-cell office:value-type="float" office:value="2.83333">
                <text:p>2.83333</text:p>
              </table:table-cell>
              <table:table-cell office:value-type="float" office:value="2.85207">
                <text:p>2.85207</text:p>
              </table:table-cell>
              <table:table-cell office:value-type="float" office:value="2.88166">
                <text:p>2.88166</text:p>
              </table:table-cell>
              <table:table-cell office:value-type="float" office:value="2.85799">
                <text:p>2.85799</text:p>
              </table:table-cell>
              <table:table-cell office:value-type="float" office:value="2.86391">
                <text:p>2.86391</text:p>
              </table:table-cell>
              <table:table-cell office:value-type="float" office:value="2.88757">
                <text:p>2.88757</text:p>
              </table:table-cell>
              <table:table-cell office:value-type="float" office:value="2.86982">
                <text:p>2.86982</text:p>
              </table:table-cell>
              <table:table-cell office:value-type="float" office:value="2.82249">
                <text:p>2.82249</text:p>
              </table:table-cell>
              <table:table-cell office:value-type="float" office:value="2.8284">
                <text:p>2.8284</text:p>
              </table:table-cell>
              <table:table-cell office:value-type="float" office:value="2.80473">
                <text:p>2.80473</text:p>
              </table:table-cell>
              <table:table-cell office:value-type="float" office:value="2.84615">
                <text:p>2.84615</text:p>
              </table:table-cell>
              <table:table-cell office:value-type="float" office:value="2.82249">
                <text:p>2.82249</text:p>
              </table:table-cell>
              <table:table-cell office:value-type="float" office:value="2.8503">
                <text:p>2.8503</text:p>
              </table:table-cell>
              <table:table-cell office:value-type="float" office:value="2.89941">
                <text:p>2.89941</text:p>
              </table:table-cell>
              <table:table-cell office:value-type="float" office:value="2.86982">
                <text:p>2.86982</text:p>
              </table:table-cell>
              <table:table-cell office:value-type="float" office:value="2.84615">
                <text:p>2.84615</text:p>
              </table:table-cell>
              <table:table-cell office:value-type="float" office:value="2.86391">
                <text:p>2.86391</text:p>
              </table:table-cell>
              <table:table-cell office:value-type="float" office:value="2.76331">
                <text:p>2.76331</text:p>
              </table:table-cell>
              <table:table-cell office:value-type="float" office:value="2.74556">
                <text:p>2.74556</text:p>
              </table:table-cell>
              <table:table-cell office:value-type="float" office:value="2.80473">
                <text:p>2.80473</text:p>
              </table:table-cell>
              <table:table-cell office:value-type="float" office:value="2.79882">
                <text:p>2.79882</text:p>
              </table:table-cell>
              <table:table-cell office:value-type="float" office:value="2.81065">
                <text:p>2.81065</text:p>
              </table:table-cell>
              <table:table-cell office:value-type="float" office:value="2.81657">
                <text:p>2.81657</text:p>
              </table:table-cell>
              <table:table-cell office:value-type="float" office:value="2.81657">
                <text:p>2.81657</text:p>
              </table:table-cell>
              <table:table-cell office:value-type="float" office:value="2.82143">
                <text:p>2.82143</text:p>
              </table:table-cell>
              <table:table-cell office:value-type="float" office:value="2.81548">
                <text:p>2.81548</text:p>
              </table:table-cell>
              <table:table-cell office:value-type="float" office:value="2.77711">
                <text:p>2.77711</text:p>
              </table:table-cell>
              <table:table-cell office:value-type="float" office:value="2.82249">
                <text:p>2.82249</text:p>
              </table:table-cell>
              <table:table-cell office:value-type="float" office:value="2.81065">
                <text:p>2.81065</text:p>
              </table:table-cell>
              <table:table-cell office:value-type="float" office:value="2.81065">
                <text:p>2.81065</text:p>
              </table:table-cell>
              <table:table-cell office:value-type="float" office:value="2.78571">
                <text:p>2.78571</text:p>
              </table:table-cell>
              <table:table-cell office:value-type="float" office:value="2.84024">
                <text:p>2.84024</text:p>
              </table:table-cell>
              <table:table-cell office:value-type="float" office:value="2.83432">
                <text:p>2.83432</text:p>
              </table:table-cell>
              <table:table-cell office:value-type="float" office:value="2.84024">
                <text:p>2.84024</text:p>
              </table:table-cell>
              <table:table-cell office:value-type="float" office:value="2.81065">
                <text:p>2.81065</text:p>
              </table:table-cell>
              <table:table-cell office:value-type="float" office:value="2.78698">
                <text:p>2.78698</text:p>
              </table:table-cell>
              <table:table-cell office:value-type="float" office:value="2.75148">
                <text:p>2.75148</text:p>
              </table:table-cell>
              <table:table-cell office:value-type="float" office:value="2.76331">
                <text:p>2.76331</text:p>
              </table:table-cell>
              <table:table-cell office:value-type="float" office:value="2.75595">
                <text:p>2.75595</text:p>
              </table:table-cell>
              <table:table-cell office:value-type="float" office:value="2.80473">
                <text:p>2.80473</text:p>
              </table:table-cell>
              <table:table-cell office:value-type="float" office:value="2.7929">
                <text:p>2.7929</text:p>
              </table:table-cell>
              <table:table-cell office:value-type="float" office:value="2.78106">
                <text:p>2.78106</text:p>
              </table:table-cell>
              <table:table-cell office:value-type="float" office:value="2.82249">
                <text:p>2.82249</text:p>
              </table:table-cell>
              <table:table-cell office:value-type="float" office:value="2.82249">
                <text:p>2.82249</text:p>
              </table:table-cell>
              <table:table-cell office:value-type="float" office:value="2.77245">
                <text:p>2.77245</text:p>
              </table:table-cell>
              <table:table-cell office:value-type="float" office:value="2.7574">
                <text:p>2.7574</text:p>
              </table:table-cell>
              <table:table-cell office:value-type="float" office:value="2.73965">
                <text:p>2.73965</text:p>
              </table:table-cell>
              <table:table-cell office:value-type="float" office:value="2.73054">
                <text:p>2.73054</text:p>
              </table:table-cell>
              <table:table-cell office:value-type="float" office:value="2.71687">
                <text:p>2.71687</text:p>
              </table:table-cell>
              <table:table-cell office:value-type="float" office:value="2.76923">
                <text:p>2.76923</text:p>
              </table:table-cell>
              <table:table-cell office:value-type="float" office:value="2.74556">
                <text:p>2.74556</text:p>
              </table:table-cell>
              <table:table-cell office:value-type="float" office:value="2.69231">
                <text:p>2.69231</text:p>
              </table:table-cell>
              <table:table-cell office:value-type="float" office:value="2.66864">
                <text:p>2.66864</text:p>
              </table:table-cell>
              <table:table-cell office:value-type="float" office:value="2.71598">
                <text:p>2.71598</text:p>
              </table:table-cell>
              <table:table-cell office:value-type="float" office:value="2.69643">
                <text:p>2.69643</text:p>
              </table:table-cell>
              <table:table-cell office:value-type="float" office:value="2.74556">
                <text:p>2.74556</text:p>
              </table:table-cell>
              <table:table-cell office:value-type="float" office:value="2.73965">
                <text:p>2.73965</text:p>
              </table:table-cell>
              <table:table-cell office:value-type="float" office:value="2.71006">
                <text:p>2.71006</text:p>
              </table:table-cell>
              <table:table-cell office:value-type="float" office:value="2.67456">
                <text:p>2.67456</text:p>
              </table:table-cell>
              <table:table-cell office:value-type="float" office:value="2.66667">
                <text:p>2.66667</text:p>
              </table:table-cell>
              <table:table-cell office:value-type="float" office:value="2.68047">
                <text:p>2.68047</text:p>
              </table:table-cell>
              <table:table-cell office:value-type="float" office:value="2.70414">
                <text:p>2.70414</text:p>
              </table:table-cell>
              <table:table-cell office:value-type="float" office:value="2.69822">
                <text:p>2.69822</text:p>
              </table:table-cell>
              <table:table-cell office:value-type="float" office:value="2.7574">
                <text:p>2.7574</text:p>
              </table:table-cell>
              <table:table-cell office:value-type="float" office:value="2.81065">
                <text:p>2.81065</text:p>
              </table:table-cell>
              <table:table-cell office:value-type="float" office:value="2.85207">
                <text:p>2.85207</text:p>
              </table:table-cell>
              <table:table-cell office:value-type="float" office:value="2.86391">
                <text:p>2.86391</text:p>
              </table:table-cell>
              <table:table-cell office:value-type="float" office:value="2.84524">
                <text:p>2.84524</text:p>
              </table:table-cell>
              <table:table-cell office:value-type="float" office:value="2.84524">
                <text:p>2.84524</text:p>
              </table:table-cell>
              <table:table-cell office:value-type="float" office:value="2.86905">
                <text:p>2.86905</text:p>
              </table:table-cell>
              <table:table-cell office:value-type="float" office:value="2.88757">
                <text:p>2.88757</text:p>
              </table:table-cell>
              <table:table-cell office:value-type="float" office:value="2.91124">
                <text:p>2.91124</text:p>
              </table:table-cell>
              <table:table-cell office:value-type="float" office:value="2.91124">
                <text:p>2.91124</text:p>
              </table:table-cell>
              <table:table-cell office:value-type="float" office:value="2.91124">
                <text:p>2.91124</text:p>
              </table:table-cell>
              <table:table-cell office:value-type="float" office:value="2.89941">
                <text:p>2.89941</text:p>
              </table:table-cell>
              <table:table-cell office:value-type="float" office:value="2.95266">
                <text:p>2.95266</text:p>
              </table:table-cell>
              <table:table-cell office:value-type="float" office:value="2.92308">
                <text:p>2.92308</text:p>
              </table:table-cell>
              <table:table-cell office:value-type="float" office:value="2.91124">
                <text:p>2.91124</text:p>
              </table:table-cell>
              <table:table-cell office:value-type="float" office:value="2.94675">
                <text:p>2.94675</text:p>
              </table:table-cell>
              <table:table-cell office:value-type="float" office:value="2.93491">
                <text:p>2.93491</text:p>
              </table:table-cell>
              <table:table-cell office:value-type="float" office:value="2.89941">
                <text:p>2.89941</text:p>
              </table:table-cell>
              <table:table-cell office:value-type="float" office:value="2.92899">
                <text:p>2.92899</text:p>
              </table:table-cell>
              <table:table-cell office:value-type="float" office:value="2.95858">
                <text:p>2.95858</text:p>
              </table:table-cell>
              <table:table-cell office:value-type="float" office:value="2.88095">
                <text:p>2.88095</text:p>
              </table:table-cell>
              <table:table-cell office:value-type="float" office:value="2.86391">
                <text:p>2.86391</text:p>
              </table:table-cell>
              <table:table-cell office:value-type="float" office:value="2.8631">
                <text:p>2.8631</text:p>
              </table:table-cell>
              <table:table-cell office:value-type="float" office:value="2.84524">
                <text:p>2.84524</text:p>
              </table:table-cell>
              <table:table-cell office:value-type="float" office:value="2.80838">
                <text:p>2.80838</text:p>
              </table:table-cell>
              <table:table-cell office:value-type="float" office:value="2.79882">
                <text:p>2.79882</text:p>
              </table:table-cell>
              <table:table-cell office:value-type="float" office:value="2.78106">
                <text:p>2.78106</text:p>
              </table:table-cell>
              <table:table-cell office:value-type="float" office:value="2.74405">
                <text:p>2.74405</text:p>
              </table:table-cell>
              <table:table-cell office:value-type="float" office:value="2.7574">
                <text:p>2.7574</text:p>
              </table:table-cell>
              <table:table-cell office:value-type="float" office:value="2.78106">
                <text:p>2.78106</text:p>
              </table:table-cell>
              <table:table-cell office:value-type="float" office:value="2.77976">
                <text:p>2.77976</text:p>
              </table:table-cell>
              <table:table-cell office:value-type="float" office:value="2.74405">
                <text:p>2.74405</text:p>
              </table:table-cell>
              <table:table-cell office:value-type="float" office:value="2.7619">
                <text:p>2.7619</text:p>
              </table:table-cell>
              <table:table-cell office:value-type="float" office:value="2.7929">
                <text:p>2.7929</text:p>
              </table:table-cell>
              <table:table-cell office:value-type="float" office:value="2.82249">
                <text:p>2.82249</text:p>
              </table:table-cell>
              <table:table-cell office:value-type="float" office:value="2.85799">
                <text:p>2.85799</text:p>
              </table:table-cell>
              <table:table-cell office:value-type="float" office:value="2.84524">
                <text:p>2.84524</text:p>
              </table:table-cell>
              <table:table-cell office:value-type="float" office:value="2.84524">
                <text:p>2.84524</text:p>
              </table:table-cell>
              <table:table-cell office:value-type="float" office:value="2.82143">
                <text:p>2.82143</text:p>
              </table:table-cell>
              <table:table-cell office:value-type="float" office:value="2.84615">
                <text:p>2.84615</text:p>
              </table:table-cell>
              <table:table-cell office:value-type="float" office:value="2.84524">
                <text:p>2.84524</text:p>
              </table:table-cell>
              <table:table-cell office:value-type="float" office:value="2.83929">
                <text:p>2.83929</text:p>
              </table:table-cell>
              <table:table-cell office:value-type="float" office:value="2.8284">
                <text:p>2.8284</text:p>
              </table:table-cell>
              <table:table-cell office:value-type="float" office:value="2.84024">
                <text:p>2.84024</text:p>
              </table:table-cell>
              <table:table-cell office:value-type="float" office:value="2.84024">
                <text:p>2.84024</text:p>
              </table:table-cell>
              <table:table-cell office:value-type="float" office:value="2.84615">
                <text:p>2.84615</text:p>
              </table:table-cell>
              <table:table-cell office:value-type="float" office:value="2.86391">
                <text:p>2.86391</text:p>
              </table:table-cell>
              <table:table-cell office:value-type="float" office:value="2.83432">
                <text:p>2.83432</text:p>
              </table:table-cell>
              <table:table-cell office:value-type="float" office:value="2.85207">
                <text:p>2.85207</text:p>
              </table:table-cell>
              <table:table-cell office:value-type="float" office:value="2.85799">
                <text:p>2.85799</text:p>
              </table:table-cell>
              <table:table-cell office:value-type="float" office:value="2.91124">
                <text:p>2.91124</text:p>
              </table:table-cell>
              <table:table-cell office:value-type="float" office:value="2.8869">
                <text:p>2.8869</text:p>
              </table:table-cell>
              <table:table-cell office:value-type="float" office:value="2.8631">
                <text:p>2.8631</text:p>
              </table:table-cell>
              <table:table-cell office:value-type="float" office:value="2.84524">
                <text:p>2.84524</text:p>
              </table:table-cell>
              <table:table-cell office:value-type="float" office:value="2.8631">
                <text:p>2.8631</text:p>
              </table:table-cell>
              <table:table-cell office:value-type="float" office:value="2.86391">
                <text:p>2.86391</text:p>
              </table:table-cell>
              <table:table-cell office:value-type="float" office:value="2.89349">
                <text:p>2.89349</text:p>
              </table:table-cell>
              <table:table-cell office:value-type="float" office:value="2.88166">
                <text:p>2.88166</text:p>
              </table:table-cell>
              <table:table-cell office:value-type="float" office:value="2.90533">
                <text:p>2.90533</text:p>
              </table:table-cell>
              <table:table-cell office:value-type="float" office:value="2.89222">
                <text:p>2.89222</text:p>
              </table:table-cell>
              <table:table-cell office:value-type="float" office:value="2.85629">
                <text:p>2.85629</text:p>
              </table:table-cell>
              <table:table-cell office:value-type="float" office:value="2.82249">
                <text:p>2.82249</text:p>
              </table:table-cell>
              <table:table-cell office:value-type="float" office:value="2.75">
                <text:p>2.75</text:p>
              </table:table-cell>
              <table:table-cell office:value-type="float" office:value="2.73214">
                <text:p>2.73214</text:p>
              </table:table-cell>
              <table:table-cell office:value-type="float" office:value="2.74556">
                <text:p>2.74556</text:p>
              </table:table-cell>
              <table:table-cell office:value-type="float" office:value="2.76331">
                <text:p>2.76331</text:p>
              </table:table-cell>
              <table:table-cell office:value-type="float" office:value="2.74405">
                <text:p>2.74405</text:p>
              </table:table-cell>
              <table:table-cell office:value-type="float" office:value="2.74405">
                <text:p>2.74405</text:p>
              </table:table-cell>
              <table:table-cell office:value-type="float" office:value="2.71856">
                <text:p>2.71856</text:p>
              </table:table-cell>
              <table:table-cell office:value-type="float" office:value="2.66667">
                <text:p>2.66667</text:p>
              </table:table-cell>
              <table:table-cell office:value-type="float" office:value="2.66071">
                <text:p>2.66071</text:p>
              </table:table-cell>
              <table:table-cell office:value-type="float" office:value="2.625">
                <text:p>2.625</text:p>
              </table:table-cell>
              <table:table-cell office:value-type="float" office:value="2.70238">
                <text:p>2.70238</text:p>
              </table:table-cell>
              <table:table-cell office:value-type="float" office:value="2.73373">
                <text:p>2.73373</text:p>
              </table:table-cell>
              <table:table-cell office:value-type="float" office:value="2.73373">
                <text:p>2.73373</text:p>
              </table:table-cell>
              <table:table-cell office:value-type="float" office:value="2.69461">
                <text:p>2.69461</text:p>
              </table:table-cell>
              <table:table-cell office:value-type="float" office:value="2.76331">
                <text:p>2.76331</text:p>
              </table:table-cell>
              <table:table-cell office:value-type="float" office:value="2.80473">
                <text:p>2.80473</text:p>
              </table:table-cell>
              <table:table-cell office:value-type="float" office:value="2.8024">
                <text:p>2.8024</text:p>
              </table:table-cell>
              <table:table-cell office:value-type="float" office:value="2.78313">
                <text:p>2.78313</text:p>
              </table:table-cell>
              <table:table-cell office:value-type="float" office:value="2.81325">
                <text:p>2.81325</text:p>
              </table:table-cell>
              <table:table-cell office:value-type="float" office:value="2.84431">
                <text:p>2.84431</text:p>
              </table:table-cell>
              <table:table-cell office:value-type="float" office:value="2.87574">
                <text:p>2.87574</text:p>
              </table:table-cell>
              <table:table-cell office:value-type="float" office:value="2.92308">
                <text:p>2.92308</text:p>
              </table:table-cell>
              <table:table-cell office:value-type="float" office:value="2.89349">
                <text:p>2.89349</text:p>
              </table:table-cell>
              <table:table-cell office:value-type="float" office:value="2.8869">
                <text:p>2.8869</text:p>
              </table:table-cell>
              <table:table-cell office:value-type="float" office:value="2.89941">
                <text:p>2.89941</text:p>
              </table:table-cell>
              <table:table-cell office:value-type="float" office:value="2.88166">
                <text:p>2.88166</text:p>
              </table:table-cell>
              <table:table-cell office:value-type="float" office:value="2.89941">
                <text:p>2.89941</text:p>
              </table:table-cell>
              <table:table-cell office:value-type="float" office:value="2.89349">
                <text:p>2.89349</text:p>
              </table:table-cell>
              <table:table-cell office:value-type="float" office:value="2.91667">
                <text:p>2.91667</text:p>
              </table:table-cell>
              <table:table-cell office:value-type="float" office:value="2.93491">
                <text:p>2.93491</text:p>
              </table:table-cell>
              <table:table-cell office:value-type="float" office:value="2.91667">
                <text:p>2.91667</text:p>
              </table:table-cell>
              <table:table-cell office:value-type="float" office:value="2.85714">
                <text:p>2.85714</text:p>
              </table:table-cell>
              <table:table-cell office:value-type="float" office:value="2.90476">
                <text:p>2.90476</text:p>
              </table:table-cell>
              <table:table-cell office:value-type="float" office:value="2.88095">
                <text:p>2.88095</text:p>
              </table:table-cell>
              <table:table-cell office:value-type="float" office:value="2.88757">
                <text:p>2.88757</text:p>
              </table:table-cell>
              <table:table-cell office:value-type="float" office:value="2.91124">
                <text:p>2.91124</text:p>
              </table:table-cell>
              <table:table-cell office:value-type="float" office:value="2.94083">
                <text:p>2.94083</text:p>
              </table:table-cell>
              <table:table-cell office:value-type="float" office:value="2.95266">
                <text:p>2.95266</text:p>
              </table:table-cell>
              <table:table-cell office:value-type="float" office:value="2.9645">
                <text:p>2.9645</text:p>
              </table:table-cell>
              <table:table-cell office:value-type="float" office:value="2.9881">
                <text:p>2.9881</text:p>
              </table:table-cell>
              <table:table-cell office:value-type="float" office:value="2.9881">
                <text:p>2.9881</text:p>
              </table:table-cell>
              <table:table-cell office:value-type="float" office:value="2.98214">
                <text:p>2.98214</text:p>
              </table:table-cell>
              <table:table-cell office:value-type="float" office:value="3">
                <text:p>3</text:p>
              </table:table-cell>
              <table:table-cell office:value-type="float" office:value="3.03571">
                <text:p>3.03571</text:p>
              </table:table-cell>
              <table:table-cell office:value-type="float" office:value="3.08284">
                <text:p>3.08284</text:p>
              </table:table-cell>
              <table:table-cell office:value-type="float" office:value="3.01775">
                <text:p>3.01775</text:p>
              </table:table-cell>
              <table:table-cell office:value-type="float" office:value="3.0355">
                <text:p>3.0355</text:p>
              </table:table-cell>
              <table:table-cell office:value-type="float" office:value="3.05917">
                <text:p>3.05917</text:p>
              </table:table-cell>
              <table:table-cell office:value-type="float" office:value="3.01183">
                <text:p>3.01183</text:p>
              </table:table-cell>
              <table:table-cell office:value-type="float" office:value="2.97633">
                <text:p>2.97633</text:p>
              </table:table-cell>
              <table:table-cell office:value-type="float" office:value="2.99408">
                <text:p>2.99408</text:p>
              </table:table-cell>
              <table:table-cell office:value-type="float" office:value="3.00592">
                <text:p>3.00592</text:p>
              </table:table-cell>
              <table:table-cell office:value-type="float" office:value="2.96429">
                <text:p>2.96429</text:p>
              </table:table-cell>
              <table:table-cell office:value-type="float" office:value="2.97041">
                <text:p>2.97041</text:p>
              </table:table-cell>
              <table:table-cell office:value-type="float" office:value="2.94675">
                <text:p>2.94675</text:p>
              </table:table-cell>
              <table:table-cell office:value-type="float" office:value="2.9645">
                <text:p>2.9645</text:p>
              </table:table-cell>
              <table:table-cell office:value-type="float" office:value="2.95833">
                <text:p>2.95833</text:p>
              </table:table-cell>
              <table:table-cell office:value-type="float" office:value="2.94083">
                <text:p>2.94083</text:p>
              </table:table-cell>
              <table:table-cell office:value-type="float" office:value="2.94675">
                <text:p>2.94675</text:p>
              </table:table-cell>
              <table:table-cell office:value-type="float" office:value="2.94643">
                <text:p>2.94643</text:p>
              </table:table-cell>
              <table:table-cell office:value-type="float" office:value="2.95858">
                <text:p>2.95858</text:p>
              </table:table-cell>
              <table:table-cell office:value-type="float" office:value="2.94083">
                <text:p>2.94083</text:p>
              </table:table-cell>
              <table:table-cell office:value-type="float" office:value="2.93491">
                <text:p>2.93491</text:p>
              </table:table-cell>
              <table:table-cell office:value-type="float" office:value="2.93491">
                <text:p>2.93491</text:p>
              </table:table-cell>
              <table:table-cell office:value-type="float" office:value="2.8869">
                <text:p>2.8869</text:p>
              </table:table-cell>
              <table:table-cell office:value-type="float" office:value="2.86982">
                <text:p>2.86982</text:p>
              </table:table-cell>
              <table:table-cell office:value-type="float" office:value="2.85799">
                <text:p>2.85799</text:p>
              </table:table-cell>
              <table:table-cell office:value-type="float" office:value="2.88166">
                <text:p>2.88166</text:p>
              </table:table-cell>
              <table:table-cell office:value-type="float" office:value="2.92308">
                <text:p>2.92308</text:p>
              </table:table-cell>
              <table:table-cell office:value-type="float" office:value="2.86905">
                <text:p>2.86905</text:p>
              </table:table-cell>
              <table:table-cell office:value-type="float" office:value="2.91124">
                <text:p>2.91124</text:p>
              </table:table-cell>
              <table:table-cell office:value-type="float" office:value="2.90476">
                <text:p>2.90476</text:p>
              </table:table-cell>
              <table:table-cell office:value-type="float" office:value="2.88166">
                <text:p>2.88166</text:p>
              </table:table-cell>
              <table:table-cell office:value-type="float" office:value="2.86982">
                <text:p>2.86982</text:p>
              </table:table-cell>
              <table:table-cell office:value-type="float" office:value="2.90533">
                <text:p>2.90533</text:p>
              </table:table-cell>
              <table:table-cell office:value-type="float" office:value="2.87574">
                <text:p>2.87574</text:p>
              </table:table-cell>
              <table:table-cell office:value-type="float" office:value="2.91124">
                <text:p>2.91124</text:p>
              </table:table-cell>
              <table:table-cell office:value-type="float" office:value="2.94675">
                <text:p>2.94675</text:p>
              </table:table-cell>
              <table:table-cell office:value-type="float" office:value="2.95858">
                <text:p>2.95858</text:p>
              </table:table-cell>
              <table:table-cell office:value-type="float" office:value="3.0119">
                <text:p>3.0119</text:p>
              </table:table-cell>
              <table:table-cell office:value-type="float" office:value="3.04167">
                <text:p>3.04167</text:p>
              </table:table-cell>
              <table:table-cell office:value-type="float" office:value="3.05325">
                <text:p>3.05325</text:p>
              </table:table-cell>
              <table:table-cell office:value-type="float" office:value="3.00595">
                <text:p>3.00595</text:p>
              </table:table-cell>
              <table:table-cell office:value-type="float" office:value="3.0355">
                <text:p>3.0355</text:p>
              </table:table-cell>
              <table:table-cell office:value-type="float" office:value="3.0355">
                <text:p>3.0355</text:p>
              </table:table-cell>
              <table:table-cell office:value-type="float" office:value="3.04734">
                <text:p>3.04734</text:p>
              </table:table-cell>
              <table:table-cell office:value-type="float" office:value="3.01775">
                <text:p>3.01775</text:p>
              </table:table-cell>
              <table:table-cell office:value-type="float" office:value="2.98225">
                <text:p>2.98225</text:p>
              </table:table-cell>
              <table:table-cell office:value-type="float" office:value="3.00592">
                <text:p>3.00592</text:p>
              </table:table-cell>
              <table:table-cell office:value-type="float" office:value="2.99405">
                <text:p>2.99405</text:p>
              </table:table-cell>
              <table:table-cell office:value-type="float" office:value="3.05917">
                <text:p>3.05917</text:p>
              </table:table-cell>
              <table:table-cell office:value-type="float" office:value="3.05325">
                <text:p>3.05325</text:p>
              </table:table-cell>
              <table:table-cell office:value-type="float" office:value="3.04142">
                <text:p>3.04142</text:p>
              </table:table-cell>
              <table:table-cell office:value-type="float" office:value="3.02367">
                <text:p>3.02367</text:p>
              </table:table-cell>
              <table:table-cell office:value-type="float" office:value="2.97024">
                <text:p>2.97024</text:p>
              </table:table-cell>
              <table:table-cell office:value-type="float" office:value="2.97041">
                <text:p>2.97041</text:p>
              </table:table-cell>
              <table:table-cell office:value-type="float" office:value="2.97041">
                <text:p>2.97041</text:p>
              </table:table-cell>
              <table:table-cell office:value-type="float" office:value="2.98817">
                <text:p>2.98817</text:p>
              </table:table-cell>
              <table:table-cell office:value-type="float" office:value="3.00592">
                <text:p>3.00592</text:p>
              </table:table-cell>
              <table:table-cell office:value-type="float" office:value="2.98214">
                <text:p>2.98214</text:p>
              </table:table-cell>
              <table:table-cell office:value-type="float" office:value="3.01775">
                <text:p>3.01775</text:p>
              </table:table-cell>
              <table:table-cell office:value-type="float" office:value="2.98817">
                <text:p>2.98817</text:p>
              </table:table-cell>
              <table:table-cell office:value-type="float" office:value="3.05917">
                <text:p>3.05917</text:p>
              </table:table-cell>
              <table:table-cell office:value-type="float" office:value="3.07692">
                <text:p>3.07692</text:p>
              </table:table-cell>
              <table:table-cell office:value-type="float" office:value="3.08876">
                <text:p>3.08876</text:p>
              </table:table-cell>
              <table:table-cell office:value-type="float" office:value="3.07101">
                <text:p>3.07101</text:p>
              </table:table-cell>
              <table:table-cell office:value-type="float" office:value="3.08284">
                <text:p>3.08284</text:p>
              </table:table-cell>
              <table:table-cell office:value-type="float" office:value="3.08284">
                <text:p>3.08284</text:p>
              </table:table-cell>
              <table:table-cell office:value-type="float" office:value="3.11834">
                <text:p>3.11834</text:p>
              </table:table-cell>
              <table:table-cell office:value-type="float" office:value="3.08929">
                <text:p>3.08929</text:p>
              </table:table-cell>
              <table:table-cell office:value-type="float" office:value="3.1131">
                <text:p>3.1131</text:p>
              </table:table-cell>
              <table:table-cell office:value-type="float" office:value="3.10778">
                <text:p>3.10778</text:p>
              </table:table-cell>
              <table:table-cell office:value-type="float" office:value="3.125">
                <text:p>3.125</text:p>
              </table:table-cell>
              <table:table-cell office:value-type="float" office:value="3.10059">
                <text:p>3.10059</text:p>
              </table:table-cell>
              <table:table-cell office:value-type="float" office:value="3.08333">
                <text:p>3.08333</text:p>
              </table:table-cell>
              <table:table-cell office:value-type="float" office:value="3.10119">
                <text:p>3.10119</text:p>
              </table:table-cell>
              <table:table-cell office:value-type="float" office:value="3.11243">
                <text:p>3.11243</text:p>
              </table:table-cell>
              <table:table-cell office:value-type="float" office:value="3.11243">
                <text:p>3.11243</text:p>
              </table:table-cell>
              <table:table-cell office:value-type="float" office:value="3.08333">
                <text:p>3.08333</text:p>
              </table:table-cell>
              <table:table-cell office:value-type="float" office:value="3.08929">
                <text:p>3.08929</text:p>
              </table:table-cell>
              <table:table-cell office:value-type="float" office:value="3.07186">
                <text:p>3.07186</text:p>
              </table:table-cell>
              <table:table-cell office:value-type="float" office:value="3.04762">
                <text:p>3.04762</text:p>
              </table:table-cell>
              <table:table-cell office:value-type="float" office:value="3.04167">
                <text:p>3.04167</text:p>
              </table:table-cell>
              <table:table-cell office:value-type="float" office:value="3.05325">
                <text:p>3.05325</text:p>
              </table:table-cell>
              <table:table-cell office:value-type="float" office:value="3.04734">
                <text:p>3.04734</text:p>
              </table:table-cell>
              <table:table-cell office:value-type="float" office:value="2.9881">
                <text:p>2.9881</text:p>
              </table:table-cell>
              <table:table-cell office:value-type="float" office:value="3.01775">
                <text:p>3.01775</text:p>
              </table:table-cell>
              <table:table-cell office:value-type="float" office:value="3.02367">
                <text:p>3.02367</text:p>
              </table:table-cell>
              <table:table-cell office:value-type="float" office:value="2.98225">
                <text:p>2.98225</text:p>
              </table:table-cell>
              <table:table-cell office:value-type="float" office:value="2.98225">
                <text:p>2.98225</text:p>
              </table:table-cell>
              <table:table-cell office:value-type="float" office:value="3.00592">
                <text:p>3.00592</text:p>
              </table:table-cell>
              <table:table-cell office:value-type="float" office:value="2.97041">
                <text:p>2.97041</text:p>
              </table:table-cell>
              <table:table-cell office:value-type="float" office:value="2.98817">
                <text:p>2.98817</text:p>
              </table:table-cell>
              <table:table-cell office:value-type="float" office:value="2.98214">
                <text:p>2.98214</text:p>
              </table:table-cell>
              <table:table-cell office:value-type="float" office:value="2.97041">
                <text:p>2.97041</text:p>
              </table:table-cell>
              <table:table-cell office:value-type="float" office:value="2.97619">
                <text:p>2.97619</text:p>
              </table:table-cell>
              <table:table-cell office:value-type="float" office:value="2.94675">
                <text:p>2.94675</text:p>
              </table:table-cell>
              <table:table-cell office:value-type="float" office:value="2.95266">
                <text:p>2.95266</text:p>
              </table:table-cell>
              <table:table-cell office:value-type="float" office:value="2.94675">
                <text:p>2.94675</text:p>
              </table:table-cell>
              <table:table-cell office:value-type="float" office:value="2.94675">
                <text:p>2.94675</text:p>
              </table:table-cell>
              <table:table-cell office:value-type="float" office:value="2.90476">
                <text:p>2.90476</text:p>
              </table:table-cell>
              <table:table-cell office:value-type="float" office:value="2.95858">
                <text:p>2.95858</text:p>
              </table:table-cell>
              <table:table-cell office:value-type="float" office:value="2.91071">
                <text:p>2.91071</text:p>
              </table:table-cell>
              <table:table-cell office:value-type="float" office:value="2.89349">
                <text:p>2.89349</text:p>
              </table:table-cell>
              <table:table-cell office:value-type="float" office:value="2.8869">
                <text:p>2.8869</text:p>
              </table:table-cell>
              <table:table-cell office:value-type="float" office:value="2.89941">
                <text:p>2.89941</text:p>
              </table:table-cell>
              <table:table-cell office:value-type="float" office:value="2.91124">
                <text:p>2.91124</text:p>
              </table:table-cell>
              <table:table-cell office:value-type="float" office:value="2.88095">
                <text:p>2.88095</text:p>
              </table:table-cell>
              <table:table-cell office:value-type="float" office:value="2.88166">
                <text:p>2.88166</text:p>
              </table:table-cell>
              <table:table-cell office:value-type="float" office:value="2.86391">
                <text:p>2.86391</text:p>
              </table:table-cell>
              <table:table-cell office:value-type="float" office:value="2.86982">
                <text:p>2.86982</text:p>
              </table:table-cell>
              <table:table-cell office:value-type="float" office:value="2.88095">
                <text:p>2.88095</text:p>
              </table:table-cell>
              <table:table-cell office:value-type="float" office:value="2.89349">
                <text:p>2.89349</text:p>
              </table:table-cell>
              <table:table-cell office:value-type="float" office:value="2.86982">
                <text:p>2.86982</text:p>
              </table:table-cell>
              <table:table-cell office:value-type="float" office:value="2.8869">
                <text:p>2.8869</text:p>
              </table:table-cell>
              <table:table-cell office:value-type="float" office:value="2.86905">
                <text:p>2.86905</text:p>
              </table:table-cell>
              <table:table-cell office:value-type="float" office:value="2.94675">
                <text:p>2.94675</text:p>
              </table:table-cell>
              <table:table-cell office:value-type="float" office:value="2.92899">
                <text:p>2.92899</text:p>
              </table:table-cell>
              <table:table-cell office:value-type="float" office:value="2.88623">
                <text:p>2.88623</text:p>
              </table:table-cell>
              <table:table-cell office:value-type="float" office:value="2.82036">
                <text:p>2.82036</text:p>
              </table:table-cell>
              <table:table-cell office:value-type="float" office:value="2.86391">
                <text:p>2.86391</text:p>
              </table:table-cell>
              <table:table-cell office:value-type="float" office:value="2.86982">
                <text:p>2.86982</text:p>
              </table:table-cell>
              <table:table-cell office:value-type="float" office:value="2.84024">
                <text:p>2.84024</text:p>
              </table:table-cell>
              <table:table-cell office:value-type="float" office:value="2.81657">
                <text:p>2.81657</text:p>
              </table:table-cell>
              <table:table-cell office:value-type="float" office:value="2.81065">
                <text:p>2.81065</text:p>
              </table:table-cell>
              <table:table-cell office:value-type="float" office:value="2.79882">
                <text:p>2.79882</text:p>
              </table:table-cell>
              <table:table-cell office:value-type="float" office:value="2.80473">
                <text:p>2.80473</text:p>
              </table:table-cell>
              <table:table-cell office:value-type="float" office:value="2.80473">
                <text:p>2.80473</text:p>
              </table:table-cell>
              <table:table-cell office:value-type="float" office:value="2.78698">
                <text:p>2.78698</text:p>
              </table:table-cell>
              <table:table-cell office:value-type="float" office:value="2.78698">
                <text:p>2.78698</text:p>
              </table:table-cell>
              <table:table-cell office:value-type="float" office:value="2.81548">
                <text:p>2.81548</text:p>
              </table:table-cell>
              <table:table-cell office:value-type="float" office:value="2.82036">
                <text:p>2.82036</text:p>
              </table:table-cell>
              <table:table-cell office:value-type="float" office:value="2.82143">
                <text:p>2.82143</text:p>
              </table:table-cell>
              <table:table-cell office:value-type="float" office:value="2.86982">
                <text:p>2.86982</text:p>
              </table:table-cell>
              <table:table-cell office:value-type="float" office:value="2.88757">
                <text:p>2.88757</text:p>
              </table:table-cell>
              <table:table-cell office:value-type="float" office:value="2.94675">
                <text:p>2.94675</text:p>
              </table:table-cell>
              <table:table-cell office:value-type="float" office:value="2.95858">
                <text:p>2.95858</text:p>
              </table:table-cell>
              <table:table-cell office:value-type="float" office:value="2.94083">
                <text:p>2.94083</text:p>
              </table:table-cell>
              <table:table-cell office:value-type="float" office:value="2.95266">
                <text:p>2.95266</text:p>
              </table:table-cell>
              <table:table-cell office:value-type="float" office:value="2.99408">
                <text:p>2.99408</text:p>
              </table:table-cell>
              <table:table-cell office:value-type="float" office:value="3">
                <text:p>3</text:p>
              </table:table-cell>
              <table:table-cell office:value-type="float" office:value="2.98817">
                <text:p>2.98817</text:p>
              </table:table-cell>
              <table:table-cell office:value-type="float" office:value="2.99408">
                <text:p>2.99408</text:p>
              </table:table-cell>
              <table:table-cell office:value-type="float" office:value="2.98817">
                <text:p>2.98817</text:p>
              </table:table-cell>
              <table:table-cell office:value-type="float" office:value="2.98214">
                <text:p>2.98214</text:p>
              </table:table-cell>
              <table:table-cell office:value-type="float" office:value="3.01775">
                <text:p>3.01775</text:p>
              </table:table-cell>
              <table:table-cell office:value-type="float" office:value="3.01775">
                <text:p>3.01775</text:p>
              </table:table-cell>
              <table:table-cell office:value-type="float" office:value="3.01775">
                <text:p>3.01775</text:p>
              </table:table-cell>
              <table:table-cell office:value-type="float" office:value="3.02959">
                <text:p>3.02959</text:p>
              </table:table-cell>
              <table:table-cell office:value-type="float" office:value="2.98225">
                <text:p>2.98225</text:p>
              </table:table-cell>
              <table:table-cell office:value-type="float" office:value="3.0119">
                <text:p>3.0119</text:p>
              </table:table-cell>
              <table:table-cell office:value-type="float" office:value="3.0119">
                <text:p>3.0119</text:p>
              </table:table-cell>
              <table:table-cell office:value-type="float" office:value="3.00592">
                <text:p>3.00592</text:p>
              </table:table-cell>
              <table:table-cell office:value-type="float" office:value="2.96407">
                <text:p>2.96407</text:p>
              </table:table-cell>
              <table:table-cell office:value-type="float" office:value="2.96429">
                <text:p>2.96429</text:p>
              </table:table-cell>
              <table:table-cell office:value-type="float" office:value="2.94083">
                <text:p>2.94083</text:p>
              </table:table-cell>
              <table:table-cell office:value-type="float" office:value="2.94643">
                <text:p>2.94643</text:p>
              </table:table-cell>
              <table:table-cell office:value-type="float" office:value="2.9645">
                <text:p>2.9645</text:p>
              </table:table-cell>
              <table:table-cell office:value-type="float" office:value="2.97633">
                <text:p>2.97633</text:p>
              </table:table-cell>
              <table:table-cell office:value-type="float" office:value="2.93491">
                <text:p>2.93491</text:p>
              </table:table-cell>
              <table:table-cell office:value-type="float" office:value="2.95266">
                <text:p>2.95266</text:p>
              </table:table-cell>
              <table:table-cell office:value-type="float" office:value="3">
                <text:p>3</text:p>
              </table:table-cell>
              <table:table-cell office:value-type="float" office:value="3.00592">
                <text:p>3.00592</text:p>
              </table:table-cell>
              <table:table-cell office:value-type="float" office:value="3.02367">
                <text:p>3.02367</text:p>
              </table:table-cell>
              <table:table-cell office:value-type="float" office:value="3.04734">
                <text:p>3.04734</text:p>
              </table:table-cell>
              <table:table-cell office:value-type="float" office:value="2.9881">
                <text:p>2.9881</text:p>
              </table:table-cell>
              <table:table-cell office:value-type="float" office:value="3.00599">
                <text:p>3.00599</text:p>
              </table:table-cell>
              <table:table-cell office:value-type="float" office:value="3.04142">
                <text:p>3.04142</text:p>
              </table:table-cell>
              <table:table-cell office:value-type="float" office:value="2.98214">
                <text:p>2.98214</text:p>
              </table:table-cell>
              <table:table-cell office:value-type="float" office:value="2.97041">
                <text:p>2.97041</text:p>
              </table:table-cell>
              <table:table-cell office:value-type="float" office:value="2.97041">
                <text:p>2.97041</text:p>
              </table:table-cell>
              <table:table-cell office:value-type="float" office:value="2.98225">
                <text:p>2.98225</text:p>
              </table:table-cell>
              <table:table-cell office:value-type="float" office:value="3.01183">
                <text:p>3.01183</text:p>
              </table:table-cell>
              <table:table-cell office:value-type="float" office:value="2.98817">
                <text:p>2.98817</text:p>
              </table:table-cell>
              <table:table-cell office:value-type="float" office:value="2.98225">
                <text:p>2.98225</text:p>
              </table:table-cell>
              <table:table-cell office:value-type="float" office:value="3.02976">
                <text:p>3.02976</text:p>
              </table:table-cell>
              <table:table-cell office:value-type="float" office:value="3.01775">
                <text:p>3.01775</text:p>
              </table:table-cell>
              <table:table-cell office:value-type="float" office:value="3.00595">
                <text:p>3.00595</text:p>
              </table:table-cell>
              <table:table-cell office:value-type="float" office:value="2.97633">
                <text:p>2.97633</text:p>
              </table:table-cell>
              <table:table-cell office:value-type="float" office:value="3.00595">
                <text:p>3.00595</text:p>
              </table:table-cell>
              <table:table-cell office:value-type="float" office:value="3.02959">
                <text:p>3.02959</text:p>
              </table:table-cell>
              <table:table-cell office:value-type="float" office:value="2.93452">
                <text:p>2.93452</text:p>
              </table:table-cell>
              <table:table-cell office:value-type="float" office:value="2.92857">
                <text:p>2.92857</text:p>
              </table:table-cell>
              <table:table-cell office:value-type="float" office:value="2.94643">
                <text:p>2.94643</text:p>
              </table:table-cell>
              <table:table-cell office:value-type="float" office:value="2.92899">
                <text:p>2.92899</text:p>
              </table:table-cell>
              <table:table-cell office:value-type="float" office:value="2.94643">
                <text:p>2.94643</text:p>
              </table:table-cell>
              <table:table-cell office:value-type="float" office:value="2.92899">
                <text:p>2.92899</text:p>
              </table:table-cell>
              <table:table-cell office:value-type="float" office:value="2.95858">
                <text:p>2.95858</text:p>
              </table:table-cell>
              <table:table-cell office:value-type="float" office:value="2.93491">
                <text:p>2.93491</text:p>
              </table:table-cell>
              <table:table-cell office:value-type="float" office:value="2.95858">
                <text:p>2.95858</text:p>
              </table:table-cell>
              <table:table-cell office:value-type="float" office:value="2.97041">
                <text:p>2.97041</text:p>
              </table:table-cell>
              <table:table-cell office:value-type="float" office:value="3.01183">
                <text:p>3.01183</text:p>
              </table:table-cell>
              <table:table-cell office:value-type="float" office:value="3.06509">
                <text:p>3.06509</text:p>
              </table:table-cell>
              <table:table-cell office:value-type="float" office:value="3.06509">
                <text:p>3.06509</text:p>
              </table:table-cell>
              <table:table-cell office:value-type="float" office:value="3.04142">
                <text:p>3.04142</text:p>
              </table:table-cell>
              <table:table-cell office:value-type="float" office:value="3.02381">
                <text:p>3.02381</text:p>
              </table:table-cell>
              <table:table-cell office:value-type="float" office:value="3.01183">
                <text:p>3.01183</text:p>
              </table:table-cell>
              <table:table-cell office:value-type="float" office:value="3.04167">
                <text:p>3.04167</text:p>
              </table:table-cell>
              <table:table-cell office:value-type="float" office:value="3.05917">
                <text:p>3.05917</text:p>
              </table:table-cell>
              <table:table-cell office:value-type="float" office:value="3.08876">
                <text:p>3.08876</text:p>
              </table:table-cell>
              <table:table-cell office:value-type="float" office:value="3.06509">
                <text:p>3.06509</text:p>
              </table:table-cell>
              <table:table-cell office:value-type="float" office:value="3.07101">
                <text:p>3.07101</text:p>
              </table:table-cell>
              <table:table-cell office:value-type="float" office:value="3.08876">
                <text:p>3.08876</text:p>
              </table:table-cell>
              <table:table-cell office:value-type="float" office:value="3.08876">
                <text:p>3.08876</text:p>
              </table:table-cell>
              <table:table-cell office:value-type="float" office:value="3.10119">
                <text:p>3.10119</text:p>
              </table:table-cell>
              <table:table-cell office:value-type="float" office:value="3.12426">
                <text:p>3.12426</text:p>
              </table:table-cell>
              <table:table-cell office:value-type="float" office:value="3.08929">
                <text:p>3.08929</text:p>
              </table:table-cell>
              <table:table-cell office:value-type="float" office:value="3.09581">
                <text:p>3.09581</text:p>
              </table:table-cell>
              <table:table-cell office:value-type="float" office:value="3.16568">
                <text:p>3.16568</text:p>
              </table:table-cell>
              <table:table-cell office:value-type="float" office:value="3.18343">
                <text:p>3.18343</text:p>
              </table:table-cell>
              <table:table-cell office:value-type="float" office:value="3.16071">
                <text:p>3.16071</text:p>
              </table:table-cell>
              <table:table-cell office:value-type="float" office:value="3.17751">
                <text:p>3.17751</text:p>
              </table:table-cell>
              <table:table-cell office:value-type="float" office:value="3.1369">
                <text:p>3.1369</text:p>
              </table:table-cell>
              <table:table-cell office:value-type="float" office:value="3.13609">
                <text:p>3.13609</text:p>
              </table:table-cell>
              <table:table-cell office:value-type="float" office:value="3.14201">
                <text:p>3.14201</text:p>
              </table:table-cell>
              <table:table-cell office:value-type="float" office:value="3.13609">
                <text:p>3.13609</text:p>
              </table:table-cell>
              <table:table-cell office:value-type="float" office:value="3.08284">
                <text:p>3.08284</text:p>
              </table:table-cell>
              <table:table-cell office:value-type="float" office:value="3.11834">
                <text:p>3.11834</text:p>
              </table:table-cell>
              <table:table-cell office:value-type="float" office:value="3.11243">
                <text:p>3.11243</text:p>
              </table:table-cell>
              <table:table-cell office:value-type="float" office:value="3.08284">
                <text:p>3.08284</text:p>
              </table:table-cell>
              <table:table-cell office:value-type="float" office:value="3.08284">
                <text:p>3.08284</text:p>
              </table:table-cell>
              <table:table-cell office:value-type="float" office:value="3.09467">
                <text:p>3.09467</text:p>
              </table:table-cell>
              <table:table-cell office:value-type="float" office:value="3.02381">
                <text:p>3.02381</text:p>
              </table:table-cell>
              <table:table-cell office:value-type="float" office:value="3.11243">
                <text:p>3.11243</text:p>
              </table:table-cell>
              <table:table-cell office:value-type="float" office:value="3.10651">
                <text:p>3.10651</text:p>
              </table:table-cell>
              <table:table-cell office:value-type="float" office:value="3.10778">
                <text:p>3.10778</text:p>
              </table:table-cell>
              <table:table-cell office:value-type="float" office:value="3.14793">
                <text:p>3.14793</text:p>
              </table:table-cell>
              <table:table-cell office:value-type="float" office:value="3.11243">
                <text:p>3.11243</text:p>
              </table:table-cell>
              <table:table-cell office:value-type="float" office:value="3.15385">
                <text:p>3.15385</text:p>
              </table:table-cell>
              <table:table-cell office:value-type="float" office:value="3.15976">
                <text:p>3.15976</text:p>
              </table:table-cell>
              <table:table-cell office:value-type="float" office:value="3.12426">
                <text:p>3.12426</text:p>
              </table:table-cell>
              <table:table-cell office:value-type="float" office:value="3.11834">
                <text:p>3.11834</text:p>
              </table:table-cell>
              <table:table-cell office:value-type="float" office:value="3.13609">
                <text:p>3.13609</text:p>
              </table:table-cell>
              <table:table-cell office:value-type="float" office:value="3.15385">
                <text:p>3.15385</text:p>
              </table:table-cell>
              <table:table-cell office:value-type="float" office:value="3.14881">
                <text:p>3.14881</text:p>
              </table:table-cell>
              <table:table-cell office:value-type="float" office:value="3.1716">
                <text:p>3.1716</text:p>
              </table:table-cell>
              <table:table-cell office:value-type="float" office:value="3.15476">
                <text:p>3.15476</text:p>
              </table:table-cell>
              <table:table-cell office:value-type="float" office:value="3.16071">
                <text:p>3.16071</text:p>
              </table:table-cell>
              <table:table-cell office:value-type="float" office:value="3.14881">
                <text:p>3.14881</text:p>
              </table:table-cell>
              <table:table-cell office:value-type="float" office:value="3.2071">
                <text:p>3.2071</text:p>
              </table:table-cell>
              <table:table-cell office:value-type="float" office:value="3.2071">
                <text:p>3.2071</text:p>
              </table:table-cell>
              <table:table-cell office:value-type="float" office:value="3.23077">
                <text:p>3.23077</text:p>
              </table:table-cell>
              <table:table-cell office:value-type="float" office:value="3.17751">
                <text:p>3.17751</text:p>
              </table:table-cell>
              <table:table-cell office:value-type="float" office:value="3.1716">
                <text:p>3.1716</text:p>
              </table:table-cell>
              <table:table-cell office:value-type="float" office:value="3.18343">
                <text:p>3.18343</text:p>
              </table:table-cell>
              <table:table-cell office:value-type="float" office:value="3.14371">
                <text:p>3.14371</text:p>
              </table:table-cell>
              <table:table-cell office:value-type="float" office:value="3.19527">
                <text:p>3.19527</text:p>
              </table:table-cell>
              <table:table-cell office:value-type="float" office:value="3.22485">
                <text:p>3.22485</text:p>
              </table:table-cell>
              <table:table-cell office:value-type="float" office:value="3.25444">
                <text:p>3.25444</text:p>
              </table:table-cell>
              <table:table-cell office:value-type="float" office:value="3.28402">
                <text:p>3.28402</text:p>
              </table:table-cell>
              <table:table-cell office:value-type="float" office:value="3.26627">
                <text:p>3.26627</text:p>
              </table:table-cell>
              <table:table-cell office:value-type="float" office:value="3.31361">
                <text:p>3.31361</text:p>
              </table:table-cell>
              <table:table-cell office:value-type="float" office:value="3.30952">
                <text:p>3.30952</text:p>
              </table:table-cell>
              <table:table-cell office:value-type="float" office:value="3.31548">
                <text:p>3.31548</text:p>
              </table:table-cell>
              <table:table-cell office:value-type="float" office:value="3.37278">
                <text:p>3.37278</text:p>
              </table:table-cell>
              <table:table-cell office:value-type="float" office:value="3.4142">
                <text:p>3.4142</text:p>
              </table:table-cell>
              <table:table-cell office:value-type="float" office:value="3.38323">
                <text:p>3.38323</text:p>
              </table:table-cell>
              <table:table-cell office:value-type="float" office:value="3.3787">
                <text:p>3.3787</text:p>
              </table:table-cell>
              <table:table-cell office:value-type="float" office:value="3.36095">
                <text:p>3.36095</text:p>
              </table:table-cell>
              <table:table-cell office:value-type="float" office:value="3.29167">
                <text:p>3.29167</text:p>
              </table:table-cell>
              <table:table-cell office:value-type="float" office:value="3.27545">
                <text:p>3.27545</text:p>
              </table:table-cell>
              <table:table-cell office:value-type="float" office:value="3.26786">
                <text:p>3.26786</text:p>
              </table:table-cell>
              <table:table-cell office:value-type="float" office:value="3.30769">
                <text:p>3.30769</text:p>
              </table:table-cell>
              <table:table-cell office:value-type="float" office:value="3.33136">
                <text:p>3.33136</text:p>
              </table:table-cell>
              <table:table-cell office:value-type="float" office:value="3.35119">
                <text:p>3.35119</text:p>
              </table:table-cell>
              <table:table-cell office:value-type="float" office:value="3.35503">
                <text:p>3.35503</text:p>
              </table:table-cell>
              <table:table-cell office:value-type="float" office:value="3.39053">
                <text:p>3.39053</text:p>
              </table:table-cell>
              <table:table-cell office:value-type="float" office:value="3.36686">
                <text:p>3.36686</text:p>
              </table:table-cell>
              <table:table-cell office:value-type="float" office:value="3.40828">
                <text:p>3.40828</text:p>
              </table:table-cell>
              <table:table-cell office:value-type="float" office:value="3.39881">
                <text:p>3.39881</text:p>
              </table:table-cell>
              <table:table-cell office:value-type="float" office:value="3.40237">
                <text:p>3.40237</text:p>
              </table:table-cell>
              <table:table-cell office:value-type="float" office:value="3.40237">
                <text:p>3.40237</text:p>
              </table:table-cell>
              <table:table-cell office:value-type="float" office:value="3.39053">
                <text:p>3.39053</text:p>
              </table:table-cell>
              <table:table-cell office:value-type="float" office:value="3.45562">
                <text:p>3.45562</text:p>
              </table:table-cell>
              <table:table-cell office:value-type="float" office:value="3.46154">
                <text:p>3.46154</text:p>
              </table:table-cell>
              <table:table-cell office:value-type="float" office:value="3.44379">
                <text:p>3.44379</text:p>
              </table:table-cell>
              <table:table-cell office:value-type="float" office:value="3.46154">
                <text:p>3.46154</text:p>
              </table:table-cell>
              <table:table-cell office:value-type="float" office:value="3.46154">
                <text:p>3.46154</text:p>
              </table:table-cell>
              <table:table-cell office:value-type="float" office:value="3.41667">
                <text:p>3.41667</text:p>
              </table:table-cell>
              <table:table-cell office:value-type="float" office:value="3.3869">
                <text:p>3.3869</text:p>
              </table:table-cell>
              <table:table-cell office:value-type="float" office:value="3.40828">
                <text:p>3.40828</text:p>
              </table:table-cell>
              <table:table-cell office:value-type="float" office:value="3.38462">
                <text:p>3.38462</text:p>
              </table:table-cell>
              <table:table-cell office:value-type="float" office:value="3.38462">
                <text:p>3.38462</text:p>
              </table:table-cell>
              <table:table-cell office:value-type="float" office:value="3.36686">
                <text:p>3.36686</text:p>
              </table:table-cell>
              <table:table-cell office:value-type="float" office:value="3.30952">
                <text:p>3.30952</text:p>
              </table:table-cell>
              <table:table-cell office:value-type="float" office:value="3.28994">
                <text:p>3.28994</text:p>
              </table:table-cell>
              <table:table-cell office:value-type="float" office:value="3.31361">
                <text:p>3.31361</text:p>
              </table:table-cell>
              <table:table-cell office:value-type="float" office:value="3.34911">
                <text:p>3.34911</text:p>
              </table:table-cell>
              <table:table-cell office:value-type="float" office:value="3.30769">
                <text:p>3.30769</text:p>
              </table:table-cell>
              <table:table-cell office:value-type="float" office:value="3.29586">
                <text:p>3.29586</text:p>
              </table:table-cell>
              <table:table-cell office:value-type="float" office:value="3.32544">
                <text:p>3.32544</text:p>
              </table:table-cell>
              <table:table-cell office:value-type="float" office:value="3.32544">
                <text:p>3.32544</text:p>
              </table:table-cell>
              <table:table-cell office:value-type="float" office:value="3.33728">
                <text:p>3.33728</text:p>
              </table:table-cell>
              <table:table-cell office:value-type="float" office:value="3.32544">
                <text:p>3.32544</text:p>
              </table:table-cell>
              <table:table-cell office:value-type="float" office:value="3.36095">
                <text:p>3.36095</text:p>
              </table:table-cell>
              <table:table-cell office:value-type="float" office:value="3.3787">
                <text:p>3.3787</text:p>
              </table:table-cell>
            </table:table-row>
            <table:table-row>
              <table:table-cell office:value-type="string">
                <text:p>Seeds Produced</text:p>
                <draw:g>
                  <svg:desc>Sheet1.A3:Sheet1.A3</svg:desc>
                </draw:g>
              </table:table-cell>
              <table:table-cell office:value-type="float" office:value="2">
                <text:p>2</text:p>
                <draw:g>
                  <svg:desc>Sheet1.B3:Sheet1.AMJ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3.25">
                <text:p>3.2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">
                <text:p>3.6</text:p>
              </table:table-cell>
              <table:table-cell office:value-type="float" office:value="3.28571">
                <text:p>3.28571</text:p>
              </table:table-cell>
              <table:table-cell office:value-type="float" office:value="3.28571">
                <text:p>3.28571</text:p>
              </table:table-cell>
              <table:table-cell office:value-type="float" office:value="3.16667">
                <text:p>3.16667</text:p>
              </table:table-cell>
              <table:table-cell office:value-type="float" office:value="3.16667">
                <text:p>3.16667</text:p>
              </table:table-cell>
              <table:table-cell office:value-type="float" office:value="3">
                <text:p>3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4">
                <text:p>3.4</text:p>
              </table:table-cell>
              <table:table-cell office:value-type="float" office:value="3.45455">
                <text:p>3.45455</text:p>
              </table:table-cell>
              <table:table-cell office:value-type="float" office:value="3.88889">
                <text:p>3.88889</text:p>
              </table:table-cell>
              <table:table-cell office:value-type="float" office:value="3.8">
                <text:p>3.8</text:p>
              </table:table-cell>
              <table:table-cell office:value-type="float" office:value="3.90909">
                <text:p>3.90909</text:p>
              </table:table-cell>
              <table:table-cell office:value-type="float" office:value="4.07143">
                <text:p>4.07143</text:p>
              </table:table-cell>
              <table:table-cell office:value-type="float" office:value="4.07143">
                <text:p>4.07143</text:p>
              </table:table-cell>
              <table:table-cell office:value-type="float" office:value="4.1875">
                <text:p>4.1875</text:p>
              </table:table-cell>
              <table:table-cell office:value-type="float" office:value="4">
                <text:p>4</text:p>
              </table:table-cell>
              <table:table-cell office:value-type="float" office:value="4.03704">
                <text:p>4.03704</text:p>
              </table:table-cell>
              <table:table-cell office:value-type="float" office:value="4.29412">
                <text:p>4.29412</text:p>
              </table:table-cell>
              <table:table-cell office:value-type="float" office:value="4.31579">
                <text:p>4.31579</text:p>
              </table:table-cell>
              <table:table-cell office:value-type="float" office:value="4.72917">
                <text:p>4.72917</text:p>
              </table:table-cell>
              <table:table-cell office:value-type="float" office:value="4.93333">
                <text:p>4.93333</text:p>
              </table:table-cell>
              <table:table-cell office:value-type="float" office:value="5.23684">
                <text:p>5.23684</text:p>
              </table:table-cell>
              <table:table-cell office:value-type="float" office:value="5.7033">
                <text:p>5.7033</text:p>
              </table:table-cell>
              <table:table-cell office:value-type="float" office:value="6.40187">
                <text:p>6.40187</text:p>
              </table:table-cell>
              <table:table-cell office:value-type="float" office:value="7.096">
                <text:p>7.096</text:p>
              </table:table-cell>
              <table:table-cell office:value-type="float" office:value="7.43972">
                <text:p>7.43972</text:p>
              </table:table-cell>
              <table:table-cell office:value-type="float" office:value="7.94702">
                <text:p>7.94702</text:p>
              </table:table-cell>
              <table:table-cell office:value-type="float" office:value="8.15484">
                <text:p>8.15484</text:p>
              </table:table-cell>
              <table:table-cell office:value-type="float" office:value="8.41875">
                <text:p>8.41875</text:p>
              </table:table-cell>
              <table:table-cell office:value-type="float" office:value="8.62745">
                <text:p>8.62745</text:p>
              </table:table-cell>
              <table:table-cell office:value-type="float" office:value="8.98693">
                <text:p>8.98693</text:p>
              </table:table-cell>
              <table:table-cell office:value-type="float" office:value="9.00654">
                <text:p>9.00654</text:p>
              </table:table-cell>
              <table:table-cell office:value-type="float" office:value="9.18471">
                <text:p>9.18471</text:p>
              </table:table-cell>
              <table:table-cell office:value-type="float" office:value="9.3481">
                <text:p>9.3481</text:p>
              </table:table-cell>
              <table:table-cell office:value-type="float" office:value="9.55625">
                <text:p>9.55625</text:p>
              </table:table-cell>
              <table:table-cell office:value-type="float" office:value="9.64968">
                <text:p>9.64968</text:p>
              </table:table-cell>
              <table:table-cell office:value-type="float" office:value="9.87342">
                <text:p>9.87342</text:p>
              </table:table-cell>
              <table:table-cell office:value-type="float" office:value="9.82609">
                <text:p>9.82609</text:p>
              </table:table-cell>
              <table:table-cell office:value-type="float" office:value="10.0375">
                <text:p>10.0375</text:p>
              </table:table-cell>
              <table:table-cell office:value-type="float" office:value="10.2229">
                <text:p>10.2229</text:p>
              </table:table-cell>
              <table:table-cell office:value-type="float" office:value="10.2215">
                <text:p>10.2215</text:p>
              </table:table-cell>
              <table:table-cell office:value-type="float" office:value="10.3077">
                <text:p>10.3077</text:p>
              </table:table-cell>
              <table:table-cell office:value-type="float" office:value="10.5409">
                <text:p>10.5409</text:p>
              </table:table-cell>
              <table:table-cell office:value-type="float" office:value="10.5409">
                <text:p>10.5409</text:p>
              </table:table-cell>
              <table:table-cell office:value-type="float" office:value="10.6625">
                <text:p>10.6625</text:p>
              </table:table-cell>
              <table:table-cell office:value-type="float" office:value="10.9157">
                <text:p>10.9157</text:p>
              </table:table-cell>
              <table:table-cell office:value-type="float" office:value="11.1146">
                <text:p>11.1146</text:p>
              </table:table-cell>
              <table:table-cell office:value-type="float" office:value="11.3376">
                <text:p>11.3376</text:p>
              </table:table-cell>
              <table:table-cell office:value-type="float" office:value="11.5399">
                <text:p>11.5399</text:p>
              </table:table-cell>
              <table:table-cell office:value-type="float" office:value="11.8282">
                <text:p>11.8282</text:p>
              </table:table-cell>
              <table:table-cell office:value-type="float" office:value="11.8938">
                <text:p>11.8938</text:p>
              </table:table-cell>
              <table:table-cell office:value-type="float" office:value="11.85">
                <text:p>11.85</text:p>
              </table:table-cell>
              <table:table-cell office:value-type="float" office:value="12.1111">
                <text:p>12.1111</text:p>
              </table:table-cell>
              <table:table-cell office:value-type="float" office:value="12.1534">
                <text:p>12.1534</text:p>
              </table:table-cell>
              <table:table-cell office:value-type="float" office:value="12.1456">
                <text:p>12.1456</text:p>
              </table:table-cell>
              <table:table-cell office:value-type="float" office:value="12.175">
                <text:p>12.175</text:p>
              </table:table-cell>
              <table:table-cell office:value-type="float" office:value="12.3697">
                <text:p>12.3697</text:p>
              </table:table-cell>
              <table:table-cell office:value-type="float" office:value="12.4727">
                <text:p>12.4727</text:p>
              </table:table-cell>
              <table:table-cell office:value-type="float" office:value="12.6296">
                <text:p>12.6296</text:p>
              </table:table-cell>
              <table:table-cell office:value-type="float" office:value="12.7469">
                <text:p>12.7469</text:p>
              </table:table-cell>
              <table:table-cell office:value-type="float" office:value="12.8931">
                <text:p>12.8931</text:p>
              </table:table-cell>
              <table:table-cell office:value-type="float" office:value="13.0552">
                <text:p>13.0552</text:p>
              </table:table-cell>
              <table:table-cell office:value-type="float" office:value="13.3012">
                <text:p>13.3012</text:p>
              </table:table-cell>
              <table:table-cell office:value-type="float" office:value="13.3818">
                <text:p>13.3818</text:p>
              </table:table-cell>
              <table:table-cell office:value-type="float" office:value="13.4364">
                <text:p>13.4364</text:p>
              </table:table-cell>
              <table:table-cell office:value-type="float" office:value="13.4024">
                <text:p>13.4024</text:p>
              </table:table-cell>
              <table:table-cell office:value-type="float" office:value="13.5576">
                <text:p>13.5576</text:p>
              </table:table-cell>
              <table:table-cell office:value-type="float" office:value="13.7063">
                <text:p>13.7063</text:p>
              </table:table-cell>
              <table:table-cell office:value-type="float" office:value="13.8354">
                <text:p>13.8354</text:p>
              </table:table-cell>
              <table:table-cell office:value-type="float" office:value="13.7636">
                <text:p>13.7636</text:p>
              </table:table-cell>
              <table:table-cell office:value-type="float" office:value="13.9337">
                <text:p>13.9337</text:p>
              </table:table-cell>
              <table:table-cell office:value-type="float" office:value="14.0361">
                <text:p>14.0361</text:p>
              </table:table-cell>
              <table:table-cell office:value-type="float" office:value="14.1928">
                <text:p>14.1928</text:p>
              </table:table-cell>
              <table:table-cell office:value-type="float" office:value="14.358">
                <text:p>14.358</text:p>
              </table:table-cell>
              <table:table-cell office:value-type="float" office:value="14.4383">
                <text:p>14.4383</text:p>
              </table:table-cell>
              <table:table-cell office:value-type="float" office:value="14.4268">
                <text:p>14.4268</text:p>
              </table:table-cell>
              <table:table-cell office:value-type="float" office:value="14.6">
                <text:p>14.6</text:p>
              </table:table-cell>
              <table:table-cell office:value-type="float" office:value="14.5549">
                <text:p>14.5549</text:p>
              </table:table-cell>
              <table:table-cell office:value-type="float" office:value="14.4939">
                <text:p>14.4939</text:p>
              </table:table-cell>
              <table:table-cell office:value-type="float" office:value="14.4578">
                <text:p>14.4578</text:p>
              </table:table-cell>
              <table:table-cell office:value-type="float" office:value="14.5361">
                <text:p>14.5361</text:p>
              </table:table-cell>
              <table:table-cell office:value-type="float" office:value="14.6037">
                <text:p>14.6037</text:p>
              </table:table-cell>
              <table:table-cell office:value-type="float" office:value="14.7152">
                <text:p>14.7152</text:p>
              </table:table-cell>
              <table:table-cell office:value-type="float" office:value="14.7791">
                <text:p>14.7791</text:p>
              </table:table-cell>
              <table:table-cell office:value-type="float" office:value="15">
                <text:p>15</text:p>
              </table:table-cell>
              <table:table-cell office:value-type="float" office:value="15.0479">
                <text:p>15.0479</text:p>
              </table:table-cell>
              <table:table-cell office:value-type="float" office:value="15.0602">
                <text:p>15.0602</text:p>
              </table:table-cell>
              <table:table-cell office:value-type="float" office:value="15.1273">
                <text:p>15.1273</text:p>
              </table:table-cell>
              <table:table-cell office:value-type="float" office:value="15.2182">
                <text:p>15.2182</text:p>
              </table:table-cell>
              <table:table-cell office:value-type="float" office:value="15.3675">
                <text:p>15.3675</text:p>
              </table:table-cell>
              <table:table-cell office:value-type="float" office:value="15.3916">
                <text:p>15.3916</text:p>
              </table:table-cell>
              <table:table-cell office:value-type="float" office:value="15.5569">
                <text:p>15.5569</text:p>
              </table:table-cell>
              <table:table-cell office:value-type="float" office:value="15.6442">
                <text:p>15.6442</text:p>
              </table:table-cell>
              <table:table-cell office:value-type="float" office:value="15.5276">
                <text:p>15.5276</text:p>
              </table:table-cell>
              <table:table-cell office:value-type="float" office:value="15.6587">
                <text:p>15.6587</text:p>
              </table:table-cell>
              <table:table-cell office:value-type="float" office:value="15.7006">
                <text:p>15.7006</text:p>
              </table:table-cell>
              <table:table-cell office:value-type="float" office:value="15.8922">
                <text:p>15.8922</text:p>
              </table:table-cell>
              <table:table-cell office:value-type="float" office:value="15.8795">
                <text:p>15.8795</text:p>
              </table:table-cell>
              <table:table-cell office:value-type="float" office:value="15.8982">
                <text:p>15.8982</text:p>
              </table:table-cell>
              <table:table-cell office:value-type="float" office:value="15.8144">
                <text:p>15.8144</text:p>
              </table:table-cell>
              <table:table-cell office:value-type="float" office:value="16.0118">
                <text:p>16.0118</text:p>
              </table:table-cell>
              <table:table-cell office:value-type="float" office:value="16.0838">
                <text:p>16.0838</text:p>
              </table:table-cell>
              <table:table-cell office:value-type="float" office:value="16.0606">
                <text:p>16.0606</text:p>
              </table:table-cell>
              <table:table-cell office:value-type="float" office:value="16">
                <text:p>16</text:p>
              </table:table-cell>
              <table:table-cell office:value-type="float" office:value="16.2012">
                <text:p>16.2012</text:p>
              </table:table-cell>
              <table:table-cell office:value-type="float" office:value="16.2892">
                <text:p>16.2892</text:p>
              </table:table-cell>
              <table:table-cell office:value-type="float" office:value="16.1976">
                <text:p>16.1976</text:p>
              </table:table-cell>
              <table:table-cell office:value-type="float" office:value="16.1446">
                <text:p>16.1446</text:p>
              </table:table-cell>
              <table:table-cell office:value-type="float" office:value="16.1078">
                <text:p>16.1078</text:p>
              </table:table-cell>
              <table:table-cell office:value-type="float" office:value="16.303">
                <text:p>16.303</text:p>
              </table:table-cell>
              <table:table-cell office:value-type="float" office:value="16.4226">
                <text:p>16.4226</text:p>
              </table:table-cell>
              <table:table-cell office:value-type="float" office:value="16.4731">
                <text:p>16.4731</text:p>
              </table:table-cell>
              <table:table-cell office:value-type="float" office:value="16.4518">
                <text:p>16.4518</text:p>
              </table:table-cell>
              <table:table-cell office:value-type="float" office:value="16.5212">
                <text:p>16.5212</text:p>
              </table:table-cell>
              <table:table-cell office:value-type="float" office:value="16.7256">
                <text:p>16.7256</text:p>
              </table:table-cell>
              <table:table-cell office:value-type="float" office:value="16.7545">
                <text:p>16.7545</text:p>
              </table:table-cell>
              <table:table-cell office:value-type="float" office:value="16.8563">
                <text:p>16.8563</text:p>
              </table:table-cell>
              <table:table-cell office:value-type="float" office:value="16.8631">
                <text:p>16.8631</text:p>
              </table:table-cell>
              <table:table-cell office:value-type="float" office:value="16.8084">
                <text:p>16.8084</text:p>
              </table:table-cell>
              <table:table-cell office:value-type="float" office:value="16.8323">
                <text:p>16.8323</text:p>
              </table:table-cell>
              <table:table-cell office:value-type="float" office:value="16.7904">
                <text:p>16.7904</text:p>
              </table:table-cell>
              <table:table-cell office:value-type="float" office:value="16.9521">
                <text:p>16.9521</text:p>
              </table:table-cell>
              <table:table-cell office:value-type="float" office:value="16.994">
                <text:p>16.994</text:p>
              </table:table-cell>
              <table:table-cell office:value-type="float" office:value="17.1071">
                <text:p>17.1071</text:p>
              </table:table-cell>
              <table:table-cell office:value-type="float" office:value="17.1131">
                <text:p>17.1131</text:p>
              </table:table-cell>
              <table:table-cell office:value-type="float" office:value="17.1726">
                <text:p>17.1726</text:p>
              </table:table-cell>
              <table:table-cell office:value-type="float" office:value="17.2182">
                <text:p>17.2182</text:p>
              </table:table-cell>
              <table:table-cell office:value-type="float" office:value="17.297">
                <text:p>17.297</text:p>
              </table:table-cell>
              <table:table-cell office:value-type="float" office:value="17.4881">
                <text:p>17.4881</text:p>
              </table:table-cell>
              <table:table-cell office:value-type="float" office:value="17.4524">
                <text:p>17.4524</text:p>
              </table:table-cell>
              <table:table-cell office:value-type="float" office:value="17.4524">
                <text:p>17.4524</text:p>
              </table:table-cell>
              <table:table-cell office:value-type="float" office:value="17.4405">
                <text:p>17.4405</text:p>
              </table:table-cell>
              <table:table-cell office:value-type="float" office:value="17.4311">
                <text:p>17.4311</text:p>
              </table:table-cell>
              <table:table-cell office:value-type="float" office:value="17.4643">
                <text:p>17.4643</text:p>
              </table:table-cell>
              <table:table-cell office:value-type="float" office:value="17.4643">
                <text:p>17.4643</text:p>
              </table:table-cell>
              <table:table-cell office:value-type="float" office:value="17.2381">
                <text:p>17.2381</text:p>
              </table:table-cell>
              <table:table-cell office:value-type="float" office:value="17.3234">
                <text:p>17.3234</text:p>
              </table:table-cell>
              <table:table-cell office:value-type="float" office:value="17.3965">
                <text:p>17.3965</text:p>
              </table:table-cell>
              <table:table-cell office:value-type="float" office:value="17.5">
                <text:p>17.5</text:p>
              </table:table-cell>
              <table:table-cell office:value-type="float" office:value="17.506">
                <text:p>17.506</text:p>
              </table:table-cell>
              <table:table-cell office:value-type="float" office:value="17.6786">
                <text:p>17.6786</text:p>
              </table:table-cell>
              <table:table-cell office:value-type="float" office:value="17.7711">
                <text:p>17.7711</text:p>
              </table:table-cell>
              <table:table-cell office:value-type="float" office:value="17.7108">
                <text:p>17.7108</text:p>
              </table:table-cell>
              <table:table-cell office:value-type="float" office:value="17.9042">
                <text:p>17.9042</text:p>
              </table:table-cell>
              <table:table-cell office:value-type="float" office:value="17.9401">
                <text:p>17.9401</text:p>
              </table:table-cell>
              <table:table-cell office:value-type="float" office:value="17.9401">
                <text:p>17.9401</text:p>
              </table:table-cell>
              <table:table-cell office:value-type="float" office:value="17.9762">
                <text:p>17.9762</text:p>
              </table:table-cell>
              <table:table-cell office:value-type="float" office:value="18.1905">
                <text:p>18.1905</text:p>
              </table:table-cell>
              <table:table-cell office:value-type="float" office:value="18.2426">
                <text:p>18.2426</text:p>
              </table:table-cell>
              <table:table-cell office:value-type="float" office:value="18.256">
                <text:p>18.256</text:p>
              </table:table-cell>
              <table:table-cell office:value-type="float" office:value="18.2899">
                <text:p>18.2899</text:p>
              </table:table-cell>
              <table:table-cell office:value-type="float" office:value="18.5119">
                <text:p>18.5119</text:p>
              </table:table-cell>
              <table:table-cell office:value-type="float" office:value="18.515">
                <text:p>18.515</text:p>
              </table:table-cell>
              <table:table-cell office:value-type="float" office:value="18.6429">
                <text:p>18.6429</text:p>
              </table:table-cell>
              <table:table-cell office:value-type="float" office:value="18.744">
                <text:p>18.744</text:p>
              </table:table-cell>
              <table:table-cell office:value-type="float" office:value="18.6667">
                <text:p>18.6667</text:p>
              </table:table-cell>
              <table:table-cell office:value-type="float" office:value="18.7485">
                <text:p>18.7485</text:p>
              </table:table-cell>
              <table:table-cell office:value-type="float" office:value="18.8214">
                <text:p>18.8214</text:p>
              </table:table-cell>
              <table:table-cell office:value-type="float" office:value="18.8095">
                <text:p>18.8095</text:p>
              </table:table-cell>
              <table:table-cell office:value-type="float" office:value="18.8214">
                <text:p>18.8214</text:p>
              </table:table-cell>
              <table:table-cell office:value-type="float" office:value="18.9524">
                <text:p>18.9524</text:p>
              </table:table-cell>
              <table:table-cell office:value-type="float" office:value="19.0296">
                <text:p>19.0296</text:p>
              </table:table-cell>
              <table:table-cell office:value-type="float" office:value="19.0414">
                <text:p>19.0414</text:p>
              </table:table-cell>
              <table:table-cell office:value-type="float" office:value="18.9762">
                <text:p>18.9762</text:p>
              </table:table-cell>
              <table:table-cell office:value-type="float" office:value="19.0536">
                <text:p>19.0536</text:p>
              </table:table-cell>
              <table:table-cell office:value-type="float" office:value="19.0904">
                <text:p>19.0904</text:p>
              </table:table-cell>
              <table:table-cell office:value-type="float" office:value="19.0539">
                <text:p>19.0539</text:p>
              </table:table-cell>
              <table:table-cell office:value-type="float" office:value="19.1538">
                <text:p>19.1538</text:p>
              </table:table-cell>
              <table:table-cell office:value-type="float" office:value="19.1302">
                <text:p>19.1302</text:p>
              </table:table-cell>
              <table:table-cell office:value-type="float" office:value="19.1377">
                <text:p>19.1377</text:p>
              </table:table-cell>
              <table:table-cell office:value-type="float" office:value="19.2108">
                <text:p>19.2108</text:p>
              </table:table-cell>
              <table:table-cell office:value-type="float" office:value="19.2249">
                <text:p>19.2249</text:p>
              </table:table-cell>
              <table:table-cell office:value-type="float" office:value="19.3095">
                <text:p>19.3095</text:p>
              </table:table-cell>
              <table:table-cell office:value-type="float" office:value="19.3413">
                <text:p>19.3413</text:p>
              </table:table-cell>
              <table:table-cell office:value-type="float" office:value="19.4524">
                <text:p>19.4524</text:p>
              </table:table-cell>
              <table:table-cell office:value-type="float" office:value="19.4048">
                <text:p>19.4048</text:p>
              </table:table-cell>
              <table:table-cell office:value-type="float" office:value="19.381">
                <text:p>19.381</text:p>
              </table:table-cell>
              <table:table-cell office:value-type="float" office:value="19.3832">
                <text:p>19.3832</text:p>
              </table:table-cell>
              <table:table-cell office:value-type="float" office:value="19.369">
                <text:p>19.369</text:p>
              </table:table-cell>
              <table:table-cell office:value-type="float" office:value="19.4734">
                <text:p>19.4734</text:p>
              </table:table-cell>
              <table:table-cell office:value-type="float" office:value="19.5385">
                <text:p>19.5385</text:p>
              </table:table-cell>
              <table:table-cell office:value-type="float" office:value="19.5503">
                <text:p>19.5503</text:p>
              </table:table-cell>
              <table:table-cell office:value-type="float" office:value="19.5298">
                <text:p>19.5298</text:p>
              </table:table-cell>
              <table:table-cell office:value-type="float" office:value="19.5385">
                <text:p>19.5385</text:p>
              </table:table-cell>
              <table:table-cell office:value-type="float" office:value="19.4881">
                <text:p>19.4881</text:p>
              </table:table-cell>
              <table:table-cell office:value-type="float" office:value="19.4821">
                <text:p>19.4821</text:p>
              </table:table-cell>
              <table:table-cell office:value-type="float" office:value="19.5">
                <text:p>19.5</text:p>
              </table:table-cell>
              <table:table-cell office:value-type="float" office:value="19.521">
                <text:p>19.521</text:p>
              </table:table-cell>
              <table:table-cell office:value-type="float" office:value="19.4793">
                <text:p>19.4793</text:p>
              </table:table-cell>
              <table:table-cell office:value-type="float" office:value="19.4371">
                <text:p>19.4371</text:p>
              </table:table-cell>
              <table:table-cell office:value-type="float" office:value="19.3846">
                <text:p>19.3846</text:p>
              </table:table-cell>
              <table:table-cell office:value-type="float" office:value="19.2874">
                <text:p>19.2874</text:p>
              </table:table-cell>
              <table:table-cell office:value-type="float" office:value="19.2857">
                <text:p>19.2857</text:p>
              </table:table-cell>
              <table:table-cell office:value-type="float" office:value="19.4731">
                <text:p>19.4731</text:p>
              </table:table-cell>
              <table:table-cell office:value-type="float" office:value="19.4491">
                <text:p>19.4491</text:p>
              </table:table-cell>
              <table:table-cell office:value-type="float" office:value="19.512">
                <text:p>19.512</text:p>
              </table:table-cell>
              <table:table-cell office:value-type="float" office:value="19.6527">
                <text:p>19.6527</text:p>
              </table:table-cell>
              <table:table-cell office:value-type="float" office:value="19.6886">
                <text:p>19.6886</text:p>
              </table:table-cell>
              <table:table-cell office:value-type="float" office:value="19.7633">
                <text:p>19.7633</text:p>
              </table:table-cell>
              <table:table-cell office:value-type="float" office:value="19.8274">
                <text:p>19.8274</text:p>
              </table:table-cell>
              <table:table-cell office:value-type="float" office:value="19.988">
                <text:p>19.988</text:p>
              </table:table-cell>
              <table:table-cell office:value-type="float" office:value="20.0964">
                <text:p>20.0964</text:p>
              </table:table-cell>
              <table:table-cell office:value-type="float" office:value="20.2738">
                <text:p>20.2738</text:p>
              </table:table-cell>
              <table:table-cell office:value-type="float" office:value="20.2321">
                <text:p>20.2321</text:p>
              </table:table-cell>
              <table:table-cell office:value-type="float" office:value="20.2249">
                <text:p>20.2249</text:p>
              </table:table-cell>
              <table:table-cell office:value-type="float" office:value="20.3234">
                <text:p>20.3234</text:p>
              </table:table-cell>
              <table:table-cell office:value-type="float" office:value="20.3095">
                <text:p>20.3095</text:p>
              </table:table-cell>
              <table:table-cell office:value-type="float" office:value="20.2083">
                <text:p>20.2083</text:p>
              </table:table-cell>
              <table:table-cell office:value-type="float" office:value="20.1905">
                <text:p>20.1905</text:p>
              </table:table-cell>
              <table:table-cell office:value-type="float" office:value="20.2036">
                <text:p>20.2036</text:p>
              </table:table-cell>
              <table:table-cell office:value-type="float" office:value="20.3253">
                <text:p>20.3253</text:p>
              </table:table-cell>
              <table:table-cell office:value-type="float" office:value="20.2952">
                <text:p>20.2952</text:p>
              </table:table-cell>
              <table:table-cell office:value-type="float" office:value="20.2771">
                <text:p>20.2771</text:p>
              </table:table-cell>
              <table:table-cell office:value-type="float" office:value="20.2994">
                <text:p>20.2994</text:p>
              </table:table-cell>
              <table:table-cell office:value-type="float" office:value="20.2711">
                <text:p>20.2711</text:p>
              </table:table-cell>
              <table:table-cell office:value-type="float" office:value="20.2959">
                <text:p>20.2959</text:p>
              </table:table-cell>
              <table:table-cell office:value-type="float" office:value="20.2663">
                <text:p>20.2663</text:p>
              </table:table-cell>
              <table:table-cell office:value-type="float" office:value="20.2663">
                <text:p>20.2663</text:p>
              </table:table-cell>
              <table:table-cell office:value-type="float" office:value="20.3333">
                <text:p>20.3333</text:p>
              </table:table-cell>
              <table:table-cell office:value-type="float" office:value="20.4702">
                <text:p>20.4702</text:p>
              </table:table-cell>
              <table:table-cell office:value-type="float" office:value="20.5476">
                <text:p>20.5476</text:p>
              </table:table-cell>
              <table:table-cell office:value-type="float" office:value="20.6213">
                <text:p>20.6213</text:p>
              </table:table-cell>
              <table:table-cell office:value-type="float" office:value="20.7229">
                <text:p>20.7229</text:p>
              </table:table-cell>
              <table:table-cell office:value-type="float" office:value="20.8563">
                <text:p>20.8563</text:p>
              </table:table-cell>
              <table:table-cell office:value-type="float" office:value="20.8107">
                <text:p>20.8107</text:p>
              </table:table-cell>
              <table:table-cell office:value-type="float" office:value="20.7976">
                <text:p>20.7976</text:p>
              </table:table-cell>
              <table:table-cell office:value-type="float" office:value="21.006">
                <text:p>21.006</text:p>
              </table:table-cell>
              <table:table-cell office:value-type="float" office:value="21.0536">
                <text:p>21.0536</text:p>
              </table:table-cell>
              <table:table-cell office:value-type="float" office:value="21.0298">
                <text:p>21.0298</text:p>
              </table:table-cell>
              <table:table-cell office:value-type="float" office:value="21.0414">
                <text:p>21.0414</text:p>
              </table:table-cell>
              <table:table-cell office:value-type="float" office:value="21.0299">
                <text:p>21.0299</text:p>
              </table:table-cell>
              <table:table-cell office:value-type="float" office:value="21.0602">
                <text:p>21.0602</text:p>
              </table:table-cell>
              <table:table-cell office:value-type="float" office:value="21.213">
                <text:p>21.213</text:p>
              </table:table-cell>
              <table:table-cell office:value-type="float" office:value="21.2367">
                <text:p>21.2367</text:p>
              </table:table-cell>
              <table:table-cell office:value-type="float" office:value="21.2143">
                <text:p>21.2143</text:p>
              </table:table-cell>
              <table:table-cell office:value-type="float" office:value="21.3631">
                <text:p>21.3631</text:p>
              </table:table-cell>
              <table:table-cell office:value-type="float" office:value="21.3787">
                <text:p>21.3787</text:p>
              </table:table-cell>
              <table:table-cell office:value-type="float" office:value="21.3609">
                <text:p>21.3609</text:p>
              </table:table-cell>
              <table:table-cell office:value-type="float" office:value="21.3669">
                <text:p>21.3669</text:p>
              </table:table-cell>
              <table:table-cell office:value-type="float" office:value="21.2262">
                <text:p>21.2262</text:p>
              </table:table-cell>
              <table:table-cell office:value-type="float" office:value="21.2738">
                <text:p>21.2738</text:p>
              </table:table-cell>
              <table:table-cell office:value-type="float" office:value="21.494">
                <text:p>21.494</text:p>
              </table:table-cell>
              <table:table-cell office:value-type="float" office:value="21.5595">
                <text:p>21.5595</text:p>
              </table:table-cell>
              <table:table-cell office:value-type="float" office:value="21.6228">
                <text:p>21.6228</text:p>
              </table:table-cell>
              <table:table-cell office:value-type="float" office:value="21.5298">
                <text:p>21.5298</text:p>
              </table:table-cell>
              <table:table-cell office:value-type="float" office:value="21.5148">
                <text:p>21.5148</text:p>
              </table:table-cell>
              <table:table-cell office:value-type="float" office:value="21.6864">
                <text:p>21.6864</text:p>
              </table:table-cell>
              <table:table-cell office:value-type="float" office:value="21.7988">
                <text:p>21.7988</text:p>
              </table:table-cell>
              <table:table-cell office:value-type="float" office:value="21.7929">
                <text:p>21.7929</text:p>
              </table:table-cell>
              <table:table-cell office:value-type="float" office:value="21.7024">
                <text:p>21.7024</text:p>
              </table:table-cell>
              <table:table-cell office:value-type="float" office:value="22.018">
                <text:p>22.018</text:p>
              </table:table-cell>
              <table:table-cell office:value-type="float" office:value="22.1065">
                <text:p>22.1065</text:p>
              </table:table-cell>
              <table:table-cell office:value-type="float" office:value="22.1856">
                <text:p>22.1856</text:p>
              </table:table-cell>
              <table:table-cell office:value-type="float" office:value="22.2635">
                <text:p>22.2635</text:p>
              </table:table-cell>
              <table:table-cell office:value-type="float" office:value="22.2202">
                <text:p>22.2202</text:p>
              </table:table-cell>
              <table:table-cell office:value-type="float" office:value="22.2575">
                <text:p>22.2575</text:p>
              </table:table-cell>
              <table:table-cell office:value-type="float" office:value="22.3473">
                <text:p>22.3473</text:p>
              </table:table-cell>
              <table:table-cell office:value-type="float" office:value="22.3254">
                <text:p>22.3254</text:p>
              </table:table-cell>
              <table:table-cell office:value-type="float" office:value="22.4734">
                <text:p>22.4734</text:p>
              </table:table-cell>
              <table:table-cell office:value-type="float" office:value="22.4881">
                <text:p>22.4881</text:p>
              </table:table-cell>
              <table:table-cell office:value-type="float" office:value="22.6568">
                <text:p>22.6568</text:p>
              </table:table-cell>
              <table:table-cell office:value-type="float" office:value="22.6826">
                <text:p>22.6826</text:p>
              </table:table-cell>
              <table:table-cell office:value-type="float" office:value="22.8274">
                <text:p>22.8274</text:p>
              </table:table-cell>
              <table:table-cell office:value-type="float" office:value="22.858">
                <text:p>22.858</text:p>
              </table:table-cell>
              <table:table-cell office:value-type="float" office:value="22.8935">
                <text:p>22.8935</text:p>
              </table:table-cell>
              <table:table-cell office:value-type="float" office:value="22.8402">
                <text:p>22.8402</text:p>
              </table:table-cell>
              <table:table-cell office:value-type="float" office:value="22.8047">
                <text:p>22.8047</text:p>
              </table:table-cell>
              <table:table-cell office:value-type="float" office:value="22.8095">
                <text:p>22.8095</text:p>
              </table:table-cell>
              <table:table-cell office:value-type="float" office:value="22.9349">
                <text:p>22.9349</text:p>
              </table:table-cell>
              <table:table-cell office:value-type="float" office:value="22.8935">
                <text:p>22.8935</text:p>
              </table:table-cell>
              <table:table-cell office:value-type="float" office:value="22.8817">
                <text:p>22.8817</text:p>
              </table:table-cell>
              <table:table-cell office:value-type="float" office:value="22.9053">
                <text:p>22.9053</text:p>
              </table:table-cell>
              <table:table-cell office:value-type="float" office:value="22.8225">
                <text:p>22.8225</text:p>
              </table:table-cell>
              <table:table-cell office:value-type="float" office:value="22.9641">
                <text:p>22.9641</text:p>
              </table:table-cell>
              <table:table-cell office:value-type="float" office:value="22.9345">
                <text:p>22.9345</text:p>
              </table:table-cell>
              <table:table-cell office:value-type="float" office:value="22.9759">
                <text:p>22.9759</text:p>
              </table:table-cell>
              <table:table-cell office:value-type="float" office:value="23.1796">
                <text:p>23.1796</text:p>
              </table:table-cell>
              <table:table-cell office:value-type="float" office:value="23.1386">
                <text:p>23.1386</text:p>
              </table:table-cell>
              <table:table-cell office:value-type="float" office:value="23.1786">
                <text:p>23.1786</text:p>
              </table:table-cell>
              <table:table-cell office:value-type="float" office:value="23.1667">
                <text:p>23.1667</text:p>
              </table:table-cell>
              <table:table-cell office:value-type="float" office:value="23.1243">
                <text:p>23.1243</text:p>
              </table:table-cell>
              <table:table-cell office:value-type="float" office:value="23.1183">
                <text:p>23.1183</text:p>
              </table:table-cell>
              <table:table-cell office:value-type="float" office:value="23.2071">
                <text:p>23.2071</text:p>
              </table:table-cell>
              <table:table-cell office:value-type="float" office:value="23.1538">
                <text:p>23.1538</text:p>
              </table:table-cell>
              <table:table-cell office:value-type="float" office:value="23.2485">
                <text:p>23.2485</text:p>
              </table:table-cell>
              <table:table-cell office:value-type="float" office:value="23.1775">
                <text:p>23.1775</text:p>
              </table:table-cell>
              <table:table-cell office:value-type="float" office:value="23.2899">
                <text:p>23.2899</text:p>
              </table:table-cell>
              <table:table-cell office:value-type="float" office:value="23.2814">
                <text:p>23.2814</text:p>
              </table:table-cell>
              <table:table-cell office:value-type="float" office:value="23.4345">
                <text:p>23.4345</text:p>
              </table:table-cell>
              <table:table-cell office:value-type="float" office:value="23.5207">
                <text:p>23.5207</text:p>
              </table:table-cell>
              <table:table-cell office:value-type="float" office:value="23.5569">
                <text:p>23.5569</text:p>
              </table:table-cell>
              <table:table-cell office:value-type="float" office:value="23.568">
                <text:p>23.568</text:p>
              </table:table-cell>
              <table:table-cell office:value-type="float" office:value="23.6035">
                <text:p>23.6035</text:p>
              </table:table-cell>
              <table:table-cell office:value-type="float" office:value="23.5952">
                <text:p>23.5952</text:p>
              </table:table-cell>
              <table:table-cell office:value-type="float" office:value="23.6707">
                <text:p>23.6707</text:p>
              </table:table-cell>
              <table:table-cell office:value-type="float" office:value="23.7024">
                <text:p>23.7024</text:p>
              </table:table-cell>
              <table:table-cell office:value-type="float" office:value="23.6746">
                <text:p>23.6746</text:p>
              </table:table-cell>
              <table:table-cell office:value-type="float" office:value="23.6805">
                <text:p>23.6805</text:p>
              </table:table-cell>
              <table:table-cell office:value-type="float" office:value="23.8284">
                <text:p>23.8284</text:p>
              </table:table-cell>
              <table:table-cell office:value-type="float" office:value="23.8166">
                <text:p>23.8166</text:p>
              </table:table-cell>
              <table:table-cell office:value-type="float" office:value="23.8225">
                <text:p>23.8225</text:p>
              </table:table-cell>
              <table:table-cell office:value-type="float" office:value="24.0355">
                <text:p>24.0355</text:p>
              </table:table-cell>
              <table:table-cell office:value-type="float" office:value="24.1437">
                <text:p>24.1437</text:p>
              </table:table-cell>
              <table:table-cell office:value-type="float" office:value="24.1845">
                <text:p>24.1845</text:p>
              </table:table-cell>
              <table:table-cell office:value-type="float" office:value="24.1065">
                <text:p>24.1065</text:p>
              </table:table-cell>
              <table:table-cell office:value-type="float" office:value="24.1243">
                <text:p>24.1243</text:p>
              </table:table-cell>
              <table:table-cell office:value-type="float" office:value="24.1183">
                <text:p>24.1183</text:p>
              </table:table-cell>
              <table:table-cell office:value-type="float" office:value="24.1953">
                <text:p>24.1953</text:p>
              </table:table-cell>
              <table:table-cell office:value-type="float" office:value="24.256">
                <text:p>24.256</text:p>
              </table:table-cell>
              <table:table-cell office:value-type="float" office:value="24.2874">
                <text:p>24.2874</text:p>
              </table:table-cell>
              <table:table-cell office:value-type="float" office:value="24.3136">
                <text:p>24.3136</text:p>
              </table:table-cell>
              <table:table-cell office:value-type="float" office:value="24.3373">
                <text:p>24.3373</text:p>
              </table:table-cell>
              <table:table-cell office:value-type="float" office:value="24.2952">
                <text:p>24.2952</text:p>
              </table:table-cell>
              <table:table-cell office:value-type="float" office:value="24.3988">
                <text:p>24.3988</text:p>
              </table:table-cell>
              <table:table-cell office:value-type="float" office:value="24.4734">
                <text:p>24.4734</text:p>
              </table:table-cell>
              <table:table-cell office:value-type="float" office:value="24.494">
                <text:p>24.494</text:p>
              </table:table-cell>
              <table:table-cell office:value-type="float" office:value="24.4881">
                <text:p>24.4881</text:p>
              </table:table-cell>
              <table:table-cell office:value-type="float" office:value="24.5562">
                <text:p>24.5562</text:p>
              </table:table-cell>
              <table:table-cell office:value-type="float" office:value="24.6467">
                <text:p>24.6467</text:p>
              </table:table-cell>
              <table:table-cell office:value-type="float" office:value="24.5301">
                <text:p>24.5301</text:p>
              </table:table-cell>
              <table:table-cell office:value-type="float" office:value="24.6386">
                <text:p>24.6386</text:p>
              </table:table-cell>
              <table:table-cell office:value-type="float" office:value="24.6726">
                <text:p>24.6726</text:p>
              </table:table-cell>
              <table:table-cell office:value-type="float" office:value="24.6331">
                <text:p>24.6331</text:p>
              </table:table-cell>
              <table:table-cell office:value-type="float" office:value="24.6786">
                <text:p>24.6786</text:p>
              </table:table-cell>
              <table:table-cell office:value-type="float" office:value="24.6726">
                <text:p>24.6726</text:p>
              </table:table-cell>
              <table:table-cell office:value-type="float" office:value="24.7811">
                <text:p>24.7811</text:p>
              </table:table-cell>
              <table:table-cell office:value-type="float" office:value="24.7811">
                <text:p>24.7811</text:p>
              </table:table-cell>
              <table:table-cell office:value-type="float" office:value="24.7917">
                <text:p>24.7917</text:p>
              </table:table-cell>
              <table:table-cell office:value-type="float" office:value="24.7365">
                <text:p>24.7365</text:p>
              </table:table-cell>
              <table:table-cell office:value-type="float" office:value="24.7143">
                <text:p>24.7143</text:p>
              </table:table-cell>
              <table:table-cell office:value-type="float" office:value="24.7396">
                <text:p>24.7396</text:p>
              </table:table-cell>
              <table:table-cell office:value-type="float" office:value="24.6786">
                <text:p>24.6786</text:p>
              </table:table-cell>
              <table:table-cell office:value-type="float" office:value="24.6095">
                <text:p>24.6095</text:p>
              </table:table-cell>
              <table:table-cell office:value-type="float" office:value="24.6686">
                <text:p>24.6686</text:p>
              </table:table-cell>
              <table:table-cell office:value-type="float" office:value="24.6864">
                <text:p>24.6864</text:p>
              </table:table-cell>
              <table:table-cell office:value-type="float" office:value="24.6627">
                <text:p>24.6627</text:p>
              </table:table-cell>
              <table:table-cell office:value-type="float" office:value="24.716">
                <text:p>24.716</text:p>
              </table:table-cell>
              <table:table-cell office:value-type="float" office:value="24.6982">
                <text:p>24.6982</text:p>
              </table:table-cell>
              <table:table-cell office:value-type="float" office:value="24.7202">
                <text:p>24.7202</text:p>
              </table:table-cell>
              <table:table-cell office:value-type="float" office:value="24.6686">
                <text:p>24.6686</text:p>
              </table:table-cell>
              <table:table-cell office:value-type="float" office:value="24.6548">
                <text:p>24.6548</text:p>
              </table:table-cell>
              <table:table-cell office:value-type="float" office:value="24.7126">
                <text:p>24.7126</text:p>
              </table:table-cell>
              <table:table-cell office:value-type="float" office:value="24.8155">
                <text:p>24.8155</text:p>
              </table:table-cell>
              <table:table-cell office:value-type="float" office:value="24.8284">
                <text:p>24.8284</text:p>
              </table:table-cell>
              <table:table-cell office:value-type="float" office:value="24.858">
                <text:p>24.858</text:p>
              </table:table-cell>
              <table:table-cell office:value-type="float" office:value="24.9281">
                <text:p>24.9281</text:p>
              </table:table-cell>
              <table:table-cell office:value-type="float" office:value="24.9464">
                <text:p>24.9464</text:p>
              </table:table-cell>
              <table:table-cell office:value-type="float" office:value="24.988">
                <text:p>24.988</text:p>
              </table:table-cell>
              <table:table-cell office:value-type="float" office:value="24.9704">
                <text:p>24.9704</text:p>
              </table:table-cell>
              <table:table-cell office:value-type="float" office:value="24.9762">
                <text:p>24.9762</text:p>
              </table:table-cell>
              <table:table-cell office:value-type="float" office:value="24.994">
                <text:p>24.994</text:p>
              </table:table-cell>
              <table:table-cell office:value-type="float" office:value="24.9172">
                <text:p>24.9172</text:p>
              </table:table-cell>
              <table:table-cell office:value-type="float" office:value="24.9645">
                <text:p>24.9645</text:p>
              </table:table-cell>
              <table:table-cell office:value-type="float" office:value="24.9763">
                <text:p>24.9763</text:p>
              </table:table-cell>
              <table:table-cell office:value-type="float" office:value="24.9349">
                <text:p>24.9349</text:p>
              </table:table-cell>
              <table:table-cell office:value-type="float" office:value="24.9231">
                <text:p>24.9231</text:p>
              </table:table-cell>
              <table:table-cell office:value-type="float" office:value="25.0298">
                <text:p>25.0298</text:p>
              </table:table-cell>
              <table:table-cell office:value-type="float" office:value="24.9645">
                <text:p>24.9645</text:p>
              </table:table-cell>
              <table:table-cell office:value-type="float" office:value="24.9586">
                <text:p>24.9586</text:p>
              </table:table-cell>
              <table:table-cell office:value-type="float" office:value="24.9645">
                <text:p>24.9645</text:p>
              </table:table-cell>
              <table:table-cell office:value-type="float" office:value="25.0714">
                <text:p>25.0714</text:p>
              </table:table-cell>
              <table:table-cell office:value-type="float" office:value="25.0769">
                <text:p>25.0769</text:p>
              </table:table-cell>
              <table:table-cell office:value-type="float" office:value="25.1488">
                <text:p>25.1488</text:p>
              </table:table-cell>
              <table:table-cell office:value-type="float" office:value="25.1716">
                <text:p>25.1716</text:p>
              </table:table-cell>
              <table:table-cell office:value-type="float" office:value="25.1667">
                <text:p>25.1667</text:p>
              </table:table-cell>
              <table:table-cell office:value-type="float" office:value="25.1845">
                <text:p>25.1845</text:p>
              </table:table-cell>
              <table:table-cell office:value-type="float" office:value="25.0592">
                <text:p>25.0592</text:p>
              </table:table-cell>
              <table:table-cell office:value-type="float" office:value="25.0893">
                <text:p>25.0893</text:p>
              </table:table-cell>
              <table:table-cell office:value-type="float" office:value="25.2455">
                <text:p>25.2455</text:p>
              </table:table-cell>
              <table:table-cell office:value-type="float" office:value="25.2202">
                <text:p>25.2202</text:p>
              </table:table-cell>
              <table:table-cell office:value-type="float" office:value="25.2071">
                <text:p>25.2071</text:p>
              </table:table-cell>
              <table:table-cell office:value-type="float" office:value="25.3195">
                <text:p>25.3195</text:p>
              </table:table-cell>
              <table:table-cell office:value-type="float" office:value="25.3491">
                <text:p>25.3491</text:p>
              </table:table-cell>
              <table:table-cell office:value-type="float" office:value="25.3609">
                <text:p>25.3609</text:p>
              </table:table-cell>
              <table:table-cell office:value-type="float" office:value="25.355">
                <text:p>25.355</text:p>
              </table:table-cell>
              <table:table-cell office:value-type="float" office:value="25.3787">
                <text:p>25.3787</text:p>
              </table:table-cell>
              <table:table-cell office:value-type="float" office:value="25.4734">
                <text:p>25.4734</text:p>
              </table:table-cell>
              <table:table-cell office:value-type="float" office:value="25.4911">
                <text:p>25.4911</text:p>
              </table:table-cell>
              <table:table-cell office:value-type="float" office:value="25.4911">
                <text:p>25.4911</text:p>
              </table:table-cell>
              <table:table-cell office:value-type="float" office:value="25.4464">
                <text:p>25.4464</text:p>
              </table:table-cell>
              <table:table-cell office:value-type="float" office:value="25.4524">
                <text:p>25.4524</text:p>
              </table:table-cell>
              <table:table-cell office:value-type="float" office:value="25.4192">
                <text:p>25.4192</text:p>
              </table:table-cell>
              <table:table-cell office:value-type="float" office:value="25.3432">
                <text:p>25.3432</text:p>
              </table:table-cell>
              <table:table-cell office:value-type="float" office:value="25.3988">
                <text:p>25.3988</text:p>
              </table:table-cell>
              <table:table-cell office:value-type="float" office:value="25.3787">
                <text:p>25.3787</text:p>
              </table:table-cell>
              <table:table-cell office:value-type="float" office:value="25.4132">
                <text:p>25.4132</text:p>
              </table:table-cell>
              <table:table-cell office:value-type="float" office:value="25.375">
                <text:p>25.375</text:p>
              </table:table-cell>
              <table:table-cell office:value-type="float" office:value="25.4611">
                <text:p>25.4611</text:p>
              </table:table-cell>
              <table:table-cell office:value-type="float" office:value="25.5621">
                <text:p>25.5621</text:p>
              </table:table-cell>
              <table:table-cell office:value-type="float" office:value="25.5298">
                <text:p>25.5298</text:p>
              </table:table-cell>
              <table:table-cell office:value-type="float" office:value="25.5207">
                <text:p>25.5207</text:p>
              </table:table-cell>
              <table:table-cell office:value-type="float" office:value="25.568">
                <text:p>25.568</text:p>
              </table:table-cell>
              <table:table-cell office:value-type="float" office:value="25.5976">
                <text:p>25.5976</text:p>
              </table:table-cell>
              <table:table-cell office:value-type="float" office:value="25.5774">
                <text:p>25.5774</text:p>
              </table:table-cell>
              <table:table-cell office:value-type="float" office:value="25.6272">
                <text:p>25.6272</text:p>
              </table:table-cell>
              <table:table-cell office:value-type="float" office:value="25.574">
                <text:p>25.574</text:p>
              </table:table-cell>
              <table:table-cell office:value-type="float" office:value="25.6035">
                <text:p>25.6035</text:p>
              </table:table-cell>
              <table:table-cell office:value-type="float" office:value="25.645">
                <text:p>25.645</text:p>
              </table:table-cell>
              <table:table-cell office:value-type="float" office:value="25.75">
                <text:p>25.75</text:p>
              </table:table-cell>
              <table:table-cell office:value-type="float" office:value="25.7751">
                <text:p>25.7751</text:p>
              </table:table-cell>
              <table:table-cell office:value-type="float" office:value="25.7262">
                <text:p>25.7262</text:p>
              </table:table-cell>
              <table:table-cell office:value-type="float" office:value="25.8795">
                <text:p>25.8795</text:p>
              </table:table-cell>
              <table:table-cell office:value-type="float" office:value="25.8876">
                <text:p>25.8876</text:p>
              </table:table-cell>
              <table:table-cell office:value-type="float" office:value="25.9464">
                <text:p>25.9464</text:p>
              </table:table-cell>
              <table:table-cell office:value-type="float" office:value="25.9345">
                <text:p>25.9345</text:p>
              </table:table-cell>
              <table:table-cell office:value-type="float" office:value="25.8036">
                <text:p>25.8036</text:p>
              </table:table-cell>
              <table:table-cell office:value-type="float" office:value="25.8107">
                <text:p>25.8107</text:p>
              </table:table-cell>
              <table:table-cell office:value-type="float" office:value="25.9286">
                <text:p>25.9286</text:p>
              </table:table-cell>
              <table:table-cell office:value-type="float" office:value="25.8631">
                <text:p>25.8631</text:p>
              </table:table-cell>
              <table:table-cell office:value-type="float" office:value="26.0355">
                <text:p>26.0355</text:p>
              </table:table-cell>
              <table:table-cell office:value-type="float" office:value="25.9408">
                <text:p>25.9408</text:p>
              </table:table-cell>
              <table:table-cell office:value-type="float" office:value="25.9226">
                <text:p>25.9226</text:p>
              </table:table-cell>
              <table:table-cell office:value-type="float" office:value="25.9461">
                <text:p>25.9461</text:p>
              </table:table-cell>
              <table:table-cell office:value-type="float" office:value="25.9586">
                <text:p>25.9586</text:p>
              </table:table-cell>
              <table:table-cell office:value-type="float" office:value="25.9337">
                <text:p>25.9337</text:p>
              </table:table-cell>
              <table:table-cell office:value-type="float" office:value="26.0659">
                <text:p>26.0659</text:p>
              </table:table-cell>
              <table:table-cell office:value-type="float" office:value="26.2275">
                <text:p>26.2275</text:p>
              </table:table-cell>
              <table:table-cell office:value-type="float" office:value="26.3413">
                <text:p>26.3413</text:p>
              </table:table-cell>
              <table:table-cell office:value-type="float" office:value="26.497">
                <text:p>26.497</text:p>
              </table:table-cell>
              <table:table-cell office:value-type="float" office:value="26.5749">
                <text:p>26.5749</text:p>
              </table:table-cell>
              <table:table-cell office:value-type="float" office:value="26.5444">
                <text:p>26.5444</text:p>
              </table:table-cell>
              <table:table-cell office:value-type="float" office:value="26.6012">
                <text:p>26.6012</text:p>
              </table:table-cell>
              <table:table-cell office:value-type="float" office:value="26.4671">
                <text:p>26.4671</text:p>
              </table:table-cell>
              <table:table-cell office:value-type="float" office:value="26.4762">
                <text:p>26.4762</text:p>
              </table:table-cell>
              <table:table-cell office:value-type="float" office:value="26.5714">
                <text:p>26.5714</text:p>
              </table:table-cell>
              <table:table-cell office:value-type="float" office:value="26.5357">
                <text:p>26.5357</text:p>
              </table:table-cell>
              <table:table-cell office:value-type="float" office:value="26.5266">
                <text:p>26.5266</text:p>
              </table:table-cell>
              <table:table-cell office:value-type="float" office:value="26.4911">
                <text:p>26.4911</text:p>
              </table:table-cell>
              <table:table-cell office:value-type="float" office:value="26.4345">
                <text:p>26.4345</text:p>
              </table:table-cell>
              <table:table-cell office:value-type="float" office:value="26.5449">
                <text:p>26.5449</text:p>
              </table:table-cell>
              <table:table-cell office:value-type="float" office:value="26.5952">
                <text:p>26.5952</text:p>
              </table:table-cell>
              <table:table-cell office:value-type="float" office:value="26.5476">
                <text:p>26.5476</text:p>
              </table:table-cell>
              <table:table-cell office:value-type="float" office:value="26.6095">
                <text:p>26.6095</text:p>
              </table:table-cell>
              <table:table-cell office:value-type="float" office:value="26.5952">
                <text:p>26.5952</text:p>
              </table:table-cell>
              <table:table-cell office:value-type="float" office:value="26.6686">
                <text:p>26.6686</text:p>
              </table:table-cell>
              <table:table-cell office:value-type="float" office:value="26.6548">
                <text:p>26.6548</text:p>
              </table:table-cell>
              <table:table-cell office:value-type="float" office:value="26.716">
                <text:p>26.716</text:p>
              </table:table-cell>
              <table:table-cell office:value-type="float" office:value="26.6108">
                <text:p>26.6108</text:p>
              </table:table-cell>
              <table:table-cell office:value-type="float" office:value="26.5976">
                <text:p>26.5976</text:p>
              </table:table-cell>
              <table:table-cell office:value-type="float" office:value="26.5148">
                <text:p>26.5148</text:p>
              </table:table-cell>
              <table:table-cell office:value-type="float" office:value="26.4734">
                <text:p>26.4734</text:p>
              </table:table-cell>
              <table:table-cell office:value-type="float" office:value="26.4734">
                <text:p>26.4734</text:p>
              </table:table-cell>
              <table:table-cell office:value-type="float" office:value="26.4702">
                <text:p>26.4702</text:p>
              </table:table-cell>
              <table:table-cell office:value-type="float" office:value="26.5266">
                <text:p>26.5266</text:p>
              </table:table-cell>
              <table:table-cell office:value-type="float" office:value="26.5325">
                <text:p>26.5325</text:p>
              </table:table-cell>
              <table:table-cell office:value-type="float" office:value="26.426">
                <text:p>26.426</text:p>
              </table:table-cell>
              <table:table-cell office:value-type="float" office:value="26.3571">
                <text:p>26.3571</text:p>
              </table:table-cell>
              <table:table-cell office:value-type="float" office:value="26.3952">
                <text:p>26.3952</text:p>
              </table:table-cell>
              <table:table-cell office:value-type="float" office:value="26.4226">
                <text:p>26.4226</text:p>
              </table:table-cell>
              <table:table-cell office:value-type="float" office:value="26.426">
                <text:p>26.426</text:p>
              </table:table-cell>
              <table:table-cell office:value-type="float" office:value="26.4048">
                <text:p>26.4048</text:p>
              </table:table-cell>
              <table:table-cell office:value-type="float" office:value="26.4438">
                <text:p>26.4438</text:p>
              </table:table-cell>
              <table:table-cell office:value-type="float" office:value="26.5325">
                <text:p>26.5325</text:p>
              </table:table-cell>
              <table:table-cell office:value-type="float" office:value="26.497">
                <text:p>26.497</text:p>
              </table:table-cell>
              <table:table-cell office:value-type="float" office:value="26.5858">
                <text:p>26.5858</text:p>
              </table:table-cell>
              <table:table-cell office:value-type="float" office:value="26.6213">
                <text:p>26.6213</text:p>
              </table:table-cell>
              <table:table-cell office:value-type="float" office:value="26.5389">
                <text:p>26.5389</text:p>
              </table:table-cell>
              <table:table-cell office:value-type="float" office:value="26.6228">
                <text:p>26.6228</text:p>
              </table:table-cell>
              <table:table-cell office:value-type="float" office:value="26.6805">
                <text:p>26.6805</text:p>
              </table:table-cell>
              <table:table-cell office:value-type="float" office:value="26.6131">
                <text:p>26.6131</text:p>
              </table:table-cell>
              <table:table-cell office:value-type="float" office:value="26.631">
                <text:p>26.631</text:p>
              </table:table-cell>
              <table:table-cell office:value-type="float" office:value="26.7857">
                <text:p>26.7857</text:p>
              </table:table-cell>
              <table:table-cell office:value-type="float" office:value="26.8284">
                <text:p>26.8284</text:p>
              </table:table-cell>
              <table:table-cell office:value-type="float" office:value="26.8452">
                <text:p>26.8452</text:p>
              </table:table-cell>
              <table:table-cell office:value-type="float" office:value="26.8521">
                <text:p>26.8521</text:p>
              </table:table-cell>
              <table:table-cell office:value-type="float" office:value="26.8639">
                <text:p>26.8639</text:p>
              </table:table-cell>
              <table:table-cell office:value-type="float" office:value="26.9172">
                <text:p>26.9172</text:p>
              </table:table-cell>
              <table:table-cell office:value-type="float" office:value="26.8817">
                <text:p>26.8817</text:p>
              </table:table-cell>
              <table:table-cell office:value-type="float" office:value="26.9586">
                <text:p>26.9586</text:p>
              </table:table-cell>
              <table:table-cell office:value-type="float" office:value="26.9408">
                <text:p>26.9408</text:p>
              </table:table-cell>
              <table:table-cell office:value-type="float" office:value="27.006">
                <text:p>27.006</text:p>
              </table:table-cell>
              <table:table-cell office:value-type="float" office:value="27.0179">
                <text:p>27.0179</text:p>
              </table:table-cell>
              <table:table-cell office:value-type="float" office:value="27.0651">
                <text:p>27.0651</text:p>
              </table:table-cell>
              <table:table-cell office:value-type="float" office:value="27.0355">
                <text:p>27.0355</text:p>
              </table:table-cell>
              <table:table-cell office:value-type="float" office:value="27.0828">
                <text:p>27.0828</text:p>
              </table:table-cell>
              <table:table-cell office:value-type="float" office:value="27.0833">
                <text:p>27.0833</text:p>
              </table:table-cell>
              <table:table-cell office:value-type="float" office:value="27.1183">
                <text:p>27.1183</text:p>
              </table:table-cell>
              <table:table-cell office:value-type="float" office:value="27.1538">
                <text:p>27.1538</text:p>
              </table:table-cell>
              <table:table-cell office:value-type="float" office:value="27.2202">
                <text:p>27.2202</text:p>
              </table:table-cell>
              <table:table-cell office:value-type="float" office:value="27.2367">
                <text:p>27.2367</text:p>
              </table:table-cell>
              <table:table-cell office:value-type="float" office:value="27.2544">
                <text:p>27.2544</text:p>
              </table:table-cell>
              <table:table-cell office:value-type="float" office:value="27.2485">
                <text:p>27.2485</text:p>
              </table:table-cell>
              <table:table-cell office:value-type="float" office:value="27.1598">
                <text:p>27.1598</text:p>
              </table:table-cell>
              <table:table-cell office:value-type="float" office:value="27.1775">
                <text:p>27.1775</text:p>
              </table:table-cell>
              <table:table-cell office:value-type="float" office:value="27.1834">
                <text:p>27.1834</text:p>
              </table:table-cell>
              <table:table-cell office:value-type="float" office:value="27.2143">
                <text:p>27.2143</text:p>
              </table:table-cell>
              <table:table-cell office:value-type="float" office:value="27.213">
                <text:p>27.213</text:p>
              </table:table-cell>
              <table:table-cell office:value-type="float" office:value="27.1953">
                <text:p>27.1953</text:p>
              </table:table-cell>
              <table:table-cell office:value-type="float" office:value="27.2367">
                <text:p>27.2367</text:p>
              </table:table-cell>
              <table:table-cell office:value-type="float" office:value="27.244">
                <text:p>27.244</text:p>
              </table:table-cell>
              <table:table-cell office:value-type="float" office:value="27.2367">
                <text:p>27.2367</text:p>
              </table:table-cell>
              <table:table-cell office:value-type="float" office:value="27.2381">
                <text:p>27.2381</text:p>
              </table:table-cell>
              <table:table-cell office:value-type="float" office:value="27.3114">
                <text:p>27.3114</text:p>
              </table:table-cell>
              <table:table-cell office:value-type="float" office:value="27.3393">
                <text:p>27.3393</text:p>
              </table:table-cell>
              <table:table-cell office:value-type="float" office:value="27.3314">
                <text:p>27.3314</text:p>
              </table:table-cell>
              <table:table-cell office:value-type="float" office:value="27.2959">
                <text:p>27.2959</text:p>
              </table:table-cell>
              <table:table-cell office:value-type="float" office:value="27.2367">
                <text:p>27.2367</text:p>
              </table:table-cell>
              <table:table-cell office:value-type="float" office:value="27.2308">
                <text:p>27.2308</text:p>
              </table:table-cell>
              <table:table-cell office:value-type="float" office:value="27.2604">
                <text:p>27.2604</text:p>
              </table:table-cell>
              <table:table-cell office:value-type="float" office:value="27.256">
                <text:p>27.256</text:p>
              </table:table-cell>
              <table:table-cell office:value-type="float" office:value="27.2308">
                <text:p>27.2308</text:p>
              </table:table-cell>
              <table:table-cell office:value-type="float" office:value="27.2189">
                <text:p>27.2189</text:p>
              </table:table-cell>
              <table:table-cell office:value-type="float" office:value="27.1834">
                <text:p>27.1834</text:p>
              </table:table-cell>
              <table:table-cell office:value-type="float" office:value="27.2012">
                <text:p>27.2012</text:p>
              </table:table-cell>
              <table:table-cell office:value-type="float" office:value="27.1538">
                <text:p>27.1538</text:p>
              </table:table-cell>
              <table:table-cell office:value-type="float" office:value="27.1548">
                <text:p>27.1548</text:p>
              </table:table-cell>
              <table:table-cell office:value-type="float" office:value="27.2367">
                <text:p>27.2367</text:p>
              </table:table-cell>
              <table:table-cell office:value-type="float" office:value="27.2321">
                <text:p>27.2321</text:p>
              </table:table-cell>
              <table:table-cell office:value-type="float" office:value="27.3195">
                <text:p>27.3195</text:p>
              </table:table-cell>
              <table:table-cell office:value-type="float" office:value="27.3787">
                <text:p>27.3787</text:p>
              </table:table-cell>
              <table:table-cell office:value-type="float" office:value="27.381">
                <text:p>27.381</text:p>
              </table:table-cell>
              <table:table-cell office:value-type="float" office:value="27.3846">
                <text:p>27.3846</text:p>
              </table:table-cell>
              <table:table-cell office:value-type="float" office:value="27.3929">
                <text:p>27.3929</text:p>
              </table:table-cell>
              <table:table-cell office:value-type="float" office:value="27.568">
                <text:p>27.568</text:p>
              </table:table-cell>
              <table:table-cell office:value-type="float" office:value="27.5325">
                <text:p>27.5325</text:p>
              </table:table-cell>
              <table:table-cell office:value-type="float" office:value="27.5562">
                <text:p>27.5562</text:p>
              </table:table-cell>
              <table:table-cell office:value-type="float" office:value="27.574">
                <text:p>27.574</text:p>
              </table:table-cell>
              <table:table-cell office:value-type="float" office:value="27.5621">
                <text:p>27.5621</text:p>
              </table:table-cell>
              <table:table-cell office:value-type="float" office:value="27.5621">
                <text:p>27.5621</text:p>
              </table:table-cell>
              <table:table-cell office:value-type="float" office:value="27.645">
                <text:p>27.645</text:p>
              </table:table-cell>
              <table:table-cell office:value-type="float" office:value="27.6786">
                <text:p>27.6786</text:p>
              </table:table-cell>
              <table:table-cell office:value-type="float" office:value="27.6667">
                <text:p>27.6667</text:p>
              </table:table-cell>
              <table:table-cell office:value-type="float" office:value="27.5893">
                <text:p>27.5893</text:p>
              </table:table-cell>
              <table:table-cell office:value-type="float" office:value="27.6213">
                <text:p>27.6213</text:p>
              </table:table-cell>
              <table:table-cell office:value-type="float" office:value="27.6982">
                <text:p>27.6982</text:p>
              </table:table-cell>
              <table:table-cell office:value-type="float" office:value="27.6568">
                <text:p>27.6568</text:p>
              </table:table-cell>
              <table:table-cell office:value-type="float" office:value="27.6131">
                <text:p>27.6131</text:p>
              </table:table-cell>
              <table:table-cell office:value-type="float" office:value="27.6627">
                <text:p>27.6627</text:p>
              </table:table-cell>
              <table:table-cell office:value-type="float" office:value="27.716">
                <text:p>27.716</text:p>
              </table:table-cell>
              <table:table-cell office:value-type="float" office:value="27.7396">
                <text:p>27.7396</text:p>
              </table:table-cell>
              <table:table-cell office:value-type="float" office:value="27.7692">
                <text:p>27.7692</text:p>
              </table:table-cell>
              <table:table-cell office:value-type="float" office:value="27.8263">
                <text:p>27.8263</text:p>
              </table:table-cell>
              <table:table-cell office:value-type="float" office:value="27.8512">
                <text:p>27.8512</text:p>
              </table:table-cell>
              <table:table-cell office:value-type="float" office:value="28.0237">
                <text:p>28.0237</text:p>
              </table:table-cell>
              <table:table-cell office:value-type="float" office:value="28.071">
                <text:p>28.071</text:p>
              </table:table-cell>
              <table:table-cell office:value-type="float" office:value="28.0888">
                <text:p>28.0888</text:p>
              </table:table-cell>
              <table:table-cell office:value-type="float" office:value="28.1183">
                <text:p>28.1183</text:p>
              </table:table-cell>
              <table:table-cell office:value-type="float" office:value="28.1479">
                <text:p>28.1479</text:p>
              </table:table-cell>
              <table:table-cell office:value-type="float" office:value="28.125">
                <text:p>28.125</text:p>
              </table:table-cell>
              <table:table-cell office:value-type="float" office:value="28.2798">
                <text:p>28.2798</text:p>
              </table:table-cell>
              <table:table-cell office:value-type="float" office:value="28.2959">
                <text:p>28.2959</text:p>
              </table:table-cell>
              <table:table-cell office:value-type="float" office:value="28.2899">
                <text:p>28.2899</text:p>
              </table:table-cell>
              <table:table-cell office:value-type="float" office:value="28.284">
                <text:p>28.284</text:p>
              </table:table-cell>
              <table:table-cell office:value-type="float" office:value="28.4702">
                <text:p>28.4702</text:p>
              </table:table-cell>
              <table:table-cell office:value-type="float" office:value="28.4556">
                <text:p>28.4556</text:p>
              </table:table-cell>
              <table:table-cell office:value-type="float" office:value="28.4379">
                <text:p>28.4379</text:p>
              </table:table-cell>
              <table:table-cell office:value-type="float" office:value="28.4142">
                <text:p>28.4142</text:p>
              </table:table-cell>
              <table:table-cell office:value-type="float" office:value="28.3965">
                <text:p>28.3965</text:p>
              </table:table-cell>
              <table:table-cell office:value-type="float" office:value="28.3965">
                <text:p>28.3965</text:p>
              </table:table-cell>
              <table:table-cell office:value-type="float" office:value="28.4497">
                <text:p>28.4497</text:p>
              </table:table-cell>
              <table:table-cell office:value-type="float" office:value="28.568">
                <text:p>28.568</text:p>
              </table:table-cell>
              <table:table-cell office:value-type="float" office:value="28.6446">
                <text:p>28.6446</text:p>
              </table:table-cell>
              <table:table-cell office:value-type="float" office:value="28.6527">
                <text:p>28.6527</text:p>
              </table:table-cell>
              <table:table-cell office:value-type="float" office:value="28.7246">
                <text:p>28.7246</text:p>
              </table:table-cell>
              <table:table-cell office:value-type="float" office:value="28.7246">
                <text:p>28.7246</text:p>
              </table:table-cell>
              <table:table-cell office:value-type="float" office:value="28.6786">
                <text:p>28.6786</text:p>
              </table:table-cell>
              <table:table-cell office:value-type="float" office:value="28.716">
                <text:p>28.716</text:p>
              </table:table-cell>
              <table:table-cell office:value-type="float" office:value="28.7101">
                <text:p>28.7101</text:p>
              </table:table-cell>
              <table:table-cell office:value-type="float" office:value="28.787">
                <text:p>28.787</text:p>
              </table:table-cell>
              <table:table-cell office:value-type="float" office:value="28.7811">
                <text:p>28.7811</text:p>
              </table:table-cell>
              <table:table-cell office:value-type="float" office:value="28.6964">
                <text:p>28.6964</text:p>
              </table:table-cell>
              <table:table-cell office:value-type="float" office:value="28.6568">
                <text:p>28.6568</text:p>
              </table:table-cell>
              <table:table-cell office:value-type="float" office:value="28.568">
                <text:p>28.568</text:p>
              </table:table-cell>
              <table:table-cell office:value-type="float" office:value="28.5417">
                <text:p>28.5417</text:p>
              </table:table-cell>
              <table:table-cell office:value-type="float" office:value="28.5357">
                <text:p>28.5357</text:p>
              </table:table-cell>
              <table:table-cell office:value-type="float" office:value="28.6012">
                <text:p>28.6012</text:p>
              </table:table-cell>
              <table:table-cell office:value-type="float" office:value="28.6369">
                <text:p>28.6369</text:p>
              </table:table-cell>
              <table:table-cell office:value-type="float" office:value="28.6071">
                <text:p>28.6071</text:p>
              </table:table-cell>
              <table:table-cell office:value-type="float" office:value="28.619">
                <text:p>28.619</text:p>
              </table:table-cell>
              <table:table-cell office:value-type="float" office:value="28.6331">
                <text:p>28.6331</text:p>
              </table:table-cell>
              <table:table-cell office:value-type="float" office:value="28.631">
                <text:p>28.631</text:p>
              </table:table-cell>
              <table:table-cell office:value-type="float" office:value="28.6488">
                <text:p>28.6488</text:p>
              </table:table-cell>
              <table:table-cell office:value-type="float" office:value="28.7143">
                <text:p>28.7143</text:p>
              </table:table-cell>
              <table:table-cell office:value-type="float" office:value="28.7024">
                <text:p>28.7024</text:p>
              </table:table-cell>
              <table:table-cell office:value-type="float" office:value="28.7857">
                <text:p>28.7857</text:p>
              </table:table-cell>
              <table:table-cell office:value-type="float" office:value="28.7605">
                <text:p>28.7605</text:p>
              </table:table-cell>
              <table:table-cell office:value-type="float" office:value="28.7545">
                <text:p>28.7545</text:p>
              </table:table-cell>
              <table:table-cell office:value-type="float" office:value="28.7126">
                <text:p>28.7126</text:p>
              </table:table-cell>
              <table:table-cell office:value-type="float" office:value="28.7633">
                <text:p>28.7633</text:p>
              </table:table-cell>
              <table:table-cell office:value-type="float" office:value="28.7456">
                <text:p>28.7456</text:p>
              </table:table-cell>
              <table:table-cell office:value-type="float" office:value="28.8155">
                <text:p>28.8155</text:p>
              </table:table-cell>
              <table:table-cell office:value-type="float" office:value="28.8869">
                <text:p>28.8869</text:p>
              </table:table-cell>
              <table:table-cell office:value-type="float" office:value="28.9172">
                <text:p>28.9172</text:p>
              </table:table-cell>
              <table:table-cell office:value-type="float" office:value="28.9112">
                <text:p>28.9112</text:p>
              </table:table-cell>
              <table:table-cell office:value-type="float" office:value="28.8876">
                <text:p>28.8876</text:p>
              </table:table-cell>
              <table:table-cell office:value-type="float" office:value="28.9882">
                <text:p>28.9882</text:p>
              </table:table-cell>
              <table:table-cell office:value-type="float" office:value="28.9941">
                <text:p>28.9941</text:p>
              </table:table-cell>
              <table:table-cell office:value-type="float" office:value="29.0178">
                <text:p>29.0178</text:p>
              </table:table-cell>
              <table:table-cell office:value-type="float" office:value="29.1657">
                <text:p>29.1657</text:p>
              </table:table-cell>
              <table:table-cell office:value-type="float" office:value="29.1429">
                <text:p>29.1429</text:p>
              </table:table-cell>
              <table:table-cell office:value-type="float" office:value="29.1667">
                <text:p>29.1667</text:p>
              </table:table-cell>
              <table:table-cell office:value-type="float" office:value="29.2189">
                <text:p>29.2189</text:p>
              </table:table-cell>
              <table:table-cell office:value-type="float" office:value="29.2426">
                <text:p>29.2426</text:p>
              </table:table-cell>
              <table:table-cell office:value-type="float" office:value="29.2426">
                <text:p>29.2426</text:p>
              </table:table-cell>
              <table:table-cell office:value-type="float" office:value="29.2976">
                <text:p>29.2976</text:p>
              </table:table-cell>
              <table:table-cell office:value-type="float" office:value="29.3432">
                <text:p>29.3432</text:p>
              </table:table-cell>
              <table:table-cell office:value-type="float" office:value="29.3669">
                <text:p>29.3669</text:p>
              </table:table-cell>
              <table:table-cell office:value-type="float" office:value="29.3373">
                <text:p>29.3373</text:p>
              </table:table-cell>
              <table:table-cell office:value-type="float" office:value="29.4464">
                <text:p>29.4464</text:p>
              </table:table-cell>
              <table:table-cell office:value-type="float" office:value="29.4643">
                <text:p>29.4643</text:p>
              </table:table-cell>
              <table:table-cell office:value-type="float" office:value="29.5325">
                <text:p>29.5325</text:p>
              </table:table-cell>
              <table:table-cell office:value-type="float" office:value="29.5325">
                <text:p>29.5325</text:p>
              </table:table-cell>
              <table:table-cell office:value-type="float" office:value="29.5089">
                <text:p>29.5089</text:p>
              </table:table-cell>
              <table:table-cell office:value-type="float" office:value="29.5357">
                <text:p>29.5357</text:p>
              </table:table-cell>
              <table:table-cell office:value-type="float" office:value="29.497">
                <text:p>29.497</text:p>
              </table:table-cell>
              <table:table-cell office:value-type="float" office:value="29.5325">
                <text:p>29.5325</text:p>
              </table:table-cell>
              <table:table-cell office:value-type="float" office:value="29.5266">
                <text:p>29.5266</text:p>
              </table:table-cell>
              <table:table-cell office:value-type="float" office:value="29.5444">
                <text:p>29.5444</text:p>
              </table:table-cell>
              <table:table-cell office:value-type="float" office:value="29.4793">
                <text:p>29.4793</text:p>
              </table:table-cell>
              <table:table-cell office:value-type="float" office:value="29.4734">
                <text:p>29.4734</text:p>
              </table:table-cell>
              <table:table-cell office:value-type="float" office:value="29.4615">
                <text:p>29.4615</text:p>
              </table:table-cell>
              <table:table-cell office:value-type="float" office:value="29.4497">
                <text:p>29.4497</text:p>
              </table:table-cell>
              <table:table-cell office:value-type="float" office:value="29.4226">
                <text:p>29.4226</text:p>
              </table:table-cell>
              <table:table-cell office:value-type="float" office:value="29.4083">
                <text:p>29.4083</text:p>
              </table:table-cell>
              <table:table-cell office:value-type="float" office:value="29.4464">
                <text:p>29.4464</text:p>
              </table:table-cell>
              <table:table-cell office:value-type="float" office:value="29.4762">
                <text:p>29.4762</text:p>
              </table:table-cell>
              <table:table-cell office:value-type="float" office:value="29.4911">
                <text:p>29.4911</text:p>
              </table:table-cell>
              <table:table-cell office:value-type="float" office:value="29.4911">
                <text:p>29.4911</text:p>
              </table:table-cell>
              <table:table-cell office:value-type="float" office:value="29.4438">
                <text:p>29.4438</text:p>
              </table:table-cell>
              <table:table-cell office:value-type="float" office:value="29.4379">
                <text:p>29.4379</text:p>
              </table:table-cell>
              <table:table-cell office:value-type="float" office:value="29.4464">
                <text:p>29.4464</text:p>
              </table:table-cell>
              <table:table-cell office:value-type="float" office:value="29.4793">
                <text:p>29.4793</text:p>
              </table:table-cell>
              <table:table-cell office:value-type="float" office:value="29.4286">
                <text:p>29.4286</text:p>
              </table:table-cell>
              <table:table-cell office:value-type="float" office:value="29.4379">
                <text:p>29.4379</text:p>
              </table:table-cell>
              <table:table-cell office:value-type="float" office:value="29.4107">
                <text:p>29.4107</text:p>
              </table:table-cell>
              <table:table-cell office:value-type="float" office:value="29.3929">
                <text:p>29.3929</text:p>
              </table:table-cell>
              <table:table-cell office:value-type="float" office:value="29.5562">
                <text:p>29.5562</text:p>
              </table:table-cell>
              <table:table-cell office:value-type="float" office:value="29.625">
                <text:p>29.625</text:p>
              </table:table-cell>
              <table:table-cell office:value-type="float" office:value="29.6272">
                <text:p>29.6272</text:p>
              </table:table-cell>
              <table:table-cell office:value-type="float" office:value="29.6272">
                <text:p>29.6272</text:p>
              </table:table-cell>
              <table:table-cell office:value-type="float" office:value="29.631">
                <text:p>29.631</text:p>
              </table:table-cell>
              <table:table-cell office:value-type="float" office:value="29.6746">
                <text:p>29.6746</text:p>
              </table:table-cell>
              <table:table-cell office:value-type="float" office:value="29.625">
                <text:p>29.625</text:p>
              </table:table-cell>
              <table:table-cell office:value-type="float" office:value="29.7041">
                <text:p>29.7041</text:p>
              </table:table-cell>
              <table:table-cell office:value-type="float" office:value="29.7396">
                <text:p>29.7396</text:p>
              </table:table-cell>
              <table:table-cell office:value-type="float" office:value="29.6488">
                <text:p>29.6488</text:p>
              </table:table-cell>
              <table:table-cell office:value-type="float" office:value="29.6095">
                <text:p>29.6095</text:p>
              </table:table-cell>
              <table:table-cell office:value-type="float" office:value="29.5799">
                <text:p>29.5799</text:p>
              </table:table-cell>
              <table:table-cell office:value-type="float" office:value="29.568">
                <text:p>29.568</text:p>
              </table:table-cell>
              <table:table-cell office:value-type="float" office:value="29.5621">
                <text:p>29.5621</text:p>
              </table:table-cell>
              <table:table-cell office:value-type="float" office:value="29.6213">
                <text:p>29.6213</text:p>
              </table:table-cell>
              <table:table-cell office:value-type="float" office:value="29.6331">
                <text:p>29.6331</text:p>
              </table:table-cell>
              <table:table-cell office:value-type="float" office:value="29.625">
                <text:p>29.625</text:p>
              </table:table-cell>
              <table:table-cell office:value-type="float" office:value="29.6369">
                <text:p>29.6369</text:p>
              </table:table-cell>
              <table:table-cell office:value-type="float" office:value="29.6548">
                <text:p>29.6548</text:p>
              </table:table-cell>
              <table:table-cell office:value-type="float" office:value="29.5329">
                <text:p>29.5329</text:p>
              </table:table-cell>
              <table:table-cell office:value-type="float" office:value="29.5238">
                <text:p>29.5238</text:p>
              </table:table-cell>
              <table:table-cell office:value-type="float" office:value="29.5325">
                <text:p>29.5325</text:p>
              </table:table-cell>
              <table:table-cell office:value-type="float" office:value="29.5089">
                <text:p>29.5089</text:p>
              </table:table-cell>
              <table:table-cell office:value-type="float" office:value="29.497">
                <text:p>29.497</text:p>
              </table:table-cell>
              <table:table-cell office:value-type="float" office:value="29.5207">
                <text:p>29.5207</text:p>
              </table:table-cell>
              <table:table-cell office:value-type="float" office:value="29.5595">
                <text:p>29.5595</text:p>
              </table:table-cell>
              <table:table-cell office:value-type="float" office:value="29.716">
                <text:p>29.716</text:p>
              </table:table-cell>
              <table:table-cell office:value-type="float" office:value="29.7337">
                <text:p>29.7337</text:p>
              </table:table-cell>
              <table:table-cell office:value-type="float" office:value="29.7751">
                <text:p>29.7751</text:p>
              </table:table-cell>
              <table:table-cell office:value-type="float" office:value="29.7751">
                <text:p>29.7751</text:p>
              </table:table-cell>
              <table:table-cell office:value-type="float" office:value="29.8284">
                <text:p>29.8284</text:p>
              </table:table-cell>
              <table:table-cell office:value-type="float" office:value="29.8214">
                <text:p>29.8214</text:p>
              </table:table-cell>
              <table:table-cell office:value-type="float" office:value="29.8107">
                <text:p>29.8107</text:p>
              </table:table-cell>
              <table:table-cell office:value-type="float" office:value="29.8107">
                <text:p>29.8107</text:p>
              </table:table-cell>
              <table:table-cell office:value-type="float" office:value="29.8225">
                <text:p>29.8225</text:p>
              </table:table-cell>
              <table:table-cell office:value-type="float" office:value="29.8683">
                <text:p>29.8683</text:p>
              </table:table-cell>
              <table:table-cell office:value-type="float" office:value="29.8462">
                <text:p>29.8462</text:p>
              </table:table-cell>
              <table:table-cell office:value-type="float" office:value="29.8512">
                <text:p>29.8512</text:p>
              </table:table-cell>
              <table:table-cell office:value-type="float" office:value="29.8743">
                <text:p>29.8743</text:p>
              </table:table-cell>
              <table:table-cell office:value-type="float" office:value="30">
                <text:p>30</text:p>
              </table:table-cell>
              <table:table-cell office:value-type="float" office:value="30.0473">
                <text:p>30.0473</text:p>
              </table:table-cell>
              <table:table-cell office:value-type="float" office:value="30.0888">
                <text:p>30.0888</text:p>
              </table:table-cell>
              <table:table-cell office:value-type="float" office:value="30.2781">
                <text:p>30.2781</text:p>
              </table:table-cell>
              <table:table-cell office:value-type="float" office:value="30.3136">
                <text:p>30.3136</text:p>
              </table:table-cell>
              <table:table-cell office:value-type="float" office:value="30.3669">
                <text:p>30.3669</text:p>
              </table:table-cell>
              <table:table-cell office:value-type="float" office:value="30.355">
                <text:p>30.355</text:p>
              </table:table-cell>
              <table:table-cell office:value-type="float" office:value="30.426">
                <text:p>30.426</text:p>
              </table:table-cell>
              <table:table-cell office:value-type="float" office:value="30.506">
                <text:p>30.506</text:p>
              </table:table-cell>
              <table:table-cell office:value-type="float" office:value="30.5266">
                <text:p>30.5266</text:p>
              </table:table-cell>
              <table:table-cell office:value-type="float" office:value="30.574">
                <text:p>30.574</text:p>
              </table:table-cell>
              <table:table-cell office:value-type="float" office:value="30.568">
                <text:p>30.568</text:p>
              </table:table-cell>
              <table:table-cell office:value-type="float" office:value="30.6864">
                <text:p>30.6864</text:p>
              </table:table-cell>
              <table:table-cell office:value-type="float" office:value="30.7083">
                <text:p>30.7083</text:p>
              </table:table-cell>
              <table:table-cell office:value-type="float" office:value="30.7515">
                <text:p>30.7515</text:p>
              </table:table-cell>
              <table:table-cell office:value-type="float" office:value="30.8571">
                <text:p>30.8571</text:p>
              </table:table-cell>
              <table:table-cell office:value-type="float" office:value="30.8571">
                <text:p>30.8571</text:p>
              </table:table-cell>
              <table:table-cell office:value-type="float" office:value="31.0357">
                <text:p>31.0357</text:p>
              </table:table-cell>
              <table:table-cell office:value-type="float" office:value="31.0947">
                <text:p>31.0947</text:p>
              </table:table-cell>
              <table:table-cell office:value-type="float" office:value="31.1124">
                <text:p>31.1124</text:p>
              </table:table-cell>
              <table:table-cell office:value-type="float" office:value="31.1716">
                <text:p>31.1716</text:p>
              </table:table-cell>
              <table:table-cell office:value-type="float" office:value="31.1598">
                <text:p>31.1598</text:p>
              </table:table-cell>
              <table:table-cell office:value-type="float" office:value="31.1243">
                <text:p>31.1243</text:p>
              </table:table-cell>
              <table:table-cell office:value-type="float" office:value="31.1667">
                <text:p>31.1667</text:p>
              </table:table-cell>
              <table:table-cell office:value-type="float" office:value="31.1488">
                <text:p>31.1488</text:p>
              </table:table-cell>
              <table:table-cell office:value-type="float" office:value="31.2426">
                <text:p>31.2426</text:p>
              </table:table-cell>
              <table:table-cell office:value-type="float" office:value="31.2544">
                <text:p>31.2544</text:p>
              </table:table-cell>
              <table:table-cell office:value-type="float" office:value="31.2679">
                <text:p>31.2679</text:p>
              </table:table-cell>
              <table:table-cell office:value-type="float" office:value="31.213">
                <text:p>31.213</text:p>
              </table:table-cell>
              <table:table-cell office:value-type="float" office:value="31.2012">
                <text:p>31.2012</text:p>
              </table:table-cell>
              <table:table-cell office:value-type="float" office:value="31.1893">
                <text:p>31.1893</text:p>
              </table:table-cell>
              <table:table-cell office:value-type="float" office:value="31.2722">
                <text:p>31.2722</text:p>
              </table:table-cell>
              <table:table-cell office:value-type="float" office:value="31.2485">
                <text:p>31.2485</text:p>
              </table:table-cell>
              <table:table-cell office:value-type="float" office:value="31.2367">
                <text:p>31.2367</text:p>
              </table:table-cell>
              <table:table-cell office:value-type="float" office:value="31.2249">
                <text:p>31.2249</text:p>
              </table:table-cell>
              <table:table-cell office:value-type="float" office:value="31.2216">
                <text:p>31.2216</text:p>
              </table:table-cell>
              <table:table-cell office:value-type="float" office:value="31.1607">
                <text:p>31.1607</text:p>
              </table:table-cell>
              <table:table-cell office:value-type="float" office:value="31.2012">
                <text:p>31.2012</text:p>
              </table:table-cell>
              <table:table-cell office:value-type="float" office:value="31.1775">
                <text:p>31.1775</text:p>
              </table:table-cell>
              <table:table-cell office:value-type="float" office:value="31.2249">
                <text:p>31.2249</text:p>
              </table:table-cell>
              <table:table-cell office:value-type="float" office:value="31.3018">
                <text:p>31.3018</text:p>
              </table:table-cell>
              <table:table-cell office:value-type="float" office:value="31.3018">
                <text:p>31.3018</text:p>
              </table:table-cell>
              <table:table-cell office:value-type="float" office:value="31.3905">
                <text:p>31.3905</text:p>
              </table:table-cell>
              <table:table-cell office:value-type="float" office:value="31.3846">
                <text:p>31.3846</text:p>
              </table:table-cell>
              <table:table-cell office:value-type="float" office:value="31.6012">
                <text:p>31.6012</text:p>
              </table:table-cell>
              <table:table-cell office:value-type="float" office:value="31.5503">
                <text:p>31.5503</text:p>
              </table:table-cell>
              <table:table-cell office:value-type="float" office:value="31.568">
                <text:p>31.568</text:p>
              </table:table-cell>
              <table:table-cell office:value-type="float" office:value="31.4821">
                <text:p>31.4821</text:p>
              </table:table-cell>
              <table:table-cell office:value-type="float" office:value="31.5325">
                <text:p>31.5325</text:p>
              </table:table-cell>
              <table:table-cell office:value-type="float" office:value="31.5562">
                <text:p>31.5562</text:p>
              </table:table-cell>
              <table:table-cell office:value-type="float" office:value="31.5858">
                <text:p>31.5858</text:p>
              </table:table-cell>
              <table:table-cell office:value-type="float" office:value="31.5621">
                <text:p>31.5621</text:p>
              </table:table-cell>
              <table:table-cell office:value-type="float" office:value="31.574">
                <text:p>31.574</text:p>
              </table:table-cell>
              <table:table-cell office:value-type="float" office:value="31.8166">
                <text:p>31.8166</text:p>
              </table:table-cell>
              <table:table-cell office:value-type="float" office:value="31.869">
                <text:p>31.869</text:p>
              </table:table-cell>
              <table:table-cell office:value-type="float" office:value="31.9048">
                <text:p>31.9048</text:p>
              </table:table-cell>
              <table:table-cell office:value-type="float" office:value="31.9882">
                <text:p>31.9882</text:p>
              </table:table-cell>
              <table:table-cell office:value-type="float" office:value="32.0237">
                <text:p>32.0237</text:p>
              </table:table-cell>
              <table:table-cell office:value-type="float" office:value="32.0296">
                <text:p>32.0296</text:p>
              </table:table-cell>
              <table:table-cell office:value-type="float" office:value="32.071">
                <text:p>32.071</text:p>
              </table:table-cell>
              <table:table-cell office:value-type="float" office:value="32.0898">
                <text:p>32.0898</text:p>
              </table:table-cell>
              <table:table-cell office:value-type="float" office:value="32.0898">
                <text:p>32.0898</text:p>
              </table:table-cell>
              <table:table-cell office:value-type="float" office:value="32.2321">
                <text:p>32.2321</text:p>
              </table:table-cell>
              <table:table-cell office:value-type="float" office:value="32.2249">
                <text:p>32.2249</text:p>
              </table:table-cell>
              <table:table-cell office:value-type="float" office:value="32.2426">
                <text:p>32.2426</text:p>
              </table:table-cell>
              <table:table-cell office:value-type="float" office:value="32.213">
                <text:p>32.213</text:p>
              </table:table-cell>
              <table:table-cell office:value-type="float" office:value="32.1716">
                <text:p>32.1716</text:p>
              </table:table-cell>
              <table:table-cell office:value-type="float" office:value="32.1894">
                <text:p>32.1894</text:p>
              </table:table-cell>
              <table:table-cell office:value-type="float" office:value="32.119">
                <text:p>32.119</text:p>
              </table:table-cell>
              <table:table-cell office:value-type="float" office:value="32.1786">
                <text:p>32.1786</text:p>
              </table:table-cell>
              <table:table-cell office:value-type="float" office:value="32.25">
                <text:p>32.25</text:p>
              </table:table-cell>
              <table:table-cell office:value-type="float" office:value="32.2663">
                <text:p>32.2663</text:p>
              </table:table-cell>
              <table:table-cell office:value-type="float" office:value="32.3728">
                <text:p>32.3728</text:p>
              </table:table-cell>
              <table:table-cell office:value-type="float" office:value="32.3787">
                <text:p>32.3787</text:p>
              </table:table-cell>
              <table:table-cell office:value-type="float" office:value="32.3254">
                <text:p>32.3254</text:p>
              </table:table-cell>
              <table:table-cell office:value-type="float" office:value="32.3314">
                <text:p>32.3314</text:p>
              </table:table-cell>
              <table:table-cell office:value-type="float" office:value="32.2857">
                <text:p>32.2857</text:p>
              </table:table-cell>
              <table:table-cell office:value-type="float" office:value="32.3373">
                <text:p>32.3373</text:p>
              </table:table-cell>
              <table:table-cell office:value-type="float" office:value="32.4142">
                <text:p>32.4142</text:p>
              </table:table-cell>
              <table:table-cell office:value-type="float" office:value="32.4464">
                <text:p>32.4464</text:p>
              </table:table-cell>
              <table:table-cell office:value-type="float" office:value="32.4675">
                <text:p>32.4675</text:p>
              </table:table-cell>
              <table:table-cell office:value-type="float" office:value="32.4379">
                <text:p>32.4379</text:p>
              </table:table-cell>
              <table:table-cell office:value-type="float" office:value="32.4556">
                <text:p>32.4556</text:p>
              </table:table-cell>
              <table:table-cell office:value-type="float" office:value="32.4048">
                <text:p>32.4048</text:p>
              </table:table-cell>
              <table:table-cell office:value-type="float" office:value="32.6095">
                <text:p>32.6095</text:p>
              </table:table-cell>
              <table:table-cell office:value-type="float" office:value="32.5917">
                <text:p>32.5917</text:p>
              </table:table-cell>
              <table:table-cell office:value-type="float" office:value="32.645">
                <text:p>32.645</text:p>
              </table:table-cell>
              <table:table-cell office:value-type="float" office:value="32.6568">
                <text:p>32.6568</text:p>
              </table:table-cell>
              <table:table-cell office:value-type="float" office:value="32.6864">
                <text:p>32.6864</text:p>
              </table:table-cell>
              <table:table-cell office:value-type="float" office:value="32.6923">
                <text:p>32.6923</text:p>
              </table:table-cell>
              <table:table-cell office:value-type="float" office:value="32.7262">
                <text:p>32.7262</text:p>
              </table:table-cell>
              <table:table-cell office:value-type="float" office:value="32.8402">
                <text:p>32.8402</text:p>
              </table:table-cell>
              <table:table-cell office:value-type="float" office:value="32.8047">
                <text:p>32.8047</text:p>
              </table:table-cell>
              <table:table-cell office:value-type="float" office:value="32.7751">
                <text:p>32.7751</text:p>
              </table:table-cell>
              <table:table-cell office:value-type="float" office:value="32.9226">
                <text:p>32.9226</text:p>
              </table:table-cell>
              <table:table-cell office:value-type="float" office:value="32.9464">
                <text:p>32.9464</text:p>
              </table:table-cell>
              <table:table-cell office:value-type="float" office:value="32.9053">
                <text:p>32.9053</text:p>
              </table:table-cell>
              <table:table-cell office:value-type="float" office:value="32.9172">
                <text:p>32.9172</text:p>
              </table:table-cell>
              <table:table-cell office:value-type="float" office:value="32.9527">
                <text:p>32.9527</text:p>
              </table:table-cell>
              <table:table-cell office:value-type="float" office:value="32.9882">
                <text:p>32.9882</text:p>
              </table:table-cell>
              <table:table-cell office:value-type="float" office:value="32.929">
                <text:p>32.929</text:p>
              </table:table-cell>
              <table:table-cell office:value-type="float" office:value="32.9464">
                <text:p>32.9464</text:p>
              </table:table-cell>
              <table:table-cell office:value-type="float" office:value="32.9823">
                <text:p>32.9823</text:p>
              </table:table-cell>
              <table:table-cell office:value-type="float" office:value="33.0177">
                <text:p>33.0177</text:p>
              </table:table-cell>
              <table:table-cell office:value-type="float" office:value="33">
                <text:p>33</text:p>
              </table:table-cell>
              <table:table-cell office:value-type="float" office:value="32.9524">
                <text:p>32.9524</text:p>
              </table:table-cell>
              <table:table-cell office:value-type="float" office:value="33.0177">
                <text:p>33.0177</text:p>
              </table:table-cell>
              <table:table-cell office:value-type="float" office:value="33.0118">
                <text:p>33.0118</text:p>
              </table:table-cell>
              <table:table-cell office:value-type="float" office:value="33.0417">
                <text:p>33.0417</text:p>
              </table:table-cell>
              <table:table-cell office:value-type="float" office:value="33.1598">
                <text:p>33.1598</text:p>
              </table:table-cell>
              <table:table-cell office:value-type="float" office:value="33.2202">
                <text:p>33.2202</text:p>
              </table:table-cell>
              <table:table-cell office:value-type="float" office:value="33.3432">
                <text:p>33.3432</text:p>
              </table:table-cell>
              <table:table-cell office:value-type="float" office:value="33.3036">
                <text:p>33.3036</text:p>
              </table:table-cell>
              <table:table-cell office:value-type="float" office:value="33.2738">
                <text:p>33.2738</text:p>
              </table:table-cell>
              <table:table-cell office:value-type="float" office:value="33.3609">
                <text:p>33.3609</text:p>
              </table:table-cell>
              <table:table-cell office:value-type="float" office:value="33.3869">
                <text:p>33.3869</text:p>
              </table:table-cell>
              <table:table-cell office:value-type="float" office:value="33.3728">
                <text:p>33.3728</text:p>
              </table:table-cell>
              <table:table-cell office:value-type="float" office:value="33.3373">
                <text:p>33.3373</text:p>
              </table:table-cell>
              <table:table-cell office:value-type="float" office:value="33.3077">
                <text:p>33.3077</text:p>
              </table:table-cell>
              <table:table-cell office:value-type="float" office:value="33.3571">
                <text:p>33.3571</text:p>
              </table:table-cell>
              <table:table-cell office:value-type="float" office:value="33.2635">
                <text:p>33.2635</text:p>
              </table:table-cell>
              <table:table-cell office:value-type="float" office:value="33.2814">
                <text:p>33.2814</text:p>
              </table:table-cell>
              <table:table-cell office:value-type="float" office:value="33.2798">
                <text:p>33.2798</text:p>
              </table:table-cell>
              <table:table-cell office:value-type="float" office:value="33.4464">
                <text:p>33.4464</text:p>
              </table:table-cell>
              <table:table-cell office:value-type="float" office:value="33.4438">
                <text:p>33.4438</text:p>
              </table:table-cell>
              <table:table-cell office:value-type="float" office:value="33.4201">
                <text:p>33.4201</text:p>
              </table:table-cell>
              <table:table-cell office:value-type="float" office:value="33.5266">
                <text:p>33.5266</text:p>
              </table:table-cell>
              <table:table-cell office:value-type="float" office:value="33.5385">
                <text:p>33.5385</text:p>
              </table:table-cell>
              <table:table-cell office:value-type="float" office:value="33.5325">
                <text:p>33.5325</text:p>
              </table:table-cell>
              <table:table-cell office:value-type="float" office:value="33.497">
                <text:p>33.497</text:p>
              </table:table-cell>
              <table:table-cell office:value-type="float" office:value="33.5148">
                <text:p>33.5148</text:p>
              </table:table-cell>
              <table:table-cell office:value-type="float" office:value="33.5503">
                <text:p>33.5503</text:p>
              </table:table-cell>
              <table:table-cell office:value-type="float" office:value="33.5089">
                <text:p>33.5089</text:p>
              </table:table-cell>
              <table:table-cell office:value-type="float" office:value="33.5536">
                <text:p>33.5536</text:p>
              </table:table-cell>
              <table:table-cell office:value-type="float" office:value="33.5385">
                <text:p>33.5385</text:p>
              </table:table-cell>
              <table:table-cell office:value-type="float" office:value="33.5207">
                <text:p>33.5207</text:p>
              </table:table-cell>
              <table:table-cell office:value-type="float" office:value="33.5089">
                <text:p>33.5089</text:p>
              </table:table-cell>
              <table:table-cell office:value-type="float" office:value="33.5148">
                <text:p>33.5148</text:p>
              </table:table-cell>
              <table:table-cell office:value-type="float" office:value="33.5089">
                <text:p>33.5089</text:p>
              </table:table-cell>
              <table:table-cell office:value-type="float" office:value="33.6923">
                <text:p>33.6923</text:p>
              </table:table-cell>
              <table:table-cell office:value-type="float" office:value="33.6923">
                <text:p>33.6923</text:p>
              </table:table-cell>
              <table:table-cell office:value-type="float" office:value="33.6845">
                <text:p>33.6845</text:p>
              </table:table-cell>
              <table:table-cell office:value-type="float" office:value="33.6726">
                <text:p>33.6726</text:p>
              </table:table-cell>
              <table:table-cell office:value-type="float" office:value="33.4852">
                <text:p>33.4852</text:p>
              </table:table-cell>
              <table:table-cell office:value-type="float" office:value="33.6035">
                <text:p>33.6035</text:p>
              </table:table-cell>
              <table:table-cell office:value-type="float" office:value="33.6488">
                <text:p>33.6488</text:p>
              </table:table-cell>
              <table:table-cell office:value-type="float" office:value="33.6272">
                <text:p>33.6272</text:p>
              </table:table-cell>
              <table:table-cell office:value-type="float" office:value="33.7101">
                <text:p>33.7101</text:p>
              </table:table-cell>
              <table:table-cell office:value-type="float" office:value="33.645">
                <text:p>33.645</text:p>
              </table:table-cell>
              <table:table-cell office:value-type="float" office:value="33.756">
                <text:p>33.756</text:p>
              </table:table-cell>
              <table:table-cell office:value-type="float" office:value="33.7278">
                <text:p>33.7278</text:p>
              </table:table-cell>
              <table:table-cell office:value-type="float" office:value="33.6864">
                <text:p>33.6864</text:p>
              </table:table-cell>
              <table:table-cell office:value-type="float" office:value="33.6982">
                <text:p>33.6982</text:p>
              </table:table-cell>
              <table:table-cell office:value-type="float" office:value="33.6805">
                <text:p>33.6805</text:p>
              </table:table-cell>
              <table:table-cell office:value-type="float" office:value="33.7574">
                <text:p>33.7574</text:p>
              </table:table-cell>
              <table:table-cell office:value-type="float" office:value="33.75">
                <text:p>33.75</text:p>
              </table:table-cell>
              <table:table-cell office:value-type="float" office:value="33.9172">
                <text:p>33.9172</text:p>
              </table:table-cell>
              <table:table-cell office:value-type="float" office:value="33.9821">
                <text:p>33.9821</text:p>
              </table:table-cell>
              <table:table-cell office:value-type="float" office:value="33.994">
                <text:p>33.994</text:p>
              </table:table-cell>
              <table:table-cell office:value-type="float" office:value="34.0947">
                <text:p>34.0947</text:p>
              </table:table-cell>
              <table:table-cell office:value-type="float" office:value="34.0533">
                <text:p>34.0533</text:p>
              </table:table-cell>
              <table:table-cell office:value-type="float" office:value="34.1538">
                <text:p>34.1538</text:p>
              </table:table-cell>
              <table:table-cell office:value-type="float" office:value="34.1361">
                <text:p>34.1361</text:p>
              </table:table-cell>
              <table:table-cell office:value-type="float" office:value="34.1065">
                <text:p>34.1065</text:p>
              </table:table-cell>
              <table:table-cell office:value-type="float" office:value="34.0595">
                <text:p>34.0595</text:p>
              </table:table-cell>
              <table:table-cell office:value-type="float" office:value="34.1065">
                <text:p>34.1065</text:p>
              </table:table-cell>
              <table:table-cell office:value-type="float" office:value="34.1006">
                <text:p>34.1006</text:p>
              </table:table-cell>
              <table:table-cell office:value-type="float" office:value="33.994">
                <text:p>33.994</text:p>
              </table:table-cell>
              <table:table-cell office:value-type="float" office:value="34.0119">
                <text:p>34.0119</text:p>
              </table:table-cell>
              <table:table-cell office:value-type="float" office:value="34.0651">
                <text:p>34.0651</text:p>
              </table:table-cell>
              <table:table-cell office:value-type="float" office:value="34.1302">
                <text:p>34.1302</text:p>
              </table:table-cell>
              <table:table-cell office:value-type="float" office:value="34.1548">
                <text:p>34.1548</text:p>
              </table:table-cell>
              <table:table-cell office:value-type="float" office:value="34.2959">
                <text:p>34.2959</text:p>
              </table:table-cell>
              <table:table-cell office:value-type="float" office:value="34.2604">
                <text:p>34.2604</text:p>
              </table:table-cell>
              <table:table-cell office:value-type="float" office:value="34.2485">
                <text:p>34.2485</text:p>
              </table:table-cell>
              <table:table-cell office:value-type="float" office:value="34.2663">
                <text:p>34.2663</text:p>
              </table:table-cell>
              <table:table-cell office:value-type="float" office:value="34.3669">
                <text:p>34.3669</text:p>
              </table:table-cell>
              <table:table-cell office:value-type="float" office:value="34.3846">
                <text:p>34.3846</text:p>
              </table:table-cell>
              <table:table-cell office:value-type="float" office:value="34.4497">
                <text:p>34.4497</text:p>
              </table:table-cell>
              <table:table-cell office:value-type="float" office:value="34.4734">
                <text:p>34.4734</text:p>
              </table:table-cell>
              <table:table-cell office:value-type="float" office:value="34.4881">
                <text:p>34.4881</text:p>
              </table:table-cell>
              <table:table-cell office:value-type="float" office:value="34.5417">
                <text:p>34.5417</text:p>
              </table:table-cell>
              <table:table-cell office:value-type="float" office:value="34.5476">
                <text:p>34.5476</text:p>
              </table:table-cell>
              <table:table-cell office:value-type="float" office:value="34.6667">
                <text:p>34.6667</text:p>
              </table:table-cell>
              <table:table-cell office:value-type="float" office:value="34.7574">
                <text:p>34.7574</text:p>
              </table:table-cell>
              <table:table-cell office:value-type="float" office:value="34.7738">
                <text:p>34.7738</text:p>
              </table:table-cell>
              <table:table-cell office:value-type="float" office:value="34.8393">
                <text:p>34.8393</text:p>
              </table:table-cell>
              <table:table-cell office:value-type="float" office:value="34.8225">
                <text:p>34.8225</text:p>
              </table:table-cell>
              <table:table-cell office:value-type="float" office:value="34.8571">
                <text:p>34.8571</text:p>
              </table:table-cell>
              <table:table-cell office:value-type="float" office:value="34.9053">
                <text:p>34.9053</text:p>
              </table:table-cell>
              <table:table-cell office:value-type="float" office:value="34.994">
                <text:p>34.994</text:p>
              </table:table-cell>
              <table:table-cell office:value-type="float" office:value="35.0533">
                <text:p>35.0533</text:p>
              </table:table-cell>
              <table:table-cell office:value-type="float" office:value="35.1006">
                <text:p>35.1006</text:p>
              </table:table-cell>
              <table:table-cell office:value-type="float" office:value="35.131">
                <text:p>35.131</text:p>
              </table:table-cell>
              <table:table-cell office:value-type="float" office:value="35.1657">
                <text:p>35.1657</text:p>
              </table:table-cell>
              <table:table-cell office:value-type="float" office:value="35.1964">
                <text:p>35.1964</text:p>
              </table:table-cell>
              <table:table-cell office:value-type="float" office:value="35.1716">
                <text:p>35.1716</text:p>
              </table:table-cell>
              <table:table-cell office:value-type="float" office:value="35.1716">
                <text:p>35.1716</text:p>
              </table:table-cell>
              <table:table-cell office:value-type="float" office:value="35.1834">
                <text:p>35.1834</text:p>
              </table:table-cell>
              <table:table-cell office:value-type="float" office:value="35.1012">
                <text:p>35.1012</text:p>
              </table:table-cell>
              <table:table-cell office:value-type="float" office:value="35.142">
                <text:p>35.142</text:p>
              </table:table-cell>
              <table:table-cell office:value-type="float" office:value="35.1538">
                <text:p>35.1538</text:p>
              </table:table-cell>
              <table:table-cell office:value-type="float" office:value="35.1488">
                <text:p>35.1488</text:p>
              </table:table-cell>
              <table:table-cell office:value-type="float" office:value="35.244">
                <text:p>35.244</text:p>
              </table:table-cell>
              <table:table-cell office:value-type="float" office:value="35.2663">
                <text:p>35.2663</text:p>
              </table:table-cell>
              <table:table-cell office:value-type="float" office:value="35.2308">
                <text:p>35.2308</text:p>
              </table:table-cell>
              <table:table-cell office:value-type="float" office:value="35.3077">
                <text:p>35.3077</text:p>
              </table:table-cell>
              <table:table-cell office:value-type="float" office:value="35.2959">
                <text:p>35.2959</text:p>
              </table:table-cell>
              <table:table-cell office:value-type="float" office:value="35.3018">
                <text:p>35.3018</text:p>
              </table:table-cell>
              <table:table-cell office:value-type="float" office:value="35.3373">
                <text:p>35.3373</text:p>
              </table:table-cell>
              <table:table-cell office:value-type="float" office:value="35.3609">
                <text:p>35.3609</text:p>
              </table:table-cell>
              <table:table-cell office:value-type="float" office:value="35.3333">
                <text:p>35.3333</text:p>
              </table:table-cell>
              <table:table-cell office:value-type="float" office:value="35.355">
                <text:p>35.355</text:p>
              </table:table-cell>
              <table:table-cell office:value-type="float" office:value="35.2917">
                <text:p>35.2917</text:p>
              </table:table-cell>
              <table:table-cell office:value-type="float" office:value="35.3533">
                <text:p>35.3533</text:p>
              </table:table-cell>
              <table:table-cell office:value-type="float" office:value="35.3473">
                <text:p>35.3473</text:p>
              </table:table-cell>
              <table:table-cell office:value-type="float" office:value="35.3036">
                <text:p>35.3036</text:p>
              </table:table-cell>
              <table:table-cell office:value-type="float" office:value="35.3314">
                <text:p>35.3314</text:p>
              </table:table-cell>
              <table:table-cell office:value-type="float" office:value="35.2544">
                <text:p>35.2544</text:p>
              </table:table-cell>
              <table:table-cell office:value-type="float" office:value="35.2426">
                <text:p>35.2426</text:p>
              </table:table-cell>
              <table:table-cell office:value-type="float" office:value="35.0473">
                <text:p>35.0473</text:p>
              </table:table-cell>
              <table:table-cell office:value-type="float" office:value="35.0296">
                <text:p>35.0296</text:p>
              </table:table-cell>
              <table:table-cell office:value-type="float" office:value="35.0237">
                <text:p>35.0237</text:p>
              </table:table-cell>
              <table:table-cell office:value-type="float" office:value="34.9882">
                <text:p>34.9882</text:p>
              </table:table-cell>
              <table:table-cell office:value-type="float" office:value="35.0237">
                <text:p>35.0237</text:p>
              </table:table-cell>
              <table:table-cell office:value-type="float" office:value="35.0177">
                <text:p>35.0177</text:p>
              </table:table-cell>
              <table:table-cell office:value-type="float" office:value="35.2395">
                <text:p>35.2395</text:p>
              </table:table-cell>
              <table:table-cell office:value-type="float" office:value="35.355">
                <text:p>35.355</text:p>
              </table:table-cell>
              <table:table-cell office:value-type="float" office:value="35.3491">
                <text:p>35.3491</text:p>
              </table:table-cell>
              <table:table-cell office:value-type="float" office:value="35.3452">
                <text:p>35.3452</text:p>
              </table:table-cell>
              <table:table-cell office:value-type="float" office:value="35.4734">
                <text:p>35.4734</text:p>
              </table:table-cell>
              <table:table-cell office:value-type="float" office:value="35.5325">
                <text:p>35.5325</text:p>
              </table:table-cell>
              <table:table-cell office:value-type="float" office:value="35.5503">
                <text:p>35.5503</text:p>
              </table:table-cell>
              <table:table-cell office:value-type="float" office:value="35.625">
                <text:p>35.625</text:p>
              </table:table-cell>
              <table:table-cell office:value-type="float" office:value="35.6548">
                <text:p>35.6548</text:p>
              </table:table-cell>
              <table:table-cell office:value-type="float" office:value="35.6726">
                <text:p>35.6726</text:p>
              </table:table-cell>
              <table:table-cell office:value-type="float" office:value="35.5774">
                <text:p>35.5774</text:p>
              </table:table-cell>
              <table:table-cell office:value-type="float" office:value="35.5119">
                <text:p>35.5119</text:p>
              </table:table-cell>
              <table:table-cell office:value-type="float" office:value="35.5385">
                <text:p>35.5385</text:p>
              </table:table-cell>
              <table:table-cell office:value-type="float" office:value="35.7337">
                <text:p>35.7337</text:p>
              </table:table-cell>
              <table:table-cell office:value-type="float" office:value="35.7396">
                <text:p>35.7396</text:p>
              </table:table-cell>
              <table:table-cell office:value-type="float" office:value="35.8095">
                <text:p>35.8095</text:p>
              </table:table-cell>
              <table:table-cell office:value-type="float" office:value="35.8343">
                <text:p>35.8343</text:p>
              </table:table-cell>
              <table:table-cell office:value-type="float" office:value="35.8994">
                <text:p>35.8994</text:p>
              </table:table-cell>
              <table:table-cell office:value-type="float" office:value="35.8994">
                <text:p>35.8994</text:p>
              </table:table-cell>
              <table:table-cell office:value-type="float" office:value="35.8393">
                <text:p>35.8393</text:p>
              </table:table-cell>
              <table:table-cell office:value-type="float" office:value="35.7692">
                <text:p>35.7692</text:p>
              </table:table-cell>
              <table:table-cell office:value-type="float" office:value="35.7692">
                <text:p>35.7692</text:p>
              </table:table-cell>
              <table:table-cell office:value-type="float" office:value="35.7633">
                <text:p>35.7633</text:p>
              </table:table-cell>
              <table:table-cell office:value-type="float" office:value="35.7633">
                <text:p>35.7633</text:p>
              </table:table-cell>
              <table:table-cell office:value-type="float" office:value="35.7692">
                <text:p>35.7692</text:p>
              </table:table-cell>
              <table:table-cell office:value-type="float" office:value="35.7738">
                <text:p>35.7738</text:p>
              </table:table-cell>
              <table:table-cell office:value-type="float" office:value="35.8817">
                <text:p>35.8817</text:p>
              </table:table-cell>
              <table:table-cell office:value-type="float" office:value="35.8876">
                <text:p>35.8876</text:p>
              </table:table-cell>
              <table:table-cell office:value-type="float" office:value="35.9172">
                <text:p>35.9172</text:p>
              </table:table-cell>
              <table:table-cell office:value-type="float" office:value="35.9527">
                <text:p>35.9527</text:p>
              </table:table-cell>
              <table:table-cell office:value-type="float" office:value="35.9704">
                <text:p>35.9704</text:p>
              </table:table-cell>
              <table:table-cell office:value-type="float" office:value="35.9524">
                <text:p>35.9524</text:p>
              </table:table-cell>
              <table:table-cell office:value-type="float" office:value="35.9882">
                <text:p>35.9882</text:p>
              </table:table-cell>
              <table:table-cell office:value-type="float" office:value="35.9882">
                <text:p>35.9882</text:p>
              </table:table-cell>
              <table:table-cell office:value-type="float" office:value="35.9821">
                <text:p>35.9821</text:p>
              </table:table-cell>
              <table:table-cell office:value-type="float" office:value="35.9823">
                <text:p>35.9823</text:p>
              </table:table-cell>
              <table:table-cell office:value-type="float" office:value="35.9586">
                <text:p>35.9586</text:p>
              </table:table-cell>
              <table:table-cell office:value-type="float" office:value="36.0357">
                <text:p>36.0357</text:p>
              </table:table-cell>
              <table:table-cell office:value-type="float" office:value="36.0417">
                <text:p>36.0417</text:p>
              </table:table-cell>
              <table:table-cell office:value-type="float" office:value="36.0296">
                <text:p>36.0296</text:p>
              </table:table-cell>
              <table:table-cell office:value-type="float" office:value="36.1065">
                <text:p>36.1065</text:p>
              </table:table-cell>
              <table:table-cell office:value-type="float" office:value="36.1894">
                <text:p>36.1894</text:p>
              </table:table-cell>
              <table:table-cell office:value-type="float" office:value="36.256">
                <text:p>36.256</text:p>
              </table:table-cell>
              <table:table-cell office:value-type="float" office:value="36.3018">
                <text:p>36.3018</text:p>
              </table:table-cell>
              <table:table-cell office:value-type="float" office:value="36.284">
                <text:p>36.284</text:p>
              </table:table-cell>
              <table:table-cell office:value-type="float" office:value="36.2798">
                <text:p>36.2798</text:p>
              </table:table-cell>
              <table:table-cell office:value-type="float" office:value="36.2857">
                <text:p>36.2857</text:p>
              </table:table-cell>
              <table:table-cell office:value-type="float" office:value="36.3669">
                <text:p>36.3669</text:p>
              </table:table-cell>
              <table:table-cell office:value-type="float" office:value="36.3787">
                <text:p>36.3787</text:p>
              </table:table-cell>
              <table:table-cell office:value-type="float" office:value="36.426">
                <text:p>36.426</text:p>
              </table:table-cell>
              <table:table-cell office:value-type="float" office:value="36.515">
                <text:p>36.515</text:p>
              </table:table-cell>
              <table:table-cell office:value-type="float" office:value="36.5917">
                <text:p>36.5917</text:p>
              </table:table-cell>
              <table:table-cell office:value-type="float" office:value="36.6012">
                <text:p>36.6012</text:p>
              </table:table-cell>
              <table:table-cell office:value-type="float" office:value="36.6627">
                <text:p>36.6627</text:p>
              </table:table-cell>
              <table:table-cell office:value-type="float" office:value="36.6331">
                <text:p>36.6331</text:p>
              </table:table-cell>
              <table:table-cell office:value-type="float" office:value="36.6213">
                <text:p>36.6213</text:p>
              </table:table-cell>
              <table:table-cell office:value-type="float" office:value="36.6923">
                <text:p>36.6923</text:p>
              </table:table-cell>
              <table:table-cell office:value-type="float" office:value="36.8284">
                <text:p>36.8284</text:p>
              </table:table-cell>
              <table:table-cell office:value-type="float" office:value="36.858">
                <text:p>36.858</text:p>
              </table:table-cell>
              <table:table-cell office:value-type="float" office:value="36.756">
                <text:p>36.756</text:p>
              </table:table-cell>
              <table:table-cell office:value-type="float" office:value="36.8047">
                <text:p>36.8047</text:p>
              </table:table-cell>
              <table:table-cell office:value-type="float" office:value="36.8166">
                <text:p>36.8166</text:p>
              </table:table-cell>
              <table:table-cell office:value-type="float" office:value="36.8639">
                <text:p>36.8639</text:p>
              </table:table-cell>
              <table:table-cell office:value-type="float" office:value="36.858">
                <text:p>36.858</text:p>
              </table:table-cell>
              <table:table-cell office:value-type="float" office:value="36.8095">
                <text:p>36.8095</text:p>
              </table:table-cell>
              <table:table-cell office:value-type="float" office:value="36.9464">
                <text:p>36.9464</text:p>
              </table:table-cell>
              <table:table-cell office:value-type="float" office:value="36.9643">
                <text:p>36.9643</text:p>
              </table:table-cell>
              <table:table-cell office:value-type="float" office:value="36.8876">
                <text:p>36.8876</text:p>
              </table:table-cell>
              <table:table-cell office:value-type="float" office:value="36.9172">
                <text:p>36.9172</text:p>
              </table:table-cell>
              <table:table-cell office:value-type="float" office:value="36.8817">
                <text:p>36.8817</text:p>
              </table:table-cell>
              <table:table-cell office:value-type="float" office:value="36.929">
                <text:p>36.929</text:p>
              </table:table-cell>
              <table:table-cell office:value-type="float" office:value="36.929">
                <text:p>36.929</text:p>
              </table:table-cell>
              <table:table-cell office:value-type="float" office:value="36.9408">
                <text:p>36.9408</text:p>
              </table:table-cell>
              <table:table-cell office:value-type="float" office:value="36.8757">
                <text:p>36.8757</text:p>
              </table:table-cell>
              <table:table-cell office:value-type="float" office:value="36.9231">
                <text:p>36.9231</text:p>
              </table:table-cell>
              <table:table-cell office:value-type="float" office:value="36.7574">
                <text:p>36.7574</text:p>
              </table:table-cell>
              <table:table-cell office:value-type="float" office:value="36.7321">
                <text:p>36.7321</text:p>
              </table:table-cell>
              <table:table-cell office:value-type="float" office:value="36.7262">
                <text:p>36.7262</text:p>
              </table:table-cell>
              <table:table-cell office:value-type="float" office:value="36.8521">
                <text:p>36.8521</text:p>
              </table:table-cell>
              <table:table-cell office:value-type="float" office:value="36.8521">
                <text:p>36.8521</text:p>
              </table:table-cell>
              <table:table-cell office:value-type="float" office:value="36.8757">
                <text:p>36.8757</text:p>
              </table:table-cell>
              <table:table-cell office:value-type="float" office:value="37.0296">
                <text:p>37.0296</text:p>
              </table:table-cell>
              <table:table-cell office:value-type="float" office:value="37.0296">
                <text:p>37.0296</text:p>
              </table:table-cell>
              <table:table-cell office:value-type="float" office:value="36.9941">
                <text:p>36.9941</text:p>
              </table:table-cell>
              <table:table-cell office:value-type="float" office:value="36.9586">
                <text:p>36.9586</text:p>
              </table:table-cell>
              <table:table-cell office:value-type="float" office:value="36.9112">
                <text:p>36.9112</text:p>
              </table:table-cell>
              <table:table-cell office:value-type="float" office:value="36.8994">
                <text:p>36.8994</text:p>
              </table:table-cell>
              <table:table-cell office:value-type="float" office:value="36.8994">
                <text:p>36.8994</text:p>
              </table:table-cell>
              <table:table-cell office:value-type="float" office:value="36.9112">
                <text:p>36.9112</text:p>
              </table:table-cell>
              <table:table-cell office:value-type="float" office:value="36.8757">
                <text:p>36.8757</text:p>
              </table:table-cell>
              <table:table-cell office:value-type="float" office:value="36.869">
                <text:p>36.869</text:p>
              </table:table-cell>
              <table:table-cell office:value-type="float" office:value="36.7844">
                <text:p>36.7844</text:p>
              </table:table-cell>
              <table:table-cell office:value-type="float" office:value="36.8929">
                <text:p>36.8929</text:p>
              </table:table-cell>
              <table:table-cell office:value-type="float" office:value="36.9645">
                <text:p>36.9645</text:p>
              </table:table-cell>
              <table:table-cell office:value-type="float" office:value="36.9823">
                <text:p>36.9823</text:p>
              </table:table-cell>
              <table:table-cell office:value-type="float" office:value="37.0533">
                <text:p>37.0533</text:p>
              </table:table-cell>
              <table:table-cell office:value-type="float" office:value="37.0774">
                <text:p>37.0774</text:p>
              </table:table-cell>
              <table:table-cell office:value-type="float" office:value="37.1361">
                <text:p>37.1361</text:p>
              </table:table-cell>
              <table:table-cell office:value-type="float" office:value="37.1302">
                <text:p>37.1302</text:p>
              </table:table-cell>
              <table:table-cell office:value-type="float" office:value="37.0179">
                <text:p>37.0179</text:p>
              </table:table-cell>
              <table:table-cell office:value-type="float" office:value="37.1369">
                <text:p>37.1369</text:p>
              </table:table-cell>
              <table:table-cell office:value-type="float" office:value="37.1775">
                <text:p>37.1775</text:p>
              </table:table-cell>
              <table:table-cell office:value-type="float" office:value="37.1834">
                <text:p>37.1834</text:p>
              </table:table-cell>
              <table:table-cell office:value-type="float" office:value="37.2012">
                <text:p>37.2012</text:p>
              </table:table-cell>
              <table:table-cell office:value-type="float" office:value="37.1369">
                <text:p>37.1369</text:p>
              </table:table-cell>
              <table:table-cell office:value-type="float" office:value="37.2189">
                <text:p>37.2189</text:p>
              </table:table-cell>
            </table:table-row>
            <table:table-row>
              <table:table-cell office:value-type="string">
                <text:p>Life Duration</text:p>
                <draw:g>
                  <svg:desc>Sheet1.A4:Sheet1.A4</svg:desc>
                </draw:g>
              </table:table-cell>
              <table:table-cell office:value-type="float" office:value="4">
                <text:p>4</text:p>
                <draw:g>
                  <svg:desc>Sheet1.B4:Sheet1.AMJ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33333">
                <text:p>3.3333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1818">
                <text:p>3.81818</text:p>
              </table:table-cell>
              <table:table-cell office:value-type="float" office:value="3.85714">
                <text:p>3.85714</text:p>
              </table:table-cell>
              <table:table-cell office:value-type="float" office:value="3.27778">
                <text:p>3.27778</text:p>
              </table:table-cell>
              <table:table-cell office:value-type="float" office:value="3.1">
                <text:p>3.1</text:p>
              </table:table-cell>
              <table:table-cell office:value-type="float" office:value="3.19355">
                <text:p>3.19355</text:p>
              </table:table-cell>
              <table:table-cell office:value-type="float" office:value="3.27778">
                <text:p>3.27778</text:p>
              </table:table-cell>
              <table:table-cell office:value-type="float" office:value="3.25">
                <text:p>3.25</text:p>
              </table:table-cell>
              <table:table-cell office:value-type="float" office:value="3.16071">
                <text:p>3.16071</text:p>
              </table:table-cell>
              <table:table-cell office:value-type="float" office:value="2.82895">
                <text:p>2.82895</text:p>
              </table:table-cell>
              <table:table-cell office:value-type="float" office:value="2.7234">
                <text:p>2.7234</text:p>
              </table:table-cell>
              <table:table-cell office:value-type="float" office:value="2.76596">
                <text:p>2.76596</text:p>
              </table:table-cell>
              <table:table-cell office:value-type="float" office:value="2.77358">
                <text:p>2.77358</text:p>
              </table:table-cell>
              <table:table-cell office:value-type="float" office:value="2.72881">
                <text:p>2.72881</text:p>
              </table:table-cell>
              <table:table-cell office:value-type="float" office:value="2.73228">
                <text:p>2.73228</text:p>
              </table:table-cell>
              <table:table-cell office:value-type="float" office:value="2.66923">
                <text:p>2.66923</text:p>
              </table:table-cell>
              <table:table-cell office:value-type="float" office:value="2.744">
                <text:p>2.744</text:p>
              </table:table-cell>
              <table:table-cell office:value-type="float" office:value="2.76692">
                <text:p>2.76692</text:p>
              </table:table-cell>
              <table:table-cell office:value-type="float" office:value="2.73529">
                <text:p>2.73529</text:p>
              </table:table-cell>
              <table:table-cell office:value-type="float" office:value="2.5931">
                <text:p>2.5931</text:p>
              </table:table-cell>
              <table:table-cell office:value-type="float" office:value="2.65957">
                <text:p>2.65957</text:p>
              </table:table-cell>
              <table:table-cell office:value-type="float" office:value="2.57931">
                <text:p>2.57931</text:p>
              </table:table-cell>
              <table:table-cell office:value-type="float" office:value="2.56">
                <text:p>2.56</text:p>
              </table:table-cell>
              <table:table-cell office:value-type="float" office:value="2.57534">
                <text:p>2.57534</text:p>
              </table:table-cell>
              <table:table-cell office:value-type="float" office:value="2.51974">
                <text:p>2.51974</text:p>
              </table:table-cell>
              <table:table-cell office:value-type="float" office:value="2.50318">
                <text:p>2.50318</text:p>
              </table:table-cell>
              <table:table-cell office:value-type="float" office:value="2.52866">
                <text:p>2.52866</text:p>
              </table:table-cell>
              <table:table-cell office:value-type="float" office:value="2.60377">
                <text:p>2.60377</text:p>
              </table:table-cell>
              <table:table-cell office:value-type="float" office:value="2.64557">
                <text:p>2.64557</text:p>
              </table:table-cell>
              <table:table-cell office:value-type="float" office:value="2.58599">
                <text:p>2.58599</text:p>
              </table:table-cell>
              <table:table-cell office:value-type="float" office:value="2.6875">
                <text:p>2.6875</text:p>
              </table:table-cell>
              <table:table-cell office:value-type="float" office:value="2.6879">
                <text:p>2.6879</text:p>
              </table:table-cell>
              <table:table-cell office:value-type="float" office:value="2.70552">
                <text:p>2.70552</text:p>
              </table:table-cell>
              <table:table-cell office:value-type="float" office:value="2.75949">
                <text:p>2.75949</text:p>
              </table:table-cell>
              <table:table-cell office:value-type="float" office:value="2.76074">
                <text:p>2.76074</text:p>
              </table:table-cell>
              <table:table-cell office:value-type="float" office:value="2.78049">
                <text:p>2.78049</text:p>
              </table:table-cell>
              <table:table-cell office:value-type="float" office:value="2.75904">
                <text:p>2.75904</text:p>
              </table:table-cell>
              <table:table-cell office:value-type="float" office:value="2.8982">
                <text:p>2.8982</text:p>
              </table:table-cell>
              <table:table-cell office:value-type="float" office:value="2.8982">
                <text:p>2.8982</text:p>
              </table:table-cell>
              <table:table-cell office:value-type="float" office:value="2.87349">
                <text:p>2.87349</text:p>
              </table:table-cell>
              <table:table-cell office:value-type="float" office:value="2.8503">
                <text:p>2.8503</text:p>
              </table:table-cell>
              <table:table-cell office:value-type="float" office:value="2.91018">
                <text:p>2.91018</text:p>
              </table:table-cell>
              <table:table-cell office:value-type="float" office:value="2.89157">
                <text:p>2.89157</text:p>
              </table:table-cell>
              <table:table-cell office:value-type="float" office:value="3.06587">
                <text:p>3.06587</text:p>
              </table:table-cell>
              <table:table-cell office:value-type="float" office:value="3.05422">
                <text:p>3.05422</text:p>
              </table:table-cell>
              <table:table-cell office:value-type="float" office:value="3.02994">
                <text:p>3.02994</text:p>
              </table:table-cell>
              <table:table-cell office:value-type="float" office:value="3.11515">
                <text:p>3.11515</text:p>
              </table:table-cell>
              <table:table-cell office:value-type="float" office:value="3.12575">
                <text:p>3.12575</text:p>
              </table:table-cell>
              <table:table-cell office:value-type="float" office:value="3.10909">
                <text:p>3.10909</text:p>
              </table:table-cell>
              <table:table-cell office:value-type="float" office:value="3.12048">
                <text:p>3.12048</text:p>
              </table:table-cell>
              <table:table-cell office:value-type="float" office:value="3.17964">
                <text:p>3.17964</text:p>
              </table:table-cell>
              <table:table-cell office:value-type="float" office:value="3.22755">
                <text:p>3.22755</text:p>
              </table:table-cell>
              <table:table-cell office:value-type="float" office:value="3.32738">
                <text:p>3.32738</text:p>
              </table:table-cell>
              <table:table-cell office:value-type="float" office:value="3.35329">
                <text:p>3.35329</text:p>
              </table:table-cell>
              <table:table-cell office:value-type="float" office:value="3.3494">
                <text:p>3.3494</text:p>
              </table:table-cell>
              <table:table-cell office:value-type="float" office:value="3.36905">
                <text:p>3.36905</text:p>
              </table:table-cell>
              <table:table-cell office:value-type="float" office:value="3.44048">
                <text:p>3.44048</text:p>
              </table:table-cell>
              <table:table-cell office:value-type="float" office:value="3.47853">
                <text:p>3.47853</text:p>
              </table:table-cell>
              <table:table-cell office:value-type="float" office:value="3.47904">
                <text:p>3.47904</text:p>
              </table:table-cell>
              <table:table-cell office:value-type="float" office:value="3.54819">
                <text:p>3.54819</text:p>
              </table:table-cell>
              <table:table-cell office:value-type="float" office:value="3.57738">
                <text:p>3.57738</text:p>
              </table:table-cell>
              <table:table-cell office:value-type="float" office:value="3.61078">
                <text:p>3.61078</text:p>
              </table:table-cell>
              <table:table-cell office:value-type="float" office:value="3.64671">
                <text:p>3.64671</text:p>
              </table:table-cell>
              <table:table-cell office:value-type="float" office:value="3.62722">
                <text:p>3.62722</text:p>
              </table:table-cell>
              <table:table-cell office:value-type="float" office:value="3.71429">
                <text:p>3.71429</text:p>
              </table:table-cell>
              <table:table-cell office:value-type="float" office:value="3.77844">
                <text:p>3.77844</text:p>
              </table:table-cell>
              <table:table-cell office:value-type="float" office:value="3.76331">
                <text:p>3.76331</text:p>
              </table:table-cell>
              <table:table-cell office:value-type="float" office:value="3.84615">
                <text:p>3.84615</text:p>
              </table:table-cell>
              <table:table-cell office:value-type="float" office:value="3.90476">
                <text:p>3.90476</text:p>
              </table:table-cell>
              <table:table-cell office:value-type="float" office:value="3.98204">
                <text:p>3.98204</text:p>
              </table:table-cell>
              <table:table-cell office:value-type="float" office:value="3.94675">
                <text:p>3.94675</text:p>
              </table:table-cell>
              <table:table-cell office:value-type="float" office:value="3.91071">
                <text:p>3.91071</text:p>
              </table:table-cell>
              <table:table-cell office:value-type="float" office:value="3.92216">
                <text:p>3.92216</text:p>
              </table:table-cell>
              <table:table-cell office:value-type="float" office:value="3.99398">
                <text:p>3.99398</text:p>
              </table:table-cell>
              <table:table-cell office:value-type="float" office:value="4">
                <text:p>4</text:p>
              </table:table-cell>
              <table:table-cell office:value-type="float" office:value="3.93293">
                <text:p>3.93293</text:p>
              </table:table-cell>
              <table:table-cell office:value-type="float" office:value="3.97576">
                <text:p>3.97576</text:p>
              </table:table-cell>
              <table:table-cell office:value-type="float" office:value="4">
                <text:p>4</text:p>
              </table:table-cell>
              <table:table-cell office:value-type="float" office:value="4.01198">
                <text:p>4.01198</text:p>
              </table:table-cell>
              <table:table-cell office:value-type="float" office:value="4.06024">
                <text:p>4.06024</text:p>
              </table:table-cell>
              <table:table-cell office:value-type="float" office:value="4.08876">
                <text:p>4.08876</text:p>
              </table:table-cell>
              <table:table-cell office:value-type="float" office:value="4.16071">
                <text:p>4.16071</text:p>
              </table:table-cell>
              <table:table-cell office:value-type="float" office:value="4.16168">
                <text:p>4.16168</text:p>
              </table:table-cell>
              <table:table-cell office:value-type="float" office:value="4.21818">
                <text:p>4.21818</text:p>
              </table:table-cell>
              <table:table-cell office:value-type="float" office:value="4.18675">
                <text:p>4.18675</text:p>
              </table:table-cell>
              <table:table-cell office:value-type="float" office:value="4.18675">
                <text:p>4.18675</text:p>
              </table:table-cell>
              <table:table-cell office:value-type="float" office:value="4.14881">
                <text:p>4.14881</text:p>
              </table:table-cell>
              <table:table-cell office:value-type="float" office:value="4.19048">
                <text:p>4.19048</text:p>
              </table:table-cell>
              <table:table-cell office:value-type="float" office:value="4.17857">
                <text:p>4.17857</text:p>
              </table:table-cell>
              <table:table-cell office:value-type="float" office:value="4.22485">
                <text:p>4.22485</text:p>
              </table:table-cell>
              <table:table-cell office:value-type="float" office:value="4.27711">
                <text:p>4.27711</text:p>
              </table:table-cell>
              <table:table-cell office:value-type="float" office:value="4.28313">
                <text:p>4.28313</text:p>
              </table:table-cell>
              <table:table-cell office:value-type="float" office:value="4.29167">
                <text:p>4.29167</text:p>
              </table:table-cell>
              <table:table-cell office:value-type="float" office:value="4.32927">
                <text:p>4.32927</text:p>
              </table:table-cell>
              <table:table-cell office:value-type="float" office:value="4.2381">
                <text:p>4.2381</text:p>
              </table:table-cell>
              <table:table-cell office:value-type="float" office:value="4.19527">
                <text:p>4.19527</text:p>
              </table:table-cell>
              <table:table-cell office:value-type="float" office:value="4.23669">
                <text:p>4.23669</text:p>
              </table:table-cell>
              <table:table-cell office:value-type="float" office:value="4.30357">
                <text:p>4.30357</text:p>
              </table:table-cell>
              <table:table-cell office:value-type="float" office:value="4.37126">
                <text:p>4.37126</text:p>
              </table:table-cell>
              <table:table-cell office:value-type="float" office:value="4.36145">
                <text:p>4.36145</text:p>
              </table:table-cell>
              <table:table-cell office:value-type="float" office:value="4.30769">
                <text:p>4.30769</text:p>
              </table:table-cell>
              <table:table-cell office:value-type="float" office:value="4.30357">
                <text:p>4.30357</text:p>
              </table:table-cell>
              <table:table-cell office:value-type="float" office:value="4.37278">
                <text:p>4.37278</text:p>
              </table:table-cell>
              <table:table-cell office:value-type="float" office:value="4.43114">
                <text:p>4.43114</text:p>
              </table:table-cell>
              <table:table-cell office:value-type="float" office:value="4.4491">
                <text:p>4.4491</text:p>
              </table:table-cell>
              <table:table-cell office:value-type="float" office:value="4.40964">
                <text:p>4.40964</text:p>
              </table:table-cell>
              <table:table-cell office:value-type="float" office:value="4.46386">
                <text:p>4.46386</text:p>
              </table:table-cell>
              <table:table-cell office:value-type="float" office:value="4.52096">
                <text:p>4.52096</text:p>
              </table:table-cell>
              <table:table-cell office:value-type="float" office:value="4.56024">
                <text:p>4.56024</text:p>
              </table:table-cell>
              <table:table-cell office:value-type="float" office:value="4.60479">
                <text:p>4.60479</text:p>
              </table:table-cell>
              <table:table-cell office:value-type="float" office:value="4.6131">
                <text:p>4.6131</text:p>
              </table:table-cell>
              <table:table-cell office:value-type="float" office:value="4.64881">
                <text:p>4.64881</text:p>
              </table:table-cell>
              <table:table-cell office:value-type="float" office:value="4.69461">
                <text:p>4.69461</text:p>
              </table:table-cell>
              <table:table-cell office:value-type="float" office:value="4.68047">
                <text:p>4.68047</text:p>
              </table:table-cell>
              <table:table-cell office:value-type="float" office:value="4.68862">
                <text:p>4.68862</text:p>
              </table:table-cell>
              <table:table-cell office:value-type="float" office:value="4.67066">
                <text:p>4.67066</text:p>
              </table:table-cell>
              <table:table-cell office:value-type="float" office:value="4.63314">
                <text:p>4.63314</text:p>
              </table:table-cell>
              <table:table-cell office:value-type="float" office:value="4.68862">
                <text:p>4.68862</text:p>
              </table:table-cell>
              <table:table-cell office:value-type="float" office:value="4.80952">
                <text:p>4.80952</text:p>
              </table:table-cell>
              <table:table-cell office:value-type="float" office:value="4.86391">
                <text:p>4.86391</text:p>
              </table:table-cell>
              <table:table-cell office:value-type="float" office:value="4.875">
                <text:p>4.875</text:p>
              </table:table-cell>
              <table:table-cell office:value-type="float" office:value="4.86391">
                <text:p>4.86391</text:p>
              </table:table-cell>
              <table:table-cell office:value-type="float" office:value="4.91617">
                <text:p>4.91617</text:p>
              </table:table-cell>
              <table:table-cell office:value-type="float" office:value="4.95783">
                <text:p>4.95783</text:p>
              </table:table-cell>
              <table:table-cell office:value-type="float" office:value="4.91667">
                <text:p>4.91667</text:p>
              </table:table-cell>
              <table:table-cell office:value-type="float" office:value="4.90533">
                <text:p>4.90533</text:p>
              </table:table-cell>
              <table:table-cell office:value-type="float" office:value="4.89349">
                <text:p>4.89349</text:p>
              </table:table-cell>
              <table:table-cell office:value-type="float" office:value="4.9645">
                <text:p>4.9645</text:p>
              </table:table-cell>
              <table:table-cell office:value-type="float" office:value="4.99408">
                <text:p>4.99408</text:p>
              </table:table-cell>
              <table:table-cell office:value-type="float" office:value="4.9881">
                <text:p>4.9881</text:p>
              </table:table-cell>
              <table:table-cell office:value-type="float" office:value="5.06548">
                <text:p>5.06548</text:p>
              </table:table-cell>
              <table:table-cell office:value-type="float" office:value="5.06548">
                <text:p>5.06548</text:p>
              </table:table-cell>
              <table:table-cell office:value-type="float" office:value="5.09524">
                <text:p>5.09524</text:p>
              </table:table-cell>
              <table:table-cell office:value-type="float" office:value="5.05357">
                <text:p>5.05357</text:p>
              </table:table-cell>
              <table:table-cell office:value-type="float" office:value="5.01198">
                <text:p>5.01198</text:p>
              </table:table-cell>
              <table:table-cell office:value-type="float" office:value="4.95858">
                <text:p>4.95858</text:p>
              </table:table-cell>
              <table:table-cell office:value-type="float" office:value="4.97619">
                <text:p>4.97619</text:p>
              </table:table-cell>
              <table:table-cell office:value-type="float" office:value="5.00592">
                <text:p>5.00592</text:p>
              </table:table-cell>
              <table:table-cell office:value-type="float" office:value="5.05325">
                <text:p>5.05325</text:p>
              </table:table-cell>
              <table:table-cell office:value-type="float" office:value="5.07143">
                <text:p>5.07143</text:p>
              </table:table-cell>
              <table:table-cell office:value-type="float" office:value="5.17964">
                <text:p>5.17964</text:p>
              </table:table-cell>
              <table:table-cell office:value-type="float" office:value="5.22024">
                <text:p>5.22024</text:p>
              </table:table-cell>
              <table:table-cell office:value-type="float" office:value="5.24405">
                <text:p>5.24405</text:p>
              </table:table-cell>
              <table:table-cell office:value-type="float" office:value="5.24405">
                <text:p>5.24405</text:p>
              </table:table-cell>
              <table:table-cell office:value-type="float" office:value="5.28313">
                <text:p>5.28313</text:p>
              </table:table-cell>
              <table:table-cell office:value-type="float" office:value="5.24405">
                <text:p>5.24405</text:p>
              </table:table-cell>
              <table:table-cell office:value-type="float" office:value="5.21302">
                <text:p>5.21302</text:p>
              </table:table-cell>
              <table:table-cell office:value-type="float" office:value="5.24852">
                <text:p>5.24852</text:p>
              </table:table-cell>
              <table:table-cell office:value-type="float" office:value="5.24852">
                <text:p>5.24852</text:p>
              </table:table-cell>
              <table:table-cell office:value-type="float" office:value="5.25595">
                <text:p>5.25595</text:p>
              </table:table-cell>
              <table:table-cell office:value-type="float" office:value="5.26627">
                <text:p>5.26627</text:p>
              </table:table-cell>
              <table:table-cell office:value-type="float" office:value="5.29762">
                <text:p>5.29762</text:p>
              </table:table-cell>
              <table:table-cell office:value-type="float" office:value="5.33728">
                <text:p>5.33728</text:p>
              </table:table-cell>
              <table:table-cell office:value-type="float" office:value="5.3787">
                <text:p>5.3787</text:p>
              </table:table-cell>
              <table:table-cell office:value-type="float" office:value="5.3869">
                <text:p>5.3869</text:p>
              </table:table-cell>
              <table:table-cell office:value-type="float" office:value="5.37278">
                <text:p>5.37278</text:p>
              </table:table-cell>
              <table:table-cell office:value-type="float" office:value="5.40237">
                <text:p>5.40237</text:p>
              </table:table-cell>
              <table:table-cell office:value-type="float" office:value="5.45562">
                <text:p>5.45562</text:p>
              </table:table-cell>
              <table:table-cell office:value-type="float" office:value="5.49112">
                <text:p>5.49112</text:p>
              </table:table-cell>
              <table:table-cell office:value-type="float" office:value="5.47024">
                <text:p>5.47024</text:p>
              </table:table-cell>
              <table:table-cell office:value-type="float" office:value="5.53571">
                <text:p>5.53571</text:p>
              </table:table-cell>
              <table:table-cell office:value-type="float" office:value="5.52976">
                <text:p>5.52976</text:p>
              </table:table-cell>
              <table:table-cell office:value-type="float" office:value="5.43787">
                <text:p>5.43787</text:p>
              </table:table-cell>
              <table:table-cell office:value-type="float" office:value="5.42604">
                <text:p>5.42604</text:p>
              </table:table-cell>
              <table:table-cell office:value-type="float" office:value="5.49112">
                <text:p>5.49112</text:p>
              </table:table-cell>
              <table:table-cell office:value-type="float" office:value="5.52071">
                <text:p>5.52071</text:p>
              </table:table-cell>
              <table:table-cell office:value-type="float" office:value="5.5988">
                <text:p>5.5988</text:p>
              </table:table-cell>
              <table:table-cell office:value-type="float" office:value="5.5988">
                <text:p>5.5988</text:p>
              </table:table-cell>
              <table:table-cell office:value-type="float" office:value="5.58929">
                <text:p>5.58929</text:p>
              </table:table-cell>
              <table:table-cell office:value-type="float" office:value="5.57988">
                <text:p>5.57988</text:p>
              </table:table-cell>
              <table:table-cell office:value-type="float" office:value="5.56886">
                <text:p>5.56886</text:p>
              </table:table-cell>
              <table:table-cell office:value-type="float" office:value="5.62048">
                <text:p>5.62048</text:p>
              </table:table-cell>
              <table:table-cell office:value-type="float" office:value="5.61212">
                <text:p>5.61212</text:p>
              </table:table-cell>
              <table:table-cell office:value-type="float" office:value="5.61078">
                <text:p>5.61078</text:p>
              </table:table-cell>
              <table:table-cell office:value-type="float" office:value="5.70833">
                <text:p>5.70833</text:p>
              </table:table-cell>
              <table:table-cell office:value-type="float" office:value="5.72189">
                <text:p>5.72189</text:p>
              </table:table-cell>
              <table:table-cell office:value-type="float" office:value="5.71006">
                <text:p>5.71006</text:p>
              </table:table-cell>
              <table:table-cell office:value-type="float" office:value="5.68639">
                <text:p>5.68639</text:p>
              </table:table-cell>
              <table:table-cell office:value-type="float" office:value="5.66272">
                <text:p>5.66272</text:p>
              </table:table-cell>
              <table:table-cell office:value-type="float" office:value="5.71429">
                <text:p>5.71429</text:p>
              </table:table-cell>
              <table:table-cell office:value-type="float" office:value="5.7485">
                <text:p>5.7485</text:p>
              </table:table-cell>
              <table:table-cell office:value-type="float" office:value="5.73653">
                <text:p>5.73653</text:p>
              </table:table-cell>
              <table:table-cell office:value-type="float" office:value="5.71257">
                <text:p>5.71257</text:p>
              </table:table-cell>
              <table:table-cell office:value-type="float" office:value="5.72455">
                <text:p>5.72455</text:p>
              </table:table-cell>
              <table:table-cell office:value-type="float" office:value="5.73373">
                <text:p>5.73373</text:p>
              </table:table-cell>
              <table:table-cell office:value-type="float" office:value="5.72189">
                <text:p>5.72189</text:p>
              </table:table-cell>
              <table:table-cell office:value-type="float" office:value="5.75595">
                <text:p>5.75595</text:p>
              </table:table-cell>
              <table:table-cell office:value-type="float" office:value="5.82248">
                <text:p>5.82248</text:p>
              </table:table-cell>
              <table:table-cell office:value-type="float" office:value="5.81657">
                <text:p>5.81657</text:p>
              </table:table-cell>
              <table:table-cell office:value-type="float" office:value="5.76923">
                <text:p>5.76923</text:p>
              </table:table-cell>
              <table:table-cell office:value-type="float" office:value="5.82248">
                <text:p>5.82248</text:p>
              </table:table-cell>
              <table:table-cell office:value-type="float" office:value="5.81548">
                <text:p>5.81548</text:p>
              </table:table-cell>
              <table:table-cell office:value-type="float" office:value="5.73373">
                <text:p>5.73373</text:p>
              </table:table-cell>
              <table:table-cell office:value-type="float" office:value="5.84615">
                <text:p>5.84615</text:p>
              </table:table-cell>
              <table:table-cell office:value-type="float" office:value="5.90419">
                <text:p>5.90419</text:p>
              </table:table-cell>
              <table:table-cell office:value-type="float" office:value="5.91124">
                <text:p>5.91124</text:p>
              </table:table-cell>
              <table:table-cell office:value-type="float" office:value="5.86391">
                <text:p>5.86391</text:p>
              </table:table-cell>
              <table:table-cell office:value-type="float" office:value="5.86905">
                <text:p>5.86905</text:p>
              </table:table-cell>
              <table:table-cell office:value-type="float" office:value="5.79882">
                <text:p>5.79882</text:p>
              </table:table-cell>
              <table:table-cell office:value-type="float" office:value="5.83432">
                <text:p>5.83432</text:p>
              </table:table-cell>
              <table:table-cell office:value-type="float" office:value="5.78698">
                <text:p>5.78698</text:p>
              </table:table-cell>
              <table:table-cell office:value-type="float" office:value="5.79167">
                <text:p>5.79167</text:p>
              </table:table-cell>
              <table:table-cell office:value-type="float" office:value="5.71429">
                <text:p>5.71429</text:p>
              </table:table-cell>
              <table:table-cell office:value-type="float" office:value="5.61538">
                <text:p>5.61538</text:p>
              </table:table-cell>
              <table:table-cell office:value-type="float" office:value="5.59172">
                <text:p>5.59172</text:p>
              </table:table-cell>
              <table:table-cell office:value-type="float" office:value="5.59639">
                <text:p>5.59639</text:p>
              </table:table-cell>
              <table:table-cell office:value-type="float" office:value="5.61677">
                <text:p>5.61677</text:p>
              </table:table-cell>
              <table:table-cell office:value-type="float" office:value="5.61905">
                <text:p>5.61905</text:p>
              </table:table-cell>
              <table:table-cell office:value-type="float" office:value="5.60714">
                <text:p>5.60714</text:p>
              </table:table-cell>
              <table:table-cell office:value-type="float" office:value="5.6213">
                <text:p>5.6213</text:p>
              </table:table-cell>
              <table:table-cell office:value-type="float" office:value="5.66071">
                <text:p>5.66071</text:p>
              </table:table-cell>
              <table:table-cell office:value-type="float" office:value="5.67262">
                <text:p>5.67262</text:p>
              </table:table-cell>
              <table:table-cell office:value-type="float" office:value="5.64671">
                <text:p>5.64671</text:p>
              </table:table-cell>
              <table:table-cell office:value-type="float" office:value="5.68263">
                <text:p>5.68263</text:p>
              </table:table-cell>
              <table:table-cell office:value-type="float" office:value="5.65089">
                <text:p>5.65089</text:p>
              </table:table-cell>
              <table:table-cell office:value-type="float" office:value="5.70482">
                <text:p>5.70482</text:p>
              </table:table-cell>
              <table:table-cell office:value-type="float" office:value="5.69643">
                <text:p>5.69643</text:p>
              </table:table-cell>
              <table:table-cell office:value-type="float" office:value="5.74556">
                <text:p>5.74556</text:p>
              </table:table-cell>
              <table:table-cell office:value-type="float" office:value="5.75">
                <text:p>5.75</text:p>
              </table:table-cell>
              <table:table-cell office:value-type="float" office:value="5.73373">
                <text:p>5.73373</text:p>
              </table:table-cell>
              <table:table-cell office:value-type="float" office:value="5.7485">
                <text:p>5.7485</text:p>
              </table:table-cell>
              <table:table-cell office:value-type="float" office:value="5.64497">
                <text:p>5.64497</text:p>
              </table:table-cell>
              <table:table-cell office:value-type="float" office:value="5.62874">
                <text:p>5.62874</text:p>
              </table:table-cell>
              <table:table-cell office:value-type="float" office:value="5.68639">
                <text:p>5.68639</text:p>
              </table:table-cell>
              <table:table-cell office:value-type="float" office:value="5.7381">
                <text:p>5.7381</text:p>
              </table:table-cell>
              <table:table-cell office:value-type="float" office:value="5.72189">
                <text:p>5.72189</text:p>
              </table:table-cell>
              <table:table-cell office:value-type="float" office:value="5.7619">
                <text:p>5.7619</text:p>
              </table:table-cell>
              <table:table-cell office:value-type="float" office:value="5.75148">
                <text:p>5.75148</text:p>
              </table:table-cell>
              <table:table-cell office:value-type="float" office:value="5.77844">
                <text:p>5.77844</text:p>
              </table:table-cell>
              <table:table-cell office:value-type="float" office:value="5.67857">
                <text:p>5.67857</text:p>
              </table:table-cell>
              <table:table-cell office:value-type="float" office:value="5.70238">
                <text:p>5.70238</text:p>
              </table:table-cell>
              <table:table-cell office:value-type="float" office:value="5.71006">
                <text:p>5.71006</text:p>
              </table:table-cell>
              <table:table-cell office:value-type="float" office:value="5.71598">
                <text:p>5.71598</text:p>
              </table:table-cell>
              <table:table-cell office:value-type="float" office:value="5.74556">
                <text:p>5.74556</text:p>
              </table:table-cell>
              <table:table-cell office:value-type="float" office:value="5.72189">
                <text:p>5.72189</text:p>
              </table:table-cell>
              <table:table-cell office:value-type="float" office:value="5.7619">
                <text:p>5.7619</text:p>
              </table:table-cell>
              <table:table-cell office:value-type="float" office:value="5.73965">
                <text:p>5.73965</text:p>
              </table:table-cell>
              <table:table-cell office:value-type="float" office:value="5.78106">
                <text:p>5.78106</text:p>
              </table:table-cell>
              <table:table-cell office:value-type="float" office:value="5.83333">
                <text:p>5.83333</text:p>
              </table:table-cell>
              <table:table-cell office:value-type="float" office:value="5.91667">
                <text:p>5.91667</text:p>
              </table:table-cell>
              <table:table-cell office:value-type="float" office:value="6.0119">
                <text:p>6.0119</text:p>
              </table:table-cell>
              <table:table-cell office:value-type="float" office:value="6.02976">
                <text:p>6.02976</text:p>
              </table:table-cell>
              <table:table-cell office:value-type="float" office:value="6.04762">
                <text:p>6.04762</text:p>
              </table:table-cell>
              <table:table-cell office:value-type="float" office:value="6.01183">
                <text:p>6.01183</text:p>
              </table:table-cell>
              <table:table-cell office:value-type="float" office:value="5.99408">
                <text:p>5.99408</text:p>
              </table:table-cell>
              <table:table-cell office:value-type="float" office:value="5.98817">
                <text:p>5.98817</text:p>
              </table:table-cell>
              <table:table-cell office:value-type="float" office:value="5.93491">
                <text:p>5.93491</text:p>
              </table:table-cell>
              <table:table-cell office:value-type="float" office:value="5.98204">
                <text:p>5.98204</text:p>
              </table:table-cell>
              <table:table-cell office:value-type="float" office:value="6.06587">
                <text:p>6.06587</text:p>
              </table:table-cell>
              <table:table-cell office:value-type="float" office:value="6.02976">
                <text:p>6.02976</text:p>
              </table:table-cell>
              <table:table-cell office:value-type="float" office:value="6.08929">
                <text:p>6.08929</text:p>
              </table:table-cell>
              <table:table-cell office:value-type="float" office:value="6.09467">
                <text:p>6.09467</text:p>
              </table:table-cell>
              <table:table-cell office:value-type="float" office:value="6.13095">
                <text:p>6.13095</text:p>
              </table:table-cell>
              <table:table-cell office:value-type="float" office:value="6.08333">
                <text:p>6.08333</text:p>
              </table:table-cell>
              <table:table-cell office:value-type="float" office:value="6.05952">
                <text:p>6.05952</text:p>
              </table:table-cell>
              <table:table-cell office:value-type="float" office:value="6.0355">
                <text:p>6.0355</text:p>
              </table:table-cell>
              <table:table-cell office:value-type="float" office:value="5.99408">
                <text:p>5.99408</text:p>
              </table:table-cell>
              <table:table-cell office:value-type="float" office:value="6.0119">
                <text:p>6.0119</text:p>
              </table:table-cell>
              <table:table-cell office:value-type="float" office:value="6.08929">
                <text:p>6.08929</text:p>
              </table:table-cell>
              <table:table-cell office:value-type="float" office:value="6.08284">
                <text:p>6.08284</text:p>
              </table:table-cell>
              <table:table-cell office:value-type="float" office:value="6.07692">
                <text:p>6.07692</text:p>
              </table:table-cell>
              <table:table-cell office:value-type="float" office:value="6.17365">
                <text:p>6.17365</text:p>
              </table:table-cell>
              <table:table-cell office:value-type="float" office:value="6.21302">
                <text:p>6.21302</text:p>
              </table:table-cell>
              <table:table-cell office:value-type="float" office:value="6.27381">
                <text:p>6.27381</text:p>
              </table:table-cell>
              <table:table-cell office:value-type="float" office:value="6.28743">
                <text:p>6.28743</text:p>
              </table:table-cell>
              <table:table-cell office:value-type="float" office:value="6.25595">
                <text:p>6.25595</text:p>
              </table:table-cell>
              <table:table-cell office:value-type="float" office:value="6.31928">
                <text:p>6.31928</text:p>
              </table:table-cell>
              <table:table-cell office:value-type="float" office:value="6.28144">
                <text:p>6.28144</text:p>
              </table:table-cell>
              <table:table-cell office:value-type="float" office:value="6.21302">
                <text:p>6.21302</text:p>
              </table:table-cell>
              <table:table-cell office:value-type="float" office:value="6.24096">
                <text:p>6.24096</text:p>
              </table:table-cell>
              <table:table-cell office:value-type="float" office:value="6.19643">
                <text:p>6.19643</text:p>
              </table:table-cell>
              <table:table-cell office:value-type="float" office:value="6.16766">
                <text:p>6.16766</text:p>
              </table:table-cell>
              <table:table-cell office:value-type="float" office:value="6.16667">
                <text:p>6.16667</text:p>
              </table:table-cell>
              <table:table-cell office:value-type="float" office:value="6.14793">
                <text:p>6.14793</text:p>
              </table:table-cell>
              <table:table-cell office:value-type="float" office:value="6.17262">
                <text:p>6.17262</text:p>
              </table:table-cell>
              <table:table-cell office:value-type="float" office:value="6.20118">
                <text:p>6.20118</text:p>
              </table:table-cell>
              <table:table-cell office:value-type="float" office:value="6.20238">
                <text:p>6.20238</text:p>
              </table:table-cell>
              <table:table-cell office:value-type="float" office:value="6.16568">
                <text:p>6.16568</text:p>
              </table:table-cell>
              <table:table-cell office:value-type="float" office:value="6.18343">
                <text:p>6.18343</text:p>
              </table:table-cell>
              <table:table-cell office:value-type="float" office:value="6.19643">
                <text:p>6.19643</text:p>
              </table:table-cell>
              <table:table-cell office:value-type="float" office:value="6.2071">
                <text:p>6.2071</text:p>
              </table:table-cell>
              <table:table-cell office:value-type="float" office:value="6.22024">
                <text:p>6.22024</text:p>
              </table:table-cell>
              <table:table-cell office:value-type="float" office:value="6.25">
                <text:p>6.25</text:p>
              </table:table-cell>
              <table:table-cell office:value-type="float" office:value="6.2426">
                <text:p>6.2426</text:p>
              </table:table-cell>
              <table:table-cell office:value-type="float" office:value="6.29586">
                <text:p>6.29586</text:p>
              </table:table-cell>
              <table:table-cell office:value-type="float" office:value="6.34132">
                <text:p>6.34132</text:p>
              </table:table-cell>
              <table:table-cell office:value-type="float" office:value="6.33929">
                <text:p>6.33929</text:p>
              </table:table-cell>
              <table:table-cell office:value-type="float" office:value="6.34524">
                <text:p>6.34524</text:p>
              </table:table-cell>
              <table:table-cell office:value-type="float" office:value="6.40476">
                <text:p>6.40476</text:p>
              </table:table-cell>
              <table:table-cell office:value-type="float" office:value="6.35503">
                <text:p>6.35503</text:p>
              </table:table-cell>
              <table:table-cell office:value-type="float" office:value="6.39645">
                <text:p>6.39645</text:p>
              </table:table-cell>
              <table:table-cell office:value-type="float" office:value="6.42604">
                <text:p>6.42604</text:p>
              </table:table-cell>
              <table:table-cell office:value-type="float" office:value="6.39286">
                <text:p>6.39286</text:p>
              </table:table-cell>
              <table:table-cell office:value-type="float" office:value="6.3432">
                <text:p>6.3432</text:p>
              </table:table-cell>
              <table:table-cell office:value-type="float" office:value="6.32738">
                <text:p>6.32738</text:p>
              </table:table-cell>
              <table:table-cell office:value-type="float" office:value="6.33133">
                <text:p>6.33133</text:p>
              </table:table-cell>
              <table:table-cell office:value-type="float" office:value="6.2515">
                <text:p>6.2515</text:p>
              </table:table-cell>
              <table:table-cell office:value-type="float" office:value="6.22485">
                <text:p>6.22485</text:p>
              </table:table-cell>
              <table:table-cell office:value-type="float" office:value="6.26347">
                <text:p>6.26347</text:p>
              </table:table-cell>
              <table:table-cell office:value-type="float" office:value="6.23494">
                <text:p>6.23494</text:p>
              </table:table-cell>
              <table:table-cell office:value-type="float" office:value="6.2619">
                <text:p>6.2619</text:p>
              </table:table-cell>
              <table:table-cell office:value-type="float" office:value="6.27976">
                <text:p>6.27976</text:p>
              </table:table-cell>
              <table:table-cell office:value-type="float" office:value="6.28571">
                <text:p>6.28571</text:p>
              </table:table-cell>
              <table:table-cell office:value-type="float" office:value="6.31361">
                <text:p>6.31361</text:p>
              </table:table-cell>
              <table:table-cell office:value-type="float" office:value="6.35928">
                <text:p>6.35928</text:p>
              </table:table-cell>
              <table:table-cell office:value-type="float" office:value="6.4491">
                <text:p>6.4491</text:p>
              </table:table-cell>
              <table:table-cell office:value-type="float" office:value="6.41916">
                <text:p>6.41916</text:p>
              </table:table-cell>
              <table:table-cell office:value-type="float" office:value="6.39881">
                <text:p>6.39881</text:p>
              </table:table-cell>
              <table:table-cell office:value-type="float" office:value="6.39881">
                <text:p>6.39881</text:p>
              </table:table-cell>
              <table:table-cell office:value-type="float" office:value="6.30952">
                <text:p>6.30952</text:p>
              </table:table-cell>
              <table:table-cell office:value-type="float" office:value="6.31361">
                <text:p>6.31361</text:p>
              </table:table-cell>
              <table:table-cell office:value-type="float" office:value="6.3869">
                <text:p>6.3869</text:p>
              </table:table-cell>
              <table:table-cell office:value-type="float" office:value="6.38922">
                <text:p>6.38922</text:p>
              </table:table-cell>
              <table:table-cell office:value-type="float" office:value="6.43636">
                <text:p>6.43636</text:p>
              </table:table-cell>
              <table:table-cell office:value-type="float" office:value="6.41667">
                <text:p>6.41667</text:p>
              </table:table-cell>
              <table:table-cell office:value-type="float" office:value="6.46707">
                <text:p>6.46707</text:p>
              </table:table-cell>
              <table:table-cell office:value-type="float" office:value="6.46429">
                <text:p>6.46429</text:p>
              </table:table-cell>
              <table:table-cell office:value-type="float" office:value="6.46154">
                <text:p>6.46154</text:p>
              </table:table-cell>
              <table:table-cell office:value-type="float" office:value="6.44379">
                <text:p>6.44379</text:p>
              </table:table-cell>
              <table:table-cell office:value-type="float" office:value="6.4142">
                <text:p>6.4142</text:p>
              </table:table-cell>
              <table:table-cell office:value-type="float" office:value="6.40828">
                <text:p>6.40828</text:p>
              </table:table-cell>
              <table:table-cell office:value-type="float" office:value="6.40964">
                <text:p>6.40964</text:p>
              </table:table-cell>
              <table:table-cell office:value-type="float" office:value="6.39053">
                <text:p>6.39053</text:p>
              </table:table-cell>
              <table:table-cell office:value-type="float" office:value="6.40828">
                <text:p>6.40828</text:p>
              </table:table-cell>
              <table:table-cell office:value-type="float" office:value="6.42604">
                <text:p>6.42604</text:p>
              </table:table-cell>
              <table:table-cell office:value-type="float" office:value="6.4497">
                <text:p>6.4497</text:p>
              </table:table-cell>
              <table:table-cell office:value-type="float" office:value="6.49697">
                <text:p>6.49697</text:p>
              </table:table-cell>
              <table:table-cell office:value-type="float" office:value="6.5509">
                <text:p>6.5509</text:p>
              </table:table-cell>
              <table:table-cell office:value-type="float" office:value="6.42262">
                <text:p>6.42262</text:p>
              </table:table-cell>
              <table:table-cell office:value-type="float" office:value="6.41667">
                <text:p>6.41667</text:p>
              </table:table-cell>
              <table:table-cell office:value-type="float" office:value="6.41071">
                <text:p>6.41071</text:p>
              </table:table-cell>
              <table:table-cell office:value-type="float" office:value="6.40828">
                <text:p>6.40828</text:p>
              </table:table-cell>
              <table:table-cell office:value-type="float" office:value="6.38462">
                <text:p>6.38462</text:p>
              </table:table-cell>
              <table:table-cell office:value-type="float" office:value="6.45833">
                <text:p>6.45833</text:p>
              </table:table-cell>
              <table:table-cell office:value-type="float" office:value="6.42604">
                <text:p>6.42604</text:p>
              </table:table-cell>
              <table:table-cell office:value-type="float" office:value="6.48521">
                <text:p>6.48521</text:p>
              </table:table-cell>
              <table:table-cell office:value-type="float" office:value="6.55952">
                <text:p>6.55952</text:p>
              </table:table-cell>
              <table:table-cell office:value-type="float" office:value="6.56805">
                <text:p>6.56805</text:p>
              </table:table-cell>
              <table:table-cell office:value-type="float" office:value="6.57738">
                <text:p>6.57738</text:p>
              </table:table-cell>
              <table:table-cell office:value-type="float" office:value="6.59763">
                <text:p>6.59763</text:p>
              </table:table-cell>
              <table:table-cell office:value-type="float" office:value="6.65269">
                <text:p>6.65269</text:p>
              </table:table-cell>
              <table:table-cell office:value-type="float" office:value="6.72455">
                <text:p>6.72455</text:p>
              </table:table-cell>
              <table:table-cell office:value-type="float" office:value="6.68639">
                <text:p>6.68639</text:p>
              </table:table-cell>
              <table:table-cell office:value-type="float" office:value="6.68452">
                <text:p>6.68452</text:p>
              </table:table-cell>
              <table:table-cell office:value-type="float" office:value="6.68452">
                <text:p>6.68452</text:p>
              </table:table-cell>
              <table:table-cell office:value-type="float" office:value="6.76331">
                <text:p>6.76331</text:p>
              </table:table-cell>
              <table:table-cell office:value-type="float" office:value="6.76923">
                <text:p>6.76923</text:p>
              </table:table-cell>
              <table:table-cell office:value-type="float" office:value="6.82143">
                <text:p>6.82143</text:p>
              </table:table-cell>
              <table:table-cell office:value-type="float" office:value="6.85207">
                <text:p>6.85207</text:p>
              </table:table-cell>
              <table:table-cell office:value-type="float" office:value="6.89286">
                <text:p>6.89286</text:p>
              </table:table-cell>
              <table:table-cell office:value-type="float" office:value="6.85207">
                <text:p>6.85207</text:p>
              </table:table-cell>
              <table:table-cell office:value-type="float" office:value="6.90476">
                <text:p>6.90476</text:p>
              </table:table-cell>
              <table:table-cell office:value-type="float" office:value="6.93491">
                <text:p>6.93491</text:p>
              </table:table-cell>
              <table:table-cell office:value-type="float" office:value="6.93491">
                <text:p>6.93491</text:p>
              </table:table-cell>
              <table:table-cell office:value-type="float" office:value="6.89881">
                <text:p>6.89881</text:p>
              </table:table-cell>
              <table:table-cell office:value-type="float" office:value="6.88166">
                <text:p>6.88166</text:p>
              </table:table-cell>
              <table:table-cell office:value-type="float" office:value="6.83432">
                <text:p>6.83432</text:p>
              </table:table-cell>
              <table:table-cell office:value-type="float" office:value="6.86982">
                <text:p>6.86982</text:p>
              </table:table-cell>
              <table:table-cell office:value-type="float" office:value="6.92857">
                <text:p>6.92857</text:p>
              </table:table-cell>
              <table:table-cell office:value-type="float" office:value="6.94675">
                <text:p>6.94675</text:p>
              </table:table-cell>
              <table:table-cell office:value-type="float" office:value="6.97633">
                <text:p>6.97633</text:p>
              </table:table-cell>
              <table:table-cell office:value-type="float" office:value="6.98817">
                <text:p>6.98817</text:p>
              </table:table-cell>
              <table:table-cell office:value-type="float" office:value="6.98817">
                <text:p>6.98817</text:p>
              </table:table-cell>
              <table:table-cell office:value-type="float" office:value="6.94083">
                <text:p>6.94083</text:p>
              </table:table-cell>
              <table:table-cell office:value-type="float" office:value="6.95858">
                <text:p>6.95858</text:p>
              </table:table-cell>
              <table:table-cell office:value-type="float" office:value="7.02976">
                <text:p>7.02976</text:p>
              </table:table-cell>
              <table:table-cell office:value-type="float" office:value="7.09467">
                <text:p>7.09467</text:p>
              </table:table-cell>
              <table:table-cell office:value-type="float" office:value="7.11243">
                <text:p>7.11243</text:p>
              </table:table-cell>
              <table:table-cell office:value-type="float" office:value="7.13095">
                <text:p>7.13095</text:p>
              </table:table-cell>
              <table:table-cell office:value-type="float" office:value="7.13095">
                <text:p>7.13095</text:p>
              </table:table-cell>
              <table:table-cell office:value-type="float" office:value="7.13609">
                <text:p>7.13609</text:p>
              </table:table-cell>
              <table:table-cell office:value-type="float" office:value="7.13095">
                <text:p>7.13095</text:p>
              </table:table-cell>
              <table:table-cell office:value-type="float" office:value="7.15976">
                <text:p>7.15976</text:p>
              </table:table-cell>
              <table:table-cell office:value-type="float" office:value="7.20118">
                <text:p>7.20118</text:p>
              </table:table-cell>
              <table:table-cell office:value-type="float" office:value="7.19527">
                <text:p>7.19527</text:p>
              </table:table-cell>
              <table:table-cell office:value-type="float" office:value="7.14881">
                <text:p>7.14881</text:p>
              </table:table-cell>
              <table:table-cell office:value-type="float" office:value="7.21894">
                <text:p>7.21894</text:p>
              </table:table-cell>
              <table:table-cell office:value-type="float" office:value="7.2381">
                <text:p>7.2381</text:p>
              </table:table-cell>
              <table:table-cell office:value-type="float" office:value="7.2515">
                <text:p>7.2515</text:p>
              </table:table-cell>
              <table:table-cell office:value-type="float" office:value="7.27976">
                <text:p>7.27976</text:p>
              </table:table-cell>
              <table:table-cell office:value-type="float" office:value="7.24852">
                <text:p>7.24852</text:p>
              </table:table-cell>
              <table:table-cell office:value-type="float" office:value="7.19643">
                <text:p>7.19643</text:p>
              </table:table-cell>
              <table:table-cell office:value-type="float" office:value="7.15476">
                <text:p>7.15476</text:p>
              </table:table-cell>
              <table:table-cell office:value-type="float" office:value="7.14371">
                <text:p>7.14371</text:p>
              </table:table-cell>
              <table:table-cell office:value-type="float" office:value="7.10714">
                <text:p>7.10714</text:p>
              </table:table-cell>
              <table:table-cell office:value-type="float" office:value="7.15385">
                <text:p>7.15385</text:p>
              </table:table-cell>
              <table:table-cell office:value-type="float" office:value="7.20833">
                <text:p>7.20833</text:p>
              </table:table-cell>
              <table:table-cell office:value-type="float" office:value="7.16667">
                <text:p>7.16667</text:p>
              </table:table-cell>
              <table:table-cell office:value-type="float" office:value="7.19643">
                <text:p>7.19643</text:p>
              </table:table-cell>
              <table:table-cell office:value-type="float" office:value="7.17752">
                <text:p>7.17752</text:p>
              </table:table-cell>
              <table:table-cell office:value-type="float" office:value="7.2071">
                <text:p>7.2071</text:p>
              </table:table-cell>
              <table:table-cell office:value-type="float" office:value="7.2381">
                <text:p>7.2381</text:p>
              </table:table-cell>
              <table:table-cell office:value-type="float" office:value="7.31361">
                <text:p>7.31361</text:p>
              </table:table-cell>
              <table:table-cell office:value-type="float" office:value="7.30769">
                <text:p>7.30769</text:p>
              </table:table-cell>
              <table:table-cell office:value-type="float" office:value="7.30769">
                <text:p>7.30769</text:p>
              </table:table-cell>
              <table:table-cell office:value-type="float" office:value="7.31361">
                <text:p>7.31361</text:p>
              </table:table-cell>
              <table:table-cell office:value-type="float" office:value="7.28994">
                <text:p>7.28994</text:p>
              </table:table-cell>
              <table:table-cell office:value-type="float" office:value="7.33728">
                <text:p>7.33728</text:p>
              </table:table-cell>
              <table:table-cell office:value-type="float" office:value="7.30769">
                <text:p>7.30769</text:p>
              </table:table-cell>
              <table:table-cell office:value-type="float" office:value="7.29762">
                <text:p>7.29762</text:p>
              </table:table-cell>
              <table:table-cell office:value-type="float" office:value="7.32544">
                <text:p>7.32544</text:p>
              </table:table-cell>
              <table:table-cell office:value-type="float" office:value="7.33333">
                <text:p>7.33333</text:p>
              </table:table-cell>
              <table:table-cell office:value-type="float" office:value="7.31953">
                <text:p>7.31953</text:p>
              </table:table-cell>
              <table:table-cell office:value-type="float" office:value="7.33728">
                <text:p>7.33728</text:p>
              </table:table-cell>
              <table:table-cell office:value-type="float" office:value="7.31953">
                <text:p>7.31953</text:p>
              </table:table-cell>
              <table:table-cell office:value-type="float" office:value="7.35714">
                <text:p>7.35714</text:p>
              </table:table-cell>
              <table:table-cell office:value-type="float" office:value="7.34911">
                <text:p>7.34911</text:p>
              </table:table-cell>
              <table:table-cell office:value-type="float" office:value="7.43195">
                <text:p>7.43195</text:p>
              </table:table-cell>
              <table:table-cell office:value-type="float" office:value="7.39881">
                <text:p>7.39881</text:p>
              </table:table-cell>
              <table:table-cell office:value-type="float" office:value="7.43452">
                <text:p>7.43452</text:p>
              </table:table-cell>
              <table:table-cell office:value-type="float" office:value="7.45509">
                <text:p>7.45509</text:p>
              </table:table-cell>
              <table:table-cell office:value-type="float" office:value="7.42604">
                <text:p>7.42604</text:p>
              </table:table-cell>
              <table:table-cell office:value-type="float" office:value="7.42604">
                <text:p>7.42604</text:p>
              </table:table-cell>
              <table:table-cell office:value-type="float" office:value="7.4142">
                <text:p>7.4142</text:p>
              </table:table-cell>
              <table:table-cell office:value-type="float" office:value="7.43713">
                <text:p>7.43713</text:p>
              </table:table-cell>
              <table:table-cell office:value-type="float" office:value="7.4881">
                <text:p>7.4881</text:p>
              </table:table-cell>
              <table:table-cell office:value-type="float" office:value="7.47904">
                <text:p>7.47904</text:p>
              </table:table-cell>
              <table:table-cell office:value-type="float" office:value="7.47024">
                <text:p>7.47024</text:p>
              </table:table-cell>
              <table:table-cell office:value-type="float" office:value="7.44643">
                <text:p>7.44643</text:p>
              </table:table-cell>
              <table:table-cell office:value-type="float" office:value="7.38462">
                <text:p>7.38462</text:p>
              </table:table-cell>
              <table:table-cell office:value-type="float" office:value="7.40237">
                <text:p>7.40237</text:p>
              </table:table-cell>
              <table:table-cell office:value-type="float" office:value="7.46154">
                <text:p>7.46154</text:p>
              </table:table-cell>
              <table:table-cell office:value-type="float" office:value="7.44311">
                <text:p>7.44311</text:p>
              </table:table-cell>
              <table:table-cell office:value-type="float" office:value="7.45238">
                <text:p>7.45238</text:p>
              </table:table-cell>
              <table:table-cell office:value-type="float" office:value="7.51786">
                <text:p>7.51786</text:p>
              </table:table-cell>
              <table:table-cell office:value-type="float" office:value="7.52381">
                <text:p>7.52381</text:p>
              </table:table-cell>
              <table:table-cell office:value-type="float" office:value="7.60714">
                <text:p>7.60714</text:p>
              </table:table-cell>
              <table:table-cell office:value-type="float" office:value="7.61538">
                <text:p>7.61538</text:p>
              </table:table-cell>
              <table:table-cell office:value-type="float" office:value="7.58929">
                <text:p>7.58929</text:p>
              </table:table-cell>
              <table:table-cell office:value-type="float" office:value="7.56805">
                <text:p>7.56805</text:p>
              </table:table-cell>
              <table:table-cell office:value-type="float" office:value="7.54438">
                <text:p>7.54438</text:p>
              </table:table-cell>
              <table:table-cell office:value-type="float" office:value="7.54438">
                <text:p>7.54438</text:p>
              </table:table-cell>
              <table:table-cell office:value-type="float" office:value="7.56805">
                <text:p>7.56805</text:p>
              </table:table-cell>
              <table:table-cell office:value-type="float" office:value="7.60714">
                <text:p>7.60714</text:p>
              </table:table-cell>
              <table:table-cell office:value-type="float" office:value="7.60119">
                <text:p>7.60119</text:p>
              </table:table-cell>
              <table:table-cell office:value-type="float" office:value="7.60119">
                <text:p>7.60119</text:p>
              </table:table-cell>
              <table:table-cell office:value-type="float" office:value="7.62722">
                <text:p>7.62722</text:p>
              </table:table-cell>
              <table:table-cell office:value-type="float" office:value="7.60355">
                <text:p>7.60355</text:p>
              </table:table-cell>
              <table:table-cell office:value-type="float" office:value="7.62722">
                <text:p>7.62722</text:p>
              </table:table-cell>
              <table:table-cell office:value-type="float" office:value="7.64497">
                <text:p>7.64497</text:p>
              </table:table-cell>
              <table:table-cell office:value-type="float" office:value="7.71856">
                <text:p>7.71856</text:p>
              </table:table-cell>
              <table:table-cell office:value-type="float" office:value="7.68047">
                <text:p>7.68047</text:p>
              </table:table-cell>
              <table:table-cell office:value-type="float" office:value="7.67456">
                <text:p>7.67456</text:p>
              </table:table-cell>
              <table:table-cell office:value-type="float" office:value="7.71006">
                <text:p>7.71006</text:p>
              </table:table-cell>
              <table:table-cell office:value-type="float" office:value="7.7619">
                <text:p>7.7619</text:p>
              </table:table-cell>
              <table:table-cell office:value-type="float" office:value="7.73214">
                <text:p>7.73214</text:p>
              </table:table-cell>
              <table:table-cell office:value-type="float" office:value="7.7006">
                <text:p>7.7006</text:p>
              </table:table-cell>
              <table:table-cell office:value-type="float" office:value="7.71856">
                <text:p>7.71856</text:p>
              </table:table-cell>
              <table:table-cell office:value-type="float" office:value="7.73373">
                <text:p>7.73373</text:p>
              </table:table-cell>
              <table:table-cell office:value-type="float" office:value="7.7574">
                <text:p>7.7574</text:p>
              </table:table-cell>
              <table:table-cell office:value-type="float" office:value="7.82036">
                <text:p>7.82036</text:p>
              </table:table-cell>
              <table:table-cell office:value-type="float" office:value="7.82635">
                <text:p>7.82635</text:p>
              </table:table-cell>
              <table:table-cell office:value-type="float" office:value="7.85119">
                <text:p>7.85119</text:p>
              </table:table-cell>
              <table:table-cell office:value-type="float" office:value="7.88757">
                <text:p>7.88757</text:p>
              </table:table-cell>
              <table:table-cell office:value-type="float" office:value="7.89941">
                <text:p>7.89941</text:p>
              </table:table-cell>
              <table:table-cell office:value-type="float" office:value="7.91716">
                <text:p>7.91716</text:p>
              </table:table-cell>
              <table:table-cell office:value-type="float" office:value="7.93491">
                <text:p>7.93491</text:p>
              </table:table-cell>
              <table:table-cell office:value-type="float" office:value="7.95833">
                <text:p>7.95833</text:p>
              </table:table-cell>
              <table:table-cell office:value-type="float" office:value="7.92899">
                <text:p>7.92899</text:p>
              </table:table-cell>
              <table:table-cell office:value-type="float" office:value="7.90476">
                <text:p>7.90476</text:p>
              </table:table-cell>
              <table:table-cell office:value-type="float" office:value="7.88166">
                <text:p>7.88166</text:p>
              </table:table-cell>
              <table:table-cell office:value-type="float" office:value="7.90533">
                <text:p>7.90533</text:p>
              </table:table-cell>
              <table:table-cell office:value-type="float" office:value="7.92899">
                <text:p>7.92899</text:p>
              </table:table-cell>
              <table:table-cell office:value-type="float" office:value="7.93491">
                <text:p>7.93491</text:p>
              </table:table-cell>
              <table:table-cell office:value-type="float" office:value="7.97024">
                <text:p>7.97024</text:p>
              </table:table-cell>
              <table:table-cell office:value-type="float" office:value="7.9645">
                <text:p>7.9645</text:p>
              </table:table-cell>
              <table:table-cell office:value-type="float" office:value="7.97633">
                <text:p>7.97633</text:p>
              </table:table-cell>
              <table:table-cell office:value-type="float" office:value="7.9645">
                <text:p>7.9645</text:p>
              </table:table-cell>
              <table:table-cell office:value-type="float" office:value="7.97633">
                <text:p>7.97633</text:p>
              </table:table-cell>
              <table:table-cell office:value-type="float" office:value="8.0119">
                <text:p>8.0119</text:p>
              </table:table-cell>
              <table:table-cell office:value-type="float" office:value="8.03571">
                <text:p>8.03571</text:p>
              </table:table-cell>
              <table:table-cell office:value-type="float" office:value="8.08876">
                <text:p>8.08876</text:p>
              </table:table-cell>
              <table:table-cell office:value-type="float" office:value="8.09467">
                <text:p>8.09467</text:p>
              </table:table-cell>
              <table:table-cell office:value-type="float" office:value="8.09467">
                <text:p>8.09467</text:p>
              </table:table-cell>
              <table:table-cell office:value-type="float" office:value="8.11243">
                <text:p>8.11243</text:p>
              </table:table-cell>
              <table:table-cell office:value-type="float" office:value="8.11834">
                <text:p>8.11834</text:p>
              </table:table-cell>
              <table:table-cell office:value-type="float" office:value="8.14201">
                <text:p>8.14201</text:p>
              </table:table-cell>
              <table:table-cell office:value-type="float" office:value="8.15976">
                <text:p>8.15976</text:p>
              </table:table-cell>
              <table:table-cell office:value-type="float" office:value="8.17752">
                <text:p>8.17752</text:p>
              </table:table-cell>
              <table:table-cell office:value-type="float" office:value="8.18935">
                <text:p>8.18935</text:p>
              </table:table-cell>
              <table:table-cell office:value-type="float" office:value="8.03571">
                <text:p>8.03571</text:p>
              </table:table-cell>
              <table:table-cell office:value-type="float" office:value="8.03012">
                <text:p>8.03012</text:p>
              </table:table-cell>
              <table:table-cell office:value-type="float" office:value="8.00602">
                <text:p>8.00602</text:p>
              </table:table-cell>
              <table:table-cell office:value-type="float" office:value="7.98182">
                <text:p>7.98182</text:p>
              </table:table-cell>
              <table:table-cell office:value-type="float" office:value="7.98214">
                <text:p>7.98214</text:p>
              </table:table-cell>
              <table:table-cell office:value-type="float" office:value="8.01183">
                <text:p>8.01183</text:p>
              </table:table-cell>
              <table:table-cell office:value-type="float" office:value="8.02959">
                <text:p>8.02959</text:p>
              </table:table-cell>
              <table:table-cell office:value-type="float" office:value="8.05325">
                <text:p>8.05325</text:p>
              </table:table-cell>
              <table:table-cell office:value-type="float" office:value="8.05325">
                <text:p>8.05325</text:p>
              </table:table-cell>
              <table:table-cell office:value-type="float" office:value="8.11243">
                <text:p>8.11243</text:p>
              </table:table-cell>
              <table:table-cell office:value-type="float" office:value="8.11834">
                <text:p>8.11834</text:p>
              </table:table-cell>
              <table:table-cell office:value-type="float" office:value="8.13018">
                <text:p>8.13018</text:p>
              </table:table-cell>
              <table:table-cell office:value-type="float" office:value="8.15385">
                <text:p>8.15385</text:p>
              </table:table-cell>
              <table:table-cell office:value-type="float" office:value="8.1369">
                <text:p>8.1369</text:p>
              </table:table-cell>
              <table:table-cell office:value-type="float" office:value="8.19277">
                <text:p>8.19277</text:p>
              </table:table-cell>
              <table:table-cell office:value-type="float" office:value="8.17857">
                <text:p>8.17857</text:p>
              </table:table-cell>
              <table:table-cell office:value-type="float" office:value="8.1018">
                <text:p>8.1018</text:p>
              </table:table-cell>
              <table:table-cell office:value-type="float" office:value="8.10119">
                <text:p>8.10119</text:p>
              </table:table-cell>
              <table:table-cell office:value-type="float" office:value="8.06509">
                <text:p>8.06509</text:p>
              </table:table-cell>
              <table:table-cell office:value-type="float" office:value="8.07692">
                <text:p>8.07692</text:p>
              </table:table-cell>
              <table:table-cell office:value-type="float" office:value="8.02959">
                <text:p>8.02959</text:p>
              </table:table-cell>
              <table:table-cell office:value-type="float" office:value="7.9881">
                <text:p>7.9881</text:p>
              </table:table-cell>
              <table:table-cell office:value-type="float" office:value="8">
                <text:p>8</text:p>
              </table:table-cell>
              <table:table-cell office:value-type="float" office:value="8.13939">
                <text:p>8.13939</text:p>
              </table:table-cell>
              <table:table-cell office:value-type="float" office:value="8.09581">
                <text:p>8.09581</text:p>
              </table:table-cell>
              <table:table-cell office:value-type="float" office:value="8.02367">
                <text:p>8.02367</text:p>
              </table:table-cell>
              <table:table-cell office:value-type="float" office:value="8.07101">
                <text:p>8.07101</text:p>
              </table:table-cell>
              <table:table-cell office:value-type="float" office:value="8.10119">
                <text:p>8.10119</text:p>
              </table:table-cell>
              <table:table-cell office:value-type="float" office:value="8.08876">
                <text:p>8.08876</text:p>
              </table:table-cell>
              <table:table-cell office:value-type="float" office:value="8.14881">
                <text:p>8.14881</text:p>
              </table:table-cell>
              <table:table-cell office:value-type="float" office:value="8.13095">
                <text:p>8.13095</text:p>
              </table:table-cell>
              <table:table-cell office:value-type="float" office:value="8.17262">
                <text:p>8.17262</text:p>
              </table:table-cell>
              <table:table-cell office:value-type="float" office:value="8.17752">
                <text:p>8.17752</text:p>
              </table:table-cell>
              <table:table-cell office:value-type="float" office:value="8.16071">
                <text:p>8.16071</text:p>
              </table:table-cell>
              <table:table-cell office:value-type="float" office:value="8.1716">
                <text:p>8.1716</text:p>
              </table:table-cell>
              <table:table-cell office:value-type="float" office:value="8.14793">
                <text:p>8.14793</text:p>
              </table:table-cell>
              <table:table-cell office:value-type="float" office:value="8.15385">
                <text:p>8.15385</text:p>
              </table:table-cell>
              <table:table-cell office:value-type="float" office:value="8.1716">
                <text:p>8.1716</text:p>
              </table:table-cell>
              <table:table-cell office:value-type="float" office:value="8.24852">
                <text:p>8.24852</text:p>
              </table:table-cell>
              <table:table-cell office:value-type="float" office:value="8.2619">
                <text:p>8.2619</text:p>
              </table:table-cell>
              <table:table-cell office:value-type="float" office:value="8.25301">
                <text:p>8.25301</text:p>
              </table:table-cell>
              <table:table-cell office:value-type="float" office:value="8.24405">
                <text:p>8.24405</text:p>
              </table:table-cell>
              <table:table-cell office:value-type="float" office:value="8.29762">
                <text:p>8.29762</text:p>
              </table:table-cell>
              <table:table-cell office:value-type="float" office:value="8.33929">
                <text:p>8.33929</text:p>
              </table:table-cell>
              <table:table-cell office:value-type="float" office:value="8.31361">
                <text:p>8.31361</text:p>
              </table:table-cell>
              <table:table-cell office:value-type="float" office:value="8.31361">
                <text:p>8.31361</text:p>
              </table:table-cell>
              <table:table-cell office:value-type="float" office:value="8.34524">
                <text:p>8.34524</text:p>
              </table:table-cell>
              <table:table-cell office:value-type="float" office:value="8.34911">
                <text:p>8.34911</text:p>
              </table:table-cell>
              <table:table-cell office:value-type="float" office:value="8.3787">
                <text:p>8.3787</text:p>
              </table:table-cell>
              <table:table-cell office:value-type="float" office:value="8.39053">
                <text:p>8.39053</text:p>
              </table:table-cell>
              <table:table-cell office:value-type="float" office:value="8.35503">
                <text:p>8.35503</text:p>
              </table:table-cell>
              <table:table-cell office:value-type="float" office:value="8.35503">
                <text:p>8.35503</text:p>
              </table:table-cell>
              <table:table-cell office:value-type="float" office:value="8.34911">
                <text:p>8.34911</text:p>
              </table:table-cell>
              <table:table-cell office:value-type="float" office:value="8.42857">
                <text:p>8.42857</text:p>
              </table:table-cell>
              <table:table-cell office:value-type="float" office:value="8.44311">
                <text:p>8.44311</text:p>
              </table:table-cell>
              <table:table-cell office:value-type="float" office:value="8.42012">
                <text:p>8.42012</text:p>
              </table:table-cell>
              <table:table-cell office:value-type="float" office:value="8.35503">
                <text:p>8.35503</text:p>
              </table:table-cell>
              <table:table-cell office:value-type="float" office:value="8.36095">
                <text:p>8.36095</text:p>
              </table:table-cell>
              <table:table-cell office:value-type="float" office:value="8.42857">
                <text:p>8.42857</text:p>
              </table:table-cell>
              <table:table-cell office:value-type="float" office:value="8.40828">
                <text:p>8.40828</text:p>
              </table:table-cell>
              <table:table-cell office:value-type="float" office:value="8.39053">
                <text:p>8.39053</text:p>
              </table:table-cell>
              <table:table-cell office:value-type="float" office:value="8.34524">
                <text:p>8.34524</text:p>
              </table:table-cell>
              <table:table-cell office:value-type="float" office:value="8.40237">
                <text:p>8.40237</text:p>
              </table:table-cell>
              <table:table-cell office:value-type="float" office:value="8.40719">
                <text:p>8.40719</text:p>
              </table:table-cell>
              <table:table-cell office:value-type="float" office:value="8.30769">
                <text:p>8.30769</text:p>
              </table:table-cell>
              <table:table-cell office:value-type="float" office:value="8.31953">
                <text:p>8.31953</text:p>
              </table:table-cell>
              <table:table-cell office:value-type="float" office:value="8.38095">
                <text:p>8.38095</text:p>
              </table:table-cell>
              <table:table-cell office:value-type="float" office:value="8.31361">
                <text:p>8.31361</text:p>
              </table:table-cell>
              <table:table-cell office:value-type="float" office:value="8.27381">
                <text:p>8.27381</text:p>
              </table:table-cell>
              <table:table-cell office:value-type="float" office:value="8.24405">
                <text:p>8.24405</text:p>
              </table:table-cell>
              <table:table-cell office:value-type="float" office:value="8.27381">
                <text:p>8.27381</text:p>
              </table:table-cell>
              <table:table-cell office:value-type="float" office:value="8.23077">
                <text:p>8.23077</text:p>
              </table:table-cell>
              <table:table-cell office:value-type="float" office:value="8.19643">
                <text:p>8.19643</text:p>
              </table:table-cell>
              <table:table-cell office:value-type="float" office:value="8.18935">
                <text:p>8.18935</text:p>
              </table:table-cell>
              <table:table-cell office:value-type="float" office:value="8.2071">
                <text:p>8.2071</text:p>
              </table:table-cell>
              <table:table-cell office:value-type="float" office:value="8.22485">
                <text:p>8.22485</text:p>
              </table:table-cell>
              <table:table-cell office:value-type="float" office:value="8.21894">
                <text:p>8.21894</text:p>
              </table:table-cell>
              <table:table-cell office:value-type="float" office:value="8.27219">
                <text:p>8.27219</text:p>
              </table:table-cell>
              <table:table-cell office:value-type="float" office:value="8.28994">
                <text:p>8.28994</text:p>
              </table:table-cell>
              <table:table-cell office:value-type="float" office:value="8.27219">
                <text:p>8.27219</text:p>
              </table:table-cell>
              <table:table-cell office:value-type="float" office:value="8.33136">
                <text:p>8.33136</text:p>
              </table:table-cell>
              <table:table-cell office:value-type="float" office:value="8.33728">
                <text:p>8.33728</text:p>
              </table:table-cell>
              <table:table-cell office:value-type="float" office:value="8.33136">
                <text:p>8.33136</text:p>
              </table:table-cell>
              <table:table-cell office:value-type="float" office:value="8.3869">
                <text:p>8.3869</text:p>
              </table:table-cell>
              <table:table-cell office:value-type="float" office:value="8.375">
                <text:p>8.375</text:p>
              </table:table-cell>
              <table:table-cell office:value-type="float" office:value="8.44048">
                <text:p>8.44048</text:p>
              </table:table-cell>
              <table:table-cell office:value-type="float" office:value="8.39881">
                <text:p>8.39881</text:p>
              </table:table-cell>
              <table:table-cell office:value-type="float" office:value="8.44379">
                <text:p>8.44379</text:p>
              </table:table-cell>
              <table:table-cell office:value-type="float" office:value="8.44379">
                <text:p>8.44379</text:p>
              </table:table-cell>
              <table:table-cell office:value-type="float" office:value="8.49112">
                <text:p>8.49112</text:p>
              </table:table-cell>
              <table:table-cell office:value-type="float" office:value="8.51497">
                <text:p>8.51497</text:p>
              </table:table-cell>
              <table:table-cell office:value-type="float" office:value="8.47619">
                <text:p>8.47619</text:p>
              </table:table-cell>
              <table:table-cell office:value-type="float" office:value="8.4881">
                <text:p>8.4881</text:p>
              </table:table-cell>
              <table:table-cell office:value-type="float" office:value="8.45833">
                <text:p>8.45833</text:p>
              </table:table-cell>
              <table:table-cell office:value-type="float" office:value="8.47024">
                <text:p>8.47024</text:p>
              </table:table-cell>
              <table:table-cell office:value-type="float" office:value="8.41667">
                <text:p>8.41667</text:p>
              </table:table-cell>
              <table:table-cell office:value-type="float" office:value="8.41071">
                <text:p>8.41071</text:p>
              </table:table-cell>
              <table:table-cell office:value-type="float" office:value="8.31138">
                <text:p>8.31138</text:p>
              </table:table-cell>
              <table:table-cell office:value-type="float" office:value="8.26627">
                <text:p>8.26627</text:p>
              </table:table-cell>
              <table:table-cell office:value-type="float" office:value="8.32738">
                <text:p>8.32738</text:p>
              </table:table-cell>
              <table:table-cell office:value-type="float" office:value="8.30177">
                <text:p>8.30177</text:p>
              </table:table-cell>
              <table:table-cell office:value-type="float" office:value="8.41566">
                <text:p>8.41566</text:p>
              </table:table-cell>
              <table:table-cell office:value-type="float" office:value="8.40237">
                <text:p>8.40237</text:p>
              </table:table-cell>
              <table:table-cell office:value-type="float" office:value="8.45562">
                <text:p>8.45562</text:p>
              </table:table-cell>
              <table:table-cell office:value-type="float" office:value="8.53012">
                <text:p>8.53012</text:p>
              </table:table-cell>
              <table:table-cell office:value-type="float" office:value="8.52381">
                <text:p>8.52381</text:p>
              </table:table-cell>
              <table:table-cell office:value-type="float" office:value="8.55952">
                <text:p>8.55952</text:p>
              </table:table-cell>
              <table:table-cell office:value-type="float" office:value="8.5">
                <text:p>8.5</text:p>
              </table:table-cell>
              <table:table-cell office:value-type="float" office:value="8.48521">
                <text:p>8.48521</text:p>
              </table:table-cell>
              <table:table-cell office:value-type="float" office:value="8.45562">
                <text:p>8.45562</text:p>
              </table:table-cell>
              <table:table-cell office:value-type="float" office:value="8.45833">
                <text:p>8.45833</text:p>
              </table:table-cell>
              <table:table-cell office:value-type="float" office:value="8.40828">
                <text:p>8.40828</text:p>
              </table:table-cell>
              <table:table-cell office:value-type="float" office:value="8.4142">
                <text:p>8.4142</text:p>
              </table:table-cell>
              <table:table-cell office:value-type="float" office:value="8.44643">
                <text:p>8.44643</text:p>
              </table:table-cell>
              <table:table-cell office:value-type="float" office:value="8.45833">
                <text:p>8.45833</text:p>
              </table:table-cell>
              <table:table-cell office:value-type="float" office:value="8.44379">
                <text:p>8.44379</text:p>
              </table:table-cell>
              <table:table-cell office:value-type="float" office:value="8.4142">
                <text:p>8.4142</text:p>
              </table:table-cell>
              <table:table-cell office:value-type="float" office:value="8.42604">
                <text:p>8.42604</text:p>
              </table:table-cell>
              <table:table-cell office:value-type="float" office:value="8.40237">
                <text:p>8.40237</text:p>
              </table:table-cell>
              <table:table-cell office:value-type="float" office:value="8.44379">
                <text:p>8.44379</text:p>
              </table:table-cell>
              <table:table-cell office:value-type="float" office:value="8.43787">
                <text:p>8.43787</text:p>
              </table:table-cell>
              <table:table-cell office:value-type="float" office:value="8.42012">
                <text:p>8.42012</text:p>
              </table:table-cell>
              <table:table-cell office:value-type="float" office:value="8.51786">
                <text:p>8.51786</text:p>
              </table:table-cell>
              <table:table-cell office:value-type="float" office:value="8.53254">
                <text:p>8.53254</text:p>
              </table:table-cell>
              <table:table-cell office:value-type="float" office:value="8.49704">
                <text:p>8.49704</text:p>
              </table:table-cell>
              <table:table-cell office:value-type="float" office:value="8.51479">
                <text:p>8.51479</text:p>
              </table:table-cell>
              <table:table-cell office:value-type="float" office:value="8.50595">
                <text:p>8.50595</text:p>
              </table:table-cell>
              <table:table-cell office:value-type="float" office:value="8.57988">
                <text:p>8.57988</text:p>
              </table:table-cell>
              <table:table-cell office:value-type="float" office:value="8.6213">
                <text:p>8.6213</text:p>
              </table:table-cell>
              <table:table-cell office:value-type="float" office:value="8.60947">
                <text:p>8.60947</text:p>
              </table:table-cell>
              <table:table-cell office:value-type="float" office:value="8.63314">
                <text:p>8.63314</text:p>
              </table:table-cell>
              <table:table-cell office:value-type="float" office:value="8.65476">
                <text:p>8.65476</text:p>
              </table:table-cell>
              <table:table-cell office:value-type="float" office:value="8.6131">
                <text:p>8.6131</text:p>
              </table:table-cell>
              <table:table-cell office:value-type="float" office:value="8.53846">
                <text:p>8.53846</text:p>
              </table:table-cell>
              <table:table-cell office:value-type="float" office:value="8.51479">
                <text:p>8.51479</text:p>
              </table:table-cell>
              <table:table-cell office:value-type="float" office:value="8.54491">
                <text:p>8.54491</text:p>
              </table:table-cell>
              <table:table-cell office:value-type="float" office:value="8.50888">
                <text:p>8.50888</text:p>
              </table:table-cell>
              <table:table-cell office:value-type="float" office:value="8.47929">
                <text:p>8.47929</text:p>
              </table:table-cell>
              <table:table-cell office:value-type="float" office:value="8.45833">
                <text:p>8.45833</text:p>
              </table:table-cell>
              <table:table-cell office:value-type="float" office:value="8.4497">
                <text:p>8.4497</text:p>
              </table:table-cell>
              <table:table-cell office:value-type="float" office:value="8.48214">
                <text:p>8.48214</text:p>
              </table:table-cell>
              <table:table-cell office:value-type="float" office:value="8.5">
                <text:p>8.5</text:p>
              </table:table-cell>
              <table:table-cell office:value-type="float" office:value="8.48521">
                <text:p>8.48521</text:p>
              </table:table-cell>
              <table:table-cell office:value-type="float" office:value="8.47024">
                <text:p>8.47024</text:p>
              </table:table-cell>
              <table:table-cell office:value-type="float" office:value="8.46429">
                <text:p>8.46429</text:p>
              </table:table-cell>
              <table:table-cell office:value-type="float" office:value="8.45509">
                <text:p>8.45509</text:p>
              </table:table-cell>
              <table:table-cell office:value-type="float" office:value="8.4881">
                <text:p>8.4881</text:p>
              </table:table-cell>
              <table:table-cell office:value-type="float" office:value="8.53846">
                <text:p>8.53846</text:p>
              </table:table-cell>
              <table:table-cell office:value-type="float" office:value="8.56213">
                <text:p>8.56213</text:p>
              </table:table-cell>
              <table:table-cell office:value-type="float" office:value="8.52663">
                <text:p>8.52663</text:p>
              </table:table-cell>
              <table:table-cell office:value-type="float" office:value="8.57396">
                <text:p>8.57396</text:p>
              </table:table-cell>
              <table:table-cell office:value-type="float" office:value="8.59763">
                <text:p>8.59763</text:p>
              </table:table-cell>
              <table:table-cell office:value-type="float" office:value="8.60947">
                <text:p>8.60947</text:p>
              </table:table-cell>
              <table:table-cell office:value-type="float" office:value="8.59524">
                <text:p>8.59524</text:p>
              </table:table-cell>
              <table:table-cell office:value-type="float" office:value="8.57143">
                <text:p>8.57143</text:p>
              </table:table-cell>
              <table:table-cell office:value-type="float" office:value="8.64458">
                <text:p>8.64458</text:p>
              </table:table-cell>
              <table:table-cell office:value-type="float" office:value="8.63855">
                <text:p>8.63855</text:p>
              </table:table-cell>
              <table:table-cell office:value-type="float" office:value="8.70833">
                <text:p>8.70833</text:p>
              </table:table-cell>
              <table:table-cell office:value-type="float" office:value="8.68452">
                <text:p>8.68452</text:p>
              </table:table-cell>
              <table:table-cell office:value-type="float" office:value="8.64671">
                <text:p>8.64671</text:p>
              </table:table-cell>
              <table:table-cell office:value-type="float" office:value="8.64881">
                <text:p>8.64881</text:p>
              </table:table-cell>
              <table:table-cell office:value-type="float" office:value="8.72189">
                <text:p>8.72189</text:p>
              </table:table-cell>
              <table:table-cell office:value-type="float" office:value="8.72619">
                <text:p>8.72619</text:p>
              </table:table-cell>
              <table:table-cell office:value-type="float" office:value="8.6369">
                <text:p>8.6369</text:p>
              </table:table-cell>
              <table:table-cell office:value-type="float" office:value="8.47929">
                <text:p>8.47929</text:p>
              </table:table-cell>
              <table:table-cell office:value-type="float" office:value="8.46746">
                <text:p>8.46746</text:p>
              </table:table-cell>
              <table:table-cell office:value-type="float" office:value="8.42604">
                <text:p>8.42604</text:p>
              </table:table-cell>
              <table:table-cell office:value-type="float" office:value="8.43195">
                <text:p>8.43195</text:p>
              </table:table-cell>
              <table:table-cell office:value-type="float" office:value="8.3787">
                <text:p>8.3787</text:p>
              </table:table-cell>
              <table:table-cell office:value-type="float" office:value="8.43452">
                <text:p>8.43452</text:p>
              </table:table-cell>
              <table:table-cell office:value-type="float" office:value="8.5">
                <text:p>8.5</text:p>
              </table:table-cell>
              <table:table-cell office:value-type="float" office:value="8.52071">
                <text:p>8.52071</text:p>
              </table:table-cell>
              <table:table-cell office:value-type="float" office:value="8.48214">
                <text:p>8.48214</text:p>
              </table:table-cell>
              <table:table-cell office:value-type="float" office:value="8.48521">
                <text:p>8.48521</text:p>
              </table:table-cell>
              <table:table-cell office:value-type="float" office:value="8.50888">
                <text:p>8.50888</text:p>
              </table:table-cell>
              <table:table-cell office:value-type="float" office:value="8.54762">
                <text:p>8.54762</text:p>
              </table:table-cell>
              <table:table-cell office:value-type="float" office:value="8.54167">
                <text:p>8.54167</text:p>
              </table:table-cell>
              <table:table-cell office:value-type="float" office:value="8.52663">
                <text:p>8.52663</text:p>
              </table:table-cell>
              <table:table-cell office:value-type="float" office:value="8.55621">
                <text:p>8.55621</text:p>
              </table:table-cell>
              <table:table-cell office:value-type="float" office:value="8.59172">
                <text:p>8.59172</text:p>
              </table:table-cell>
              <table:table-cell office:value-type="float" office:value="8.6369">
                <text:p>8.6369</text:p>
              </table:table-cell>
              <table:table-cell office:value-type="float" office:value="8.65089">
                <text:p>8.65089</text:p>
              </table:table-cell>
              <table:table-cell office:value-type="float" office:value="8.63905">
                <text:p>8.63905</text:p>
              </table:table-cell>
              <table:table-cell office:value-type="float" office:value="8.65681">
                <text:p>8.65681</text:p>
              </table:table-cell>
              <table:table-cell office:value-type="float" office:value="8.70238">
                <text:p>8.70238</text:p>
              </table:table-cell>
              <table:table-cell office:value-type="float" office:value="8.79641">
                <text:p>8.79641</text:p>
              </table:table-cell>
              <table:table-cell office:value-type="float" office:value="8.73054">
                <text:p>8.73054</text:p>
              </table:table-cell>
              <table:table-cell office:value-type="float" office:value="8.7006">
                <text:p>8.7006</text:p>
              </table:table-cell>
              <table:table-cell office:value-type="float" office:value="8.68047">
                <text:p>8.68047</text:p>
              </table:table-cell>
              <table:table-cell office:value-type="float" office:value="8.74556">
                <text:p>8.74556</text:p>
              </table:table-cell>
              <table:table-cell office:value-type="float" office:value="8.75148">
                <text:p>8.75148</text:p>
              </table:table-cell>
              <table:table-cell office:value-type="float" office:value="8.7574">
                <text:p>8.7574</text:p>
              </table:table-cell>
              <table:table-cell office:value-type="float" office:value="8.72781">
                <text:p>8.72781</text:p>
              </table:table-cell>
              <table:table-cell office:value-type="float" office:value="8.7574">
                <text:p>8.7574</text:p>
              </table:table-cell>
              <table:table-cell office:value-type="float" office:value="8.78698">
                <text:p>8.78698</text:p>
              </table:table-cell>
              <table:table-cell office:value-type="float" office:value="8.82248">
                <text:p>8.82248</text:p>
              </table:table-cell>
              <table:table-cell office:value-type="float" office:value="8.81065">
                <text:p>8.81065</text:p>
              </table:table-cell>
              <table:table-cell office:value-type="float" office:value="8.83929">
                <text:p>8.83929</text:p>
              </table:table-cell>
              <table:table-cell office:value-type="float" office:value="8.85714">
                <text:p>8.85714</text:p>
              </table:table-cell>
              <table:table-cell office:value-type="float" office:value="8.88623">
                <text:p>8.88623</text:p>
              </table:table-cell>
              <table:table-cell office:value-type="float" office:value="8.87574">
                <text:p>8.87574</text:p>
              </table:table-cell>
              <table:table-cell office:value-type="float" office:value="8.82738">
                <text:p>8.82738</text:p>
              </table:table-cell>
              <table:table-cell office:value-type="float" office:value="8.79882">
                <text:p>8.79882</text:p>
              </table:table-cell>
              <table:table-cell office:value-type="float" office:value="8.79167">
                <text:p>8.79167</text:p>
              </table:table-cell>
              <table:table-cell office:value-type="float" office:value="8.77515">
                <text:p>8.77515</text:p>
              </table:table-cell>
              <table:table-cell office:value-type="float" office:value="8.7574">
                <text:p>8.7574</text:p>
              </table:table-cell>
              <table:table-cell office:value-type="float" office:value="8.7381">
                <text:p>8.7381</text:p>
              </table:table-cell>
              <table:table-cell office:value-type="float" office:value="8.80239">
                <text:p>8.80239</text:p>
              </table:table-cell>
              <table:table-cell office:value-type="float" office:value="8.8503">
                <text:p>8.8503</text:p>
              </table:table-cell>
              <table:table-cell office:value-type="float" office:value="8.83735">
                <text:p>8.83735</text:p>
              </table:table-cell>
              <table:table-cell office:value-type="float" office:value="8.92262">
                <text:p>8.92262</text:p>
              </table:table-cell>
              <table:table-cell office:value-type="float" office:value="8.90533">
                <text:p>8.90533</text:p>
              </table:table-cell>
              <table:table-cell office:value-type="float" office:value="9.00599">
                <text:p>9.00599</text:p>
              </table:table-cell>
              <table:table-cell office:value-type="float" office:value="9.07229">
                <text:p>9.07229</text:p>
              </table:table-cell>
              <table:table-cell office:value-type="float" office:value="8.94643">
                <text:p>8.94643</text:p>
              </table:table-cell>
              <table:table-cell office:value-type="float" office:value="8.95266">
                <text:p>8.95266</text:p>
              </table:table-cell>
              <table:table-cell office:value-type="float" office:value="8.92308">
                <text:p>8.92308</text:p>
              </table:table-cell>
              <table:table-cell office:value-type="float" office:value="8.92308">
                <text:p>8.92308</text:p>
              </table:table-cell>
              <table:table-cell office:value-type="float" office:value="8.94083">
                <text:p>8.94083</text:p>
              </table:table-cell>
              <table:table-cell office:value-type="float" office:value="8.97024">
                <text:p>8.97024</text:p>
              </table:table-cell>
              <table:table-cell office:value-type="float" office:value="8.98214">
                <text:p>8.98214</text:p>
              </table:table-cell>
              <table:table-cell office:value-type="float" office:value="9.05952">
                <text:p>9.05952</text:p>
              </table:table-cell>
              <table:table-cell office:value-type="float" office:value="9.07692">
                <text:p>9.07692</text:p>
              </table:table-cell>
              <table:table-cell office:value-type="float" office:value="9.08929">
                <text:p>9.08929</text:p>
              </table:table-cell>
              <table:table-cell office:value-type="float" office:value="9.07692">
                <text:p>9.07692</text:p>
              </table:table-cell>
              <table:table-cell office:value-type="float" office:value="9.10119">
                <text:p>9.10119</text:p>
              </table:table-cell>
              <table:table-cell office:value-type="float" office:value="9.1131">
                <text:p>9.1131</text:p>
              </table:table-cell>
              <table:table-cell office:value-type="float" office:value="9.08929">
                <text:p>9.08929</text:p>
              </table:table-cell>
              <table:table-cell office:value-type="float" office:value="9.10778">
                <text:p>9.10778</text:p>
              </table:table-cell>
              <table:table-cell office:value-type="float" office:value="9.05952">
                <text:p>9.05952</text:p>
              </table:table-cell>
              <table:table-cell office:value-type="float" office:value="9.13095">
                <text:p>9.13095</text:p>
              </table:table-cell>
              <table:table-cell office:value-type="float" office:value="9.1361">
                <text:p>9.1361</text:p>
              </table:table-cell>
              <table:table-cell office:value-type="float" office:value="9.13095">
                <text:p>9.13095</text:p>
              </table:table-cell>
              <table:table-cell office:value-type="float" office:value="9.22024">
                <text:p>9.22024</text:p>
              </table:table-cell>
              <table:table-cell office:value-type="float" office:value="9.20238">
                <text:p>9.20238</text:p>
              </table:table-cell>
              <table:table-cell office:value-type="float" office:value="9.19527">
                <text:p>9.19527</text:p>
              </table:table-cell>
              <table:table-cell office:value-type="float" office:value="9.20238">
                <text:p>9.20238</text:p>
              </table:table-cell>
              <table:table-cell office:value-type="float" office:value="9.16071">
                <text:p>9.16071</text:p>
              </table:table-cell>
              <table:table-cell office:value-type="float" office:value="9.15976">
                <text:p>9.15976</text:p>
              </table:table-cell>
              <table:table-cell office:value-type="float" office:value="9.15976">
                <text:p>9.15976</text:p>
              </table:table-cell>
              <table:table-cell office:value-type="float" office:value="9.1361">
                <text:p>9.1361</text:p>
              </table:table-cell>
              <table:table-cell office:value-type="float" office:value="9.10778">
                <text:p>9.10778</text:p>
              </table:table-cell>
              <table:table-cell office:value-type="float" office:value="9.07101">
                <text:p>9.07101</text:p>
              </table:table-cell>
              <table:table-cell office:value-type="float" office:value="9.07101">
                <text:p>9.07101</text:p>
              </table:table-cell>
              <table:table-cell office:value-type="float" office:value="9.04762">
                <text:p>9.04762</text:p>
              </table:table-cell>
              <table:table-cell office:value-type="float" office:value="9.04167">
                <text:p>9.04167</text:p>
              </table:table-cell>
              <table:table-cell office:value-type="float" office:value="8.98817">
                <text:p>8.98817</text:p>
              </table:table-cell>
              <table:table-cell office:value-type="float" office:value="8.98225">
                <text:p>8.98225</text:p>
              </table:table-cell>
              <table:table-cell office:value-type="float" office:value="9.03571">
                <text:p>9.03571</text:p>
              </table:table-cell>
              <table:table-cell office:value-type="float" office:value="9.01775">
                <text:p>9.01775</text:p>
              </table:table-cell>
              <table:table-cell office:value-type="float" office:value="9">
                <text:p>9</text:p>
              </table:table-cell>
              <table:table-cell office:value-type="float" office:value="8.99408">
                <text:p>8.99408</text:p>
              </table:table-cell>
              <table:table-cell office:value-type="float" office:value="8.98225">
                <text:p>8.98225</text:p>
              </table:table-cell>
              <table:table-cell office:value-type="float" office:value="8.90361">
                <text:p>8.90361</text:p>
              </table:table-cell>
              <table:table-cell office:value-type="float" office:value="8.82248">
                <text:p>8.82248</text:p>
              </table:table-cell>
              <table:table-cell office:value-type="float" office:value="8.89881">
                <text:p>8.89881</text:p>
              </table:table-cell>
              <table:table-cell office:value-type="float" office:value="9">
                <text:p>9</text:p>
              </table:table-cell>
              <table:table-cell office:value-type="float" office:value="8.9881">
                <text:p>8.9881</text:p>
              </table:table-cell>
              <table:table-cell office:value-type="float" office:value="8.97041">
                <text:p>8.97041</text:p>
              </table:table-cell>
              <table:table-cell office:value-type="float" office:value="8.97619">
                <text:p>8.97619</text:p>
              </table:table-cell>
              <table:table-cell office:value-type="float" office:value="8.97633">
                <text:p>8.97633</text:p>
              </table:table-cell>
              <table:table-cell office:value-type="float" office:value="8.98817">
                <text:p>8.98817</text:p>
              </table:table-cell>
              <table:table-cell office:value-type="float" office:value="8.98225">
                <text:p>8.98225</text:p>
              </table:table-cell>
              <table:table-cell office:value-type="float" office:value="9.05917">
                <text:p>9.05917</text:p>
              </table:table-cell>
              <table:table-cell office:value-type="float" office:value="9.10059">
                <text:p>9.10059</text:p>
              </table:table-cell>
              <table:table-cell office:value-type="float" office:value="9.06587">
                <text:p>9.06587</text:p>
              </table:table-cell>
              <table:table-cell office:value-type="float" office:value="9.00595">
                <text:p>9.00595</text:p>
              </table:table-cell>
              <table:table-cell office:value-type="float" office:value="8.98214">
                <text:p>8.98214</text:p>
              </table:table-cell>
              <table:table-cell office:value-type="float" office:value="8.97041">
                <text:p>8.97041</text:p>
              </table:table-cell>
              <table:table-cell office:value-type="float" office:value="8.96429">
                <text:p>8.96429</text:p>
              </table:table-cell>
              <table:table-cell office:value-type="float" office:value="8.90476">
                <text:p>8.90476</text:p>
              </table:table-cell>
              <table:table-cell office:value-type="float" office:value="8.87574">
                <text:p>8.87574</text:p>
              </table:table-cell>
              <table:table-cell office:value-type="float" office:value="8.95238">
                <text:p>8.95238</text:p>
              </table:table-cell>
              <table:table-cell office:value-type="float" office:value="9.01786">
                <text:p>9.01786</text:p>
              </table:table-cell>
              <table:table-cell office:value-type="float" office:value="8.9881">
                <text:p>8.9881</text:p>
              </table:table-cell>
              <table:table-cell office:value-type="float" office:value="8.97024">
                <text:p>8.97024</text:p>
              </table:table-cell>
              <table:table-cell office:value-type="float" office:value="9">
                <text:p>9</text:p>
              </table:table-cell>
              <table:table-cell office:value-type="float" office:value="9.01183">
                <text:p>9.01183</text:p>
              </table:table-cell>
              <table:table-cell office:value-type="float" office:value="9.02959">
                <text:p>9.02959</text:p>
              </table:table-cell>
              <table:table-cell office:value-type="float" office:value="9.04734">
                <text:p>9.04734</text:p>
              </table:table-cell>
              <table:table-cell office:value-type="float" office:value="9.08876">
                <text:p>9.08876</text:p>
              </table:table-cell>
              <table:table-cell office:value-type="float" office:value="9.16568">
                <text:p>9.16568</text:p>
              </table:table-cell>
              <table:table-cell office:value-type="float" office:value="9.12426">
                <text:p>9.12426</text:p>
              </table:table-cell>
              <table:table-cell office:value-type="float" office:value="9.14793">
                <text:p>9.14793</text:p>
              </table:table-cell>
              <table:table-cell office:value-type="float" office:value="9.13018">
                <text:p>9.13018</text:p>
              </table:table-cell>
              <table:table-cell office:value-type="float" office:value="9.125">
                <text:p>9.125</text:p>
              </table:table-cell>
              <table:table-cell office:value-type="float" office:value="9.1361">
                <text:p>9.1361</text:p>
              </table:table-cell>
              <table:table-cell office:value-type="float" office:value="9.17262">
                <text:p>9.17262</text:p>
              </table:table-cell>
              <table:table-cell office:value-type="float" office:value="9.16071">
                <text:p>9.16071</text:p>
              </table:table-cell>
              <table:table-cell office:value-type="float" office:value="9.17752">
                <text:p>9.17752</text:p>
              </table:table-cell>
              <table:table-cell office:value-type="float" office:value="9.17262">
                <text:p>9.17262</text:p>
              </table:table-cell>
              <table:table-cell office:value-type="float" office:value="9.1716">
                <text:p>9.1716</text:p>
              </table:table-cell>
              <table:table-cell office:value-type="float" office:value="9.15976">
                <text:p>9.15976</text:p>
              </table:table-cell>
              <table:table-cell office:value-type="float" office:value="9.15385">
                <text:p>9.15385</text:p>
              </table:table-cell>
              <table:table-cell office:value-type="float" office:value="9.1716">
                <text:p>9.1716</text:p>
              </table:table-cell>
              <table:table-cell office:value-type="float" office:value="9.19643">
                <text:p>9.19643</text:p>
              </table:table-cell>
              <table:table-cell office:value-type="float" office:value="9.22619">
                <text:p>9.22619</text:p>
              </table:table-cell>
              <table:table-cell office:value-type="float" office:value="9.2071">
                <text:p>9.2071</text:p>
              </table:table-cell>
              <table:table-cell office:value-type="float" office:value="9.2071">
                <text:p>9.2071</text:p>
              </table:table-cell>
              <table:table-cell office:value-type="float" office:value="9.21302">
                <text:p>9.21302</text:p>
              </table:table-cell>
              <table:table-cell office:value-type="float" office:value="9.18935">
                <text:p>9.18935</text:p>
              </table:table-cell>
              <table:table-cell office:value-type="float" office:value="9.19527">
                <text:p>9.19527</text:p>
              </table:table-cell>
              <table:table-cell office:value-type="float" office:value="9.19527">
                <text:p>9.19527</text:p>
              </table:table-cell>
              <table:table-cell office:value-type="float" office:value="9.23077">
                <text:p>9.23077</text:p>
              </table:table-cell>
              <table:table-cell office:value-type="float" office:value="9.18343">
                <text:p>9.18343</text:p>
              </table:table-cell>
              <table:table-cell office:value-type="float" office:value="9.16568">
                <text:p>9.16568</text:p>
              </table:table-cell>
              <table:table-cell office:value-type="float" office:value="9.15976">
                <text:p>9.15976</text:p>
              </table:table-cell>
              <table:table-cell office:value-type="float" office:value="9.21894">
                <text:p>9.21894</text:p>
              </table:table-cell>
              <table:table-cell office:value-type="float" office:value="9.18935">
                <text:p>9.18935</text:p>
              </table:table-cell>
              <table:table-cell office:value-type="float" office:value="9.18935">
                <text:p>9.18935</text:p>
              </table:table-cell>
              <table:table-cell office:value-type="float" office:value="9.21894">
                <text:p>9.21894</text:p>
              </table:table-cell>
              <table:table-cell office:value-type="float" office:value="9.23669">
                <text:p>9.23669</text:p>
              </table:table-cell>
              <table:table-cell office:value-type="float" office:value="9.20118">
                <text:p>9.20118</text:p>
              </table:table-cell>
              <table:table-cell office:value-type="float" office:value="9.23669">
                <text:p>9.23669</text:p>
              </table:table-cell>
              <table:table-cell office:value-type="float" office:value="9.28994">
                <text:p>9.28994</text:p>
              </table:table-cell>
              <table:table-cell office:value-type="float" office:value="9.26035">
                <text:p>9.26035</text:p>
              </table:table-cell>
              <table:table-cell office:value-type="float" office:value="9.30769">
                <text:p>9.30769</text:p>
              </table:table-cell>
              <table:table-cell office:value-type="float" office:value="9.32544">
                <text:p>9.32544</text:p>
              </table:table-cell>
              <table:table-cell office:value-type="float" office:value="9.34911">
                <text:p>9.34911</text:p>
              </table:table-cell>
              <table:table-cell office:value-type="float" office:value="9.31361">
                <text:p>9.31361</text:p>
              </table:table-cell>
              <table:table-cell office:value-type="float" office:value="9.30769">
                <text:p>9.30769</text:p>
              </table:table-cell>
              <table:table-cell office:value-type="float" office:value="9.33728">
                <text:p>9.33728</text:p>
              </table:table-cell>
              <table:table-cell office:value-type="float" office:value="9.31361">
                <text:p>9.31361</text:p>
              </table:table-cell>
              <table:table-cell office:value-type="float" office:value="9.29167">
                <text:p>9.29167</text:p>
              </table:table-cell>
              <table:table-cell office:value-type="float" office:value="9.28571">
                <text:p>9.28571</text:p>
              </table:table-cell>
              <table:table-cell office:value-type="float" office:value="9.28402">
                <text:p>9.28402</text:p>
              </table:table-cell>
              <table:table-cell office:value-type="float" office:value="9.27219">
                <text:p>9.27219</text:p>
              </table:table-cell>
              <table:table-cell office:value-type="float" office:value="9.21894">
                <text:p>9.21894</text:p>
              </table:table-cell>
              <table:table-cell office:value-type="float" office:value="9.32738">
                <text:p>9.32738</text:p>
              </table:table-cell>
              <table:table-cell office:value-type="float" office:value="9.33136">
                <text:p>9.33136</text:p>
              </table:table-cell>
              <table:table-cell office:value-type="float" office:value="9.32544">
                <text:p>9.32544</text:p>
              </table:table-cell>
              <table:table-cell office:value-type="float" office:value="9.29586">
                <text:p>9.29586</text:p>
              </table:table-cell>
              <table:table-cell office:value-type="float" office:value="9.30769">
                <text:p>9.30769</text:p>
              </table:table-cell>
              <table:table-cell office:value-type="float" office:value="9.31361">
                <text:p>9.31361</text:p>
              </table:table-cell>
              <table:table-cell office:value-type="float" office:value="9.31953">
                <text:p>9.31953</text:p>
              </table:table-cell>
              <table:table-cell office:value-type="float" office:value="9.29586">
                <text:p>9.29586</text:p>
              </table:table-cell>
              <table:table-cell office:value-type="float" office:value="9.31361">
                <text:p>9.31361</text:p>
              </table:table-cell>
              <table:table-cell office:value-type="float" office:value="9.32738">
                <text:p>9.32738</text:p>
              </table:table-cell>
              <table:table-cell office:value-type="float" office:value="9.31953">
                <text:p>9.31953</text:p>
              </table:table-cell>
              <table:table-cell office:value-type="float" office:value="9.33728">
                <text:p>9.33728</text:p>
              </table:table-cell>
              <table:table-cell office:value-type="float" office:value="9.30357">
                <text:p>9.30357</text:p>
              </table:table-cell>
              <table:table-cell office:value-type="float" office:value="9.33728">
                <text:p>9.33728</text:p>
              </table:table-cell>
              <table:table-cell office:value-type="float" office:value="9.31953">
                <text:p>9.31953</text:p>
              </table:table-cell>
              <table:table-cell office:value-type="float" office:value="9.31953">
                <text:p>9.31953</text:p>
              </table:table-cell>
              <table:table-cell office:value-type="float" office:value="9.30769">
                <text:p>9.30769</text:p>
              </table:table-cell>
              <table:table-cell office:value-type="float" office:value="9.33333">
                <text:p>9.33333</text:p>
              </table:table-cell>
              <table:table-cell office:value-type="float" office:value="9.28402">
                <text:p>9.28402</text:p>
              </table:table-cell>
              <table:table-cell office:value-type="float" office:value="9.27811">
                <text:p>9.27811</text:p>
              </table:table-cell>
              <table:table-cell office:value-type="float" office:value="9.30769">
                <text:p>9.30769</text:p>
              </table:table-cell>
              <table:table-cell office:value-type="float" office:value="9.35119">
                <text:p>9.35119</text:p>
              </table:table-cell>
              <table:table-cell office:value-type="float" office:value="9.33728">
                <text:p>9.33728</text:p>
              </table:table-cell>
              <table:table-cell office:value-type="float" office:value="9.32544">
                <text:p>9.32544</text:p>
              </table:table-cell>
              <table:table-cell office:value-type="float" office:value="9.36095">
                <text:p>9.36095</text:p>
              </table:table-cell>
              <table:table-cell office:value-type="float" office:value="9.33136">
                <text:p>9.33136</text:p>
              </table:table-cell>
              <table:table-cell office:value-type="float" office:value="9.32544">
                <text:p>9.32544</text:p>
              </table:table-cell>
              <table:table-cell office:value-type="float" office:value="9.38461">
                <text:p>9.38461</text:p>
              </table:table-cell>
              <table:table-cell office:value-type="float" office:value="9.39053">
                <text:p>9.39053</text:p>
              </table:table-cell>
              <table:table-cell office:value-type="float" office:value="9.4142">
                <text:p>9.4142</text:p>
              </table:table-cell>
              <table:table-cell office:value-type="float" office:value="9.38461">
                <text:p>9.38461</text:p>
              </table:table-cell>
              <table:table-cell office:value-type="float" office:value="9.39053">
                <text:p>9.39053</text:p>
              </table:table-cell>
              <table:table-cell office:value-type="float" office:value="9.42262">
                <text:p>9.42262</text:p>
              </table:table-cell>
              <table:table-cell office:value-type="float" office:value="9.41667">
                <text:p>9.41667</text:p>
              </table:table-cell>
              <table:table-cell office:value-type="float" office:value="9.42857">
                <text:p>9.42857</text:p>
              </table:table-cell>
              <table:table-cell office:value-type="float" office:value="9.43787">
                <text:p>9.43787</text:p>
              </table:table-cell>
              <table:table-cell office:value-type="float" office:value="9.52381">
                <text:p>9.52381</text:p>
              </table:table-cell>
              <table:table-cell office:value-type="float" office:value="9.46154">
                <text:p>9.46154</text:p>
              </table:table-cell>
              <table:table-cell office:value-type="float" office:value="9.45562">
                <text:p>9.45562</text:p>
              </table:table-cell>
              <table:table-cell office:value-type="float" office:value="9.47929">
                <text:p>9.47929</text:p>
              </table:table-cell>
              <table:table-cell office:value-type="float" office:value="9.53846">
                <text:p>9.53846</text:p>
              </table:table-cell>
              <table:table-cell office:value-type="float" office:value="9.59172">
                <text:p>9.59172</text:p>
              </table:table-cell>
              <table:table-cell office:value-type="float" office:value="9.63314">
                <text:p>9.63314</text:p>
              </table:table-cell>
              <table:table-cell office:value-type="float" office:value="9.60714">
                <text:p>9.60714</text:p>
              </table:table-cell>
              <table:table-cell office:value-type="float" office:value="9.5503">
                <text:p>9.5503</text:p>
              </table:table-cell>
              <table:table-cell office:value-type="float" office:value="9.58333">
                <text:p>9.58333</text:p>
              </table:table-cell>
              <table:table-cell office:value-type="float" office:value="9.66467">
                <text:p>9.66467</text:p>
              </table:table-cell>
              <table:table-cell office:value-type="float" office:value="9.64286">
                <text:p>9.64286</text:p>
              </table:table-cell>
              <table:table-cell office:value-type="float" office:value="9.62722">
                <text:p>9.62722</text:p>
              </table:table-cell>
              <table:table-cell office:value-type="float" office:value="9.65681">
                <text:p>9.65681</text:p>
              </table:table-cell>
              <table:table-cell office:value-type="float" office:value="9.67456">
                <text:p>9.67456</text:p>
              </table:table-cell>
              <table:table-cell office:value-type="float" office:value="9.69231">
                <text:p>9.69231</text:p>
              </table:table-cell>
              <table:table-cell office:value-type="float" office:value="9.72781">
                <text:p>9.72781</text:p>
              </table:table-cell>
              <table:table-cell office:value-type="float" office:value="9.7381">
                <text:p>9.7381</text:p>
              </table:table-cell>
              <table:table-cell office:value-type="float" office:value="9.76331">
                <text:p>9.76331</text:p>
              </table:table-cell>
              <table:table-cell office:value-type="float" office:value="9.77515">
                <text:p>9.77515</text:p>
              </table:table-cell>
              <table:table-cell office:value-type="float" office:value="9.79167">
                <text:p>9.79167</text:p>
              </table:table-cell>
              <table:table-cell office:value-type="float" office:value="9.7619">
                <text:p>9.7619</text:p>
              </table:table-cell>
              <table:table-cell office:value-type="float" office:value="9.77976">
                <text:p>9.77976</text:p>
              </table:table-cell>
              <table:table-cell office:value-type="float" office:value="9.77976">
                <text:p>9.77976</text:p>
              </table:table-cell>
              <table:table-cell office:value-type="float" office:value="9.7574">
                <text:p>9.7574</text:p>
              </table:table-cell>
              <table:table-cell office:value-type="float" office:value="9.81548">
                <text:p>9.81548</text:p>
              </table:table-cell>
              <table:table-cell office:value-type="float" office:value="9.84431">
                <text:p>9.84431</text:p>
              </table:table-cell>
              <table:table-cell office:value-type="float" office:value="9.91716">
                <text:p>9.91716</text:p>
              </table:table-cell>
              <table:table-cell office:value-type="float" office:value="9.91716">
                <text:p>9.91716</text:p>
              </table:table-cell>
              <table:table-cell office:value-type="float" office:value="9.87574">
                <text:p>9.87574</text:p>
              </table:table-cell>
              <table:table-cell office:value-type="float" office:value="9.88166">
                <text:p>9.88166</text:p>
              </table:table-cell>
              <table:table-cell office:value-type="float" office:value="9.85799">
                <text:p>9.85799</text:p>
              </table:table-cell>
              <table:table-cell office:value-type="float" office:value="9.88095">
                <text:p>9.88095</text:p>
              </table:table-cell>
              <table:table-cell office:value-type="float" office:value="9.8631">
                <text:p>9.8631</text:p>
              </table:table-cell>
              <table:table-cell office:value-type="float" office:value="9.79762">
                <text:p>9.79762</text:p>
              </table:table-cell>
              <table:table-cell office:value-type="float" office:value="9.82738">
                <text:p>9.82738</text:p>
              </table:table-cell>
              <table:table-cell office:value-type="float" office:value="9.84524">
                <text:p>9.84524</text:p>
              </table:table-cell>
              <table:table-cell office:value-type="float" office:value="9.80952">
                <text:p>9.80952</text:p>
              </table:table-cell>
              <table:table-cell office:value-type="float" office:value="9.7619">
                <text:p>9.7619</text:p>
              </table:table-cell>
              <table:table-cell office:value-type="float" office:value="9.70833">
                <text:p>9.70833</text:p>
              </table:table-cell>
              <table:table-cell office:value-type="float" office:value="9.75148">
                <text:p>9.75148</text:p>
              </table:table-cell>
              <table:table-cell office:value-type="float" office:value="9.76331">
                <text:p>9.76331</text:p>
              </table:table-cell>
              <table:table-cell office:value-type="float" office:value="9.7574">
                <text:p>9.7574</text:p>
              </table:table-cell>
              <table:table-cell office:value-type="float" office:value="9.77976">
                <text:p>9.77976</text:p>
              </table:table-cell>
              <table:table-cell office:value-type="float" office:value="9.64497">
                <text:p>9.64497</text:p>
              </table:table-cell>
              <table:table-cell office:value-type="float" office:value="9.64881">
                <text:p>9.64881</text:p>
              </table:table-cell>
              <table:table-cell office:value-type="float" office:value="9.6213">
                <text:p>9.6213</text:p>
              </table:table-cell>
              <table:table-cell office:value-type="float" office:value="9.61905">
                <text:p>9.61905</text:p>
              </table:table-cell>
              <table:table-cell office:value-type="float" office:value="9.60119">
                <text:p>9.60119</text:p>
              </table:table-cell>
              <table:table-cell office:value-type="float" office:value="9.58929">
                <text:p>9.58929</text:p>
              </table:table-cell>
              <table:table-cell office:value-type="float" office:value="9.60355">
                <text:p>9.60355</text:p>
              </table:table-cell>
              <table:table-cell office:value-type="float" office:value="9.60947">
                <text:p>9.60947</text:p>
              </table:table-cell>
              <table:table-cell office:value-type="float" office:value="9.63905">
                <text:p>9.63905</text:p>
              </table:table-cell>
              <table:table-cell office:value-type="float" office:value="9.57988">
                <text:p>9.57988</text:p>
              </table:table-cell>
              <table:table-cell office:value-type="float" office:value="9.56213">
                <text:p>9.56213</text:p>
              </table:table-cell>
              <table:table-cell office:value-type="float" office:value="9.49405">
                <text:p>9.49405</text:p>
              </table:table-cell>
              <table:table-cell office:value-type="float" office:value="9.43787">
                <text:p>9.43787</text:p>
              </table:table-cell>
              <table:table-cell office:value-type="float" office:value="9.43195">
                <text:p>9.43195</text:p>
              </table:table-cell>
              <table:table-cell office:value-type="float" office:value="9.45833">
                <text:p>9.45833</text:p>
              </table:table-cell>
              <table:table-cell office:value-type="float" office:value="9.39286">
                <text:p>9.39286</text:p>
              </table:table-cell>
              <table:table-cell office:value-type="float" office:value="9.31361">
                <text:p>9.31361</text:p>
              </table:table-cell>
              <table:table-cell office:value-type="float" office:value="9.33136">
                <text:p>9.33136</text:p>
              </table:table-cell>
              <table:table-cell office:value-type="float" office:value="9.34319">
                <text:p>9.34319</text:p>
              </table:table-cell>
              <table:table-cell office:value-type="float" office:value="9.31953">
                <text:p>9.31953</text:p>
              </table:table-cell>
              <table:table-cell office:value-type="float" office:value="9.29762">
                <text:p>9.29762</text:p>
              </table:table-cell>
              <table:table-cell office:value-type="float" office:value="9.15976">
                <text:p>9.15976</text:p>
              </table:table-cell>
              <table:table-cell office:value-type="float" office:value="9.18343">
                <text:p>9.18343</text:p>
              </table:table-cell>
              <table:table-cell office:value-type="float" office:value="9.25">
                <text:p>9.25</text:p>
              </table:table-cell>
              <table:table-cell office:value-type="float" office:value="9.19527">
                <text:p>9.19527</text:p>
              </table:table-cell>
              <table:table-cell office:value-type="float" office:value="9.25">
                <text:p>9.25</text:p>
              </table:table-cell>
              <table:table-cell office:value-type="float" office:value="9.15976">
                <text:p>9.15976</text:p>
              </table:table-cell>
              <table:table-cell office:value-type="float" office:value="9.15385">
                <text:p>9.15385</text:p>
              </table:table-cell>
              <table:table-cell office:value-type="float" office:value="9.16568">
                <text:p>9.16568</text:p>
              </table:table-cell>
              <table:table-cell office:value-type="float" office:value="9.14793">
                <text:p>9.14793</text:p>
              </table:table-cell>
              <table:table-cell office:value-type="float" office:value="9.10651">
                <text:p>9.10651</text:p>
              </table:table-cell>
              <table:table-cell office:value-type="float" office:value="9.15476">
                <text:p>9.15476</text:p>
              </table:table-cell>
              <table:table-cell office:value-type="float" office:value="9.19527">
                <text:p>9.19527</text:p>
              </table:table-cell>
              <table:table-cell office:value-type="float" office:value="9.21302">
                <text:p>9.21302</text:p>
              </table:table-cell>
              <table:table-cell office:value-type="float" office:value="9.24852">
                <text:p>9.24852</text:p>
              </table:table-cell>
              <table:table-cell office:value-type="float" office:value="9.25444">
                <text:p>9.25444</text:p>
              </table:table-cell>
              <table:table-cell office:value-type="float" office:value="9.26035">
                <text:p>9.26035</text:p>
              </table:table-cell>
              <table:table-cell office:value-type="float" office:value="9.2426">
                <text:p>9.2426</text:p>
              </table:table-cell>
              <table:table-cell office:value-type="float" office:value="9.26035">
                <text:p>9.26035</text:p>
              </table:table-cell>
              <table:table-cell office:value-type="float" office:value="9.28402">
                <text:p>9.28402</text:p>
              </table:table-cell>
              <table:table-cell office:value-type="float" office:value="9.30769">
                <text:p>9.30769</text:p>
              </table:table-cell>
              <table:table-cell office:value-type="float" office:value="9.33136">
                <text:p>9.33136</text:p>
              </table:table-cell>
              <table:table-cell office:value-type="float" office:value="9.35503">
                <text:p>9.35503</text:p>
              </table:table-cell>
              <table:table-cell office:value-type="float" office:value="9.39645">
                <text:p>9.39645</text:p>
              </table:table-cell>
              <table:table-cell office:value-type="float" office:value="9.38461">
                <text:p>9.38461</text:p>
              </table:table-cell>
              <table:table-cell office:value-type="float" office:value="9.42012">
                <text:p>9.42012</text:p>
              </table:table-cell>
              <table:table-cell office:value-type="float" office:value="9.40828">
                <text:p>9.40828</text:p>
              </table:table-cell>
              <table:table-cell office:value-type="float" office:value="9.39881">
                <text:p>9.39881</text:p>
              </table:table-cell>
              <table:table-cell office:value-type="float" office:value="9.36686">
                <text:p>9.36686</text:p>
              </table:table-cell>
              <table:table-cell office:value-type="float" office:value="9.34319">
                <text:p>9.34319</text:p>
              </table:table-cell>
              <table:table-cell office:value-type="float" office:value="9.38461">
                <text:p>9.38461</text:p>
              </table:table-cell>
              <table:table-cell office:value-type="float" office:value="9.45833">
                <text:p>9.45833</text:p>
              </table:table-cell>
              <table:table-cell office:value-type="float" office:value="9.46154">
                <text:p>9.46154</text:p>
              </table:table-cell>
              <table:table-cell office:value-type="float" office:value="9.46154">
                <text:p>9.46154</text:p>
              </table:table-cell>
              <table:table-cell office:value-type="float" office:value="9.4497">
                <text:p>9.4497</text:p>
              </table:table-cell>
              <table:table-cell office:value-type="float" office:value="9.49112">
                <text:p>9.49112</text:p>
              </table:table-cell>
              <table:table-cell office:value-type="float" office:value="9.52071">
                <text:p>9.52071</text:p>
              </table:table-cell>
              <table:table-cell office:value-type="float" office:value="9.52663">
                <text:p>9.52663</text:p>
              </table:table-cell>
              <table:table-cell office:value-type="float" office:value="9.49704">
                <text:p>9.49704</text:p>
              </table:table-cell>
              <table:table-cell office:value-type="float" office:value="9.46746">
                <text:p>9.46746</text:p>
              </table:table-cell>
              <table:table-cell office:value-type="float" office:value="9.4497">
                <text:p>9.4497</text:p>
              </table:table-cell>
              <table:table-cell office:value-type="float" office:value="9.40828">
                <text:p>9.40828</text:p>
              </table:table-cell>
              <table:table-cell office:value-type="float" office:value="9.35714">
                <text:p>9.35714</text:p>
              </table:table-cell>
              <table:table-cell office:value-type="float" office:value="9.35503">
                <text:p>9.35503</text:p>
              </table:table-cell>
              <table:table-cell office:value-type="float" office:value="9.40476">
                <text:p>9.40476</text:p>
              </table:table-cell>
              <table:table-cell office:value-type="float" office:value="9.45238">
                <text:p>9.45238</text:p>
              </table:table-cell>
              <table:table-cell office:value-type="float" office:value="9.39645">
                <text:p>9.39645</text:p>
              </table:table-cell>
              <table:table-cell office:value-type="float" office:value="9.43787">
                <text:p>9.43787</text:p>
              </table:table-cell>
              <table:table-cell office:value-type="float" office:value="9.38095">
                <text:p>9.38095</text:p>
              </table:table-cell>
              <table:table-cell office:value-type="float" office:value="9.28402">
                <text:p>9.28402</text:p>
              </table:table-cell>
              <table:table-cell office:value-type="float" office:value="9.27219">
                <text:p>9.27219</text:p>
              </table:table-cell>
              <table:table-cell office:value-type="float" office:value="9.41916">
                <text:p>9.41916</text:p>
              </table:table-cell>
              <table:table-cell office:value-type="float" office:value="9.41667">
                <text:p>9.41667</text:p>
              </table:table-cell>
              <table:table-cell office:value-type="float" office:value="9.3787">
                <text:p>9.3787</text:p>
              </table:table-cell>
              <table:table-cell office:value-type="float" office:value="9.3787">
                <text:p>9.3787</text:p>
              </table:table-cell>
              <table:table-cell office:value-type="float" office:value="9.40828">
                <text:p>9.40828</text:p>
              </table:table-cell>
              <table:table-cell office:value-type="float" office:value="9.39053">
                <text:p>9.39053</text:p>
              </table:table-cell>
              <table:table-cell office:value-type="float" office:value="9.47619">
                <text:p>9.47619</text:p>
              </table:table-cell>
              <table:table-cell office:value-type="float" office:value="9.44048">
                <text:p>9.44048</text:p>
              </table:table-cell>
              <table:table-cell office:value-type="float" office:value="9.43787">
                <text:p>9.43787</text:p>
              </table:table-cell>
              <table:table-cell office:value-type="float" office:value="9.49405">
                <text:p>9.49405</text:p>
              </table:table-cell>
              <table:table-cell office:value-type="float" office:value="9.54762">
                <text:p>9.54762</text:p>
              </table:table-cell>
              <table:table-cell office:value-type="float" office:value="9.44048">
                <text:p>9.44048</text:p>
              </table:table-cell>
              <table:table-cell office:value-type="float" office:value="9.45238">
                <text:p>9.45238</text:p>
              </table:table-cell>
              <table:table-cell office:value-type="float" office:value="9.48214">
                <text:p>9.48214</text:p>
              </table:table-cell>
              <table:table-cell office:value-type="float" office:value="9.54438">
                <text:p>9.54438</text:p>
              </table:table-cell>
              <table:table-cell office:value-type="float" office:value="9.56213">
                <text:p>9.56213</text:p>
              </table:table-cell>
              <table:table-cell office:value-type="float" office:value="9.55621">
                <text:p>9.55621</text:p>
              </table:table-cell>
              <table:table-cell office:value-type="float" office:value="9.55621">
                <text:p>9.55621</text:p>
              </table:table-cell>
              <table:table-cell office:value-type="float" office:value="9.54438">
                <text:p>9.54438</text:p>
              </table:table-cell>
              <table:table-cell office:value-type="float" office:value="9.56805">
                <text:p>9.56805</text:p>
              </table:table-cell>
              <table:table-cell office:value-type="float" office:value="9.49704">
                <text:p>9.49704</text:p>
              </table:table-cell>
              <table:table-cell office:value-type="float" office:value="9.51479">
                <text:p>9.51479</text:p>
              </table:table-cell>
              <table:table-cell office:value-type="float" office:value="9.59763">
                <text:p>9.59763</text:p>
              </table:table-cell>
              <table:table-cell office:value-type="float" office:value="9.55621">
                <text:p>9.55621</text:p>
              </table:table-cell>
              <table:table-cell office:value-type="float" office:value="9.56805">
                <text:p>9.56805</text:p>
              </table:table-cell>
              <table:table-cell office:value-type="float" office:value="9.54438">
                <text:p>9.54438</text:p>
              </table:table-cell>
              <table:table-cell office:value-type="float" office:value="9.55621">
                <text:p>9.55621</text:p>
              </table:table-cell>
              <table:table-cell office:value-type="float" office:value="9.59172">
                <text:p>9.59172</text:p>
              </table:table-cell>
              <table:table-cell office:value-type="float" office:value="9.59763">
                <text:p>9.59763</text:p>
              </table:table-cell>
              <table:table-cell office:value-type="float" office:value="9.60355">
                <text:p>9.60355</text:p>
              </table:table-cell>
              <table:table-cell office:value-type="float" office:value="9.60947">
                <text:p>9.60947</text:p>
              </table:table-cell>
              <table:table-cell office:value-type="float" office:value="9.61539">
                <text:p>9.61539</text:p>
              </table:table-cell>
              <table:table-cell office:value-type="float" office:value="9.6213">
                <text:p>9.6213</text:p>
              </table:table-cell>
              <table:table-cell office:value-type="float" office:value="9.57988">
                <text:p>9.57988</text:p>
              </table:table-cell>
              <table:table-cell office:value-type="float" office:value="9.57738">
                <text:p>9.57738</text:p>
              </table:table-cell>
              <table:table-cell office:value-type="float" office:value="9.57143">
                <text:p>9.57143</text:p>
              </table:table-cell>
              <table:table-cell office:value-type="float" office:value="9.5503">
                <text:p>9.5503</text:p>
              </table:table-cell>
              <table:table-cell office:value-type="float" office:value="9.55621">
                <text:p>9.55621</text:p>
              </table:table-cell>
              <table:table-cell office:value-type="float" office:value="9.52071">
                <text:p>9.52071</text:p>
              </table:table-cell>
              <table:table-cell office:value-type="float" office:value="9.49112">
                <text:p>9.49112</text:p>
              </table:table-cell>
              <table:table-cell office:value-type="float" office:value="9.47337">
                <text:p>9.47337</text:p>
              </table:table-cell>
              <table:table-cell office:value-type="float" office:value="9.49704">
                <text:p>9.49704</text:p>
              </table:table-cell>
              <table:table-cell office:value-type="float" office:value="9.54762">
                <text:p>9.54762</text:p>
              </table:table-cell>
              <table:table-cell office:value-type="float" office:value="9.51786">
                <text:p>9.51786</text:p>
              </table:table-cell>
              <table:table-cell office:value-type="float" office:value="9.48521">
                <text:p>9.48521</text:p>
              </table:table-cell>
              <table:table-cell office:value-type="float" office:value="9.5">
                <text:p>9.5</text:p>
              </table:table-cell>
              <table:table-cell office:value-type="float" office:value="9.55621">
                <text:p>9.55621</text:p>
              </table:table-cell>
              <table:table-cell office:value-type="float" office:value="9.52663">
                <text:p>9.52663</text:p>
              </table:table-cell>
              <table:table-cell office:value-type="float" office:value="9.54438">
                <text:p>9.54438</text:p>
              </table:table-cell>
              <table:table-cell office:value-type="float" office:value="9.53846">
                <text:p>9.53846</text:p>
              </table:table-cell>
              <table:table-cell office:value-type="float" office:value="9.60355">
                <text:p>9.60355</text:p>
              </table:table-cell>
              <table:table-cell office:value-type="float" office:value="9.59763">
                <text:p>9.59763</text:p>
              </table:table-cell>
              <table:table-cell office:value-type="float" office:value="9.55621">
                <text:p>9.55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